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c7dd0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complex="10pt" fo:color="#c7cdd1" style:font-name="Monospace" fo:font-size="10pt" style:font-name-asian="Monospace" style:font-name-complex="Monospace" style:font-size-asian="10pt"/>
    </style:style>
    <style:style style:name="T2" style:family="text">
      <style:text-properties style:font-size-complex="10pt" style:font-name="Monospace" fo:font-size="10pt" style:font-name-asian="Monospace" style:font-name-complex="Monospace" style:font-size-asian="10pt" fo:color="#d25252"/>
    </style:style>
    <style:style style:name="T3" style:family="text">
      <style:text-properties style:font-size-complex="10pt" style:font-name="Monospace" fo:font-size="10pt" style:font-name-asian="Monospace" style:font-name-complex="Monospace" style:font-size-asian="10pt" fo:color="#d8d8d8"/>
    </style:style>
    <style:style style:name="T4" style:family="text">
      <style:text-properties style:font-size-complex="10pt" style:font-name="Monospace" fo:font-size="10pt" style:font-name-asian="Monospace" style:font-name-complex="Monospace" style:font-size-asian="10pt" fo:color="#7fb347"/>
    </style:style>
    <style:style style:name="T5" style:family="text">
      <style:text-properties style:font-size-complex="10pt" style:font-name="Monospace" fo:font-size="10pt" style:font-name-asian="Monospace" style:font-name-complex="Monospace" style:font-size-asian="10pt" fo:color="#c7cdd1"/>
    </style:style>
    <style:style style:name="T6" style:family="text">
      <style:text-properties style:font-size-complex="10pt" style:font-name="Monospace" fo:font-size="10pt" style:font-name-asian="Monospace" style:font-name-complex="Monospace" style:font-size-asian="10pt" fo:color="#c7dd0c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21" table:default-cell-style-name="Default"/>
        <table:table-row table:style-name="ro1">
          <table:table-cell table:style-name="Default" office:value-type="string" calcext:value-type="string">
            <text:p>@exponentsDemo[[1, 1, 1, 1]] 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=&gt;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@exponentsDemo[[0, 0, 0, 0]] 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=&gt;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@exponentsDemo[[0, 0, 0, 0]] 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=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s text:c="5"/>@exponentsDemo[[0, 0, 0, 0]] 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# </text:span>=&gt;  1</text:p>
          </table:table-cell>
        </table:table-row>
        <table:table-row table:style-name="ro1">
          <table:table-cell table:style-name="Default" office:value-type="string" calcext:value-type="string">
            <text:p>@exponentsDemo[[2, 1, 1, 1]] 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 =&gt;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string" calcext:value-type="string">
            <text:p>@exponentsDemo[[1, 0, 0, 0]] 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 =&gt;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@exponentsDemo[[1, 0, 0, 0]] 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 =&gt;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<text:s text:c="5"/>@exponentsDemo[[1, 0, 0, 0]] 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7"># </text:span>=&gt;  2</text:p>
          </table:table-cell>
        </table:table-row>
        <table:table-row table:style-name="ro1">
          <table:table-cell table:style-name="Default" office:value-type="string" calcext:value-type="string">
            <text:p>@exponentsDemo[[1, 2, 1, 1]] 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 =&gt;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string" calcext:value-type="string">
            <text:p>@exponentsDemo[[0, 1, 0, 0]] 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 =&gt;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@exponentsDemo[[0, 1, 0, 0]] 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 =&gt;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<text:s text:c="5"/>@exponentsDemo[[0, 1, 0, 0]] 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7">#</text:span> =&gt;  3</text:p>
          </table:table-cell>
        </table:table-row>
        <table:table-row table:style-name="ro1">
          <table:table-cell table:style-name="Default" office:value-type="string" calcext:value-type="string">
            <text:p>@exponentsDemo[[3, 1, 1, 1]] 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=&gt;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string" calcext:value-type="string">
            <text:p>@exponentsDemo[[2, 0, 0, 0]] 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=&gt;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@exponentsDemo[[2, 0, 0, 0]] 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=&gt;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<text:s text:c="5"/>@exponentsDemo[[2, 0, 0, 0]] 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7">#</text:span> =&gt;  4</text:p>
          </table:table-cell>
        </table:table-row>
        <table:table-row table:style-name="ro1">
          <table:table-cell table:style-name="Default" office:value-type="string" calcext:value-type="string">
            <text:p>@exponentsDemo[[1, 1, 2, 1]] 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 =&gt;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string" calcext:value-type="string">
            <text:p>@exponentsDemo[[0, 0, 1, 0]] 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 =&gt;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@exponentsDemo[[0, 0, 1, 0]] 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 =&gt;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string" calcext:value-type="string">
            <text:p><text:s text:c="5"/>@exponentsDemo[[0, 0, 1, 0]] 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7">#</text:span> =&gt;  5</text:p>
          </table:table-cell>
        </table:table-row>
        <table:table-row table:style-name="ro1">
          <table:table-cell table:style-name="Default" office:value-type="string" calcext:value-type="string">
            <text:p>@exponentsDemo[[2, 2, 1, 1]] 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 =&gt;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office:value-type="string" calcext:value-type="string">
            <text:p>@exponentsDemo[[1, 1, 0, 0]] 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 =&gt;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@exponentsDemo[[1, 1, 0, 0]] 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 =&gt;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" office:value-type="string" calcext:value-type="string">
            <text:p><text:s text:c="5"/>@exponentsDemo[[1, 1, 0, 0]] 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7">#</text:span> =&gt;  6</text:p>
          </table:table-cell>
        </table:table-row>
        <table:table-row table:style-name="ro1">
          <table:table-cell table:style-name="Default" office:value-type="string" calcext:value-type="string">
            <text:p>@exponentsDemo[[1, 1, 1, 2]] 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 =&gt;</text:p>
          </table:table-cell>
          <table:table-cell office:value-type="float" office:value="1470" calcext:value-type="float">
            <text:p>1470</text:p>
          </table:table-cell>
          <table:table-cell table:number-columns-repeated="2"/>
          <table:table-cell office:value-type="string" calcext:value-type="string">
            <text:p>@exponentsDemo[[0, 0, 0, 1]] 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 =&gt;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@exponentsDemo[[0, 0, 0, 1]] 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 =&gt;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1" office:value-type="string" calcext:value-type="string">
            <text:p><text:s text:c="5"/>@exponentsDemo[[0, 0, 0, 1]] 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7">#</text:span> =&gt;  7</text:p>
          </table:table-cell>
        </table:table-row>
        <table:table-row table:style-name="ro1">
          <table:table-cell table:style-name="Default" office:value-type="string" calcext:value-type="string">
            <text:p>@exponentsDemo[[4, 1, 1, 1]] 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 =&gt;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string" calcext:value-type="string">
            <text:p>@exponentsDemo[[3, 0, 0, 0]] 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 =&gt;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@exponentsDemo[[3, 0, 0, 0]] 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 =&gt;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<text:s text:c="5"/>@exponentsDemo[[3, 0, 0, 0]] 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7">#</text:span> =&gt;  8</text:p>
          </table:table-cell>
        </table:table-row>
        <table:table-row table:style-name="ro1">
          <table:table-cell table:style-name="Default" office:value-type="string" calcext:value-type="string">
            <text:p>@exponentsDemo[[1, 3, 1, 1]] 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 =&gt;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@exponentsDemo[[0, 2, 0, 0]] 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 =&gt;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@exponentsDemo[[0, 2, 0, 0]] 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 =&gt;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1" office:value-type="string" calcext:value-type="string">
            <text:p><text:s text:c="5"/>@exponentsDemo[[0, 2, 0, 0]] 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7">#</text:span> =&gt;  9</text:p>
          </table:table-cell>
        </table:table-row>
        <table:table-row table:style-name="ro1">
          <table:table-cell table:style-name="Default" office:value-type="string" calcext:value-type="string">
            <text:p>@exponentsDemo[[2, 1, 2, 1]] 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 =&gt;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office:value-type="string" calcext:value-type="string">
            <text:p>@exponentsDemo[[1, 0, 1, 0]] 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 =&gt;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@exponentsDemo[[1, 0, 1, 0]] 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 =&gt;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" office:value-type="string" calcext:value-type="string">
            <text:p><text:s text:c="5"/>@exponentsDemo[[1, 0, 1, 0]] 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# =&gt; <text:s/>10</text:p>
          </table:table-cell>
        </table:table-row>
        <table:table-row table:style-name="ro1">
          <table:table-cell table:style-name="Default" office:value-type="string" calcext:value-type="string">
            <text:p>@exponentsDemo[[3, 2, 1, 1]] 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=&gt;</text:p>
          </table:table-cell>
          <table:table-cell office:value-type="float" office:value="2520" calcext:value-type="float">
            <text:p>2520</text:p>
          </table:table-cell>
          <table:table-cell table:number-columns-repeated="2"/>
          <table:table-cell office:value-type="string" calcext:value-type="string">
            <text:p>@exponentsDemo[[2, 1, 0, 0]] 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=&gt;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@exponentsDemo[[2, 1, 0, 0]] 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=&gt;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" office:value-type="string" calcext:value-type="string">
            <text:p><text:s text:c="5"/>@exponentsDemo[[2, 1, 0, 0]] 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# =&gt; <text:s/>12</text:p>
          </table:table-cell>
        </table:table-row>
        <table:table-row table:style-name="ro1">
          <table:table-cell table:style-name="Default" office:value-type="string" calcext:value-type="string">
            <text:p>@exponentsDemo[[2, 1, 1, 2]] 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 =&gt;</text:p>
          </table:table-cell>
          <table:table-cell office:value-type="float" office:value="2940" calcext:value-type="float">
            <text:p>2940</text:p>
          </table:table-cell>
          <table:table-cell table:number-columns-repeated="2"/>
          <table:table-cell office:value-type="string" calcext:value-type="string">
            <text:p>@exponentsDemo[[1, 0, 0, 1]] 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 =&gt;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@exponentsDemo[[1, 0, 0, 1]] 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 =&gt;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" office:value-type="string" calcext:value-type="string">
            <text:p><text:s text:c="5"/>@exponentsDemo[[1, 0, 0, 1]] 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# =&gt; <text:s/>14</text:p>
          </table:table-cell>
        </table:table-row>
        <table:table-row table:style-name="ro1">
          <table:table-cell table:style-name="Default" office:value-type="string" calcext:value-type="string">
            <text:p>@exponentsDemo[[1, 2, 2, 1]] 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 =&gt;</text:p>
          </table:table-cell>
          <table:table-cell office:value-type="float" office:value="3150" calcext:value-type="float">
            <text:p>3150</text:p>
          </table:table-cell>
          <table:table-cell table:number-columns-repeated="2"/>
          <table:table-cell office:value-type="string" calcext:value-type="string">
            <text:p>@exponentsDemo[[0, 1, 1, 0]] 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 =&gt;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@exponentsDemo[[0, 1, 1, 0]] 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 =&gt;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1" office:value-type="string" calcext:value-type="string">
            <text:p><text:s text:c="5"/>@exponentsDemo[[0, 1, 1, 0]] 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# =&gt; <text:s/>15</text:p>
          </table:table-cell>
        </table:table-row>
        <table:table-row table:style-name="ro1">
          <table:table-cell table:style-name="Default" office:value-type="string" calcext:value-type="string">
            <text:p>@exponentsDemo[[5, 1, 1, 1]] 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 =&gt;</text:p>
          </table:table-cell>
          <table:table-cell office:value-type="float" office:value="3360" calcext:value-type="float">
            <text:p>3360</text:p>
          </table:table-cell>
          <table:table-cell table:number-columns-repeated="2"/>
          <table:table-cell office:value-type="string" calcext:value-type="string">
            <text:p>@exponentsDemo[[4, 0, 0, 0]] 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 =&gt;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@exponentsDemo[[4, 0, 0, 0]] 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 =&gt;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<text:s text:c="5"/>@exponentsDemo[[4, 0, 0, 0]] 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# =&gt; <text:s/>16</text:p>
          </table:table-cell>
        </table:table-row>
        <table:table-row table:style-name="ro1">
          <table:table-cell table:style-name="Default" office:value-type="string" calcext:value-type="string">
            <text:p>@exponentsDemo[[2, 3, 1, 1]] 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 =&gt;</text:p>
          </table:table-cell>
          <table:table-cell office:value-type="float" office:value="3780" calcext:value-type="float">
            <text:p>3780</text:p>
          </table:table-cell>
          <table:table-cell table:number-columns-repeated="2"/>
          <table:table-cell office:value-type="string" calcext:value-type="string">
            <text:p>@exponentsDemo[[1, 2, 0, 0]] 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 =&gt;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@exponentsDemo[[1, 2, 0, 0]] 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 =&gt;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<text:s text:c="5"/>@exponentsDemo[[1, 2, 0, 0]] 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# =&gt; <text:s/>18</text:p>
          </table:table-cell>
        </table:table-row>
        <table:table-row table:style-name="ro1">
          <table:table-cell table:style-name="Default" office:value-type="string" calcext:value-type="string">
            <text:p>@exponentsDemo[[3, 1, 2, 1]] 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 =&gt;</text:p>
          </table:table-cell>
          <table:table-cell office:value-type="float" office:value="4200" calcext:value-type="float">
            <text:p>4200</text:p>
          </table:table-cell>
          <table:table-cell table:number-columns-repeated="2"/>
          <table:table-cell office:value-type="string" calcext:value-type="string">
            <text:p>@exponentsDemo[[2, 0, 1, 0]] 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 =&gt;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@exponentsDemo[[2, 0, 1, 0]] 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 =&gt;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1" office:value-type="string" calcext:value-type="string">
            <text:p><text:s text:c="5"/>@exponentsDemo[[2, 0, 1, 0]] 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# =&gt; <text:s/>20</text:p>
          </table:table-cell>
        </table:table-row>
        <table:table-row table:style-name="ro1">
          <table:table-cell table:style-name="Default" office:value-type="string" calcext:value-type="string">
            <text:p>@exponentsDemo[[1, 2, 1, 2]] 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 =&gt;</text:p>
          </table:table-cell>
          <table:table-cell office:value-type="float" office:value="4410" calcext:value-type="float">
            <text:p>4410</text:p>
          </table:table-cell>
          <table:table-cell table:number-columns-repeated="2"/>
          <table:table-cell office:value-type="string" calcext:value-type="string">
            <text:p>@exponentsDemo[[0, 1, 0, 1]] 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 =&gt;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@exponentsDemo[[0, 1, 0, 1]] 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 =&gt;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1" office:value-type="string" calcext:value-type="string">
            <text:p><text:s text:c="5"/>@exponentsDemo[[0, 1, 0, 1]] 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# =&gt; <text:s/>21</text:p>
          </table:table-cell>
        </table:table-row>
        <table:table-row table:style-name="ro1">
          <table:table-cell table:style-name="Default" office:value-type="string" calcext:value-type="string">
            <text:p>@exponentsDemo[[4, 2, 1, 1]] 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 =&gt;</text:p>
          </table:table-cell>
          <table:table-cell office:value-type="float" office:value="5040" calcext:value-type="float">
            <text:p>5040</text:p>
          </table:table-cell>
          <table:table-cell table:number-columns-repeated="2"/>
          <table:table-cell office:value-type="string" calcext:value-type="string">
            <text:p>@exponentsDemo[[3, 1, 0, 0]] 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 =&gt;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@exponentsDemo[[3, 1, 0, 0]] 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 =&gt;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ce1" office:value-type="string" calcext:value-type="string">
            <text:p><text:s text:c="5"/>@exponentsDemo[[3, 1, 0, 0]] 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# =&gt; <text:s/>24</text:p>
          </table:table-cell>
        </table:table-row>
        <table:table-row table:style-name="ro1">
          <table:table-cell table:style-name="Default" office:value-type="string" calcext:value-type="string">
            <text:p>@exponentsDemo[[1, 1, 3, 1]] 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 =&gt;</text:p>
          </table:table-cell>
          <table:table-cell office:value-type="float" office:value="5250" calcext:value-type="float">
            <text:p>5250</text:p>
          </table:table-cell>
          <table:table-cell table:number-columns-repeated="2"/>
          <table:table-cell office:value-type="string" calcext:value-type="string">
            <text:p>@exponentsDemo[[0, 0, 2, 0]] 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 =&gt;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@exponentsDemo[[0, 0, 2, 0]] 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 =&gt;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" office:value-type="string" calcext:value-type="string">
            <text:p><text:s text:c="5"/>@exponentsDemo[[0, 0, 2, 0]] 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# =&gt; <text:s/>25</text:p>
          </table:table-cell>
        </table:table-row>
        <table:table-row table:style-name="ro1">
          <table:table-cell table:style-name="Default" office:value-type="string" calcext:value-type="string">
            <text:p>@exponentsDemo[[1, 4, 1, 1]] 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 =&gt;</text:p>
          </table:table-cell>
          <table:table-cell office:value-type="float" office:value="5670" calcext:value-type="float">
            <text:p>5670</text:p>
          </table:table-cell>
          <table:table-cell table:number-columns-repeated="2"/>
          <table:table-cell office:value-type="string" calcext:value-type="string">
            <text:p>@exponentsDemo[[0, 3, 0, 0]] 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 =&gt;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@exponentsDemo[[0, 3, 0, 0]] 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 =&gt;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1" office:value-type="string" calcext:value-type="string">
            <text:p><text:s text:c="5"/>@exponentsDemo[[0, 3, 0, 0]] 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# =&gt; <text:s/>27</text:p>
          </table:table-cell>
        </table:table-row>
        <table:table-row table:style-name="ro1">
          <table:table-cell table:style-name="Default" office:value-type="string" calcext:value-type="string">
            <text:p>@exponentsDemo[[3, 1, 1, 2]] 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 =&gt;</text:p>
          </table:table-cell>
          <table:table-cell office:value-type="float" office:value="5880" calcext:value-type="float">
            <text:p>5880</text:p>
          </table:table-cell>
          <table:table-cell table:number-columns-repeated="2"/>
          <table:table-cell office:value-type="string" calcext:value-type="string">
            <text:p>@exponentsDemo[[2, 0, 0, 1]] 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 =&gt;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@exponentsDemo[[2, 0, 0, 1]] 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 =&gt;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ce1" office:value-type="string" calcext:value-type="string">
            <text:p><text:s text:c="5"/>@exponentsDemo[[2, 0, 0, 1]] 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# =&gt; <text:s/>28</text:p>
          </table:table-cell>
        </table:table-row>
        <table:table-row table:style-name="ro1">
          <table:table-cell table:style-name="Default" office:value-type="string" calcext:value-type="string">
            <text:p>@exponentsDemo[[2, 2, 2, 1]] 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 =&gt;</text:p>
          </table:table-cell>
          <table:table-cell office:value-type="float" office:value="6300" calcext:value-type="float">
            <text:p>6300</text:p>
          </table:table-cell>
          <table:table-cell table:number-columns-repeated="2"/>
          <table:table-cell office:value-type="string" calcext:value-type="string">
            <text:p>@exponentsDemo[[1, 1, 1, 0]] 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 =&gt;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@exponentsDemo[[1, 1, 1, 0]] 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 =&gt;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1" office:value-type="string" calcext:value-type="string">
            <text:p><text:s text:c="5"/>@exponentsDemo[[1, 1, 1, 0]] 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# =&gt; <text:s/>30</text:p>
          </table:table-cell>
        </table:table-row>
        <table:table-row table:style-name="ro1">
          <table:table-cell table:style-name="Default" office:value-type="string" calcext:value-type="string">
            <text:p>@exponentsDemo[[6, 1, 1, 1]] 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 =&gt;</text:p>
          </table:table-cell>
          <table:table-cell office:value-type="float" office:value="6720" calcext:value-type="float">
            <text:p>6720</text:p>
          </table:table-cell>
          <table:table-cell table:number-columns-repeated="2"/>
          <table:table-cell office:value-type="string" calcext:value-type="string">
            <text:p>@exponentsDemo[[5, 0, 0, 0]] 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 =&gt;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@exponentsDemo[[5, 0, 0, 0]] 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 =&gt;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" office:value-type="string" calcext:value-type="string">
            <text:p><text:s text:c="5"/>@exponentsDemo[[5, 0, 0, 0]] 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# =&gt; <text:s/>32</text:p>
          </table:table-cell>
        </table:table-row>
        <table:table-row table:style-name="ro1">
          <table:table-cell table:style-name="Default" office:value-type="string" calcext:value-type="string">
            <text:p>@exponentsDemo[[1, 1, 2, 2]] 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 =&gt;</text:p>
          </table:table-cell>
          <table:table-cell office:value-type="float" office:value="7350" calcext:value-type="float">
            <text:p>7350</text:p>
          </table:table-cell>
          <table:table-cell table:number-columns-repeated="2"/>
          <table:table-cell office:value-type="string" calcext:value-type="string">
            <text:p>@exponentsDemo[[0, 0, 1, 1]] 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 =&gt;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@exponentsDemo[[0, 0, 1, 1]] 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 =&gt;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1" office:value-type="string" calcext:value-type="string">
            <text:p><text:s text:c="5"/>@exponentsDemo[[0, 0, 1, 1]] 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# =&gt; <text:s/>35</text:p>
          </table:table-cell>
        </table:table-row>
        <table:table-row table:style-name="ro1">
          <table:table-cell table:style-name="Default" office:value-type="string" calcext:value-type="string">
            <text:p>@exponentsDemo[[3, 3, 1, 1]] 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 =&gt;</text:p>
          </table:table-cell>
          <table:table-cell office:value-type="float" office:value="7560" calcext:value-type="float">
            <text:p>7560</text:p>
          </table:table-cell>
          <table:table-cell table:number-columns-repeated="2"/>
          <table:table-cell office:value-type="string" calcext:value-type="string">
            <text:p>@exponentsDemo[[2, 2, 0, 0]] 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 =&gt;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@exponentsDemo[[2, 2, 0, 0]] 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 =&gt;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1" office:value-type="string" calcext:value-type="string">
            <text:p><text:s text:c="5"/>@exponentsDemo[[2, 2, 0, 0]] 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# =&gt; <text:s/>36</text:p>
          </table:table-cell>
        </table:table-row>
        <table:table-row table:style-name="ro1">
          <table:table-cell table:style-name="Default" office:value-type="string" calcext:value-type="string">
            <text:p>@exponentsDemo[[4, 1, 2, 1]] 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 =&gt;</text:p>
          </table:table-cell>
          <table:table-cell office:value-type="float" office:value="8400" calcext:value-type="float">
            <text:p>8400</text:p>
          </table:table-cell>
          <table:table-cell table:number-columns-repeated="2"/>
          <table:table-cell office:value-type="string" calcext:value-type="string">
            <text:p>@exponentsDemo[[3, 0, 1, 0]] 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 =&gt;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@exponentsDemo[[3, 0, 1, 0]] 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 =&gt;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1" office:value-type="string" calcext:value-type="string">
            <text:p><text:s text:c="5"/>@exponentsDemo[[3, 0, 1, 0]] 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# =&gt; <text:s/>40</text:p>
          </table:table-cell>
        </table:table-row>
        <table:table-row table:style-name="ro1">
          <table:table-cell table:style-name="Default" office:value-type="string" calcext:value-type="string">
            <text:p>@exponentsDemo[[2, 2, 1, 2]] 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 =&gt;</text:p>
          </table:table-cell>
          <table:table-cell office:value-type="float" office:value="8820" calcext:value-type="float">
            <text:p>8820</text:p>
          </table:table-cell>
          <table:table-cell table:number-columns-repeated="2"/>
          <table:table-cell office:value-type="string" calcext:value-type="string">
            <text:p>@exponentsDemo[[1, 1, 0, 1]] 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 =&gt;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@exponentsDemo[[1, 1, 0, 1]] 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 =&gt;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ce1" office:value-type="string" calcext:value-type="string">
            <text:p><text:s text:c="5"/>@exponentsDemo[[1, 1, 0, 1]] 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# =&gt; <text:s/>42</text:p>
          </table:table-cell>
        </table:table-row>
        <table:table-row table:style-name="ro1">
          <table:table-cell table:style-name="Default" office:value-type="string" calcext:value-type="string">
            <text:p>@exponentsDemo[[1, 3, 2, 1]] 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 =&gt;</text:p>
          </table:table-cell>
          <table:table-cell office:value-type="float" office:value="9450" calcext:value-type="float">
            <text:p>9450</text:p>
          </table:table-cell>
          <table:table-cell table:number-columns-repeated="2"/>
          <table:table-cell office:value-type="string" calcext:value-type="string">
            <text:p>@exponentsDemo[[0, 2, 1, 0]] 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 =&gt;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@exponentsDemo[[0, 2, 1, 0]] 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 =&gt;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1" office:value-type="string" calcext:value-type="string">
            <text:p><text:s text:c="5"/>@exponentsDemo[[0, 2, 1, 0]] 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# =&gt; <text:s/>45</text:p>
          </table:table-cell>
        </table:table-row>
        <table:table-row table:style-name="ro1">
          <table:table-cell table:style-name="Default" office:value-type="string" calcext:value-type="string">
            <text:p>@exponentsDemo[[5, 2, 1, 1]] =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 =&gt;</text:p>
          </table:table-cell>
          <table:table-cell office:value-type="float" office:value="10080" calcext:value-type="float">
            <text:p>10080</text:p>
          </table:table-cell>
          <table:table-cell table:number-columns-repeated="2"/>
          <table:table-cell office:value-type="string" calcext:value-type="string">
            <text:p>@exponentsDemo[[4, 1, 0, 0]] =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 =&gt;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@exponentsDemo[[4, 1, 0, 0]] =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 =&gt;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1" office:value-type="string" calcext:value-type="string">
            <text:p><text:s text:c="5"/>@exponentsDemo[[4, 1, 0, 0]] =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# =&gt; <text:s/>48</text:p>
          </table:table-cell>
        </table:table-row>
        <table:table-row table:style-name="ro1">
          <table:table-cell table:style-name="Default" office:value-type="string" calcext:value-type="string">
            <text:p>@exponentsDemo[[2, 1, 3, 1]] 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 =&gt;</text:p>
          </table:table-cell>
          <table:table-cell office:value-type="float" office:value="10500" calcext:value-type="float">
            <text:p>10500</text:p>
          </table:table-cell>
          <table:table-cell table:number-columns-repeated="2"/>
          <table:table-cell office:value-type="string" calcext:value-type="string">
            <text:p>@exponentsDemo[[0, 0, 0, 2]] 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 =&gt;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@exponentsDemo[[0, 0, 0, 2]] 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 =&gt;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1" office:value-type="string" calcext:value-type="string">
            <text:p><text:s text:c="5"/>@exponentsDemo[[0, 0, 0, 2]] 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# =&gt; <text:s/>49</text:p>
          </table:table-cell>
        </table:table-row>
        <table:table-row table:style-name="ro1">
          <table:table-cell table:style-name="Default" office:value-type="string" calcext:value-type="string">
            <text:p>@exponentsDemo[[2, 4, 1, 1]] =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 =&gt;</text:p>
          </table:table-cell>
          <table:table-cell office:value-type="float" office:value="11340" calcext:value-type="float">
            <text:p>11340</text:p>
          </table:table-cell>
          <table:table-cell table:number-columns-repeated="2"/>
          <table:table-cell office:value-type="string" calcext:value-type="string">
            <text:p>@exponentsDemo[[1, 0, 2, 0]] =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 =&gt;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@exponentsDemo[[1, 0, 2, 0]] =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 =&gt;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1" office:value-type="string" calcext:value-type="string">
            <text:p><text:s text:c="5"/>@exponentsDemo[[1, 0, 2, 0]] =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# =&gt; <text:s/>50</text:p>
          </table:table-cell>
        </table:table-row>
        <table:table-row table:style-name="ro1">
          <table:table-cell table:style-name="Default" office:value-type="string" calcext:value-type="string">
            <text:p>@exponentsDemo[[4, 1, 1, 2]] 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 =&gt;</text:p>
          </table:table-cell>
          <table:table-cell office:value-type="float" office:value="11760" calcext:value-type="float">
            <text:p>11760</text:p>
          </table:table-cell>
          <table:table-cell table:number-columns-repeated="2"/>
          <table:table-cell office:value-type="string" calcext:value-type="string">
            <text:p>@exponentsDemo[[1, 3, 0, 0]] 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 =&gt;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@exponentsDemo[[1, 3, 0, 0]] 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 =&gt;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1" office:value-type="string" calcext:value-type="string">
            <text:p><text:s text:c="5"/>@exponentsDemo[[1, 3, 0, 0]] 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# =&gt; <text:s/>54</text:p>
          </table:table-cell>
        </table:table-row>
        <table:table-row table:style-name="ro1">
          <table:table-cell table:style-name="Default" office:value-type="string" calcext:value-type="string">
            <text:p>@exponentsDemo[[3, 2, 2, 1]] 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 =&gt;</text:p>
          </table:table-cell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@exponentsDemo[[3, 0, 0, 1]] 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 =&gt;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@exponentsDemo[[3, 0, 0, 1]] 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 =&gt;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1" office:value-type="string" calcext:value-type="string">
            <text:p><text:s text:c="5"/>@exponentsDemo[[3, 0, 0, 1]] 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# =&gt; <text:s/>56</text:p>
          </table:table-cell>
        </table:table-row>
        <table:table-row table:style-name="ro1">
          <table:table-cell table:style-name="Default" office:value-type="string" calcext:value-type="string">
            <text:p>@exponentsDemo[[1, 3, 1, 2]] =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 =&gt;</text:p>
          </table:table-cell>
          <table:table-cell office:value-type="float" office:value="13230" calcext:value-type="float">
            <text:p>13230</text:p>
          </table:table-cell>
          <table:table-cell table:number-columns-repeated="2"/>
          <table:table-cell office:value-type="string" calcext:value-type="string">
            <text:p>@exponentsDemo[[2, 1, 1, 0]] =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 =&gt;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@exponentsDemo[[2, 1, 1, 0]] =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 =&gt;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1" office:value-type="string" calcext:value-type="string">
            <text:p><text:s text:c="5"/>@exponentsDemo[[2, 1, 1, 0]] =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# =&gt; <text:s/>60</text:p>
          </table:table-cell>
        </table:table-row>
        <table:table-row table:style-name="ro1">
          <table:table-cell table:style-name="Default" office:value-type="string" calcext:value-type="string">
            <text:p>@exponentsDemo[[7, 1, 1, 1]] 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 =&gt;</text:p>
          </table:table-cell>
          <table:table-cell office:value-type="float" office:value="13440" calcext:value-type="float">
            <text:p>13440</text:p>
          </table:table-cell>
          <table:table-cell table:number-columns-repeated="2"/>
          <table:table-cell office:value-type="string" calcext:value-type="string">
            <text:p>@exponentsDemo[[0, 2, 0, 1]] 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 =&gt;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@exponentsDemo[[0, 2, 0, 1]] 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 =&gt;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ce1" office:value-type="string" calcext:value-type="string">
            <text:p><text:s text:c="5"/>@exponentsDemo[[0, 2, 0, 1]] 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# =&gt; <text:s/>63</text:p>
          </table:table-cell>
        </table:table-row>
        <table:table-row table:style-name="ro1">
          <table:table-cell table:style-name="Default" office:value-type="string" calcext:value-type="string">
            <text:p>@exponentsDemo[[2, 1, 2, 2]] 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 =&gt;</text:p>
          </table:table-cell>
          <table:table-cell office:value-type="float" office:value="14700" calcext:value-type="float">
            <text:p>14700</text:p>
          </table:table-cell>
          <table:table-cell table:number-columns-repeated="2"/>
          <table:table-cell office:value-type="string" calcext:value-type="string">
            <text:p>@exponentsDemo[[6, 0, 0, 0]] 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 =&gt;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@exponentsDemo[[6, 0, 0, 0]] 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 =&gt;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1" office:value-type="string" calcext:value-type="string">
            <text:p><text:s text:c="5"/>@exponentsDemo[[6, 0, 0, 0]] 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# =&gt; <text:s/>64</text:p>
          </table:table-cell>
        </table:table-row>
        <table:table-row table:style-name="ro1">
          <table:table-cell table:style-name="Default" office:value-type="string" calcext:value-type="string">
            <text:p>@exponentsDemo[[4, 3, 1, 1]] 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 =&gt;</text:p>
          </table:table-cell>
          <table:table-cell office:value-type="float" office:value="15120" calcext:value-type="float">
            <text:p>15120</text:p>
          </table:table-cell>
          <table:table-cell table:number-columns-repeated="2"/>
          <table:table-cell office:value-type="string" calcext:value-type="string">
            <text:p>@exponentsDemo[[1, 0, 1, 1]] 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 =&gt;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@exponentsDemo[[1, 0, 1, 1]] 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 =&gt;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1" office:value-type="string" calcext:value-type="string">
            <text:p><text:s text:c="5"/>@exponentsDemo[[1, 0, 1, 1]] 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# =&gt; <text:s/>70</text:p>
          </table:table-cell>
        </table:table-row>
        <table:table-row table:style-name="ro1">
          <table:table-cell table:style-name="Default" office:value-type="string" calcext:value-type="string">
            <text:p>@exponentsDemo[[1, 2, 3, 1]] 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# =&gt;</text:p>
          </table:table-cell>
          <table:table-cell office:value-type="float" office:value="15750" calcext:value-type="float">
            <text:p>15750</text:p>
          </table:table-cell>
          <table:table-cell table:number-columns-repeated="2"/>
          <table:table-cell office:value-type="string" calcext:value-type="string">
            <text:p>@exponentsDemo[[3, 2, 0, 0]] 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# =&gt;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@exponentsDemo[[3, 2, 0, 0]] 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# =&gt;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style-name="ce1" office:value-type="string" calcext:value-type="string">
            <text:p><text:s text:c="5"/>@exponentsDemo[[3, 2, 0, 0]] 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# =&gt; <text:s/>72</text:p>
          </table:table-cell>
        </table:table-row>
        <table:table-row table:style-name="ro1">
          <table:table-cell table:style-name="Default" office:value-type="string" calcext:value-type="string">
            <text:p>@exponentsDemo[[5, 1, 2, 1]] 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# =&gt;</text:p>
          </table:table-cell>
          <table:table-cell office:value-type="float" office:value="16800" calcext:value-type="float">
            <text:p>16800</text:p>
          </table:table-cell>
          <table:table-cell table:number-columns-repeated="2"/>
          <table:table-cell office:value-type="string" calcext:value-type="string">
            <text:p>@exponentsDemo[[0, 1, 2, 0]] 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# =&gt;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@exponentsDemo[[0, 1, 2, 0]] 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# =&gt;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1" office:value-type="string" calcext:value-type="string">
            <text:p><text:s text:c="5"/>@exponentsDemo[[0, 1, 2, 0]] 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# =&gt; <text:s/>75</text:p>
          </table:table-cell>
        </table:table-row>
        <table:table-row table:style-name="ro1">
          <table:table-cell table:style-name="Default" office:value-type="string" calcext:value-type="string">
            <text:p>@exponentsDemo[[1, 5, 1, 1]] 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 =&gt;</text:p>
          </table:table-cell>
          <table:table-cell office:value-type="float" office:value="17010" calcext:value-type="float">
            <text:p>17010</text:p>
          </table:table-cell>
          <table:table-cell table:number-columns-repeated="2"/>
          <table:table-cell office:value-type="string" calcext:value-type="string">
            <text:p>@exponentsDemo[[4, 0, 1, 0]] 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 =&gt;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@exponentsDemo[[4, 0, 1, 0]] 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 =&gt;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1" office:value-type="string" calcext:value-type="string">
            <text:p><text:s text:c="5"/>@exponentsDemo[[4, 0, 1, 0]] 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# =&gt; <text:s/>80</text:p>
          </table:table-cell>
        </table:table-row>
        <table:table-row table:style-name="ro1">
          <table:table-cell table:style-name="Default" office:value-type="string" calcext:value-type="string">
            <text:p>@exponentsDemo[[3, 2, 1, 2]] =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# =&gt;</text:p>
          </table:table-cell>
          <table:table-cell office:value-type="float" office:value="17640" calcext:value-type="float">
            <text:p>17640</text:p>
          </table:table-cell>
          <table:table-cell table:number-columns-repeated="2"/>
          <table:table-cell office:value-type="string" calcext:value-type="string">
            <text:p>@exponentsDemo[[0, 4, 0, 0]] =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# =&gt;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@exponentsDemo[[0, 4, 0, 0]] =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# =&gt;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1" office:value-type="string" calcext:value-type="string">
            <text:p><text:s text:c="5"/>@exponentsDemo[[0, 4, 0, 0]] =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# =&gt; <text:s/>81</text:p>
          </table:table-cell>
        </table:table-row>
        <table:table-row table:style-name="ro1">
          <table:table-cell table:style-name="Default" office:value-type="string" calcext:value-type="string">
            <text:p>@exponentsDemo[[2, 3, 2, 1]] =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# =&gt;</text:p>
          </table:table-cell>
          <table:table-cell office:value-type="float" office:value="18900" calcext:value-type="float">
            <text:p>18900</text:p>
          </table:table-cell>
          <table:table-cell table:number-columns-repeated="2"/>
          <table:table-cell office:value-type="string" calcext:value-type="string">
            <text:p>@exponentsDemo[[2, 1, 0, 1]] =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# =&gt;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@exponentsDemo[[2, 1, 0, 1]] =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# =&gt;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style-name="ce1" office:value-type="string" calcext:value-type="string">
            <text:p><text:s text:c="5"/>@exponentsDemo[[2, 1, 0, 1]] =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# =&gt; <text:s/>84</text:p>
          </table:table-cell>
        </table:table-row>
        <table:table-row table:style-name="ro1">
          <table:table-cell table:style-name="Default" office:value-type="string" calcext:value-type="string">
            <text:p>@exponentsDemo[[6, 2, 1, 1]] =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# =&gt;</text:p>
          </table:table-cell>
          <table:table-cell office:value-type="float" office:value="20160" calcext:value-type="float">
            <text:p>20160</text:p>
          </table:table-cell>
          <table:table-cell table:number-columns-repeated="2"/>
          <table:table-cell office:value-type="string" calcext:value-type="string">
            <text:p>@exponentsDemo[[1, 2, 1, 0]] =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# =&gt;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@exponentsDemo[[1, 2, 1, 0]] =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# =&gt;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1" office:value-type="string" calcext:value-type="string">
            <text:p><text:s text:c="5"/>@exponentsDemo[[1, 2, 1, 0]] =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# =&gt; <text:s/>90</text:p>
          </table:table-cell>
        </table:table-row>
        <table:table-row table:style-name="ro1">
          <table:table-cell table:style-name="Default" office:value-type="string" calcext:value-type="string">
            <text:p>@exponentsDemo[[3, 1, 3, 1]] =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# =&gt;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  <table:table-cell office:value-type="string" calcext:value-type="string">
            <text:p>@exponentsDemo[[5, 1, 0, 0]] =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# =&gt;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@exponentsDemo[[5, 1, 0, 0]] =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# =&gt;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1" office:value-type="string" calcext:value-type="string">
            <text:p><text:s text:c="5"/>@exponentsDemo[[5, 1, 0, 0]] =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# =&gt; <text:s/>96</text:p>
          </table:table-cell>
        </table:table-row>
        <table:table-row table:style-name="ro1">
          <table:table-cell table:style-name="Default" office:value-type="string" calcext:value-type="string">
            <text:p>@exponentsDemo[[1, 2, 2, 2]] 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# =&gt;</text:p>
          </table:table-cell>
          <table:table-cell office:value-type="float" office:value="22050" calcext:value-type="float">
            <text:p>22050</text:p>
          </table:table-cell>
          <table:table-cell table:number-columns-repeated="2"/>
          <table:table-cell office:value-type="string" calcext:value-type="string">
            <text:p>@exponentsDemo[[1, 0, 0, 2]] 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# =&gt;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@exponentsDemo[[1, 0, 0, 2]] 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# =&gt;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ce1" office:value-type="string" calcext:value-type="string">
            <text:p><text:s text:c="5"/>@exponentsDemo[[1, 0, 0, 2]] 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# =&gt; <text:s/>98</text:p>
          </table:table-cell>
        </table:table-row>
        <table:table-row table:style-name="ro1">
          <table:table-cell table:style-name="Default" office:value-type="string" calcext:value-type="string">
            <text:p>@exponentsDemo[[3, 4, 1, 1]] =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# =&gt;</text:p>
          </table:table-cell>
          <table:table-cell office:value-type="float" office:value="22680" calcext:value-type="float">
            <text:p>22680</text:p>
          </table:table-cell>
          <table:table-cell table:number-columns-repeated="2"/>
          <table:table-cell office:value-type="string" calcext:value-type="string">
            <text:p>@exponentsDemo[[2, 0, 2, 0]] =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# =&gt;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@exponentsDemo[[2, 0, 2, 0]] =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# =&gt;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" office:value-type="string" calcext:value-type="string">
            <text:p><text:s text:c="5"/>@exponentsDemo[[2, 0, 2, 0]] =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# =&gt; <text:s/>100</text:p>
          </table:table-cell>
        </table:table-row>
        <table:table-row table:style-name="ro1">
          <table:table-cell table:style-name="Default" office:value-type="string" calcext:value-type="string">
            <text:p>@exponentsDemo[[5, 1, 1, 2]] =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# =&gt;</text:p>
          </table:table-cell>
          <table:table-cell office:value-type="float" office:value="23520" calcext:value-type="float">
            <text:p>23520</text:p>
          </table:table-cell>
          <table:table-cell table:number-columns-repeated="2"/>
          <table:table-cell office:value-type="string" calcext:value-type="string">
            <text:p>@exponentsDemo[[0, 1, 1, 1]] =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# =&gt;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@exponentsDemo[[0, 1, 1, 1]] =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# =&gt;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1" office:value-type="string" calcext:value-type="string">
            <text:p><text:s text:c="5"/>@exponentsDemo[[0, 1, 1, 1]] =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# =&gt; <text:s/>105</text:p>
          </table:table-cell>
        </table:table-row>
        <table:table-row table:style-name="ro1">
          <table:table-cell table:style-name="Default" office:value-type="string" calcext:value-type="string">
            <text:p>@exponentsDemo[[4, 2, 2, 1]] =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 =&gt;</text:p>
          </table:table-cell>
          <table:table-cell office:value-type="float" office:value="25200" calcext:value-type="float">
            <text:p>25200</text:p>
          </table:table-cell>
          <table:table-cell table:number-columns-repeated="2"/>
          <table:table-cell office:value-type="string" calcext:value-type="string">
            <text:p>@exponentsDemo[[2, 3, 0, 0]] =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 =&gt;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@exponentsDemo[[2, 3, 0, 0]] =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 =&gt;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style-name="ce1" office:value-type="string" calcext:value-type="string">
            <text:p><text:s text:c="5"/>@exponentsDemo[[2, 3, 0, 0]] =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# =&gt; <text:s/>108</text:p>
          </table:table-cell>
        </table:table-row>
        <table:table-row table:style-name="ro1">
          <table:table-cell table:style-name="Default" office:value-type="string" calcext:value-type="string">
            <text:p>@exponentsDemo[[1, 1, 4, 1]] =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# =&gt;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  <table:table-cell office:value-type="string" calcext:value-type="string">
            <text:p>@exponentsDemo[[4, 0, 0, 1]] =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# =&gt;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@exponentsDemo[[4, 0, 0, 1]] =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# =&gt;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style-name="ce1" office:value-type="string" calcext:value-type="string">
            <text:p><text:s text:c="5"/>@exponentsDemo[[4, 0, 0, 1]] =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# =&gt; <text:s/>112</text:p>
          </table:table-cell>
        </table:table-row>
        <table:table-row table:style-name="ro1">
          <table:table-cell table:style-name="Default" office:value-type="string" calcext:value-type="string">
            <text:p>@exponentsDemo[[2, 3, 1, 2]] 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 =&gt;</text:p>
          </table:table-cell>
          <table:table-cell office:value-type="float" office:value="26460" calcext:value-type="float">
            <text:p>26460</text:p>
          </table:table-cell>
          <table:table-cell table:number-columns-repeated="2"/>
          <table:table-cell office:value-type="string" calcext:value-type="string">
            <text:p>@exponentsDemo[[3, 1, 1, 0]] 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 =&gt;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@exponentsDemo[[3, 1, 1, 0]] 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 =&gt;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1" office:value-type="string" calcext:value-type="string">
            <text:p><text:s text:c="5"/>@exponentsDemo[[3, 1, 1, 0]] 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# =&gt; <text:s/>120</text:p>
          </table:table-cell>
        </table:table-row>
        <table:table-row table:style-name="ro1">
          <table:table-cell table:style-name="Default" office:value-type="string" calcext:value-type="string">
            <text:p>@exponentsDemo[[8, 1, 1, 1]] =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# =&gt;</text:p>
          </table:table-cell>
          <table:table-cell office:value-type="float" office:value="26880" calcext:value-type="float">
            <text:p>26880</text:p>
          </table:table-cell>
          <table:table-cell table:number-columns-repeated="2"/>
          <table:table-cell office:value-type="string" calcext:value-type="string">
            <text:p>@exponentsDemo[[0, 0, 3, 0]] =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# =&gt;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@exponentsDemo[[0, 0, 3, 0]] =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# =&gt;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table:style-name="ce1" office:value-type="string" calcext:value-type="string">
            <text:p><text:s text:c="5"/>@exponentsDemo[[0, 0, 3, 0]] =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# =&gt; <text:s/>125</text:p>
          </table:table-cell>
        </table:table-row>
        <table:table-row table:style-name="ro1">
          <table:table-cell table:style-name="Default" office:value-type="string" calcext:value-type="string">
            <text:p>@exponentsDemo[[1, 4, 2, 1]] =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# =&gt;</text:p>
          </table:table-cell>
          <table:table-cell office:value-type="float" office:value="28350" calcext:value-type="float">
            <text:p>28350</text:p>
          </table:table-cell>
          <table:table-cell table:number-columns-repeated="2"/>
          <table:table-cell office:value-type="string" calcext:value-type="string">
            <text:p>@exponentsDemo[[1, 2, 0, 1]] =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# =&gt;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@exponentsDemo[[1, 2, 0, 1]] =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# =&gt;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table:style-name="ce1" office:value-type="string" calcext:value-type="string">
            <text:p><text:s text:c="5"/>@exponentsDemo[[1, 2, 0, 1]] =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# =&gt; <text:s/>126</text:p>
          </table:table-cell>
        </table:table-row>
        <table:table-row table:style-name="ro1">
          <table:table-cell table:style-name="Default" office:value-type="string" calcext:value-type="string">
            <text:p>@exponentsDemo[[3, 1, 2, 2]] =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# =&gt;</text:p>
          </table:table-cell>
          <table:table-cell office:value-type="float" office:value="29400" calcext:value-type="float">
            <text:p>29400</text:p>
          </table:table-cell>
          <table:table-cell table:number-columns-repeated="2"/>
          <table:table-cell office:value-type="string" calcext:value-type="string">
            <text:p>@exponentsDemo[[7, 0, 0, 0]] =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# =&gt;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@exponentsDemo[[7, 0, 0, 0]] =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# =&gt;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style-name="ce1" office:value-type="string" calcext:value-type="string">
            <text:p><text:s text:c="5"/>@exponentsDemo[[7, 0, 0, 0]] =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# =&gt; <text:s/>128</text:p>
          </table:table-cell>
        </table:table-row>
        <table:table-row table:style-name="ro1">
          <table:table-cell table:style-name="Default" office:value-type="string" calcext:value-type="string">
            <text:p>@exponentsDemo[[5, 3, 1, 1]] =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# =&gt;</text:p>
          </table:table-cell>
          <table:table-cell office:value-type="float" office:value="30240" calcext:value-type="float">
            <text:p>30240</text:p>
          </table:table-cell>
          <table:table-cell table:number-columns-repeated="2"/>
          <table:table-cell office:value-type="string" calcext:value-type="string">
            <text:p>@exponentsDemo[[0, 3, 1, 0]] =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# =&gt;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@exponentsDemo[[0, 3, 1, 0]] =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# =&gt;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style-name="ce1" office:value-type="string" calcext:value-type="string">
            <text:p><text:s text:c="5"/>@exponentsDemo[[0, 3, 1, 0]] =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 =&gt; <text:s/>135</text:p>
          </table:table-cell>
        </table:table-row>
        <table:table-row table:style-name="ro1">
          <table:table-cell table:style-name="Default" office:value-type="string" calcext:value-type="string">
            <text:p>@exponentsDemo[[2, 2, 3, 1]] 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# =&gt;</text:p>
          </table:table-cell>
          <table:table-cell office:value-type="float" office:value="31500" calcext:value-type="float">
            <text:p>31500</text:p>
          </table:table-cell>
          <table:table-cell table:number-columns-repeated="2"/>
          <table:table-cell office:value-type="string" calcext:value-type="string">
            <text:p>@exponentsDemo[[2, 0, 1, 1]] 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# =&gt;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@exponentsDemo[[2, 0, 1, 1]] 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# =&gt;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style-name="ce1" office:value-type="string" calcext:value-type="string">
            <text:p><text:s text:c="5"/>@exponentsDemo[[2, 0, 1, 1]] 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# =&gt; <text:s/>140</text:p>
          </table:table-cell>
        </table:table-row>
        <table:table-row table:style-name="ro1">
          <table:table-cell table:style-name="Default" office:value-type="string" calcext:value-type="string">
            <text:p>@exponentsDemo[[6, 1, 2, 1]] =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# =&gt;</text:p>
          </table:table-cell>
          <table:table-cell office:value-type="float" office:value="33600" calcext:value-type="float">
            <text:p>33600</text:p>
          </table:table-cell>
          <table:table-cell table:number-columns-repeated="2"/>
          <table:table-cell office:value-type="string" calcext:value-type="string">
            <text:p>@exponentsDemo[[4, 2, 0, 0]] =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# =&gt;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@exponentsDemo[[4, 2, 0, 0]] =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# =&gt;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1" office:value-type="string" calcext:value-type="string">
            <text:p><text:s text:c="5"/>@exponentsDemo[[4, 2, 0, 0]] =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 =&gt; <text:s/>144</text:p>
          </table:table-cell>
        </table:table-row>
        <table:table-row table:style-name="ro1">
          <table:table-cell table:style-name="Default" office:value-type="string" calcext:value-type="string">
            <text:p>@exponentsDemo[[2, 5, 1, 1]] =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# =&gt;</text:p>
          </table:table-cell>
          <table:table-cell office:value-type="float" office:value="34020" calcext:value-type="float">
            <text:p>34020</text:p>
          </table:table-cell>
          <table:table-cell table:number-columns-repeated="2"/>
          <table:table-cell office:value-type="string" calcext:value-type="string">
            <text:p>@exponentsDemo[[0, 1, 0, 2]] =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# =&gt;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@exponentsDemo[[0, 1, 0, 2]] =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# =&gt;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table:style-name="ce1" office:value-type="string" calcext:value-type="string">
            <text:p><text:s text:c="5"/>@exponentsDemo[[0, 1, 0, 2]] =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 =&gt; <text:s/>147</text:p>
          </table:table-cell>
        </table:table-row>
        <table:table-row table:style-name="ro1">
          <table:table-cell table:style-name="Default" office:value-type="string" calcext:value-type="string">
            <text:p>@exponentsDemo[[4, 2, 1, 2]] =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# =&gt;</text:p>
          </table:table-cell>
          <table:table-cell office:value-type="float" office:value="35280" calcext:value-type="float">
            <text:p>35280</text:p>
          </table:table-cell>
          <table:table-cell table:number-columns-repeated="2"/>
          <table:table-cell office:value-type="string" calcext:value-type="string">
            <text:p>@exponentsDemo[[1, 1, 2, 0]] =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# =&gt;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@exponentsDemo[[1, 1, 2, 0]] =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# =&gt;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1" office:value-type="string" calcext:value-type="string">
            <text:p><text:s text:c="5"/>@exponentsDemo[[1, 1, 2, 0]] =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# =&gt; <text:s/>150</text:p>
          </table:table-cell>
        </table:table-row>
        <table:table-row table:style-name="ro1">
          <table:table-cell table:style-name="Default" office:value-type="string" calcext:value-type="string">
            <text:p>@exponentsDemo[[1, 1, 3, 2]] =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# =&gt;</text:p>
          </table:table-cell>
          <table:table-cell office:value-type="float" office:value="36750" calcext:value-type="float">
            <text:p>36750</text:p>
          </table:table-cell>
          <table:table-cell table:number-columns-repeated="2"/>
          <table:table-cell office:value-type="string" calcext:value-type="string">
            <text:p>@exponentsDemo[[5, 0, 1, 0]] =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# =&gt;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@exponentsDemo[[5, 0, 1, 0]] =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# =&gt;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1" office:value-type="string" calcext:value-type="string">
            <text:p><text:s text:c="5"/>@exponentsDemo[[5, 0, 1, 0]] =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# =&gt; <text:s/>160</text:p>
          </table:table-cell>
        </table:table-row>
        <table:table-row table:style-name="ro1">
          <table:table-cell table:style-name="Default" office:value-type="string" calcext:value-type="string">
            <text:p>@exponentsDemo[[3, 3, 2, 1]] 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# =&gt;</text:p>
          </table:table-cell>
          <table:table-cell office:value-type="float" office:value="37800" calcext:value-type="float">
            <text:p>37800</text:p>
          </table:table-cell>
          <table:table-cell table:number-columns-repeated="2"/>
          <table:table-cell office:value-type="string" calcext:value-type="string">
            <text:p>@exponentsDemo[[1, 4, 0, 0]] 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# =&gt;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@exponentsDemo[[1, 4, 0, 0]] 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# =&gt;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style-name="ce1" office:value-type="string" calcext:value-type="string">
            <text:p><text:s text:c="5"/>@exponentsDemo[[1, 4, 0, 0]] 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# =&gt; <text:s/>162</text:p>
          </table:table-cell>
        </table:table-row>
        <table:table-row table:style-name="ro1">
          <table:table-cell table:style-name="Default" office:value-type="string" calcext:value-type="string">
            <text:p>@exponentsDemo[[1, 4, 1, 2]] 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# =&gt;</text:p>
          </table:table-cell>
          <table:table-cell office:value-type="float" office:value="39690" calcext:value-type="float">
            <text:p>39690</text:p>
          </table:table-cell>
          <table:table-cell table:number-columns-repeated="2"/>
          <table:table-cell office:value-type="string" calcext:value-type="string">
            <text:p>@exponentsDemo[[3, 1, 0, 1]] 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# =&gt;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@exponentsDemo[[3, 1, 0, 1]] 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# =&gt;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style-name="ce1" office:value-type="string" calcext:value-type="string">
            <text:p><text:s text:c="5"/>@exponentsDemo[[3, 1, 0, 1]] 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 =&gt; <text:s/>168</text:p>
          </table:table-cell>
        </table:table-row>
        <table:table-row table:style-name="ro1">
          <table:table-cell table:style-name="Default" office:value-type="string" calcext:value-type="string">
            <text:p>@exponentsDemo[[7, 2, 1, 1]] =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# =&gt;</text:p>
          </table:table-cell>
          <table:table-cell office:value-type="float" office:value="40320" calcext:value-type="float">
            <text:p>40320</text:p>
          </table:table-cell>
          <table:table-cell table:number-columns-repeated="2"/>
          <table:table-cell office:value-type="string" calcext:value-type="string">
            <text:p>@exponentsDemo[[0, 0, 2, 1]] =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# =&gt;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@exponentsDemo[[0, 0, 2, 1]] =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# =&gt;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style-name="ce1" office:value-type="string" calcext:value-type="string">
            <text:p><text:s text:c="5"/>@exponentsDemo[[0, 0, 2, 1]] =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 =&gt; <text:s/>175</text:p>
          </table:table-cell>
        </table:table-row>
        <table:table-row table:style-name="ro1">
          <table:table-cell table:style-name="Default" office:value-type="string" calcext:value-type="string">
            <text:p>@exponentsDemo[[4, 1, 3, 1]] =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# =&gt;</text:p>
          </table:table-cell>
          <table:table-cell office:value-type="float" office:value="42000" calcext:value-type="float">
            <text:p>42000</text:p>
          </table:table-cell>
          <table:table-cell table:number-columns-repeated="2"/>
          <table:table-cell office:value-type="string" calcext:value-type="string">
            <text:p>@exponentsDemo[[2, 2, 1, 0]] =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# =&gt;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@exponentsDemo[[2, 2, 1, 0]] =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# =&gt;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1" office:value-type="string" calcext:value-type="string">
            <text:p><text:s text:c="5"/>@exponentsDemo[[2, 2, 1, 0]] =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# =&gt; <text:s/>180</text:p>
          </table:table-cell>
        </table:table-row>
        <table:table-row table:style-name="ro1">
          <table:table-cell table:style-name="Default" office:value-type="string" calcext:value-type="string">
            <text:p>@exponentsDemo[[2, 2, 2, 2]] 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 =&gt;</text:p>
          </table:table-cell>
          <table:table-cell office:value-type="float" office:value="44100" calcext:value-type="float">
            <text:p>44100</text:p>
          </table:table-cell>
          <table:table-cell table:number-columns-repeated="2"/>
          <table:table-cell office:value-type="string" calcext:value-type="string">
            <text:p>@exponentsDemo[[0, 3, 0, 1]] 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 =&gt;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@exponentsDemo[[0, 3, 0, 1]] 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 =&gt;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table:style-name="ce1" office:value-type="string" calcext:value-type="string">
            <text:p><text:s text:c="5"/>@exponentsDemo[[0, 3, 0, 1]] 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 =&gt; <text:s/>189</text:p>
          </table:table-cell>
        </table:table-row>
        <table:table-row table:style-name="ro1">
          <table:table-cell table:style-name="Default" office:value-type="string" calcext:value-type="string">
            <text:p>@exponentsDemo[[4, 4, 1, 1]] 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# =&gt;</text:p>
          </table:table-cell>
          <table:table-cell office:value-type="float" office:value="45360" calcext:value-type="float">
            <text:p>45360</text:p>
          </table:table-cell>
          <table:table-cell table:number-columns-repeated="2"/>
          <table:table-cell office:value-type="string" calcext:value-type="string">
            <text:p>@exponentsDemo[[6, 1, 0, 0]] 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# =&gt;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@exponentsDemo[[6, 1, 0, 0]] 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# =&gt;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style-name="ce1" office:value-type="string" calcext:value-type="string">
            <text:p><text:s text:c="5"/>@exponentsDemo[[6, 1, 0, 0]] 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 =&gt; <text:s/>192</text:p>
          </table:table-cell>
        </table:table-row>
        <table:table-row table:style-name="ro1">
          <table:table-cell table:style-name="Default" office:value-type="string" calcext:value-type="string">
            <text:p>@exponentsDemo[[6, 1, 1, 2]] 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# =&gt;</text:p>
          </table:table-cell>
          <table:table-cell office:value-type="float" office:value="47040" calcext:value-type="float">
            <text:p>47040</text:p>
          </table:table-cell>
          <table:table-cell table:number-columns-repeated="2"/>
          <table:table-cell office:value-type="string" calcext:value-type="string">
            <text:p>@exponentsDemo[[2, 0, 0, 2]] 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# =&gt;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@exponentsDemo[[2, 0, 0, 2]] 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# =&gt;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style-name="ce1" office:value-type="string" calcext:value-type="string">
            <text:p><text:s text:c="5"/>@exponentsDemo[[2, 0, 0, 2]] 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# =&gt; <text:s/>196</text:p>
          </table:table-cell>
        </table:table-row>
        <table:table-row table:style-name="ro1">
          <table:table-cell table:style-name="Default" office:value-type="string" calcext:value-type="string">
            <text:p>@exponentsDemo[[1, 3, 3, 1]] 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# =&gt;</text:p>
          </table:table-cell>
          <table:table-cell office:value-type="float" office:value="47250" calcext:value-type="float">
            <text:p>47250</text:p>
          </table:table-cell>
          <table:table-cell table:number-columns-repeated="2"/>
          <table:table-cell office:value-type="string" calcext:value-type="string">
            <text:p>@exponentsDemo[[3, 0, 2, 0]] 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# =&gt;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@exponentsDemo[[3, 0, 2, 0]] 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# =&gt;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1" office:value-type="string" calcext:value-type="string">
            <text:p><text:s text:c="5"/>@exponentsDemo[[3, 0, 2, 0]] 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 =&gt; <text:s/>200</text:p>
          </table:table-cell>
        </table:table-row>
        <table:table-row table:style-name="ro1">
          <table:table-cell table:style-name="Default" office:value-type="string" calcext:value-type="string">
            <text:p>@exponentsDemo[[5, 2, 2, 1]] 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 =&gt;</text:p>
          </table:table-cell>
          <table:table-cell office:value-type="float" office:value="50400" calcext:value-type="float">
            <text:p>50400</text:p>
          </table:table-cell>
          <table:table-cell table:number-columns-repeated="2"/>
          <table:table-cell office:value-type="string" calcext:value-type="string">
            <text:p>@exponentsDemo[[1, 1, 1, 1]] 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 =&gt;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@exponentsDemo[[1, 1, 1, 1]] 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 =&gt;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table:style-name="ce1" office:value-type="string" calcext:value-type="string">
            <text:p><text:s text:c="5"/>@exponentsDemo[[1, 1, 1, 1]] 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# =&gt; <text:s/>210</text:p>
          </table:table-cell>
        </table:table-row>
        <table:table-row table:style-name="ro1">
          <table:table-cell table:style-name="Default" office:value-type="string" calcext:value-type="string">
            <text:p>@exponentsDemo[[2, 1, 4, 1]] 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 =&gt;</text:p>
          </table:table-cell>
          <table:table-cell office:value-type="float" office:value="52500" calcext:value-type="float">
            <text:p>52500</text:p>
          </table:table-cell>
          <table:table-cell table:number-columns-repeated="2"/>
          <table:table-cell office:value-type="string" calcext:value-type="string">
            <text:p>@exponentsDemo[[3, 3, 0, 0]] 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 =&gt;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@exponentsDemo[[3, 3, 0, 0]] 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 =&gt;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table:style-name="ce1" office:value-type="string" calcext:value-type="string">
            <text:p><text:s text:c="5"/>@exponentsDemo[[3, 3, 0, 0]] 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# =&gt; <text:s/>216</text:p>
          </table:table-cell>
        </table:table-row>
        <table:table-row table:style-name="ro1">
          <table:table-cell table:style-name="Default" office:value-type="string" calcext:value-type="string">
            <text:p>@exponentsDemo[[3, 3, 1, 2]] 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 =&gt;</text:p>
          </table:table-cell>
          <table:table-cell office:value-type="float" office:value="52920" calcext:value-type="float">
            <text:p>52920</text:p>
          </table:table-cell>
          <table:table-cell table:number-columns-repeated="2"/>
          <table:table-cell office:value-type="string" calcext:value-type="string">
            <text:p>@exponentsDemo[[5, 0, 0, 1]] 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 =&gt;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@exponentsDemo[[5, 0, 0, 1]] 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 =&gt;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style-name="ce1" office:value-type="string" calcext:value-type="string">
            <text:p><text:s text:c="5"/>@exponentsDemo[[5, 0, 0, 1]] 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# =&gt; <text:s/>224</text:p>
          </table:table-cell>
        </table:table-row>
        <table:table-row table:style-name="ro1">
          <table:table-cell table:style-name="Default" office:value-type="string" calcext:value-type="string">
            <text:p>@exponentsDemo[[2, 4, 2, 1]] =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 =&gt;</text:p>
          </table:table-cell>
          <table:table-cell office:value-type="float" office:value="56700" calcext:value-type="float">
            <text:p>56700</text:p>
          </table:table-cell>
          <table:table-cell table:number-columns-repeated="2"/>
          <table:table-cell office:value-type="string" calcext:value-type="string">
            <text:p>@exponentsDemo[[0, 2, 2, 0]] =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 =&gt;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@exponentsDemo[[0, 2, 2, 0]] =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 =&gt;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table:style-name="ce1" office:value-type="string" calcext:value-type="string">
            <text:p><text:s text:c="5"/>@exponentsDemo[[0, 2, 2, 0]] =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# =&gt; <text:s/>225</text:p>
          </table:table-cell>
        </table:table-row>
        <table:table-row table:style-name="ro1">
          <table:table-cell table:style-name="Default" office:value-type="string" calcext:value-type="string">
            <text:p>@exponentsDemo[[4, 1, 2, 2]] 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 =&gt;</text:p>
          </table:table-cell>
          <table:table-cell office:value-type="float" office:value="58800" calcext:value-type="float">
            <text:p>58800</text:p>
          </table:table-cell>
          <table:table-cell table:number-columns-repeated="2"/>
          <table:table-cell office:value-type="string" calcext:value-type="string">
            <text:p>@exponentsDemo[[4, 1, 1, 0]] 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 =&gt;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@exponentsDemo[[4, 1, 1, 0]] 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 =&gt;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1" office:value-type="string" calcext:value-type="string">
            <text:p><text:s text:c="5"/>@exponentsDemo[[4, 1, 1, 0]] =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# =&gt; <text:s/>240</text:p>
          </table:table-cell>
        </table:table-row>
        <table:table-row table:style-name="ro1">
          <table:table-cell table:style-name="Default" office:value-type="string" calcext:value-type="string">
            <text:p>@exponentsDemo[[6, 3, 1, 1]] 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 =&gt;</text:p>
          </table:table-cell>
          <table:table-cell office:value-type="float" office:value="60480" calcext:value-type="float">
            <text:p>60480</text:p>
          </table:table-cell>
          <table:table-cell table:number-columns-repeated="2"/>
          <table:table-cell office:value-type="string" calcext:value-type="string">
            <text:p>@exponentsDemo[[0, 5, 0, 0]] 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 =&gt;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string" calcext:value-type="string">
            <text:p>@exponentsDemo[[0, 5, 0, 0]] 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 =&gt;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table:style-name="ce1" office:value-type="string" calcext:value-type="string">
            <text:p><text:s text:c="5"/>@exponentsDemo[[0, 5, 0, 0]] 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# =&gt; <text:s/>243</text:p>
          </table:table-cell>
        </table:table-row>
        <table:table-row table:style-name="ro1">
          <table:table-cell table:style-name="Default" office:value-type="string" calcext:value-type="string">
            <text:p>@exponentsDemo[[3, 2, 3, 1]] 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 =&gt;</text:p>
          </table:table-cell>
          <table:table-cell office:value-type="float" office:value="63000" calcext:value-type="float">
            <text:p>63000</text:p>
          </table:table-cell>
          <table:table-cell table:number-columns-repeated="2"/>
          <table:table-cell office:value-type="string" calcext:value-type="string">
            <text:p>@exponentsDemo[[0, 0, 1, 2]] 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 =&gt;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@exponentsDemo[[0, 0, 1, 2]] 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 =&gt;</text:p>
          </table:table-cell>
          <table:table-cell office:value-type="float" office:value="245" calcext:value-type="float">
            <text:p>245</text:p>
          </table:table-cell>
          <table:table-cell table:number-columns-repeated="3"/>
          <table:table-cell table:style-name="ce1" office:value-type="string" calcext:value-type="string">
            <text:p><text:s text:c="5"/>@exponentsDemo[[0, 0, 1, 2]] =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# =&gt; <text:s/>245</text:p>
          </table:table-cell>
        </table:table-row>
        <table:table-row table:style-name="ro1">
          <table:table-cell table:style-name="Default" office:value-type="string" calcext:value-type="string">
            <text:p>@exponentsDemo[[1, 3, 2, 2]] 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 =&gt;</text:p>
          </table:table-cell>
          <table:table-cell office:value-type="float" office:value="66150" calcext:value-type="float">
            <text:p>66150</text:p>
          </table:table-cell>
          <table:table-cell table:number-columns-repeated="2"/>
          <table:table-cell office:value-type="string" calcext:value-type="string">
            <text:p>@exponentsDemo[[1, 0, 3, 0]] 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 =&gt;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@exponentsDemo[[1, 0, 3, 0]] 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 =&gt;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style-name="ce1" office:value-type="string" calcext:value-type="string">
            <text:p><text:s text:c="5"/>@exponentsDemo[[1, 0, 3, 0]] 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# =&gt; <text:s/>250</text:p>
          </table:table-cell>
        </table:table-row>
        <table:table-row table:style-name="ro1">
          <table:table-cell table:style-name="Default" office:value-type="string" calcext:value-type="string">
            <text:p>@exponentsDemo[[7, 1, 2, 1]] =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 =&gt;</text:p>
          </table:table-cell>
          <table:table-cell office:value-type="float" office:value="67200" calcext:value-type="float">
            <text:p>67200</text:p>
          </table:table-cell>
          <table:table-cell table:number-columns-repeated="2"/>
          <table:table-cell office:value-type="string" calcext:value-type="string">
            <text:p>@exponentsDemo[[2, 2, 0, 1]] =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 =&gt;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@exponentsDemo[[2, 2, 0, 1]] =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 =&gt;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style-name="ce1" office:value-type="string" calcext:value-type="string">
            <text:p><text:s text:c="5"/>@exponentsDemo[[2, 2, 0, 1]] =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 =&gt; <text:s/>252</text:p>
          </table:table-cell>
        </table:table-row>
        <table:table-row table:style-name="ro1">
          <table:table-cell table:style-name="Default" office:value-type="string" calcext:value-type="string">
            <text:p>@exponentsDemo[[3, 5, 1, 1]] =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 =&gt;</text:p>
          </table:table-cell>
          <table:table-cell office:value-type="float" office:value="68040" calcext:value-type="float">
            <text:p>68040</text:p>
          </table:table-cell>
          <table:table-cell table:number-columns-repeated="2"/>
          <table:table-cell office:value-type="string" calcext:value-type="string">
            <text:p>@exponentsDemo[[8, 0, 0, 0]] =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 =&gt;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@exponentsDemo[[1, 3, 1, 0]] =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 =&gt;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style-name="ce1" office:value-type="string" calcext:value-type="string">
            <text:p><text:s text:c="5"/>@exponentsDemo[[1, 3, 1, 0]] =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# =&gt; <text:s/>270</text:p>
          </table:table-cell>
        </table:table-row>
        <table:table-row table:style-name="ro1">
          <table:table-cell table:style-name="Default" office:value-type="string" calcext:value-type="string">
            <text:p>@exponentsDemo[[5, 2, 1, 2]] =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 =&gt;</text:p>
          </table:table-cell>
          <table:table-cell office:value-type="float" office:value="70560" calcext:value-type="float">
            <text:p>70560</text:p>
          </table:table-cell>
          <table:table-cell table:number-columns-repeated="2"/>
          <table:table-cell office:value-type="string" calcext:value-type="string">
            <text:p>@exponentsDemo[[1, 3, 1, 0]] =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 =&gt;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@exponentsDemo[[3, 0, 1, 1]] =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 =&gt;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style-name="ce1" office:value-type="string" calcext:value-type="string">
            <text:p><text:s text:c="5"/>@exponentsDemo[[3, 0, 1, 1]] =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# =&gt; <text:s/>280</text:p>
          </table:table-cell>
        </table:table-row>
        <table:table-row table:style-name="ro1">
          <table:table-cell table:style-name="Default" office:value-type="string" calcext:value-type="string">
            <text:p>@exponentsDemo[[2, 1, 3, 2]] 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 =&gt;</text:p>
          </table:table-cell>
          <table:table-cell office:value-type="float" office:value="73500" calcext:value-type="float">
            <text:p>73500</text:p>
          </table:table-cell>
          <table:table-cell table:number-columns-repeated="2"/>
          <table:table-cell office:value-type="string" calcext:value-type="string">
            <text:p>@exponentsDemo[[3, 0, 1, 1]] 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 =&gt;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@exponentsDemo[[5, 2, 0, 0]] 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 =&gt;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table:style-name="ce1" office:value-type="string" calcext:value-type="string">
            <text:p><text:s text:c="5"/>@exponentsDemo[[5, 2, 0, 0]] 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 =&gt; <text:s/>288</text:p>
          </table:table-cell>
        </table:table-row>
        <table:table-row table:style-name="ro1">
          <table:table-cell table:style-name="Default" office:value-type="string" calcext:value-type="string">
            <text:p>@exponentsDemo[[4, 3, 2, 1]] 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 =&gt;</text:p>
          </table:table-cell>
          <table:table-cell office:value-type="float" office:value="75600" calcext:value-type="float">
            <text:p>75600</text:p>
          </table:table-cell>
          <table:table-cell table:number-columns-repeated="2"/>
          <table:table-cell office:value-type="string" calcext:value-type="string">
            <text:p>@exponentsDemo[[5, 2, 0, 0]] 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 =&gt;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@exponentsDemo[[1, 1, 0, 2]] 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 =&gt;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style-name="ce1" office:value-type="string" calcext:value-type="string">
            <text:p><text:s text:c="5"/>@exponentsDemo[[1, 1, 0, 2]] 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 =&gt; <text:s/>294</text:p>
          </table:table-cell>
        </table:table-row>
        <table:table-row table:style-name="ro1">
          <table:table-cell table:style-name="Default" office:value-type="string" calcext:value-type="string">
            <text:p>@exponentsDemo[[1, 2, 4, 1]] =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 =&gt;</text:p>
          </table:table-cell>
          <table:table-cell office:value-type="float" office:value="78750" calcext:value-type="float">
            <text:p>78750</text:p>
          </table:table-cell>
          <table:table-cell table:number-columns-repeated="2"/>
          <table:table-cell office:value-type="string" calcext:value-type="string">
            <text:p>@exponentsDemo[[1, 1, 0, 2]] =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 =&gt;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@exponentsDemo[[2, 1, 2, 0]] =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 =&gt;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ce1" office:value-type="string" calcext:value-type="string">
            <text:p><text:s text:c="5"/>@exponentsDemo[[2, 1, 2, 0]] =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# =&gt; <text:s/>300</text:p>
          </table:table-cell>
        </table:table-row>
        <table:table-row table:style-name="ro1">
          <table:table-cell table:style-name="Default" office:value-type="string" calcext:value-type="string">
            <text:p>@exponentsDemo[[2, 4, 1, 2]] =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 =&gt;</text:p>
          </table:table-cell>
          <table:table-cell office:value-type="float" office:value="79380" calcext:value-type="float">
            <text:p>79380</text:p>
          </table:table-cell>
          <table:table-cell table:number-columns-repeated="2"/>
          <table:table-cell office:value-type="string" calcext:value-type="string">
            <text:p>@exponentsDemo[[2, 1, 2, 0]] =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 =&gt;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@exponentsDemo[[0, 2, 1, 1]] =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 =&gt;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table:style-name="ce1" office:value-type="string" calcext:value-type="string">
            <text:p><text:s text:c="5"/>@exponentsDemo[[0, 2, 1, 1]] =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# =&gt; <text:s/>315</text:p>
          </table:table-cell>
        </table:table-row>
        <table:table-row table:style-name="ro1">
          <table:table-cell table:style-name="Default" office:value-type="string" calcext:value-type="string">
            <text:p>@exponentsDemo[[8, 2, 1, 1]] =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 =&gt;</text:p>
          </table:table-cell>
          <table:table-cell office:value-type="float" office:value="80640" calcext:value-type="float">
            <text:p>80640</text:p>
          </table:table-cell>
          <table:table-cell table:number-columns-repeated="2"/>
          <table:table-cell office:value-type="string" calcext:value-type="string">
            <text:p>@exponentsDemo[[0, 2, 1, 1]] =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 =&gt;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@exponentsDemo[[6, 0, 1, 0]] =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 =&gt;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style-name="ce1" office:value-type="string" calcext:value-type="string">
            <text:p><text:s text:c="5"/>@exponentsDemo[[6, 0, 1, 0]] =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# =&gt; <text:s/>320</text:p>
          </table:table-cell>
        </table:table-row>
        <table:table-row table:style-name="ro1">
          <table:table-cell table:style-name="Default" office:value-type="string" calcext:value-type="string">
            <text:p>@exponentsDemo[[5, 1, 3, 1]] =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 =&gt;</text:p>
          </table:table-cell>
          <table:table-cell office:value-type="float" office:value="84000" calcext:value-type="float">
            <text:p>84000</text:p>
          </table:table-cell>
          <table:table-cell table:number-columns-repeated="2"/>
          <table:table-cell office:value-type="string" calcext:value-type="string">
            <text:p>@exponentsDemo[[6, 0, 1, 0]] =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 =&gt;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@exponentsDemo[[2, 4, 0, 0]] =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 =&gt;</text:p>
          </table:table-cell>
          <table:table-cell office:value-type="float" office:value="324" calcext:value-type="float">
            <text:p>324</text:p>
          </table:table-cell>
          <table:table-cell table:number-columns-repeated="3"/>
          <table:table-cell table:style-name="ce1" office:value-type="string" calcext:value-type="string">
            <text:p><text:s text:c="5"/>@exponentsDemo[[2, 4, 0, 0]] =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# =&gt; <text:s/>324</text:p>
          </table:table-cell>
        </table:table-row>
        <table:table-row table:style-name="ro1">
          <table:table-cell table:style-name="Default" office:value-type="string" calcext:value-type="string">
            <text:p>@exponentsDemo[[1, 5, 2, 1]] 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 =&gt;</text:p>
          </table:table-cell>
          <table:table-cell office:value-type="float" office:value="85050" calcext:value-type="float">
            <text:p>85050</text:p>
          </table:table-cell>
          <table:table-cell table:number-columns-repeated="2"/>
          <table:table-cell office:value-type="string" calcext:value-type="string">
            <text:p>@exponentsDemo[[2, 4, 0, 0]] 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 =&gt;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@exponentsDemo[[4, 1, 0, 1]] 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 =&gt;</text:p>
          </table:table-cell>
          <table:table-cell office:value-type="float" office:value="336" calcext:value-type="float">
            <text:p>336</text:p>
          </table:table-cell>
          <table:table-cell table:number-columns-repeated="3"/>
          <table:table-cell table:style-name="ce1" office:value-type="string" calcext:value-type="string">
            <text:p><text:s text:c="5"/>@exponentsDemo[[4, 1, 0, 1]] 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# =&gt; <text:s/>336</text:p>
          </table:table-cell>
        </table:table-row>
        <table:table-row table:style-name="ro1">
          <table:table-cell table:style-name="Default" office:value-type="string" calcext:value-type="string">
            <text:p>@exponentsDemo[[3, 2, 2, 2]] =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 =&gt;</text:p>
          </table:table-cell>
          <table:table-cell office:value-type="float" office:value="88200" calcext:value-type="float">
            <text:p>88200</text:p>
          </table:table-cell>
          <table:table-cell table:number-columns-repeated="2"/>
          <table:table-cell office:value-type="string" calcext:value-type="string">
            <text:p>@exponentsDemo[[4, 1, 0, 1]] =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 =&gt;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@exponentsDemo[[1, 0, 2, 1]] =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 =&gt;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1" office:value-type="string" calcext:value-type="string">
            <text:p><text:s text:c="5"/>@exponentsDemo[[1, 0, 2, 1]] =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# =&gt; <text:s/>350</text:p>
          </table:table-cell>
        </table:table-row>
        <table:table-row table:style-name="ro1">
          <table:table-cell table:style-name="Default" office:value-type="string" calcext:value-type="string">
            <text:p>@exponentsDemo[[5, 4, 1, 1]] =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 =&gt;</text:p>
          </table:table-cell>
          <table:table-cell office:value-type="float" office:value="90720" calcext:value-type="float">
            <text:p>90720</text:p>
          </table:table-cell>
          <table:table-cell table:number-columns-repeated="2"/>
          <table:table-cell office:value-type="string" calcext:value-type="string">
            <text:p>@exponentsDemo[[1, 0, 2, 1]] =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 =&gt;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@exponentsDemo[[3, 2, 1, 0]] =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 =&gt;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table:style-name="ce1" office:value-type="string" calcext:value-type="string">
            <text:p><text:s text:c="5"/>@exponentsDemo[[3, 2, 1, 0]] =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# =&gt; <text:s/>360</text:p>
          </table:table-cell>
        </table:table-row>
        <table:table-row table:style-name="ro1">
          <table:table-cell table:style-name="Default" office:value-type="string" calcext:value-type="string">
            <text:p>@exponentsDemo[[7, 1, 1, 2]] =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 =&gt;</text:p>
          </table:table-cell>
          <table:table-cell office:value-type="float" office:value="94080" calcext:value-type="float">
            <text:p>94080</text:p>
          </table:table-cell>
          <table:table-cell table:number-columns-repeated="2"/>
          <table:table-cell office:value-type="string" calcext:value-type="string">
            <text:p>@exponentsDemo[[3, 2, 1, 0]] =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 =&gt;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@exponentsDemo[[0, 1, 3, 0]] =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 =&gt;</text:p>
          </table:table-cell>
          <table:table-cell office:value-type="float" office:value="375" calcext:value-type="float">
            <text:p>375</text:p>
          </table:table-cell>
          <table:table-cell table:number-columns-repeated="3"/>
          <table:table-cell table:style-name="ce1" office:value-type="string" calcext:value-type="string">
            <text:p><text:s text:c="5"/>@exponentsDemo[[0, 1, 3, 0]] =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# =&gt; <text:s/>375</text:p>
          </table:table-cell>
        </table:table-row>
        <table:table-row table:style-name="ro1">
          <table:table-cell table:style-name="Default" office:value-type="string" calcext:value-type="string">
            <text:p>@exponentsDemo[[2, 3, 3, 1]] =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# =&gt;</text:p>
          </table:table-cell>
          <table:table-cell office:value-type="float" office:value="94500" calcext:value-type="float">
            <text:p>94500</text:p>
          </table:table-cell>
          <table:table-cell table:number-columns-repeated="2"/>
          <table:table-cell office:value-type="string" calcext:value-type="string">
            <text:p>@exponentsDemo[[0, 1, 3, 0]] =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# =&gt;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string" calcext:value-type="string">
            <text:p>@exponentsDemo[[1, 3, 0, 1]] =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# =&gt;</text:p>
          </table:table-cell>
          <table:table-cell office:value-type="float" office:value="378" calcext:value-type="float">
            <text:p>378</text:p>
          </table:table-cell>
          <table:table-cell table:number-columns-repeated="3"/>
          <table:table-cell table:style-name="ce1" office:value-type="string" calcext:value-type="string">
            <text:p><text:s text:c="5"/>@exponentsDemo[[1, 3, 0, 1]] =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# =&gt; <text:s/>378</text:p>
          </table:table-cell>
        </table:table-row>
        <table:table-row table:style-name="ro1">
          <table:table-cell table:style-name="Default" office:value-type="string" calcext:value-type="string">
            <text:p>@exponentsDemo[[6, 2, 2, 1]] =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# =&gt;</text:p>
          </table:table-cell>
          <table:table-cell office:value-type="float" office:value="100800" calcext:value-type="float">
            <text:p>100800</text:p>
          </table:table-cell>
          <table:table-cell table:number-columns-repeated="2"/>
          <table:table-cell office:value-type="string" calcext:value-type="string">
            <text:p>@exponentsDemo[[1, 3, 0, 1]] =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# =&gt;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string" calcext:value-type="string">
            <text:p>@exponentsDemo[[7, 1, 0, 0]] =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# =&gt;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table:style-name="ce1" office:value-type="string" calcext:value-type="string">
            <text:p><text:s text:c="5"/>@exponentsDemo[[7, 1, 0, 0]] =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# =&gt; <text:s/>384</text:p>
          </table:table-cell>
        </table:table-row>
        <table:table-row table:style-name="ro1">
          <table:table-cell table:style-name="Default" office:value-type="string" calcext:value-type="string">
            <text:p>@exponentsDemo[[3, 1, 4, 1]] =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# =&gt;</text:p>
          </table:table-cell>
          <table:table-cell office:value-type="float" office:value="105000" calcext:value-type="float">
            <text:p>105000</text:p>
          </table:table-cell>
          <table:table-cell table:number-columns-repeated="2"/>
          <table:table-cell office:value-type="string" calcext:value-type="string">
            <text:p>@exponentsDemo[[7, 1, 0, 0]] =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# =&gt;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string" calcext:value-type="string">
            <text:p>@exponentsDemo[[3, 0, 0, 2]] =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# =&gt;</text:p>
          </table:table-cell>
          <table:table-cell office:value-type="float" office:value="392" calcext:value-type="float">
            <text:p>392</text:p>
          </table:table-cell>
          <table:table-cell table:number-columns-repeated="3"/>
          <table:table-cell table:style-name="ce1" office:value-type="string" calcext:value-type="string">
            <text:p><text:s text:c="5"/>@exponentsDemo[[3, 0, 0, 2]] =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# =&gt; <text:s/>392</text:p>
          </table:table-cell>
        </table:table-row>
        <table:table-row table:style-name="ro1">
          <table:table-cell table:style-name="Default" office:value-type="string" calcext:value-type="string">
            <text:p>@exponentsDemo[[4, 3, 1, 2]] =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# =&gt;</text:p>
          </table:table-cell>
          <table:table-cell office:value-type="float" office:value="105840" calcext:value-type="float">
            <text:p>105840</text:p>
          </table:table-cell>
          <table:table-cell table:number-columns-repeated="2"/>
          <table:table-cell office:value-type="string" calcext:value-type="string">
            <text:p>@exponentsDemo[[3, 0, 0, 2]] =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# =&gt;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@exponentsDemo[[4, 0, 2, 0]] =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# =&gt;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1" office:value-type="string" calcext:value-type="string">
            <text:p><text:s text:c="5"/>@exponentsDemo[[4, 0, 2, 0]] =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# =&gt; <text:s/>400</text:p>
          </table:table-cell>
        </table:table-row>
        <table:table-row table:style-name="ro1">
          <table:table-cell table:style-name="Default" office:value-type="string" calcext:value-type="string">
            <text:p>@exponentsDemo[[1, 2, 3, 2]] =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# =&gt;</text:p>
          </table:table-cell>
          <table:table-cell office:value-type="float" office:value="110250" calcext:value-type="float">
            <text:p>110250</text:p>
          </table:table-cell>
          <table:table-cell table:number-columns-repeated="2"/>
          <table:table-cell office:value-type="string" calcext:value-type="string">
            <text:p>@exponentsDemo[[4, 0, 2, 0]] =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# =&gt;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@exponentsDemo[[0, 4, 1, 0]] =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# =&gt;</text:p>
          </table:table-cell>
          <table:table-cell office:value-type="float" office:value="405" calcext:value-type="float">
            <text:p>405</text:p>
          </table:table-cell>
          <table:table-cell table:number-columns-repeated="3"/>
          <table:table-cell table:style-name="ce1" office:value-type="string" calcext:value-type="string">
            <text:p><text:s text:c="5"/>@exponentsDemo[[0, 4, 1, 0]] =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# =&gt; <text:s/>405</text:p>
          </table:table-cell>
        </table:table-row>
        <table:table-row table:style-name="ro1">
          <table:table-cell table:style-name="Default" office:value-type="string" calcext:value-type="string">
            <text:p>@exponentsDemo[[3, 4, 2, 1]] =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# =&gt;</text:p>
          </table:table-cell>
          <table:table-cell office:value-type="float" office:value="113400" calcext:value-type="float">
            <text:p>113400</text:p>
          </table:table-cell>
          <table:table-cell table:number-columns-repeated="2"/>
          <table:table-cell office:value-type="string" calcext:value-type="string">
            <text:p>@exponentsDemo[[0, 4, 1, 0]] =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# =&gt;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@exponentsDemo[[2, 1, 1, 1]] =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# =&gt;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table:style-name="ce1" office:value-type="string" calcext:value-type="string">
            <text:p><text:s text:c="5"/>@exponentsDemo[[2, 1, 1, 1]] =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# =&gt; <text:s/>420</text:p>
          </table:table-cell>
        </table:table-row>
        <table:table-row table:style-name="ro1">
          <table:table-cell table:style-name="Default" office:value-type="string" calcext:value-type="string">
            <text:p>@exponentsDemo[[5, 1, 2, 2]] =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# =&gt;</text:p>
          </table:table-cell>
          <table:table-cell office:value-type="float" office:value="117600" calcext:value-type="float">
            <text:p>117600</text:p>
          </table:table-cell>
          <table:table-cell table:number-columns-repeated="2"/>
          <table:table-cell office:value-type="string" calcext:value-type="string">
            <text:p>@exponentsDemo[[2, 1, 1, 1]] =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# =&gt;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string" calcext:value-type="string">
            <text:p>@exponentsDemo[[4, 3, 0, 0]] =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# =&gt;</text:p>
          </table:table-cell>
          <table:table-cell office:value-type="float" office:value="432" calcext:value-type="float">
            <text:p>432</text:p>
          </table:table-cell>
          <table:table-cell table:number-columns-repeated="3"/>
          <table:table-cell table:style-name="ce1" office:value-type="string" calcext:value-type="string">
            <text:p><text:s text:c="5"/>@exponentsDemo[[4, 3, 0, 0]] =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# =&gt; <text:s/>432</text:p>
          </table:table-cell>
        </table:table-row>
        <table:table-row table:style-name="ro1">
          <table:table-cell table:style-name="Default" office:value-type="string" calcext:value-type="string">
            <text:p>@exponentsDemo[[1, 5, 1, 2]] =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# =&gt;</text:p>
          </table:table-cell>
          <table:table-cell office:value-type="float" office:value="119070" calcext:value-type="float">
            <text:p>119070</text:p>
          </table:table-cell>
          <table:table-cell table:number-columns-repeated="2"/>
          <table:table-cell office:value-type="string" calcext:value-type="string">
            <text:p>@exponentsDemo[[4, 3, 0, 0]] =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# =&gt;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string" calcext:value-type="string">
            <text:p>@exponentsDemo[[0, 2, 0, 2]] =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# =&gt;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table:style-name="ce1" office:value-type="string" calcext:value-type="string">
            <text:p><text:s text:c="5"/>@exponentsDemo[[0, 2, 0, 2]] =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# =&gt; <text:s/>441</text:p>
          </table:table-cell>
        </table:table-row>
        <table:table-row table:style-name="ro1">
          <table:table-cell table:style-name="Default" office:value-type="string" calcext:value-type="string">
            <text:p>@exponentsDemo[[7, 3, 1, 1]] =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# =&gt;</text:p>
          </table:table-cell>
          <table:table-cell office:value-type="float" office:value="120960" calcext:value-type="float">
            <text:p>120960</text:p>
          </table:table-cell>
          <table:table-cell table:number-columns-repeated="2"/>
          <table:table-cell office:value-type="string" calcext:value-type="string">
            <text:p>@exponentsDemo[[0, 2, 0, 2]] =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# =&gt;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string" calcext:value-type="string">
            <text:p>@exponentsDemo[[6, 0, 0, 1]] =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# =&gt;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style-name="ce1" office:value-type="string" calcext:value-type="string">
            <text:p><text:s text:c="5"/>@exponentsDemo[[6, 0, 0, 1]] =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# =&gt; <text:s/>448</text:p>
          </table:table-cell>
        </table:table-row>
        <table:table-row table:style-name="ro1">
          <table:table-cell table:style-name="Default" office:value-type="string" calcext:value-type="string">
            <text:p>@exponentsDemo[[4, 2, 3, 1]] =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# =&gt;</text:p>
          </table:table-cell>
          <table:table-cell office:value-type="float" office:value="126000" calcext:value-type="float">
            <text:p>126000</text:p>
          </table:table-cell>
          <table:table-cell table:number-columns-repeated="2"/>
          <table:table-cell office:value-type="string" calcext:value-type="string">
            <text:p>@exponentsDemo[[6, 0, 0, 1]] =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# =&gt;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string" calcext:value-type="string">
            <text:p>@exponentsDemo[[1, 2, 2, 0]] =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# =&gt;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table:style-name="ce1" office:value-type="string" calcext:value-type="string">
            <text:p><text:s text:c="5"/>@exponentsDemo[[1, 2, 2, 0]] =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# =&gt; <text:s/>450</text:p>
          </table:table-cell>
        </table:table-row>
        <table:table-row table:style-name="ro1">
          <table:table-cell table:style-name="Default" office:value-type="string" calcext:value-type="string">
            <text:p>@exponentsDemo[[2, 3, 2, 2]] =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# =&gt;</text:p>
          </table:table-cell>
          <table:table-cell office:value-type="float" office:value="132300" calcext:value-type="float">
            <text:p>132300</text:p>
          </table:table-cell>
          <table:table-cell table:number-columns-repeated="2"/>
          <table:table-cell office:value-type="string" calcext:value-type="string">
            <text:p>@exponentsDemo[[1, 2, 2, 0]] =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# =&gt;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@exponentsDemo[[5, 1, 1, 0]] =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# =&gt;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table:style-name="ce1" office:value-type="string" calcext:value-type="string">
            <text:p><text:s text:c="5"/>@exponentsDemo[[5, 1, 1, 0]] =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# =&gt; <text:s/>480</text:p>
          </table:table-cell>
        </table:table-row>
        <table:table-row table:style-name="ro1">
          <table:table-cell table:style-name="Default" office:value-type="string" calcext:value-type="string">
            <text:p>@exponentsDemo[[8, 1, 2, 1]] 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# =&gt;</text:p>
          </table:table-cell>
          <table:table-cell office:value-type="float" office:value="134400" calcext:value-type="float">
            <text:p>134400</text:p>
          </table:table-cell>
          <table:table-cell table:number-columns-repeated="2"/>
          <table:table-cell office:value-type="string" calcext:value-type="string">
            <text:p>@exponentsDemo[[5, 1, 1, 0]] 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# =&gt;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@exponentsDemo[[1, 5, 0, 0]] 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# =&gt;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table:style-name="ce1" office:value-type="string" calcext:value-type="string">
            <text:p><text:s text:c="5"/>@exponentsDemo[[1, 5, 0, 0]] 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# =&gt; <text:s/>486</text:p>
          </table:table-cell>
        </table:table-row>
        <table:table-row table:style-name="ro1">
          <table:table-cell table:style-name="Default" office:value-type="string" calcext:value-type="string">
            <text:p>@exponentsDemo[[4, 5, 1, 1]] =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# =&gt;</text:p>
          </table:table-cell>
          <table:table-cell office:value-type="float" office:value="136080" calcext:value-type="float">
            <text:p>136080</text:p>
          </table:table-cell>
          <table:table-cell table:number-columns-repeated="2"/>
          <table:table-cell office:value-type="string" calcext:value-type="string">
            <text:p>@exponentsDemo[[1, 5, 0, 0]] =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# =&gt;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string" calcext:value-type="string">
            <text:p>@exponentsDemo[[1, 0, 1, 2]] =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# =&gt;</text:p>
          </table:table-cell>
          <table:table-cell office:value-type="float" office:value="490" calcext:value-type="float">
            <text:p>490</text:p>
          </table:table-cell>
          <table:table-cell table:number-columns-repeated="3"/>
          <table:table-cell table:style-name="ce1" office:value-type="string" calcext:value-type="string">
            <text:p><text:s text:c="5"/>@exponentsDemo[[1, 0, 1, 2]] =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# =&gt; <text:s/>490</text:p>
          </table:table-cell>
        </table:table-row>
        <table:table-row table:style-name="ro1">
          <table:table-cell table:style-name="Default" office:value-type="string" calcext:value-type="string">
            <text:p>@exponentsDemo[[6, 2, 1, 2]] =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# =&gt;</text:p>
          </table:table-cell>
          <table:table-cell office:value-type="float" office:value="141120" calcext:value-type="float">
            <text:p>141120</text:p>
          </table:table-cell>
          <table:table-cell table:number-columns-repeated="2"/>
          <table:table-cell office:value-type="string" calcext:value-type="string">
            <text:p>@exponentsDemo[[1, 0, 1, 2]] =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# =&gt;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@exponentsDemo[[2, 0, 3, 0]] =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# =&gt;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1" office:value-type="string" calcext:value-type="string">
            <text:p><text:s text:c="5"/>@exponentsDemo[[2, 0, 3, 0]] =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# =&gt; <text:s/>500</text:p>
          </table:table-cell>
        </table:table-row>
        <table:table-row table:style-name="ro1">
          <table:table-cell table:style-name="Default" office:value-type="string" calcext:value-type="string">
            <text:p>@exponentsDemo[[1, 4, 3, 1]] =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# =&gt;</text:p>
          </table:table-cell>
          <table:table-cell office:value-type="float" office:value="141750" calcext:value-type="float">
            <text:p>141750</text:p>
          </table:table-cell>
          <table:table-cell table:number-columns-repeated="2"/>
          <table:table-cell office:value-type="string" calcext:value-type="string">
            <text:p>@exponentsDemo[[2, 0, 3, 0]] =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# =&gt;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@exponentsDemo[[3, 2, 0, 1]] =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# =&gt;</text:p>
          </table:table-cell>
          <table:table-cell office:value-type="float" office:value="504" calcext:value-type="float">
            <text:p>504</text:p>
          </table:table-cell>
          <table:table-cell table:number-columns-repeated="3"/>
          <table:table-cell table:style-name="ce1" office:value-type="string" calcext:value-type="string">
            <text:p><text:s text:c="5"/>@exponentsDemo[[3, 2, 0, 1]] =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# =&gt; <text:s/>504</text:p>
          </table:table-cell>
        </table:table-row>
        <table:table-row table:style-name="ro1">
          <table:table-cell table:style-name="Default" office:value-type="string" calcext:value-type="string">
            <text:p>@exponentsDemo[[3, 1, 3, 2]] =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# =&gt;</text:p>
          </table:table-cell>
          <table:table-cell office:value-type="float" office:value="147000" calcext:value-type="float">
            <text:p>147000</text:p>
          </table:table-cell>
          <table:table-cell table:number-columns-repeated="2"/>
          <table:table-cell office:value-type="string" calcext:value-type="string">
            <text:p>@exponentsDemo[[3, 2, 0, 1]] =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# =&gt;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string" calcext:value-type="string">
            <text:p>@exponentsDemo[[0, 1, 2, 1]] =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# =&gt;</text:p>
          </table:table-cell>
          <table:table-cell office:value-type="float" office:value="525" calcext:value-type="float">
            <text:p>525</text:p>
          </table:table-cell>
          <table:table-cell table:number-columns-repeated="3"/>
          <table:table-cell table:style-name="ce1" office:value-type="string" calcext:value-type="string">
            <text:p><text:s text:c="5"/>@exponentsDemo[[0, 1, 2, 1]] =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# =&gt; <text:s/>525</text:p>
          </table:table-cell>
        </table:table-row>
        <table:table-row table:style-name="ro1">
          <table:table-cell table:style-name="Default" office:value-type="string" calcext:value-type="string">
            <text:p>@exponentsDemo[[5, 3, 2, 1]] =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# =&gt;</text:p>
          </table:table-cell>
          <table:table-cell office:value-type="float" office:value="151200" calcext:value-type="float">
            <text:p>151200</text:p>
          </table:table-cell>
          <table:table-cell table:number-columns-repeated="2"/>
          <table:table-cell office:value-type="string" calcext:value-type="string">
            <text:p>@exponentsDemo[[0, 1, 2, 1]] =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# =&gt;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string" calcext:value-type="string">
            <text:p>@exponentsDemo[[2, 3, 1, 0]] =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# =&gt;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table:style-name="ce1" office:value-type="string" calcext:value-type="string">
            <text:p><text:s text:c="5"/>@exponentsDemo[[2, 3, 1, 0]] =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# =&gt; <text:s/>540</text:p>
          </table:table-cell>
        </table:table-row>
        <table:table-row table:style-name="ro1">
          <table:table-cell table:style-name="Default" office:value-type="string" calcext:value-type="string">
            <text:p>@exponentsDemo[[2, 2, 4, 1]] =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# =&gt;</text:p>
          </table:table-cell>
          <table:table-cell office:value-type="float" office:value="157500" calcext:value-type="float">
            <text:p>157500</text:p>
          </table:table-cell>
          <table:table-cell table:number-columns-repeated="2"/>
          <table:table-cell office:value-type="string" calcext:value-type="string">
            <text:p>@exponentsDemo[[2, 3, 1, 0]] =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# =&gt;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string" calcext:value-type="string">
            <text:p>@exponentsDemo[[4, 0, 1, 1]] =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# =&gt;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style-name="ce1" office:value-type="string" calcext:value-type="string">
            <text:p><text:s text:c="5"/>@exponentsDemo[[4, 0, 1, 1]] =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# =&gt; <text:s/>560</text:p>
          </table:table-cell>
        </table:table-row>
        <table:table-row table:style-name="ro1">
          <table:table-cell table:style-name="Default" office:value-type="string" calcext:value-type="string">
            <text:p>@exponentsDemo[[3, 4, 1, 2]] =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# =&gt;</text:p>
          </table:table-cell>
          <table:table-cell office:value-type="float" office:value="158760" calcext:value-type="float">
            <text:p>158760</text:p>
          </table:table-cell>
          <table:table-cell table:number-columns-repeated="2"/>
          <table:table-cell office:value-type="string" calcext:value-type="string">
            <text:p>@exponentsDemo[[4, 0, 1, 1]] =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# =&gt;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string" calcext:value-type="string">
            <text:p>@exponentsDemo[[0, 4, 0, 1]] =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# =&gt;</text:p>
          </table:table-cell>
          <table:table-cell office:value-type="float" office:value="567" calcext:value-type="float">
            <text:p>567</text:p>
          </table:table-cell>
          <table:table-cell table:number-columns-repeated="3"/>
          <table:table-cell table:style-name="ce1" office:value-type="string" calcext:value-type="string">
            <text:p><text:s text:c="5"/>@exponentsDemo[[0, 4, 0, 1]] =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# =&gt; <text:s/>567</text:p>
          </table:table-cell>
        </table:table-row>
        <table:table-row table:style-name="ro1">
          <table:table-cell table:style-name="Default" office:value-type="string" calcext:value-type="string">
            <text:p>@exponentsDemo[[6, 1, 3, 1]] =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# =&gt;</text:p>
          </table:table-cell>
          <table:table-cell office:value-type="float" office:value="168000" calcext:value-type="float">
            <text:p>168000</text:p>
          </table:table-cell>
          <table:table-cell table:number-columns-repeated="2"/>
          <table:table-cell office:value-type="string" calcext:value-type="string">
            <text:p>@exponentsDemo[[0, 4, 0, 1]] =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# =&gt;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string" calcext:value-type="string">
            <text:p>@exponentsDemo[[6, 2, 0, 0]] =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# =&gt;</text:p>
          </table:table-cell>
          <table:table-cell office:value-type="float" office:value="576" calcext:value-type="float">
            <text:p>576</text:p>
          </table:table-cell>
          <table:table-cell table:number-columns-repeated="3"/>
          <table:table-cell table:style-name="ce1" office:value-type="string" calcext:value-type="string">
            <text:p><text:s text:c="5"/>@exponentsDemo[[6, 2, 0, 0]] =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# =&gt; <text:s/>576</text:p>
          </table:table-cell>
        </table:table-row>
        <table:table-row table:style-name="ro1">
          <table:table-cell table:style-name="Default" office:value-type="string" calcext:value-type="string">
            <text:p>@exponentsDemo[[2, 5, 2, 1]] =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# =&gt;</text:p>
          </table:table-cell>
          <table:table-cell office:value-type="float" office:value="170100" calcext:value-type="float">
            <text:p>170100</text:p>
          </table:table-cell>
          <table:table-cell table:number-columns-repeated="2"/>
          <table:table-cell office:value-type="string" calcext:value-type="string">
            <text:p>@exponentsDemo[[6, 2, 0, 0]] =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# =&gt;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string" calcext:value-type="string">
            <text:p>@exponentsDemo[[2, 1, 0, 2]] =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# =&gt;</text:p>
          </table:table-cell>
          <table:table-cell office:value-type="float" office:value="588" calcext:value-type="float">
            <text:p>588</text:p>
          </table:table-cell>
          <table:table-cell table:number-columns-repeated="3"/>
          <table:table-cell table:style-name="ce1" office:value-type="string" calcext:value-type="string">
            <text:p><text:s text:c="5"/>@exponentsDemo[[2, 1, 0, 2]] =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# =&gt; <text:s/>588</text:p>
          </table:table-cell>
        </table:table-row>
        <table:table-row table:style-name="ro1">
          <table:table-cell table:style-name="Default" office:value-type="string" calcext:value-type="string">
            <text:p>@exponentsDemo[[4, 2, 2, 2]] =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# =&gt;</text:p>
          </table:table-cell>
          <table:table-cell office:value-type="float" office:value="176400" calcext:value-type="float">
            <text:p>176400</text:p>
          </table:table-cell>
          <table:table-cell table:number-columns-repeated="2"/>
          <table:table-cell office:value-type="string" calcext:value-type="string">
            <text:p>@exponentsDemo[[2, 1, 0, 2]] =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# =&gt;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string" calcext:value-type="string">
            <text:p>@exponentsDemo[[3, 1, 2, 0]] =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# =&gt;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table:style-name="ce1" office:value-type="string" calcext:value-type="string">
            <text:p><text:s text:c="5"/>@exponentsDemo[[3, 1, 2, 0]] =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# =&gt; <text:s/>600</text:p>
          </table:table-cell>
        </table:table-row>
        <table:table-row table:style-name="ro1">
          <table:table-cell table:style-name="Default" office:value-type="string" calcext:value-type="string">
            <text:p>@exponentsDemo[[6, 4, 1, 1]] =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# =&gt;</text:p>
          </table:table-cell>
          <table:table-cell office:value-type="float" office:value="181440" calcext:value-type="float">
            <text:p>181440</text:p>
          </table:table-cell>
          <table:table-cell table:number-columns-repeated="2"/>
          <table:table-cell office:value-type="string" calcext:value-type="string">
            <text:p>@exponentsDemo[[3, 1, 2, 0]] =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# =&gt;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@exponentsDemo[[0, 0, 4, 0]] =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# =&gt;</text:p>
          </table:table-cell>
          <table:table-cell office:value-type="float" office:value="625" calcext:value-type="float">
            <text:p>625</text:p>
          </table:table-cell>
          <table:table-cell table:number-columns-repeated="3"/>
          <table:table-cell table:style-name="ce1" office:value-type="string" calcext:value-type="string">
            <text:p><text:s text:c="5"/>@exponentsDemo[[0, 0, 4, 0]] =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# =&gt; <text:s/>625</text:p>
          </table:table-cell>
        </table:table-row>
        <table:table-row table:style-name="ro1">
          <table:table-cell table:style-name="Default" office:value-type="string" calcext:value-type="string">
            <text:p>@exponentsDemo[[1, 1, 4, 2]] =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# =&gt;</text:p>
          </table:table-cell>
          <table:table-cell office:value-type="float" office:value="183750" calcext:value-type="float">
            <text:p>183750</text:p>
          </table:table-cell>
          <table:table-cell table:number-columns-repeated="2"/>
          <table:table-cell office:value-type="string" calcext:value-type="string">
            <text:p>@exponentsDemo[[0, 0, 4, 0]] =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# =&gt;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string" calcext:value-type="string">
            <text:p>@exponentsDemo[[1, 2, 1, 1]] =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# =&gt;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1" office:value-type="string" calcext:value-type="string">
            <text:p><text:s text:c="5"/>@exponentsDemo[[1, 2, 1, 1]] =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# =&gt; <text:s/>630</text:p>
          </table:table-cell>
        </table:table-row>
        <table:table-row table:style-name="ro1">
          <table:table-cell table:style-name="Default" office:value-type="string" calcext:value-type="string">
            <text:p>@exponentsDemo[[8, 1, 1, 2]] =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# =&gt;</text:p>
          </table:table-cell>
          <table:table-cell office:value-type="float" office:value="188160" calcext:value-type="float">
            <text:p>188160</text:p>
          </table:table-cell>
          <table:table-cell table:number-columns-repeated="2"/>
          <table:table-cell office:value-type="string" calcext:value-type="string">
            <text:p>@exponentsDemo[[1, 2, 1, 1]] =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# =&gt;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string" calcext:value-type="string">
            <text:p>@exponentsDemo[[7, 0, 1, 0]] =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# =&gt;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table:style-name="ce1" office:value-type="string" calcext:value-type="string">
            <text:p><text:s text:c="5"/>@exponentsDemo[[7, 0, 1, 0]] =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# =&gt; <text:s/>640</text:p>
          </table:table-cell>
        </table:table-row>
        <table:table-row table:style-name="ro1">
          <table:table-cell table:style-name="Default" office:value-type="string" calcext:value-type="string">
            <text:p>@exponentsDemo[[3, 3, 3, 1]] =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# =&gt;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  <table:table-cell office:value-type="string" calcext:value-type="string">
            <text:p>@exponentsDemo[[7, 0, 1, 0]] =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# =&gt;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@exponentsDemo[[3, 4, 0, 0]] =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# =&gt;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table:style-name="ce1" office:value-type="string" calcext:value-type="string">
            <text:p><text:s text:c="5"/>@exponentsDemo[[3, 4, 0, 0]] =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# =&gt; <text:s/>648</text:p>
          </table:table-cell>
        </table:table-row>
        <table:table-row table:style-name="ro1">
          <table:table-cell table:style-name="Default" office:value-type="string" calcext:value-type="string">
            <text:p>@exponentsDemo[[1, 4, 2, 2]] =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# =&gt;</text:p>
          </table:table-cell>
          <table:table-cell office:value-type="float" office:value="198450" calcext:value-type="float">
            <text:p>198450</text:p>
          </table:table-cell>
          <table:table-cell table:number-columns-repeated="2"/>
          <table:table-cell office:value-type="string" calcext:value-type="string">
            <text:p>@exponentsDemo[[3, 4, 0, 0]] =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# =&gt;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string" calcext:value-type="string">
            <text:p>@exponentsDemo[[5, 1, 0, 1]] =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# =&gt;</text:p>
          </table:table-cell>
          <table:table-cell office:value-type="float" office:value="672" calcext:value-type="float">
            <text:p>672</text:p>
          </table:table-cell>
          <table:table-cell table:number-columns-repeated="3"/>
          <table:table-cell table:style-name="ce1" office:value-type="string" calcext:value-type="string">
            <text:p><text:s text:c="5"/>@exponentsDemo[[5, 1, 0, 1]] =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# =&gt; <text:s/>672</text:p>
          </table:table-cell>
        </table:table-row>
        <table:table-row table:style-name="ro1">
          <table:table-cell table:style-name="Default" office:value-type="string" calcext:value-type="string">
            <text:p>@exponentsDemo[[7, 2, 2, 1]] =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# =&gt;</text:p>
          </table:table-cell>
          <table:table-cell office:value-type="float" office:value="201600" calcext:value-type="float">
            <text:p>201600</text:p>
          </table:table-cell>
          <table:table-cell table:number-columns-repeated="2"/>
          <table:table-cell office:value-type="string" calcext:value-type="string">
            <text:p>@exponentsDemo[[5, 1, 0, 1]] =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# =&gt;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string" calcext:value-type="string">
            <text:p>@exponentsDemo[[0, 3, 2, 0]] =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# =&gt;</text:p>
          </table:table-cell>
          <table:table-cell office:value-type="float" office:value="675" calcext:value-type="float">
            <text:p>675</text:p>
          </table:table-cell>
          <table:table-cell table:number-columns-repeated="3"/>
          <table:table-cell table:style-name="ce1" office:value-type="string" calcext:value-type="string">
            <text:p><text:s text:c="5"/>@exponentsDemo[[0, 3, 2, 0]] =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# =&gt; <text:s/>675</text:p>
          </table:table-cell>
        </table:table-row>
        <table:table-row table:style-name="ro1">
          <table:table-cell table:style-name="Default" office:value-type="string" calcext:value-type="string">
            <text:p>@exponentsDemo[[4, 1, 4, 1]] =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# =&gt;</text:p>
          </table:table-cell>
          <table:table-cell office:value-type="float" office:value="210000" calcext:value-type="float">
            <text:p>210000</text:p>
          </table:table-cell>
          <table:table-cell table:number-columns-repeated="2"/>
          <table:table-cell office:value-type="string" calcext:value-type="string">
            <text:p>@exponentsDemo[[0, 3, 2, 0]] =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# =&gt;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string" calcext:value-type="string">
            <text:p>@exponentsDemo[[2, 0, 2, 1]] =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# =&gt;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table:style-name="ce1" office:value-type="string" calcext:value-type="string">
            <text:p><text:s text:c="5"/>@exponentsDemo[[2, 0, 2, 1]] =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# =&gt; <text:s/>700</text:p>
          </table:table-cell>
        </table:table-row>
        <table:table-row table:style-name="ro1">
          <table:table-cell table:style-name="Default" office:value-type="string" calcext:value-type="string">
            <text:p>@exponentsDemo[[5, 3, 1, 2]] =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# =&gt;</text:p>
          </table:table-cell>
          <table:table-cell office:value-type="float" office:value="211680" calcext:value-type="float">
            <text:p>211680</text:p>
          </table:table-cell>
          <table:table-cell table:number-columns-repeated="2"/>
          <table:table-cell office:value-type="string" calcext:value-type="string">
            <text:p>@exponentsDemo[[2, 0, 2, 1]] =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# =&gt;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@exponentsDemo[[4, 2, 1, 0]] =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# =&gt;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table:style-name="ce1" office:value-type="string" calcext:value-type="string">
            <text:p><text:s text:c="5"/>@exponentsDemo[[4, 2, 1, 0]] =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# =&gt; <text:s/>720</text:p>
          </table:table-cell>
        </table:table-row>
        <table:table-row table:style-name="ro1">
          <table:table-cell table:style-name="Default" office:value-type="string" calcext:value-type="string">
            <text:p>@exponentsDemo[[2, 2, 3, 2]] =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# =&gt;</text:p>
          </table:table-cell>
          <table:table-cell office:value-type="float" office:value="220500" calcext:value-type="float">
            <text:p>220500</text:p>
          </table:table-cell>
          <table:table-cell table:number-columns-repeated="2"/>
          <table:table-cell office:value-type="string" calcext:value-type="string">
            <text:p>@exponentsDemo[[4, 2, 1, 0]] =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# =&gt;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string" calcext:value-type="string">
            <text:p>@exponentsDemo[[0, 1, 1, 2]] =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# =&gt;</text:p>
          </table:table-cell>
          <table:table-cell office:value-type="float" office:value="735" calcext:value-type="float">
            <text:p>735</text:p>
          </table:table-cell>
          <table:table-cell table:number-columns-repeated="3"/>
          <table:table-cell table:style-name="ce1" office:value-type="string" calcext:value-type="string">
            <text:p><text:s text:c="5"/>@exponentsDemo[[0, 1, 1, 2]] =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# =&gt; <text:s/>735</text:p>
          </table:table-cell>
        </table:table-row>
        <table:table-row table:style-name="ro1">
          <table:table-cell table:style-name="Default" office:value-type="string" calcext:value-type="string">
            <text:p>@exponentsDemo[[4, 4, 2, 1]] =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# =&gt;</text:p>
          </table:table-cell>
          <table:table-cell office:value-type="float" office:value="226800" calcext:value-type="float">
            <text:p>226800</text:p>
          </table:table-cell>
          <table:table-cell table:number-columns-repeated="2"/>
          <table:table-cell office:value-type="string" calcext:value-type="string">
            <text:p>@exponentsDemo[[0, 1, 1, 2]] =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# =&gt;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string" calcext:value-type="string">
            <text:p>@exponentsDemo[[1, 1, 3, 0]] =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# =&gt;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style-name="ce1" office:value-type="string" calcext:value-type="string">
            <text:p><text:s text:c="5"/>@exponentsDemo[[1, 1, 3, 0]] =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# =&gt; <text:s/>750</text:p>
          </table:table-cell>
        </table:table-row>
        <table:table-row table:style-name="ro1">
          <table:table-cell table:style-name="Default" office:value-type="string" calcext:value-type="string">
            <text:p>@exponentsDemo[[6, 1, 2, 2]] =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# =&gt;</text:p>
          </table:table-cell>
          <table:table-cell office:value-type="float" office:value="235200" calcext:value-type="float">
            <text:p>235200</text:p>
          </table:table-cell>
          <table:table-cell table:number-columns-repeated="2"/>
          <table:table-cell office:value-type="string" calcext:value-type="string">
            <text:p>@exponentsDemo[[1, 1, 3, 0]] =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# =&gt;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@exponentsDemo[[2, 3, 0, 1]] =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# =&gt;</text:p>
          </table:table-cell>
          <table:table-cell office:value-type="float" office:value="756" calcext:value-type="float">
            <text:p>756</text:p>
          </table:table-cell>
          <table:table-cell table:number-columns-repeated="3"/>
          <table:table-cell table:style-name="ce1" office:value-type="string" calcext:value-type="string">
            <text:p><text:s text:c="5"/>@exponentsDemo[[2, 3, 0, 1]] =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# =&gt; <text:s/>756</text:p>
          </table:table-cell>
        </table:table-row>
        <table:table-row table:style-name="ro1">
          <table:table-cell table:style-name="Default" office:value-type="string" calcext:value-type="string">
            <text:p>@exponentsDemo[[1, 3, 4, 1]] =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# =&gt;</text:p>
          </table:table-cell>
          <table:table-cell office:value-type="float" office:value="236250" calcext:value-type="float">
            <text:p>236250</text:p>
          </table:table-cell>
          <table:table-cell table:number-columns-repeated="2"/>
          <table:table-cell office:value-type="string" calcext:value-type="string">
            <text:p>@exponentsDemo[[2, 3, 0, 1]] =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# =&gt;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@exponentsDemo[[4, 0, 0, 2]] =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# =&gt;</text:p>
          </table:table-cell>
          <table:table-cell office:value-type="float" office:value="784" calcext:value-type="float">
            <text:p>784</text:p>
          </table:table-cell>
          <table:table-cell table:number-columns-repeated="3"/>
          <table:table-cell table:style-name="ce1" office:value-type="string" calcext:value-type="string">
            <text:p><text:s text:c="5"/>@exponentsDemo[[4, 0, 0, 2]] =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# =&gt; <text:s/>784</text:p>
          </table:table-cell>
        </table:table-row>
        <table:table-row table:style-name="ro1">
          <table:table-cell table:style-name="Default" office:value-type="string" calcext:value-type="string">
            <text:p>@exponentsDemo[[2, 5, 1, 2]] =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 =&gt;</text:p>
          </table:table-cell>
          <table:table-cell office:value-type="float" office:value="238140" calcext:value-type="float">
            <text:p>238140</text:p>
          </table:table-cell>
          <table:table-cell table:number-columns-repeated="2"/>
          <table:table-cell office:value-type="string" calcext:value-type="string">
            <text:p>@exponentsDemo[[8, 1, 0, 0]] =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 =&gt;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@exponentsDemo[[5, 0, 2, 0]] =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 =&gt;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table:style-name="ce1" office:value-type="string" calcext:value-type="string">
            <text:p><text:s text:c="5"/>@exponentsDemo[[5, 0, 2, 0]] =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# =&gt; <text:s/>800</text:p>
          </table:table-cell>
        </table:table-row>
        <table:table-row table:style-name="ro1">
          <table:table-cell table:style-name="Default" office:value-type="string" calcext:value-type="string">
            <text:p>@exponentsDemo[[8, 3, 1, 1]] =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# =&gt;</text:p>
          </table:table-cell>
          <table:table-cell office:value-type="float" office:value="241920" calcext:value-type="float">
            <text:p>241920</text:p>
          </table:table-cell>
          <table:table-cell table:number-columns-repeated="2"/>
          <table:table-cell office:value-type="string" calcext:value-type="string">
            <text:p>@exponentsDemo[[4, 0, 0, 2]] =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# =&gt;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string" calcext:value-type="string">
            <text:p>@exponentsDemo[[1, 4, 1, 0]] =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# =&gt;</text:p>
          </table:table-cell>
          <table:table-cell office:value-type="float" office:value="810" calcext:value-type="float">
            <text:p>810</text:p>
          </table:table-cell>
          <table:table-cell table:number-columns-repeated="3"/>
          <table:table-cell table:style-name="ce1" office:value-type="string" calcext:value-type="string">
            <text:p><text:s text:c="5"/>@exponentsDemo[[1, 4, 1, 0]] =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# =&gt; <text:s/>810</text:p>
          </table:table-cell>
        </table:table-row>
        <table:table-row table:style-name="ro1">
          <table:table-cell table:style-name="Default" office:value-type="string" calcext:value-type="string">
            <text:p>@exponentsDemo[[5, 2, 3, 1]] =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 =&gt;</text:p>
          </table:table-cell>
          <table:table-cell office:value-type="float" office:value="252000" calcext:value-type="float">
            <text:p>252000</text:p>
          </table:table-cell>
          <table:table-cell table:number-columns-repeated="2"/>
          <table:table-cell office:value-type="string" calcext:value-type="string">
            <text:p>@exponentsDemo[[5, 0, 2, 0]] =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 =&gt;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@exponentsDemo[[3, 1, 1, 1]] =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 =&gt;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table:style-name="ce1" office:value-type="string" calcext:value-type="string">
            <text:p><text:s text:c="5"/>@exponentsDemo[[3, 1, 1, 1]] =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# =&gt; <text:s/>840</text:p>
          </table:table-cell>
        </table:table-row>
        <table:table-row table:style-name="ro1">
          <table:table-cell table:style-name="Default" office:value-type="string" calcext:value-type="string">
            <text:p>@exponentsDemo[[3, 3, 2, 2]] =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# =&gt;</text:p>
          </table:table-cell>
          <table:table-cell office:value-type="float" office:value="264600" calcext:value-type="float">
            <text:p>264600</text:p>
          </table:table-cell>
          <table:table-cell table:number-columns-repeated="2"/>
          <table:table-cell office:value-type="string" calcext:value-type="string">
            <text:p>@exponentsDemo[[1, 4, 1, 0]] =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# =&gt;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string" calcext:value-type="string">
            <text:p>@exponentsDemo[[5, 3, 0, 0]] =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# =&gt;</text:p>
          </table:table-cell>
          <table:table-cell office:value-type="float" office:value="864" calcext:value-type="float">
            <text:p>864</text:p>
          </table:table-cell>
          <table:table-cell table:number-columns-repeated="3"/>
          <table:table-cell table:style-name="ce1" office:value-type="string" calcext:value-type="string">
            <text:p><text:s text:c="5"/>@exponentsDemo[[5, 3, 0, 0]] =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# =&gt; <text:s/>864</text:p>
          </table:table-cell>
        </table:table-row>
        <table:table-row table:style-name="ro1">
          <table:table-cell table:style-name="Default" office:value-type="string" calcext:value-type="string">
            <text:p>@exponentsDemo[[5, 5, 1, 1]] =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# =&gt;</text:p>
          </table:table-cell>
          <table:table-cell office:value-type="float" office:value="272160" calcext:value-type="float">
            <text:p>272160</text:p>
          </table:table-cell>
          <table:table-cell table:number-columns-repeated="2"/>
          <table:table-cell office:value-type="string" calcext:value-type="string">
            <text:p>@exponentsDemo[[3, 1, 1, 1]] =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# =&gt;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string" calcext:value-type="string">
            <text:p>@exponentsDemo[[0, 0, 3, 1]] =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# =&gt;</text:p>
          </table:table-cell>
          <table:table-cell office:value-type="float" office:value="875" calcext:value-type="float">
            <text:p>875</text:p>
          </table:table-cell>
          <table:table-cell table:number-columns-repeated="3"/>
          <table:table-cell table:style-name="ce1" office:value-type="string" calcext:value-type="string">
            <text:p><text:s text:c="5"/>@exponentsDemo[[0, 0, 3, 1]] =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# =&gt; <text:s/>875</text:p>
          </table:table-cell>
        </table:table-row>
        <table:table-row table:style-name="ro1">
          <table:table-cell table:style-name="Default" office:value-type="string" calcext:value-type="string">
            <text:p>@exponentsDemo[[7, 2, 1, 2]] =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# =&gt;</text:p>
          </table:table-cell>
          <table:table-cell office:value-type="float" office:value="282240" calcext:value-type="float">
            <text:p>282240</text:p>
          </table:table-cell>
          <table:table-cell table:number-columns-repeated="2"/>
          <table:table-cell office:value-type="string" calcext:value-type="string">
            <text:p>@exponentsDemo[[5, 3, 0, 0]] =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# =&gt;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string" calcext:value-type="string">
            <text:p>@exponentsDemo[[1, 2, 0, 2]] =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# =&gt;</text:p>
          </table:table-cell>
          <table:table-cell office:value-type="float" office:value="882" calcext:value-type="float">
            <text:p>882</text:p>
          </table:table-cell>
          <table:table-cell table:number-columns-repeated="3"/>
          <table:table-cell table:style-name="ce1" office:value-type="string" calcext:value-type="string">
            <text:p><text:s text:c="5"/>@exponentsDemo[[1, 2, 0, 2]] =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# =&gt; <text:s/>882</text:p>
          </table:table-cell>
        </table:table-row>
        <table:table-row table:style-name="ro1">
          <table:table-cell table:style-name="Default" office:value-type="string" calcext:value-type="string">
            <text:p>@exponentsDemo[[2, 4, 3, 1]] =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# =&gt;</text:p>
          </table:table-cell>
          <table:table-cell office:value-type="float" office:value="283500" calcext:value-type="float">
            <text:p>283500</text:p>
          </table:table-cell>
          <table:table-cell table:number-columns-repeated="2"/>
          <table:table-cell office:value-type="string" calcext:value-type="string">
            <text:p>@exponentsDemo[[0, 0, 3, 1]] =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# =&gt;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string" calcext:value-type="string">
            <text:p>@exponentsDemo[[7, 0, 0, 1]] =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# =&gt;</text:p>
          </table:table-cell>
          <table:table-cell office:value-type="float" office:value="896" calcext:value-type="float">
            <text:p>896</text:p>
          </table:table-cell>
          <table:table-cell table:number-columns-repeated="3"/>
          <table:table-cell table:style-name="ce1" office:value-type="string" calcext:value-type="string">
            <text:p><text:s text:c="5"/>@exponentsDemo[[7, 0, 0, 1]] =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# =&gt; <text:s/>896</text:p>
          </table:table-cell>
        </table:table-row>
        <table:table-row table:style-name="ro1">
          <table:table-cell table:style-name="Default" office:value-type="string" calcext:value-type="string">
            <text:p>@exponentsDemo[[4, 1, 3, 2]] =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# =&gt;</text:p>
          </table:table-cell>
          <table:table-cell office:value-type="float" office:value="294000" calcext:value-type="float">
            <text:p>294000</text:p>
          </table:table-cell>
          <table:table-cell table:number-columns-repeated="2"/>
          <table:table-cell office:value-type="string" calcext:value-type="string">
            <text:p>@exponentsDemo[[1, 2, 0, 2]] =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# =&gt;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string" calcext:value-type="string">
            <text:p>@exponentsDemo[[2, 2, 2, 0]] =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# =&gt;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style-name="ce1" office:value-type="string" calcext:value-type="string">
            <text:p><text:s text:c="5"/>@exponentsDemo[[2, 2, 2, 0]] =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# =&gt; <text:s/>900</text:p>
          </table:table-cell>
        </table:table-row>
        <table:table-row table:style-name="ro1">
          <table:table-cell table:style-name="Default" office:value-type="string" calcext:value-type="string">
            <text:p>@exponentsDemo[[6, 3, 2, 1]] =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# =&gt;</text:p>
          </table:table-cell>
          <table:table-cell office:value-type="float" office:value="302400" calcext:value-type="float">
            <text:p>302400</text:p>
          </table:table-cell>
          <table:table-cell table:number-columns-repeated="2"/>
          <table:table-cell office:value-type="string" calcext:value-type="string">
            <text:p>@exponentsDemo[[7, 0, 0, 1]] =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# =&gt;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office:value-type="string" calcext:value-type="string">
            <text:p>@exponentsDemo[[0, 3, 1, 1]] =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# =&gt;</text:p>
          </table:table-cell>
          <table:table-cell office:value-type="float" office:value="945" calcext:value-type="float">
            <text:p>945</text:p>
          </table:table-cell>
          <table:table-cell table:number-columns-repeated="3"/>
          <table:table-cell table:style-name="ce1" office:value-type="string" calcext:value-type="string">
            <text:p><text:s text:c="5"/>@exponentsDemo[[0, 3, 1, 1]] =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# =&gt; <text:s/>945</text:p>
          </table:table-cell>
        </table:table-row>
        <table:table-row table:style-name="ro1">
          <table:table-cell table:style-name="Default" office:value-type="string" calcext:value-type="string">
            <text:p>@exponentsDemo[[3, 2, 4, 1]] =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# =&gt;</text:p>
          </table:table-cell>
          <table:table-cell office:value-type="float" office:value="315000" calcext:value-type="float">
            <text:p>315000</text:p>
          </table:table-cell>
          <table:table-cell table:number-columns-repeated="2"/>
          <table:table-cell office:value-type="string" calcext:value-type="string">
            <text:p>@exponentsDemo[[2, 2, 2, 0]] =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# =&gt;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@exponentsDemo[[6, 1, 1, 0]] =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# =&gt;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table:style-name="ce1" office:value-type="string" calcext:value-type="string">
            <text:p><text:s text:c="5"/>@exponentsDemo[[6, 1, 1, 0]] =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# =&gt; <text:s/>960</text:p>
          </table:table-cell>
        </table:table-row>
        <table:table-row table:style-name="ro1">
          <table:table-cell table:style-name="Default" office:value-type="string" calcext:value-type="string">
            <text:p>@exponentsDemo[[4, 4, 1, 2]] =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# =&gt;</text:p>
          </table:table-cell>
          <table:table-cell office:value-type="float" office:value="317520" calcext:value-type="float">
            <text:p>317520</text:p>
          </table:table-cell>
          <table:table-cell table:number-columns-repeated="2"/>
          <table:table-cell office:value-type="string" calcext:value-type="string">
            <text:p>@exponentsDemo[[0, 3, 1, 1]] =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# =&gt;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string" calcext:value-type="string">
            <text:p>@exponentsDemo[[2, 5, 0, 0]] =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# =&gt;</text:p>
          </table:table-cell>
          <table:table-cell office:value-type="float" office:value="972" calcext:value-type="float">
            <text:p>972</text:p>
          </table:table-cell>
          <table:table-cell table:number-columns-repeated="3"/>
          <table:table-cell table:style-name="ce1" office:value-type="string" calcext:value-type="string">
            <text:p><text:s text:c="5"/>@exponentsDemo[[2, 5, 0, 0]] =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# =&gt; <text:s/>972</text:p>
          </table:table-cell>
        </table:table-row>
        <table:table-row table:style-name="ro1">
          <table:table-cell table:style-name="Default" office:value-type="string" calcext:value-type="string">
            <text:p>@exponentsDemo[[1, 3, 3, 2]] =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# =&gt;</text:p>
          </table:table-cell>
          <table:table-cell office:value-type="float" office:value="330750" calcext:value-type="float">
            <text:p>330750</text:p>
          </table:table-cell>
          <table:table-cell table:number-columns-repeated="2"/>
          <table:table-cell office:value-type="string" calcext:value-type="string">
            <text:p>@exponentsDemo[[6, 1, 1, 0]] =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# =&gt;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string" calcext:value-type="string">
            <text:p>@exponentsDemo[[2, 0, 1, 2]] =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# =&gt;</text:p>
          </table:table-cell>
          <table:table-cell office:value-type="float" office:value="980" calcext:value-type="float">
            <text:p>980</text:p>
          </table:table-cell>
          <table:table-cell table:number-columns-repeated="3"/>
          <table:table-cell table:style-name="ce1" office:value-type="string" calcext:value-type="string">
            <text:p><text:s text:c="5"/>@exponentsDemo[[2, 0, 1, 2]] =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# =&gt; <text:s/>980</text:p>
          </table:table-cell>
        </table:table-row>
        <table:table-row table:style-name="ro1">
          <table:table-cell table:style-name="Default" office:value-type="string" calcext:value-type="string">
            <text:p>@exponentsDemo[[7, 1, 3, 1]] =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# =&gt;</text:p>
          </table:table-cell>
          <table:table-cell office:value-type="float" office:value="336000" calcext:value-type="float">
            <text:p>336000</text:p>
          </table:table-cell>
          <table:table-cell table:number-columns-repeated="2"/>
          <table:table-cell office:value-type="string" calcext:value-type="string">
            <text:p>@exponentsDemo[[2, 5, 0, 0]] =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# =&gt;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string" calcext:value-type="string">
            <text:p>@exponentsDemo[[3, 0, 3, 0]] =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# =&gt;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" office:value-type="string" calcext:value-type="string">
            <text:p><text:s text:c="5"/>@exponentsDemo[[3, 0, 3, 0]] =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# =&gt; <text:s/>1000</text:p>
          </table:table-cell>
        </table:table-row>
        <table:table-row table:style-name="ro1">
          <table:table-cell table:style-name="Default" office:value-type="string" calcext:value-type="string">
            <text:p>@exponentsDemo[[3, 5, 2, 1]] =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# =&gt;</text:p>
          </table:table-cell>
          <table:table-cell office:value-type="float" office:value="340200" calcext:value-type="float">
            <text:p>340200</text:p>
          </table:table-cell>
          <table:table-cell table:number-columns-repeated="2"/>
          <table:table-cell office:value-type="string" calcext:value-type="string">
            <text:p>@exponentsDemo[[2, 0, 1, 2]] =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# =&gt;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string" calcext:value-type="string">
            <text:p>@exponentsDemo[[4, 2, 0, 1]] =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# =&gt;</text:p>
          </table:table-cell>
          <table:table-cell office:value-type="float" office:value="1008" calcext:value-type="float">
            <text:p>1008</text:p>
          </table:table-cell>
          <table:table-cell table:number-columns-repeated="3"/>
          <table:table-cell table:style-name="ce1" office:value-type="string" calcext:value-type="string">
            <text:p><text:s text:c="5"/>@exponentsDemo[[4, 2, 0, 1]] =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# =&gt; <text:s/>1008</text:p>
          </table:table-cell>
        </table:table-row>
        <table:table-row table:style-name="ro1">
          <table:table-cell table:style-name="Default" office:value-type="string" calcext:value-type="string">
            <text:p>@exponentsDemo[[5, 2, 2, 2]] =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# =&gt;</text:p>
          </table:table-cell>
          <table:table-cell office:value-type="float" office:value="352800" calcext:value-type="float">
            <text:p>352800</text:p>
          </table:table-cell>
          <table:table-cell table:number-columns-repeated="2"/>
          <table:table-cell office:value-type="string" calcext:value-type="string">
            <text:p>@exponentsDemo[[3, 0, 3, 0]] =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# =&gt;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@exponentsDemo[[1, 1, 2, 1]] =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# =&gt;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style-name="ce1" office:value-type="string" calcext:value-type="string">
            <text:p><text:s text:c="5"/>@exponentsDemo[[1, 1, 2, 1]] =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# =&gt; <text:s/>1050</text:p>
          </table:table-cell>
        </table:table-row>
        <table:table-row table:style-name="ro1">
          <table:table-cell table:style-name="Default" office:value-type="string" calcext:value-type="string">
            <text:p>@exponentsDemo[[7, 4, 1, 1]] =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# =&gt;</text:p>
          </table:table-cell>
          <table:table-cell office:value-type="float" office:value="362880" calcext:value-type="float">
            <text:p>362880</text:p>
          </table:table-cell>
          <table:table-cell table:number-columns-repeated="2"/>
          <table:table-cell office:value-type="string" calcext:value-type="string">
            <text:p>@exponentsDemo[[4, 2, 0, 1]] =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# =&gt;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string" calcext:value-type="string">
            <text:p>@exponentsDemo[[3, 3, 1, 0]] =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# =&gt;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table:style-name="ce1" office:value-type="string" calcext:value-type="string">
            <text:p><text:s text:c="5"/>@exponentsDemo[[3, 3, 1, 0]] =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# =&gt; <text:s/>1080</text:p>
          </table:table-cell>
        </table:table-row>
        <table:table-row table:style-name="ro1">
          <table:table-cell table:style-name="Default" office:value-type="string" calcext:value-type="string">
            <text:p>@exponentsDemo[[2, 1, 4, 2]] =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# =&gt;</text:p>
          </table:table-cell>
          <table:table-cell office:value-type="float" office:value="367500" calcext:value-type="float">
            <text:p>367500</text:p>
          </table:table-cell>
          <table:table-cell table:number-columns-repeated="2"/>
          <table:table-cell office:value-type="string" calcext:value-type="string">
            <text:p>@exponentsDemo[[1, 1, 2, 1]] =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# =&gt;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string" calcext:value-type="string">
            <text:p>@exponentsDemo[[5, 0, 1, 1]] =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# =&gt;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table:style-name="ce1" office:value-type="string" calcext:value-type="string">
            <text:p><text:s text:c="5"/>@exponentsDemo[[5, 0, 1, 1]] =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# =&gt; <text:s/>1120</text:p>
          </table:table-cell>
        </table:table-row>
        <table:table-row table:style-name="ro1">
          <table:table-cell table:style-name="Default" office:value-type="string" calcext:value-type="string">
            <text:p>@exponentsDemo[[4, 3, 3, 1]] =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# =&gt;</text:p>
          </table:table-cell>
          <table:table-cell office:value-type="float" office:value="378000" calcext:value-type="float">
            <text:p>378000</text:p>
          </table:table-cell>
          <table:table-cell table:number-columns-repeated="2"/>
          <table:table-cell office:value-type="string" calcext:value-type="string">
            <text:p>@exponentsDemo[[3, 3, 1, 0]] =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# =&gt;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string" calcext:value-type="string">
            <text:p>@exponentsDemo[[0, 2, 3, 0]] =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# =&gt;</text:p>
          </table:table-cell>
          <table:table-cell office:value-type="float" office:value="1125" calcext:value-type="float">
            <text:p>1125</text:p>
          </table:table-cell>
          <table:table-cell table:number-columns-repeated="3"/>
          <table:table-cell table:style-name="ce1" office:value-type="string" calcext:value-type="string">
            <text:p><text:s text:c="5"/>@exponentsDemo[[0, 2, 3, 0]] =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# =&gt; <text:s/>1125</text:p>
          </table:table-cell>
        </table:table-row>
        <table:table-row table:style-name="ro1">
          <table:table-cell table:style-name="Default" office:value-type="string" calcext:value-type="string">
            <text:p>@exponentsDemo[[2, 4, 2, 2]] =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# =&gt;</text:p>
          </table:table-cell>
          <table:table-cell office:value-type="float" office:value="396900" calcext:value-type="float">
            <text:p>396900</text:p>
          </table:table-cell>
          <table:table-cell table:number-columns-repeated="2"/>
          <table:table-cell office:value-type="string" calcext:value-type="string">
            <text:p>@exponentsDemo[[5, 0, 1, 1]] =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# =&gt;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string" calcext:value-type="string">
            <text:p>@exponentsDemo[[1, 4, 0, 1]] =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# =&gt;</text:p>
          </table:table-cell>
          <table:table-cell office:value-type="float" office:value="1134" calcext:value-type="float">
            <text:p>1134</text:p>
          </table:table-cell>
          <table:table-cell table:number-columns-repeated="3"/>
          <table:table-cell table:style-name="ce1" office:value-type="string" calcext:value-type="string">
            <text:p><text:s text:c="5"/>@exponentsDemo[[1, 4, 0, 1]] =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# =&gt; <text:s/>1134</text:p>
          </table:table-cell>
        </table:table-row>
        <table:table-row table:style-name="ro1">
          <table:table-cell table:style-name="Default" office:value-type="string" calcext:value-type="string">
            <text:p>@exponentsDemo[[8, 2, 2, 1]] =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# =&gt;</text:p>
          </table:table-cell>
          <table:table-cell office:value-type="float" office:value="403200" calcext:value-type="float">
            <text:p>403200</text:p>
          </table:table-cell>
          <table:table-cell table:number-columns-repeated="2"/>
          <table:table-cell office:value-type="string" calcext:value-type="string">
            <text:p>@exponentsDemo[[0, 2, 3, 0]] =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# =&gt;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string" calcext:value-type="string">
            <text:p>@exponentsDemo[[7, 2, 0, 0]] =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# =&gt;</text:p>
          </table:table-cell>
          <table:table-cell office:value-type="float" office:value="1152" calcext:value-type="float">
            <text:p>1152</text:p>
          </table:table-cell>
          <table:table-cell table:number-columns-repeated="3"/>
          <table:table-cell table:style-name="ce1" office:value-type="string" calcext:value-type="string">
            <text:p><text:s text:c="5"/>@exponentsDemo[[7, 2, 0, 0]] =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# =&gt; <text:s/>1152</text:p>
          </table:table-cell>
        </table:table-row>
        <table:table-row table:style-name="ro1">
          <table:table-cell table:style-name="Default" office:value-type="string" calcext:value-type="string">
            <text:p>@exponentsDemo[[5, 1, 4, 1]] =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# =&gt;</text:p>
          </table:table-cell>
          <table:table-cell office:value-type="float" office:value="420000" calcext:value-type="float">
            <text:p>420000</text:p>
          </table:table-cell>
          <table:table-cell table:number-columns-repeated="2"/>
          <table:table-cell office:value-type="string" calcext:value-type="string">
            <text:p>@exponentsDemo[[1, 4, 0, 1]] =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# =&gt;</text:p>
          </table:table-cell>
          <table:table-cell office:value-type="float" office:value="1134" calcext:value-type="float">
            <text:p>1134</text:p>
          </table:table-cell>
          <table:table-cell table:number-columns-repeated="2"/>
          <table:table-cell office:value-type="string" calcext:value-type="string">
            <text:p>@exponentsDemo[[3, 1, 0, 2]] =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# =&gt;</text:p>
          </table:table-cell>
          <table:table-cell office:value-type="float" office:value="1176" calcext:value-type="float">
            <text:p>1176</text:p>
          </table:table-cell>
          <table:table-cell table:number-columns-repeated="3"/>
          <table:table-cell table:style-name="ce1" office:value-type="string" calcext:value-type="string">
            <text:p><text:s text:c="5"/>@exponentsDemo[[3, 1, 0, 2]] =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# =&gt; <text:s/>1176</text:p>
          </table:table-cell>
        </table:table-row>
        <table:table-row table:style-name="ro1">
          <table:table-cell table:style-name="Default" office:value-type="string" calcext:value-type="string">
            <text:p>@exponentsDemo[[6, 3, 1, 2]] =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# =&gt;</text:p>
          </table:table-cell>
          <table:table-cell office:value-type="float" office:value="423360" calcext:value-type="float">
            <text:p>423360</text:p>
          </table:table-cell>
          <table:table-cell table:number-columns-repeated="2"/>
          <table:table-cell office:value-type="string" calcext:value-type="string">
            <text:p>@exponentsDemo[[7, 2, 0, 0]] =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# =&gt;</text:p>
          </table:table-cell>
          <table:table-cell office:value-type="float" office:value="1152" calcext:value-type="float">
            <text:p>1152</text:p>
          </table:table-cell>
          <table:table-cell table:number-columns-repeated="2"/>
          <table:table-cell office:value-type="string" calcext:value-type="string">
            <text:p>@exponentsDemo[[4, 1, 2, 0]] =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# =&gt;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style-name="ce1" office:value-type="string" calcext:value-type="string">
            <text:p><text:s text:c="5"/>@exponentsDemo[[4, 1, 2, 0]] =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# =&gt; <text:s/>1200</text:p>
          </table:table-cell>
        </table:table-row>
        <table:table-row table:style-name="ro1">
          <table:table-cell table:style-name="Default" office:value-type="string" calcext:value-type="string">
            <text:p>@exponentsDemo[[1, 5, 3, 1]] =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# =&gt;</text:p>
          </table:table-cell>
          <table:table-cell office:value-type="float" office:value="425250" calcext:value-type="float">
            <text:p>425250</text:p>
          </table:table-cell>
          <table:table-cell table:number-columns-repeated="2"/>
          <table:table-cell office:value-type="string" calcext:value-type="string">
            <text:p>@exponentsDemo[[3, 1, 0, 2]] =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# =&gt;</text:p>
          </table:table-cell>
          <table:table-cell office:value-type="float" office:value="1176" calcext:value-type="float">
            <text:p>1176</text:p>
          </table:table-cell>
          <table:table-cell table:number-columns-repeated="2"/>
          <table:table-cell office:value-type="string" calcext:value-type="string">
            <text:p>@exponentsDemo[[0, 5, 1, 0]] =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# =&gt;</text:p>
          </table:table-cell>
          <table:table-cell office:value-type="float" office:value="1215" calcext:value-type="float">
            <text:p>1215</text:p>
          </table:table-cell>
          <table:table-cell table:number-columns-repeated="3"/>
          <table:table-cell table:style-name="ce1" office:value-type="string" calcext:value-type="string">
            <text:p><text:s text:c="5"/>@exponentsDemo[[0, 5, 1, 0]] =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# =&gt; <text:s/>1215</text:p>
          </table:table-cell>
        </table:table-row>
        <table:table-row table:style-name="ro1">
          <table:table-cell table:style-name="Default" office:value-type="string" calcext:value-type="string">
            <text:p>@exponentsDemo[[3, 2, 3, 2]] =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# =&gt;</text:p>
          </table:table-cell>
          <table:table-cell office:value-type="float" office:value="441000" calcext:value-type="float">
            <text:p>441000</text:p>
          </table:table-cell>
          <table:table-cell table:number-columns-repeated="2"/>
          <table:table-cell office:value-type="string" calcext:value-type="string">
            <text:p>@exponentsDemo[[4, 1, 2, 0]] =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# =&gt;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@exponentsDemo[[0, 0, 2, 2]] =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# =&gt;</text:p>
          </table:table-cell>
          <table:table-cell office:value-type="float" office:value="1225" calcext:value-type="float">
            <text:p>1225</text:p>
          </table:table-cell>
          <table:table-cell table:number-columns-repeated="3"/>
          <table:table-cell table:style-name="ce1" office:value-type="string" calcext:value-type="string">
            <text:p><text:s text:c="5"/>@exponentsDemo[[0, 0, 2, 2]] =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# =&gt; <text:s/>1225</text:p>
          </table:table-cell>
        </table:table-row>
        <table:table-row table:style-name="ro1">
          <table:table-cell table:style-name="Default" office:value-type="string" calcext:value-type="string">
            <text:p>@exponentsDemo[[5, 4, 2, 1]] =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# =&gt;</text:p>
          </table:table-cell>
          <table:table-cell office:value-type="float" office:value="453600" calcext:value-type="float">
            <text:p>453600</text:p>
          </table:table-cell>
          <table:table-cell table:number-columns-repeated="2"/>
          <table:table-cell office:value-type="string" calcext:value-type="string">
            <text:p>@exponentsDemo[[0, 5, 1, 0]] =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# =&gt;</text:p>
          </table:table-cell>
          <table:table-cell office:value-type="float" office:value="1215" calcext:value-type="float">
            <text:p>1215</text:p>
          </table:table-cell>
          <table:table-cell table:number-columns-repeated="2"/>
          <table:table-cell office:value-type="string" calcext:value-type="string">
            <text:p>@exponentsDemo[[1, 0, 4, 0]] =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# =&gt;</text:p>
          </table:table-cell>
          <table:table-cell office:value-type="float" office:value="1250" calcext:value-type="float">
            <text:p>1250</text:p>
          </table:table-cell>
          <table:table-cell table:number-columns-repeated="3"/>
          <table:table-cell table:style-name="ce1" office:value-type="string" calcext:value-type="string">
            <text:p><text:s text:c="5"/>@exponentsDemo[[1, 0, 4, 0]] =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# =&gt; <text:s/>1250</text:p>
          </table:table-cell>
        </table:table-row>
        <table:table-row table:style-name="ro1">
          <table:table-cell table:style-name="Default" office:value-type="string" calcext:value-type="string">
            <text:p>@exponentsDemo[[7, 1, 2, 2]] =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# =&gt;</text:p>
          </table:table-cell>
          <table:table-cell office:value-type="float" office:value="470400" calcext:value-type="float">
            <text:p>470400</text:p>
          </table:table-cell>
          <table:table-cell table:number-columns-repeated="2"/>
          <table:table-cell office:value-type="string" calcext:value-type="string">
            <text:p>@exponentsDemo[[0, 0, 2, 2]] =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# =&gt;</text:p>
          </table:table-cell>
          <table:table-cell office:value-type="float" office:value="1225" calcext:value-type="float">
            <text:p>1225</text:p>
          </table:table-cell>
          <table:table-cell table:number-columns-repeated="2"/>
          <table:table-cell office:value-type="string" calcext:value-type="string">
            <text:p>@exponentsDemo[[2, 2, 1, 1]] =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# =&gt;</text:p>
          </table:table-cell>
          <table:table-cell office:value-type="float" office:value="1260" calcext:value-type="float">
            <text:p>1260</text:p>
          </table:table-cell>
          <table:table-cell table:number-columns-repeated="3"/>
          <table:table-cell table:style-name="ce1" office:value-type="string" calcext:value-type="string">
            <text:p><text:s text:c="5"/>@exponentsDemo[[2, 2, 1, 1]] =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# =&gt; <text:s/>1260</text:p>
          </table:table-cell>
        </table:table-row>
        <table:table-row table:style-name="ro1">
          <table:table-cell table:style-name="Default" office:value-type="string" calcext:value-type="string">
            <text:p>@exponentsDemo[[2, 3, 4, 1]] =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# =&gt;</text:p>
          </table:table-cell>
          <table:table-cell office:value-type="float" office:value="472500" calcext:value-type="float">
            <text:p>472500</text:p>
          </table:table-cell>
          <table:table-cell table:number-columns-repeated="2"/>
          <table:table-cell office:value-type="string" calcext:value-type="string">
            <text:p>@exponentsDemo[[1, 0, 4, 0]] =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# =&gt;</text:p>
          </table:table-cell>
          <table:table-cell office:value-type="float" office:value="1250" calcext:value-type="float">
            <text:p>1250</text:p>
          </table:table-cell>
          <table:table-cell table:number-columns-repeated="2"/>
          <table:table-cell office:value-type="string" calcext:value-type="string">
            <text:p>@exponentsDemo[[4, 4, 0, 0]] =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# =&gt;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table:style-name="ce1" office:value-type="string" calcext:value-type="string">
            <text:p><text:s text:c="5"/>@exponentsDemo[[4, 4, 0, 0]] =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# =&gt; <text:s/>1296</text:p>
          </table:table-cell>
        </table:table-row>
        <table:table-row table:style-name="ro1">
          <table:table-cell table:style-name="Default" office:value-type="string" calcext:value-type="string">
            <text:p>@exponentsDemo[[3, 5, 1, 2]] =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# =&gt;</text:p>
          </table:table-cell>
          <table:table-cell office:value-type="float" office:value="476280" calcext:value-type="float">
            <text:p>476280</text:p>
          </table:table-cell>
          <table:table-cell table:number-columns-repeated="2"/>
          <table:table-cell office:value-type="string" calcext:value-type="string">
            <text:p>@exponentsDemo[[2, 2, 1, 1]] =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# =&gt;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office:value-type="string" calcext:value-type="string">
            <text:p>@exponentsDemo[[0, 3, 0, 2]] =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# =&gt;</text:p>
          </table:table-cell>
          <table:table-cell office:value-type="float" office:value="1323" calcext:value-type="float">
            <text:p>1323</text:p>
          </table:table-cell>
          <table:table-cell table:number-columns-repeated="3"/>
          <table:table-cell table:style-name="ce1" office:value-type="string" calcext:value-type="string">
            <text:p><text:s text:c="5"/>@exponentsDemo[[0, 3, 0, 2]] =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# =&gt; <text:s/>1323</text:p>
          </table:table-cell>
        </table:table-row>
        <table:table-row table:style-name="ro1">
          <table:table-cell table:style-name="Default" office:value-type="string" calcext:value-type="string">
            <text:p>@exponentsDemo[[6, 2, 3, 1]] =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# =&gt;</text:p>
          </table:table-cell>
          <table:table-cell office:value-type="float" office:value="504000" calcext:value-type="float">
            <text:p>504000</text:p>
          </table:table-cell>
          <table:table-cell table:number-columns-repeated="2"/>
          <table:table-cell office:value-type="string" calcext:value-type="string">
            <text:p>@exponentsDemo[[8, 0, 1, 0]] =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# =&gt;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string" calcext:value-type="string">
            <text:p>@exponentsDemo[[6, 1, 0, 1]] =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# =&gt;</text:p>
          </table:table-cell>
          <table:table-cell office:value-type="float" office:value="1344" calcext:value-type="float">
            <text:p>1344</text:p>
          </table:table-cell>
          <table:table-cell table:number-columns-repeated="3"/>
          <table:table-cell table:style-name="ce1" office:value-type="string" calcext:value-type="string">
            <text:p><text:s text:c="5"/>@exponentsDemo[[6, 1, 0, 1]] =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# =&gt; <text:s/>1344</text:p>
          </table:table-cell>
        </table:table-row>
        <table:table-row table:style-name="ro1">
          <table:table-cell table:style-name="Default" office:value-type="string" calcext:value-type="string">
            <text:p>@exponentsDemo[[4, 3, 2, 2]] =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# =&gt;</text:p>
          </table:table-cell>
          <table:table-cell office:value-type="float" office:value="529200" calcext:value-type="float">
            <text:p>529200</text:p>
          </table:table-cell>
          <table:table-cell table:number-columns-repeated="2"/>
          <table:table-cell office:value-type="string" calcext:value-type="string">
            <text:p>@exponentsDemo[[4, 4, 0, 0]] =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# =&gt;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string" calcext:value-type="string">
            <text:p>@exponentsDemo[[1, 3, 2, 0]] =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# =&gt;</text:p>
          </table:table-cell>
          <table:table-cell office:value-type="float" office:value="1350" calcext:value-type="float">
            <text:p>1350</text:p>
          </table:table-cell>
          <table:table-cell table:number-columns-repeated="3"/>
          <table:table-cell table:style-name="ce1" office:value-type="string" calcext:value-type="string">
            <text:p><text:s text:c="5"/>@exponentsDemo[[1, 3, 2, 0]] =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# =&gt; <text:s/>1350</text:p>
          </table:table-cell>
        </table:table-row>
        <table:table-row table:style-name="ro1">
          <table:table-cell table:style-name="Default" office:value-type="string" calcext:value-type="string">
            <text:p>@exponentsDemo[[6, 5, 1, 1]] =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# =&gt;</text:p>
          </table:table-cell>
          <table:table-cell office:value-type="float" office:value="544320" calcext:value-type="float">
            <text:p>544320</text:p>
          </table:table-cell>
          <table:table-cell table:number-columns-repeated="2"/>
          <table:table-cell office:value-type="string" calcext:value-type="string">
            <text:p>@exponentsDemo[[0, 3, 0, 2]] =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# =&gt;</text:p>
          </table:table-cell>
          <table:table-cell office:value-type="float" office:value="1323" calcext:value-type="float">
            <text:p>1323</text:p>
          </table:table-cell>
          <table:table-cell table:number-columns-repeated="2"/>
          <table:table-cell office:value-type="string" calcext:value-type="string">
            <text:p>@exponentsDemo[[3, 0, 2, 1]] =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# =&gt;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table:style-name="ce1" office:value-type="string" calcext:value-type="string">
            <text:p><text:s text:c="5"/>@exponentsDemo[[3, 0, 2, 1]] =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# =&gt; <text:s/>1400</text:p>
          </table:table-cell>
        </table:table-row>
        <table:table-row table:style-name="ro1">
          <table:table-cell table:style-name="Default" office:value-type="string" calcext:value-type="string">
            <text:p>@exponentsDemo[[1, 2, 4, 2]] =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# =&gt;</text:p>
          </table:table-cell>
          <table:table-cell office:value-type="float" office:value="551250" calcext:value-type="float">
            <text:p>551250</text:p>
          </table:table-cell>
          <table:table-cell table:number-columns-repeated="2"/>
          <table:table-cell office:value-type="string" calcext:value-type="string">
            <text:p>@exponentsDemo[[6, 1, 0, 1]] =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# =&gt;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office:value-type="string" calcext:value-type="string">
            <text:p>@exponentsDemo[[5, 2, 1, 0]] =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# =&gt;</text:p>
          </table:table-cell>
          <table:table-cell office:value-type="float" office:value="1440" calcext:value-type="float">
            <text:p>1440</text:p>
          </table:table-cell>
          <table:table-cell table:number-columns-repeated="3"/>
          <table:table-cell table:style-name="ce1" office:value-type="string" calcext:value-type="string">
            <text:p><text:s text:c="5"/>@exponentsDemo[[5, 2, 1, 0]] =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# =&gt; <text:s/>1440</text:p>
          </table:table-cell>
        </table:table-row>
        <table:table-row table:style-name="ro1">
          <table:table-cell table:style-name="Default" office:value-type="string" calcext:value-type="string">
            <text:p>@exponentsDemo[[8, 2, 1, 2]] =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# =&gt;</text:p>
          </table:table-cell>
          <table:table-cell office:value-type="float" office:value="564480" calcext:value-type="float">
            <text:p>564480</text:p>
          </table:table-cell>
          <table:table-cell table:number-columns-repeated="2"/>
          <table:table-cell office:value-type="string" calcext:value-type="string">
            <text:p>@exponentsDemo[[1, 3, 2, 0]] =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# =&gt;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office:value-type="string" calcext:value-type="string">
            <text:p>@exponentsDemo[[1, 1, 1, 2]] =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# =&gt;</text:p>
          </table:table-cell>
          <table:table-cell office:value-type="float" office:value="1470" calcext:value-type="float">
            <text:p>1470</text:p>
          </table:table-cell>
          <table:table-cell table:number-columns-repeated="3"/>
          <table:table-cell table:style-name="ce1" office:value-type="string" calcext:value-type="string">
            <text:p><text:s text:c="5"/>@exponentsDemo[[1, 1, 1, 2]] =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# =&gt; <text:s/>1470</text:p>
          </table:table-cell>
        </table:table-row>
        <table:table-row table:style-name="ro1">
          <table:table-cell table:style-name="Default" office:value-type="string" calcext:value-type="string">
            <text:p>@exponentsDemo[[3, 4, 3, 1]] =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# =&gt;</text:p>
          </table:table-cell>
          <table:table-cell office:value-type="float" office:value="567000" calcext:value-type="float">
            <text:p>567000</text:p>
          </table:table-cell>
          <table:table-cell table:number-columns-repeated="2"/>
          <table:table-cell office:value-type="string" calcext:value-type="string">
            <text:p>@exponentsDemo[[3, 0, 2, 1]] =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# =&gt;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@exponentsDemo[[2, 1, 3, 0]] =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# =&gt;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1" office:value-type="string" calcext:value-type="string">
            <text:p><text:s text:c="5"/>@exponentsDemo[[2, 1, 3, 0]] =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# =&gt; <text:s/>1500</text:p>
          </table:table-cell>
        </table:table-row>
        <table:table-row table:style-name="ro1">
          <table:table-cell table:style-name="Default" office:value-type="string" calcext:value-type="string">
            <text:p>@exponentsDemo[[5, 1, 3, 2]] =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# =&gt;</text:p>
          </table:table-cell>
          <table:table-cell office:value-type="float" office:value="588000" calcext:value-type="float">
            <text:p>588000</text:p>
          </table:table-cell>
          <table:table-cell table:number-columns-repeated="2"/>
          <table:table-cell office:value-type="string" calcext:value-type="string">
            <text:p>@exponentsDemo[[5, 2, 1, 0]] =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# =&gt;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string" calcext:value-type="string">
            <text:p>@exponentsDemo[[3, 3, 0, 1]] =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# =&gt;</text:p>
          </table:table-cell>
          <table:table-cell office:value-type="float" office:value="1512" calcext:value-type="float">
            <text:p>1512</text:p>
          </table:table-cell>
          <table:table-cell table:number-columns-repeated="3"/>
          <table:table-cell table:style-name="ce1" office:value-type="string" calcext:value-type="string">
            <text:p><text:s text:c="5"/>@exponentsDemo[[3, 3, 0, 1]] =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# =&gt; <text:s/>1512</text:p>
          </table:table-cell>
        </table:table-row>
        <table:table-row table:style-name="ro1">
          <table:table-cell table:style-name="Default" office:value-type="string" calcext:value-type="string">
            <text:p>@exponentsDemo[[1, 5, 2, 2]] =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# =&gt;</text:p>
          </table:table-cell>
          <table:table-cell office:value-type="float" office:value="595350" calcext:value-type="float">
            <text:p>595350</text:p>
          </table:table-cell>
          <table:table-cell table:number-columns-repeated="2"/>
          <table:table-cell office:value-type="string" calcext:value-type="string">
            <text:p>@exponentsDemo[[1, 1, 1, 2]] =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# =&gt;</text:p>
          </table:table-cell>
          <table:table-cell office:value-type="float" office:value="1470" calcext:value-type="float">
            <text:p>1470</text:p>
          </table:table-cell>
          <table:table-cell table:number-columns-repeated="2"/>
          <table:table-cell office:value-type="string" calcext:value-type="string">
            <text:p>@exponentsDemo[[5, 0, 0, 2]] =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# =&gt;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string" calcext:value-type="string">
            <text:p><text:s text:c="5"/>@exponentsDemo[[5, 0, 0, 2]] =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# =&gt; <text:s/>1568</text:p>
          </table:table-cell>
        </table:table-row>
        <table:table-row table:style-name="ro1">
          <table:table-cell table:style-name="Default" office:value-type="string" calcext:value-type="string">
            <text:p>@exponentsDemo[[7, 3, 2, 1]] =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# =&gt;</text:p>
          </table:table-cell>
          <table:table-cell office:value-type="float" office:value="604800" calcext:value-type="float">
            <text:p>604800</text:p>
          </table:table-cell>
          <table:table-cell table:number-columns-repeated="2"/>
          <table:table-cell office:value-type="string" calcext:value-type="string">
            <text:p>@exponentsDemo[[2, 1, 3, 0]] =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# =&gt;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@exponentsDemo[[0, 2, 2, 1]] =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# =&gt;</text:p>
          </table:table-cell>
          <table:table-cell office:value-type="float" office:value="1575" calcext:value-type="float">
            <text:p>1575</text:p>
          </table:table-cell>
          <table:table-cell table:number-columns-repeated="3"/>
          <table:table-cell table:style-name="ce1" office:value-type="string" calcext:value-type="string">
            <text:p><text:s text:c="5"/>@exponentsDemo[[0, 2, 2, 1]] =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# =&gt; <text:s/>1575</text:p>
          </table:table-cell>
        </table:table-row>
        <table:table-row table:style-name="ro1">
          <table:table-cell table:style-name="Default" office:value-type="string" calcext:value-type="string">
            <text:p>@exponentsDemo[[4, 2, 4, 1]] =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# =&gt;</text:p>
          </table:table-cell>
          <table:table-cell office:value-type="float" office:value="630000" calcext:value-type="float">
            <text:p>630000</text:p>
          </table:table-cell>
          <table:table-cell table:number-columns-repeated="2"/>
          <table:table-cell office:value-type="string" calcext:value-type="string">
            <text:p>@exponentsDemo[[3, 3, 0, 1]] =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# =&gt;</text:p>
          </table:table-cell>
          <table:table-cell office:value-type="float" office:value="1512" calcext:value-type="float">
            <text:p>1512</text:p>
          </table:table-cell>
          <table:table-cell table:number-columns-repeated="2"/>
          <table:table-cell office:value-type="string" calcext:value-type="string">
            <text:p>@exponentsDemo[[6, 0, 2, 0]] =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# =&gt;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style-name="ce1" office:value-type="string" calcext:value-type="string">
            <text:p><text:s text:c="5"/>@exponentsDemo[[6, 0, 2, 0]] =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# =&gt; <text:s/>1600</text:p>
          </table:table-cell>
        </table:table-row>
        <table:table-row table:style-name="ro1">
          <table:table-cell table:style-name="Default" office:value-type="string" calcext:value-type="string">
            <text:p>@exponentsDemo[[5, 4, 1, 2]] =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# =&gt;</text:p>
          </table:table-cell>
          <table:table-cell office:value-type="float" office:value="635040" calcext:value-type="float">
            <text:p>635040</text:p>
          </table:table-cell>
          <table:table-cell table:number-columns-repeated="2"/>
          <table:table-cell office:value-type="string" calcext:value-type="string">
            <text:p>@exponentsDemo[[5, 0, 0, 2]] =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# =&gt;</text:p>
          </table:table-cell>
          <table:table-cell office:value-type="float" office:value="1568" calcext:value-type="float">
            <text:p>1568</text:p>
          </table:table-cell>
          <table:table-cell table:number-columns-repeated="2"/>
          <table:table-cell office:value-type="string" calcext:value-type="string">
            <text:p>@exponentsDemo[[2, 4, 1, 0]] =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# =&gt;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style-name="ce1" office:value-type="string" calcext:value-type="string">
            <text:p><text:s text:c="5"/>@exponentsDemo[[2, 4, 1, 0]] =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# =&gt; <text:s/>1620</text:p>
          </table:table-cell>
        </table:table-row>
        <table:table-row table:style-name="ro1">
          <table:table-cell table:style-name="Default" office:value-type="string" calcext:value-type="string">
            <text:p>@exponentsDemo[[2, 3, 3, 2]] =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# =&gt;</text:p>
          </table:table-cell>
          <table:table-cell office:value-type="float" office:value="661500" calcext:value-type="float">
            <text:p>661500</text:p>
          </table:table-cell>
          <table:table-cell table:number-columns-repeated="2"/>
          <table:table-cell office:value-type="string" calcext:value-type="string">
            <text:p>@exponentsDemo[[0, 2, 2, 1]] =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# =&gt;</text:p>
          </table:table-cell>
          <table:table-cell office:value-type="float" office:value="1575" calcext:value-type="float">
            <text:p>1575</text:p>
          </table:table-cell>
          <table:table-cell table:number-columns-repeated="2"/>
          <table:table-cell office:value-type="string" calcext:value-type="string">
            <text:p>@exponentsDemo[[4, 1, 1, 1]] =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# =&gt;</text:p>
          </table:table-cell>
          <table:table-cell office:value-type="float" office:value="1680" calcext:value-type="float">
            <text:p>1680</text:p>
          </table:table-cell>
          <table:table-cell table:number-columns-repeated="3"/>
          <table:table-cell table:style-name="ce1" office:value-type="string" calcext:value-type="string">
            <text:p><text:s text:c="5"/>@exponentsDemo[[4, 1, 1, 1]] =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# =&gt; <text:s/>1680</text:p>
          </table:table-cell>
        </table:table-row>
        <table:table-row table:style-name="ro1">
          <table:table-cell table:style-name="Default" office:value-type="string" calcext:value-type="string">
            <text:p>@exponentsDemo[[8, 1, 3, 1]] =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# =&gt;</text:p>
          </table:table-cell>
          <table:table-cell office:value-type="float" office:value="672000" calcext:value-type="float">
            <text:p>672000</text:p>
          </table:table-cell>
          <table:table-cell table:number-columns-repeated="2"/>
          <table:table-cell office:value-type="string" calcext:value-type="string">
            <text:p>@exponentsDemo[[6, 0, 2, 0]] =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# =&gt;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@exponentsDemo[[0, 5, 0, 1]] =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# =&gt;</text:p>
          </table:table-cell>
          <table:table-cell office:value-type="float" office:value="1701" calcext:value-type="float">
            <text:p>1701</text:p>
          </table:table-cell>
          <table:table-cell table:number-columns-repeated="3"/>
          <table:table-cell table:style-name="ce1" office:value-type="string" calcext:value-type="string">
            <text:p><text:s text:c="5"/>@exponentsDemo[[0, 5, 0, 1]] =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# =&gt; <text:s/>1701</text:p>
          </table:table-cell>
        </table:table-row>
        <table:table-row table:style-name="ro1">
          <table:table-cell table:style-name="Default" office:value-type="string" calcext:value-type="string">
            <text:p>@exponentsDemo[[4, 5, 2, 1]] =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# =&gt;</text:p>
          </table:table-cell>
          <table:table-cell office:value-type="float" office:value="680400" calcext:value-type="float">
            <text:p>680400</text:p>
          </table:table-cell>
          <table:table-cell table:number-columns-repeated="2"/>
          <table:table-cell office:value-type="string" calcext:value-type="string">
            <text:p>@exponentsDemo[[2, 4, 1, 0]] =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# =&gt;</text:p>
          </table:table-cell>
          <table:table-cell office:value-type="float" office:value="1620" calcext:value-type="float">
            <text:p>1620</text:p>
          </table:table-cell>
          <table:table-cell table:number-columns-repeated="2"/>
          <table:table-cell office:value-type="string" calcext:value-type="string">
            <text:p>@exponentsDemo[[6, 3, 0, 0]] =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# =&gt;</text:p>
          </table:table-cell>
          <table:table-cell office:value-type="float" office:value="1728" calcext:value-type="float">
            <text:p>1728</text:p>
          </table:table-cell>
          <table:table-cell table:number-columns-repeated="3"/>
          <table:table-cell table:style-name="ce1" office:value-type="string" calcext:value-type="string">
            <text:p><text:s text:c="5"/>@exponentsDemo[[6, 3, 0, 0]] =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# =&gt; <text:s/>1728</text:p>
          </table:table-cell>
        </table:table-row>
        <table:table-row table:style-name="ro1">
          <table:table-cell table:style-name="Default" office:value-type="string" calcext:value-type="string">
            <text:p>@exponentsDemo[[6, 2, 2, 2]] =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# =&gt;</text:p>
          </table:table-cell>
          <table:table-cell office:value-type="float" office:value="705600" calcext:value-type="float">
            <text:p>705600</text:p>
          </table:table-cell>
          <table:table-cell table:number-columns-repeated="2"/>
          <table:table-cell office:value-type="string" calcext:value-type="string">
            <text:p>@exponentsDemo[[4, 1, 1, 1]] =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# =&gt;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string" calcext:value-type="string">
            <text:p>@exponentsDemo[[1, 0, 3, 1]] =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# =&gt;</text:p>
          </table:table-cell>
          <table:table-cell office:value-type="float" office:value="1750" calcext:value-type="float">
            <text:p>1750</text:p>
          </table:table-cell>
          <table:table-cell table:number-columns-repeated="3"/>
          <table:table-cell table:style-name="ce1" office:value-type="string" calcext:value-type="string">
            <text:p><text:s text:c="5"/>@exponentsDemo[[1, 0, 3, 1]] =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# =&gt; <text:s/>1750</text:p>
          </table:table-cell>
        </table:table-row>
        <table:table-row table:style-name="ro1">
          <table:table-cell table:style-name="Default" office:value-type="string" calcext:value-type="string">
            <text:p>@exponentsDemo[[1, 4, 4, 1]] =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# =&gt;</text:p>
          </table:table-cell>
          <table:table-cell office:value-type="float" office:value="708750" calcext:value-type="float">
            <text:p>708750</text:p>
          </table:table-cell>
          <table:table-cell table:number-columns-repeated="2"/>
          <table:table-cell office:value-type="string" calcext:value-type="string">
            <text:p>@exponentsDemo[[0, 5, 0, 1]] =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# =&gt;</text:p>
          </table:table-cell>
          <table:table-cell office:value-type="float" office:value="1701" calcext:value-type="float">
            <text:p>1701</text:p>
          </table:table-cell>
          <table:table-cell table:number-columns-repeated="2"/>
          <table:table-cell office:value-type="string" calcext:value-type="string">
            <text:p>@exponentsDemo[[2, 2, 0, 2]] =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# =&gt;</text:p>
          </table:table-cell>
          <table:table-cell office:value-type="float" office:value="1764" calcext:value-type="float">
            <text:p>1764</text:p>
          </table:table-cell>
          <table:table-cell table:number-columns-repeated="3"/>
          <table:table-cell table:style-name="ce1" office:value-type="string" calcext:value-type="string">
            <text:p><text:s text:c="5"/>@exponentsDemo[[2, 2, 0, 2]] =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# =&gt; <text:s/>1764</text:p>
          </table:table-cell>
        </table:table-row>
        <table:table-row table:style-name="ro1">
          <table:table-cell table:style-name="Default" office:value-type="string" calcext:value-type="string">
            <text:p>@exponentsDemo[[8, 4, 1, 1]] =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# =&gt;</text:p>
          </table:table-cell>
          <table:table-cell office:value-type="float" office:value="725760" calcext:value-type="float">
            <text:p>725760</text:p>
          </table:table-cell>
          <table:table-cell table:number-columns-repeated="2"/>
          <table:table-cell office:value-type="string" calcext:value-type="string">
            <text:p>@exponentsDemo[[6, 3, 0, 0]] =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# =&gt;</text:p>
          </table:table-cell>
          <table:table-cell office:value-type="float" office:value="1728" calcext:value-type="float">
            <text:p>1728</text:p>
          </table:table-cell>
          <table:table-cell table:number-columns-repeated="2"/>
          <table:table-cell office:value-type="string" calcext:value-type="string">
            <text:p>@exponentsDemo[[3, 2, 2, 0]] =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# =&gt;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style-name="ce1" office:value-type="string" calcext:value-type="string">
            <text:p><text:s text:c="5"/>@exponentsDemo[[3, 2, 2, 0]] =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# =&gt; <text:s/>1800</text:p>
          </table:table-cell>
        </table:table-row>
        <table:table-row table:style-name="ro1">
          <table:table-cell table:style-name="Default" office:value-type="string" calcext:value-type="string">
            <text:p>@exponentsDemo[[3, 1, 4, 2]] =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# =&gt;</text:p>
          </table:table-cell>
          <table:table-cell office:value-type="float" office:value="735000" calcext:value-type="float">
            <text:p>735000</text:p>
          </table:table-cell>
          <table:table-cell table:number-columns-repeated="2"/>
          <table:table-cell office:value-type="string" calcext:value-type="string">
            <text:p>@exponentsDemo[[1, 0, 3, 1]] =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# =&gt;</text:p>
          </table:table-cell>
          <table:table-cell office:value-type="float" office:value="1750" calcext:value-type="float">
            <text:p>1750</text:p>
          </table:table-cell>
          <table:table-cell table:number-columns-repeated="2"/>
          <table:table-cell office:value-type="string" calcext:value-type="string">
            <text:p>@exponentsDemo[[0, 1, 4, 0]] =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# =&gt;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style-name="ce1" office:value-type="string" calcext:value-type="string">
            <text:p><text:s text:c="5"/>@exponentsDemo[[0, 1, 4, 0]] =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# =&gt; <text:s/>1875</text:p>
          </table:table-cell>
        </table:table-row>
        <table:table-row table:style-name="ro1">
          <table:table-cell table:style-name="Default" office:value-type="string" calcext:value-type="string">
            <text:p>@exponentsDemo[[5, 3, 3, 1]] =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# =&gt;</text:p>
          </table:table-cell>
          <table:table-cell office:value-type="float" office:value="756000" calcext:value-type="float">
            <text:p>756000</text:p>
          </table:table-cell>
          <table:table-cell table:number-columns-repeated="2"/>
          <table:table-cell office:value-type="string" calcext:value-type="string">
            <text:p>@exponentsDemo[[2, 2, 0, 2]] =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# =&gt;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string" calcext:value-type="string">
            <text:p>@exponentsDemo[[1, 3, 1, 1]] =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# =&gt;</text:p>
          </table:table-cell>
          <table:table-cell office:value-type="float" office:value="1890" calcext:value-type="float">
            <text:p>1890</text:p>
          </table:table-cell>
          <table:table-cell table:number-columns-repeated="3"/>
          <table:table-cell table:style-name="ce1" office:value-type="string" calcext:value-type="string">
            <text:p><text:s text:c="5"/>@exponentsDemo[[1, 3, 1, 1]] =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# =&gt; <text:s/>1890</text:p>
          </table:table-cell>
        </table:table-row>
        <table:table-row table:style-name="ro1">
          <table:table-cell table:style-name="Default" office:value-type="string" calcext:value-type="string">
            <text:p>@exponentsDemo[[3, 4, 2, 2]] =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# =&gt;</text:p>
          </table:table-cell>
          <table:table-cell office:value-type="float" office:value="793800" calcext:value-type="float">
            <text:p>793800</text:p>
          </table:table-cell>
          <table:table-cell table:number-columns-repeated="2"/>
          <table:table-cell office:value-type="string" calcext:value-type="string">
            <text:p>@exponentsDemo[[8, 0, 0, 1]] =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# =&gt;</text:p>
          </table:table-cell>
          <table:table-cell office:value-type="float" office:value="1792" calcext:value-type="float">
            <text:p>1792</text:p>
          </table:table-cell>
          <table:table-cell table:number-columns-repeated="2"/>
          <table:table-cell office:value-type="string" calcext:value-type="string">
            <text:p>@exponentsDemo[[7, 1, 1, 0]] =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# =&gt;</text:p>
          </table:table-cell>
          <table:table-cell office:value-type="float" office:value="1920" calcext:value-type="float">
            <text:p>1920</text:p>
          </table:table-cell>
          <table:table-cell table:number-columns-repeated="3"/>
          <table:table-cell table:style-name="ce1" office:value-type="string" calcext:value-type="string">
            <text:p><text:s text:c="5"/>@exponentsDemo[[7, 1, 1, 0]] =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# =&gt; <text:s/>1920</text:p>
          </table:table-cell>
        </table:table-row>
        <table:table-row table:style-name="ro1">
          <table:table-cell table:style-name="Default" office:value-type="string" calcext:value-type="string">
            <text:p>@exponentsDemo[[6, 1, 4, 1]] =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# =&gt;</text:p>
          </table:table-cell>
          <table:table-cell office:value-type="float" office:value="840000" calcext:value-type="float">
            <text:p>840000</text:p>
          </table:table-cell>
          <table:table-cell table:number-columns-repeated="2"/>
          <table:table-cell office:value-type="string" calcext:value-type="string">
            <text:p>@exponentsDemo[[3, 2, 2, 0]] =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# =&gt;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@exponentsDemo[[3, 5, 0, 0]] =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# =&gt;</text:p>
          </table:table-cell>
          <table:table-cell office:value-type="float" office:value="1944" calcext:value-type="float">
            <text:p>1944</text:p>
          </table:table-cell>
          <table:table-cell table:number-columns-repeated="3"/>
          <table:table-cell table:style-name="ce1" office:value-type="string" calcext:value-type="string">
            <text:p><text:s text:c="5"/>@exponentsDemo[[3, 5, 0, 0]] =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# =&gt; <text:s/>1944</text:p>
          </table:table-cell>
        </table:table-row>
        <table:table-row table:style-name="ro1">
          <table:table-cell table:style-name="Default" office:value-type="string" calcext:value-type="string">
            <text:p>@exponentsDemo[[7, 3, 1, 2]] =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# =&gt;</text:p>
          </table:table-cell>
          <table:table-cell office:value-type="float" office:value="846720" calcext:value-type="float">
            <text:p>846720</text:p>
          </table:table-cell>
          <table:table-cell table:number-columns-repeated="2"/>
          <table:table-cell office:value-type="string" calcext:value-type="string">
            <text:p>@exponentsDemo[[0, 1, 4, 0]] =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# =&gt;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@exponentsDemo[[3, 0, 1, 2]] =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# =&gt;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table:style-name="ce1" office:value-type="string" calcext:value-type="string">
            <text:p><text:s text:c="5"/>@exponentsDemo[[3, 0, 1, 2]] =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# =&gt; <text:s/>1960</text:p>
          </table:table-cell>
        </table:table-row>
        <table:table-row table:style-name="ro1">
          <table:table-cell table:style-name="Default" office:value-type="string" calcext:value-type="string">
            <text:p>@exponentsDemo[[2, 5, 3, 1]] =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# =&gt;</text:p>
          </table:table-cell>
          <table:table-cell office:value-type="float" office:value="850500" calcext:value-type="float">
            <text:p>850500</text:p>
          </table:table-cell>
          <table:table-cell table:number-columns-repeated="2"/>
          <table:table-cell office:value-type="string" calcext:value-type="string">
            <text:p>@exponentsDemo[[1, 3, 1, 1]] =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# =&gt;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@exponentsDemo[[4, 0, 3, 0]] =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# =&gt;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<text:s text:c="5"/>@exponentsDemo[[4, 0, 3, 0]] =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# =&gt; <text:s/>2000</text:p>
          </table:table-cell>
        </table:table-row>
        <table:table-row table:style-name="ro1">
          <table:table-cell table:style-name="Default" office:value-type="string" calcext:value-type="string">
            <text:p>@exponentsDemo[[4, 2, 3, 2]] =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# =&gt;</text:p>
          </table:table-cell>
          <table:table-cell office:value-type="float" office:value="882000" calcext:value-type="float">
            <text:p>882000</text:p>
          </table:table-cell>
          <table:table-cell table:number-columns-repeated="2"/>
          <table:table-cell office:value-type="string" calcext:value-type="string">
            <text:p>@exponentsDemo[[7, 1, 1, 0]] =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# =&gt;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@exponentsDemo[[5, 2, 0, 1]] =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# =&gt;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table:style-name="ce1" office:value-type="string" calcext:value-type="string">
            <text:p><text:s text:c="5"/>@exponentsDemo[[5, 2, 0, 1]] =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# =&gt; <text:s/>2016</text:p>
          </table:table-cell>
        </table:table-row>
        <table:table-row table:style-name="ro1">
          <table:table-cell table:style-name="Default" office:value-type="string" calcext:value-type="string">
            <text:p>@exponentsDemo[[6, 4, 2, 1]] =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# =&gt;</text:p>
          </table:table-cell>
          <table:table-cell office:value-type="float" office:value="907200" calcext:value-type="float">
            <text:p>907200</text:p>
          </table:table-cell>
          <table:table-cell table:number-columns-repeated="2"/>
          <table:table-cell office:value-type="string" calcext:value-type="string">
            <text:p>@exponentsDemo[[3, 5, 0, 0]] =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# =&gt;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office:value-type="string" calcext:value-type="string">
            <text:p>@exponentsDemo[[0, 4, 2, 0]] =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# =&gt;</text:p>
          </table:table-cell>
          <table:table-cell office:value-type="float" office:value="2025" calcext:value-type="float">
            <text:p>2025</text:p>
          </table:table-cell>
          <table:table-cell table:number-columns-repeated="3"/>
          <table:table-cell table:style-name="ce1" office:value-type="string" calcext:value-type="string">
            <text:p><text:s text:c="5"/>@exponentsDemo[[0, 4, 2, 0]] =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# =&gt; <text:s/>2025</text:p>
          </table:table-cell>
        </table:table-row>
        <table:table-row table:style-name="ro1">
          <table:table-cell table:style-name="Default" office:value-type="string" calcext:value-type="string">
            <text:p>@exponentsDemo[[8, 1, 2, 2]] =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# =&gt;</text:p>
          </table:table-cell>
          <table:table-cell office:value-type="float" office:value="940800" calcext:value-type="float">
            <text:p>940800</text:p>
          </table:table-cell>
          <table:table-cell table:number-columns-repeated="2"/>
          <table:table-cell office:value-type="string" calcext:value-type="string">
            <text:p>@exponentsDemo[[3, 0, 1, 2]] =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# =&gt;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office:value-type="string" calcext:value-type="string">
            <text:p>@exponentsDemo[[2, 1, 2, 1]] =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# =&gt;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style-name="ce1" office:value-type="string" calcext:value-type="string">
            <text:p><text:s text:c="5"/>@exponentsDemo[[2, 1, 2, 1]] =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# =&gt; <text:s/>2100</text:p>
          </table:table-cell>
        </table:table-row>
        <table:table-row table:style-name="ro1">
          <table:table-cell table:style-name="Default" office:value-type="string" calcext:value-type="string">
            <text:p>@exponentsDemo[[3, 3, 4, 1]] =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# =&gt;</text:p>
          </table:table-cell>
          <table:table-cell office:value-type="float" office:value="945000" calcext:value-type="float">
            <text:p>945000</text:p>
          </table:table-cell>
          <table:table-cell table:number-columns-repeated="2"/>
          <table:table-cell office:value-type="string" calcext:value-type="string">
            <text:p>@exponentsDemo[[4, 0, 3, 0]] =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# =&gt;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@exponentsDemo[[4, 3, 1, 0]] =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# =&gt;</text:p>
          </table:table-cell>
          <table:table-cell office:value-type="float" office:value="2160" calcext:value-type="float">
            <text:p>2160</text:p>
          </table:table-cell>
          <table:table-cell table:number-columns-repeated="3"/>
          <table:table-cell table:style-name="ce1" office:value-type="string" calcext:value-type="string">
            <text:p><text:s text:c="5"/>@exponentsDemo[[4, 3, 1, 0]] =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# =&gt; <text:s/>2160</text:p>
          </table:table-cell>
        </table:table-row>
        <table:table-row table:style-name="ro1">
          <table:table-cell table:style-name="Default" office:value-type="string" calcext:value-type="string">
            <text:p>@exponentsDemo[[4, 5, 1, 2]] =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# =&gt;</text:p>
          </table:table-cell>
          <table:table-cell office:value-type="float" office:value="952560" calcext:value-type="float">
            <text:p>952560</text:p>
          </table:table-cell>
          <table:table-cell table:number-columns-repeated="2"/>
          <table:table-cell office:value-type="string" calcext:value-type="string">
            <text:p>@exponentsDemo[[5, 2, 0, 1]] =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# =&gt;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@exponentsDemo[[0, 2, 1, 2]] =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# =&gt;</text:p>
          </table:table-cell>
          <table:table-cell office:value-type="float" office:value="2205" calcext:value-type="float">
            <text:p>2205</text:p>
          </table:table-cell>
          <table:table-cell table:number-columns-repeated="3"/>
          <table:table-cell table:style-name="ce1" office:value-type="string" calcext:value-type="string">
            <text:p><text:s text:c="5"/>@exponentsDemo[[0, 2, 1, 2]] =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# =&gt; <text:s/>2205</text:p>
          </table:table-cell>
        </table:table-row>
        <table:table-row table:style-name="ro1">
          <table:table-cell table:style-name="Default" office:value-type="string" calcext:value-type="string">
            <text:p>@exponentsDemo[[1, 4, 3, 2]] =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# =&gt;</text:p>
          </table:table-cell>
          <table:table-cell office:value-type="float" office:value="992250" calcext:value-type="float">
            <text:p>992250</text:p>
          </table:table-cell>
          <table:table-cell table:number-columns-repeated="2"/>
          <table:table-cell office:value-type="string" calcext:value-type="string">
            <text:p>@exponentsDemo[[0, 4, 2, 0]] =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# =&gt;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string" calcext:value-type="string">
            <text:p>@exponentsDemo[[6, 0, 1, 1]] =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# =&gt;</text:p>
          </table:table-cell>
          <table:table-cell office:value-type="float" office:value="2240" calcext:value-type="float">
            <text:p>2240</text:p>
          </table:table-cell>
          <table:table-cell table:number-columns-repeated="3"/>
          <table:table-cell table:style-name="ce1" office:value-type="string" calcext:value-type="string">
            <text:p><text:s text:c="5"/>@exponentsDemo[[6, 0, 1, 1]] =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# =&gt; <text:s/>2240</text:p>
          </table:table-cell>
        </table:table-row>
        <table:table-row table:style-name="ro1">
          <table:table-cell table:style-name="Default" office:value-type="string" calcext:value-type="string">
            <text:p>@exponentsDemo[[7, 2, 3, 1]] =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 =&gt;</text:p>
          </table:table-cell>
          <table:table-cell office:value-type="float" office:value="1008000" calcext:value-type="float">
            <text:p>1008000</text:p>
          </table:table-cell>
          <table:table-cell table:number-columns-repeated="2"/>
          <table:table-cell office:value-type="string" calcext:value-type="string">
            <text:p>@exponentsDemo[[2, 1, 2, 1]] =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 =&gt;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office:value-type="string" calcext:value-type="string">
            <text:p>@exponentsDemo[[1, 2, 3, 0]] =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 =&gt;</text:p>
          </table:table-cell>
          <table:table-cell office:value-type="float" office:value="2250" calcext:value-type="float">
            <text:p>2250</text:p>
          </table:table-cell>
          <table:table-cell table:number-columns-repeated="3"/>
          <table:table-cell table:style-name="ce1" office:value-type="string" calcext:value-type="string">
            <text:p><text:s text:c="5"/>@exponentsDemo[[1, 2, 3, 0]] =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# =&gt; <text:s/>2250</text:p>
          </table:table-cell>
        </table:table-row>
        <table:table-row table:style-name="ro1">
          <table:table-cell table:style-name="Default" office:value-type="string" calcext:value-type="string">
            <text:p>@exponentsDemo[[5, 3, 2, 2]] =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# =&gt;</text:p>
          </table:table-cell>
          <table:table-cell office:value-type="float" office:value="1058400" calcext:value-type="float">
            <text:p>1058400</text:p>
          </table:table-cell>
          <table:table-cell table:number-columns-repeated="2"/>
          <table:table-cell office:value-type="string" calcext:value-type="string">
            <text:p>@exponentsDemo[[4, 3, 1, 0]] =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# =&gt;</text:p>
          </table:table-cell>
          <table:table-cell office:value-type="float" office:value="2160" calcext:value-type="float">
            <text:p>2160</text:p>
          </table:table-cell>
          <table:table-cell table:number-columns-repeated="2"/>
          <table:table-cell office:value-type="string" calcext:value-type="string">
            <text:p>@exponentsDemo[[2, 4, 0, 1]] =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# =&gt;</text:p>
          </table:table-cell>
          <table:table-cell office:value-type="float" office:value="2268" calcext:value-type="float">
            <text:p>2268</text:p>
          </table:table-cell>
          <table:table-cell table:number-columns-repeated="3"/>
          <table:table-cell table:style-name="ce1" office:value-type="string" calcext:value-type="string">
            <text:p><text:s text:c="5"/>@exponentsDemo[[2, 4, 0, 1]] =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# =&gt; <text:s/>2268</text:p>
          </table:table-cell>
        </table:table-row>
        <table:table-row table:style-name="ro1">
          <table:table-cell table:style-name="Default" office:value-type="string" calcext:value-type="string">
            <text:p>@exponentsDemo[[7, 5, 1, 1]] =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# =&gt;</text:p>
          </table:table-cell>
          <table:table-cell office:value-type="float" office:value="1088640" calcext:value-type="float">
            <text:p>1088640</text:p>
          </table:table-cell>
          <table:table-cell table:number-columns-repeated="2"/>
          <table:table-cell office:value-type="string" calcext:value-type="string">
            <text:p>@exponentsDemo[[0, 2, 1, 2]] =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# =&gt;</text:p>
          </table:table-cell>
          <table:table-cell office:value-type="float" office:value="2205" calcext:value-type="float">
            <text:p>2205</text:p>
          </table:table-cell>
          <table:table-cell table:number-columns-repeated="2"/>
          <table:table-cell office:value-type="string" calcext:value-type="string">
            <text:p>@exponentsDemo[[4, 1, 0, 2]] =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# =&gt;</text:p>
          </table:table-cell>
          <table:table-cell office:value-type="float" office:value="2352" calcext:value-type="float">
            <text:p>2352</text:p>
          </table:table-cell>
          <table:table-cell table:number-columns-repeated="3"/>
          <table:table-cell table:style-name="ce1" office:value-type="string" calcext:value-type="string">
            <text:p><text:s text:c="5"/>@exponentsDemo[[4, 1, 0, 2]] =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# =&gt; <text:s/>2352</text:p>
          </table:table-cell>
        </table:table-row>
        <table:table-row table:style-name="ro1">
          <table:table-cell table:style-name="Default" office:value-type="string" calcext:value-type="string">
            <text:p>@exponentsDemo[[2, 2, 4, 2]] =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# =&gt;</text:p>
          </table:table-cell>
          <table:table-cell office:value-type="float" office:value="1102500" calcext:value-type="float">
            <text:p>1102500</text:p>
          </table:table-cell>
          <table:table-cell table:number-columns-repeated="2"/>
          <table:table-cell office:value-type="string" calcext:value-type="string">
            <text:p>@exponentsDemo[[6, 0, 1, 1]] =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# =&gt;</text:p>
          </table:table-cell>
          <table:table-cell office:value-type="float" office:value="2240" calcext:value-type="float">
            <text:p>2240</text:p>
          </table:table-cell>
          <table:table-cell table:number-columns-repeated="2"/>
          <table:table-cell office:value-type="string" calcext:value-type="string">
            <text:p>@exponentsDemo[[5, 1, 2, 0]] =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# =&gt;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style-name="ce1" office:value-type="string" calcext:value-type="string">
            <text:p><text:s text:c="5"/>@exponentsDemo[[5, 1, 2, 0]] =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# =&gt; <text:s/>2400</text:p>
          </table:table-cell>
        </table:table-row>
        <table:table-row table:style-name="ro1">
          <table:table-cell table:style-name="Default" office:value-type="string" calcext:value-type="string">
            <text:p>@exponentsDemo[[4, 4, 3, 1]] =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# =&gt;</text:p>
          </table:table-cell>
          <table:table-cell office:value-type="float" office:value="1134000" calcext:value-type="float">
            <text:p>1134000</text:p>
          </table:table-cell>
          <table:table-cell table:number-columns-repeated="2"/>
          <table:table-cell office:value-type="string" calcext:value-type="string">
            <text:p>@exponentsDemo[[1, 2, 3, 0]] =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# =&gt;</text:p>
          </table:table-cell>
          <table:table-cell office:value-type="float" office:value="2250" calcext:value-type="float">
            <text:p>2250</text:p>
          </table:table-cell>
          <table:table-cell table:number-columns-repeated="2"/>
          <table:table-cell office:value-type="string" calcext:value-type="string">
            <text:p>@exponentsDemo[[1, 5, 1, 0]] =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# =&gt;</text:p>
          </table:table-cell>
          <table:table-cell office:value-type="float" office:value="2430" calcext:value-type="float">
            <text:p>2430</text:p>
          </table:table-cell>
          <table:table-cell table:number-columns-repeated="3"/>
          <table:table-cell table:style-name="ce1" office:value-type="string" calcext:value-type="string">
            <text:p><text:s text:c="5"/>@exponentsDemo[[1, 5, 1, 0]] =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# =&gt; <text:s/>2430</text:p>
          </table:table-cell>
        </table:table-row>
        <table:table-row table:style-name="ro1">
          <table:table-cell table:style-name="Default" office:value-type="string" calcext:value-type="string">
            <text:p>@exponentsDemo[[6, 1, 3, 2]] =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# =&gt;</text:p>
          </table:table-cell>
          <table:table-cell office:value-type="float" office:value="1176000" calcext:value-type="float">
            <text:p>1176000</text:p>
          </table:table-cell>
          <table:table-cell table:number-columns-repeated="2"/>
          <table:table-cell office:value-type="string" calcext:value-type="string">
            <text:p>@exponentsDemo[[2, 4, 0, 1]] =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# =&gt;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office:value-type="string" calcext:value-type="string">
            <text:p>@exponentsDemo[[1, 0, 2, 2]] =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# =&gt;</text:p>
          </table:table-cell>
          <table:table-cell office:value-type="float" office:value="2450" calcext:value-type="float">
            <text:p>2450</text:p>
          </table:table-cell>
          <table:table-cell table:number-columns-repeated="3"/>
          <table:table-cell table:style-name="ce1" office:value-type="string" calcext:value-type="string">
            <text:p><text:s text:c="5"/>@exponentsDemo[[1, 0, 2, 2]] =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# =&gt; <text:s/>2450</text:p>
          </table:table-cell>
        </table:table-row>
        <table:table-row table:style-name="ro1">
          <table:table-cell table:style-name="Default" office:value-type="string" calcext:value-type="string">
            <text:p>@exponentsDemo[[2, 5, 2, 2]] =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# =&gt;</text:p>
          </table:table-cell>
          <table:table-cell office:value-type="float" office:value="1190700" calcext:value-type="float">
            <text:p>1190700</text:p>
          </table:table-cell>
          <table:table-cell table:number-columns-repeated="2"/>
          <table:table-cell office:value-type="string" calcext:value-type="string">
            <text:p>@exponentsDemo[[8, 2, 0, 0]] =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# =&gt;</text:p>
          </table:table-cell>
          <table:table-cell office:value-type="float" office:value="2304" calcext:value-type="float">
            <text:p>2304</text:p>
          </table:table-cell>
          <table:table-cell table:number-columns-repeated="2"/>
          <table:table-cell office:value-type="string" calcext:value-type="string">
            <text:p>@exponentsDemo[[2, 0, 4, 0]] =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# =&gt;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style-name="ce1" office:value-type="string" calcext:value-type="string">
            <text:p><text:s text:c="5"/>@exponentsDemo[[2, 0, 4, 0]] =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# =&gt; <text:s/>2500</text:p>
          </table:table-cell>
        </table:table-row>
        <table:table-row table:style-name="ro1">
          <table:table-cell table:style-name="Default" office:value-type="string" calcext:value-type="string">
            <text:p>@exponentsDemo[[8, 3, 2, 1]] =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# =&gt;</text:p>
          </table:table-cell>
          <table:table-cell office:value-type="float" office:value="1209600" calcext:value-type="float">
            <text:p>1209600</text:p>
          </table:table-cell>
          <table:table-cell table:number-columns-repeated="2"/>
          <table:table-cell office:value-type="string" calcext:value-type="string">
            <text:p>@exponentsDemo[[4, 1, 0, 2]] =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# =&gt;</text:p>
          </table:table-cell>
          <table:table-cell office:value-type="float" office:value="2352" calcext:value-type="float">
            <text:p>2352</text:p>
          </table:table-cell>
          <table:table-cell table:number-columns-repeated="2"/>
          <table:table-cell office:value-type="string" calcext:value-type="string">
            <text:p>@exponentsDemo[[3, 2, 1, 1]] =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# =&gt;</text:p>
          </table:table-cell>
          <table:table-cell office:value-type="float" office:value="2520" calcext:value-type="float">
            <text:p>2520</text:p>
          </table:table-cell>
          <table:table-cell table:number-columns-repeated="3"/>
          <table:table-cell table:style-name="ce1" office:value-type="string" calcext:value-type="string">
            <text:p><text:s text:c="5"/>@exponentsDemo[[3, 2, 1, 1]] =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# =&gt; <text:s/>2520</text:p>
          </table:table-cell>
        </table:table-row>
        <table:table-row table:style-name="ro1">
          <table:table-cell table:style-name="Default" office:value-type="string" calcext:value-type="string">
            <text:p>@exponentsDemo[[5, 2, 4, 1]] =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# =&gt;</text:p>
          </table:table-cell>
          <table:table-cell office:value-type="float" office:value="1260000" calcext:value-type="float">
            <text:p>1260000</text:p>
          </table:table-cell>
          <table:table-cell table:number-columns-repeated="2"/>
          <table:table-cell office:value-type="string" calcext:value-type="string">
            <text:p>@exponentsDemo[[5, 1, 2, 0]] =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# =&gt;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string" calcext:value-type="string">
            <text:p>@exponentsDemo[[5, 4, 0, 0]] =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# =&gt;</text:p>
          </table:table-cell>
          <table:table-cell office:value-type="float" office:value="2592" calcext:value-type="float">
            <text:p>2592</text:p>
          </table:table-cell>
          <table:table-cell table:number-columns-repeated="3"/>
          <table:table-cell table:style-name="ce1" office:value-type="string" calcext:value-type="string">
            <text:p><text:s text:c="5"/>@exponentsDemo[[5, 4, 0, 0]] =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# =&gt; <text:s/>2592</text:p>
          </table:table-cell>
        </table:table-row>
        <table:table-row table:style-name="ro1">
          <table:table-cell table:style-name="Default" office:value-type="string" calcext:value-type="string">
            <text:p>@exponentsDemo[[6, 4, 1, 2]] =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# =&gt;</text:p>
          </table:table-cell>
          <table:table-cell office:value-type="float" office:value="1270080" calcext:value-type="float">
            <text:p>1270080</text:p>
          </table:table-cell>
          <table:table-cell table:number-columns-repeated="2"/>
          <table:table-cell office:value-type="string" calcext:value-type="string">
            <text:p>@exponentsDemo[[1, 5, 1, 0]] =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# =&gt;</text:p>
          </table:table-cell>
          <table:table-cell office:value-type="float" office:value="2430" calcext:value-type="float">
            <text:p>2430</text:p>
          </table:table-cell>
          <table:table-cell table:number-columns-repeated="2"/>
          <table:table-cell office:value-type="string" calcext:value-type="string">
            <text:p>@exponentsDemo[[0, 1, 3, 1]] =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# =&gt;</text:p>
          </table:table-cell>
          <table:table-cell office:value-type="float" office:value="2625" calcext:value-type="float">
            <text:p>2625</text:p>
          </table:table-cell>
          <table:table-cell table:number-columns-repeated="3"/>
          <table:table-cell table:style-name="ce1" office:value-type="string" calcext:value-type="string">
            <text:p><text:s text:c="5"/>@exponentsDemo[[0, 1, 3, 1]] =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# =&gt; <text:s/>2625</text:p>
          </table:table-cell>
        </table:table-row>
        <table:table-row table:style-name="ro1">
          <table:table-cell table:style-name="Default" office:value-type="string" calcext:value-type="string">
            <text:p>@exponentsDemo[[3, 3, 3, 2]] =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# =&gt;</text:p>
          </table:table-cell>
          <table:table-cell office:value-type="float" office:value="1323000" calcext:value-type="float">
            <text:p>1323000</text:p>
          </table:table-cell>
          <table:table-cell table:number-columns-repeated="2"/>
          <table:table-cell office:value-type="string" calcext:value-type="string">
            <text:p>@exponentsDemo[[1, 0, 2, 2]] =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# =&gt;</text:p>
          </table:table-cell>
          <table:table-cell office:value-type="float" office:value="2450" calcext:value-type="float">
            <text:p>2450</text:p>
          </table:table-cell>
          <table:table-cell table:number-columns-repeated="2"/>
          <table:table-cell office:value-type="string" calcext:value-type="string">
            <text:p>@exponentsDemo[[1, 3, 0, 2]] =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# =&gt;</text:p>
          </table:table-cell>
          <table:table-cell office:value-type="float" office:value="2646" calcext:value-type="float">
            <text:p>2646</text:p>
          </table:table-cell>
          <table:table-cell table:number-columns-repeated="3"/>
          <table:table-cell table:style-name="ce1" office:value-type="string" calcext:value-type="string">
            <text:p><text:s text:c="5"/>@exponentsDemo[[1, 3, 0, 2]] =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# =&gt; <text:s/>2646</text:p>
          </table:table-cell>
        </table:table-row>
        <table:table-row table:style-name="ro1">
          <table:table-cell table:style-name="Default" office:value-type="string" calcext:value-type="string">
            <text:p>@exponentsDemo[[5, 5, 2, 1]] =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# =&gt;</text:p>
          </table:table-cell>
          <table:table-cell office:value-type="float" office:value="1360800" calcext:value-type="float">
            <text:p>1360800</text:p>
          </table:table-cell>
          <table:table-cell table:number-columns-repeated="2"/>
          <table:table-cell office:value-type="string" calcext:value-type="string">
            <text:p>@exponentsDemo[[2, 0, 4, 0]] =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# =&gt;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@exponentsDemo[[7, 1, 0, 1]] =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# =&gt;</text:p>
          </table:table-cell>
          <table:table-cell office:value-type="float" office:value="2688" calcext:value-type="float">
            <text:p>2688</text:p>
          </table:table-cell>
          <table:table-cell table:number-columns-repeated="3"/>
          <table:table-cell table:style-name="ce1" office:value-type="string" calcext:value-type="string">
            <text:p><text:s text:c="5"/>@exponentsDemo[[7, 1, 0, 1]] =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# =&gt; <text:s/>2688</text:p>
          </table:table-cell>
        </table:table-row>
        <table:table-row table:style-name="ro1">
          <table:table-cell table:style-name="Default" office:value-type="string" calcext:value-type="string">
            <text:p>@exponentsDemo[[7, 2, 2, 2]] =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# =&gt;</text:p>
          </table:table-cell>
          <table:table-cell office:value-type="float" office:value="1411200" calcext:value-type="float">
            <text:p>1411200</text:p>
          </table:table-cell>
          <table:table-cell table:number-columns-repeated="2"/>
          <table:table-cell office:value-type="string" calcext:value-type="string">
            <text:p>@exponentsDemo[[3, 2, 1, 1]] =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# =&gt;</text:p>
          </table:table-cell>
          <table:table-cell office:value-type="float" office:value="2520" calcext:value-type="float">
            <text:p>2520</text:p>
          </table:table-cell>
          <table:table-cell table:number-columns-repeated="2"/>
          <table:table-cell office:value-type="string" calcext:value-type="string">
            <text:p>@exponentsDemo[[2, 3, 2, 0]] =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# =&gt;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style-name="ce1" office:value-type="string" calcext:value-type="string">
            <text:p><text:s text:c="5"/>@exponentsDemo[[2, 3, 2, 0]] =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# =&gt; <text:s/>2700</text:p>
          </table:table-cell>
        </table:table-row>
        <table:table-row table:style-name="ro1">
          <table:table-cell table:style-name="Default" office:value-type="string" calcext:value-type="string">
            <text:p>@exponentsDemo[[2, 4, 4, 1]] =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# =&gt;</text:p>
          </table:table-cell>
          <table:table-cell office:value-type="float" office:value="1417500" calcext:value-type="float">
            <text:p>1417500</text:p>
          </table:table-cell>
          <table:table-cell table:number-columns-repeated="2"/>
          <table:table-cell office:value-type="string" calcext:value-type="string">
            <text:p>@exponentsDemo[[5, 4, 0, 0]] =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# =&gt;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office:value-type="string" calcext:value-type="string">
            <text:p>@exponentsDemo[[4, 0, 2, 1]] =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# =&gt;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style-name="ce1" office:value-type="string" calcext:value-type="string">
            <text:p><text:s text:c="5"/>@exponentsDemo[[4, 0, 2, 1]] =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# =&gt; <text:s/>2800</text:p>
          </table:table-cell>
        </table:table-row>
        <table:table-row table:style-name="ro1">
          <table:table-cell table:style-name="Default" office:value-type="string" calcext:value-type="string">
            <text:p>@exponentsDemo[[4, 1, 4, 2]] =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# =&gt;</text:p>
          </table:table-cell>
          <table:table-cell office:value-type="float" office:value="1470000" calcext:value-type="float">
            <text:p>1470000</text:p>
          </table:table-cell>
          <table:table-cell table:number-columns-repeated="2"/>
          <table:table-cell office:value-type="string" calcext:value-type="string">
            <text:p>@exponentsDemo[[0, 1, 3, 1]] =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# =&gt;</text:p>
          </table:table-cell>
          <table:table-cell office:value-type="float" office:value="2625" calcext:value-type="float">
            <text:p>2625</text:p>
          </table:table-cell>
          <table:table-cell table:number-columns-repeated="2"/>
          <table:table-cell office:value-type="string" calcext:value-type="string">
            <text:p>@exponentsDemo[[0, 4, 1, 1]] =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# =&gt;</text:p>
          </table:table-cell>
          <table:table-cell office:value-type="float" office:value="2835" calcext:value-type="float">
            <text:p>2835</text:p>
          </table:table-cell>
          <table:table-cell table:number-columns-repeated="3"/>
          <table:table-cell table:style-name="ce1" office:value-type="string" calcext:value-type="string">
            <text:p><text:s text:c="5"/>@exponentsDemo[[0, 4, 1, 1]] =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# =&gt; <text:s/>2835</text:p>
          </table:table-cell>
        </table:table-row>
        <table:table-row table:style-name="ro1">
          <table:table-cell table:style-name="Default" office:value-type="string" calcext:value-type="string">
            <text:p>@exponentsDemo[[6, 3, 3, 1]] =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# =&gt;</text:p>
          </table:table-cell>
          <table:table-cell office:value-type="float" office:value="1512000" calcext:value-type="float">
            <text:p>1512000</text:p>
          </table:table-cell>
          <table:table-cell table:number-columns-repeated="2"/>
          <table:table-cell office:value-type="string" calcext:value-type="string">
            <text:p>@exponentsDemo[[1, 3, 0, 2]] =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# =&gt;</text:p>
          </table:table-cell>
          <table:table-cell office:value-type="float" office:value="2646" calcext:value-type="float">
            <text:p>2646</text:p>
          </table:table-cell>
          <table:table-cell table:number-columns-repeated="2"/>
          <table:table-cell office:value-type="string" calcext:value-type="string">
            <text:p>@exponentsDemo[[6, 2, 1, 0]] =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# =&gt;</text:p>
          </table:table-cell>
          <table:table-cell office:value-type="float" office:value="2880" calcext:value-type="float">
            <text:p>2880</text:p>
          </table:table-cell>
          <table:table-cell table:number-columns-repeated="3"/>
          <table:table-cell table:style-name="ce1" office:value-type="string" calcext:value-type="string">
            <text:p><text:s text:c="5"/>@exponentsDemo[[6, 2, 1, 0]] =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# =&gt; <text:s/>2880</text:p>
          </table:table-cell>
        </table:table-row>
        <table:table-row table:style-name="ro1">
          <table:table-cell table:style-name="Default" office:value-type="string" calcext:value-type="string">
            <text:p>@exponentsDemo[[4, 4, 2, 2]] =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# =&gt;</text:p>
          </table:table-cell>
          <table:table-cell office:value-type="float" office:value="1587600" calcext:value-type="float">
            <text:p>1587600</text:p>
          </table:table-cell>
          <table:table-cell table:number-columns-repeated="2"/>
          <table:table-cell office:value-type="string" calcext:value-type="string">
            <text:p>@exponentsDemo[[7, 1, 0, 1]] =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# =&gt;</text:p>
          </table:table-cell>
          <table:table-cell office:value-type="float" office:value="2688" calcext:value-type="float">
            <text:p>2688</text:p>
          </table:table-cell>
          <table:table-cell table:number-columns-repeated="2"/>
          <table:table-cell office:value-type="string" calcext:value-type="string">
            <text:p>@exponentsDemo[[2, 1, 1, 2]] =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# =&gt;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style-name="ce1" office:value-type="string" calcext:value-type="string">
            <text:p><text:s text:c="5"/>@exponentsDemo[[2, 1, 1, 2]] =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# =&gt; <text:s/>2940</text:p>
          </table:table-cell>
        </table:table-row>
        <table:table-row table:style-name="ro1">
          <table:table-cell table:style-name="Default" office:value-type="string" calcext:value-type="string">
            <text:p>@exponentsDemo[[1, 3, 4, 2]] =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# =&gt;</text:p>
          </table:table-cell>
          <table:table-cell office:value-type="float" office:value="1653750" calcext:value-type="float">
            <text:p>1653750</text:p>
          </table:table-cell>
          <table:table-cell table:number-columns-repeated="2"/>
          <table:table-cell office:value-type="string" calcext:value-type="string">
            <text:p>@exponentsDemo[[2, 3, 2, 0]] =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# =&gt;</text:p>
          </table:table-cell>
          <table:table-cell office:value-type="float" office:value="2700" calcext:value-type="float">
            <text:p>2700</text:p>
          </table:table-cell>
          <table:table-cell table:number-columns-repeated="2"/>
          <table:table-cell office:value-type="string" calcext:value-type="string">
            <text:p>@exponentsDemo[[3, 1, 3, 0]] =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# =&gt;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style-name="ce1" office:value-type="string" calcext:value-type="string">
            <text:p><text:s text:c="5"/>@exponentsDemo[[3, 1, 3, 0]] =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# =&gt; <text:s/>3000</text:p>
          </table:table-cell>
        </table:table-row>
        <table:table-row table:style-name="ro1">
          <table:table-cell table:style-name="Default" office:value-type="string" calcext:value-type="string">
            <text:p>@exponentsDemo[[7, 1, 4, 1]] =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# =&gt;</text:p>
          </table:table-cell>
          <table:table-cell office:value-type="float" office:value="1680000" calcext:value-type="float">
            <text:p>1680000</text:p>
          </table:table-cell>
          <table:table-cell table:number-columns-repeated="2"/>
          <table:table-cell office:value-type="string" calcext:value-type="string">
            <text:p>@exponentsDemo[[4, 0, 2, 1]] =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# =&gt;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string" calcext:value-type="string">
            <text:p>@exponentsDemo[[4, 3, 0, 1]] =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# =&gt;</text:p>
          </table:table-cell>
          <table:table-cell office:value-type="float" office:value="3024" calcext:value-type="float">
            <text:p>3024</text:p>
          </table:table-cell>
          <table:table-cell table:number-columns-repeated="3"/>
          <table:table-cell table:style-name="ce1" office:value-type="string" calcext:value-type="string">
            <text:p><text:s text:c="5"/>@exponentsDemo[[4, 3, 0, 1]] =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# =&gt; <text:s/>3024</text:p>
          </table:table-cell>
        </table:table-row>
        <table:table-row table:style-name="ro1">
          <table:table-cell table:style-name="Default" office:value-type="string" calcext:value-type="string">
            <text:p>@exponentsDemo[[8, 3, 1, 2]] =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# =&gt;</text:p>
          </table:table-cell>
          <table:table-cell office:value-type="float" office:value="1693440" calcext:value-type="float">
            <text:p>1693440</text:p>
          </table:table-cell>
          <table:table-cell table:number-columns-repeated="2"/>
          <table:table-cell office:value-type="string" calcext:value-type="string">
            <text:p>@exponentsDemo[[0, 4, 1, 1]] =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# =&gt;</text:p>
          </table:table-cell>
          <table:table-cell office:value-type="float" office:value="2835" calcext:value-type="float">
            <text:p>2835</text:p>
          </table:table-cell>
          <table:table-cell table:number-columns-repeated="2"/>
          <table:table-cell office:value-type="string" calcext:value-type="string">
            <text:p>@exponentsDemo[[6, 0, 0, 2]] =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# =&gt;</text:p>
          </table:table-cell>
          <table:table-cell office:value-type="float" office:value="3136" calcext:value-type="float">
            <text:p>3136</text:p>
          </table:table-cell>
          <table:table-cell table:number-columns-repeated="3"/>
          <table:table-cell table:style-name="ce1" office:value-type="string" calcext:value-type="string">
            <text:p><text:s text:c="5"/>@exponentsDemo[[6, 0, 0, 2]] =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# =&gt; <text:s/>3136</text:p>
          </table:table-cell>
        </table:table-row>
        <table:table-row table:style-name="ro1">
          <table:table-cell table:style-name="Default" office:value-type="string" calcext:value-type="string">
            <text:p>@exponentsDemo[[3, 5, 3, 1]] 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# =&gt;</text:p>
          </table:table-cell>
          <table:table-cell office:value-type="float" office:value="1701000" calcext:value-type="float">
            <text:p>1701000</text:p>
          </table:table-cell>
          <table:table-cell table:number-columns-repeated="2"/>
          <table:table-cell office:value-type="string" calcext:value-type="string">
            <text:p>@exponentsDemo[[6, 2, 1, 0]] 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# =&gt;</text:p>
          </table:table-cell>
          <table:table-cell office:value-type="float" office:value="2880" calcext:value-type="float">
            <text:p>2880</text:p>
          </table:table-cell>
          <table:table-cell table:number-columns-repeated="2"/>
          <table:table-cell office:value-type="string" calcext:value-type="string">
            <text:p>@exponentsDemo[[1, 2, 2, 1]] 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# =&gt;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table:style-name="ce1" office:value-type="string" calcext:value-type="string">
            <text:p><text:s text:c="5"/>@exponentsDemo[[1, 2, 2, 1]] 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# =&gt; <text:s/>3150</text:p>
          </table:table-cell>
        </table:table-row>
        <table:table-row table:style-name="ro1">
          <table:table-cell table:style-name="Default" office:value-type="string" calcext:value-type="string">
            <text:p>@exponentsDemo[[5, 2, 3, 2]] =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# =&gt;</text:p>
          </table:table-cell>
          <table:table-cell office:value-type="float" office:value="1764000" calcext:value-type="float">
            <text:p>1764000</text:p>
          </table:table-cell>
          <table:table-cell table:number-columns-repeated="2"/>
          <table:table-cell office:value-type="string" calcext:value-type="string">
            <text:p>@exponentsDemo[[2, 1, 1, 2]] =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# =&gt;</text:p>
          </table:table-cell>
          <table:table-cell office:value-type="float" office:value="2940" calcext:value-type="float">
            <text:p>2940</text:p>
          </table:table-cell>
          <table:table-cell table:number-columns-repeated="2"/>
          <table:table-cell office:value-type="string" calcext:value-type="string">
            <text:p>@exponentsDemo[[7, 0, 2, 0]] =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# =&gt;</text:p>
          </table:table-cell>
          <table:table-cell office:value-type="float" office:value="3200" calcext:value-type="float">
            <text:p>3200</text:p>
          </table:table-cell>
          <table:table-cell table:number-columns-repeated="3"/>
          <table:table-cell table:style-name="ce1" office:value-type="string" calcext:value-type="string">
            <text:p><text:s text:c="5"/>@exponentsDemo[[7, 0, 2, 0]] =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# =&gt; <text:s/>3200</text:p>
          </table:table-cell>
        </table:table-row>
        <table:table-row table:style-name="ro1">
          <table:table-cell table:style-name="Default" office:value-type="string" calcext:value-type="string">
            <text:p>@exponentsDemo[[7, 4, 2, 1]] =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# =&gt;</text:p>
          </table:table-cell>
          <table:table-cell office:value-type="float" office:value="1814400" calcext:value-type="float">
            <text:p>1814400</text:p>
          </table:table-cell>
          <table:table-cell table:number-columns-repeated="2"/>
          <table:table-cell office:value-type="string" calcext:value-type="string">
            <text:p>@exponentsDemo[[3, 1, 3, 0]] =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# =&gt;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@exponentsDemo[[3, 4, 1, 0]] =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# =&gt;</text:p>
          </table:table-cell>
          <table:table-cell office:value-type="float" office:value="3240" calcext:value-type="float">
            <text:p>3240</text:p>
          </table:table-cell>
          <table:table-cell table:number-columns-repeated="3"/>
          <table:table-cell table:style-name="ce1" office:value-type="string" calcext:value-type="string">
            <text:p><text:s text:c="5"/>@exponentsDemo[[3, 4, 1, 0]] =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# =&gt; <text:s/>3240</text:p>
          </table:table-cell>
        </table:table-row>
        <table:table-row table:style-name="ro1">
          <table:table-cell table:style-name="Default" office:value-type="string" calcext:value-type="string">
            <text:p>@exponentsDemo[[4, 3, 4, 1]] =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# =&gt;</text:p>
          </table:table-cell>
          <table:table-cell office:value-type="float" office:value="1890000" calcext:value-type="float">
            <text:p>1890000</text:p>
          </table:table-cell>
          <table:table-cell table:number-columns-repeated="2"/>
          <table:table-cell office:value-type="string" calcext:value-type="string">
            <text:p>@exponentsDemo[[4, 3, 0, 1]] =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# =&gt;</text:p>
          </table:table-cell>
          <table:table-cell office:value-type="float" office:value="3024" calcext:value-type="float">
            <text:p>3024</text:p>
          </table:table-cell>
          <table:table-cell table:number-columns-repeated="2"/>
          <table:table-cell office:value-type="string" calcext:value-type="string">
            <text:p>@exponentsDemo[[5, 1, 1, 1]] =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# =&gt;</text:p>
          </table:table-cell>
          <table:table-cell office:value-type="float" office:value="3360" calcext:value-type="float">
            <text:p>3360</text:p>
          </table:table-cell>
          <table:table-cell table:number-columns-repeated="3"/>
          <table:table-cell table:style-name="ce1" office:value-type="string" calcext:value-type="string">
            <text:p><text:s text:c="5"/>@exponentsDemo[[5, 1, 1, 1]] =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# =&gt; <text:s/>3360</text:p>
          </table:table-cell>
        </table:table-row>
        <table:table-row table:style-name="ro1">
          <table:table-cell table:style-name="Default" office:value-type="string" calcext:value-type="string">
            <text:p>@exponentsDemo[[5, 5, 1, 2]] =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# =&gt;</text:p>
          </table:table-cell>
          <table:table-cell office:value-type="float" office:value="1905120" calcext:value-type="float">
            <text:p>1905120</text:p>
          </table:table-cell>
          <table:table-cell table:number-columns-repeated="2"/>
          <table:table-cell office:value-type="string" calcext:value-type="string">
            <text:p>@exponentsDemo[[6, 0, 0, 2]] =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# =&gt;</text:p>
          </table:table-cell>
          <table:table-cell office:value-type="float" office:value="3136" calcext:value-type="float">
            <text:p>3136</text:p>
          </table:table-cell>
          <table:table-cell table:number-columns-repeated="2"/>
          <table:table-cell office:value-type="string" calcext:value-type="string">
            <text:p>@exponentsDemo[[0, 3, 3, 0]] =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# =&gt;</text:p>
          </table:table-cell>
          <table:table-cell office:value-type="float" office:value="3375" calcext:value-type="float">
            <text:p>3375</text:p>
          </table:table-cell>
          <table:table-cell table:number-columns-repeated="3"/>
          <table:table-cell table:style-name="ce1" office:value-type="string" calcext:value-type="string">
            <text:p><text:s text:c="5"/>@exponentsDemo[[0, 3, 3, 0]] =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# =&gt; <text:s/>3375</text:p>
          </table:table-cell>
        </table:table-row>
        <table:table-row table:style-name="ro1">
          <table:table-cell table:style-name="Default" office:value-type="string" calcext:value-type="string">
            <text:p>@exponentsDemo[[2, 4, 3, 2]] =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# =&gt;</text:p>
          </table:table-cell>
          <table:table-cell office:value-type="float" office:value="1984500" calcext:value-type="float">
            <text:p>1984500</text:p>
          </table:table-cell>
          <table:table-cell table:number-columns-repeated="2"/>
          <table:table-cell office:value-type="string" calcext:value-type="string">
            <text:p>@exponentsDemo[[1, 2, 2, 1]] =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# =&gt;</text:p>
          </table:table-cell>
          <table:table-cell office:value-type="float" office:value="3150" calcext:value-type="float">
            <text:p>3150</text:p>
          </table:table-cell>
          <table:table-cell table:number-columns-repeated="2"/>
          <table:table-cell office:value-type="string" calcext:value-type="string">
            <text:p>@exponentsDemo[[1, 5, 0, 1]] =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# =&gt;</text:p>
          </table:table-cell>
          <table:table-cell office:value-type="float" office:value="3402" calcext:value-type="float">
            <text:p>3402</text:p>
          </table:table-cell>
          <table:table-cell table:number-columns-repeated="3"/>
          <table:table-cell table:style-name="ce1" office:value-type="string" calcext:value-type="string">
            <text:p><text:s text:c="5"/>@exponentsDemo[[1, 5, 0, 1]] =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# =&gt; <text:s/>3402</text:p>
          </table:table-cell>
        </table:table-row>
        <table:table-row table:style-name="ro1">
          <table:table-cell table:style-name="Default" office:value-type="string" calcext:value-type="string">
            <text:p>@exponentsDemo[[8, 2, 3, 1]] =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# =&gt;</text:p>
          </table:table-cell>
          <table:table-cell office:value-type="float" office:value="2016000" calcext:value-type="float">
            <text:p>2016000</text:p>
          </table:table-cell>
          <table:table-cell table:number-columns-repeated="2"/>
          <table:table-cell office:value-type="string" calcext:value-type="string">
            <text:p>@exponentsDemo[[7, 0, 2, 0]] =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# =&gt;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string" calcext:value-type="string">
            <text:p>@exponentsDemo[[7, 3, 0, 0]] =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# =&gt;</text:p>
          </table:table-cell>
          <table:table-cell office:value-type="float" office:value="3456" calcext:value-type="float">
            <text:p>3456</text:p>
          </table:table-cell>
          <table:table-cell table:number-columns-repeated="3"/>
          <table:table-cell table:style-name="ce1" office:value-type="string" calcext:value-type="string">
            <text:p><text:s text:c="5"/>@exponentsDemo[[7, 3, 0, 0]] =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# =&gt; <text:s/>3456</text:p>
          </table:table-cell>
        </table:table-row>
        <table:table-row table:style-name="ro1">
          <table:table-cell table:style-name="Default" office:value-type="string" calcext:value-type="string">
            <text:p>@exponentsDemo[[6, 3, 2, 2]] =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# =&gt;</text:p>
          </table:table-cell>
          <table:table-cell office:value-type="float" office:value="2116800" calcext:value-type="float">
            <text:p>2116800</text:p>
          </table:table-cell>
          <table:table-cell table:number-columns-repeated="2"/>
          <table:table-cell office:value-type="string" calcext:value-type="string">
            <text:p>@exponentsDemo[[3, 4, 1, 0]] =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# =&gt;</text:p>
          </table:table-cell>
          <table:table-cell office:value-type="float" office:value="3240" calcext:value-type="float">
            <text:p>3240</text:p>
          </table:table-cell>
          <table:table-cell table:number-columns-repeated="2"/>
          <table:table-cell office:value-type="string" calcext:value-type="string">
            <text:p>@exponentsDemo[[2, 0, 3, 1]] =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# =&gt;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table:style-name="ce1" office:value-type="string" calcext:value-type="string">
            <text:p><text:s text:c="5"/>@exponentsDemo[[2, 0, 3, 1]] =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# =&gt; <text:s/>3500</text:p>
          </table:table-cell>
        </table:table-row>
        <table:table-row table:style-name="ro1">
          <table:table-cell table:style-name="Default" office:value-type="string" calcext:value-type="string">
            <text:p>@exponentsDemo[[1, 5, 4, 1]] =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# =&gt;</text:p>
          </table:table-cell>
          <table:table-cell office:value-type="float" office:value="2126250" calcext:value-type="float">
            <text:p>2126250</text:p>
          </table:table-cell>
          <table:table-cell table:number-columns-repeated="2"/>
          <table:table-cell office:value-type="string" calcext:value-type="string">
            <text:p>@exponentsDemo[[5, 1, 1, 1]] =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# =&gt;</text:p>
          </table:table-cell>
          <table:table-cell office:value-type="float" office:value="3360" calcext:value-type="float">
            <text:p>3360</text:p>
          </table:table-cell>
          <table:table-cell table:number-columns-repeated="2"/>
          <table:table-cell office:value-type="string" calcext:value-type="string">
            <text:p>@exponentsDemo[[3, 2, 0, 2]] =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# =&gt;</text:p>
          </table:table-cell>
          <table:table-cell office:value-type="float" office:value="3528" calcext:value-type="float">
            <text:p>3528</text:p>
          </table:table-cell>
          <table:table-cell table:number-columns-repeated="3"/>
          <table:table-cell table:style-name="ce1" office:value-type="string" calcext:value-type="string">
            <text:p><text:s text:c="5"/>@exponentsDemo[[3, 2, 0, 2]] =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# =&gt; <text:s/>3528</text:p>
          </table:table-cell>
        </table:table-row>
        <table:table-row table:style-name="ro1">
          <table:table-cell table:style-name="Default" office:value-type="string" calcext:value-type="string">
            <text:p>@exponentsDemo[[8, 5, 1, 1]] =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# =&gt;</text:p>
          </table:table-cell>
          <table:table-cell office:value-type="float" office:value="2177280" calcext:value-type="float">
            <text:p>2177280</text:p>
          </table:table-cell>
          <table:table-cell table:number-columns-repeated="2"/>
          <table:table-cell office:value-type="string" calcext:value-type="string">
            <text:p>@exponentsDemo[[0, 3, 3, 0]] =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# =&gt;</text:p>
          </table:table-cell>
          <table:table-cell office:value-type="float" office:value="3375" calcext:value-type="float">
            <text:p>3375</text:p>
          </table:table-cell>
          <table:table-cell table:number-columns-repeated="2"/>
          <table:table-cell office:value-type="string" calcext:value-type="string">
            <text:p>@exponentsDemo[[4, 2, 2, 0]] =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# =&gt;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style-name="ce1" office:value-type="string" calcext:value-type="string">
            <text:p><text:s text:c="5"/>@exponentsDemo[[4, 2, 2, 0]] =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# =&gt; <text:s/>3600</text:p>
          </table:table-cell>
        </table:table-row>
        <table:table-row table:style-name="ro1">
          <table:table-cell table:style-name="Default" office:value-type="string" calcext:value-type="string">
            <text:p>@exponentsDemo[[3, 2, 4, 2]] =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# =&gt;</text:p>
          </table:table-cell>
          <table:table-cell office:value-type="float" office:value="2205000" calcext:value-type="float">
            <text:p>2205000</text:p>
          </table:table-cell>
          <table:table-cell table:number-columns-repeated="2"/>
          <table:table-cell office:value-type="string" calcext:value-type="string">
            <text:p>@exponentsDemo[[1, 5, 0, 1]] =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# =&gt;</text:p>
          </table:table-cell>
          <table:table-cell office:value-type="float" office:value="3402" calcext:value-type="float">
            <text:p>3402</text:p>
          </table:table-cell>
          <table:table-cell table:number-columns-repeated="2"/>
          <table:table-cell office:value-type="string" calcext:value-type="string">
            <text:p>@exponentsDemo[[0, 1, 2, 2]] =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# =&gt;</text:p>
          </table:table-cell>
          <table:table-cell office:value-type="float" office:value="3675" calcext:value-type="float">
            <text:p>3675</text:p>
          </table:table-cell>
          <table:table-cell table:number-columns-repeated="3"/>
          <table:table-cell table:style-name="ce1" office:value-type="string" calcext:value-type="string">
            <text:p><text:s text:c="5"/>@exponentsDemo[[0, 1, 2, 2]] =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# =&gt; <text:s/>3675</text:p>
          </table:table-cell>
        </table:table-row>
        <table:table-row table:style-name="ro1">
          <table:table-cell table:style-name="Default" office:value-type="string" calcext:value-type="string">
            <text:p>@exponentsDemo[[5, 4, 3, 1]] =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# =&gt;</text:p>
          </table:table-cell>
          <table:table-cell office:value-type="float" office:value="2268000" calcext:value-type="float">
            <text:p>2268000</text:p>
          </table:table-cell>
          <table:table-cell table:number-columns-repeated="2"/>
          <table:table-cell office:value-type="string" calcext:value-type="string">
            <text:p>@exponentsDemo[[7, 3, 0, 0]] =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# =&gt;</text:p>
          </table:table-cell>
          <table:table-cell office:value-type="float" office:value="3456" calcext:value-type="float">
            <text:p>3456</text:p>
          </table:table-cell>
          <table:table-cell table:number-columns-repeated="2"/>
          <table:table-cell office:value-type="string" calcext:value-type="string">
            <text:p>@exponentsDemo[[1, 1, 4, 0]] =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# =&gt;</text:p>
          </table:table-cell>
          <table:table-cell office:value-type="float" office:value="3750" calcext:value-type="float">
            <text:p>3750</text:p>
          </table:table-cell>
          <table:table-cell table:number-columns-repeated="3"/>
          <table:table-cell table:style-name="ce1" office:value-type="string" calcext:value-type="string">
            <text:p><text:s text:c="5"/>@exponentsDemo[[1, 1, 4, 0]] =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# =&gt; <text:s/>3750</text:p>
          </table:table-cell>
        </table:table-row>
        <table:table-row table:style-name="ro1">
          <table:table-cell table:style-name="Default" office:value-type="string" calcext:value-type="string">
            <text:p>@exponentsDemo[[7, 1, 3, 2]] =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# =&gt;</text:p>
          </table:table-cell>
          <table:table-cell office:value-type="float" office:value="2352000" calcext:value-type="float">
            <text:p>2352000</text:p>
          </table:table-cell>
          <table:table-cell table:number-columns-repeated="2"/>
          <table:table-cell office:value-type="string" calcext:value-type="string">
            <text:p>@exponentsDemo[[2, 0, 3, 1]] =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# =&gt;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office:value-type="string" calcext:value-type="string">
            <text:p>@exponentsDemo[[2, 3, 1, 1]] =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# =&gt;</text:p>
          </table:table-cell>
          <table:table-cell office:value-type="float" office:value="3780" calcext:value-type="float">
            <text:p>3780</text:p>
          </table:table-cell>
          <table:table-cell table:number-columns-repeated="3"/>
          <table:table-cell table:style-name="ce1" office:value-type="string" calcext:value-type="string">
            <text:p><text:s text:c="5"/>@exponentsDemo[[2, 3, 1, 1]] =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# =&gt; <text:s/>3780</text:p>
          </table:table-cell>
        </table:table-row>
        <table:table-row table:style-name="ro1">
          <table:table-cell table:style-name="Default" office:value-type="string" calcext:value-type="string">
            <text:p>@exponentsDemo[[3, 5, 2, 2]] =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# =&gt;</text:p>
          </table:table-cell>
          <table:table-cell office:value-type="float" office:value="2381400" calcext:value-type="float">
            <text:p>2381400</text:p>
          </table:table-cell>
          <table:table-cell table:number-columns-repeated="2"/>
          <table:table-cell office:value-type="string" calcext:value-type="string">
            <text:p>@exponentsDemo[[3, 2, 0, 2]] =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# =&gt;</text:p>
          </table:table-cell>
          <table:table-cell office:value-type="float" office:value="3528" calcext:value-type="float">
            <text:p>3528</text:p>
          </table:table-cell>
          <table:table-cell table:number-columns-repeated="2"/>
          <table:table-cell office:value-type="string" calcext:value-type="string">
            <text:p>@exponentsDemo[[4, 5, 0, 0]] =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# =&gt;</text:p>
          </table:table-cell>
          <table:table-cell office:value-type="float" office:value="3888" calcext:value-type="float">
            <text:p>3888</text:p>
          </table:table-cell>
          <table:table-cell table:number-columns-repeated="3"/>
          <table:table-cell table:style-name="ce1" office:value-type="string" calcext:value-type="string">
            <text:p><text:s text:c="5"/>@exponentsDemo[[4, 5, 0, 0]] =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# =&gt; <text:s/>3888</text:p>
          </table:table-cell>
        </table:table-row>
        <table:table-row table:style-name="ro1">
          <table:table-cell table:style-name="Default" office:value-type="string" calcext:value-type="string">
            <text:p>@exponentsDemo[[6, 2, 4, 1]] =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# =&gt;</text:p>
          </table:table-cell>
          <table:table-cell office:value-type="float" office:value="2520000" calcext:value-type="float">
            <text:p>2520000</text:p>
          </table:table-cell>
          <table:table-cell table:number-columns-repeated="2"/>
          <table:table-cell office:value-type="string" calcext:value-type="string">
            <text:p>@exponentsDemo[[4, 2, 2, 0]] =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# =&gt;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office:value-type="string" calcext:value-type="string">
            <text:p>@exponentsDemo[[4, 0, 1, 2]] =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# =&gt;</text:p>
          </table:table-cell>
          <table:table-cell office:value-type="float" office:value="3920" calcext:value-type="float">
            <text:p>3920</text:p>
          </table:table-cell>
          <table:table-cell table:number-columns-repeated="3"/>
          <table:table-cell table:style-name="ce1" office:value-type="string" calcext:value-type="string">
            <text:p><text:s text:c="5"/>@exponentsDemo[[4, 0, 1, 2]] =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# =&gt; <text:s/>3920</text:p>
          </table:table-cell>
        </table:table-row>
        <table:table-row table:style-name="ro1">
          <table:table-cell table:style-name="Default" office:value-type="string" calcext:value-type="string">
            <text:p>@exponentsDemo[[7, 4, 1, 2]] =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# =&gt;</text:p>
          </table:table-cell>
          <table:table-cell office:value-type="float" office:value="2540160" calcext:value-type="float">
            <text:p>2540160</text:p>
          </table:table-cell>
          <table:table-cell table:number-columns-repeated="2"/>
          <table:table-cell office:value-type="string" calcext:value-type="string">
            <text:p>@exponentsDemo[[0, 1, 2, 2]] =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# =&gt;</text:p>
          </table:table-cell>
          <table:table-cell office:value-type="float" office:value="3675" calcext:value-type="float">
            <text:p>3675</text:p>
          </table:table-cell>
          <table:table-cell table:number-columns-repeated="2"/>
          <table:table-cell office:value-type="string" calcext:value-type="string">
            <text:p>@exponentsDemo[[0, 4, 0, 2]] =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# =&gt;</text:p>
          </table:table-cell>
          <table:table-cell office:value-type="float" office:value="3969" calcext:value-type="float">
            <text:p>3969</text:p>
          </table:table-cell>
          <table:table-cell table:number-columns-repeated="3"/>
          <table:table-cell table:style-name="ce1" office:value-type="string" calcext:value-type="string">
            <text:p><text:s text:c="5"/>@exponentsDemo[[0, 4, 0, 2]] =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# =&gt; <text:s/>3969</text:p>
          </table:table-cell>
        </table:table-row>
        <table:table-row table:style-name="ro1">
          <table:table-cell table:style-name="Default" office:value-type="string" calcext:value-type="string">
            <text:p>@exponentsDemo[[4, 3, 3, 2]] =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# =&gt;</text:p>
          </table:table-cell>
          <table:table-cell office:value-type="float" office:value="2646000" calcext:value-type="float">
            <text:p>2646000</text:p>
          </table:table-cell>
          <table:table-cell table:number-columns-repeated="2"/>
          <table:table-cell office:value-type="string" calcext:value-type="string">
            <text:p>@exponentsDemo[[1, 1, 4, 0]] =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# =&gt;</text:p>
          </table:table-cell>
          <table:table-cell office:value-type="float" office:value="3750" calcext:value-type="float">
            <text:p>3750</text:p>
          </table:table-cell>
          <table:table-cell table:number-columns-repeated="2"/>
          <table:table-cell office:value-type="string" calcext:value-type="string">
            <text:p>@exponentsDemo[[5, 0, 3, 0]] =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# =&gt;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style-name="ce1" office:value-type="string" calcext:value-type="string">
            <text:p><text:s text:c="5"/>@exponentsDemo[[5, 0, 3, 0]] =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# =&gt; <text:s/>4000</text:p>
          </table:table-cell>
        </table:table-row>
        <table:table-row table:style-name="ro1">
          <table:table-cell table:style-name="Default" office:value-type="string" calcext:value-type="string">
            <text:p>@exponentsDemo[[6, 5, 2, 1]] =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# =&gt;</text:p>
          </table:table-cell>
          <table:table-cell office:value-type="float" office:value="2721600" calcext:value-type="float">
            <text:p>2721600</text:p>
          </table:table-cell>
          <table:table-cell table:number-columns-repeated="2"/>
          <table:table-cell office:value-type="string" calcext:value-type="string">
            <text:p>@exponentsDemo[[2, 3, 1, 1]] =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# =&gt;</text:p>
          </table:table-cell>
          <table:table-cell office:value-type="float" office:value="3780" calcext:value-type="float">
            <text:p>3780</text:p>
          </table:table-cell>
          <table:table-cell table:number-columns-repeated="2"/>
          <table:table-cell office:value-type="string" calcext:value-type="string">
            <text:p>@exponentsDemo[[6, 2, 0, 1]] =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# =&gt;</text:p>
          </table:table-cell>
          <table:table-cell office:value-type="float" office:value="4032" calcext:value-type="float">
            <text:p>4032</text:p>
          </table:table-cell>
          <table:table-cell table:number-columns-repeated="3"/>
          <table:table-cell table:style-name="ce1" office:value-type="string" calcext:value-type="string">
            <text:p><text:s text:c="5"/>@exponentsDemo[[6, 2, 0, 1]] =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# =&gt; <text:s/>4032</text:p>
          </table:table-cell>
        </table:table-row>
        <table:table-row table:style-name="ro1">
          <table:table-cell table:style-name="Default" office:value-type="string" calcext:value-type="string">
            <text:p>@exponentsDemo[[8, 2, 2, 2]] =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# =&gt;</text:p>
          </table:table-cell>
          <table:table-cell office:value-type="float" office:value="2822400" calcext:value-type="float">
            <text:p>2822400</text:p>
          </table:table-cell>
          <table:table-cell table:number-columns-repeated="2"/>
          <table:table-cell office:value-type="string" calcext:value-type="string">
            <text:p>@exponentsDemo[[8, 1, 1, 0]] =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# =&gt;</text:p>
          </table:table-cell>
          <table:table-cell office:value-type="float" office:value="3840" calcext:value-type="float">
            <text:p>3840</text:p>
          </table:table-cell>
          <table:table-cell table:number-columns-repeated="2"/>
          <table:table-cell office:value-type="string" calcext:value-type="string">
            <text:p>@exponentsDemo[[1, 4, 2, 0]] =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# =&gt;</text:p>
          </table:table-cell>
          <table:table-cell office:value-type="float" office:value="4050" calcext:value-type="float">
            <text:p>4050</text:p>
          </table:table-cell>
          <table:table-cell table:number-columns-repeated="3"/>
          <table:table-cell table:style-name="ce1" office:value-type="string" calcext:value-type="string">
            <text:p><text:s text:c="5"/>@exponentsDemo[[1, 4, 2, 0]] =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# =&gt; <text:s/>4050</text:p>
          </table:table-cell>
        </table:table-row>
        <table:table-row table:style-name="ro1">
          <table:table-cell table:style-name="Default" office:value-type="string" calcext:value-type="string">
            <text:p>@exponentsDemo[[3, 4, 4, 1]] =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# =&gt;</text:p>
          </table:table-cell>
          <table:table-cell office:value-type="float" office:value="2835000" calcext:value-type="float">
            <text:p>2835000</text:p>
          </table:table-cell>
          <table:table-cell table:number-columns-repeated="2"/>
          <table:table-cell office:value-type="string" calcext:value-type="string">
            <text:p>@exponentsDemo[[4, 5, 0, 0]] =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# =&gt;</text:p>
          </table:table-cell>
          <table:table-cell office:value-type="float" office:value="3888" calcext:value-type="float">
            <text:p>3888</text:p>
          </table:table-cell>
          <table:table-cell table:number-columns-repeated="2"/>
          <table:table-cell office:value-type="string" calcext:value-type="string">
            <text:p>@exponentsDemo[[3, 1, 2, 1]] =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# =&gt;</text:p>
          </table:table-cell>
          <table:table-cell office:value-type="float" office:value="4200" calcext:value-type="float">
            <text:p>4200</text:p>
          </table:table-cell>
          <table:table-cell table:number-columns-repeated="3"/>
          <table:table-cell table:style-name="ce1" office:value-type="string" calcext:value-type="string">
            <text:p><text:s text:c="5"/>@exponentsDemo[[3, 1, 2, 1]] =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# =&gt; <text:s/>4200</text:p>
          </table:table-cell>
        </table:table-row>
        <table:table-row table:style-name="ro1">
          <table:table-cell table:style-name="Default" office:value-type="string" calcext:value-type="string">
            <text:p>@exponentsDemo[[5, 1, 4, 2]] =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# =&gt;</text:p>
          </table:table-cell>
          <table:table-cell office:value-type="float" office:value="2940000" calcext:value-type="float">
            <text:p>2940000</text:p>
          </table:table-cell>
          <table:table-cell table:number-columns-repeated="2"/>
          <table:table-cell office:value-type="string" calcext:value-type="string">
            <text:p>@exponentsDemo[[4, 0, 1, 2]] =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# =&gt;</text:p>
          </table:table-cell>
          <table:table-cell office:value-type="float" office:value="3920" calcext:value-type="float">
            <text:p>3920</text:p>
          </table:table-cell>
          <table:table-cell table:number-columns-repeated="2"/>
          <table:table-cell office:value-type="string" calcext:value-type="string">
            <text:p>@exponentsDemo[[5, 3, 1, 0]] =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# =&gt;</text:p>
          </table:table-cell>
          <table:table-cell office:value-type="float" office:value="4320" calcext:value-type="float">
            <text:p>4320</text:p>
          </table:table-cell>
          <table:table-cell table:number-columns-repeated="3"/>
          <table:table-cell table:style-name="ce1" office:value-type="string" calcext:value-type="string">
            <text:p><text:s text:c="5"/>@exponentsDemo[[5, 3, 1, 0]] =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# =&gt; <text:s/>4320</text:p>
          </table:table-cell>
        </table:table-row>
        <table:table-row table:style-name="ro1">
          <table:table-cell table:style-name="Default" office:value-type="string" calcext:value-type="string">
            <text:p>@exponentsDemo[[1, 5, 3, 2]] =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# =&gt;</text:p>
          </table:table-cell>
          <table:table-cell office:value-type="float" office:value="2976750" calcext:value-type="float">
            <text:p>2976750</text:p>
          </table:table-cell>
          <table:table-cell table:number-columns-repeated="2"/>
          <table:table-cell office:value-type="string" calcext:value-type="string">
            <text:p>@exponentsDemo[[0, 4, 0, 2]] =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# =&gt;</text:p>
          </table:table-cell>
          <table:table-cell office:value-type="float" office:value="3969" calcext:value-type="float">
            <text:p>3969</text:p>
          </table:table-cell>
          <table:table-cell table:number-columns-repeated="2"/>
          <table:table-cell office:value-type="string" calcext:value-type="string">
            <text:p>@exponentsDemo[[0, 0, 4, 1]] =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# =&gt;</text:p>
          </table:table-cell>
          <table:table-cell office:value-type="float" office:value="4375" calcext:value-type="float">
            <text:p>4375</text:p>
          </table:table-cell>
          <table:table-cell table:number-columns-repeated="3"/>
          <table:table-cell table:style-name="ce1" office:value-type="string" calcext:value-type="string">
            <text:p><text:s text:c="5"/>@exponentsDemo[[0, 0, 4, 1]] =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# =&gt; <text:s/>4375</text:p>
          </table:table-cell>
        </table:table-row>
        <table:table-row table:style-name="ro1">
          <table:table-cell table:style-name="Default" office:value-type="string" calcext:value-type="string">
            <text:p>@exponentsDemo[[7, 3, 3, 1]] =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# =&gt;</text:p>
          </table:table-cell>
          <table:table-cell office:value-type="float" office:value="3024000" calcext:value-type="float">
            <text:p>3024000</text:p>
          </table:table-cell>
          <table:table-cell table:number-columns-repeated="2"/>
          <table:table-cell office:value-type="string" calcext:value-type="string">
            <text:p>@exponentsDemo[[5, 0, 3, 0]] =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# =&gt;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@exponentsDemo[[1, 2, 1, 2]] =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# =&gt;</text:p>
          </table:table-cell>
          <table:table-cell office:value-type="float" office:value="4410" calcext:value-type="float">
            <text:p>4410</text:p>
          </table:table-cell>
          <table:table-cell table:number-columns-repeated="3"/>
          <table:table-cell table:style-name="ce1" office:value-type="string" calcext:value-type="string">
            <text:p><text:s text:c="5"/>@exponentsDemo[[1, 2, 1, 2]] =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# =&gt; <text:s/>4410</text:p>
          </table:table-cell>
        </table:table-row>
        <table:table-row table:style-name="ro1">
          <table:table-cell table:style-name="Default" office:value-type="string" calcext:value-type="string">
            <text:p>@exponentsDemo[[5, 4, 2, 2]] =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# =&gt;</text:p>
          </table:table-cell>
          <table:table-cell office:value-type="float" office:value="3175200" calcext:value-type="float">
            <text:p>3175200</text:p>
          </table:table-cell>
          <table:table-cell table:number-columns-repeated="2"/>
          <table:table-cell office:value-type="string" calcext:value-type="string">
            <text:p>@exponentsDemo[[6, 2, 0, 1]] =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# =&gt;</text:p>
          </table:table-cell>
          <table:table-cell office:value-type="float" office:value="4032" calcext:value-type="float">
            <text:p>4032</text:p>
          </table:table-cell>
          <table:table-cell table:number-columns-repeated="2"/>
          <table:table-cell office:value-type="string" calcext:value-type="string">
            <text:p>@exponentsDemo[[7, 0, 1, 1]] =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# =&gt;</text:p>
          </table:table-cell>
          <table:table-cell office:value-type="float" office:value="4480" calcext:value-type="float">
            <text:p>4480</text:p>
          </table:table-cell>
          <table:table-cell table:number-columns-repeated="3"/>
          <table:table-cell table:style-name="ce1" office:value-type="string" calcext:value-type="string">
            <text:p><text:s text:c="5"/>@exponentsDemo[[7, 0, 1, 1]] =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# =&gt; <text:s/>4480</text:p>
          </table:table-cell>
        </table:table-row>
        <table:table-row table:style-name="ro1">
          <table:table-cell table:style-name="Default" office:value-type="string" calcext:value-type="string">
            <text:p>@exponentsDemo[[2, 3, 4, 2]] =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# =&gt;</text:p>
          </table:table-cell>
          <table:table-cell office:value-type="float" office:value="3307500" calcext:value-type="float">
            <text:p>3307500</text:p>
          </table:table-cell>
          <table:table-cell table:number-columns-repeated="2"/>
          <table:table-cell office:value-type="string" calcext:value-type="string">
            <text:p>@exponentsDemo[[1, 4, 2, 0]] =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# =&gt;</text:p>
          </table:table-cell>
          <table:table-cell office:value-type="float" office:value="4050" calcext:value-type="float">
            <text:p>4050</text:p>
          </table:table-cell>
          <table:table-cell table:number-columns-repeated="2"/>
          <table:table-cell office:value-type="string" calcext:value-type="string">
            <text:p>@exponentsDemo[[2, 2, 3, 0]] =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# =&gt;</text:p>
          </table:table-cell>
          <table:table-cell office:value-type="float" office:value="4500" calcext:value-type="float">
            <text:p>4500</text:p>
          </table:table-cell>
          <table:table-cell table:number-columns-repeated="3"/>
          <table:table-cell table:style-name="ce1" office:value-type="string" calcext:value-type="string">
            <text:p><text:s text:c="5"/>@exponentsDemo[[2, 2, 3, 0]] =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# =&gt; <text:s/>4500</text:p>
          </table:table-cell>
        </table:table-row>
        <table:table-row table:style-name="ro1">
          <table:table-cell table:style-name="Default" office:value-type="string" calcext:value-type="string">
            <text:p>@exponentsDemo[[8, 1, 4, 1]] =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# =&gt;</text:p>
          </table:table-cell>
          <table:table-cell office:value-type="float" office:value="3360000" calcext:value-type="float">
            <text:p>3360000</text:p>
          </table:table-cell>
          <table:table-cell table:number-columns-repeated="2"/>
          <table:table-cell office:value-type="string" calcext:value-type="string">
            <text:p>@exponentsDemo[[3, 1, 2, 1]] =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# =&gt;</text:p>
          </table:table-cell>
          <table:table-cell office:value-type="float" office:value="4200" calcext:value-type="float">
            <text:p>4200</text:p>
          </table:table-cell>
          <table:table-cell table:number-columns-repeated="2"/>
          <table:table-cell office:value-type="string" calcext:value-type="string">
            <text:p>@exponentsDemo[[3, 4, 0, 1]] =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# =&gt;</text:p>
          </table:table-cell>
          <table:table-cell office:value-type="float" office:value="4536" calcext:value-type="float">
            <text:p>4536</text:p>
          </table:table-cell>
          <table:table-cell table:number-columns-repeated="3"/>
          <table:table-cell table:style-name="ce1" office:value-type="string" calcext:value-type="string">
            <text:p><text:s text:c="5"/>@exponentsDemo[[3, 4, 0, 1]] =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# =&gt; <text:s/>4536</text:p>
          </table:table-cell>
        </table:table-row>
        <table:table-row table:style-name="ro1">
          <table:table-cell table:style-name="Default" office:value-type="string" calcext:value-type="string">
            <text:p>@exponentsDemo[[4, 5, 3, 1]] =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# =&gt;</text:p>
          </table:table-cell>
          <table:table-cell office:value-type="float" office:value="3402000" calcext:value-type="float">
            <text:p>3402000</text:p>
          </table:table-cell>
          <table:table-cell table:number-columns-repeated="2"/>
          <table:table-cell office:value-type="string" calcext:value-type="string">
            <text:p>@exponentsDemo[[5, 3, 1, 0]] =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# =&gt;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string" calcext:value-type="string">
            <text:p>@exponentsDemo[[5, 1, 0, 2]] =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# =&gt;</text:p>
          </table:table-cell>
          <table:table-cell office:value-type="float" office:value="4704" calcext:value-type="float">
            <text:p>4704</text:p>
          </table:table-cell>
          <table:table-cell table:number-columns-repeated="3"/>
          <table:table-cell table:style-name="ce1" office:value-type="string" calcext:value-type="string">
            <text:p><text:s text:c="5"/>@exponentsDemo[[5, 1, 0, 2]] =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# =&gt; <text:s/>4704</text:p>
          </table:table-cell>
        </table:table-row>
        <table:table-row table:style-name="ro1">
          <table:table-cell table:style-name="Default" office:value-type="string" calcext:value-type="string">
            <text:p>@exponentsDemo[[6, 2, 3, 2]] =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# =&gt;</text:p>
          </table:table-cell>
          <table:table-cell office:value-type="float" office:value="3528000" calcext:value-type="float">
            <text:p>3528000</text:p>
          </table:table-cell>
          <table:table-cell table:number-columns-repeated="2"/>
          <table:table-cell office:value-type="string" calcext:value-type="string">
            <text:p>@exponentsDemo[[0, 0, 4, 1]] =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# =&gt;</text:p>
          </table:table-cell>
          <table:table-cell office:value-type="float" office:value="4375" calcext:value-type="float">
            <text:p>4375</text:p>
          </table:table-cell>
          <table:table-cell table:number-columns-repeated="2"/>
          <table:table-cell office:value-type="string" calcext:value-type="string">
            <text:p>@exponentsDemo[[0, 3, 2, 1]] =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# =&gt;</text:p>
          </table:table-cell>
          <table:table-cell office:value-type="float" office:value="4725" calcext:value-type="float">
            <text:p>4725</text:p>
          </table:table-cell>
          <table:table-cell table:number-columns-repeated="3"/>
          <table:table-cell table:style-name="ce1" office:value-type="string" calcext:value-type="string">
            <text:p><text:s text:c="5"/>@exponentsDemo[[0, 3, 2, 1]] =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# =&gt; <text:s/>4725</text:p>
          </table:table-cell>
        </table:table-row>
        <table:table-row table:style-name="ro1">
          <table:table-cell table:style-name="Default" office:value-type="string" calcext:value-type="string">
            <text:p>@exponentsDemo[[8, 4, 2, 1]] =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# =&gt;</text:p>
          </table:table-cell>
          <table:table-cell office:value-type="float" office:value="3628800" calcext:value-type="float">
            <text:p>3628800</text:p>
          </table:table-cell>
          <table:table-cell table:number-columns-repeated="2"/>
          <table:table-cell office:value-type="string" calcext:value-type="string">
            <text:p>@exponentsDemo[[1, 2, 1, 2]] =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# =&gt;</text:p>
          </table:table-cell>
          <table:table-cell office:value-type="float" office:value="4410" calcext:value-type="float">
            <text:p>4410</text:p>
          </table:table-cell>
          <table:table-cell table:number-columns-repeated="2"/>
          <table:table-cell office:value-type="string" calcext:value-type="string">
            <text:p>@exponentsDemo[[6, 1, 2, 0]] =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# =&gt;</text:p>
          </table:table-cell>
          <table:table-cell office:value-type="float" office:value="4800" calcext:value-type="float">
            <text:p>4800</text:p>
          </table:table-cell>
          <table:table-cell table:number-columns-repeated="3"/>
          <table:table-cell table:style-name="ce1" office:value-type="string" calcext:value-type="string">
            <text:p><text:s text:c="5"/>@exponentsDemo[[6, 1, 2, 0]] =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# =&gt; <text:s/>4800</text:p>
          </table:table-cell>
        </table:table-row>
        <table:table-row table:style-name="ro1">
          <table:table-cell table:style-name="Default" office:value-type="string" calcext:value-type="string">
            <text:p>@exponentsDemo[[5, 3, 4, 1]] =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# =&gt;</text:p>
          </table:table-cell>
          <table:table-cell office:value-type="float" office:value="3780000" calcext:value-type="float">
            <text:p>3780000</text:p>
          </table:table-cell>
          <table:table-cell table:number-columns-repeated="2"/>
          <table:table-cell office:value-type="string" calcext:value-type="string">
            <text:p>@exponentsDemo[[7, 0, 1, 1]] =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# =&gt;</text:p>
          </table:table-cell>
          <table:table-cell office:value-type="float" office:value="4480" calcext:value-type="float">
            <text:p>4480</text:p>
          </table:table-cell>
          <table:table-cell table:number-columns-repeated="2"/>
          <table:table-cell office:value-type="string" calcext:value-type="string">
            <text:p>@exponentsDemo[[2, 5, 1, 0]] =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# =&gt;</text:p>
          </table:table-cell>
          <table:table-cell office:value-type="float" office:value="4860" calcext:value-type="float">
            <text:p>4860</text:p>
          </table:table-cell>
          <table:table-cell table:number-columns-repeated="3"/>
          <table:table-cell table:style-name="ce1" office:value-type="string" calcext:value-type="string">
            <text:p><text:s text:c="5"/>@exponentsDemo[[2, 5, 1, 0]] =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# =&gt; <text:s/>4860</text:p>
          </table:table-cell>
        </table:table-row>
        <table:table-row table:style-name="ro1">
          <table:table-cell table:style-name="Default" office:value-type="string" calcext:value-type="string">
            <text:p>@exponentsDemo[[6, 5, 1, 2]] =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# =&gt;</text:p>
          </table:table-cell>
          <table:table-cell office:value-type="float" office:value="3810240" calcext:value-type="float">
            <text:p>3810240</text:p>
          </table:table-cell>
          <table:table-cell table:number-columns-repeated="2"/>
          <table:table-cell office:value-type="string" calcext:value-type="string">
            <text:p>@exponentsDemo[[2, 2, 3, 0]] =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# =&gt;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string" calcext:value-type="string">
            <text:p>@exponentsDemo[[2, 0, 2, 2]] =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# =&gt;</text:p>
          </table:table-cell>
          <table:table-cell office:value-type="float" office:value="4900" calcext:value-type="float">
            <text:p>4900</text:p>
          </table:table-cell>
          <table:table-cell table:number-columns-repeated="3"/>
          <table:table-cell table:style-name="ce1" office:value-type="string" calcext:value-type="string">
            <text:p><text:s text:c="5"/>@exponentsDemo[[2, 0, 2, 2]] =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# =&gt; <text:s/>4900</text:p>
          </table:table-cell>
        </table:table-row>
        <table:table-row table:style-name="ro1">
          <table:table-cell table:style-name="Default" office:value-type="string" calcext:value-type="string">
            <text:p>@exponentsDemo[[3, 4, 3, 2]] =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# =&gt;</text:p>
          </table:table-cell>
          <table:table-cell office:value-type="float" office:value="3969000" calcext:value-type="float">
            <text:p>3969000</text:p>
          </table:table-cell>
          <table:table-cell table:number-columns-repeated="2"/>
          <table:table-cell office:value-type="string" calcext:value-type="string">
            <text:p>@exponentsDemo[[3, 4, 0, 1]] =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# =&gt;</text:p>
          </table:table-cell>
          <table:table-cell office:value-type="float" office:value="4536" calcext:value-type="float">
            <text:p>4536</text:p>
          </table:table-cell>
          <table:table-cell table:number-columns-repeated="2"/>
          <table:table-cell office:value-type="string" calcext:value-type="string">
            <text:p>@exponentsDemo[[3, 0, 4, 0]] =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# =&gt;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style-name="ce1" office:value-type="string" calcext:value-type="string">
            <text:p><text:s text:c="5"/>@exponentsDemo[[3, 0, 4, 0]] =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# =&gt; <text:s/>5000</text:p>
          </table:table-cell>
        </table:table-row>
        <table:table-row table:style-name="ro1">
          <table:table-cell table:style-name="Default" office:value-type="string" calcext:value-type="string">
            <text:p>@exponentsDemo[[7, 3, 2, 2]] =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# =&gt;</text:p>
          </table:table-cell>
          <table:table-cell office:value-type="float" office:value="4233600" calcext:value-type="float">
            <text:p>4233600</text:p>
          </table:table-cell>
          <table:table-cell table:number-columns-repeated="2"/>
          <table:table-cell office:value-type="string" calcext:value-type="string">
            <text:p>@exponentsDemo[[5, 1, 0, 2]] =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# =&gt;</text:p>
          </table:table-cell>
          <table:table-cell office:value-type="float" office:value="4704" calcext:value-type="float">
            <text:p>4704</text:p>
          </table:table-cell>
          <table:table-cell table:number-columns-repeated="2"/>
          <table:table-cell office:value-type="string" calcext:value-type="string">
            <text:p>@exponentsDemo[[4, 2, 1, 1]] =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# =&gt;</text:p>
          </table:table-cell>
          <table:table-cell office:value-type="float" office:value="5040" calcext:value-type="float">
            <text:p>5040</text:p>
          </table:table-cell>
          <table:table-cell table:number-columns-repeated="3"/>
          <table:table-cell table:style-name="ce1" office:value-type="string" calcext:value-type="string">
            <text:p><text:s text:c="5"/>@exponentsDemo[[4, 2, 1, 1]] =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# =&gt; <text:s/>5040</text:p>
          </table:table-cell>
        </table:table-row>
        <table:table-row table:style-name="ro1">
          <table:table-cell table:style-name="Default" office:value-type="string" calcext:value-type="string">
            <text:p>@exponentsDemo[[2, 5, 4, 1]] =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# =&gt;</text:p>
          </table:table-cell>
          <table:table-cell office:value-type="float" office:value="4252500" calcext:value-type="float">
            <text:p>4252500</text:p>
          </table:table-cell>
          <table:table-cell table:number-columns-repeated="2"/>
          <table:table-cell office:value-type="string" calcext:value-type="string">
            <text:p>@exponentsDemo[[0, 3, 2, 1]] =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# =&gt;</text:p>
          </table:table-cell>
          <table:table-cell office:value-type="float" office:value="4725" calcext:value-type="float">
            <text:p>4725</text:p>
          </table:table-cell>
          <table:table-cell table:number-columns-repeated="2"/>
          <table:table-cell office:value-type="string" calcext:value-type="string">
            <text:p>@exponentsDemo[[6, 4, 0, 0]] =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# =&gt;</text:p>
          </table:table-cell>
          <table:table-cell office:value-type="float" office:value="5184" calcext:value-type="float">
            <text:p>5184</text:p>
          </table:table-cell>
          <table:table-cell table:number-columns-repeated="3"/>
          <table:table-cell table:style-name="ce1" office:value-type="string" calcext:value-type="string">
            <text:p><text:s text:c="5"/>@exponentsDemo[[6, 4, 0, 0]] =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# =&gt; <text:s/>5184</text:p>
          </table:table-cell>
        </table:table-row>
        <table:table-row table:style-name="ro1">
          <table:table-cell table:style-name="Default" office:value-type="string" calcext:value-type="string">
            <text:p>@exponentsDemo[[4, 2, 4, 2]] =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# =&gt;</text:p>
          </table:table-cell>
          <table:table-cell office:value-type="float" office:value="4410000" calcext:value-type="float">
            <text:p>4410000</text:p>
          </table:table-cell>
          <table:table-cell table:number-columns-repeated="2"/>
          <table:table-cell office:value-type="string" calcext:value-type="string">
            <text:p>@exponentsDemo[[6, 1, 2, 0]] =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# =&gt;</text:p>
          </table:table-cell>
          <table:table-cell office:value-type="float" office:value="4800" calcext:value-type="float">
            <text:p>4800</text:p>
          </table:table-cell>
          <table:table-cell table:number-columns-repeated="2"/>
          <table:table-cell office:value-type="string" calcext:value-type="string">
            <text:p>@exponentsDemo[[1, 1, 3, 1]] =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# =&gt;</text:p>
          </table:table-cell>
          <table:table-cell office:value-type="float" office:value="5250" calcext:value-type="float">
            <text:p>5250</text:p>
          </table:table-cell>
          <table:table-cell table:number-columns-repeated="3"/>
          <table:table-cell table:style-name="ce1" office:value-type="string" calcext:value-type="string">
            <text:p><text:s text:c="5"/>@exponentsDemo[[1, 1, 3, 1]] =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# =&gt; <text:s/>5250</text:p>
          </table:table-cell>
        </table:table-row>
        <table:table-row table:style-name="ro1">
          <table:table-cell table:style-name="Default" office:value-type="string" calcext:value-type="string">
            <text:p>@exponentsDemo[[6, 4, 3, 1]] =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# =&gt;</text:p>
          </table:table-cell>
          <table:table-cell office:value-type="float" office:value="4536000" calcext:value-type="float">
            <text:p>4536000</text:p>
          </table:table-cell>
          <table:table-cell table:number-columns-repeated="2"/>
          <table:table-cell office:value-type="string" calcext:value-type="string">
            <text:p>@exponentsDemo[[2, 5, 1, 0]] =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# =&gt;</text:p>
          </table:table-cell>
          <table:table-cell office:value-type="float" office:value="4860" calcext:value-type="float">
            <text:p>4860</text:p>
          </table:table-cell>
          <table:table-cell table:number-columns-repeated="2"/>
          <table:table-cell office:value-type="string" calcext:value-type="string">
            <text:p>@exponentsDemo[[2, 3, 0, 2]] =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# =&gt;</text:p>
          </table:table-cell>
          <table:table-cell office:value-type="float" office:value="5292" calcext:value-type="float">
            <text:p>5292</text:p>
          </table:table-cell>
          <table:table-cell table:number-columns-repeated="3"/>
          <table:table-cell table:style-name="ce1" office:value-type="string" calcext:value-type="string">
            <text:p><text:s text:c="5"/>@exponentsDemo[[2, 3, 0, 2]] =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# =&gt; <text:s/>5292</text:p>
          </table:table-cell>
        </table:table-row>
        <table:table-row table:style-name="ro1">
          <table:table-cell table:style-name="Default" office:value-type="string" calcext:value-type="string">
            <text:p>@exponentsDemo[[8, 1, 3, 2]] 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# =&gt;</text:p>
          </table:table-cell>
          <table:table-cell office:value-type="float" office:value="4704000" calcext:value-type="float">
            <text:p>4704000</text:p>
          </table:table-cell>
          <table:table-cell table:number-columns-repeated="2"/>
          <table:table-cell office:value-type="string" calcext:value-type="string">
            <text:p>@exponentsDemo[[2, 0, 2, 2]] 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# =&gt;</text:p>
          </table:table-cell>
          <table:table-cell office:value-type="float" office:value="4900" calcext:value-type="float">
            <text:p>4900</text:p>
          </table:table-cell>
          <table:table-cell table:number-columns-repeated="2"/>
          <table:table-cell office:value-type="string" calcext:value-type="string">
            <text:p>@exponentsDemo[[3, 3, 2, 0]] 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# =&gt;</text:p>
          </table:table-cell>
          <table:table-cell office:value-type="float" office:value="5400" calcext:value-type="float">
            <text:p>5400</text:p>
          </table:table-cell>
          <table:table-cell table:number-columns-repeated="3"/>
          <table:table-cell table:style-name="ce1" office:value-type="string" calcext:value-type="string">
            <text:p><text:s text:c="5"/>@exponentsDemo[[3, 3, 2, 0]] 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# =&gt; <text:s/>5400</text:p>
          </table:table-cell>
        </table:table-row>
        <table:table-row table:style-name="ro1">
          <table:table-cell table:style-name="Default" office:value-type="string" calcext:value-type="string">
            <text:p>@exponentsDemo[[4, 5, 2, 2]] =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# =&gt;</text:p>
          </table:table-cell>
          <table:table-cell office:value-type="float" office:value="4762800" calcext:value-type="float">
            <text:p>4762800</text:p>
          </table:table-cell>
          <table:table-cell table:number-columns-repeated="2"/>
          <table:table-cell office:value-type="string" calcext:value-type="string">
            <text:p>@exponentsDemo[[3, 0, 4, 0]] =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# =&gt;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@exponentsDemo[[5, 0, 2, 1]] =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# =&gt;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1" office:value-type="string" calcext:value-type="string">
            <text:p><text:s text:c="5"/>@exponentsDemo[[5, 0, 2, 1]] =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# =&gt; <text:s/>5600</text:p>
          </table:table-cell>
        </table:table-row>
        <table:table-row table:style-name="ro1">
          <table:table-cell table:style-name="Default" office:value-type="string" calcext:value-type="string">
            <text:p>@exponentsDemo[[1, 4, 4, 2]] =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# =&gt;</text:p>
          </table:table-cell>
          <table:table-cell office:value-type="float" office:value="4961250" calcext:value-type="float">
            <text:p>4961250</text:p>
          </table:table-cell>
          <table:table-cell table:number-columns-repeated="2"/>
          <table:table-cell office:value-type="string" calcext:value-type="string">
            <text:p>@exponentsDemo[[4, 2, 1, 1]] =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# =&gt;</text:p>
          </table:table-cell>
          <table:table-cell office:value-type="float" office:value="5040" calcext:value-type="float">
            <text:p>5040</text:p>
          </table:table-cell>
          <table:table-cell table:number-columns-repeated="2"/>
          <table:table-cell office:value-type="string" calcext:value-type="string">
            <text:p>@exponentsDemo[[0, 2, 4, 0]] =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# =&gt;</text:p>
          </table:table-cell>
          <table:table-cell office:value-type="float" office:value="5625" calcext:value-type="float">
            <text:p>5625</text:p>
          </table:table-cell>
          <table:table-cell table:number-columns-repeated="3"/>
          <table:table-cell table:style-name="ce1" office:value-type="string" calcext:value-type="string">
            <text:p><text:s text:c="5"/>@exponentsDemo[[0, 2, 4, 0]] =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# =&gt; <text:s/>5625</text:p>
          </table:table-cell>
        </table:table-row>
        <table:table-row table:style-name="ro1">
          <table:table-cell table:style-name="Default" office:value-type="string" calcext:value-type="string">
            <text:p>@exponentsDemo[[7, 2, 4, 1]] =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# =&gt;</text:p>
          </table:table-cell>
          <table:table-cell office:value-type="float" office:value="5040000" calcext:value-type="float">
            <text:p>5040000</text:p>
          </table:table-cell>
          <table:table-cell table:number-columns-repeated="2"/>
          <table:table-cell office:value-type="string" calcext:value-type="string">
            <text:p>@exponentsDemo[[6, 4, 0, 0]] =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# =&gt;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office:value-type="string" calcext:value-type="string">
            <text:p>@exponentsDemo[[1, 4, 1, 1]] =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# =&gt;</text:p>
          </table:table-cell>
          <table:table-cell office:value-type="float" office:value="5670" calcext:value-type="float">
            <text:p>5670</text:p>
          </table:table-cell>
          <table:table-cell table:number-columns-repeated="3"/>
          <table:table-cell table:style-name="ce1" office:value-type="string" calcext:value-type="string">
            <text:p><text:s text:c="5"/>@exponentsDemo[[1, 4, 1, 1]] =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# =&gt; <text:s/>5670</text:p>
          </table:table-cell>
        </table:table-row>
        <table:table-row table:style-name="ro1">
          <table:table-cell table:style-name="Default" office:value-type="string" calcext:value-type="string">
            <text:p>@exponentsDemo[[8, 4, 1, 2]] =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# =&gt;</text:p>
          </table:table-cell>
          <table:table-cell office:value-type="float" office:value="5080320" calcext:value-type="float">
            <text:p>5080320</text:p>
          </table:table-cell>
          <table:table-cell table:number-columns-repeated="2"/>
          <table:table-cell office:value-type="string" calcext:value-type="string">
            <text:p>@exponentsDemo[[1, 1, 3, 1]] =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# =&gt;</text:p>
          </table:table-cell>
          <table:table-cell office:value-type="float" office:value="5250" calcext:value-type="float">
            <text:p>5250</text:p>
          </table:table-cell>
          <table:table-cell table:number-columns-repeated="2"/>
          <table:table-cell office:value-type="string" calcext:value-type="string">
            <text:p>@exponentsDemo[[7, 2, 1, 0]] =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# =&gt;</text:p>
          </table:table-cell>
          <table:table-cell office:value-type="float" office:value="5760" calcext:value-type="float">
            <text:p>5760</text:p>
          </table:table-cell>
          <table:table-cell table:number-columns-repeated="3"/>
          <table:table-cell table:style-name="ce1" office:value-type="string" calcext:value-type="string">
            <text:p><text:s text:c="5"/>@exponentsDemo[[7, 2, 1, 0]] =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# =&gt; <text:s/>5760</text:p>
          </table:table-cell>
        </table:table-row>
        <table:table-row table:style-name="ro1">
          <table:table-cell table:style-name="Default" office:value-type="string" calcext:value-type="string">
            <text:p>@exponentsDemo[[5, 3, 3, 2]] =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# =&gt;</text:p>
          </table:table-cell>
          <table:table-cell office:value-type="float" office:value="5292000" calcext:value-type="float">
            <text:p>5292000</text:p>
          </table:table-cell>
          <table:table-cell table:number-columns-repeated="2"/>
          <table:table-cell office:value-type="string" calcext:value-type="string">
            <text:p>@exponentsDemo[[2, 3, 0, 2]] =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# =&gt;</text:p>
          </table:table-cell>
          <table:table-cell office:value-type="float" office:value="5292" calcext:value-type="float">
            <text:p>5292</text:p>
          </table:table-cell>
          <table:table-cell table:number-columns-repeated="2"/>
          <table:table-cell office:value-type="string" calcext:value-type="string">
            <text:p>@exponentsDemo[[3, 1, 1, 2]] =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# =&gt;</text:p>
          </table:table-cell>
          <table:table-cell office:value-type="float" office:value="5880" calcext:value-type="float">
            <text:p>5880</text:p>
          </table:table-cell>
          <table:table-cell table:number-columns-repeated="3"/>
          <table:table-cell table:style-name="ce1" office:value-type="string" calcext:value-type="string">
            <text:p><text:s text:c="5"/>@exponentsDemo[[3, 1, 1, 2]] =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# =&gt; <text:s/>5880</text:p>
          </table:table-cell>
        </table:table-row>
        <table:table-row table:style-name="ro1">
          <table:table-cell table:style-name="Default" office:value-type="string" calcext:value-type="string">
            <text:p>@exponentsDemo[[7, 5, 2, 1]] =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# =&gt;</text:p>
          </table:table-cell>
          <table:table-cell office:value-type="float" office:value="5443200" calcext:value-type="float">
            <text:p>5443200</text:p>
          </table:table-cell>
          <table:table-cell table:number-columns-repeated="2"/>
          <table:table-cell office:value-type="string" calcext:value-type="string">
            <text:p>@exponentsDemo[[8, 1, 0, 1]] =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# =&gt;</text:p>
          </table:table-cell>
          <table:table-cell office:value-type="float" office:value="5376" calcext:value-type="float">
            <text:p>5376</text:p>
          </table:table-cell>
          <table:table-cell table:number-columns-repeated="2"/>
          <table:table-cell office:value-type="string" calcext:value-type="string">
            <text:p>@exponentsDemo[[4, 1, 3, 0]] =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# =&gt;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table:style-name="ce1" office:value-type="string" calcext:value-type="string">
            <text:p><text:s text:c="5"/>@exponentsDemo[[4, 1, 3, 0]] =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# =&gt; <text:s/>6000</text:p>
          </table:table-cell>
        </table:table-row>
        <table:table-row table:style-name="ro1">
          <table:table-cell table:style-name="Default" office:value-type="string" calcext:value-type="string">
            <text:p>@exponentsDemo[[4, 4, 4, 1]] =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# =&gt;</text:p>
          </table:table-cell>
          <table:table-cell office:value-type="float" office:value="5670000" calcext:value-type="float">
            <text:p>5670000</text:p>
          </table:table-cell>
          <table:table-cell table:number-columns-repeated="2"/>
          <table:table-cell office:value-type="string" calcext:value-type="string">
            <text:p>@exponentsDemo[[3, 3, 2, 0]] =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# =&gt;</text:p>
          </table:table-cell>
          <table:table-cell office:value-type="float" office:value="5400" calcext:value-type="float">
            <text:p>5400</text:p>
          </table:table-cell>
          <table:table-cell table:number-columns-repeated="2"/>
          <table:table-cell office:value-type="string" calcext:value-type="string">
            <text:p>@exponentsDemo[[5, 3, 0, 1]] =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# =&gt;</text:p>
          </table:table-cell>
          <table:table-cell office:value-type="float" office:value="6048" calcext:value-type="float">
            <text:p>6048</text:p>
          </table:table-cell>
          <table:table-cell table:number-columns-repeated="3"/>
          <table:table-cell table:style-name="ce1" office:value-type="string" calcext:value-type="string">
            <text:p><text:s text:c="5"/>@exponentsDemo[[5, 3, 0, 1]] =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# =&gt; <text:s/>6048</text:p>
          </table:table-cell>
        </table:table-row>
        <table:table-row table:style-name="ro1">
          <table:table-cell table:style-name="Default" office:value-type="string" calcext:value-type="string">
            <text:p>@exponentsDemo[[6, 1, 4, 2]] =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# =&gt;</text:p>
          </table:table-cell>
          <table:table-cell office:value-type="float" office:value="5880000" calcext:value-type="float">
            <text:p>5880000</text:p>
          </table:table-cell>
          <table:table-cell table:number-columns-repeated="2"/>
          <table:table-cell office:value-type="string" calcext:value-type="string">
            <text:p>@exponentsDemo[[5, 0, 2, 1]] =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# =&gt;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office:value-type="string" calcext:value-type="string">
            <text:p>@exponentsDemo[[0, 5, 2, 0]] =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# =&gt;</text:p>
          </table:table-cell>
          <table:table-cell office:value-type="float" office:value="6075" calcext:value-type="float">
            <text:p>6075</text:p>
          </table:table-cell>
          <table:table-cell table:number-columns-repeated="3"/>
          <table:table-cell table:style-name="ce1" office:value-type="string" calcext:value-type="string">
            <text:p><text:s text:c="5"/>@exponentsDemo[[0, 5, 2, 0]] =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# =&gt; <text:s/>6075</text:p>
          </table:table-cell>
        </table:table-row>
        <table:table-row table:style-name="ro1">
          <table:table-cell table:style-name="Default" office:value-type="string" calcext:value-type="string">
            <text:p>@exponentsDemo[[2, 5, 3, 2]] =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# =&gt;</text:p>
          </table:table-cell>
          <table:table-cell office:value-type="float" office:value="5953500" calcext:value-type="float">
            <text:p>5953500</text:p>
          </table:table-cell>
          <table:table-cell table:number-columns-repeated="2"/>
          <table:table-cell office:value-type="string" calcext:value-type="string">
            <text:p>@exponentsDemo[[0, 2, 4, 0]] =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# =&gt;</text:p>
          </table:table-cell>
          <table:table-cell office:value-type="float" office:value="5625" calcext:value-type="float">
            <text:p>5625</text:p>
          </table:table-cell>
          <table:table-cell table:number-columns-repeated="2"/>
          <table:table-cell office:value-type="string" calcext:value-type="string">
            <text:p>@exponentsDemo[[0, 0, 3, 2]] =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# =&gt;</text:p>
          </table:table-cell>
          <table:table-cell office:value-type="float" office:value="6125" calcext:value-type="float">
            <text:p>6125</text:p>
          </table:table-cell>
          <table:table-cell table:number-columns-repeated="3"/>
          <table:table-cell table:style-name="ce1" office:value-type="string" calcext:value-type="string">
            <text:p><text:s text:c="5"/>@exponentsDemo[[0, 0, 3, 2]] =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# =&gt; <text:s/>6125</text:p>
          </table:table-cell>
        </table:table-row>
        <table:table-row table:style-name="ro1">
          <table:table-cell table:style-name="Default" office:value-type="string" calcext:value-type="string">
            <text:p>@exponentsDemo[[8, 3, 3, 1]] =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# =&gt;</text:p>
          </table:table-cell>
          <table:table-cell office:value-type="float" office:value="6048000" calcext:value-type="float">
            <text:p>6048000</text:p>
          </table:table-cell>
          <table:table-cell table:number-columns-repeated="2"/>
          <table:table-cell office:value-type="string" calcext:value-type="string">
            <text:p>@exponentsDemo[[1, 4, 1, 1]] =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# =&gt;</text:p>
          </table:table-cell>
          <table:table-cell office:value-type="float" office:value="5670" calcext:value-type="float">
            <text:p>5670</text:p>
          </table:table-cell>
          <table:table-cell table:number-columns-repeated="2"/>
          <table:table-cell office:value-type="string" calcext:value-type="string">
            <text:p>@exponentsDemo[[7, 0, 0, 2]] =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# =&gt;</text:p>
          </table:table-cell>
          <table:table-cell office:value-type="float" office:value="6272" calcext:value-type="float">
            <text:p>6272</text:p>
          </table:table-cell>
          <table:table-cell table:number-columns-repeated="3"/>
          <table:table-cell table:style-name="ce1" office:value-type="string" calcext:value-type="string">
            <text:p><text:s text:c="5"/>@exponentsDemo[[7, 0, 0, 2]] =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# =&gt; <text:s/>6272</text:p>
          </table:table-cell>
        </table:table-row>
        <table:table-row table:style-name="ro1">
          <table:table-cell table:style-name="Default" office:value-type="string" calcext:value-type="string">
            <text:p>@exponentsDemo[[6, 4, 2, 2]] =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# =&gt;</text:p>
          </table:table-cell>
          <table:table-cell office:value-type="float" office:value="6350400" calcext:value-type="float">
            <text:p>6350400</text:p>
          </table:table-cell>
          <table:table-cell table:number-columns-repeated="2"/>
          <table:table-cell office:value-type="string" calcext:value-type="string">
            <text:p>@exponentsDemo[[7, 2, 1, 0]] =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# =&gt;</text:p>
          </table:table-cell>
          <table:table-cell office:value-type="float" office:value="5760" calcext:value-type="float">
            <text:p>5760</text:p>
          </table:table-cell>
          <table:table-cell table:number-columns-repeated="2"/>
          <table:table-cell office:value-type="string" calcext:value-type="string">
            <text:p>@exponentsDemo[[2, 2, 2, 1]] =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# =&gt;</text:p>
          </table:table-cell>
          <table:table-cell office:value-type="float" office:value="6300" calcext:value-type="float">
            <text:p>6300</text:p>
          </table:table-cell>
          <table:table-cell table:number-columns-repeated="3"/>
          <table:table-cell table:style-name="ce1" office:value-type="string" calcext:value-type="string">
            <text:p><text:s text:c="5"/>@exponentsDemo[[2, 2, 2, 1]] =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# =&gt; <text:s/>6300</text:p>
          </table:table-cell>
        </table:table-row>
        <table:table-row table:style-name="ro1">
          <table:table-cell table:style-name="Default" office:value-type="string" calcext:value-type="string">
            <text:p>@exponentsDemo[[3, 3, 4, 2]] =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# =&gt;</text:p>
          </table:table-cell>
          <table:table-cell office:value-type="float" office:value="6615000" calcext:value-type="float">
            <text:p>6615000</text:p>
          </table:table-cell>
          <table:table-cell table:number-columns-repeated="2"/>
          <table:table-cell office:value-type="string" calcext:value-type="string">
            <text:p>@exponentsDemo[[3, 1, 1, 2]] =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# =&gt;</text:p>
          </table:table-cell>
          <table:table-cell office:value-type="float" office:value="5880" calcext:value-type="float">
            <text:p>5880</text:p>
          </table:table-cell>
          <table:table-cell table:number-columns-repeated="2"/>
          <table:table-cell office:value-type="string" calcext:value-type="string">
            <text:p>@exponentsDemo[[4, 4, 1, 0]] =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# =&gt;</text:p>
          </table:table-cell>
          <table:table-cell office:value-type="float" office:value="6480" calcext:value-type="float">
            <text:p>6480</text:p>
          </table:table-cell>
          <table:table-cell table:number-columns-repeated="3"/>
          <table:table-cell table:style-name="ce1" office:value-type="string" calcext:value-type="string">
            <text:p><text:s text:c="5"/>@exponentsDemo[[4, 4, 1, 0]] =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# =&gt; <text:s/>6480</text:p>
          </table:table-cell>
        </table:table-row>
        <table:table-row table:style-name="ro1">
          <table:table-cell table:style-name="Default" office:value-type="string" calcext:value-type="string">
            <text:p>@exponentsDemo[[5, 5, 3, 1]] =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# =&gt;</text:p>
          </table:table-cell>
          <table:table-cell office:value-type="float" office:value="6804000" calcext:value-type="float">
            <text:p>6804000</text:p>
          </table:table-cell>
          <table:table-cell table:number-columns-repeated="2"/>
          <table:table-cell office:value-type="string" calcext:value-type="string">
            <text:p>@exponentsDemo[[4, 1, 3, 0]] =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# =&gt;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@exponentsDemo[[0, 3, 1, 2]] =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# =&gt;</text:p>
          </table:table-cell>
          <table:table-cell office:value-type="float" office:value="6615" calcext:value-type="float">
            <text:p>6615</text:p>
          </table:table-cell>
          <table:table-cell table:number-columns-repeated="3"/>
          <table:table-cell table:style-name="ce1" office:value-type="string" calcext:value-type="string">
            <text:p><text:s text:c="5"/>@exponentsDemo[[0, 3, 1, 2]] =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# =&gt; <text:s/>6615</text:p>
          </table:table-cell>
        </table:table-row>
        <table:table-row table:style-name="ro1">
          <table:table-cell table:style-name="Default" office:value-type="string" calcext:value-type="string">
            <text:p>@exponentsDemo[[7, 2, 3, 2]] 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# =&gt;</text:p>
          </table:table-cell>
          <table:table-cell office:value-type="float" office:value="7056000" calcext:value-type="float">
            <text:p>7056000</text:p>
          </table:table-cell>
          <table:table-cell table:number-columns-repeated="2"/>
          <table:table-cell office:value-type="string" calcext:value-type="string">
            <text:p>@exponentsDemo[[5, 3, 0, 1]] 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# =&gt;</text:p>
          </table:table-cell>
          <table:table-cell office:value-type="float" office:value="6048" calcext:value-type="float">
            <text:p>6048</text:p>
          </table:table-cell>
          <table:table-cell table:number-columns-repeated="2"/>
          <table:table-cell office:value-type="string" calcext:value-type="string">
            <text:p>@exponentsDemo[[6, 1, 1, 1]] 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# =&gt;</text:p>
          </table:table-cell>
          <table:table-cell office:value-type="float" office:value="6720" calcext:value-type="float">
            <text:p>6720</text:p>
          </table:table-cell>
          <table:table-cell table:number-columns-repeated="3"/>
          <table:table-cell table:style-name="ce1" office:value-type="string" calcext:value-type="string">
            <text:p><text:s text:c="5"/>@exponentsDemo[[6, 1, 1, 1]] 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# =&gt; <text:s/>6720</text:p>
          </table:table-cell>
        </table:table-row>
        <table:table-row table:style-name="ro1">
          <table:table-cell table:style-name="Default" office:value-type="string" calcext:value-type="string">
            <text:p>@exponentsDemo[[6, 3, 4, 1]] =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# =&gt;</text:p>
          </table:table-cell>
          <table:table-cell office:value-type="float" office:value="7560000" calcext:value-type="float">
            <text:p>7560000</text:p>
          </table:table-cell>
          <table:table-cell table:number-columns-repeated="2"/>
          <table:table-cell office:value-type="string" calcext:value-type="string">
            <text:p>@exponentsDemo[[0, 5, 2, 0]] =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# =&gt;</text:p>
          </table:table-cell>
          <table:table-cell office:value-type="float" office:value="6075" calcext:value-type="float">
            <text:p>6075</text:p>
          </table:table-cell>
          <table:table-cell table:number-columns-repeated="2"/>
          <table:table-cell office:value-type="string" calcext:value-type="string">
            <text:p>@exponentsDemo[[1, 3, 3, 0]] =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# =&gt;</text:p>
          </table:table-cell>
          <table:table-cell office:value-type="float" office:value="6750" calcext:value-type="float">
            <text:p>6750</text:p>
          </table:table-cell>
          <table:table-cell table:number-columns-repeated="3"/>
          <table:table-cell table:style-name="ce1" office:value-type="string" calcext:value-type="string">
            <text:p><text:s text:c="5"/>@exponentsDemo[[1, 3, 3, 0]] =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# =&gt; <text:s/>6750</text:p>
          </table:table-cell>
        </table:table-row>
        <table:table-row table:style-name="ro1">
          <table:table-cell table:style-name="Default" office:value-type="string" calcext:value-type="string">
            <text:p>@exponentsDemo[[7, 5, 1, 2]] =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# =&gt;</text:p>
          </table:table-cell>
          <table:table-cell office:value-type="float" office:value="7620480" calcext:value-type="float">
            <text:p>7620480</text:p>
          </table:table-cell>
          <table:table-cell table:number-columns-repeated="2"/>
          <table:table-cell office:value-type="string" calcext:value-type="string">
            <text:p>@exponentsDemo[[0, 0, 3, 2]] =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# =&gt;</text:p>
          </table:table-cell>
          <table:table-cell office:value-type="float" office:value="6125" calcext:value-type="float">
            <text:p>6125</text:p>
          </table:table-cell>
          <table:table-cell table:number-columns-repeated="2"/>
          <table:table-cell office:value-type="string" calcext:value-type="string">
            <text:p>@exponentsDemo[[2, 5, 0, 1]] =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# =&gt;</text:p>
          </table:table-cell>
          <table:table-cell office:value-type="float" office:value="6804" calcext:value-type="float">
            <text:p>6804</text:p>
          </table:table-cell>
          <table:table-cell table:number-columns-repeated="3"/>
          <table:table-cell table:style-name="ce1" office:value-type="string" calcext:value-type="string">
            <text:p><text:s text:c="5"/>@exponentsDemo[[2, 5, 0, 1]] =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# =&gt; <text:s/>6804</text:p>
          </table:table-cell>
        </table:table-row>
        <table:table-row table:style-name="ro1">
          <table:table-cell table:style-name="Default" office:value-type="string" calcext:value-type="string">
            <text:p>@exponentsDemo[[4, 4, 3, 2]] =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# =&gt;</text:p>
          </table:table-cell>
          <table:table-cell office:value-type="float" office:value="7938000" calcext:value-type="float">
            <text:p>7938000</text:p>
          </table:table-cell>
          <table:table-cell table:number-columns-repeated="2"/>
          <table:table-cell office:value-type="string" calcext:value-type="string">
            <text:p>@exponentsDemo[[7, 0, 0, 2]] =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# =&gt;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string" calcext:value-type="string">
            <text:p>@exponentsDemo[[3, 0, 3, 1]] =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# =&gt;</text:p>
          </table:table-cell>
          <table:table-cell office:value-type="float" office:value="7000" calcext:value-type="float">
            <text:p>7000</text:p>
          </table:table-cell>
          <table:table-cell table:number-columns-repeated="3"/>
          <table:table-cell table:style-name="ce1" office:value-type="string" calcext:value-type="string">
            <text:p><text:s text:c="5"/>@exponentsDemo[[3, 0, 3, 1]] =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# =&gt; <text:s/>7000</text:p>
          </table:table-cell>
        </table:table-row>
        <table:table-row table:style-name="ro1">
          <table:table-cell table:style-name="Default" office:value-type="string" calcext:value-type="string">
            <text:p>@exponentsDemo[[8, 3, 2, 2]] =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# =&gt;</text:p>
          </table:table-cell>
          <table:table-cell office:value-type="float" office:value="8467200" calcext:value-type="float">
            <text:p>8467200</text:p>
          </table:table-cell>
          <table:table-cell table:number-columns-repeated="2"/>
          <table:table-cell office:value-type="string" calcext:value-type="string">
            <text:p>@exponentsDemo[[2, 2, 2, 1]] =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# =&gt;</text:p>
          </table:table-cell>
          <table:table-cell office:value-type="float" office:value="6300" calcext:value-type="float">
            <text:p>6300</text:p>
          </table:table-cell>
          <table:table-cell table:number-columns-repeated="2"/>
          <table:table-cell office:value-type="string" calcext:value-type="string">
            <text:p>@exponentsDemo[[4, 2, 0, 2]] =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# =&gt;</text:p>
          </table:table-cell>
          <table:table-cell office:value-type="float" office:value="7056" calcext:value-type="float">
            <text:p>7056</text:p>
          </table:table-cell>
          <table:table-cell table:number-columns-repeated="3"/>
          <table:table-cell table:style-name="ce1" office:value-type="string" calcext:value-type="string">
            <text:p><text:s text:c="5"/>@exponentsDemo[[4, 2, 0, 2]] =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# =&gt; <text:s/>7056</text:p>
          </table:table-cell>
        </table:table-row>
        <table:table-row table:style-name="ro1">
          <table:table-cell table:style-name="Default" office:value-type="string" calcext:value-type="string">
            <text:p>@exponentsDemo[[3, 5, 4, 1]] =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 =&gt;</text:p>
          </table:table-cell>
          <table:table-cell office:value-type="float" office:value="8505000" calcext:value-type="float">
            <text:p>8505000</text:p>
          </table:table-cell>
          <table:table-cell table:number-columns-repeated="2"/>
          <table:table-cell office:value-type="string" calcext:value-type="string">
            <text:p>@exponentsDemo[[8, 0, 2, 0]] =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 =&gt;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string" calcext:value-type="string">
            <text:p>@exponentsDemo[[5, 2, 2, 0]] =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 =&gt;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table:style-name="ce1" office:value-type="string" calcext:value-type="string">
            <text:p><text:s text:c="5"/>@exponentsDemo[[5, 2, 2, 0]] =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# =&gt; <text:s/>7200</text:p>
          </table:table-cell>
        </table:table-row>
        <table:table-row table:style-name="ro1">
          <table:table-cell table:style-name="Default" office:value-type="string" calcext:value-type="string">
            <text:p>@exponentsDemo[[5, 2, 4, 2]] =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# =&gt;</text:p>
          </table:table-cell>
          <table:table-cell office:value-type="float" office:value="8820000" calcext:value-type="float">
            <text:p>8820000</text:p>
          </table:table-cell>
          <table:table-cell table:number-columns-repeated="2"/>
          <table:table-cell office:value-type="string" calcext:value-type="string">
            <text:p>@exponentsDemo[[4, 4, 1, 0]] =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# =&gt;</text:p>
          </table:table-cell>
          <table:table-cell office:value-type="float" office:value="6480" calcext:value-type="float">
            <text:p>6480</text:p>
          </table:table-cell>
          <table:table-cell table:number-columns-repeated="2"/>
          <table:table-cell office:value-type="string" calcext:value-type="string">
            <text:p>@exponentsDemo[[1, 1, 2, 2]] =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# =&gt;</text:p>
          </table:table-cell>
          <table:table-cell office:value-type="float" office:value="7350" calcext:value-type="float">
            <text:p>7350</text:p>
          </table:table-cell>
          <table:table-cell table:number-columns-repeated="3"/>
          <table:table-cell table:style-name="ce1" office:value-type="string" calcext:value-type="string">
            <text:p><text:s text:c="5"/>@exponentsDemo[[1, 1, 2, 2]] =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# =&gt; <text:s/>7350</text:p>
          </table:table-cell>
        </table:table-row>
        <table:table-row table:style-name="ro1">
          <table:table-cell table:style-name="Default" office:value-type="string" calcext:value-type="string">
            <text:p>@exponentsDemo[[7, 4, 3, 1]] =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# =&gt;</text:p>
          </table:table-cell>
          <table:table-cell office:value-type="float" office:value="9072000" calcext:value-type="float">
            <text:p>9072000</text:p>
          </table:table-cell>
          <table:table-cell table:number-columns-repeated="2"/>
          <table:table-cell office:value-type="string" calcext:value-type="string">
            <text:p>@exponentsDemo[[0, 3, 1, 2]] =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# =&gt;</text:p>
          </table:table-cell>
          <table:table-cell office:value-type="float" office:value="6615" calcext:value-type="float">
            <text:p>6615</text:p>
          </table:table-cell>
          <table:table-cell table:number-columns-repeated="2"/>
          <table:table-cell office:value-type="string" calcext:value-type="string">
            <text:p>@exponentsDemo[[2, 1, 4, 0]] =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# =&gt;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style-name="ce1" office:value-type="string" calcext:value-type="string">
            <text:p><text:s text:c="5"/>@exponentsDemo[[2, 1, 4, 0]] =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# =&gt; <text:s/>7500</text:p>
          </table:table-cell>
        </table:table-row>
        <table:table-row table:style-name="ro1">
          <table:table-cell table:style-name="Default" office:value-type="string" calcext:value-type="string">
            <text:p>@exponentsDemo[[5, 5, 2, 2]] =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# =&gt;</text:p>
          </table:table-cell>
          <table:table-cell office:value-type="float" office:value="9525600" calcext:value-type="float">
            <text:p>9525600</text:p>
          </table:table-cell>
          <table:table-cell table:number-columns-repeated="2"/>
          <table:table-cell office:value-type="string" calcext:value-type="string">
            <text:p>@exponentsDemo[[6, 1, 1, 1]] =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# =&gt;</text:p>
          </table:table-cell>
          <table:table-cell office:value-type="float" office:value="6720" calcext:value-type="float">
            <text:p>6720</text:p>
          </table:table-cell>
          <table:table-cell table:number-columns-repeated="2"/>
          <table:table-cell office:value-type="string" calcext:value-type="string">
            <text:p>@exponentsDemo[[3, 3, 1, 1]] =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# =&gt;</text:p>
          </table:table-cell>
          <table:table-cell office:value-type="float" office:value="7560" calcext:value-type="float">
            <text:p>7560</text:p>
          </table:table-cell>
          <table:table-cell table:number-columns-repeated="3"/>
          <table:table-cell table:style-name="ce1" office:value-type="string" calcext:value-type="string">
            <text:p><text:s text:c="5"/>@exponentsDemo[[3, 3, 1, 1]] =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# =&gt; <text:s/>7560</text:p>
          </table:table-cell>
        </table:table-row>
        <table:table-row table:style-name="ro1">
          <table:table-cell table:style-name="Default" office:value-type="string" calcext:value-type="string">
            <text:p>@exponentsDemo[[2, 4, 4, 2]] =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# =&gt;</text:p>
          </table:table-cell>
          <table:table-cell office:value-type="float" office:value="9922500" calcext:value-type="float">
            <text:p>9922500</text:p>
          </table:table-cell>
          <table:table-cell table:number-columns-repeated="2"/>
          <table:table-cell office:value-type="string" calcext:value-type="string">
            <text:p>@exponentsDemo[[1, 3, 3, 0]] =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# =&gt;</text:p>
          </table:table-cell>
          <table:table-cell office:value-type="float" office:value="6750" calcext:value-type="float">
            <text:p>6750</text:p>
          </table:table-cell>
          <table:table-cell table:number-columns-repeated="2"/>
          <table:table-cell office:value-type="string" calcext:value-type="string">
            <text:p>@exponentsDemo[[5, 5, 0, 0]] =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# =&gt;</text:p>
          </table:table-cell>
          <table:table-cell office:value-type="float" office:value="7776" calcext:value-type="float">
            <text:p>7776</text:p>
          </table:table-cell>
          <table:table-cell table:number-columns-repeated="3"/>
          <table:table-cell table:style-name="ce1" office:value-type="string" calcext:value-type="string">
            <text:p><text:s text:c="5"/>@exponentsDemo[[5, 5, 0, 0]] =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# =&gt; <text:s/>7776</text:p>
          </table:table-cell>
        </table:table-row>
        <table:table-row table:style-name="ro1">
          <table:table-cell table:style-name="Default" office:value-type="string" calcext:value-type="string">
            <text:p>@exponentsDemo[[8, 2, 4, 1]] =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# =&gt;</text:p>
          </table:table-cell>
          <table:table-cell office:value-type="float" office:value="10080000" calcext:value-type="float">
            <text:p>10080000</text:p>
          </table:table-cell>
          <table:table-cell table:number-columns-repeated="2"/>
          <table:table-cell office:value-type="string" calcext:value-type="string">
            <text:p>@exponentsDemo[[2, 5, 0, 1]] =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# =&gt;</text:p>
          </table:table-cell>
          <table:table-cell office:value-type="float" office:value="6804" calcext:value-type="float">
            <text:p>6804</text:p>
          </table:table-cell>
          <table:table-cell table:number-columns-repeated="2"/>
          <table:table-cell office:value-type="string" calcext:value-type="string">
            <text:p>@exponentsDemo[[5, 0, 1, 2]] =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# =&gt;</text:p>
          </table:table-cell>
          <table:table-cell office:value-type="float" office:value="7840" calcext:value-type="float">
            <text:p>7840</text:p>
          </table:table-cell>
          <table:table-cell table:number-columns-repeated="3"/>
          <table:table-cell table:style-name="ce1" office:value-type="string" calcext:value-type="string">
            <text:p><text:s text:c="5"/>@exponentsDemo[[5, 0, 1, 2]] =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# =&gt; <text:s/>7840</text:p>
          </table:table-cell>
        </table:table-row>
        <table:table-row table:style-name="ro1">
          <table:table-cell table:style-name="Default" office:value-type="string" calcext:value-type="string">
            <text:p>@exponentsDemo[[6, 3, 3, 2]] =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# =&gt;</text:p>
          </table:table-cell>
          <table:table-cell office:value-type="float" office:value="10584000" calcext:value-type="float">
            <text:p>10584000</text:p>
          </table:table-cell>
          <table:table-cell table:number-columns-repeated="2"/>
          <table:table-cell office:value-type="string" calcext:value-type="string">
            <text:p>@exponentsDemo[[8, 3, 0, 0]] =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# =&gt;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string" calcext:value-type="string">
            <text:p>@exponentsDemo[[0, 2, 3, 1]] =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# =&gt;</text:p>
          </table:table-cell>
          <table:table-cell office:value-type="float" office:value="7875" calcext:value-type="float">
            <text:p>7875</text:p>
          </table:table-cell>
          <table:table-cell table:number-columns-repeated="3"/>
          <table:table-cell table:style-name="ce1" office:value-type="string" calcext:value-type="string">
            <text:p><text:s text:c="5"/>@exponentsDemo[[0, 2, 3, 1]] =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# =&gt; <text:s/>7875</text:p>
          </table:table-cell>
        </table:table-row>
        <table:table-row table:style-name="ro1">
          <table:table-cell table:style-name="Default" office:value-type="string" calcext:value-type="string">
            <text:p>@exponentsDemo[[8, 5, 2, 1]] =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# =&gt;</text:p>
          </table:table-cell>
          <table:table-cell office:value-type="float" office:value="10886400" calcext:value-type="float">
            <text:p>10886400</text:p>
          </table:table-cell>
          <table:table-cell table:number-columns-repeated="2"/>
          <table:table-cell office:value-type="string" calcext:value-type="string">
            <text:p>@exponentsDemo[[3, 0, 3, 1]] =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# =&gt;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office:value-type="string" calcext:value-type="string">
            <text:p>@exponentsDemo[[1, 4, 0, 2]] =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# =&gt;</text:p>
          </table:table-cell>
          <table:table-cell office:value-type="float" office:value="7938" calcext:value-type="float">
            <text:p>7938</text:p>
          </table:table-cell>
          <table:table-cell table:number-columns-repeated="3"/>
          <table:table-cell table:style-name="ce1" office:value-type="string" calcext:value-type="string">
            <text:p><text:s text:c="5"/>@exponentsDemo[[1, 4, 0, 2]] =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# =&gt; <text:s/>7938</text:p>
          </table:table-cell>
        </table:table-row>
        <table:table-row table:style-name="ro1">
          <table:table-cell table:style-name="Default" office:value-type="string" calcext:value-type="string">
            <text:p>@exponentsDemo[[5, 4, 4, 1]] =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# =&gt;</text:p>
          </table:table-cell>
          <table:table-cell office:value-type="float" office:value="11340000" calcext:value-type="float">
            <text:p>11340000</text:p>
          </table:table-cell>
          <table:table-cell table:number-columns-repeated="2"/>
          <table:table-cell office:value-type="string" calcext:value-type="string">
            <text:p>@exponentsDemo[[4, 2, 0, 2]] =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# =&gt;</text:p>
          </table:table-cell>
          <table:table-cell office:value-type="float" office:value="7056" calcext:value-type="float">
            <text:p>7056</text:p>
          </table:table-cell>
          <table:table-cell table:number-columns-repeated="2"/>
          <table:table-cell office:value-type="string" calcext:value-type="string">
            <text:p>@exponentsDemo[[6, 0, 3, 0]] =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# =&gt;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style-name="ce1" office:value-type="string" calcext:value-type="string">
            <text:p><text:s text:c="5"/>@exponentsDemo[[6, 0, 3, 0]] =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# =&gt; <text:s/>8000</text:p>
          </table:table-cell>
        </table:table-row>
        <table:table-row table:style-name="ro1">
          <table:table-cell table:style-name="Default" office:value-type="string" calcext:value-type="string">
            <text:p>@exponentsDemo[[7, 1, 4, 2]] =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# =&gt;</text:p>
          </table:table-cell>
          <table:table-cell office:value-type="float" office:value="11760000" calcext:value-type="float">
            <text:p>11760000</text:p>
          </table:table-cell>
          <table:table-cell table:number-columns-repeated="2"/>
          <table:table-cell office:value-type="string" calcext:value-type="string">
            <text:p>@exponentsDemo[[5, 2, 2, 0]] =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# =&gt;</text:p>
          </table:table-cell>
          <table:table-cell office:value-type="float" office:value="7200" calcext:value-type="float">
            <text:p>7200</text:p>
          </table:table-cell>
          <table:table-cell table:number-columns-repeated="2"/>
          <table:table-cell office:value-type="string" calcext:value-type="string">
            <text:p>@exponentsDemo[[7, 2, 0, 1]] =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# =&gt;</text:p>
          </table:table-cell>
          <table:table-cell office:value-type="float" office:value="8064" calcext:value-type="float">
            <text:p>8064</text:p>
          </table:table-cell>
          <table:table-cell table:number-columns-repeated="3"/>
          <table:table-cell table:style-name="ce1" office:value-type="string" calcext:value-type="string">
            <text:p><text:s text:c="5"/>@exponentsDemo[[7, 2, 0, 1]] =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# =&gt; <text:s/>8064</text:p>
          </table:table-cell>
        </table:table-row>
        <table:table-row table:style-name="ro1">
          <table:table-cell table:style-name="Default" office:value-type="string" calcext:value-type="string">
            <text:p>@exponentsDemo[[3, 5, 3, 2]] =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# =&gt;</text:p>
          </table:table-cell>
          <table:table-cell office:value-type="float" office:value="11907000" calcext:value-type="float">
            <text:p>11907000</text:p>
          </table:table-cell>
          <table:table-cell table:number-columns-repeated="2"/>
          <table:table-cell office:value-type="string" calcext:value-type="string">
            <text:p>@exponentsDemo[[1, 1, 2, 2]] =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# =&gt;</text:p>
          </table:table-cell>
          <table:table-cell office:value-type="float" office:value="7350" calcext:value-type="float">
            <text:p>7350</text:p>
          </table:table-cell>
          <table:table-cell table:number-columns-repeated="2"/>
          <table:table-cell office:value-type="string" calcext:value-type="string">
            <text:p>@exponentsDemo[[2, 4, 2, 0]] =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# =&gt;</text:p>
          </table:table-cell>
          <table:table-cell office:value-type="float" office:value="8100" calcext:value-type="float">
            <text:p>8100</text:p>
          </table:table-cell>
          <table:table-cell table:number-columns-repeated="3"/>
          <table:table-cell table:style-name="ce1" office:value-type="string" calcext:value-type="string">
            <text:p><text:s text:c="5"/>@exponentsDemo[[2, 4, 2, 0]] =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# =&gt; <text:s/>8100</text:p>
          </table:table-cell>
        </table:table-row>
        <table:table-row table:style-name="ro1">
          <table:table-cell table:style-name="Default" office:value-type="string" calcext:value-type="string">
            <text:p>@exponentsDemo[[7, 4, 2, 2]] =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# =&gt;</text:p>
          </table:table-cell>
          <table:table-cell office:value-type="float" office:value="12700800" calcext:value-type="float">
            <text:p>12700800</text:p>
          </table:table-cell>
          <table:table-cell table:number-columns-repeated="2"/>
          <table:table-cell office:value-type="string" calcext:value-type="string">
            <text:p>@exponentsDemo[[2, 1, 4, 0]] =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# =&gt;</text:p>
          </table:table-cell>
          <table:table-cell office:value-type="float" office:value="7500" calcext:value-type="float">
            <text:p>7500</text:p>
          </table:table-cell>
          <table:table-cell table:number-columns-repeated="2"/>
          <table:table-cell office:value-type="string" calcext:value-type="string">
            <text:p>@exponentsDemo[[4, 1, 2, 1]] =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# =&gt;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1" office:value-type="string" calcext:value-type="string">
            <text:p><text:s text:c="5"/>@exponentsDemo[[4, 1, 2, 1]] =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# =&gt; <text:s/>8400</text:p>
          </table:table-cell>
        </table:table-row>
        <table:table-row table:style-name="ro1">
          <table:table-cell table:style-name="Default" office:value-type="string" calcext:value-type="string">
            <text:p>@exponentsDemo[[4, 3, 4, 2]] =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# =&gt;</text:p>
          </table:table-cell>
          <table:table-cell office:value-type="float" office:value="13230000" calcext:value-type="float">
            <text:p>13230000</text:p>
          </table:table-cell>
          <table:table-cell table:number-columns-repeated="2"/>
          <table:table-cell office:value-type="string" calcext:value-type="string">
            <text:p>@exponentsDemo[[3, 3, 1, 1]] =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# =&gt;</text:p>
          </table:table-cell>
          <table:table-cell office:value-type="float" office:value="7560" calcext:value-type="float">
            <text:p>7560</text:p>
          </table:table-cell>
          <table:table-cell table:number-columns-repeated="2"/>
          <table:table-cell office:value-type="string" calcext:value-type="string">
            <text:p>@exponentsDemo[[0, 5, 1, 1]] =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# =&gt;</text:p>
          </table:table-cell>
          <table:table-cell office:value-type="float" office:value="8505" calcext:value-type="float">
            <text:p>8505</text:p>
          </table:table-cell>
          <table:table-cell table:number-columns-repeated="3"/>
          <table:table-cell table:style-name="ce1" office:value-type="string" calcext:value-type="string">
            <text:p><text:s text:c="5"/>@exponentsDemo[[0, 5, 1, 1]] =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# =&gt; <text:s/>8505</text:p>
          </table:table-cell>
        </table:table-row>
        <table:table-row table:style-name="ro1">
          <table:table-cell table:style-name="Default" office:value-type="string" calcext:value-type="string">
            <text:p>@exponentsDemo[[6, 5, 3, 1]] =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# =&gt;</text:p>
          </table:table-cell>
          <table:table-cell office:value-type="float" office:value="13608000" calcext:value-type="float">
            <text:p>13608000</text:p>
          </table:table-cell>
          <table:table-cell table:number-columns-repeated="2"/>
          <table:table-cell office:value-type="string" calcext:value-type="string">
            <text:p>@exponentsDemo[[5, 5, 0, 0]] =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# =&gt;</text:p>
          </table:table-cell>
          <table:table-cell office:value-type="float" office:value="7776" calcext:value-type="float">
            <text:p>7776</text:p>
          </table:table-cell>
          <table:table-cell table:number-columns-repeated="2"/>
          <table:table-cell office:value-type="string" calcext:value-type="string">
            <text:p>@exponentsDemo[[6, 3, 1, 0]] =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# =&gt;</text:p>
          </table:table-cell>
          <table:table-cell office:value-type="float" office:value="8640" calcext:value-type="float">
            <text:p>8640</text:p>
          </table:table-cell>
          <table:table-cell table:number-columns-repeated="3"/>
          <table:table-cell table:style-name="ce1" office:value-type="string" calcext:value-type="string">
            <text:p><text:s text:c="5"/>@exponentsDemo[[6, 3, 1, 0]] =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# =&gt; <text:s/>8640</text:p>
          </table:table-cell>
        </table:table-row>
        <table:table-row table:style-name="ro1">
          <table:table-cell table:style-name="Default" office:value-type="string" calcext:value-type="string">
            <text:p>@exponentsDemo[[8, 2, 3, 2]] =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# =&gt;</text:p>
          </table:table-cell>
          <table:table-cell office:value-type="float" office:value="14112000" calcext:value-type="float">
            <text:p>14112000</text:p>
          </table:table-cell>
          <table:table-cell table:number-columns-repeated="2"/>
          <table:table-cell office:value-type="string" calcext:value-type="string">
            <text:p>@exponentsDemo[[5, 0, 1, 2]] =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# =&gt;</text:p>
          </table:table-cell>
          <table:table-cell office:value-type="float" office:value="7840" calcext:value-type="float">
            <text:p>7840</text:p>
          </table:table-cell>
          <table:table-cell table:number-columns-repeated="2"/>
          <table:table-cell office:value-type="string" calcext:value-type="string">
            <text:p>@exponentsDemo[[1, 0, 4, 1]] =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# =&gt;</text:p>
          </table:table-cell>
          <table:table-cell office:value-type="float" office:value="8750" calcext:value-type="float">
            <text:p>8750</text:p>
          </table:table-cell>
          <table:table-cell table:number-columns-repeated="3"/>
          <table:table-cell table:style-name="ce1" office:value-type="string" calcext:value-type="string">
            <text:p><text:s text:c="5"/>@exponentsDemo[[1, 0, 4, 1]] =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# =&gt; <text:s/>8750</text:p>
          </table:table-cell>
        </table:table-row>
        <table:table-row table:style-name="ro1">
          <table:table-cell table:style-name="Default" office:value-type="string" calcext:value-type="string">
            <text:p>@exponentsDemo[[1, 5, 4, 2]] =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# =&gt;</text:p>
          </table:table-cell>
          <table:table-cell office:value-type="float" office:value="14883750" calcext:value-type="float">
            <text:p>14883750</text:p>
          </table:table-cell>
          <table:table-cell table:number-columns-repeated="2"/>
          <table:table-cell office:value-type="string" calcext:value-type="string">
            <text:p>@exponentsDemo[[0, 2, 3, 1]] =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# =&gt;</text:p>
          </table:table-cell>
          <table:table-cell office:value-type="float" office:value="7875" calcext:value-type="float">
            <text:p>7875</text:p>
          </table:table-cell>
          <table:table-cell table:number-columns-repeated="2"/>
          <table:table-cell office:value-type="string" calcext:value-type="string">
            <text:p>@exponentsDemo[[2, 2, 1, 2]] =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# =&gt;</text:p>
          </table:table-cell>
          <table:table-cell office:value-type="float" office:value="8820" calcext:value-type="float">
            <text:p>8820</text:p>
          </table:table-cell>
          <table:table-cell table:number-columns-repeated="3"/>
          <table:table-cell table:style-name="ce1" office:value-type="string" calcext:value-type="string">
            <text:p><text:s text:c="5"/>@exponentsDemo[[2, 2, 1, 2]] =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# =&gt; <text:s/>8820</text:p>
          </table:table-cell>
        </table:table-row>
        <table:table-row table:style-name="ro1">
          <table:table-cell table:style-name="Default" office:value-type="string" calcext:value-type="string">
            <text:p>@exponentsDemo[[7, 3, 4, 1]] =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# =&gt;</text:p>
          </table:table-cell>
          <table:table-cell office:value-type="float" office:value="15120000" calcext:value-type="float">
            <text:p>15120000</text:p>
          </table:table-cell>
          <table:table-cell table:number-columns-repeated="2"/>
          <table:table-cell office:value-type="string" calcext:value-type="string">
            <text:p>@exponentsDemo[[1, 4, 0, 2]] =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# =&gt;</text:p>
          </table:table-cell>
          <table:table-cell office:value-type="float" office:value="7938" calcext:value-type="float">
            <text:p>7938</text:p>
          </table:table-cell>
          <table:table-cell table:number-columns-repeated="2"/>
          <table:table-cell office:value-type="string" calcext:value-type="string">
            <text:p>@exponentsDemo[[3, 2, 3, 0]] =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# =&gt;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style-name="ce1" office:value-type="string" calcext:value-type="string">
            <text:p><text:s text:c="5"/>@exponentsDemo[[3, 2, 3, 0]] =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# =&gt; <text:s/>9000</text:p>
          </table:table-cell>
        </table:table-row>
        <table:table-row table:style-name="ro1">
          <table:table-cell table:style-name="Default" office:value-type="string" calcext:value-type="string">
            <text:p>@exponentsDemo[[8, 5, 1, 2]] =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# =&gt;</text:p>
          </table:table-cell>
          <table:table-cell office:value-type="float" office:value="15240960" calcext:value-type="float">
            <text:p>15240960</text:p>
          </table:table-cell>
          <table:table-cell table:number-columns-repeated="2"/>
          <table:table-cell office:value-type="string" calcext:value-type="string">
            <text:p>@exponentsDemo[[6, 0, 3, 0]] =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# =&gt;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@exponentsDemo[[4, 4, 0, 1]] =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# =&gt;</text:p>
          </table:table-cell>
          <table:table-cell office:value-type="float" office:value="9072" calcext:value-type="float">
            <text:p>9072</text:p>
          </table:table-cell>
          <table:table-cell table:number-columns-repeated="3"/>
          <table:table-cell table:style-name="ce1" office:value-type="string" calcext:value-type="string">
            <text:p><text:s text:c="5"/>@exponentsDemo[[4, 4, 0, 1]] =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# =&gt; <text:s/>9072</text:p>
          </table:table-cell>
        </table:table-row>
        <table:table-row table:style-name="ro1">
          <table:table-cell table:style-name="Default" office:value-type="string" calcext:value-type="string">
            <text:p>@exponentsDemo[[5, 4, 3, 2]] =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# =&gt;</text:p>
          </table:table-cell>
          <table:table-cell office:value-type="float" office:value="15876000" calcext:value-type="float">
            <text:p>15876000</text:p>
          </table:table-cell>
          <table:table-cell table:number-columns-repeated="2"/>
          <table:table-cell office:value-type="string" calcext:value-type="string">
            <text:p>@exponentsDemo[[7, 2, 0, 1]] =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# =&gt;</text:p>
          </table:table-cell>
          <table:table-cell office:value-type="float" office:value="8064" calcext:value-type="float">
            <text:p>8064</text:p>
          </table:table-cell>
          <table:table-cell table:number-columns-repeated="2"/>
          <table:table-cell office:value-type="string" calcext:value-type="string">
            <text:p>@exponentsDemo[[6, 1, 0, 2]] =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# =&gt;</text:p>
          </table:table-cell>
          <table:table-cell office:value-type="float" office:value="9408" calcext:value-type="float">
            <text:p>9408</text:p>
          </table:table-cell>
          <table:table-cell table:number-columns-repeated="3"/>
          <table:table-cell table:style-name="ce1" office:value-type="string" calcext:value-type="string">
            <text:p><text:s text:c="5"/>@exponentsDemo[[6, 1, 0, 2]] =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# =&gt; <text:s/>9408</text:p>
          </table:table-cell>
        </table:table-row>
        <table:table-row table:style-name="ro1">
          <table:table-cell table:style-name="Default" office:value-type="string" calcext:value-type="string">
            <text:p>@exponentsDemo[[4, 5, 4, 1]] =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# =&gt;</text:p>
          </table:table-cell>
          <table:table-cell office:value-type="float" office:value="17010000" calcext:value-type="float">
            <text:p>17010000</text:p>
          </table:table-cell>
          <table:table-cell table:number-columns-repeated="2"/>
          <table:table-cell office:value-type="string" calcext:value-type="string">
            <text:p>@exponentsDemo[[2, 4, 2, 0]] =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# =&gt;</text:p>
          </table:table-cell>
          <table:table-cell office:value-type="float" office:value="8100" calcext:value-type="float">
            <text:p>8100</text:p>
          </table:table-cell>
          <table:table-cell table:number-columns-repeated="2"/>
          <table:table-cell office:value-type="string" calcext:value-type="string">
            <text:p>@exponentsDemo[[1, 3, 2, 1]] =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# =&gt;</text:p>
          </table:table-cell>
          <table:table-cell office:value-type="float" office:value="9450" calcext:value-type="float">
            <text:p>9450</text:p>
          </table:table-cell>
          <table:table-cell table:number-columns-repeated="3"/>
          <table:table-cell table:style-name="ce1" office:value-type="string" calcext:value-type="string">
            <text:p><text:s text:c="5"/>@exponentsDemo[[1, 3, 2, 1]] =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# =&gt; <text:s/>9450</text:p>
          </table:table-cell>
        </table:table-row>
        <table:table-row table:style-name="ro1">
          <table:table-cell table:style-name="Default" office:value-type="string" calcext:value-type="string">
            <text:p>@exponentsDemo[[6, 2, 4, 2]] =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# =&gt;</text:p>
          </table:table-cell>
          <table:table-cell office:value-type="float" office:value="17640000" calcext:value-type="float">
            <text:p>17640000</text:p>
          </table:table-cell>
          <table:table-cell table:number-columns-repeated="2"/>
          <table:table-cell office:value-type="string" calcext:value-type="string">
            <text:p>@exponentsDemo[[4, 1, 2, 1]] =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# =&gt;</text:p>
          </table:table-cell>
          <table:table-cell office:value-type="float" office:value="8400" calcext:value-type="float">
            <text:p>8400</text:p>
          </table:table-cell>
          <table:table-cell table:number-columns-repeated="2"/>
          <table:table-cell office:value-type="string" calcext:value-type="string">
            <text:p>@exponentsDemo[[7, 1, 2, 0]] =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# =&gt;</text:p>
          </table:table-cell>
          <table:table-cell office:value-type="float" office:value="9600" calcext:value-type="float">
            <text:p>9600</text:p>
          </table:table-cell>
          <table:table-cell table:number-columns-repeated="3"/>
          <table:table-cell table:style-name="ce1" office:value-type="string" calcext:value-type="string">
            <text:p><text:s text:c="5"/>@exponentsDemo[[7, 1, 2, 0]] =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# =&gt; <text:s/>9600</text:p>
          </table:table-cell>
        </table:table-row>
        <table:table-row table:style-name="ro1">
          <table:table-cell table:style-name="Default" office:value-type="string" calcext:value-type="string">
            <text:p>@exponentsDemo[[8, 4, 3, 1]] =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# =&gt;</text:p>
          </table:table-cell>
          <table:table-cell office:value-type="float" office:value="18144000" calcext:value-type="float">
            <text:p>18144000</text:p>
          </table:table-cell>
          <table:table-cell table:number-columns-repeated="2"/>
          <table:table-cell office:value-type="string" calcext:value-type="string">
            <text:p>@exponentsDemo[[0, 5, 1, 1]] =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# =&gt;</text:p>
          </table:table-cell>
          <table:table-cell office:value-type="float" office:value="8505" calcext:value-type="float">
            <text:p>8505</text:p>
          </table:table-cell>
          <table:table-cell table:number-columns-repeated="2"/>
          <table:table-cell office:value-type="string" calcext:value-type="string">
            <text:p>@exponentsDemo[[3, 5, 1, 0]] =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# =&gt;</text:p>
          </table:table-cell>
          <table:table-cell office:value-type="float" office:value="9720" calcext:value-type="float">
            <text:p>9720</text:p>
          </table:table-cell>
          <table:table-cell table:number-columns-repeated="3"/>
          <table:table-cell table:style-name="ce1" office:value-type="string" calcext:value-type="string">
            <text:p><text:s text:c="5"/>@exponentsDemo[[3, 5, 1, 0]] =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# =&gt; <text:s/>9720</text:p>
          </table:table-cell>
        </table:table-row>
        <table:table-row table:style-name="ro1">
          <table:table-cell table:style-name="Default" office:value-type="string" calcext:value-type="string">
            <text:p>@exponentsDemo[[6, 5, 2, 2]] =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# =&gt;</text:p>
          </table:table-cell>
          <table:table-cell office:value-type="float" office:value="19051200" calcext:value-type="float">
            <text:p>19051200</text:p>
          </table:table-cell>
          <table:table-cell table:number-columns-repeated="2"/>
          <table:table-cell office:value-type="string" calcext:value-type="string">
            <text:p>@exponentsDemo[[6, 3, 1, 0]] =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# =&gt;</text:p>
          </table:table-cell>
          <table:table-cell office:value-type="float" office:value="8640" calcext:value-type="float">
            <text:p>8640</text:p>
          </table:table-cell>
          <table:table-cell table:number-columns-repeated="2"/>
          <table:table-cell office:value-type="string" calcext:value-type="string">
            <text:p>@exponentsDemo[[3, 0, 2, 2]] =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# =&gt;</text:p>
          </table:table-cell>
          <table:table-cell office:value-type="float" office:value="9800" calcext:value-type="float">
            <text:p>9800</text:p>
          </table:table-cell>
          <table:table-cell table:number-columns-repeated="3"/>
          <table:table-cell table:style-name="ce1" office:value-type="string" calcext:value-type="string">
            <text:p><text:s text:c="5"/>@exponentsDemo[[3, 0, 2, 2]] =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# =&gt; <text:s/>9800</text:p>
          </table:table-cell>
        </table:table-row>
        <table:table-row table:style-name="ro1">
          <table:table-cell table:style-name="Default" office:value-type="string" calcext:value-type="string">
            <text:p>@exponentsDemo[[3, 4, 4, 2]] =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# =&gt;</text:p>
          </table:table-cell>
          <table:table-cell office:value-type="float" office:value="19845000" calcext:value-type="float">
            <text:p>19845000</text:p>
          </table:table-cell>
          <table:table-cell table:number-columns-repeated="2"/>
          <table:table-cell office:value-type="string" calcext:value-type="string">
            <text:p>@exponentsDemo[[1, 0, 4, 1]] =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# =&gt;</text:p>
          </table:table-cell>
          <table:table-cell office:value-type="float" office:value="8750" calcext:value-type="float">
            <text:p>8750</text:p>
          </table:table-cell>
          <table:table-cell table:number-columns-repeated="2"/>
          <table:table-cell office:value-type="string" calcext:value-type="string">
            <text:p>@exponentsDemo[[4, 0, 4, 0]] =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# =&gt;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RTING SHORTS</text:p>
          </table:table-cell>
          <table:table-cell table:number-columns-repeated="2"/>
          <table:table-cell table:style-name="ce1" office:value-type="string" calcext:value-type="string">
            <text:p><text:s text:c="5"/>@exponentsDemo[[4, 0, 4, 0]] =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# =&gt; <text:s/>10000 STARTING SHORTS</text:p>
          </table:table-cell>
        </table:table-row>
        <table:table-row table:style-name="ro1">
          <table:table-cell table:style-name="Default" office:value-type="string" calcext:value-type="string">
            <text:p>@exponentsDemo[[7, 3, 3, 2]] =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# =&gt;</text:p>
          </table:table-cell>
          <table:table-cell office:value-type="float" office:value="21168000" calcext:value-type="float">
            <text:p>21168000</text:p>
          </table:table-cell>
          <table:table-cell table:number-columns-repeated="2"/>
          <table:table-cell office:value-type="string" calcext:value-type="string">
            <text:p>@exponentsDemo[[2, 2, 1, 2]] =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# =&gt;</text:p>
          </table:table-cell>
          <table:table-cell office:value-type="float" office:value="8820" calcext:value-type="float">
            <text:p>8820</text:p>
          </table:table-cell>
          <table:table-cell table:number-columns-repeated="2"/>
          <table:table-cell office:value-type="string" calcext:value-type="string">
            <text:p>@exponentsDemo[[5, 2, 1, 1]] =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# =&gt;</text:p>
          </table:table-cell>
          <table:table-cell office:value-type="float" office:value="10080" calcext:value-type="float">
            <text:p>10080</text:p>
          </table:table-cell>
          <table:table-cell table:number-columns-repeated="3"/>
          <table:table-cell table:style-name="ce1" office:value-type="string" calcext:value-type="string">
            <text:p><text:s text:c="5"/>@exponentsDemo[[3, 3, 0, 2]] =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# =&gt; <text:s/>10584 -</text:p>
          </table:table-cell>
        </table:table-row>
        <table:table-row table:style-name="ro1">
          <table:table-cell table:style-name="Default" office:value-type="string" calcext:value-type="string">
            <text:p>@exponentsDemo[[6, 4, 4, 1]] =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# =&gt;</text:p>
          </table:table-cell>
          <table:table-cell office:value-type="float" office:value="22680000" calcext:value-type="float">
            <text:p>22680000</text:p>
          </table:table-cell>
          <table:table-cell table:number-columns-repeated="2"/>
          <table:table-cell office:value-type="string" calcext:value-type="string">
            <text:p>@exponentsDemo[[8, 0, 1, 1]] =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# =&gt;</text:p>
          </table:table-cell>
          <table:table-cell office:value-type="float" office:value="8960" calcext:value-type="float">
            <text:p>8960</text:p>
          </table:table-cell>
          <table:table-cell table:number-columns-repeated="2"/>
          <table:table-cell office:value-type="string" calcext:value-type="string">
            <text:p>@exponentsDemo[[0, 4, 3, 0]] =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# =&gt;</text:p>
          </table:table-cell>
          <table:table-cell office:value-type="float" office:value="10125" calcext:value-type="float">
            <text:p>10125</text:p>
          </table:table-cell>
          <table:table-cell table:number-columns-repeated="3"/>
          <table:table-cell table:style-name="ce1" office:value-type="string" calcext:value-type="string">
            <text:p><text:s text:c="5"/>@exponentsDemo[[2, 4, 1, 1]] =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# =&gt; <text:s/>11340 -</text:p>
          </table:table-cell>
        </table:table-row>
        <table:table-row table:style-name="ro1">
          <table:table-cell table:style-name="Default" office:value-type="string" calcext:value-type="string">
            <text:p>@exponentsDemo[[8, 1, 4, 2]] =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# =&gt;</text:p>
          </table:table-cell>
          <table:table-cell office:value-type="float" office:value="23520000" calcext:value-type="float">
            <text:p>23520000</text:p>
          </table:table-cell>
          <table:table-cell table:number-columns-repeated="2"/>
          <table:table-cell office:value-type="string" calcext:value-type="string">
            <text:p>@exponentsDemo[[3, 2, 3, 0]] =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# =&gt;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office:value-type="string" calcext:value-type="string">
            <text:p>@exponentsDemo[[7, 4, 0, 0]] =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# =&gt;</text:p>
          </table:table-cell>
          <table:table-cell office:value-type="float" office:value="10368" calcext:value-type="float">
            <text:p>10368</text:p>
          </table:table-cell>
          <table:table-cell table:number-columns-repeated="3"/>
          <table:table-cell table:style-name="ce1" office:value-type="string" calcext:value-type="string">
            <text:p><text:s text:c="5"/>@exponentsDemo[[1, 5, 2, 0]] =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# =&gt; <text:s/>12150 -</text:p>
          </table:table-cell>
        </table:table-row>
        <table:table-row table:style-name="ro1">
          <table:table-cell table:style-name="Default" office:value-type="string" calcext:value-type="string">
            <text:p>@exponentsDemo[[4, 5, 3, 2]] =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# =&gt;</text:p>
          </table:table-cell>
          <table:table-cell office:value-type="float" office:value="23814000" calcext:value-type="float">
            <text:p>23814000</text:p>
          </table:table-cell>
          <table:table-cell table:number-columns-repeated="2"/>
          <table:table-cell office:value-type="string" calcext:value-type="string">
            <text:p>@exponentsDemo[[4, 4, 0, 1]] =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# =&gt;</text:p>
          </table:table-cell>
          <table:table-cell office:value-type="float" office:value="9072" calcext:value-type="float">
            <text:p>9072</text:p>
          </table:table-cell>
          <table:table-cell table:number-columns-repeated="2"/>
          <table:table-cell office:value-type="string" calcext:value-type="string">
            <text:p>@exponentsDemo[[2, 1, 3, 1]] =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# =&gt;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1" office:value-type="string" calcext:value-type="string">
            <text:p><text:s text:c="5"/>@exponentsDemo[[1, 3, 1, 2]] =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# =&gt; <text:s/>13230 -</text:p>
          </table:table-cell>
        </table:table-row>
        <table:table-row table:style-name="ro1">
          <table:table-cell table:style-name="Default" office:value-type="string" calcext:value-type="string">
            <text:p>@exponentsDemo[[8, 4, 2, 2]] =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# =&gt;</text:p>
          </table:table-cell>
          <table:table-cell office:value-type="float" office:value="25401600" calcext:value-type="float">
            <text:p>25401600</text:p>
          </table:table-cell>
          <table:table-cell table:number-columns-repeated="2"/>
          <table:table-cell office:value-type="string" calcext:value-type="string">
            <text:p>@exponentsDemo[[6, 1, 0, 2]] =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# =&gt;</text:p>
          </table:table-cell>
          <table:table-cell office:value-type="float" office:value="9408" calcext:value-type="float">
            <text:p>9408</text:p>
          </table:table-cell>
          <table:table-cell table:number-columns-repeated="2"/>
          <table:table-cell office:value-type="string" calcext:value-type="string">
            <text:p>@exponentsDemo[[3, 3, 0, 2]] =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# =&gt;</text:p>
          </table:table-cell>
          <table:table-cell office:value-type="float" office:value="10584" calcext:value-type="float">
            <text:p>10584</text:p>
          </table:table-cell>
          <table:table-cell table:number-columns-repeated="3"/>
          <table:table-cell table:style-name="ce1" office:value-type="string" calcext:value-type="string">
            <text:p><text:s text:c="5"/>@exponentsDemo[[5, 2, 0, 2]] =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# =&gt; <text:s/>14112 -</text:p>
          </table:table-cell>
        </table:table-row>
        <table:table-row table:style-name="ro1">
          <table:table-cell table:style-name="Default" office:value-type="string" calcext:value-type="string">
            <text:p>@exponentsDemo[[5, 3, 4, 2]] =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# =&gt;</text:p>
          </table:table-cell>
          <table:table-cell office:value-type="float" office:value="26460000" calcext:value-type="float">
            <text:p>26460000</text:p>
          </table:table-cell>
          <table:table-cell table:number-columns-repeated="2"/>
          <table:table-cell office:value-type="string" calcext:value-type="string">
            <text:p>@exponentsDemo[[1, 3, 2, 1]] =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# =&gt;</text:p>
          </table:table-cell>
          <table:table-cell office:value-type="float" office:value="9450" calcext:value-type="float">
            <text:p>9450</text:p>
          </table:table-cell>
          <table:table-cell table:number-columns-repeated="2"/>
          <table:table-cell office:value-type="string" calcext:value-type="string">
            <text:p>@exponentsDemo[[4, 3, 2, 0]] =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# =&gt;</text:p>
          </table:table-cell>
          <table:table-cell office:value-type="float" office:value="10800" calcext:value-type="float">
            <text:p>10800</text:p>
          </table:table-cell>
          <table:table-cell table:number-columns-repeated="3"/>
          <table:table-cell table:style-name="ce1" office:value-type="string" calcext:value-type="string">
            <text:p><text:s text:c="5"/>@exponentsDemo[[4, 3, 1, 1]] =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# =&gt; <text:s/>15120 -</text:p>
          </table:table-cell>
        </table:table-row>
        <table:table-row table:style-name="ro1">
          <table:table-cell table:style-name="Default" office:value-type="string" calcext:value-type="string">
            <text:p>@exponentsDemo[[7, 5, 3, 1]] =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# =&gt;</text:p>
          </table:table-cell>
          <table:table-cell office:value-type="float" office:value="27216000" calcext:value-type="float">
            <text:p>27216000</text:p>
          </table:table-cell>
          <table:table-cell table:number-columns-repeated="2"/>
          <table:table-cell office:value-type="string" calcext:value-type="string">
            <text:p>@exponentsDemo[[7, 1, 2, 0]] =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# =&gt;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string" calcext:value-type="string">
            <text:p>@exponentsDemo[[0, 2, 2, 2]] =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# =&gt;</text:p>
          </table:table-cell>
          <table:table-cell office:value-type="float" office:value="11025" calcext:value-type="float">
            <text:p>11025</text:p>
          </table:table-cell>
          <table:table-cell table:number-columns-repeated="3"/>
          <table:table-cell table:style-name="ce1" office:value-type="string" calcext:value-type="string">
            <text:p><text:s text:c="5"/>@exponentsDemo[[7, 0, 3, 0]] =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# =&gt; <text:s/>16000 -</text:p>
          </table:table-cell>
        </table:table-row>
        <table:table-row table:style-name="ro1">
          <table:table-cell table:style-name="Default" office:value-type="string" calcext:value-type="string">
            <text:p>@exponentsDemo[[2, 5, 4, 2]] =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# =&gt;</text:p>
          </table:table-cell>
          <table:table-cell office:value-type="float" office:value="29767500" calcext:value-type="float">
            <text:p>29767500</text:p>
          </table:table-cell>
          <table:table-cell table:number-columns-repeated="2"/>
          <table:table-cell office:value-type="string" calcext:value-type="string">
            <text:p>@exponentsDemo[[3, 5, 1, 0]] =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# =&gt;</text:p>
          </table:table-cell>
          <table:table-cell office:value-type="float" office:value="9720" calcext:value-type="float">
            <text:p>9720</text:p>
          </table:table-cell>
          <table:table-cell table:number-columns-repeated="2"/>
          <table:table-cell office:value-type="string" calcext:value-type="string">
            <text:p>@exponentsDemo[[6, 0, 2, 1]] =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# =&gt;</text:p>
          </table:table-cell>
          <table:table-cell office:value-type="float" office:value="11200" calcext:value-type="float">
            <text:p>11200</text:p>
          </table:table-cell>
          <table:table-cell table:number-columns-repeated="3"/>
          <table:table-cell table:style-name="ce1" office:value-type="string" calcext:value-type="string">
            <text:p><text:s text:c="5"/>@exponentsDemo[[7, 3, 1, 0]] =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# =&gt; <text:s/>17280 -</text:p>
          </table:table-cell>
        </table:table-row>
        <table:table-row table:style-name="ro1">
          <table:table-cell table:style-name="Default" office:value-type="string" calcext:value-type="string">
            <text:p>@exponentsDemo[[8, 3, 4, 1]] =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# =&gt;</text:p>
          </table:table-cell>
          <table:table-cell office:value-type="float" office:value="30240000" calcext:value-type="float">
            <text:p>30240000</text:p>
          </table:table-cell>
          <table:table-cell table:number-columns-repeated="2"/>
          <table:table-cell office:value-type="string" calcext:value-type="string">
            <text:p>@exponentsDemo[[3, 0, 2, 2]] =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# =&gt;</text:p>
          </table:table-cell>
          <table:table-cell office:value-type="float" office:value="9800" calcext:value-type="float">
            <text:p>9800</text:p>
          </table:table-cell>
          <table:table-cell table:number-columns-repeated="2"/>
          <table:table-cell office:value-type="string" calcext:value-type="string">
            <text:p>@exponentsDemo[[1, 2, 4, 0]] =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# =&gt;</text:p>
          </table:table-cell>
          <table:table-cell office:value-type="float" office:value="11250" calcext:value-type="float">
            <text:p>11250</text:p>
          </table:table-cell>
          <table:table-cell table:number-columns-repeated="3"/>
          <table:table-cell table:style-name="ce1" office:value-type="string" calcext:value-type="string">
            <text:p><text:s text:c="5"/>@exponentsDemo[[0, 1, 3, 2]] =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# =&gt; <text:s/>18375 -</text:p>
          </table:table-cell>
        </table:table-row>
        <table:table-row table:style-name="ro1">
          <table:table-cell table:style-name="Default" office:value-type="string" calcext:value-type="string">
            <text:p>@exponentsDemo[[6, 4, 3, 2]] =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# =&gt;</text:p>
          </table:table-cell>
          <table:table-cell office:value-type="float" office:value="31752000" calcext:value-type="float">
            <text:p>31752000</text:p>
          </table:table-cell>
          <table:table-cell table:number-columns-repeated="2"/>
          <table:table-cell office:value-type="string" calcext:value-type="string">
            <text:p>@exponentsDemo[[4, 0, 4, 0]] =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# =&gt;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@exponentsDemo[[2, 4, 1, 1]] =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# =&gt;</text:p>
          </table:table-cell>
          <table:table-cell office:value-type="float" office:value="11340" calcext:value-type="float">
            <text:p>11340</text:p>
          </table:table-cell>
          <table:table-cell table:number-columns-repeated="3"/>
          <table:table-cell table:style-name="ce1" office:value-type="string" calcext:value-type="string">
            <text:p><text:s text:c="5"/>@exponentsDemo[[4, 3, 0, 2]] =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# =&gt; <text:s/>21168 -</text:p>
          </table:table-cell>
        </table:table-row>
        <table:table-row table:style-name="ro1">
          <table:table-cell table:style-name="Default" office:value-type="string" calcext:value-type="string">
            <text:p>@exponentsDemo[[5, 5, 4, 1]] =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# =&gt;</text:p>
          </table:table-cell>
          <table:table-cell office:value-type="float" office:value="34020000" calcext:value-type="float">
            <text:p>34020000</text:p>
          </table:table-cell>
          <table:table-cell table:number-columns-repeated="2"/>
          <table:table-cell office:value-type="string" calcext:value-type="string">
            <text:p>@exponentsDemo[[5, 2, 1, 1]] =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# =&gt;</text:p>
          </table:table-cell>
          <table:table-cell office:value-type="float" office:value="10080" calcext:value-type="float">
            <text:p>10080</text:p>
          </table:table-cell>
          <table:table-cell table:number-columns-repeated="2"/>
          <table:table-cell office:value-type="string" calcext:value-type="string">
            <text:p>@exponentsDemo[[4, 1, 1, 2]] =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# =&gt;</text:p>
          </table:table-cell>
          <table:table-cell office:value-type="float" office:value="11760" calcext:value-type="float">
            <text:p>11760</text:p>
          </table:table-cell>
          <table:table-cell table:number-columns-repeated="3"/>
          <table:table-cell table:style-name="ce1" office:value-type="string" calcext:value-type="string">
            <text:p><text:s text:c="5"/>@exponentsDemo[[3, 4, 1, 1]] =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# =&gt; <text:s/>22680 -</text:p>
          </table:table-cell>
        </table:table-row>
        <table:table-row table:style-name="ro1">
          <table:table-cell table:style-name="Default" office:value-type="string" calcext:value-type="string">
            <text:p>@exponentsDemo[[7, 2, 4, 2]] =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# =&gt;</text:p>
          </table:table-cell>
          <table:table-cell office:value-type="float" office:value="35280000" calcext:value-type="float">
            <text:p>35280000</text:p>
          </table:table-cell>
          <table:table-cell table:number-columns-repeated="2"/>
          <table:table-cell office:value-type="string" calcext:value-type="string">
            <text:p>@exponentsDemo[[0, 4, 3, 0]] =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# =&gt;</text:p>
          </table:table-cell>
          <table:table-cell office:value-type="float" office:value="10125" calcext:value-type="float">
            <text:p>10125</text:p>
          </table:table-cell>
          <table:table-cell table:number-columns-repeated="2"/>
          <table:table-cell office:value-type="string" calcext:value-type="string">
            <text:p>@exponentsDemo[[0, 5, 0, 2]] =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# =&gt;</text:p>
          </table:table-cell>
          <table:table-cell office:value-type="float" office:value="11907" calcext:value-type="float">
            <text:p>11907</text:p>
          </table:table-cell>
          <table:table-cell table:number-columns-repeated="3"/>
          <table:table-cell table:style-name="ce1" office:value-type="string" calcext:value-type="string">
            <text:p><text:s text:c="5"/>@exponentsDemo[[7, 3, 0, 1]] =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# =&gt; <text:s/>24192 -</text:p>
          </table:table-cell>
        </table:table-row>
        <table:table-row table:style-name="ro1">
          <table:table-cell table:style-name="Default" office:value-type="string" calcext:value-type="string">
            <text:p>@exponentsDemo[[7, 5, 2, 2]] =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# =&gt;</text:p>
          </table:table-cell>
          <table:table-cell office:value-type="float" office:value="38102400" calcext:value-type="float">
            <text:p>38102400</text:p>
          </table:table-cell>
          <table:table-cell table:number-columns-repeated="2"/>
          <table:table-cell office:value-type="string" calcext:value-type="string">
            <text:p>@exponentsDemo[[7, 4, 0, 0]] =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# =&gt;</text:p>
          </table:table-cell>
          <table:table-cell office:value-type="float" office:value="10368" calcext:value-type="float">
            <text:p>10368</text:p>
          </table:table-cell>
          <table:table-cell table:number-columns-repeated="2"/>
          <table:table-cell office:value-type="string" calcext:value-type="string">
            <text:p>@exponentsDemo[[5, 1, 3, 0]] =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# =&gt;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style-name="ce1" office:value-type="string" calcext:value-type="string">
            <text:p><text:s text:c="5"/>@exponentsDemo[[1, 1, 4, 1]] =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# =&gt; <text:s/>26250 -</text:p>
          </table:table-cell>
        </table:table-row>
        <table:table-row table:style-name="ro1">
          <table:table-cell table:style-name="Default" office:value-type="string" calcext:value-type="string">
            <text:p>@exponentsDemo[[4, 4, 4, 2]] =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# =&gt;</text:p>
          </table:table-cell>
          <table:table-cell office:value-type="float" office:value="39690000" calcext:value-type="float">
            <text:p>39690000</text:p>
          </table:table-cell>
          <table:table-cell table:number-columns-repeated="2"/>
          <table:table-cell office:value-type="string" calcext:value-type="string">
            <text:p>@exponentsDemo[[2, 1, 3, 1]] =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# =&gt;</text:p>
          </table:table-cell>
          <table:table-cell office:value-type="float" office:value="10500" calcext:value-type="float">
            <text:p>10500</text:p>
          </table:table-cell>
          <table:table-cell table:number-columns-repeated="2"/>
          <table:table-cell office:value-type="string" calcext:value-type="string">
            <text:p>@exponentsDemo[[6, 3, 0, 1]] =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# =&gt;</text:p>
          </table:table-cell>
          <table:table-cell office:value-type="float" office:value="12096" calcext:value-type="float">
            <text:p>12096</text:p>
          </table:table-cell>
          <table:table-cell table:number-columns-repeated="3"/>
          <table:table-cell table:style-name="ce1" office:value-type="string" calcext:value-type="string">
            <text:p><text:s text:c="5"/>@exponentsDemo[[6, 2, 0, 2]] =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# =&gt; <text:s/>28224 -</text:p>
          </table:table-cell>
        </table:table-row>
        <table:table-row table:style-name="ro1">
          <table:table-cell table:style-name="Default" office:value-type="string" calcext:value-type="string">
            <text:p>@exponentsDemo[[8, 3, 3, 2]] =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# =&gt;</text:p>
          </table:table-cell>
          <table:table-cell office:value-type="float" office:value="42336000" calcext:value-type="float">
            <text:p>42336000</text:p>
          </table:table-cell>
          <table:table-cell table:number-columns-repeated="2"/>
          <table:table-cell office:value-type="string" calcext:value-type="string">
            <text:p>@exponentsDemo[[3, 3, 0, 2]] =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# =&gt;</text:p>
          </table:table-cell>
          <table:table-cell office:value-type="float" office:value="10584" calcext:value-type="float">
            <text:p>10584</text:p>
          </table:table-cell>
          <table:table-cell table:number-columns-repeated="2"/>
          <table:table-cell office:value-type="string" calcext:value-type="string">
            <text:p>@exponentsDemo[[1, 5, 2, 0]] =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# =&gt;</text:p>
          </table:table-cell>
          <table:table-cell office:value-type="float" office:value="12150" calcext:value-type="float">
            <text:p>12150</text:p>
          </table:table-cell>
          <table:table-cell table:number-columns-repeated="3"/>
          <table:table-cell table:style-name="ce1" office:value-type="string" calcext:value-type="string">
            <text:p><text:s text:c="5"/>@exponentsDemo[[2, 2, 3, 1]] =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# =&gt; <text:s/>31500 -</text:p>
          </table:table-cell>
        </table:table-row>
        <table:table-row table:style-name="ro1">
          <table:table-cell table:style-name="Default" office:value-type="string" calcext:value-type="string">
            <text:p>@exponentsDemo[[7, 4, 4, 1]] =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# =&gt;</text:p>
          </table:table-cell>
          <table:table-cell office:value-type="float" office:value="45360000" calcext:value-type="float">
            <text:p>45360000</text:p>
          </table:table-cell>
          <table:table-cell table:number-columns-repeated="2"/>
          <table:table-cell office:value-type="string" calcext:value-type="string">
            <text:p>@exponentsDemo[[4, 3, 2, 0]] =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# =&gt;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  <table:table-cell office:value-type="string" calcext:value-type="string">
            <text:p>@exponentsDemo[[1, 0, 3, 2]] =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# =&gt;</text:p>
          </table:table-cell>
          <table:table-cell office:value-type="float" office:value="12250" calcext:value-type="float">
            <text:p>12250</text:p>
          </table:table-cell>
          <table:table-cell table:number-columns-repeated="3"/>
          <table:table-cell table:style-name="ce1" office:value-type="string" calcext:value-type="string">
            <text:p><text:s text:c="5"/>@exponentsDemo[[1, 3, 4, 0]] =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# =&gt; <text:s/>33750 -</text:p>
          </table:table-cell>
        </table:table-row>
        <table:table-row table:style-name="ro1">
          <table:table-cell table:style-name="Default" office:value-type="string" calcext:value-type="string">
            <text:p>@exponentsDemo[[5, 5, 3, 2]] =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# =&gt;</text:p>
          </table:table-cell>
          <table:table-cell office:value-type="float" office:value="47628000" calcext:value-type="float">
            <text:p>47628000</text:p>
          </table:table-cell>
          <table:table-cell table:number-columns-repeated="2"/>
          <table:table-cell office:value-type="string" calcext:value-type="string">
            <text:p>@exponentsDemo[[0, 2, 2, 2]] =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# =&gt;</text:p>
          </table:table-cell>
          <table:table-cell office:value-type="float" office:value="11025" calcext:value-type="float">
            <text:p>11025</text:p>
          </table:table-cell>
          <table:table-cell table:number-columns-repeated="2"/>
          <table:table-cell office:value-type="string" calcext:value-type="string">
            <text:p>@exponentsDemo[[3, 2, 2, 1]] =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# =&gt;</text:p>
          </table:table-cell>
          <table:table-cell office:value-type="float" office:value="12600" calcext:value-type="float">
            <text:p>12600</text:p>
          </table:table-cell>
          <table:table-cell table:number-columns-repeated="3"/>
          <table:table-cell table:style-name="ce1" office:value-type="string" calcext:value-type="string">
            <text:p><text:s text:c="5"/>@exponentsDemo[[6, 4, 0, 1]] =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# =&gt; <text:s/>36288 -</text:p>
          </table:table-cell>
        </table:table-row>
        <table:table-row table:style-name="ro1">
          <table:table-cell table:style-name="Default" office:value-type="string" calcext:value-type="string">
            <text:p>@exponentsDemo[[6, 3, 4, 2]] =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# =&gt;</text:p>
          </table:table-cell>
          <table:table-cell office:value-type="float" office:value="52920000" calcext:value-type="float">
            <text:p>52920000</text:p>
          </table:table-cell>
          <table:table-cell table:number-columns-repeated="2"/>
          <table:table-cell office:value-type="string" calcext:value-type="string">
            <text:p>@exponentsDemo[[6, 0, 2, 1]] =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# =&gt;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office:value-type="string" calcext:value-type="string">
            <text:p>@exponentsDemo[[5, 4, 1, 0]] =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# =&gt;</text:p>
          </table:table-cell>
          <table:table-cell office:value-type="float" office:value="12960" calcext:value-type="float">
            <text:p>12960</text:p>
          </table:table-cell>
          <table:table-cell table:number-columns-repeated="3"/>
          <table:table-cell table:style-name="ce1" office:value-type="string" calcext:value-type="string">
            <text:p><text:s text:c="5"/>@exponentsDemo[[0, 2, 4, 1]] =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# =&gt; <text:s/>39375 -</text:p>
          </table:table-cell>
        </table:table-row>
        <table:table-row table:style-name="ro1">
          <table:table-cell table:style-name="Default" office:value-type="string" calcext:value-type="string">
            <text:p>@exponentsDemo[[8, 5, 3, 1]] =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# =&gt;</text:p>
          </table:table-cell>
          <table:table-cell office:value-type="float" office:value="54432000" calcext:value-type="float">
            <text:p>54432000</text:p>
          </table:table-cell>
          <table:table-cell table:number-columns-repeated="2"/>
          <table:table-cell office:value-type="string" calcext:value-type="string">
            <text:p>@exponentsDemo[[1, 2, 4, 0]] =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# =&gt;</text:p>
          </table:table-cell>
          <table:table-cell office:value-type="float" office:value="11250" calcext:value-type="float">
            <text:p>11250</text:p>
          </table:table-cell>
          <table:table-cell table:number-columns-repeated="2"/>
          <table:table-cell office:value-type="string" calcext:value-type="string">
            <text:p>@exponentsDemo[[0, 1, 4, 1]] =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# =&gt;</text:p>
          </table:table-cell>
          <table:table-cell office:value-type="float" office:value="13125" calcext:value-type="float">
            <text:p>13125</text:p>
          </table:table-cell>
          <table:table-cell table:number-columns-repeated="3"/>
          <table:table-cell table:style-name="ce1" office:value-type="string" calcext:value-type="string">
            <text:p><text:s text:c="5"/>@exponentsDemo[[4, 1, 3, 1]] =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# =&gt; <text:s/>42000 -</text:p>
          </table:table-cell>
        </table:table-row>
        <table:table-row table:style-name="ro1">
          <table:table-cell table:style-name="Default" office:value-type="string" calcext:value-type="string">
            <text:p>@exponentsDemo[[3, 5, 4, 2]] =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# =&gt;</text:p>
          </table:table-cell>
          <table:table-cell office:value-type="float" office:value="59535000" calcext:value-type="float">
            <text:p>59535000</text:p>
          </table:table-cell>
          <table:table-cell table:number-columns-repeated="2"/>
          <table:table-cell office:value-type="string" calcext:value-type="string">
            <text:p>@exponentsDemo[[2, 4, 1, 1]] =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# =&gt;</text:p>
          </table:table-cell>
          <table:table-cell office:value-type="float" office:value="11340" calcext:value-type="float">
            <text:p>11340</text:p>
          </table:table-cell>
          <table:table-cell table:number-columns-repeated="2"/>
          <table:table-cell office:value-type="string" calcext:value-type="string">
            <text:p>@exponentsDemo[[1, 3, 1, 2]] =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# =&gt;</text:p>
          </table:table-cell>
          <table:table-cell office:value-type="float" office:value="13230" calcext:value-type="float">
            <text:p>13230</text:p>
          </table:table-cell>
          <table:table-cell table:number-columns-repeated="3"/>
          <table:table-cell table:style-name="ce1" office:value-type="string" calcext:value-type="string">
            <text:p><text:s text:c="5"/>@exponentsDemo[[3, 2, 4, 0]] =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# =&gt; <text:s/>45000 -</text:p>
          </table:table-cell>
        </table:table-row>
        <table:table-row table:style-name="ro1">
          <table:table-cell table:style-name="Default" office:value-type="string" calcext:value-type="string">
            <text:p>@exponentsDemo[[7, 4, 3, 2]] =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# =&gt;</text:p>
          </table:table-cell>
          <table:table-cell office:value-type="float" office:value="63504000" calcext:value-type="float">
            <text:p>63504000</text:p>
          </table:table-cell>
          <table:table-cell table:number-columns-repeated="2"/>
          <table:table-cell office:value-type="string" calcext:value-type="string">
            <text:p>@exponentsDemo[[8, 2, 1, 0]] =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# =&gt;</text:p>
          </table:table-cell>
          <table:table-cell office:value-type="float" office:value="11520" calcext:value-type="float">
            <text:p>11520</text:p>
          </table:table-cell>
          <table:table-cell table:number-columns-repeated="2"/>
          <table:table-cell office:value-type="string" calcext:value-type="string">
            <text:p>@exponentsDemo[[7, 1, 1, 1]] =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# =&gt;</text:p>
          </table:table-cell>
          <table:table-cell office:value-type="float" office:value="13440" calcext:value-type="float">
            <text:p>13440</text:p>
          </table:table-cell>
          <table:table-cell table:number-columns-repeated="3"/>
          <table:table-cell table:style-name="ce1" office:value-type="string" calcext:value-type="string">
            <text:p><text:s text:c="5"/>@exponentsDemo[[7, 1, 3, 0]] =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# =&gt; <text:s/>48000 -</text:p>
          </table:table-cell>
        </table:table-row>
        <table:table-row table:style-name="ro1">
          <table:table-cell table:style-name="Default" office:value-type="string" calcext:value-type="string">
            <text:p>@exponentsDemo[[6, 5, 4, 1]] =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# =&gt;</text:p>
          </table:table-cell>
          <table:table-cell office:value-type="float" office:value="68040000" calcext:value-type="float">
            <text:p>68040000</text:p>
          </table:table-cell>
          <table:table-cell table:number-columns-repeated="2"/>
          <table:table-cell office:value-type="string" calcext:value-type="string">
            <text:p>@exponentsDemo[[4, 1, 1, 2]] =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# =&gt;</text:p>
          </table:table-cell>
          <table:table-cell office:value-type="float" office:value="11760" calcext:value-type="float">
            <text:p>11760</text:p>
          </table:table-cell>
          <table:table-cell table:number-columns-repeated="2"/>
          <table:table-cell office:value-type="string" calcext:value-type="string">
            <text:p>@exponentsDemo[[2, 3, 3, 0]] =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# =&gt;</text:p>
          </table:table-cell>
          <table:table-cell office:value-type="float" office:value="13500" calcext:value-type="float">
            <text:p>13500</text:p>
          </table:table-cell>
          <table:table-cell table:number-columns-repeated="3"/>
          <table:table-cell table:style-name="ce1" office:value-type="string" calcext:value-type="string">
            <text:p><text:s text:c="5"/>@exponentsDemo[[2, 1, 4, 1]] =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# =&gt; <text:s/>52500 -</text:p>
          </table:table-cell>
        </table:table-row>
        <table:table-row table:style-name="ro1">
          <table:table-cell table:style-name="Default" office:value-type="string" calcext:value-type="string">
            <text:p>@exponentsDemo[[8, 2, 4, 2]] =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# =&gt;</text:p>
          </table:table-cell>
          <table:table-cell office:value-type="float" office:value="70560000" calcext:value-type="float">
            <text:p>70560000</text:p>
          </table:table-cell>
          <table:table-cell table:number-columns-repeated="2"/>
          <table:table-cell office:value-type="string" calcext:value-type="string">
            <text:p>@exponentsDemo[[0, 5, 0, 2]] =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# =&gt;</text:p>
          </table:table-cell>
          <table:table-cell office:value-type="float" office:value="11907" calcext:value-type="float">
            <text:p>11907</text:p>
          </table:table-cell>
          <table:table-cell table:number-columns-repeated="2"/>
          <table:table-cell office:value-type="string" calcext:value-type="string">
            <text:p>@exponentsDemo[[3, 5, 0, 1]] =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# =&gt;</text:p>
          </table:table-cell>
          <table:table-cell office:value-type="float" office:value="13608" calcext:value-type="float">
            <text:p>13608</text:p>
          </table:table-cell>
          <table:table-cell table:number-columns-repeated="3"/>
          <table:table-cell table:style-name="ce1" office:value-type="string" calcext:value-type="string">
            <text:p><text:s text:c="5"/>@exponentsDemo[[0, 2, 3, 2]] =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# =&gt; <text:s/>55125 -</text:p>
          </table:table-cell>
        </table:table-row>
        <table:table-row table:style-name="ro1">
          <table:table-cell table:style-name="Default" office:value-type="string" calcext:value-type="string">
            <text:p>@exponentsDemo[[8, 5, 2, 2]] =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# =&gt;</text:p>
          </table:table-cell>
          <table:table-cell office:value-type="float" office:value="76204800" calcext:value-type="float">
            <text:p>76204800</text:p>
          </table:table-cell>
          <table:table-cell table:number-columns-repeated="2"/>
          <table:table-cell office:value-type="string" calcext:value-type="string">
            <text:p>@exponentsDemo[[5, 1, 3, 0]] =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# =&gt;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office:value-type="string" calcext:value-type="string">
            <text:p>@exponentsDemo[[4, 0, 3, 1]] =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# =&gt;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  <table:table-cell table:style-name="ce1" office:value-type="string" calcext:value-type="string">
            <text:p><text:s text:c="5"/>@exponentsDemo[[0, 5, 1, 2]] =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# =&gt; <text:s/>59535 -</text:p>
          </table:table-cell>
        </table:table-row>
        <table:table-row table:style-name="ro1">
          <table:table-cell table:style-name="Default" office:value-type="string" calcext:value-type="string">
            <text:p>@exponentsDemo[[5, 4, 4, 2]] =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# =&gt;</text:p>
          </table:table-cell>
          <table:table-cell office:value-type="float" office:value="79380000" calcext:value-type="float">
            <text:p>79380000</text:p>
          </table:table-cell>
          <table:table-cell table:number-columns-repeated="2"/>
          <table:table-cell office:value-type="string" calcext:value-type="string">
            <text:p>@exponentsDemo[[6, 3, 0, 1]] =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# =&gt;</text:p>
          </table:table-cell>
          <table:table-cell office:value-type="float" office:value="12096" calcext:value-type="float">
            <text:p>12096</text:p>
          </table:table-cell>
          <table:table-cell table:number-columns-repeated="2"/>
          <table:table-cell office:value-type="string" calcext:value-type="string">
            <text:p>@exponentsDemo[[5, 2, 0, 2]] =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# =&gt;</text:p>
          </table:table-cell>
          <table:table-cell office:value-type="float" office:value="14112" calcext:value-type="float">
            <text:p>14112</text:p>
          </table:table-cell>
          <table:table-cell table:number-columns-repeated="3"/>
          <table:table-cell table:style-name="ce1" office:value-type="string" calcext:value-type="string">
            <text:p><text:s text:c="5"/>@exponentsDemo[[1, 0, 4, 2]] =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# =&gt; <text:s/>61250 -</text:p>
          </table:table-cell>
        </table:table-row>
        <table:table-row table:style-name="ro1">
          <table:table-cell table:style-name="Default" office:value-type="string" calcext:value-type="string">
            <text:p>@exponentsDemo[[8, 4, 4, 1]] =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# =&gt;</text:p>
          </table:table-cell>
          <table:table-cell office:value-type="float" office:value="90720000" calcext:value-type="float">
            <text:p>90720000</text:p>
          </table:table-cell>
          <table:table-cell table:number-columns-repeated="2"/>
          <table:table-cell office:value-type="string" calcext:value-type="string">
            <text:p>@exponentsDemo[[1, 5, 2, 0]] =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# =&gt;</text:p>
          </table:table-cell>
          <table:table-cell office:value-type="float" office:value="12150" calcext:value-type="float">
            <text:p>12150</text:p>
          </table:table-cell>
          <table:table-cell table:number-columns-repeated="2"/>
          <table:table-cell office:value-type="string" calcext:value-type="string">
            <text:p>@exponentsDemo[[0, 4, 2, 1]] =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# =&gt;</text:p>
          </table:table-cell>
          <table:table-cell office:value-type="float" office:value="14175" calcext:value-type="float">
            <text:p>14175</text:p>
          </table:table-cell>
          <table:table-cell table:number-columns-repeated="3"/>
          <table:table-cell table:style-name="ce1" office:value-type="string" calcext:value-type="string">
            <text:p><text:s text:c="5"/>@exponentsDemo[[0, 4, 3, 1]] =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# =&gt; <text:s/>70875 -</text:p>
          </table:table-cell>
        </table:table-row>
        <table:table-row table:style-name="ro1">
          <table:table-cell table:style-name="Default" office:value-type="string" calcext:value-type="string">
            <text:p>@exponentsDemo[[6, 5, 3, 2]] =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# =&gt;</text:p>
          </table:table-cell>
          <table:table-cell office:value-type="float" office:value="95256000" calcext:value-type="float">
            <text:p>95256000</text:p>
          </table:table-cell>
          <table:table-cell table:number-columns-repeated="2"/>
          <table:table-cell office:value-type="string" calcext:value-type="string">
            <text:p>@exponentsDemo[[1, 0, 3, 2]] =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# =&gt;</text:p>
          </table:table-cell>
          <table:table-cell office:value-type="float" office:value="12250" calcext:value-type="float">
            <text:p>12250</text:p>
          </table:table-cell>
          <table:table-cell table:number-columns-repeated="2"/>
          <table:table-cell office:value-type="string" calcext:value-type="string">
            <text:p>@exponentsDemo[[6, 2, 2, 0]] =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# =&gt;</text:p>
          </table:table-cell>
          <table:table-cell office:value-type="float" office:value="14400" calcext:value-type="float">
            <text:p>14400</text:p>
          </table:table-cell>
          <table:table-cell table:number-columns-repeated="3"/>
          <table:table-cell table:style-name="ce1" office:value-type="string" calcext:value-type="string">
            <text:p><text:s text:c="5"/>@exponentsDemo[[6, 5, 1, 0]] =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# =&gt; <text:s/>77760 -</text:p>
          </table:table-cell>
        </table:table-row>
        <table:table-row table:style-name="ro1">
          <table:table-cell table:style-name="Default" office:value-type="string" calcext:value-type="string">
            <text:p>@exponentsDemo[[7, 3, 4, 2]] =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# =&gt;</text:p>
          </table:table-cell>
          <table:table-cell office:value-type="float" office:value="105840000" calcext:value-type="float">
            <text:p>105840000</text:p>
          </table:table-cell>
          <table:table-cell table:number-columns-repeated="2"/>
          <table:table-cell office:value-type="string" calcext:value-type="string">
            <text:p>@exponentsDemo[[8, 0, 0, 2]] =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# =&gt;</text:p>
          </table:table-cell>
          <table:table-cell office:value-type="float" office:value="12544" calcext:value-type="float">
            <text:p>12544</text:p>
          </table:table-cell>
          <table:table-cell table:number-columns-repeated="2"/>
          <table:table-cell office:value-type="string" calcext:value-type="string">
            <text:p>@exponentsDemo[[2, 1, 2, 2]] =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# =&gt;</text:p>
          </table:table-cell>
          <table:table-cell office:value-type="float" office:value="14700" calcext:value-type="float">
            <text:p>14700</text:p>
          </table:table-cell>
          <table:table-cell table:number-columns-repeated="3"/>
          <table:table-cell table:style-name="ce1" office:value-type="string" calcext:value-type="string">
            <text:p><text:s text:c="5"/>@exponentsDemo[[2, 4, 1, 2]] =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# =&gt; <text:s/>79380 FINISH SHORTS</text:p>
          </table:table-cell>
        </table:table-row>
        <table:table-row table:style-name="ro1">
          <table:table-cell table:style-name="Default" office:value-type="string" calcext:value-type="string">
            <text:p>@exponentsDemo[[4, 5, 4, 2]] =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# =&gt;</text:p>
          </table:table-cell>
          <table:table-cell office:value-type="float" office:value="119070000" calcext:value-type="float">
            <text:p>119070000</text:p>
          </table:table-cell>
          <table:table-cell table:number-columns-repeated="2"/>
          <table:table-cell office:value-type="string" calcext:value-type="string">
            <text:p>@exponentsDemo[[3, 2, 2, 1]] =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# =&gt;</text:p>
          </table:table-cell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@exponentsDemo[[3, 1, 4, 0]] =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# =&gt;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style-name="ce1" office:value-type="string" calcext:value-type="string">
            <text:p><text:s text:c="5"/>@exponentsDemo[[7, 0, 4, 0]] =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# =&gt; <text:s/>80000</text:p>
          </table:table-cell>
        </table:table-row>
        <table:table-row table:style-name="ro1">
          <table:table-cell table:style-name="Default" office:value-type="string" calcext:value-type="string">
            <text:p>@exponentsDemo[[8, 4, 3, 2]] =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# =&gt;</text:p>
          </table:table-cell>
          <table:table-cell office:value-type="float" office:value="127008000" calcext:value-type="float">
            <text:p>127008000</text:p>
          </table:table-cell>
          <table:table-cell table:number-columns-repeated="2"/>
          <table:table-cell office:value-type="string" calcext:value-type="string">
            <text:p>@exponentsDemo[[5, 4, 1, 0]] =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# =&gt;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office:value-type="string" calcext:value-type="string">
            <text:p>@exponentsDemo[[4, 3, 1, 1]] =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# =&gt;</text:p>
          </table:table-cell>
          <table:table-cell office:value-type="float" office:value="15120" calcext:value-type="float">
            <text:p>15120</text:p>
          </table:table-cell>
          <table:table-cell table:number-columns-repeated="3"/>
          <table:table-cell table:style-name="ce1" office:value-type="string" calcext:value-type="string">
            <text:p><text:s text:c="5"/>@exponentsDemo[[3, 4, 3, 0]] =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# =&gt; <text:s/>81000</text:p>
          </table:table-cell>
        </table:table-row>
        <table:table-row table:style-name="ro1">
          <table:table-cell table:style-name="Default" office:value-type="string" calcext:value-type="string">
            <text:p>@exponentsDemo[[7, 5, 4, 1]] =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# =&gt;</text:p>
          </table:table-cell>
          <table:table-cell office:value-type="float" office:value="136080000" calcext:value-type="float">
            <text:p>136080000</text:p>
          </table:table-cell>
          <table:table-cell table:number-columns-repeated="2"/>
          <table:table-cell office:value-type="string" calcext:value-type="string">
            <text:p>@exponentsDemo[[0, 1, 4, 1]] =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# =&gt;</text:p>
          </table:table-cell>
          <table:table-cell office:value-type="float" office:value="13125" calcext:value-type="float">
            <text:p>13125</text:p>
          </table:table-cell>
          <table:table-cell table:number-columns-repeated="2"/>
          <table:table-cell office:value-type="string" calcext:value-type="string">
            <text:p>@exponentsDemo[[6, 5, 0, 0]] =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# =&gt;</text:p>
          </table:table-cell>
          <table:table-cell office:value-type="float" office:value="15552" calcext:value-type="float">
            <text:p>15552</text:p>
          </table:table-cell>
          <table:table-cell table:number-columns-repeated="3"/>
          <table:table-cell table:style-name="ce1" office:value-type="string" calcext:value-type="string">
            <text:p><text:s text:c="5"/>@exponentsDemo[[5, 1, 3, 1]] =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# =&gt; <text:s/>84000</text:p>
          </table:table-cell>
        </table:table-row>
        <table:table-row table:style-name="ro1">
          <table:table-cell table:style-name="Default" office:value-type="string" calcext:value-type="string">
            <text:p>@exponentsDemo[[6, 4, 4, 2]] =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# =&gt;</text:p>
          </table:table-cell>
          <table:table-cell office:value-type="float" office:value="158760000" calcext:value-type="float">
            <text:p>158760000</text:p>
          </table:table-cell>
          <table:table-cell table:number-columns-repeated="2"/>
          <table:table-cell office:value-type="string" calcext:value-type="string">
            <text:p>@exponentsDemo[[1, 3, 1, 2]] =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# =&gt;</text:p>
          </table:table-cell>
          <table:table-cell office:value-type="float" office:value="13230" calcext:value-type="float">
            <text:p>13230</text:p>
          </table:table-cell>
          <table:table-cell table:number-columns-repeated="2"/>
          <table:table-cell office:value-type="string" calcext:value-type="string">
            <text:p>@exponentsDemo[[6, 0, 1, 2]] =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# =&gt;</text:p>
          </table:table-cell>
          <table:table-cell office:value-type="float" office:value="15680" calcext:value-type="float">
            <text:p>15680</text:p>
          </table:table-cell>
          <table:table-cell table:number-columns-repeated="3"/>
          <table:table-cell table:style-name="ce1" office:value-type="string" calcext:value-type="string">
            <text:p><text:s text:c="5"/>@exponentsDemo[[6, 3, 0, 2]] =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# =&gt; <text:s/>84672</text:p>
          </table:table-cell>
        </table:table-row>
        <table:table-row table:style-name="ro1">
          <table:table-cell table:style-name="Default" office:value-type="string" calcext:value-type="string">
            <text:p>@exponentsDemo[[7, 5, 3, 2]] =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# =&gt;</text:p>
          </table:table-cell>
          <table:table-cell office:value-type="float" office:value="190512000" calcext:value-type="float">
            <text:p>190512000</text:p>
          </table:table-cell>
          <table:table-cell table:number-columns-repeated="2"/>
          <table:table-cell office:value-type="string" calcext:value-type="string">
            <text:p>@exponentsDemo[[7, 1, 1, 1]] =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# =&gt;</text:p>
          </table:table-cell>
          <table:table-cell office:value-type="float" office:value="13440" calcext:value-type="float">
            <text:p>13440</text:p>
          </table:table-cell>
          <table:table-cell table:number-columns-repeated="2"/>
          <table:table-cell office:value-type="string" calcext:value-type="string">
            <text:p>@exponentsDemo[[1, 2, 3, 1]] =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# =&gt;</text:p>
          </table:table-cell>
          <table:table-cell office:value-type="float" office:value="15750" calcext:value-type="float">
            <text:p>15750</text:p>
          </table:table-cell>
          <table:table-cell table:number-columns-repeated="3"/>
          <table:table-cell table:style-name="ce1" office:value-type="string" calcext:value-type="string">
            <text:p><text:s text:c="5"/>@exponentsDemo[[1, 5, 2, 1]] =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# =&gt; <text:s/>85050</text:p>
          </table:table-cell>
        </table:table-row>
        <table:table-row table:style-name="ro1">
          <table:table-cell table:style-name="Default" office:value-type="string" calcext:value-type="string">
            <text:p>@exponentsDemo[[8, 3, 4, 2]] =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# =&gt;</text:p>
          </table:table-cell>
          <table:table-cell office:value-type="float" office:value="211680000" calcext:value-type="float">
            <text:p>211680000</text:p>
          </table:table-cell>
          <table:table-cell table:number-columns-repeated="2"/>
          <table:table-cell office:value-type="string" calcext:value-type="string">
            <text:p>@exponentsDemo[[2, 3, 3, 0]] =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# =&gt;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  <table:table-cell office:value-type="string" calcext:value-type="string">
            <text:p>@exponentsDemo[[2, 4, 0, 2]] =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# =&gt;</text:p>
          </table:table-cell>
          <table:table-cell office:value-type="float" office:value="15876" calcext:value-type="float">
            <text:p>15876</text:p>
          </table:table-cell>
          <table:table-cell table:number-columns-repeated="3"/>
          <table:table-cell table:style-name="ce1" office:value-type="string" calcext:value-type="string">
            <text:p><text:s text:c="5"/>@exponentsDemo[[7, 3, 2, 0]] =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# =&gt; <text:s/>86400</text:p>
          </table:table-cell>
        </table:table-row>
        <table:table-row table:style-name="ro1">
          <table:table-cell table:style-name="Default" office:value-type="string" calcext:value-type="string">
            <text:p>@exponentsDemo[[5, 5, 4, 2]] =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# =&gt;</text:p>
          </table:table-cell>
          <table:table-cell office:value-type="float" office:value="238140000" calcext:value-type="float">
            <text:p>238140000</text:p>
          </table:table-cell>
          <table:table-cell table:number-columns-repeated="2"/>
          <table:table-cell office:value-type="string" calcext:value-type="string">
            <text:p>@exponentsDemo[[3, 5, 0, 1]] =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# =&gt;</text:p>
          </table:table-cell>
          <table:table-cell office:value-type="float" office:value="13608" calcext:value-type="float">
            <text:p>13608</text:p>
          </table:table-cell>
          <table:table-cell table:number-columns-repeated="2"/>
          <table:table-cell office:value-type="string" calcext:value-type="string">
            <text:p>@exponentsDemo[[7, 0, 3, 0]] =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# =&gt;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  <table:table-cell table:style-name="ce1" office:value-type="string" calcext:value-type="string">
            <text:p><text:s text:c="5"/>@exponentsDemo[[3, 2, 2, 2]] =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# =&gt; <text:s/>88200</text:p>
          </table:table-cell>
        </table:table-row>
        <table:table-row table:style-name="ro1">
          <table:table-cell table:style-name="Default" office:value-type="string" calcext:value-type="string">
            <text:p>@exponentsDemo[[8, 5, 4, 1]] =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# =&gt;</text:p>
          </table:table-cell>
          <table:table-cell office:value-type="float" office:value="272160000" calcext:value-type="float">
            <text:p>272160000</text:p>
          </table:table-cell>
          <table:table-cell table:number-columns-repeated="2"/>
          <table:table-cell office:value-type="string" calcext:value-type="string">
            <text:p>@exponentsDemo[[4, 0, 3, 1]] =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# =&gt;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  <table:table-cell office:value-type="string" calcext:value-type="string">
            <text:p>@exponentsDemo[[3, 4, 2, 0]] =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# =&gt;</text:p>
          </table:table-cell>
          <table:table-cell office:value-type="float" office:value="16200" calcext:value-type="float">
            <text:p>16200</text:p>
          </table:table-cell>
          <table:table-cell table:number-columns-repeated="3"/>
          <table:table-cell table:style-name="ce1" office:value-type="string" calcext:value-type="string">
            <text:p><text:s text:c="5"/>@exponentsDemo[[4, 2, 4, 0]] =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# =&gt; <text:s/>90000</text:p>
          </table:table-cell>
        </table:table-row>
        <table:table-row table:style-name="ro1">
          <table:table-cell table:style-name="Default" office:value-type="string" calcext:value-type="string">
            <text:p>@exponentsDemo[[7, 4, 4, 2]] =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# =&gt;</text:p>
          </table:table-cell>
          <table:table-cell office:value-type="float" office:value="317520000" calcext:value-type="float">
            <text:p>317520000</text:p>
          </table:table-cell>
          <table:table-cell table:number-columns-repeated="2"/>
          <table:table-cell office:value-type="string" calcext:value-type="string">
            <text:p>@exponentsDemo[[5, 2, 0, 2]] =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# =&gt;</text:p>
          </table:table-cell>
          <table:table-cell office:value-type="float" office:value="14112" calcext:value-type="float">
            <text:p>14112</text:p>
          </table:table-cell>
          <table:table-cell table:number-columns-repeated="2"/>
          <table:table-cell office:value-type="string" calcext:value-type="string">
            <text:p>@exponentsDemo[[5, 1, 2, 1]] =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# =&gt;</text:p>
          </table:table-cell>
          <table:table-cell office:value-type="float" office:value="16800" calcext:value-type="float">
            <text:p>16800</text:p>
          </table:table-cell>
          <table:table-cell table:number-columns-repeated="3"/>
          <table:table-cell table:style-name="ce1" office:value-type="string" calcext:value-type="string">
            <text:p><text:s text:c="5"/>@exponentsDemo[[5, 4, 1, 1]] =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# =&gt; <text:s/>90720</text:p>
          </table:table-cell>
        </table:table-row>
        <table:table-row table:style-name="ro1">
          <table:table-cell table:style-name="Default" office:value-type="string" calcext:value-type="string">
            <text:p>@exponentsDemo[[8, 5, 3, 2]] =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# =&gt;</text:p>
          </table:table-cell>
          <table:table-cell office:value-type="float" office:value="381024000" calcext:value-type="float">
            <text:p>381024000</text:p>
          </table:table-cell>
          <table:table-cell table:number-columns-repeated="2"/>
          <table:table-cell office:value-type="string" calcext:value-type="string">
            <text:p>@exponentsDemo[[0, 4, 2, 1]] =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# =&gt;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string" calcext:value-type="string">
            <text:p>@exponentsDemo[[0, 3, 4, 0]] =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# =&gt;</text:p>
          </table:table-cell>
          <table:table-cell office:value-type="float" office:value="16875" calcext:value-type="float">
            <text:p>16875</text:p>
          </table:table-cell>
          <table:table-cell table:number-columns-repeated="3"/>
          <table:table-cell table:style-name="ce1" office:value-type="string" calcext:value-type="string">
            <text:p><text:s text:c="5"/>@exponentsDemo[[0, 1, 4, 2]] =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# =&gt; <text:s/>91875</text:p>
          </table:table-cell>
        </table:table-row>
        <table:table-row table:style-name="ro1">
          <table:table-cell table:style-name="Default" office:value-type="string" calcext:value-type="string">
            <text:p>@exponentsDemo[[6, 5, 4, 2]] =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# =&gt;</text:p>
          </table:table-cell>
          <table:table-cell office:value-type="float" office:value="476280000" calcext:value-type="float">
            <text:p>476280000</text:p>
          </table:table-cell>
          <table:table-cell table:number-columns-repeated="2"/>
          <table:table-cell office:value-type="string" calcext:value-type="string">
            <text:p>@exponentsDemo[[6, 2, 2, 0]] =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# =&gt;</text:p>
          </table:table-cell>
          <table:table-cell office:value-type="float" office:value="14400" calcext:value-type="float">
            <text:p>14400</text:p>
          </table:table-cell>
          <table:table-cell table:number-columns-repeated="2"/>
          <table:table-cell office:value-type="string" calcext:value-type="string">
            <text:p>@exponentsDemo[[1, 5, 1, 1]] =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# =&gt;</text:p>
          </table:table-cell>
          <table:table-cell office:value-type="float" office:value="17010" calcext:value-type="float">
            <text:p>17010</text:p>
          </table:table-cell>
          <table:table-cell table:number-columns-repeated="3"/>
          <table:table-cell table:style-name="ce1" office:value-type="string" calcext:value-type="string">
            <text:p><text:s text:c="5"/>@exponentsDemo[[7, 1, 1, 2]] =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/># =&gt; <text:s/>94080</text:p>
          </table:table-cell>
        </table:table-row>
        <table:table-row table:style-name="ro1">
          <table:table-cell table:style-name="Default" office:value-type="string" calcext:value-type="string">
            <text:p>@exponentsDemo[[8, 4, 4, 2]] =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# =&gt;</text:p>
          </table:table-cell>
          <table:table-cell office:value-type="float" office:value="635040000" calcext:value-type="float">
            <text:p>635040000</text:p>
          </table:table-cell>
          <table:table-cell table:number-columns-repeated="2"/>
          <table:table-cell office:value-type="string" calcext:value-type="string">
            <text:p>@exponentsDemo[[2, 1, 2, 2]] =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# =&gt;</text:p>
          </table:table-cell>
          <table:table-cell office:value-type="float" office:value="14700" calcext:value-type="float">
            <text:p>14700</text:p>
          </table:table-cell>
          <table:table-cell table:number-columns-repeated="2"/>
          <table:table-cell office:value-type="string" calcext:value-type="string">
            <text:p>@exponentsDemo[[7, 3, 1, 0]] =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# =&gt;</text:p>
          </table:table-cell>
          <table:table-cell office:value-type="float" office:value="17280" calcext:value-type="float">
            <text:p>17280</text:p>
          </table:table-cell>
          <table:table-cell table:number-columns-repeated="3"/>
          <table:table-cell table:style-name="ce1" office:value-type="string" calcext:value-type="string">
            <text:p><text:s text:c="5"/>@exponentsDemo[[2, 3, 3, 1]] =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# =&gt; <text:s/>94500</text:p>
          </table:table-cell>
        </table:table-row>
        <table:table-row table:style-name="ro1">
          <table:table-cell table:style-name="Default" office:value-type="string" calcext:value-type="string">
            <text:p>@exponentsDemo[[7, 5, 4, 2]] =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# =&gt;</text:p>
          </table:table-cell>
          <table:table-cell office:value-type="float" office:value="952560000" calcext:value-type="float">
            <text:p>952560000</text:p>
          </table:table-cell>
          <table:table-cell table:number-columns-repeated="2"/>
          <table:table-cell office:value-type="string" calcext:value-type="string">
            <text:p>@exponentsDemo[[3, 1, 4, 0]] =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# =&gt;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@exponentsDemo[[2, 0, 4, 1]] =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# =&gt;</text:p>
          </table:table-cell>
          <table:table-cell office:value-type="float" office:value="17500" calcext:value-type="float">
            <text:p>17500</text:p>
          </table:table-cell>
          <table:table-cell table:number-columns-repeated="3"/>
          <table:table-cell table:style-name="ce1" office:value-type="string" calcext:value-type="string">
            <text:p><text:s text:c="5"/>@exponentsDemo[[3, 5, 0, 2]] =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# =&gt; <text:s/>95256</text:p>
          </table:table-cell>
        </table:table-row>
        <table:table-row table:style-name="ro1">
          <table:table-cell table:style-name="Default" office:value-type="string" calcext:value-type="string">
            <text:p>@exponentsDemo[[8, 5, 4, 2]] =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# =&gt;</text:p>
          </table:table-cell>
          <table:table-cell office:value-type="float" office:value="1905120000" calcext:value-type="float">
            <text:p>1905120000</text:p>
          </table:table-cell>
          <table:table-cell table:number-columns-repeated="2"/>
          <table:table-cell office:value-type="string" calcext:value-type="string">
            <text:p>@exponentsDemo[[4, 3, 1, 1]] =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# =&gt;</text:p>
          </table:table-cell>
          <table:table-cell office:value-type="float" office:value="15120" calcext:value-type="float">
            <text:p>15120</text:p>
          </table:table-cell>
          <table:table-cell table:number-columns-repeated="2"/>
          <table:table-cell office:value-type="string" calcext:value-type="string">
            <text:p>@exponentsDemo[[3, 2, 1, 2]] =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# =&gt;</text:p>
          </table:table-cell>
          <table:table-cell office:value-type="float" office:value="17640" calcext:value-type="float">
            <text:p>17640</text:p>
          </table:table-cell>
          <table:table-cell table:number-columns-repeated="3"/>
          <table:table-cell table:style-name="ce1" office:value-type="string" calcext:value-type="string">
            <text:p><text:s text:c="5"/>@exponentsDemo[[4, 5, 2, 0]] =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# =&gt; <text:s/>97200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@exponentsDemo[[6, 5, 0, 0]] =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# =&gt;</text:p>
          </table:table-cell>
          <table:table-cell office:value-type="float" office:value="15552" calcext:value-type="float">
            <text:p>15552</text:p>
          </table:table-cell>
          <table:table-cell table:number-columns-repeated="2"/>
          <table:table-cell office:value-type="string" calcext:value-type="string">
            <text:p>@exponentsDemo[[4, 2, 3, 0]] =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# =&gt;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style-name="ce1" office:value-type="string" calcext:value-type="string">
            <text:p><text:s text:c="5"/>@exponentsDemo[[4, 0, 3, 2]] =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# =&gt; <text:s/>98000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@exponentsDemo[[6, 0, 1, 2]] =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# =&gt;</text:p>
          </table:table-cell>
          <table:table-cell office:value-type="float" office:value="15680" calcext:value-type="float">
            <text:p>15680</text:p>
          </table:table-cell>
          <table:table-cell table:number-columns-repeated="2"/>
          <table:table-cell office:value-type="string" calcext:value-type="string">
            <text:p>@exponentsDemo[[5, 4, 0, 1]] =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# =&gt;</text:p>
          </table:table-cell>
          <table:table-cell office:value-type="float" office:value="18144" calcext:value-type="float">
            <text:p>18144</text:p>
          </table:table-cell>
          <table:table-cell table:number-columns-repeated="3"/>
          <table:table-cell table:style-name="ce1" office:value-type="string" calcext:value-type="string">
            <text:p><text:s text:c="5"/>@exponentsDemo[[0, 4, 2, 2]] =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# =&gt; <text:s/>99225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@exponentsDemo[[1, 2, 3, 1]] =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# =&gt;</text:p>
          </table:table-cell>
          <table:table-cell office:value-type="float" office:value="15750" calcext:value-type="float">
            <text:p>15750</text:p>
          </table:table-cell>
          <table:table-cell table:number-columns-repeated="2"/>
          <table:table-cell office:value-type="string" calcext:value-type="string">
            <text:p>@exponentsDemo[[0, 1, 3, 2]] =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# =&gt;</text:p>
          </table:table-cell>
          <table:table-cell office:value-type="float" office:value="18375" calcext:value-type="float">
            <text:p>18375</text:p>
          </table:table-cell>
          <table:table-cell table:number-columns-repeated="3"/>
          <table:table-cell table:style-name="ce1" office:value-type="string" calcext:value-type="string">
            <text:p><text:s text:c="5"/>@exponentsDemo[[6, 2, 2, 1]] =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# =&gt; <text:s/>100800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@exponentsDemo[[2, 4, 0, 2]] =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# =&gt;</text:p>
          </table:table-cell>
          <table:table-cell office:value-type="float" office:value="15876" calcext:value-type="float">
            <text:p>15876</text:p>
          </table:table-cell>
          <table:table-cell table:number-columns-repeated="2"/>
          <table:table-cell office:value-type="string" calcext:value-type="string">
            <text:p>@exponentsDemo[[7, 1, 0, 2]] =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# =&gt;</text:p>
          </table:table-cell>
          <table:table-cell office:value-type="float" office:value="18816" calcext:value-type="float">
            <text:p>18816</text:p>
          </table:table-cell>
          <table:table-cell table:number-columns-repeated="3"/>
          <table:table-cell table:style-name="ce1" office:value-type="string" calcext:value-type="string">
            <text:p><text:s text:c="5"/>@exponentsDemo[[1, 4, 4, 0]] =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/># =&gt; <text:s/>101250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@exponentsDemo[[7, 0, 3, 0]] =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# =&gt;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@exponentsDemo[[2, 3, 2, 1]] =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# =&gt;</text:p>
          </table:table-cell>
          <table:table-cell office:value-type="float" office:value="18900" calcext:value-type="float">
            <text:p>18900</text:p>
          </table:table-cell>
          <table:table-cell table:number-columns-repeated="3"/>
          <table:table-cell table:style-name="ce1" office:value-type="string" calcext:value-type="string">
            <text:p><text:s text:c="5"/>@exponentsDemo[[3, 1, 4, 1]] =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# =&gt; <text:s/>105000</text:p>
          </table:table-cell>
        </table:table-row>
        <table:table-row table:style-name="ro1">
          <table:table-cell office:value-type="string" calcext:value-type="string">
            <text:p><text:span text:style-name="T1">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</text:span><text:span text:style-name="T5">  </text:span><text:span text:style-name="T6"># =&gt; 210</text:span></text:p>
          </table:table-cell>
          <table:table-cell table:number-columns-repeated="5"/>
          <table:table-cell office:value-type="string" calcext:value-type="string">
            <text:p>@exponentsDemo[[8, 2, 0, 1]] =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# =&gt;</text:p>
          </table:table-cell>
          <table:table-cell office:value-type="float" office:value="16128" calcext:value-type="float">
            <text:p>16128</text:p>
          </table:table-cell>
          <table:table-cell table:number-columns-repeated="2"/>
          <table:table-cell office:value-type="string" calcext:value-type="string">
            <text:p>@exponentsDemo[[4, 5, 1, 0]] =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# =&gt;</text:p>
          </table:table-cell>
          <table:table-cell office:value-type="float" office:value="19440" calcext:value-type="float">
            <text:p>19440</text:p>
          </table:table-cell>
          <table:table-cell table:number-columns-repeated="3"/>
          <table:table-cell table:style-name="ce1" office:value-type="string" calcext:value-type="string">
            <text:p><text:s text:c="5"/>@exponentsDemo[[4, 3, 1, 2]] =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# =&gt; <text:s/>10584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</text:span><text:span text:style-name="T5">  </text:span><text:span text:style-name="T6"># =&gt; 420</text:span></text:p>
          </table:table-cell>
          <table:table-cell table:number-columns-repeated="5"/>
          <table:table-cell office:value-type="string" calcext:value-type="string">
            <text:p>@exponentsDemo[[3, 4, 2, 0]] =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# =&gt;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  <table:table-cell office:value-type="string" calcext:value-type="string">
            <text:p>@exponentsDemo[[4, 0, 2, 2]] =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# =&gt;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  <table:table-cell table:style-name="ce1" office:value-type="string" calcext:value-type="string">
            <text:p><text:s text:c="5"/>@exponentsDemo[[5, 3, 3, 0]] =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# =&gt; <text:s/>10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</text:span><text:span text:style-name="T5">  </text:span><text:span text:style-name="T6"># =&gt; 630</text:span></text:p>
          </table:table-cell>
          <table:table-cell table:number-columns-repeated="5"/>
          <table:table-cell office:value-type="string" calcext:value-type="string">
            <text:p>@exponentsDemo[[5, 1, 2, 1]] =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# =&gt;</text:p>
          </table:table-cell>
          <table:table-cell office:value-type="float" office:value="16800" calcext:value-type="float">
            <text:p>16800</text:p>
          </table:table-cell>
          <table:table-cell table:number-columns-repeated="2"/>
          <table:table-cell office:value-type="string" calcext:value-type="string">
            <text:p>@exponentsDemo[[0, 4, 1, 2]] =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# =&gt;</text:p>
          </table:table-cell>
          <table:table-cell office:value-type="float" office:value="19845" calcext:value-type="float">
            <text:p>19845</text:p>
          </table:table-cell>
          <table:table-cell table:number-columns-repeated="3"/>
          <table:table-cell table:style-name="ce1" office:value-type="string" calcext:value-type="string">
            <text:p><text:s text:c="5"/>@exponentsDemo[[6, 5, 0, 1]] =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# =&gt; <text:s/>108864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</text:span><text:span text:style-name="T5">  </text:span><text:span text:style-name="T6"># =&gt; 840</text:span></text:p>
          </table:table-cell>
          <table:table-cell table:number-columns-repeated="5"/>
          <table:table-cell office:value-type="string" calcext:value-type="string">
            <text:p>@exponentsDemo[[0, 3, 4, 0]] =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# =&gt;</text:p>
          </table:table-cell>
          <table:table-cell office:value-type="float" office:value="16875" calcext:value-type="float">
            <text:p>16875</text:p>
          </table:table-cell>
          <table:table-cell table:number-columns-repeated="2"/>
          <table:table-cell office:value-type="string" calcext:value-type="string">
            <text:p>@exponentsDemo[[5, 0, 4, 0]] =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# =&gt;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style-name="ce1" office:value-type="string" calcext:value-type="string">
            <text:p><text:s text:c="5"/>@exponentsDemo[[1, 2, 3, 2]] =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# =&gt; <text:s/>1102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</text:span><text:span text:style-name="T5">  </text:span><text:span text:style-name="T6"># =&gt; 1.050</text:span></text:p>
          </table:table-cell>
          <table:table-cell table:number-columns-repeated="5"/>
          <table:table-cell office:value-type="string" calcext:value-type="string">
            <text:p>@exponentsDemo[[1, 5, 1, 1]] =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# =&gt;</text:p>
          </table:table-cell>
          <table:table-cell office:value-type="float" office:value="17010" calcext:value-type="float">
            <text:p>17010</text:p>
          </table:table-cell>
          <table:table-cell table:number-columns-repeated="2"/>
          <table:table-cell office:value-type="string" calcext:value-type="string">
            <text:p>@exponentsDemo[[6, 2, 1, 1]] =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# =&gt;</text:p>
          </table:table-cell>
          <table:table-cell office:value-type="float" office:value="20160" calcext:value-type="float">
            <text:p>20160</text:p>
          </table:table-cell>
          <table:table-cell table:number-columns-repeated="3"/>
          <table:table-cell table:style-name="ce1" office:value-type="string" calcext:value-type="string">
            <text:p><text:s text:c="5"/>@exponentsDemo[[7, 0, 3, 1]] =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# =&gt; <text:s/>11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</text:span><text:span text:style-name="T5">  </text:span><text:span text:style-name="T6"># =&gt; 1.260</text:span></text:p>
          </table:table-cell>
          <table:table-cell table:number-columns-repeated="5"/>
          <table:table-cell office:value-type="string" calcext:value-type="string">
            <text:p>@exponentsDemo[[7, 3, 1, 0]] =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# =&gt;</text:p>
          </table:table-cell>
          <table:table-cell office:value-type="float" office:value="17280" calcext:value-type="float">
            <text:p>17280</text:p>
          </table:table-cell>
          <table:table-cell table:number-columns-repeated="2"/>
          <table:table-cell office:value-type="string" calcext:value-type="string">
            <text:p>@exponentsDemo[[1, 4, 3, 0]] =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# =&gt;</text:p>
          </table:table-cell>
          <table:table-cell office:value-type="float" office:value="20250" calcext:value-type="float">
            <text:p>20250</text:p>
          </table:table-cell>
          <table:table-cell table:number-columns-repeated="3"/>
          <table:table-cell table:style-name="ce1" office:value-type="string" calcext:value-type="string">
            <text:p><text:s text:c="5"/>@exponentsDemo[[3, 4, 2, 1]] =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# =&gt; <text:s/>113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</text:span><text:span text:style-name="T5">  </text:span><text:span text:style-name="T6"># =&gt; 1.470</text:span></text:p>
          </table:table-cell>
          <table:table-cell table:number-columns-repeated="5"/>
          <table:table-cell office:value-type="string" calcext:value-type="string">
            <text:p>@exponentsDemo[[2, 0, 4, 1]] =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# =&gt;</text:p>
          </table:table-cell>
          <table:table-cell office:value-type="float" office:value="17500" calcext:value-type="float">
            <text:p>17500</text:p>
          </table:table-cell>
          <table:table-cell table:number-columns-repeated="2"/>
          <table:table-cell office:value-type="string" calcext:value-type="string">
            <text:p>@exponentsDemo[[3, 1, 3, 1]] =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# =&gt;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table:style-name="ce1" office:value-type="string" calcext:value-type="string">
            <text:p><text:s text:c="5"/>@exponentsDemo[[5, 1, 2, 2]] =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# =&gt; <text:s/>117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</text:span><text:span text:style-name="T5">  </text:span><text:span text:style-name="T6"># =&gt; 1.680</text:span></text:p>
          </table:table-cell>
          <table:table-cell table:number-columns-repeated="5"/>
          <table:table-cell office:value-type="string" calcext:value-type="string">
            <text:p>@exponentsDemo[[3, 2, 1, 2]] =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# =&gt;</text:p>
          </table:table-cell>
          <table:table-cell office:value-type="float" office:value="17640" calcext:value-type="float">
            <text:p>17640</text:p>
          </table:table-cell>
          <table:table-cell table:number-columns-repeated="2"/>
          <table:table-cell office:value-type="string" calcext:value-type="string">
            <text:p>@exponentsDemo[[4, 3, 0, 2]] =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# =&gt;</text:p>
          </table:table-cell>
          <table:table-cell office:value-type="float" office:value="21168" calcext:value-type="float">
            <text:p>21168</text:p>
          </table:table-cell>
          <table:table-cell table:number-columns-repeated="3"/>
          <table:table-cell table:style-name="ce1" office:value-type="string" calcext:value-type="string">
            <text:p><text:s text:c="5"/>@exponentsDemo[[0, 3, 4, 1]] =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# =&gt; <text:s/>11812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</text:span><text:span text:style-name="T5">  </text:span><text:span text:style-name="T6"># =&gt; 1.890</text:span></text:p>
          </table:table-cell>
          <table:table-cell table:number-columns-repeated="5"/>
          <table:table-cell office:value-type="string" calcext:value-type="string">
            <text:p>@exponentsDemo[[4, 2, 3, 0]] =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# =&gt;</text:p>
          </table:table-cell>
          <table:table-cell office:value-type="float" office:value="18000" calcext:value-type="float">
            <text:p>18000</text:p>
          </table:table-cell>
          <table:table-cell table:number-columns-repeated="2"/>
          <table:table-cell office:value-type="string" calcext:value-type="string">
            <text:p>@exponentsDemo[[5, 3, 2, 0]] =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# =&gt;</text:p>
          </table:table-cell>
          <table:table-cell office:value-type="float" office:value="21600" calcext:value-type="float">
            <text:p>21600</text:p>
          </table:table-cell>
          <table:table-cell table:number-columns-repeated="3"/>
          <table:table-cell table:style-name="ce1" office:value-type="string" calcext:value-type="string">
            <text:p><text:s text:c="5"/>@exponentsDemo[[1, 5, 1, 2]] =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# =&gt; <text:s/>11907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</text:span><text:span text:style-name="T5">  </text:span><text:span text:style-name="T6"># =&gt; 2.100</text:span></text:p>
          </table:table-cell>
          <table:table-cell table:number-columns-repeated="5"/>
          <table:table-cell office:value-type="string" calcext:value-type="string">
            <text:p>@exponentsDemo[[5, 4, 0, 1]] =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# =&gt;</text:p>
          </table:table-cell>
          <table:table-cell office:value-type="float" office:value="18144" calcext:value-type="float">
            <text:p>18144</text:p>
          </table:table-cell>
          <table:table-cell table:number-columns-repeated="2"/>
          <table:table-cell office:value-type="string" calcext:value-type="string">
            <text:p>@exponentsDemo[[1, 2, 2, 2]] =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# =&gt;</text:p>
          </table:table-cell>
          <table:table-cell office:value-type="float" office:value="22050" calcext:value-type="float">
            <text:p>22050</text:p>
          </table:table-cell>
          <table:table-cell table:number-columns-repeated="3"/>
          <table:table-cell table:style-name="ce1" office:value-type="string" calcext:value-type="string">
            <text:p><text:s text:c="5"/>@exponentsDemo[[6, 1, 4, 0]] =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# =&gt; <text:s/>1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</text:span><text:span text:style-name="T5">  </text:span><text:span text:style-name="T6"># =&gt; 2.520</text:span></text:p>
          </table:table-cell>
          <table:table-cell table:number-columns-repeated="5"/>
          <table:table-cell office:value-type="string" calcext:value-type="string">
            <text:p>@exponentsDemo[[0, 1, 3, 2]] =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# =&gt;</text:p>
          </table:table-cell>
          <table:table-cell office:value-type="float" office:value="18375" calcext:value-type="float">
            <text:p>18375</text:p>
          </table:table-cell>
          <table:table-cell table:number-columns-repeated="2"/>
          <table:table-cell office:value-type="string" calcext:value-type="string">
            <text:p>@exponentsDemo[[7, 0, 2, 1]] =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# =&gt;</text:p>
          </table:table-cell>
          <table:table-cell office:value-type="float" office:value="22400" calcext:value-type="float">
            <text:p>22400</text:p>
          </table:table-cell>
          <table:table-cell table:number-columns-repeated="3"/>
          <table:table-cell table:style-name="ce1" office:value-type="string" calcext:value-type="string">
            <text:p><text:s text:c="5"/>@exponentsDemo[[7, 3, 1, 1]] =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# =&gt; <text:s/>12096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</text:span><text:span text:style-name="T5">  </text:span><text:span text:style-name="T6"># =&gt; 2.940</text:span></text:p>
          </table:table-cell>
          <table:table-cell table:number-columns-repeated="5"/>
          <table:table-cell office:value-type="string" calcext:value-type="string">
            <text:p>@exponentsDemo[[7, 1, 0, 2]] =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# =&gt;</text:p>
          </table:table-cell>
          <table:table-cell office:value-type="float" office:value="18816" calcext:value-type="float">
            <text:p>18816</text:p>
          </table:table-cell>
          <table:table-cell table:number-columns-repeated="2"/>
          <table:table-cell office:value-type="string" calcext:value-type="string">
            <text:p>@exponentsDemo[[2, 2, 4, 0]] =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# =&gt;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  <table:table-cell table:style-name="ce1" office:value-type="string" calcext:value-type="string">
            <text:p><text:s text:c="5"/>@exponentsDemo[[2, 5, 3, 0]] =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# =&gt; <text:s/>121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3</text:span><text:span text:style-name="T5">  </text:span><text:span text:style-name="T6"># =&gt; 3.150</text:span></text:p>
          </table:table-cell>
          <table:table-cell table:number-columns-repeated="5"/>
          <table:table-cell office:value-type="string" calcext:value-type="string">
            <text:p>@exponentsDemo[[2, 3, 2, 1]] =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# =&gt;</text:p>
          </table:table-cell>
          <table:table-cell office:value-type="float" office:value="18900" calcext:value-type="float">
            <text:p>18900</text:p>
          </table:table-cell>
          <table:table-cell table:number-columns-repeated="2"/>
          <table:table-cell office:value-type="string" calcext:value-type="string">
            <text:p>@exponentsDemo[[3, 4, 1, 1]] =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# =&gt;</text:p>
          </table:table-cell>
          <table:table-cell office:value-type="float" office:value="22680" calcext:value-type="float">
            <text:p>22680</text:p>
          </table:table-cell>
          <table:table-cell table:number-columns-repeated="3"/>
          <table:table-cell table:style-name="ce1" office:value-type="string" calcext:value-type="string">
            <text:p><text:s text:c="5"/>@exponentsDemo[[2, 0, 4, 2]] =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# =&gt; <text:s/>122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4</text:span><text:span text:style-name="T5">  </text:span><text:span text:style-name="T6"># =&gt; 3.360</text:span></text:p>
          </table:table-cell>
          <table:table-cell table:number-columns-repeated="5"/>
          <table:table-cell office:value-type="string" calcext:value-type="string">
            <text:p>@exponentsDemo[[8, 1, 2, 0]] =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# =&gt;</text:p>
          </table:table-cell>
          <table:table-cell office:value-type="float" office:value="19200" calcext:value-type="float">
            <text:p>19200</text:p>
          </table:table-cell>
          <table:table-cell table:number-columns-repeated="2"/>
          <table:table-cell office:value-type="string" calcext:value-type="string">
            <text:p>@exponentsDemo[[5, 1, 1, 2]] =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# =&gt;</text:p>
          </table:table-cell>
          <table:table-cell office:value-type="float" office:value="23520" calcext:value-type="float">
            <text:p>23520</text:p>
          </table:table-cell>
          <table:table-cell table:number-columns-repeated="3"/>
          <table:table-cell table:style-name="ce1" office:value-type="string" calcext:value-type="string">
            <text:p><text:s text:c="5"/>@exponentsDemo[[4, 2, 3, 1]] =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s/># =&gt; <text:s/>12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5</text:span><text:span text:style-name="T5">  </text:span><text:span text:style-name="T6"># =&gt; 3.780</text:span></text:p>
          </table:table-cell>
          <table:table-cell table:number-columns-repeated="5"/>
          <table:table-cell office:value-type="string" calcext:value-type="string">
            <text:p>@exponentsDemo[[4, 5, 1, 0]] =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# =&gt;</text:p>
          </table:table-cell>
          <table:table-cell office:value-type="float" office:value="19440" calcext:value-type="float">
            <text:p>19440</text:p>
          </table:table-cell>
          <table:table-cell table:number-columns-repeated="2"/>
          <table:table-cell office:value-type="string" calcext:value-type="string">
            <text:p>@exponentsDemo[[0, 3, 3, 1]] =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# =&gt;</text:p>
          </table:table-cell>
          <table:table-cell office:value-type="float" office:value="23625" calcext:value-type="float">
            <text:p>23625</text:p>
          </table:table-cell>
          <table:table-cell table:number-columns-repeated="3"/>
          <table:table-cell table:style-name="ce1" office:value-type="string" calcext:value-type="string">
            <text:p><text:s text:c="5"/>@exponentsDemo[[5, 4, 0, 2]] =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# =&gt; <text:s/>127008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6</text:span><text:span text:style-name="T5">  </text:span><text:span text:style-name="T6"># =&gt; 4.200</text:span></text:p>
          </table:table-cell>
          <table:table-cell table:number-columns-repeated="5"/>
          <table:table-cell office:value-type="string" calcext:value-type="string">
            <text:p>@exponentsDemo[[4, 0, 2, 2]] =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# =&gt;</text:p>
          </table:table-cell>
          <table:table-cell office:value-type="float" office:value="19600" calcext:value-type="float">
            <text:p>19600</text:p>
          </table:table-cell>
          <table:table-cell table:number-columns-repeated="2"/>
          <table:table-cell office:value-type="string" calcext:value-type="string">
            <text:p>@exponentsDemo[[1, 5, 0, 2]] =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# =&gt;</text:p>
          </table:table-cell>
          <table:table-cell office:value-type="float" office:value="23814" calcext:value-type="float">
            <text:p>23814</text:p>
          </table:table-cell>
          <table:table-cell table:number-columns-repeated="3"/>
          <table:table-cell table:style-name="ce1" office:value-type="string" calcext:value-type="string">
            <text:p><text:s text:c="5"/>@exponentsDemo[[6, 4, 2, 0]] =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# =&gt; <text:s/>129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7</text:span><text:span text:style-name="T5">  </text:span><text:span text:style-name="T6"># =&gt; 4.410</text:span></text:p>
          </table:table-cell>
          <table:table-cell table:number-columns-repeated="5"/>
          <table:table-cell office:value-type="string" calcext:value-type="string">
            <text:p>@exponentsDemo[[0, 4, 1, 2]] =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# =&gt;</text:p>
          </table:table-cell>
          <table:table-cell office:value-type="float" office:value="19845" calcext:value-type="float">
            <text:p>19845</text:p>
          </table:table-cell>
          <table:table-cell table:number-columns-repeated="2"/>
          <table:table-cell office:value-type="string" calcext:value-type="string">
            <text:p>@exponentsDemo[[6, 1, 3, 0]] =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# =&gt;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  <table:table-cell table:style-name="ce1" office:value-type="string" calcext:value-type="string">
            <text:p><text:s text:c="5"/>@exponentsDemo[[2, 3, 2, 2]] =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# =&gt; <text:s/>1323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8</text:span><text:span text:style-name="T5">  </text:span><text:span text:style-name="T6"># =&gt; 5.040</text:span></text:p>
          </table:table-cell>
          <table:table-cell table:number-columns-repeated="5"/>
          <table:table-cell office:value-type="string" calcext:value-type="string">
            <text:p>@exponentsDemo[[5, 0, 4, 0]] =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# =&gt;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string" calcext:value-type="string">
            <text:p>@exponentsDemo[[7, 3, 0, 1]] =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# =&gt;</text:p>
          </table:table-cell>
          <table:table-cell office:value-type="float" office:value="24192" calcext:value-type="float">
            <text:p>24192</text:p>
          </table:table-cell>
          <table:table-cell table:number-columns-repeated="3"/>
          <table:table-cell table:style-name="ce1" office:value-type="string" calcext:value-type="string">
            <text:p><text:s text:c="5"/>@exponentsDemo[[3, 3, 4, 0]] =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# =&gt; <text:s/>13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9</text:span><text:span text:style-name="T5">  </text:span><text:span text:style-name="T6"># =&gt; 5.250</text:span></text:p>
          </table:table-cell>
          <table:table-cell table:number-columns-repeated="5"/>
          <table:table-cell office:value-type="string" calcext:value-type="string">
            <text:p>@exponentsDemo[[6, 2, 1, 1]] =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# =&gt;</text:p>
          </table:table-cell>
          <table:table-cell office:value-type="float" office:value="20160" calcext:value-type="float">
            <text:p>20160</text:p>
          </table:table-cell>
          <table:table-cell table:number-columns-repeated="2"/>
          <table:table-cell office:value-type="string" calcext:value-type="string">
            <text:p>@exponentsDemo[[2, 5, 2, 0]] =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# =&gt;</text:p>
          </table:table-cell>
          <table:table-cell office:value-type="float" office:value="24300" calcext:value-type="float">
            <text:p>24300</text:p>
          </table:table-cell>
          <table:table-cell table:number-columns-repeated="3"/>
          <table:table-cell table:style-name="ce1" office:value-type="string" calcext:value-type="string">
            <text:p><text:s text:c="5"/>@exponentsDemo[[4, 5, 1, 1]] =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# =&gt; <text:s/>13608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0</text:span><text:span text:style-name="T5">  </text:span><text:span text:style-name="T6"># =&gt; 5.670</text:span></text:p>
          </table:table-cell>
          <table:table-cell table:number-columns-repeated="5"/>
          <table:table-cell office:value-type="string" calcext:value-type="string">
            <text:p>@exponentsDemo[[1, 4, 3, 0]] =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# =&gt;</text:p>
          </table:table-cell>
          <table:table-cell office:value-type="float" office:value="20250" calcext:value-type="float">
            <text:p>20250</text:p>
          </table:table-cell>
          <table:table-cell table:number-columns-repeated="2"/>
          <table:table-cell office:value-type="string" calcext:value-type="string">
            <text:p>@exponentsDemo[[2, 0, 3, 2]] =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# =&gt;</text:p>
          </table:table-cell>
          <table:table-cell office:value-type="float" office:value="24500" calcext:value-type="float">
            <text:p>24500</text:p>
          </table:table-cell>
          <table:table-cell table:number-columns-repeated="3"/>
          <table:table-cell table:style-name="ce1" office:value-type="string" calcext:value-type="string">
            <text:p><text:s text:c="5"/>@exponentsDemo[[5, 0, 4, 1]] =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# =&gt; <text:s/>1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1</text:span><text:span text:style-name="T5">  </text:span><text:span text:style-name="T6"># =&gt; 5.880</text:span></text:p>
          </table:table-cell>
          <table:table-cell table:number-columns-repeated="5"/>
          <table:table-cell office:value-type="string" calcext:value-type="string">
            <text:p>@exponentsDemo[[8, 4, 0, 0]] =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# =&gt;</text:p>
          </table:table-cell>
          <table:table-cell office:value-type="float" office:value="20736" calcext:value-type="float">
            <text:p>20736</text:p>
          </table:table-cell>
          <table:table-cell table:number-columns-repeated="2"/>
          <table:table-cell office:value-type="string" calcext:value-type="string">
            <text:p>@exponentsDemo[[4, 2, 2, 1]] =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# =&gt;</text:p>
          </table:table-cell>
          <table:table-cell office:value-type="float" office:value="25200" calcext:value-type="float">
            <text:p>25200</text:p>
          </table:table-cell>
          <table:table-cell table:number-columns-repeated="3"/>
          <table:table-cell table:style-name="ce1" office:value-type="string" calcext:value-type="string">
            <text:p><text:s text:c="5"/>@exponentsDemo[[6, 2, 1, 2]] =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/># =&gt; <text:s/>14112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2</text:span><text:span text:style-name="T5">  </text:span><text:span text:style-name="T6"># =&gt; 6.300</text:span></text:p>
          </table:table-cell>
          <table:table-cell table:number-columns-repeated="5"/>
          <table:table-cell office:value-type="string" calcext:value-type="string">
            <text:p>@exponentsDemo[[3, 1, 3, 1]] =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# =&gt;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  <table:table-cell office:value-type="string" calcext:value-type="string">
            <text:p>@exponentsDemo[[6, 4, 1, 0]] =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# =&gt;</text:p>
          </table:table-cell>
          <table:table-cell office:value-type="float" office:value="25920" calcext:value-type="float">
            <text:p>25920</text:p>
          </table:table-cell>
          <table:table-cell table:number-columns-repeated="3"/>
          <table:table-cell table:style-name="ce1" office:value-type="string" calcext:value-type="string">
            <text:p><text:s text:c="5"/>@exponentsDemo[[1, 4, 3, 1]] =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# =&gt; <text:s/>1417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3</text:span><text:span text:style-name="T5">  </text:span><text:span text:style-name="T6"># =&gt; 6.720</text:span></text:p>
          </table:table-cell>
          <table:table-cell table:number-columns-repeated="5"/>
          <table:table-cell office:value-type="string" calcext:value-type="string">
            <text:p>@exponentsDemo[[4, 3, 0, 2]] =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# =&gt;</text:p>
          </table:table-cell>
          <table:table-cell office:value-type="float" office:value="21168" calcext:value-type="float">
            <text:p>21168</text:p>
          </table:table-cell>
          <table:table-cell table:number-columns-repeated="2"/>
          <table:table-cell office:value-type="string" calcext:value-type="string">
            <text:p>@exponentsDemo[[1, 1, 4, 1]] =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# =&gt;</text:p>
          </table:table-cell>
          <table:table-cell office:value-type="float" office:value="26250" calcext:value-type="float">
            <text:p>26250</text:p>
          </table:table-cell>
          <table:table-cell table:number-columns-repeated="3"/>
          <table:table-cell table:style-name="ce1" office:value-type="string" calcext:value-type="string">
            <text:p><text:s text:c="5"/>@exponentsDemo[[7, 2, 3, 0]] =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# =&gt; <text:s/>14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4</text:span><text:span text:style-name="T5">  </text:span><text:span text:style-name="T6"># =&gt; 7.350</text:span></text:p>
          </table:table-cell>
          <table:table-cell table:number-columns-repeated="5"/>
          <table:table-cell office:value-type="string" calcext:value-type="string">
            <text:p>@exponentsDemo[[5, 3, 2, 0]] =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# =&gt;</text:p>
          </table:table-cell>
          <table:table-cell office:value-type="float" office:value="21600" calcext:value-type="float">
            <text:p>21600</text:p>
          </table:table-cell>
          <table:table-cell table:number-columns-repeated="2"/>
          <table:table-cell office:value-type="string" calcext:value-type="string">
            <text:p>@exponentsDemo[[2, 3, 1, 2]] =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# =&gt;</text:p>
          </table:table-cell>
          <table:table-cell office:value-type="float" office:value="26460" calcext:value-type="float">
            <text:p>26460</text:p>
          </table:table-cell>
          <table:table-cell table:number-columns-repeated="3"/>
          <table:table-cell table:style-name="ce1" office:value-type="string" calcext:value-type="string">
            <text:p><text:s text:c="5"/>@exponentsDemo[[3, 1, 3, 2]] =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# =&gt; <text:s/>147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5</text:span><text:span text:style-name="T5">  </text:span><text:span text:style-name="T6"># =&gt; 7.560</text:span></text:p>
          </table:table-cell>
          <table:table-cell table:number-columns-repeated="5"/>
          <table:table-cell office:value-type="string" calcext:value-type="string">
            <text:p>@exponentsDemo[[1, 2, 2, 2]] =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# =&gt;</text:p>
          </table:table-cell>
          <table:table-cell office:value-type="float" office:value="22050" calcext:value-type="float">
            <text:p>22050</text:p>
          </table:table-cell>
          <table:table-cell table:number-columns-repeated="2"/>
          <table:table-cell office:value-type="string" calcext:value-type="string">
            <text:p>@exponentsDemo[[3, 3, 3, 0]] =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# =&gt;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style-name="ce1" office:value-type="string" calcext:value-type="string">
            <text:p><text:s text:c="5"/>@exponentsDemo[[5, 3, 2, 1]] =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# =&gt; <text:s/>1512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6</text:span><text:span text:style-name="T5">  </text:span><text:span text:style-name="T6"># =&gt; 8.400</text:span></text:p>
          </table:table-cell>
          <table:table-cell table:number-columns-repeated="5"/>
          <table:table-cell office:value-type="string" calcext:value-type="string">
            <text:p>@exponentsDemo[[7, 0, 2, 1]] =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# =&gt;</text:p>
          </table:table-cell>
          <table:table-cell office:value-type="float" office:value="22400" calcext:value-type="float">
            <text:p>22400</text:p>
          </table:table-cell>
          <table:table-cell table:number-columns-repeated="2"/>
          <table:table-cell office:value-type="string" calcext:value-type="string">
            <text:p>@exponentsDemo[[4, 5, 0, 1]] =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# =&gt;</text:p>
          </table:table-cell>
          <table:table-cell office:value-type="float" office:value="27216" calcext:value-type="float">
            <text:p>27216</text:p>
          </table:table-cell>
          <table:table-cell table:number-columns-repeated="3"/>
          <table:table-cell table:style-name="ce1" office:value-type="string" calcext:value-type="string">
            <text:p><text:s text:c="5"/>@exponentsDemo[[0, 5, 4, 0]] =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# =&gt; <text:s/>15187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7</text:span><text:span text:style-name="T5">  </text:span><text:span text:style-name="T6"># =&gt; 8.820</text:span></text:p>
          </table:table-cell>
          <table:table-cell table:number-columns-repeated="5"/>
          <table:table-cell office:value-type="string" calcext:value-type="string">
            <text:p>@exponentsDemo[[2, 2, 4, 0]] =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# =&gt;</text:p>
          </table:table-cell>
          <table:table-cell office:value-type="float" office:value="22500" calcext:value-type="float">
            <text:p>22500</text:p>
          </table:table-cell>
          <table:table-cell table:number-columns-repeated="2"/>
          <table:table-cell office:value-type="string" calcext:value-type="string">
            <text:p>@exponentsDemo[[5, 0, 3, 1]] =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# =&gt;</text:p>
          </table:table-cell>
          <table:table-cell office:value-type="float" office:value="28000" calcext:value-type="float">
            <text:p>28000</text:p>
          </table:table-cell>
          <table:table-cell table:number-columns-repeated="3"/>
          <table:table-cell table:style-name="ce1" office:value-type="string" calcext:value-type="string">
            <text:p><text:s text:c="5"/>@exponentsDemo[[7, 5, 1, 0]] =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# =&gt; <text:s/>15552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8</text:span><text:span text:style-name="T5">  </text:span><text:span text:style-name="T6"># =&gt; 9.450</text:span></text:p>
          </table:table-cell>
          <table:table-cell table:number-columns-repeated="5"/>
          <table:table-cell office:value-type="string" calcext:value-type="string">
            <text:p>@exponentsDemo[[3, 4, 1, 1]] =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# =&gt;</text:p>
          </table:table-cell>
          <table:table-cell office:value-type="float" office:value="22680" calcext:value-type="float">
            <text:p>22680</text:p>
          </table:table-cell>
          <table:table-cell table:number-columns-repeated="2"/>
          <table:table-cell office:value-type="string" calcext:value-type="string">
            <text:p>@exponentsDemo[[6, 2, 0, 2]] =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# =&gt;</text:p>
          </table:table-cell>
          <table:table-cell office:value-type="float" office:value="28224" calcext:value-type="float">
            <text:p>28224</text:p>
          </table:table-cell>
          <table:table-cell table:number-columns-repeated="3"/>
          <table:table-cell table:style-name="ce1" office:value-type="string" calcext:value-type="string">
            <text:p><text:s text:c="5"/>@exponentsDemo[[7, 0, 2, 2]] =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# =&gt; <text:s/>1568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9</text:span><text:span text:style-name="T5">  </text:span><text:span text:style-name="T6"># =&gt; 10.080</text:span></text:p>
          </table:table-cell>
          <table:table-cell table:number-columns-repeated="5"/>
          <table:table-cell office:value-type="string" calcext:value-type="string">
            <text:p>@exponentsDemo[[5, 1, 1, 2]] =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# =&gt;</text:p>
          </table:table-cell>
          <table:table-cell office:value-type="float" office:value="23520" calcext:value-type="float">
            <text:p>23520</text:p>
          </table:table-cell>
          <table:table-cell table:number-columns-repeated="2"/>
          <table:table-cell office:value-type="string" calcext:value-type="string">
            <text:p>@exponentsDemo[[1, 4, 2, 1]] =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# =&gt;</text:p>
          </table:table-cell>
          <table:table-cell office:value-type="float" office:value="28350" calcext:value-type="float">
            <text:p>28350</text:p>
          </table:table-cell>
          <table:table-cell table:number-columns-repeated="3"/>
          <table:table-cell table:style-name="ce1" office:value-type="string" calcext:value-type="string">
            <text:p><text:s text:c="5"/>@exponentsDemo[[2, 2, 4, 1]] =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# =&gt; <text:s/>157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0</text:span><text:span text:style-name="T5">  </text:span><text:span text:style-name="T6"># =&gt; 10.290</text:span></text:p>
          </table:table-cell>
          <table:table-cell table:number-columns-repeated="5"/>
          <table:table-cell office:value-type="string" calcext:value-type="string">
            <text:p>@exponentsDemo[[0, 3, 3, 1]] =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# =&gt;</text:p>
          </table:table-cell>
          <table:table-cell office:value-type="float" office:value="23625" calcext:value-type="float">
            <text:p>23625</text:p>
          </table:table-cell>
          <table:table-cell table:number-columns-repeated="2"/>
          <table:table-cell office:value-type="string" calcext:value-type="string">
            <text:p>@exponentsDemo[[7, 2, 2, 0]] =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# =&gt;</text:p>
          </table:table-cell>
          <table:table-cell office:value-type="float" office:value="28800" calcext:value-type="float">
            <text:p>28800</text:p>
          </table:table-cell>
          <table:table-cell table:number-columns-repeated="3"/>
          <table:table-cell table:style-name="ce1" office:value-type="string" calcext:value-type="string">
            <text:p><text:s text:c="5"/>@exponentsDemo[[3, 4, 1, 2]] =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# =&gt; <text:s/>15876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1</text:span><text:span text:style-name="T5">  </text:span><text:span text:style-name="T6"># =&gt; 10.500</text:span></text:p>
          </table:table-cell>
          <table:table-cell table:number-columns-repeated="5"/>
          <table:table-cell office:value-type="string" calcext:value-type="string">
            <text:p>@exponentsDemo[[1, 5, 0, 2]] =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# =&gt;</text:p>
          </table:table-cell>
          <table:table-cell office:value-type="float" office:value="23814" calcext:value-type="float">
            <text:p>23814</text:p>
          </table:table-cell>
          <table:table-cell table:number-columns-repeated="2"/>
          <table:table-cell office:value-type="string" calcext:value-type="string">
            <text:p>@exponentsDemo[[3, 1, 2, 2]] =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# =&gt;</text:p>
          </table:table-cell>
          <table:table-cell office:value-type="float" office:value="29400" calcext:value-type="float">
            <text:p>29400</text:p>
          </table:table-cell>
          <table:table-cell table:number-columns-repeated="3"/>
          <table:table-cell table:style-name="ce1" office:value-type="string" calcext:value-type="string">
            <text:p><text:s text:c="5"/>@exponentsDemo[[4, 4, 3, 0]] =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# =&gt; <text:s/>16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2</text:span><text:span text:style-name="T5">  </text:span><text:span text:style-name="T6"># =&gt; 11.340</text:span></text:p>
          </table:table-cell>
          <table:table-cell table:number-columns-repeated="5"/>
          <table:table-cell office:value-type="string" calcext:value-type="string">
            <text:p>@exponentsDemo[[6, 1, 3, 0]] =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# =&gt;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  <table:table-cell office:value-type="string" calcext:value-type="string">
            <text:p>@exponentsDemo[[4, 1, 4, 0]] =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# =&gt;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table:style-name="ce1" office:value-type="string" calcext:value-type="string">
            <text:p><text:s text:c="5"/>@exponentsDemo[[0, 3, 3, 2]] =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# =&gt; <text:s/>16537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3</text:span><text:span text:style-name="T5">  </text:span><text:span text:style-name="T6"># =&gt; 11.760</text:span></text:p>
          </table:table-cell>
          <table:table-cell table:number-columns-repeated="5"/>
          <table:table-cell office:value-type="string" calcext:value-type="string">
            <text:p>@exponentsDemo[[7, 3, 0, 1]] =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# =&gt;</text:p>
          </table:table-cell>
          <table:table-cell office:value-type="float" office:value="24192" calcext:value-type="float">
            <text:p>24192</text:p>
          </table:table-cell>
          <table:table-cell table:number-columns-repeated="2"/>
          <table:table-cell office:value-type="string" calcext:value-type="string">
            <text:p>@exponentsDemo[[5, 3, 1, 1]] =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# =&gt;</text:p>
          </table:table-cell>
          <table:table-cell office:value-type="float" office:value="30240" calcext:value-type="float">
            <text:p>30240</text:p>
          </table:table-cell>
          <table:table-cell table:number-columns-repeated="3"/>
          <table:table-cell table:style-name="ce1" office:value-type="string" calcext:value-type="string">
            <text:p><text:s text:c="5"/>@exponentsDemo[[6, 1, 3, 1]] =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# =&gt; <text:s/>16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4</text:span><text:span text:style-name="T5">  </text:span><text:span text:style-name="T6"># =&gt; 12.600</text:span></text:p>
          </table:table-cell>
          <table:table-cell table:number-columns-repeated="5"/>
          <table:table-cell office:value-type="string" calcext:value-type="string">
            <text:p>@exponentsDemo[[2, 5, 2, 0]] =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# =&gt;</text:p>
          </table:table-cell>
          <table:table-cell office:value-type="float" office:value="24300" calcext:value-type="float">
            <text:p>24300</text:p>
          </table:table-cell>
          <table:table-cell table:number-columns-repeated="2"/>
          <table:table-cell office:value-type="string" calcext:value-type="string">
            <text:p>@exponentsDemo[[0, 5, 3, 0]] =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# =&gt;</text:p>
          </table:table-cell>
          <table:table-cell office:value-type="float" office:value="30375" calcext:value-type="float">
            <text:p>30375</text:p>
          </table:table-cell>
          <table:table-cell table:number-columns-repeated="3"/>
          <table:table-cell table:style-name="ce1" office:value-type="string" calcext:value-type="string">
            <text:p><text:s text:c="5"/>@exponentsDemo[[7, 3, 0, 2]] =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# =&gt; <text:s/>169344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5</text:span><text:span text:style-name="T5">  </text:span><text:span text:style-name="T6"># =&gt; 13.230</text:span></text:p>
          </table:table-cell>
          <table:table-cell table:number-columns-repeated="5"/>
          <table:table-cell office:value-type="string" calcext:value-type="string">
            <text:p>@exponentsDemo[[2, 0, 3, 2]] =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# =&gt;</text:p>
          </table:table-cell>
          <table:table-cell office:value-type="float" office:value="24500" calcext:value-type="float">
            <text:p>24500</text:p>
          </table:table-cell>
          <table:table-cell table:number-columns-repeated="2"/>
          <table:table-cell office:value-type="string" calcext:value-type="string">
            <text:p>@exponentsDemo[[0, 0, 4, 2]] =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# =&gt;</text:p>
          </table:table-cell>
          <table:table-cell office:value-type="float" office:value="30625" calcext:value-type="float">
            <text:p>30625</text:p>
          </table:table-cell>
          <table:table-cell table:number-columns-repeated="3"/>
          <table:table-cell table:style-name="ce1" office:value-type="string" calcext:value-type="string">
            <text:p><text:s text:c="5"/>@exponentsDemo[[2, 5, 2, 1]] =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# =&gt; <text:s/>1701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6</text:span><text:span text:style-name="T5">  </text:span><text:span text:style-name="T6"># =&gt; 13.440</text:span></text:p>
          </table:table-cell>
          <table:table-cell table:number-columns-repeated="5"/>
          <table:table-cell office:value-type="string" calcext:value-type="string">
            <text:p>@exponentsDemo[[4, 2, 2, 1]] =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# =&gt;</text:p>
          </table:table-cell>
          <table:table-cell office:value-type="float" office:value="25200" calcext:value-type="float">
            <text:p>25200</text:p>
          </table:table-cell>
          <table:table-cell table:number-columns-repeated="2"/>
          <table:table-cell office:value-type="string" calcext:value-type="string">
            <text:p>@exponentsDemo[[7, 5, 0, 0]] =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# =&gt;</text:p>
          </table:table-cell>
          <table:table-cell office:value-type="float" office:value="31104" calcext:value-type="float">
            <text:p>31104</text:p>
          </table:table-cell>
          <table:table-cell table:number-columns-repeated="3"/>
          <table:table-cell table:style-name="ce1" office:value-type="string" calcext:value-type="string">
            <text:p><text:s text:c="5"/>@exponentsDemo[[4, 2, 2, 2]] =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# =&gt; <text:s/>176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7</text:span><text:span text:style-name="T5">  </text:span><text:span text:style-name="T6"># =&gt; 14.700</text:span></text:p>
          </table:table-cell>
          <table:table-cell table:number-columns-repeated="5"/>
          <table:table-cell office:value-type="string" calcext:value-type="string">
            <text:p>@exponentsDemo[[6, 4, 1, 0]] =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# =&gt;</text:p>
          </table:table-cell>
          <table:table-cell office:value-type="float" office:value="25920" calcext:value-type="float">
            <text:p>25920</text:p>
          </table:table-cell>
          <table:table-cell table:number-columns-repeated="2"/>
          <table:table-cell office:value-type="string" calcext:value-type="string">
            <text:p>@exponentsDemo[[7, 0, 1, 2]] =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# =&gt;</text:p>
          </table:table-cell>
          <table:table-cell office:value-type="float" office:value="31360" calcext:value-type="float">
            <text:p>31360</text:p>
          </table:table-cell>
          <table:table-cell table:number-columns-repeated="3"/>
          <table:table-cell table:style-name="ce1" office:value-type="string" calcext:value-type="string">
            <text:p><text:s text:c="5"/>@exponentsDemo[[5, 2, 4, 0]] =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/># =&gt; <text:s/>1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8</text:span><text:span text:style-name="T5">  </text:span><text:span text:style-name="T6"># =&gt; 15.120</text:span></text:p>
          </table:table-cell>
          <table:table-cell table:number-columns-repeated="5"/>
          <table:table-cell office:value-type="string" calcext:value-type="string">
            <text:p>@exponentsDemo[[1, 1, 4, 1]] =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# =&gt;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  <table:table-cell office:value-type="string" calcext:value-type="string">
            <text:p>@exponentsDemo[[2, 2, 3, 1]] =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# =&gt;</text:p>
          </table:table-cell>
          <table:table-cell office:value-type="float" office:value="31500" calcext:value-type="float">
            <text:p>31500</text:p>
          </table:table-cell>
          <table:table-cell table:number-columns-repeated="3"/>
          <table:table-cell table:style-name="ce1" office:value-type="string" calcext:value-type="string">
            <text:p><text:s text:c="5"/>@exponentsDemo[[6, 4, 1, 1]] =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# =&gt; <text:s/>18144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9</text:span><text:span text:style-name="T5">  </text:span><text:span text:style-name="T6"># =&gt; 15.750</text:span></text:p>
          </table:table-cell>
          <table:table-cell table:number-columns-repeated="5"/>
          <table:table-cell office:value-type="string" calcext:value-type="string">
            <text:p>@exponentsDemo[[2, 3, 1, 2]] =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# =&gt;</text:p>
          </table:table-cell>
          <table:table-cell office:value-type="float" office:value="26460" calcext:value-type="float">
            <text:p>26460</text:p>
          </table:table-cell>
          <table:table-cell table:number-columns-repeated="2"/>
          <table:table-cell office:value-type="string" calcext:value-type="string">
            <text:p>@exponentsDemo[[3, 4, 0, 2]] =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# =&gt;</text:p>
          </table:table-cell>
          <table:table-cell office:value-type="float" office:value="31752" calcext:value-type="float">
            <text:p>31752</text:p>
          </table:table-cell>
          <table:table-cell table:number-columns-repeated="3"/>
          <table:table-cell table:style-name="ce1" office:value-type="string" calcext:value-type="string">
            <text:p><text:s text:c="5"/>@exponentsDemo[[1, 1, 4, 2]] =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# =&gt; <text:s/>1837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0</text:span><text:span text:style-name="T5">  </text:span><text:span text:style-name="T6"># =&gt; 16.800</text:span></text:p>
          </table:table-cell>
          <table:table-cell table:number-columns-repeated="5"/>
          <table:table-cell office:value-type="string" calcext:value-type="string">
            <text:p>@exponentsDemo[[8, 1, 1, 1]] =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# =&gt;</text:p>
          </table:table-cell>
          <table:table-cell office:value-type="float" office:value="26880" calcext:value-type="float">
            <text:p>26880</text:p>
          </table:table-cell>
          <table:table-cell table:number-columns-repeated="2"/>
          <table:table-cell office:value-type="string" calcext:value-type="string">
            <text:p>@exponentsDemo[[4, 4, 2, 0]] =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# =&gt;</text:p>
          </table:table-cell>
          <table:table-cell office:value-type="float" office:value="32400" calcext:value-type="float">
            <text:p>32400</text:p>
          </table:table-cell>
          <table:table-cell table:number-columns-repeated="3"/>
          <table:table-cell table:style-name="ce1" office:value-type="string" calcext:value-type="string">
            <text:p><text:s text:c="5"/>@exponentsDemo[[3, 3, 3, 1]] =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/># =&gt; <text:s/>189000 <text:s/>STARTING MEDIUM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1</text:span><text:span text:style-name="T5">  </text:span><text:span text:style-name="T6"># =&gt; 17.010</text:span></text:p>
          </table:table-cell>
          <table:table-cell table:number-columns-repeated="5"/>
          <table:table-cell office:value-type="string" calcext:value-type="string">
            <text:p>@exponentsDemo[[3, 3, 3, 0]] =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# =&gt;</text:p>
          </table:table-cell>
          <table:table-cell office:value-type="float" office:value="27000" calcext:value-type="float">
            <text:p>27000</text:p>
          </table:table-cell>
          <table:table-cell table:number-columns-repeated="2"/>
          <table:table-cell office:value-type="string" calcext:value-type="string">
            <text:p>@exponentsDemo[[0, 3, 2, 2]] =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# =&gt;</text:p>
          </table:table-cell>
          <table:table-cell office:value-type="float" office:value="33075" calcext:value-type="float">
            <text:p>33075</text:p>
          </table:table-cell>
          <table:table-cell table:number-columns-repeated="3"/>
          <table:table-cell table:style-name="ce1" office:value-type="string" calcext:value-type="string">
            <text:p><text:s text:c="5"/>@exponentsDemo[[4, 5, 0, 2]] =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# =&gt; <text:s/>190512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2</text:span><text:span text:style-name="T5">  </text:span><text:span text:style-name="T6"># =&gt; 17.640</text:span></text:p>
          </table:table-cell>
          <table:table-cell table:number-columns-repeated="5"/>
          <table:table-cell office:value-type="string" calcext:value-type="string">
            <text:p>@exponentsDemo[[4, 5, 0, 1]] =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# =&gt;</text:p>
          </table:table-cell>
          <table:table-cell office:value-type="float" office:value="27216" calcext:value-type="float">
            <text:p>27216</text:p>
          </table:table-cell>
          <table:table-cell table:number-columns-repeated="2"/>
          <table:table-cell office:value-type="string" calcext:value-type="string">
            <text:p>@exponentsDemo[[6, 1, 2, 1]] =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# =&gt;</text:p>
          </table:table-cell>
          <table:table-cell office:value-type="float" office:value="33600" calcext:value-type="float">
            <text:p>33600</text:p>
          </table:table-cell>
          <table:table-cell table:number-columns-repeated="3"/>
          <table:table-cell table:style-name="ce1" office:value-type="string" calcext:value-type="string">
            <text:p><text:s text:c="5"/>@exponentsDemo[[5, 5, 2, 0]] =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# =&gt; <text:s/>194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3</text:span><text:span text:style-name="T5">  </text:span><text:span text:style-name="T6"># =&gt; 18.900</text:span></text:p>
          </table:table-cell>
          <table:table-cell table:number-columns-repeated="5"/>
          <table:table-cell office:value-type="string" calcext:value-type="string">
            <text:p>@exponentsDemo[[5, 0, 3, 1]] =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# =&gt;</text:p>
          </table:table-cell>
          <table:table-cell office:value-type="float" office:value="28000" calcext:value-type="float">
            <text:p>28000</text:p>
          </table:table-cell>
          <table:table-cell table:number-columns-repeated="2"/>
          <table:table-cell office:value-type="string" calcext:value-type="string">
            <text:p>@exponentsDemo[[1, 3, 4, 0]] =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# =&gt;</text:p>
          </table:table-cell>
          <table:table-cell office:value-type="float" office:value="33750" calcext:value-type="float">
            <text:p>33750</text:p>
          </table:table-cell>
          <table:table-cell table:number-columns-repeated="3"/>
          <table:table-cell table:style-name="ce1" office:value-type="string" calcext:value-type="string">
            <text:p><text:s text:c="5"/>@exponentsDemo[[1, 4, 2, 2]] =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/># =&gt; <text:s/>1984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4</text:span><text:span text:style-name="T5">  </text:span><text:span text:style-name="T6"># =&gt; 20.160</text:span></text:p>
          </table:table-cell>
          <table:table-cell table:number-columns-repeated="5"/>
          <table:table-cell office:value-type="string" calcext:value-type="string">
            <text:p>@exponentsDemo[[6, 2, 0, 2]] =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# =&gt;</text:p>
          </table:table-cell>
          <table:table-cell office:value-type="float" office:value="28224" calcext:value-type="float">
            <text:p>28224</text:p>
          </table:table-cell>
          <table:table-cell table:number-columns-repeated="2"/>
          <table:table-cell office:value-type="string" calcext:value-type="string">
            <text:p>@exponentsDemo[[2, 5, 1, 1]] =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# =&gt;</text:p>
          </table:table-cell>
          <table:table-cell office:value-type="float" office:value="34020" calcext:value-type="float">
            <text:p>34020</text:p>
          </table:table-cell>
          <table:table-cell table:number-columns-repeated="3"/>
          <table:table-cell table:style-name="ce1" office:value-type="string" calcext:value-type="string">
            <text:p><text:s text:c="5"/>@exponentsDemo[[7, 2, 2, 1]] =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# =&gt; <text:s/>201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5</text:span><text:span text:style-name="T5">  </text:span><text:span text:style-name="T6"># =&gt; 20.580</text:span></text:p>
          </table:table-cell>
          <table:table-cell table:number-columns-repeated="5"/>
          <table:table-cell office:value-type="string" calcext:value-type="string">
            <text:p>@exponentsDemo[[1, 4, 2, 1]] =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# =&gt;</text:p>
          </table:table-cell>
          <table:table-cell office:value-type="float" office:value="28350" calcext:value-type="float">
            <text:p>28350</text:p>
          </table:table-cell>
          <table:table-cell table:number-columns-repeated="2"/>
          <table:table-cell office:value-type="string" calcext:value-type="string">
            <text:p>@exponentsDemo[[3, 0, 4, 1]] =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# =&gt;</text:p>
          </table:table-cell>
          <table:table-cell office:value-type="float" office:value="35000" calcext:value-type="float">
            <text:p>35000</text:p>
          </table:table-cell>
          <table:table-cell table:number-columns-repeated="3"/>
          <table:table-cell table:style-name="ce1" office:value-type="string" calcext:value-type="string">
            <text:p><text:s text:c="5"/>@exponentsDemo[[2, 4, 4, 0]] =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# =&gt; <text:s/>202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6</text:span><text:span text:style-name="T5">  </text:span><text:span text:style-name="T6"># =&gt; 21.000</text:span></text:p>
          </table:table-cell>
          <table:table-cell table:number-columns-repeated="5"/>
          <table:table-cell office:value-type="string" calcext:value-type="string">
            <text:p>@exponentsDemo[[7, 2, 2, 0]] =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# =&gt;</text:p>
          </table:table-cell>
          <table:table-cell office:value-type="float" office:value="28800" calcext:value-type="float">
            <text:p>28800</text:p>
          </table:table-cell>
          <table:table-cell table:number-columns-repeated="2"/>
          <table:table-cell office:value-type="string" calcext:value-type="string">
            <text:p>@exponentsDemo[[4, 2, 1, 2]] =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# =&gt;</text:p>
          </table:table-cell>
          <table:table-cell office:value-type="float" office:value="35280" calcext:value-type="float">
            <text:p>35280</text:p>
          </table:table-cell>
          <table:table-cell table:number-columns-repeated="3"/>
          <table:table-cell table:style-name="ce1" office:value-type="string" calcext:value-type="string">
            <text:p><text:s text:c="5"/>@exponentsDemo[[5, 3, 1, 2]] =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# =&gt; <text:s/>21168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7</text:span><text:span text:style-name="T5">  </text:span><text:span text:style-name="T6"># =&gt; 22.050</text:span></text:p>
          </table:table-cell>
          <table:table-cell table:number-columns-repeated="5"/>
          <table:table-cell office:value-type="string" calcext:value-type="string">
            <text:p>@exponentsDemo[[3, 1, 2, 2]] =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# =&gt;</text:p>
          </table:table-cell>
          <table:table-cell office:value-type="float" office:value="29400" calcext:value-type="float">
            <text:p>29400</text:p>
          </table:table-cell>
          <table:table-cell table:number-columns-repeated="2"/>
          <table:table-cell office:value-type="string" calcext:value-type="string">
            <text:p>@exponentsDemo[[5, 2, 3, 0]] =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# =&gt;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table:style-name="ce1" office:value-type="string" calcext:value-type="string">
            <text:p><text:s text:c="5"/>@exponentsDemo[[0, 5, 3, 1]] =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# =&gt; <text:s/>21262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8</text:span><text:span text:style-name="T5">  </text:span><text:span text:style-name="T6"># =&gt; 22.680</text:span></text:p>
          </table:table-cell>
          <table:table-cell table:number-columns-repeated="5"/>
          <table:table-cell office:value-type="string" calcext:value-type="string">
            <text:p>@exponentsDemo[[4, 1, 4, 0]] =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# =&gt;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  <table:table-cell office:value-type="string" calcext:value-type="string">
            <text:p>@exponentsDemo[[6, 4, 0, 1]] =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# =&gt;</text:p>
          </table:table-cell>
          <table:table-cell office:value-type="float" office:value="36288" calcext:value-type="float">
            <text:p>36288</text:p>
          </table:table-cell>
          <table:table-cell table:number-columns-repeated="3"/>
          <table:table-cell table:style-name="ce1" office:value-type="string" calcext:value-type="string">
            <text:p><text:s text:c="5"/>@exponentsDemo[[7, 5, 0, 1]] =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/># =&gt; <text:s/>217728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9</text:span><text:span text:style-name="T5">  </text:span><text:span text:style-name="T6"># =&gt; 23.520</text:span></text:p>
          </table:table-cell>
          <table:table-cell table:number-columns-repeated="5"/>
          <table:table-cell office:value-type="string" calcext:value-type="string">
            <text:p>@exponentsDemo[[5, 3, 1, 1]] =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# =&gt;</text:p>
          </table:table-cell>
          <table:table-cell office:value-type="float" office:value="30240" calcext:value-type="float">
            <text:p>30240</text:p>
          </table:table-cell>
          <table:table-cell table:number-columns-repeated="2"/>
          <table:table-cell office:value-type="string" calcext:value-type="string">
            <text:p>@exponentsDemo[[1, 1, 3, 2]] =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# =&gt;</text:p>
          </table:table-cell>
          <table:table-cell office:value-type="float" office:value="36750" calcext:value-type="float">
            <text:p>36750</text:p>
          </table:table-cell>
          <table:table-cell table:number-columns-repeated="3"/>
          <table:table-cell table:style-name="ce1" office:value-type="string" calcext:value-type="string">
            <text:p><text:s text:c="5"/>@exponentsDemo[[2, 2, 3, 2]] =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# =&gt; <text:s/>220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0</text:span><text:span text:style-name="T5">  </text:span><text:span text:style-name="T6"># =&gt; 25.200</text:span></text:p>
          </table:table-cell>
          <table:table-cell table:number-columns-repeated="5"/>
          <table:table-cell office:value-type="string" calcext:value-type="string">
            <text:p>@exponentsDemo[[0, 5, 3, 0]] =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# =&gt;</text:p>
          </table:table-cell>
          <table:table-cell office:value-type="float" office:value="30375" calcext:value-type="float">
            <text:p>30375</text:p>
          </table:table-cell>
          <table:table-cell table:number-columns-repeated="2"/>
          <table:table-cell office:value-type="string" calcext:value-type="string">
            <text:p>@exponentsDemo[[3, 3, 2, 1]] =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# =&gt;</text:p>
          </table:table-cell>
          <table:table-cell office:value-type="float" office:value="37800" calcext:value-type="float">
            <text:p>37800</text:p>
          </table:table-cell>
          <table:table-cell table:number-columns-repeated="3"/>
          <table:table-cell table:style-name="ce1" office:value-type="string" calcext:value-type="string">
            <text:p><text:s text:c="5"/>@exponentsDemo[[4, 4, 2, 1]] =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s/># =&gt; <text:s/>2268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1</text:span><text:span text:style-name="T5">  </text:span><text:span text:style-name="T6"># =&gt; 26.250</text:span></text:p>
          </table:table-cell>
          <table:table-cell table:number-columns-repeated="5"/>
          <table:table-cell office:value-type="string" calcext:value-type="string">
            <text:p>@exponentsDemo[[0, 0, 4, 2]] =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# =&gt;</text:p>
          </table:table-cell>
          <table:table-cell office:value-type="float" office:value="30625" calcext:value-type="float">
            <text:p>30625</text:p>
          </table:table-cell>
          <table:table-cell table:number-columns-repeated="2"/>
          <table:table-cell office:value-type="string" calcext:value-type="string">
            <text:p>@exponentsDemo[[5, 5, 1, 0]] =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# =&gt;</text:p>
          </table:table-cell>
          <table:table-cell office:value-type="float" office:value="38880" calcext:value-type="float">
            <text:p>38880</text:p>
          </table:table-cell>
          <table:table-cell table:number-columns-repeated="3"/>
          <table:table-cell table:style-name="ce1" office:value-type="string" calcext:value-type="string">
            <text:p><text:s text:c="5"/>@exponentsDemo[[1, 3, 4, 1]] =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# =&gt; <text:s/>2362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2</text:span><text:span text:style-name="T5">  </text:span><text:span text:style-name="T6"># =&gt; 26.460</text:span></text:p>
          </table:table-cell>
          <table:table-cell table:number-columns-repeated="5"/>
          <table:table-cell office:value-type="string" calcext:value-type="string">
            <text:p>@exponentsDemo[[7, 5, 0, 0]] =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# =&gt;</text:p>
          </table:table-cell>
          <table:table-cell office:value-type="float" office:value="31104" calcext:value-type="float">
            <text:p>31104</text:p>
          </table:table-cell>
          <table:table-cell table:number-columns-repeated="2"/>
          <table:table-cell office:value-type="string" calcext:value-type="string">
            <text:p>@exponentsDemo[[5, 0, 2, 2]] =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# =&gt;</text:p>
          </table:table-cell>
          <table:table-cell office:value-type="float" office:value="39200" calcext:value-type="float">
            <text:p>39200</text:p>
          </table:table-cell>
          <table:table-cell table:number-columns-repeated="3"/>
          <table:table-cell table:style-name="ce1" office:value-type="string" calcext:value-type="string">
            <text:p><text:s text:c="5"/>@exponentsDemo[[2, 5, 1, 2]] =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/># =&gt; <text:s/>23814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3</text:span><text:span text:style-name="T5">  </text:span><text:span text:style-name="T6"># =&gt; 26.880</text:span></text:p>
          </table:table-cell>
          <table:table-cell table:number-columns-repeated="5"/>
          <table:table-cell office:value-type="string" calcext:value-type="string">
            <text:p>@exponentsDemo[[7, 0, 1, 2]] =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# =&gt;</text:p>
          </table:table-cell>
          <table:table-cell office:value-type="float" office:value="31360" calcext:value-type="float">
            <text:p>31360</text:p>
          </table:table-cell>
          <table:table-cell table:number-columns-repeated="2"/>
          <table:table-cell office:value-type="string" calcext:value-type="string">
            <text:p>@exponentsDemo[[0, 2, 4, 1]] =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# =&gt;</text:p>
          </table:table-cell>
          <table:table-cell office:value-type="float" office:value="39375" calcext:value-type="float">
            <text:p>39375</text:p>
          </table:table-cell>
          <table:table-cell table:number-columns-repeated="3"/>
          <table:table-cell table:style-name="ce1" office:value-type="string" calcext:value-type="string">
            <text:p><text:s text:c="5"/>@exponentsDemo[[7, 1, 4, 0]] =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# =&gt; <text:s/>2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4</text:span><text:span text:style-name="T5">  </text:span><text:span text:style-name="T6"># =&gt; 28.350</text:span></text:p>
          </table:table-cell>
          <table:table-cell table:number-columns-repeated="5"/>
          <table:table-cell office:value-type="string" calcext:value-type="string">
            <text:p>@exponentsDemo[[2, 2, 3, 1]] =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# =&gt;</text:p>
          </table:table-cell>
          <table:table-cell office:value-type="float" office:value="31500" calcext:value-type="float">
            <text:p>31500</text:p>
          </table:table-cell>
          <table:table-cell table:number-columns-repeated="2"/>
          <table:table-cell office:value-type="string" calcext:value-type="string">
            <text:p>@exponentsDemo[[1, 4, 1, 2]] =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# =&gt;</text:p>
          </table:table-cell>
          <table:table-cell office:value-type="float" office:value="39690" calcext:value-type="float">
            <text:p>39690</text:p>
          </table:table-cell>
          <table:table-cell table:number-columns-repeated="3"/>
          <table:table-cell table:style-name="ce1" office:value-type="string" calcext:value-type="string">
            <text:p><text:s text:c="5"/>@exponentsDemo[[3, 5, 3, 0]] =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/># =&gt; <text:s/>243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5</text:span><text:span text:style-name="T5">  </text:span><text:span text:style-name="T6"># =&gt; 29.400</text:span></text:p>
          </table:table-cell>
          <table:table-cell table:number-columns-repeated="5"/>
          <table:table-cell office:value-type="string" calcext:value-type="string">
            <text:p>@exponentsDemo[[3, 4, 0, 2]] =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# =&gt;</text:p>
          </table:table-cell>
          <table:table-cell office:value-type="float" office:value="31752" calcext:value-type="float">
            <text:p>31752</text:p>
          </table:table-cell>
          <table:table-cell table:number-columns-repeated="2"/>
          <table:table-cell office:value-type="string" calcext:value-type="string">
            <text:p>@exponentsDemo[[6, 0, 4, 0]] =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# =&gt;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table:style-name="ce1" office:value-type="string" calcext:value-type="string">
            <text:p><text:s text:c="5"/>@exponentsDemo[[5, 2, 3, 1]] =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# =&gt; <text:s/>25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6</text:span><text:span text:style-name="T5">  </text:span><text:span text:style-name="T6"># =&gt; 30.240</text:span></text:p>
          </table:table-cell>
          <table:table-cell table:number-columns-repeated="5"/>
          <table:table-cell office:value-type="string" calcext:value-type="string">
            <text:p>@exponentsDemo[[8, 0, 3, 0]] =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# =&gt;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  <table:table-cell office:value-type="string" calcext:value-type="string">
            <text:p>@exponentsDemo[[7, 2, 1, 1]] =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# =&gt;</text:p>
          </table:table-cell>
          <table:table-cell office:value-type="float" office:value="40320" calcext:value-type="float">
            <text:p>40320</text:p>
          </table:table-cell>
          <table:table-cell table:number-columns-repeated="3"/>
          <table:table-cell table:style-name="ce1" office:value-type="string" calcext:value-type="string">
            <text:p><text:s text:c="5"/>@exponentsDemo[[6, 4, 0, 2]] =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# =&gt; <text:s/>254016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7</text:span><text:span text:style-name="T5">  </text:span><text:span text:style-name="T6"># =&gt; 30.870</text:span></text:p>
          </table:table-cell>
          <table:table-cell table:number-columns-repeated="5"/>
          <table:table-cell office:value-type="string" calcext:value-type="string">
            <text:p>@exponentsDemo[[4, 4, 2, 0]] =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# =&gt;</text:p>
          </table:table-cell>
          <table:table-cell office:value-type="float" office:value="32400" calcext:value-type="float">
            <text:p>32400</text:p>
          </table:table-cell>
          <table:table-cell table:number-columns-repeated="2"/>
          <table:table-cell office:value-type="string" calcext:value-type="string">
            <text:p>@exponentsDemo[[2, 4, 3, 0]] =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# =&gt;</text:p>
          </table:table-cell>
          <table:table-cell office:value-type="float" office:value="40500" calcext:value-type="float">
            <text:p>40500</text:p>
          </table:table-cell>
          <table:table-cell table:number-columns-repeated="3"/>
          <table:table-cell table:style-name="ce1" office:value-type="string" calcext:value-type="string">
            <text:p><text:s text:c="5"/>@exponentsDemo[[3, 3, 2, 2]] =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# =&gt; <text:s/>264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8</text:span><text:span text:style-name="T5">  </text:span><text:span text:style-name="T6"># =&gt; 31.500</text:span></text:p>
          </table:table-cell>
          <table:table-cell table:number-columns-repeated="5"/>
          <table:table-cell office:value-type="string" calcext:value-type="string">
            <text:p>@exponentsDemo[[0, 3, 2, 2]] =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# =&gt;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office:value-type="string" calcext:value-type="string">
            <text:p>@exponentsDemo[[4, 1, 3, 1]] =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# =&gt;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  <table:table-cell table:style-name="ce1" office:value-type="string" calcext:value-type="string">
            <text:p><text:s text:c="5"/>@exponentsDemo[[5, 5, 1, 1]] =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# =&gt; <text:s/>27216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9</text:span><text:span text:style-name="T5">  </text:span><text:span text:style-name="T6"># =&gt; 33.600</text:span></text:p>
          </table:table-cell>
          <table:table-cell table:number-columns-repeated="5"/>
          <table:table-cell office:value-type="string" calcext:value-type="string">
            <text:p>@exponentsDemo[[6, 1, 2, 1]] =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# =&gt;</text:p>
          </table:table-cell>
          <table:table-cell office:value-type="float" office:value="33600" calcext:value-type="float">
            <text:p>33600</text:p>
          </table:table-cell>
          <table:table-cell table:number-columns-repeated="2"/>
          <table:table-cell office:value-type="string" calcext:value-type="string">
            <text:p>@exponentsDemo[[5, 3, 0, 2]] =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# =&gt;</text:p>
          </table:table-cell>
          <table:table-cell office:value-type="float" office:value="42336" calcext:value-type="float">
            <text:p>42336</text:p>
          </table:table-cell>
          <table:table-cell table:number-columns-repeated="3"/>
          <table:table-cell table:style-name="ce1" office:value-type="string" calcext:value-type="string">
            <text:p><text:s text:c="5"/>@exponentsDemo[[6, 0, 4, 1]] =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# =&gt; <text:s/>2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0</text:span><text:span text:style-name="T5">  </text:span><text:span text:style-name="T6"># =&gt; 34.020</text:span></text:p>
          </table:table-cell>
          <table:table-cell table:number-columns-repeated="5"/>
          <table:table-cell office:value-type="string" calcext:value-type="string">
            <text:p>@exponentsDemo[[1, 3, 4, 0]] =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# =&gt;</text:p>
          </table:table-cell>
          <table:table-cell office:value-type="float" office:value="33750" calcext:value-type="float">
            <text:p>33750</text:p>
          </table:table-cell>
          <table:table-cell table:number-columns-repeated="2"/>
          <table:table-cell office:value-type="string" calcext:value-type="string">
            <text:p>@exponentsDemo[[0, 5, 2, 1]] =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# =&gt;</text:p>
          </table:table-cell>
          <table:table-cell office:value-type="float" office:value="42525" calcext:value-type="float">
            <text:p>42525</text:p>
          </table:table-cell>
          <table:table-cell table:number-columns-repeated="3"/>
          <table:table-cell table:style-name="ce1" office:value-type="string" calcext:value-type="string">
            <text:p><text:s text:c="5"/>@exponentsDemo[[7, 2, 1, 2]] =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# =&gt; <text:s/>28224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1</text:span><text:span text:style-name="T5">  </text:span><text:span text:style-name="T6"># =&gt; 35.280</text:span></text:p>
          </table:table-cell>
          <table:table-cell table:number-columns-repeated="5"/>
          <table:table-cell office:value-type="string" calcext:value-type="string">
            <text:p>@exponentsDemo[[2, 5, 1, 1]] =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# =&gt;</text:p>
          </table:table-cell>
          <table:table-cell office:value-type="float" office:value="34020" calcext:value-type="float">
            <text:p>34020</text:p>
          </table:table-cell>
          <table:table-cell table:number-columns-repeated="2"/>
          <table:table-cell office:value-type="string" calcext:value-type="string">
            <text:p>@exponentsDemo[[6, 3, 2, 0]] =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# =&gt;</text:p>
          </table:table-cell>
          <table:table-cell office:value-type="float" office:value="43200" calcext:value-type="float">
            <text:p>43200</text:p>
          </table:table-cell>
          <table:table-cell table:number-columns-repeated="3"/>
          <table:table-cell table:style-name="ce1" office:value-type="string" calcext:value-type="string">
            <text:p><text:s text:c="5"/>@exponentsDemo[[4, 1, 3, 2]] =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# =&gt; <text:s/>29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2</text:span><text:span text:style-name="T5">  </text:span><text:span text:style-name="T6"># =&gt; 36.750</text:span></text:p>
          </table:table-cell>
          <table:table-cell table:number-columns-repeated="5"/>
          <table:table-cell office:value-type="string" calcext:value-type="string">
            <text:p>@exponentsDemo[[8, 3, 1, 0]] =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# =&gt;</text:p>
          </table:table-cell>
          <table:table-cell office:value-type="float" office:value="34560" calcext:value-type="float">
            <text:p>34560</text:p>
          </table:table-cell>
          <table:table-cell table:number-columns-repeated="2"/>
          <table:table-cell office:value-type="string" calcext:value-type="string">
            <text:p>@exponentsDemo[[2, 2, 2, 2]] =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# =&gt;</text:p>
          </table:table-cell>
          <table:table-cell office:value-type="float" office:value="44100" calcext:value-type="float">
            <text:p>44100</text:p>
          </table:table-cell>
          <table:table-cell table:number-columns-repeated="3"/>
          <table:table-cell table:style-name="ce1" office:value-type="string" calcext:value-type="string">
            <text:p><text:s text:c="5"/>@exponentsDemo[[0, 5, 2, 2]] =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# =&gt; <text:s/>29767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3</text:span><text:span text:style-name="T5">  </text:span><text:span text:style-name="T6"># =&gt; 37.800</text:span></text:p>
          </table:table-cell>
          <table:table-cell table:number-columns-repeated="5"/>
          <table:table-cell office:value-type="string" calcext:value-type="string">
            <text:p>@exponentsDemo[[3, 0, 4, 1]] =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# =&gt;</text:p>
          </table:table-cell>
          <table:table-cell office:value-type="float" office:value="35000" calcext:value-type="float">
            <text:p>35000</text:p>
          </table:table-cell>
          <table:table-cell table:number-columns-repeated="2"/>
          <table:table-cell office:value-type="string" calcext:value-type="string">
            <text:p>@exponentsDemo[[3, 2, 4, 0]] =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# =&gt;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  <table:table-cell table:style-name="ce1" office:value-type="string" calcext:value-type="string">
            <text:p><text:s text:c="5"/>@exponentsDemo[[6, 3, 2, 1]] =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# =&gt; <text:s/>302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4</text:span><text:span text:style-name="T5">  </text:span><text:span text:style-name="T6"># =&gt; 39.690</text:span></text:p>
          </table:table-cell>
          <table:table-cell table:number-columns-repeated="5"/>
          <table:table-cell office:value-type="string" calcext:value-type="string">
            <text:p>@exponentsDemo[[4, 2, 1, 2]] =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# =&gt;</text:p>
          </table:table-cell>
          <table:table-cell office:value-type="float" office:value="35280" calcext:value-type="float">
            <text:p>35280</text:p>
          </table:table-cell>
          <table:table-cell table:number-columns-repeated="2"/>
          <table:table-cell office:value-type="string" calcext:value-type="string">
            <text:p>@exponentsDemo[[4, 4, 1, 1]] =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# =&gt;</text:p>
          </table:table-cell>
          <table:table-cell office:value-type="float" office:value="45360" calcext:value-type="float">
            <text:p>45360</text:p>
          </table:table-cell>
          <table:table-cell table:number-columns-repeated="3"/>
          <table:table-cell table:style-name="ce1" office:value-type="string" calcext:value-type="string">
            <text:p><text:s text:c="5"/>@exponentsDemo[[1, 5, 4, 0]] =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/># =&gt; <text:s/>3037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5</text:span><text:span text:style-name="T5">  </text:span><text:span text:style-name="T6"># =&gt; 40.320</text:span></text:p>
          </table:table-cell>
          <table:table-cell table:number-columns-repeated="5"/>
          <table:table-cell office:value-type="string" calcext:value-type="string">
            <text:p>@exponentsDemo[[5, 2, 3, 0]] =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# =&gt;</text:p>
          </table:table-cell>
          <table:table-cell office:value-type="float" office:value="36000" calcext:value-type="float">
            <text:p>36000</text:p>
          </table:table-cell>
          <table:table-cell table:number-columns-repeated="2"/>
          <table:table-cell office:value-type="string" calcext:value-type="string">
            <text:p>@exponentsDemo[[6, 1, 1, 2]] =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# =&gt;</text:p>
          </table:table-cell>
          <table:table-cell office:value-type="float" office:value="47040" calcext:value-type="float">
            <text:p>47040</text:p>
          </table:table-cell>
          <table:table-cell table:number-columns-repeated="3"/>
          <table:table-cell table:style-name="ce1" office:value-type="string" calcext:value-type="string">
            <text:p><text:s text:c="5"/>@exponentsDemo[[4, 4, 1, 2]] =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# =&gt; <text:s/>31752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6</text:span><text:span text:style-name="T5">  </text:span><text:span text:style-name="T6"># =&gt; 41.160</text:span></text:p>
          </table:table-cell>
          <table:table-cell table:number-columns-repeated="5"/>
          <table:table-cell office:value-type="string" calcext:value-type="string">
            <text:p>@exponentsDemo[[6, 4, 0, 1]] =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# =&gt;</text:p>
          </table:table-cell>
          <table:table-cell office:value-type="float" office:value="36288" calcext:value-type="float">
            <text:p>36288</text:p>
          </table:table-cell>
          <table:table-cell table:number-columns-repeated="2"/>
          <table:table-cell office:value-type="string" calcext:value-type="string">
            <text:p>@exponentsDemo[[1, 3, 3, 1]] =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# =&gt;</text:p>
          </table:table-cell>
          <table:table-cell office:value-type="float" office:value="47250" calcext:value-type="float">
            <text:p>47250</text:p>
          </table:table-cell>
          <table:table-cell table:number-columns-repeated="3"/>
          <table:table-cell table:style-name="ce1" office:value-type="string" calcext:value-type="string">
            <text:p><text:s text:c="5"/>@exponentsDemo[[1, 3, 3, 2]] =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/># =&gt; <text:s/>3307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7</text:span><text:span text:style-name="T5">  </text:span><text:span text:style-name="T6"># =&gt; 42.000</text:span></text:p>
          </table:table-cell>
          <table:table-cell table:number-columns-repeated="5"/>
          <table:table-cell office:value-type="string" calcext:value-type="string">
            <text:p>@exponentsDemo[[1, 1, 3, 2]] =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# =&gt;</text:p>
          </table:table-cell>
          <table:table-cell office:value-type="float" office:value="36750" calcext:value-type="float">
            <text:p>36750</text:p>
          </table:table-cell>
          <table:table-cell table:number-columns-repeated="2"/>
          <table:table-cell office:value-type="string" calcext:value-type="string">
            <text:p>@exponentsDemo[[2, 5, 0, 2]] =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# =&gt;</text:p>
          </table:table-cell>
          <table:table-cell office:value-type="float" office:value="47628" calcext:value-type="float">
            <text:p>47628</text:p>
          </table:table-cell>
          <table:table-cell table:number-columns-repeated="3"/>
          <table:table-cell table:style-name="ce1" office:value-type="string" calcext:value-type="string">
            <text:p><text:s text:c="5"/>@exponentsDemo[[3, 5, 2, 1]] =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# =&gt; <text:s/>3402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8</text:span><text:span text:style-name="T5">  </text:span><text:span text:style-name="T6"># =&gt; 44.100</text:span></text:p>
          </table:table-cell>
          <table:table-cell table:number-columns-repeated="5"/>
          <table:table-cell office:value-type="string" calcext:value-type="string">
            <text:p>@exponentsDemo[[8, 1, 0, 2]] =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# =&gt;</text:p>
          </table:table-cell>
          <table:table-cell office:value-type="float" office:value="37632" calcext:value-type="float">
            <text:p>37632</text:p>
          </table:table-cell>
          <table:table-cell table:number-columns-repeated="2"/>
          <table:table-cell office:value-type="string" calcext:value-type="string">
            <text:p>@exponentsDemo[[7, 1, 3, 0]] =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# =&gt;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  <table:table-cell table:style-name="ce1" office:value-type="string" calcext:value-type="string">
            <text:p><text:s text:c="5"/>@exponentsDemo[[5, 2, 2, 2]] =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/># =&gt; <text:s/>352800 <text:s/>FINISH MEDIUM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9</text:span><text:span text:style-name="T5">  </text:span><text:span text:style-name="T6"># =&gt; 45.360</text:span></text:p>
          </table:table-cell>
          <table:table-cell table:number-columns-repeated="5"/>
          <table:table-cell office:value-type="string" calcext:value-type="string">
            <text:p>@exponentsDemo[[3, 3, 2, 1]] =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# =&gt;</text:p>
          </table:table-cell>
          <table:table-cell office:value-type="float" office:value="37800" calcext:value-type="float">
            <text:p>37800</text:p>
          </table:table-cell>
          <table:table-cell table:number-columns-repeated="2"/>
          <table:table-cell office:value-type="string" calcext:value-type="string">
            <text:p>@exponentsDemo[[3, 5, 2, 0]] =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# =&gt;</text:p>
          </table:table-cell>
          <table:table-cell office:value-type="float" office:value="48600" calcext:value-type="float">
            <text:p>48600</text:p>
          </table:table-cell>
          <table:table-cell table:number-columns-repeated="3"/>
          <table:table-cell table:style-name="ce1" office:value-type="string" calcext:value-type="string">
            <text:p><text:s text:c="5"/>@exponentsDemo[[0, 4, 4, 1]] =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/># =&gt; <text:s/>35437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0</text:span><text:span text:style-name="T5">  </text:span><text:span text:style-name="T6"># =&gt; 47.040</text:span></text:p>
          </table:table-cell>
          <table:table-cell table:number-columns-repeated="5"/>
          <table:table-cell office:value-type="string" calcext:value-type="string">
            <text:p>@exponentsDemo[[5, 5, 1, 0]] =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# =&gt;</text:p>
          </table:table-cell>
          <table:table-cell office:value-type="float" office:value="38880" calcext:value-type="float">
            <text:p>38880</text:p>
          </table:table-cell>
          <table:table-cell table:number-columns-repeated="2"/>
          <table:table-cell office:value-type="string" calcext:value-type="string">
            <text:p>@exponentsDemo[[3, 0, 3, 2]] =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# =&gt;</text:p>
          </table:table-cell>
          <table:table-cell office:value-type="float" office:value="49000" calcext:value-type="float">
            <text:p>49000</text:p>
          </table:table-cell>
          <table:table-cell table:number-columns-repeated="3"/>
          <table:table-cell table:style-name="ce1" office:value-type="string" calcext:value-type="string">
            <text:p><text:s text:c="5"/>@exponentsDemo[[6, 2, 4, 0]] =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# =&gt; <text:s/>3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1</text:span><text:span text:style-name="T5">  </text:span><text:span text:style-name="T6"># =&gt; 47.250</text:span></text:p>
          </table:table-cell>
          <table:table-cell table:number-columns-repeated="5"/>
          <table:table-cell office:value-type="string" calcext:value-type="string">
            <text:p>@exponentsDemo[[5, 0, 2, 2]] =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# =&gt;</text:p>
          </table:table-cell>
          <table:table-cell office:value-type="float" office:value="39200" calcext:value-type="float">
            <text:p>39200</text:p>
          </table:table-cell>
          <table:table-cell table:number-columns-repeated="2"/>
          <table:table-cell office:value-type="string" calcext:value-type="string">
            <text:p>@exponentsDemo[[5, 2, 2, 1]] =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# =&gt;</text:p>
          </table:table-cell>
          <table:table-cell office:value-type="float" office:value="50400" calcext:value-type="float">
            <text:p>50400</text:p>
          </table:table-cell>
          <table:table-cell table:number-columns-repeated="3"/>
          <table:table-cell table:style-name="ce1" office:value-type="string" calcext:value-type="string">
            <text:p><text:s text:c="5"/>@exponentsDemo[[7, 4, 1, 1]] =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# =&gt; <text:s/>36288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2</text:span><text:span text:style-name="T5">  </text:span><text:span text:style-name="T6"># =&gt; 50.400</text:span></text:p>
          </table:table-cell>
          <table:table-cell table:number-columns-repeated="5"/>
          <table:table-cell office:value-type="string" calcext:value-type="string">
            <text:p>@exponentsDemo[[0, 2, 4, 1]] =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# =&gt;</text:p>
          </table:table-cell>
          <table:table-cell office:value-type="float" office:value="39375" calcext:value-type="float">
            <text:p>39375</text:p>
          </table:table-cell>
          <table:table-cell table:number-columns-repeated="2"/>
          <table:table-cell office:value-type="string" calcext:value-type="string">
            <text:p>@exponentsDemo[[0, 4, 4, 0]] =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# =&gt;</text:p>
          </table:table-cell>
          <table:table-cell office:value-type="float" office:value="50625" calcext:value-type="float">
            <text:p>50625</text:p>
          </table:table-cell>
          <table:table-cell table:number-columns-repeated="3"/>
          <table:table-cell table:style-name="ce1" office:value-type="string" calcext:value-type="string">
            <text:p><text:s text:c="5"/>@exponentsDemo[[2, 1, 4, 2]] =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# =&gt; <text:s/>367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3</text:span><text:span text:style-name="T5">  </text:span><text:span text:style-name="T6"># =&gt; 51.030</text:span></text:p>
          </table:table-cell>
          <table:table-cell table:number-columns-repeated="5"/>
          <table:table-cell office:value-type="string" calcext:value-type="string">
            <text:p>@exponentsDemo[[1, 4, 1, 2]] =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# =&gt;</text:p>
          </table:table-cell>
          <table:table-cell office:value-type="float" office:value="39690" calcext:value-type="float">
            <text:p>39690</text:p>
          </table:table-cell>
          <table:table-cell table:number-columns-repeated="2"/>
          <table:table-cell office:value-type="string" calcext:value-type="string">
            <text:p>@exponentsDemo[[7, 4, 1, 0]] =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# =&gt;</text:p>
          </table:table-cell>
          <table:table-cell office:value-type="float" office:value="51840" calcext:value-type="float">
            <text:p>51840</text:p>
          </table:table-cell>
          <table:table-cell table:number-columns-repeated="3"/>
          <table:table-cell table:style-name="ce1" office:value-type="string" calcext:value-type="string">
            <text:p><text:s text:c="5"/>@exponentsDemo[[4, 3, 3, 1]] =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# =&gt; <text:s/>37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4</text:span><text:span text:style-name="T5">  </text:span><text:span text:style-name="T6"># =&gt; 51.450</text:span></text:p>
          </table:table-cell>
          <table:table-cell table:number-columns-repeated="5"/>
          <table:table-cell office:value-type="string" calcext:value-type="string">
            <text:p>@exponentsDemo[[6, 0, 4, 0]] =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# =&gt;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string" calcext:value-type="string">
            <text:p>@exponentsDemo[[2, 1, 4, 1]] =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# =&gt;</text:p>
          </table:table-cell>
          <table:table-cell office:value-type="float" office:value="52500" calcext:value-type="float">
            <text:p>52500</text:p>
          </table:table-cell>
          <table:table-cell table:number-columns-repeated="3"/>
          <table:table-cell table:style-name="ce1" office:value-type="string" calcext:value-type="string">
            <text:p><text:s text:c="5"/>@exponentsDemo[[5, 5, 0, 2]] =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# =&gt; <text:s/>381024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5</text:span><text:span text:style-name="T5">  </text:span><text:span text:style-name="T6"># =&gt; 52.500</text:span></text:p>
          </table:table-cell>
          <table:table-cell table:number-columns-repeated="5"/>
          <table:table-cell office:value-type="string" calcext:value-type="string">
            <text:p>@exponentsDemo[[7, 2, 1, 1]] =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# =&gt;</text:p>
          </table:table-cell>
          <table:table-cell office:value-type="float" office:value="40320" calcext:value-type="float">
            <text:p>40320</text:p>
          </table:table-cell>
          <table:table-cell table:number-columns-repeated="2"/>
          <table:table-cell office:value-type="string" calcext:value-type="string">
            <text:p>@exponentsDemo[[3, 3, 1, 2]] =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# =&gt;</text:p>
          </table:table-cell>
          <table:table-cell office:value-type="float" office:value="52920" calcext:value-type="float">
            <text:p>52920</text:p>
          </table:table-cell>
          <table:table-cell table:number-columns-repeated="3"/>
          <table:table-cell table:style-name="ce1" office:value-type="string" calcext:value-type="string">
            <text:p><text:s text:c="5"/>@exponentsDemo[[6, 5, 2, 0]] =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# =&gt; <text:s/>3888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6</text:span><text:span text:style-name="T5">  </text:span><text:span text:style-name="T6"># =&gt; 52.920</text:span></text:p>
          </table:table-cell>
          <table:table-cell table:number-columns-repeated="5"/>
          <table:table-cell office:value-type="string" calcext:value-type="string">
            <text:p>@exponentsDemo[[2, 4, 3, 0]] =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# =&gt;</text:p>
          </table:table-cell>
          <table:table-cell office:value-type="float" office:value="40500" calcext:value-type="float">
            <text:p>40500</text:p>
          </table:table-cell>
          <table:table-cell table:number-columns-repeated="2"/>
          <table:table-cell office:value-type="string" calcext:value-type="string">
            <text:p>@exponentsDemo[[4, 3, 3, 0]] =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# =&gt;</text:p>
          </table:table-cell>
          <table:table-cell office:value-type="float" office:value="54000" calcext:value-type="float">
            <text:p>54000</text:p>
          </table:table-cell>
          <table:table-cell table:number-columns-repeated="3"/>
          <table:table-cell table:style-name="ce1" office:value-type="string" calcext:value-type="string">
            <text:p><text:s text:c="5"/>@exponentsDemo[[6, 0, 3, 2]] =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# =&gt; <text:s/>39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7</text:span><text:span text:style-name="T5">  </text:span><text:span text:style-name="T6"># =&gt; 53.760</text:span></text:p>
          </table:table-cell>
          <table:table-cell table:number-columns-repeated="5"/>
          <table:table-cell office:value-type="string" calcext:value-type="string">
            <text:p>@exponentsDemo[[4, 1, 3, 1]] =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# =&gt;</text:p>
          </table:table-cell>
          <table:table-cell office:value-type="float" office:value="42000" calcext:value-type="float">
            <text:p>42000</text:p>
          </table:table-cell>
          <table:table-cell table:number-columns-repeated="2"/>
          <table:table-cell office:value-type="string" calcext:value-type="string">
            <text:p>@exponentsDemo[[5, 5, 0, 1]] =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# =&gt;</text:p>
          </table:table-cell>
          <table:table-cell office:value-type="float" office:value="54432" calcext:value-type="float">
            <text:p>54432</text:p>
          </table:table-cell>
          <table:table-cell table:number-columns-repeated="3"/>
          <table:table-cell table:style-name="ce1" office:value-type="string" calcext:value-type="string">
            <text:p><text:s text:c="5"/>@exponentsDemo[[2, 4, 2, 2]] =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# =&gt; <text:s/>3969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8</text:span><text:span text:style-name="T5">  </text:span><text:span text:style-name="T6"># =&gt; 56.700</text:span></text:p>
          </table:table-cell>
          <table:table-cell table:number-columns-repeated="5"/>
          <table:table-cell office:value-type="string" calcext:value-type="string">
            <text:p>@exponentsDemo[[5, 3, 0, 2]] =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# =&gt;</text:p>
          </table:table-cell>
          <table:table-cell office:value-type="float" office:value="42336" calcext:value-type="float">
            <text:p>42336</text:p>
          </table:table-cell>
          <table:table-cell table:number-columns-repeated="2"/>
          <table:table-cell office:value-type="string" calcext:value-type="string">
            <text:p>@exponentsDemo[[0, 2, 3, 2]] =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# =&gt;</text:p>
          </table:table-cell>
          <table:table-cell office:value-type="float" office:value="55125" calcext:value-type="float">
            <text:p>55125</text:p>
          </table:table-cell>
          <table:table-cell table:number-columns-repeated="3"/>
          <table:table-cell table:style-name="ce1" office:value-type="string" calcext:value-type="string">
            <text:p><text:s text:c="5"/>@exponentsDemo[[3, 4, 4, 0]] =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# =&gt; <text:s/>40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9</text:span><text:span text:style-name="T5">  </text:span><text:span text:style-name="T6"># =&gt; 58.800</text:span></text:p>
          </table:table-cell>
          <table:table-cell table:number-columns-repeated="5"/>
          <table:table-cell office:value-type="string" calcext:value-type="string">
            <text:p>@exponentsDemo[[0, 5, 2, 1]] =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# =&gt;</text:p>
          </table:table-cell>
          <table:table-cell office:value-type="float" office:value="42525" calcext:value-type="float">
            <text:p>42525</text:p>
          </table:table-cell>
          <table:table-cell table:number-columns-repeated="2"/>
          <table:table-cell office:value-type="string" calcext:value-type="string">
            <text:p>@exponentsDemo[[6, 0, 3, 1]] =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# =&gt;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style-name="ce1" office:value-type="string" calcext:value-type="string">
            <text:p><text:s text:c="5"/>@exponentsDemo[[5, 1, 4, 1]] =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# =&gt; <text:s/>420000 <text:s/>STARTING LONG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0</text:span><text:span text:style-name="T5">  </text:span><text:span text:style-name="T6"># =&gt; 60.480</text:span></text:p>
          </table:table-cell>
          <table:table-cell table:number-columns-repeated="5"/>
          <table:table-cell office:value-type="string" calcext:value-type="string">
            <text:p>@exponentsDemo[[6, 3, 2, 0]] =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# =&gt;</text:p>
          </table:table-cell>
          <table:table-cell office:value-type="float" office:value="43200" calcext:value-type="float">
            <text:p>43200</text:p>
          </table:table-cell>
          <table:table-cell table:number-columns-repeated="2"/>
          <table:table-cell office:value-type="string" calcext:value-type="string">
            <text:p>@exponentsDemo[[7, 2, 0, 2]] =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# =&gt;</text:p>
          </table:table-cell>
          <table:table-cell office:value-type="float" office:value="56448" calcext:value-type="float">
            <text:p>56448</text:p>
          </table:table-cell>
          <table:table-cell table:number-columns-repeated="3"/>
          <table:table-cell table:style-name="ce1" office:value-type="string" calcext:value-type="string">
            <text:p><text:s text:c="5"/>@exponentsDemo[[6, 3, 1, 2]] =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# =&gt; <text:s/>42336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1</text:span><text:span text:style-name="T5">  </text:span><text:span text:style-name="T6"># =&gt; 61.740</text:span></text:p>
          </table:table-cell>
          <table:table-cell table:number-columns-repeated="5"/>
          <table:table-cell office:value-type="string" calcext:value-type="string">
            <text:p>@exponentsDemo[[2, 2, 2, 2]] =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# =&gt;</text:p>
          </table:table-cell>
          <table:table-cell office:value-type="float" office:value="44100" calcext:value-type="float">
            <text:p>44100</text:p>
          </table:table-cell>
          <table:table-cell table:number-columns-repeated="2"/>
          <table:table-cell office:value-type="string" calcext:value-type="string">
            <text:p>@exponentsDemo[[2, 4, 2, 1]] =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# =&gt;</text:p>
          </table:table-cell>
          <table:table-cell office:value-type="float" office:value="56700" calcext:value-type="float">
            <text:p>56700</text:p>
          </table:table-cell>
          <table:table-cell table:number-columns-repeated="3"/>
          <table:table-cell table:style-name="ce1" office:value-type="string" calcext:value-type="string">
            <text:p><text:s text:c="5"/>@exponentsDemo[[1, 5, 3, 1]] =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s/># =&gt; <text:s/>4252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2</text:span><text:span text:style-name="T5">  </text:span><text:span text:style-name="T6"># =&gt; 63.000</text:span></text:p>
          </table:table-cell>
          <table:table-cell table:number-columns-repeated="5"/>
          <table:table-cell office:value-type="string" calcext:value-type="string">
            <text:p>@exponentsDemo[[8, 0, 2, 1]] =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# =&gt;</text:p>
          </table:table-cell>
          <table:table-cell office:value-type="float" office:value="44800" calcext:value-type="float">
            <text:p>44800</text:p>
          </table:table-cell>
          <table:table-cell table:number-columns-repeated="2"/>
          <table:table-cell office:value-type="string" calcext:value-type="string">
            <text:p>@exponentsDemo[[4, 1, 2, 2]] =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# =&gt;</text:p>
          </table:table-cell>
          <table:table-cell office:value-type="float" office:value="58800" calcext:value-type="float">
            <text:p>58800</text:p>
          </table:table-cell>
          <table:table-cell table:number-columns-repeated="3"/>
          <table:table-cell table:style-name="ce1" office:value-type="string" calcext:value-type="string">
            <text:p><text:s text:c="5"/>@exponentsDemo[[7, 3, 3, 0]] =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# =&gt; <text:s/>43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3</text:span><text:span text:style-name="T5">  </text:span><text:span text:style-name="T6"># =&gt; 66.150</text:span></text:p>
          </table:table-cell>
          <table:table-cell table:number-columns-repeated="5"/>
          <table:table-cell office:value-type="string" calcext:value-type="string">
            <text:p>@exponentsDemo[[3, 2, 4, 0]] =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# =&gt;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  <table:table-cell office:value-type="string" calcext:value-type="string">
            <text:p>@exponentsDemo[[0, 5, 1, 2]] =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# =&gt;</text:p>
          </table:table-cell>
          <table:table-cell office:value-type="float" office:value="59535" calcext:value-type="float">
            <text:p>59535</text:p>
          </table:table-cell>
          <table:table-cell table:number-columns-repeated="3"/>
          <table:table-cell table:style-name="ce1" office:value-type="string" calcext:value-type="string">
            <text:p><text:s text:c="5"/>@exponentsDemo[[3, 2, 3, 2]] =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# =&gt; <text:s/>441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4</text:span><text:span text:style-name="T5">  </text:span><text:span text:style-name="T6"># =&gt; 67.200</text:span></text:p>
          </table:table-cell>
          <table:table-cell table:number-columns-repeated="5"/>
          <table:table-cell office:value-type="string" calcext:value-type="string">
            <text:p>@exponentsDemo[[4, 4, 1, 1]] =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# =&gt;</text:p>
          </table:table-cell>
          <table:table-cell office:value-type="float" office:value="45360" calcext:value-type="float">
            <text:p>45360</text:p>
          </table:table-cell>
          <table:table-cell table:number-columns-repeated="2"/>
          <table:table-cell office:value-type="string" calcext:value-type="string">
            <text:p>@exponentsDemo[[5, 1, 4, 0]] =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# =&gt;</text:p>
          </table:table-cell>
          <table:table-cell office:value-type="float" office:value="60000" calcext:value-type="float">
            <text:p>60000</text:p>
          </table:table-cell>
          <table:table-cell table:number-columns-repeated="3"/>
          <table:table-cell table:style-name="ce1" office:value-type="string" calcext:value-type="string">
            <text:p><text:s text:c="5"/>@exponentsDemo[[5, 4, 2, 1]] =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# =&gt; <text:s/>453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5</text:span><text:span text:style-name="T5">  </text:span><text:span text:style-name="T6"># =&gt; 68.040</text:span></text:p>
          </table:table-cell>
          <table:table-cell table:number-columns-repeated="5"/>
          <table:table-cell office:value-type="string" calcext:value-type="string">
            <text:p>@exponentsDemo[[6, 1, 1, 2]] =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# =&gt;</text:p>
          </table:table-cell>
          <table:table-cell office:value-type="float" office:value="47040" calcext:value-type="float">
            <text:p>47040</text:p>
          </table:table-cell>
          <table:table-cell table:number-columns-repeated="2"/>
          <table:table-cell office:value-type="string" calcext:value-type="string">
            <text:p>@exponentsDemo[[6, 3, 1, 1]] =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# =&gt;</text:p>
          </table:table-cell>
          <table:table-cell office:value-type="float" office:value="60480" calcext:value-type="float">
            <text:p>60480</text:p>
          </table:table-cell>
          <table:table-cell table:number-columns-repeated="3"/>
          <table:table-cell table:style-name="ce1" office:value-type="string" calcext:value-type="string">
            <text:p><text:s text:c="5"/>@exponentsDemo[[7, 1, 2, 2]] =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# =&gt; <text:s/>470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6</text:span><text:span text:style-name="T5">  </text:span><text:span text:style-name="T6"># =&gt; 70.560</text:span></text:p>
          </table:table-cell>
          <table:table-cell table:number-columns-repeated="5"/>
          <table:table-cell office:value-type="string" calcext:value-type="string">
            <text:p>@exponentsDemo[[1, 3, 3, 1]] =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# =&gt;</text:p>
          </table:table-cell>
          <table:table-cell office:value-type="float" office:value="47250" calcext:value-type="float">
            <text:p>47250</text:p>
          </table:table-cell>
          <table:table-cell table:number-columns-repeated="2"/>
          <table:table-cell office:value-type="string" calcext:value-type="string">
            <text:p>@exponentsDemo[[1, 5, 3, 0]] =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# =&gt;</text:p>
          </table:table-cell>
          <table:table-cell office:value-type="float" office:value="60750" calcext:value-type="float">
            <text:p>60750</text:p>
          </table:table-cell>
          <table:table-cell table:number-columns-repeated="3"/>
          <table:table-cell table:style-name="ce1" office:value-type="string" calcext:value-type="string">
            <text:p><text:s text:c="5"/>@exponentsDemo[[2, 3, 4, 1]] =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/># =&gt; <text:s/>472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7</text:span><text:span text:style-name="T5">  </text:span><text:span text:style-name="T6"># =&gt; 72.030</text:span></text:p>
          </table:table-cell>
          <table:table-cell table:number-columns-repeated="5"/>
          <table:table-cell office:value-type="string" calcext:value-type="string">
            <text:p>@exponentsDemo[[2, 5, 0, 2]] =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# =&gt;</text:p>
          </table:table-cell>
          <table:table-cell office:value-type="float" office:value="47628" calcext:value-type="float">
            <text:p>47628</text:p>
          </table:table-cell>
          <table:table-cell table:number-columns-repeated="2"/>
          <table:table-cell office:value-type="string" calcext:value-type="string">
            <text:p>@exponentsDemo[[1, 0, 4, 2]] =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# =&gt;</text:p>
          </table:table-cell>
          <table:table-cell office:value-type="float" office:value="61250" calcext:value-type="float">
            <text:p>61250</text:p>
          </table:table-cell>
          <table:table-cell table:number-columns-repeated="3"/>
          <table:table-cell table:style-name="ce1" office:value-type="string" calcext:value-type="string">
            <text:p><text:s text:c="5"/>@exponentsDemo[[3, 5, 1, 2]] =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# =&gt; <text:s/>47628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8</text:span><text:span text:style-name="T5">  </text:span><text:span text:style-name="T6"># =&gt; 73.500</text:span></text:p>
          </table:table-cell>
          <table:table-cell table:number-columns-repeated="5"/>
          <table:table-cell office:value-type="string" calcext:value-type="string">
            <text:p>@exponentsDemo[[7, 1, 3, 0]] =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# =&gt;</text:p>
          </table:table-cell>
          <table:table-cell office:value-type="float" office:value="48000" calcext:value-type="float">
            <text:p>48000</text:p>
          </table:table-cell>
          <table:table-cell table:number-columns-repeated="2"/>
          <table:table-cell office:value-type="string" calcext:value-type="string">
            <text:p>@exponentsDemo[[3, 2, 3, 1]] =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# =&gt;</text:p>
          </table:table-cell>
          <table:table-cell office:value-type="float" office:value="63000" calcext:value-type="float">
            <text:p>63000</text:p>
          </table:table-cell>
          <table:table-cell table:number-columns-repeated="3"/>
          <table:table-cell table:style-name="ce1" office:value-type="string" calcext:value-type="string">
            <text:p><text:s text:c="5"/>@exponentsDemo[[4, 5, 3, 0]] =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# =&gt; <text:s/>48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9</text:span><text:span text:style-name="T5">  </text:span><text:span text:style-name="T6"># =&gt; 75.600</text:span></text:p>
          </table:table-cell>
          <table:table-cell table:number-columns-repeated="5"/>
          <table:table-cell office:value-type="string" calcext:value-type="string">
            <text:p>@exponentsDemo[[8, 3, 0, 1]] =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# =&gt;</text:p>
          </table:table-cell>
          <table:table-cell office:value-type="float" office:value="48384" calcext:value-type="float">
            <text:p>48384</text:p>
          </table:table-cell>
          <table:table-cell table:number-columns-repeated="2"/>
          <table:table-cell office:value-type="string" calcext:value-type="string">
            <text:p>@exponentsDemo[[4, 4, 0, 2]] =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# =&gt;</text:p>
          </table:table-cell>
          <table:table-cell office:value-type="float" office:value="63504" calcext:value-type="float">
            <text:p>63504</text:p>
          </table:table-cell>
          <table:table-cell table:number-columns-repeated="3"/>
          <table:table-cell table:style-name="ce1" office:value-type="string" calcext:value-type="string">
            <text:p><text:s text:c="5"/>@exponentsDemo[[4, 0, 4, 2]] =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# =&gt; <text:s/>49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0</text:span><text:span text:style-name="T5">  </text:span><text:span text:style-name="T6"># =&gt; 78.750</text:span></text:p>
          </table:table-cell>
          <table:table-cell table:number-columns-repeated="5"/>
          <table:table-cell office:value-type="string" calcext:value-type="string">
            <text:p>@exponentsDemo[[3, 5, 2, 0]] =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# =&gt;</text:p>
          </table:table-cell>
          <table:table-cell office:value-type="float" office:value="48600" calcext:value-type="float">
            <text:p>48600</text:p>
          </table:table-cell>
          <table:table-cell table:number-columns-repeated="2"/>
          <table:table-cell office:value-type="string" calcext:value-type="string">
            <text:p>@exponentsDemo[[5, 4, 2, 0]] =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# =&gt;</text:p>
          </table:table-cell>
          <table:table-cell office:value-type="float" office:value="64800" calcext:value-type="float">
            <text:p>64800</text:p>
          </table:table-cell>
          <table:table-cell table:number-columns-repeated="3"/>
          <table:table-cell table:style-name="ce1" office:value-type="string" calcext:value-type="string">
            <text:p><text:s text:c="5"/>@exponentsDemo[[0, 4, 3, 2]] =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# =&gt; <text:s/>49612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1</text:span><text:span text:style-name="T5">  </text:span><text:span text:style-name="T6"># =&gt; 79.380</text:span></text:p>
          </table:table-cell>
          <table:table-cell table:number-columns-repeated="5"/>
          <table:table-cell office:value-type="string" calcext:value-type="string">
            <text:p>@exponentsDemo[[3, 0, 3, 2]] =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# =&gt;</text:p>
          </table:table-cell>
          <table:table-cell office:value-type="float" office:value="49000" calcext:value-type="float">
            <text:p>49000</text:p>
          </table:table-cell>
          <table:table-cell table:number-columns-repeated="2"/>
          <table:table-cell office:value-type="string" calcext:value-type="string">
            <text:p>@exponentsDemo[[1, 3, 2, 2]] =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# =&gt;</text:p>
          </table:table-cell>
          <table:table-cell office:value-type="float" office:value="66150" calcext:value-type="float">
            <text:p>66150</text:p>
          </table:table-cell>
          <table:table-cell table:number-columns-repeated="3"/>
          <table:table-cell table:style-name="ce1" office:value-type="string" calcext:value-type="string">
            <text:p><text:s text:c="5"/>@exponentsDemo[[6, 2, 3, 1]] =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# =&gt; <text:s/>50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2</text:span><text:span text:style-name="T5">  </text:span><text:span text:style-name="T6"># =&gt; 80.640</text:span></text:p>
          </table:table-cell>
          <table:table-cell table:number-columns-repeated="5"/>
          <table:table-cell office:value-type="string" calcext:value-type="string">
            <text:p>@exponentsDemo[[5, 2, 2, 1]] =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# =&gt;</text:p>
          </table:table-cell>
          <table:table-cell office:value-type="float" office:value="50400" calcext:value-type="float">
            <text:p>50400</text:p>
          </table:table-cell>
          <table:table-cell table:number-columns-repeated="2"/>
          <table:table-cell office:value-type="string" calcext:value-type="string">
            <text:p>@exponentsDemo[[7, 1, 2, 1]] =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# =&gt;</text:p>
          </table:table-cell>
          <table:table-cell office:value-type="float" office:value="67200" calcext:value-type="float">
            <text:p>67200</text:p>
          </table:table-cell>
          <table:table-cell table:number-columns-repeated="3"/>
          <table:table-cell table:style-name="ce1" office:value-type="string" calcext:value-type="string">
            <text:p><text:s text:c="5"/>@exponentsDemo[[7, 4, 0, 2]] =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# =&gt; <text:s/>508032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3</text:span><text:span text:style-name="T5">  </text:span><text:span text:style-name="T6"># =&gt; 82.320</text:span></text:p>
          </table:table-cell>
          <table:table-cell table:number-columns-repeated="5"/>
          <table:table-cell office:value-type="string" calcext:value-type="string">
            <text:p>@exponentsDemo[[0, 4, 4, 0]] =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# =&gt;</text:p>
          </table:table-cell>
          <table:table-cell office:value-type="float" office:value="50625" calcext:value-type="float">
            <text:p>50625</text:p>
          </table:table-cell>
          <table:table-cell table:number-columns-repeated="2"/>
          <table:table-cell office:value-type="string" calcext:value-type="string">
            <text:p>@exponentsDemo[[2, 3, 4, 0]] =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# =&gt;</text:p>
          </table:table-cell>
          <table:table-cell office:value-type="float" office:value="67500" calcext:value-type="float">
            <text:p>67500</text:p>
          </table:table-cell>
          <table:table-cell table:number-columns-repeated="3"/>
          <table:table-cell table:style-name="ce1" office:value-type="string" calcext:value-type="string">
            <text:p><text:s text:c="5"/>@exponentsDemo[[4, 3, 2, 2]] =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# =&gt; <text:s/>5292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4</text:span><text:span text:style-name="T5">  </text:span><text:span text:style-name="T6"># =&gt; 84.000</text:span></text:p>
          </table:table-cell>
          <table:table-cell table:number-columns-repeated="5"/>
          <table:table-cell office:value-type="string" calcext:value-type="string">
            <text:p>@exponentsDemo[[7, 4, 1, 0]] =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# =&gt;</text:p>
          </table:table-cell>
          <table:table-cell office:value-type="float" office:value="51840" calcext:value-type="float">
            <text:p>51840</text:p>
          </table:table-cell>
          <table:table-cell table:number-columns-repeated="2"/>
          <table:table-cell office:value-type="string" calcext:value-type="string">
            <text:p>@exponentsDemo[[3, 5, 1, 1]] =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# =&gt;</text:p>
          </table:table-cell>
          <table:table-cell office:value-type="float" office:value="68040" calcext:value-type="float">
            <text:p>68040</text:p>
          </table:table-cell>
          <table:table-cell table:number-columns-repeated="3"/>
          <table:table-cell table:style-name="ce1" office:value-type="string" calcext:value-type="string">
            <text:p><text:s text:c="5"/>@exponentsDemo[[5, 3, 4, 0]] =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/># =&gt; <text:s/>5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5</text:span><text:span text:style-name="T5">  </text:span><text:span text:style-name="T6"># =&gt; 85.050</text:span></text:p>
          </table:table-cell>
          <table:table-cell table:number-columns-repeated="5"/>
          <table:table-cell office:value-type="string" calcext:value-type="string">
            <text:p>@exponentsDemo[[2, 1, 4, 1]] =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# =&gt;</text:p>
          </table:table-cell>
          <table:table-cell office:value-type="float" office:value="52500" calcext:value-type="float">
            <text:p>52500</text:p>
          </table:table-cell>
          <table:table-cell table:number-columns-repeated="2"/>
          <table:table-cell office:value-type="string" calcext:value-type="string">
            <text:p>@exponentsDemo[[4, 0, 4, 1]] =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# =&gt;</text:p>
          </table:table-cell>
          <table:table-cell office:value-type="float" office:value="70000" calcext:value-type="float">
            <text:p>70000</text:p>
          </table:table-cell>
          <table:table-cell table:number-columns-repeated="3"/>
          <table:table-cell table:style-name="ce1" office:value-type="string" calcext:value-type="string">
            <text:p><text:s text:c="5"/>@exponentsDemo[[6, 5, 1, 1]] =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# =&gt; <text:s/>54432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6</text:span><text:span text:style-name="T5">  </text:span><text:span text:style-name="T6"># =&gt; 88.200</text:span></text:p>
          </table:table-cell>
          <table:table-cell table:number-columns-repeated="5"/>
          <table:table-cell office:value-type="string" calcext:value-type="string">
            <text:p>@exponentsDemo[[3, 3, 1, 2]] =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# =&gt;</text:p>
          </table:table-cell>
          <table:table-cell office:value-type="float" office:value="52920" calcext:value-type="float">
            <text:p>52920</text:p>
          </table:table-cell>
          <table:table-cell table:number-columns-repeated="2"/>
          <table:table-cell office:value-type="string" calcext:value-type="string">
            <text:p>@exponentsDemo[[5, 2, 1, 2]] =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# =&gt;</text:p>
          </table:table-cell>
          <table:table-cell office:value-type="float" office:value="70560" calcext:value-type="float">
            <text:p>70560</text:p>
          </table:table-cell>
          <table:table-cell table:number-columns-repeated="3"/>
          <table:table-cell table:style-name="ce1" office:value-type="string" calcext:value-type="string">
            <text:p><text:s text:c="5"/>@exponentsDemo[[1, 2, 4, 2]] =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/># =&gt; <text:s/>5512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7</text:span><text:span text:style-name="T5">  </text:span><text:span text:style-name="T6"># =&gt; 90.720</text:span></text:p>
          </table:table-cell>
          <table:table-cell table:number-columns-repeated="5"/>
          <table:table-cell office:value-type="string" calcext:value-type="string">
            <text:p>@exponentsDemo[[4, 3, 3, 0]] =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# =&gt;</text:p>
          </table:table-cell>
          <table:table-cell office:value-type="float" office:value="54000" calcext:value-type="float">
            <text:p>54000</text:p>
          </table:table-cell>
          <table:table-cell table:number-columns-repeated="2"/>
          <table:table-cell office:value-type="string" calcext:value-type="string">
            <text:p>@exponentsDemo[[0, 4, 3, 1]] =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# =&gt;</text:p>
          </table:table-cell>
          <table:table-cell office:value-type="float" office:value="70875" calcext:value-type="float">
            <text:p>70875</text:p>
          </table:table-cell>
          <table:table-cell table:number-columns-repeated="3"/>
          <table:table-cell table:style-name="ce1" office:value-type="string" calcext:value-type="string">
            <text:p><text:s text:c="5"/>@exponentsDemo[[7, 0, 4, 1]] =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# =&gt; <text:s/>5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8</text:span><text:span text:style-name="T5">  </text:span><text:span text:style-name="T6"># =&gt; 92.610</text:span></text:p>
          </table:table-cell>
          <table:table-cell table:number-columns-repeated="5"/>
          <table:table-cell office:value-type="string" calcext:value-type="string">
            <text:p>@exponentsDemo[[5, 5, 0, 1]] =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# =&gt;</text:p>
          </table:table-cell>
          <table:table-cell office:value-type="float" office:value="54432" calcext:value-type="float">
            <text:p>54432</text:p>
          </table:table-cell>
          <table:table-cell table:number-columns-repeated="2"/>
          <table:table-cell office:value-type="string" calcext:value-type="string">
            <text:p>@exponentsDemo[[6, 2, 3, 0]] =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# =&gt;</text:p>
          </table:table-cell>
          <table:table-cell office:value-type="float" office:value="72000" calcext:value-type="float">
            <text:p>72000</text:p>
          </table:table-cell>
          <table:table-cell table:number-columns-repeated="3"/>
          <table:table-cell table:style-name="ce1" office:value-type="string" calcext:value-type="string">
            <text:p><text:s text:c="5"/>@exponentsDemo[[3, 4, 3, 1]] =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/># =&gt; <text:s/>567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9</text:span><text:span text:style-name="T5">  </text:span><text:span text:style-name="T6"># =&gt; 94.080</text:span></text:p>
          </table:table-cell>
          <table:table-cell table:number-columns-repeated="5"/>
          <table:table-cell office:value-type="string" calcext:value-type="string">
            <text:p>@exponentsDemo[[0, 2, 3, 2]] =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# =&gt;</text:p>
          </table:table-cell>
          <table:table-cell office:value-type="float" office:value="55125" calcext:value-type="float">
            <text:p>55125</text:p>
          </table:table-cell>
          <table:table-cell table:number-columns-repeated="2"/>
          <table:table-cell office:value-type="string" calcext:value-type="string">
            <text:p>@exponentsDemo[[7, 4, 0, 1]] =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# =&gt;</text:p>
          </table:table-cell>
          <table:table-cell office:value-type="float" office:value="72576" calcext:value-type="float">
            <text:p>72576</text:p>
          </table:table-cell>
          <table:table-cell table:number-columns-repeated="3"/>
          <table:table-cell table:style-name="ce1" office:value-type="string" calcext:value-type="string">
            <text:p><text:s text:c="5"/>@exponentsDemo[[5, 1, 3, 2]] =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# =&gt; <text:s/>58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0</text:span><text:span text:style-name="T5">  </text:span><text:span text:style-name="T6"># =&gt; 94.500</text:span></text:p>
          </table:table-cell>
          <table:table-cell table:number-columns-repeated="5"/>
          <table:table-cell office:value-type="string" calcext:value-type="string">
            <text:p>@exponentsDemo[[6, 0, 3, 1]] =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# =&gt;</text:p>
          </table:table-cell>
          <table:table-cell office:value-type="float" office:value="56000" calcext:value-type="float">
            <text:p>56000</text:p>
          </table:table-cell>
          <table:table-cell table:number-columns-repeated="2"/>
          <table:table-cell office:value-type="string" calcext:value-type="string">
            <text:p>@exponentsDemo[[2, 1, 3, 2]] =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# =&gt;</text:p>
          </table:table-cell>
          <table:table-cell office:value-type="float" office:value="73500" calcext:value-type="float">
            <text:p>73500</text:p>
          </table:table-cell>
          <table:table-cell table:number-columns-repeated="3"/>
          <table:table-cell table:style-name="ce1" office:value-type="string" calcext:value-type="string">
            <text:p><text:s text:c="5"/>@exponentsDemo[[1, 5, 2, 2]] =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# =&gt; <text:s/>5953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1</text:span><text:span text:style-name="T5">  </text:span><text:span text:style-name="T6"># =&gt; 100.800</text:span></text:p>
          </table:table-cell>
          <table:table-cell table:number-columns-repeated="5"/>
          <table:table-cell office:value-type="string" calcext:value-type="string">
            <text:p>@exponentsDemo[[7, 2, 0, 2]] =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# =&gt;</text:p>
          </table:table-cell>
          <table:table-cell office:value-type="float" office:value="56448" calcext:value-type="float">
            <text:p>56448</text:p>
          </table:table-cell>
          <table:table-cell table:number-columns-repeated="2"/>
          <table:table-cell office:value-type="string" calcext:value-type="string">
            <text:p>@exponentsDemo[[4, 3, 2, 1]] =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# =&gt;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  <table:table-cell table:style-name="ce1" office:value-type="string" calcext:value-type="string">
            <text:p><text:s text:c="5"/>@exponentsDemo[[7, 3, 2, 1]] =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# =&gt; <text:s/>6048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2</text:span><text:span text:style-name="T5">  </text:span><text:span text:style-name="T6"># =&gt; 102.060</text:span></text:p>
          </table:table-cell>
          <table:table-cell table:number-columns-repeated="5"/>
          <table:table-cell office:value-type="string" calcext:value-type="string">
            <text:p>@exponentsDemo[[2, 4, 2, 1]] =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# =&gt;</text:p>
          </table:table-cell>
          <table:table-cell office:value-type="float" office:value="56700" calcext:value-type="float">
            <text:p>56700</text:p>
          </table:table-cell>
          <table:table-cell table:number-columns-repeated="2"/>
          <table:table-cell office:value-type="string" calcext:value-type="string">
            <text:p>@exponentsDemo[[6, 5, 1, 0]] =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# =&gt;</text:p>
          </table:table-cell>
          <table:table-cell office:value-type="float" office:value="77760" calcext:value-type="float">
            <text:p>77760</text:p>
          </table:table-cell>
          <table:table-cell table:number-columns-repeated="3"/>
          <table:table-cell table:style-name="ce1" office:value-type="string" calcext:value-type="string">
            <text:p><text:s text:c="5"/>@exponentsDemo[[2, 5, 4, 0]] =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s/># =&gt; <text:s/>607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3</text:span><text:span text:style-name="T5">  </text:span><text:span text:style-name="T6"># =&gt; 102.900</text:span></text:p>
          </table:table-cell>
          <table:table-cell table:number-columns-repeated="5"/>
          <table:table-cell office:value-type="string" calcext:value-type="string">
            <text:p>@exponentsDemo[[8, 2, 2, 0]] =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# =&gt;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  <table:table-cell office:value-type="string" calcext:value-type="string">
            <text:p>@exponentsDemo[[6, 0, 2, 2]] =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# =&gt;</text:p>
          </table:table-cell>
          <table:table-cell office:value-type="float" office:value="78400" calcext:value-type="float">
            <text:p>78400</text:p>
          </table:table-cell>
          <table:table-cell table:number-columns-repeated="3"/>
          <table:table-cell table:style-name="ce1" office:value-type="string" calcext:value-type="string">
            <text:p><text:s text:c="5"/>@exponentsDemo[[4, 2, 4, 1]] =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<text:s/># =&gt; <text:s/>63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4</text:span><text:span text:style-name="T5">  </text:span><text:span text:style-name="T6"># =&gt; 105.000</text:span></text:p>
          </table:table-cell>
          <table:table-cell table:number-columns-repeated="5"/>
          <table:table-cell office:value-type="string" calcext:value-type="string">
            <text:p>@exponentsDemo[[4, 1, 2, 2]] =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# =&gt;</text:p>
          </table:table-cell>
          <table:table-cell office:value-type="float" office:value="58800" calcext:value-type="float">
            <text:p>58800</text:p>
          </table:table-cell>
          <table:table-cell table:number-columns-repeated="2"/>
          <table:table-cell office:value-type="string" calcext:value-type="string">
            <text:p>@exponentsDemo[[1, 2, 4, 1]] =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# =&gt;</text:p>
          </table:table-cell>
          <table:table-cell office:value-type="float" office:value="78750" calcext:value-type="float">
            <text:p>78750</text:p>
          </table:table-cell>
          <table:table-cell table:number-columns-repeated="3"/>
          <table:table-cell table:style-name="ce1" office:value-type="string" calcext:value-type="string">
            <text:p><text:s text:c="5"/>@exponentsDemo[[5, 4, 1, 2]] =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/># =&gt; <text:s/>63504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5</text:span><text:span text:style-name="T5">  </text:span><text:span text:style-name="T6"># =&gt; 105.840</text:span></text:p>
          </table:table-cell>
          <table:table-cell table:number-columns-repeated="5"/>
          <table:table-cell office:value-type="string" calcext:value-type="string">
            <text:p>@exponentsDemo[[0, 5, 1, 2]] =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# =&gt;</text:p>
          </table:table-cell>
          <table:table-cell office:value-type="float" office:value="59535" calcext:value-type="float">
            <text:p>59535</text:p>
          </table:table-cell>
          <table:table-cell table:number-columns-repeated="2"/>
          <table:table-cell office:value-type="string" calcext:value-type="string">
            <text:p>@exponentsDemo[[2, 4, 1, 2]] =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# =&gt;</text:p>
          </table:table-cell>
          <table:table-cell office:value-type="float" office:value="79380" calcext:value-type="float">
            <text:p>79380</text:p>
          </table:table-cell>
          <table:table-cell office:value-type="string" calcext:value-type="string">
            <text:p>FINISH SHORTS</text:p>
          </table:table-cell>
          <table:table-cell/>
          <table:table-cell table:formula="of:=[.N430]-[.N278]" office:value-type="float" office:value="152" calcext:value-type="float">
            <text:p>152</text:p>
          </table:table-cell>
          <table:table-cell table:style-name="ce1" office:value-type="string" calcext:value-type="string">
            <text:p><text:s text:c="5"/>@exponentsDemo[[6, 4, 3, 0]] =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# =&gt; <text:s/>64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6</text:span><text:span text:style-name="T5">  </text:span><text:span text:style-name="T6"># =&gt; 110.250</text:span></text:p>
          </table:table-cell>
          <table:table-cell table:number-columns-repeated="5"/>
          <table:table-cell office:value-type="string" calcext:value-type="string">
            <text:p>@exponentsDemo[[5, 1, 4, 0]] =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# =&gt;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office:value-type="string" calcext:value-type="string">
            <text:p>@exponentsDemo[[7, 0, 4, 0]] =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# =&gt;</text:p>
          </table:table-cell>
          <table:table-cell office:value-type="float" office:value="80000" calcext:value-type="float">
            <text:p>80000</text:p>
          </table:table-cell>
          <table:table-cell table:number-columns-repeated="3"/>
          <table:table-cell table:style-name="ce1" office:value-type="string" calcext:value-type="string">
            <text:p><text:s text:c="5"/>@exponentsDemo[[2, 3, 3, 2]] =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# =&gt; <text:s/>661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7</text:span><text:span text:style-name="T5">  </text:span><text:span text:style-name="T6"># =&gt; 113.400</text:span></text:p>
          </table:table-cell>
          <table:table-cell table:number-columns-repeated="5"/>
          <table:table-cell office:value-type="string" calcext:value-type="string">
            <text:p>@exponentsDemo[[6, 3, 1, 1]] =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# =&gt;</text:p>
          </table:table-cell>
          <table:table-cell office:value-type="float" office:value="60480" calcext:value-type="float">
            <text:p>60480</text:p>
          </table:table-cell>
          <table:table-cell table:number-columns-repeated="2"/>
          <table:table-cell office:value-type="string" calcext:value-type="string">
            <text:p>@exponentsDemo[[3, 4, 3, 0]] =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# =&gt;</text:p>
          </table:table-cell>
          <table:table-cell office:value-type="float" office:value="81000" calcext:value-type="float">
            <text:p>81000</text:p>
          </table:table-cell>
          <table:table-cell table:number-columns-repeated="3"/>
          <table:table-cell table:style-name="ce1" office:value-type="string" calcext:value-type="string">
            <text:p><text:s text:c="5"/>@exponentsDemo[[4, 5, 2, 1]] =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# =&gt; <text:s/>680400 <text:s/>FINISH LONG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8</text:span><text:span text:style-name="T5">  </text:span><text:span text:style-name="T6"># =&gt; 117.600</text:span></text:p>
          </table:table-cell>
          <table:table-cell table:number-columns-repeated="5"/>
          <table:table-cell office:value-type="string" calcext:value-type="string">
            <text:p>@exponentsDemo[[1, 5, 3, 0]] =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# =&gt;</text:p>
          </table:table-cell>
          <table:table-cell office:value-type="float" office:value="60750" calcext:value-type="float">
            <text:p>60750</text:p>
          </table:table-cell>
          <table:table-cell table:number-columns-repeated="2"/>
          <table:table-cell office:value-type="string" calcext:value-type="string">
            <text:p>@exponentsDemo[[5, 1, 3, 1]] =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# =&gt;</text:p>
          </table:table-cell>
          <table:table-cell office:value-type="float" office:value="84000" calcext:value-type="float">
            <text:p>84000</text:p>
          </table:table-cell>
          <table:table-cell table:number-columns-repeated="3"/>
          <table:table-cell table:style-name="ce1" office:value-type="string" calcext:value-type="string">
            <text:p><text:s text:c="5"/>@exponentsDemo[[6, 2, 2, 2]] =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# =&gt; <text:s/>705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9</text:span><text:span text:style-name="T5">  </text:span><text:span text:style-name="T6"># =&gt; 119.070</text:span></text:p>
          </table:table-cell>
          <table:table-cell table:number-columns-repeated="5"/>
          <table:table-cell office:value-type="string" calcext:value-type="string">
            <text:p>@exponentsDemo[[1, 0, 4, 2]] =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# =&gt;</text:p>
          </table:table-cell>
          <table:table-cell office:value-type="float" office:value="61250" calcext:value-type="float">
            <text:p>61250</text:p>
          </table:table-cell>
          <table:table-cell table:number-columns-repeated="2"/>
          <table:table-cell office:value-type="string" calcext:value-type="string">
            <text:p>@exponentsDemo[[6, 3, 0, 2]] =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# =&gt;</text:p>
          </table:table-cell>
          <table:table-cell office:value-type="float" office:value="84672" calcext:value-type="float">
            <text:p>84672</text:p>
          </table:table-cell>
          <table:table-cell table:number-columns-repeated="3"/>
          <table:table-cell table:style-name="ce1" office:value-type="string" calcext:value-type="string">
            <text:p><text:s text:c="5"/>@exponentsDemo[[1, 4, 4, 1]] =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s/># =&gt; <text:s/>7087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0</text:span><text:span text:style-name="T5">  </text:span><text:span text:style-name="T6"># =&gt; 120.960</text:span></text:p>
          </table:table-cell>
          <table:table-cell table:number-columns-repeated="5"/>
          <table:table-cell office:value-type="string" calcext:value-type="string">
            <text:p>@exponentsDemo[[8, 5, 0, 0]] =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# =&gt;</text:p>
          </table:table-cell>
          <table:table-cell office:value-type="float" office:value="62208" calcext:value-type="float">
            <text:p>62208</text:p>
          </table:table-cell>
          <table:table-cell table:number-columns-repeated="2"/>
          <table:table-cell office:value-type="string" calcext:value-type="string">
            <text:p>@exponentsDemo[[1, 5, 2, 1]] =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# =&gt;</text:p>
          </table:table-cell>
          <table:table-cell office:value-type="float" office:value="85050" calcext:value-type="float">
            <text:p>85050</text:p>
          </table:table-cell>
          <table:table-cell table:number-columns-repeated="3"/>
          <table:table-cell table:style-name="ce1" office:value-type="string" calcext:value-type="string">
            <text:p><text:s text:c="5"/>@exponentsDemo[[7, 2, 4, 0]] =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# =&gt; <text:s/>7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1</text:span><text:span text:style-name="T5">  </text:span><text:span text:style-name="T6"># =&gt; 123.480</text:span></text:p>
          </table:table-cell>
          <table:table-cell table:number-columns-repeated="5"/>
          <table:table-cell office:value-type="string" calcext:value-type="string">
            <text:p>@exponentsDemo[[8, 0, 1, 2]] =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# =&gt;</text:p>
          </table:table-cell>
          <table:table-cell office:value-type="float" office:value="62720" calcext:value-type="float">
            <text:p>62720</text:p>
          </table:table-cell>
          <table:table-cell table:number-columns-repeated="2"/>
          <table:table-cell office:value-type="string" calcext:value-type="string">
            <text:p>@exponentsDemo[[7, 3, 2, 0]] =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# =&gt;</text:p>
          </table:table-cell>
          <table:table-cell office:value-type="float" office:value="86400" calcext:value-type="float">
            <text:p>86400</text:p>
          </table:table-cell>
          <table:table-cell table:number-columns-repeated="3"/>
          <table:table-cell table:style-name="ce1" office:value-type="string" calcext:value-type="string">
            <text:p><text:s text:c="5"/>@exponentsDemo[[3, 1, 4, 2]] =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# =&gt; <text:s/>73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2</text:span><text:span text:style-name="T5">  </text:span><text:span text:style-name="T6"># =&gt; 126.000</text:span></text:p>
          </table:table-cell>
          <table:table-cell table:number-columns-repeated="5"/>
          <table:table-cell office:value-type="string" calcext:value-type="string">
            <text:p>@exponentsDemo[[3, 2, 3, 1]] =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# =&gt;</text:p>
          </table:table-cell>
          <table:table-cell office:value-type="float" office:value="63000" calcext:value-type="float">
            <text:p>63000</text:p>
          </table:table-cell>
          <table:table-cell table:number-columns-repeated="2"/>
          <table:table-cell office:value-type="string" calcext:value-type="string">
            <text:p>@exponentsDemo[[3, 2, 2, 2]] =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# =&gt;</text:p>
          </table:table-cell>
          <table:table-cell office:value-type="float" office:value="88200" calcext:value-type="float">
            <text:p>88200</text:p>
          </table:table-cell>
          <table:table-cell table:number-columns-repeated="3"/>
          <table:table-cell table:style-name="ce1" office:value-type="string" calcext:value-type="string">
            <text:p><text:s text:c="5"/>@exponentsDemo[[5, 3, 3, 1]] =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/># =&gt; <text:s/>75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3</text:span><text:span text:style-name="T5">  </text:span><text:span text:style-name="T6"># =&gt; 131.250</text:span></text:p>
          </table:table-cell>
          <table:table-cell table:number-columns-repeated="5"/>
          <table:table-cell office:value-type="string" calcext:value-type="string">
            <text:p>@exponentsDemo[[4, 4, 0, 2]] =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# =&gt;</text:p>
          </table:table-cell>
          <table:table-cell office:value-type="float" office:value="63504" calcext:value-type="float">
            <text:p>63504</text:p>
          </table:table-cell>
          <table:table-cell table:number-columns-repeated="2"/>
          <table:table-cell office:value-type="string" calcext:value-type="string">
            <text:p>@exponentsDemo[[4, 2, 4, 0]] =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# =&gt;</text:p>
          </table:table-cell>
          <table:table-cell office:value-type="float" office:value="90000" calcext:value-type="float">
            <text:p>90000</text:p>
          </table:table-cell>
          <table:table-cell table:number-columns-repeated="3"/>
          <table:table-cell table:style-name="ce1" office:value-type="string" calcext:value-type="string">
            <text:p><text:s text:c="5"/>@exponentsDemo[[6, 5, 0, 2]] =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# =&gt; <text:s/>762048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4</text:span><text:span text:style-name="T5">  </text:span><text:span text:style-name="T6"># =&gt; 132.300</text:span></text:p>
          </table:table-cell>
          <table:table-cell table:number-columns-repeated="5"/>
          <table:table-cell office:value-type="string" calcext:value-type="string">
            <text:p>@exponentsDemo[[5, 4, 2, 0]] =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# =&gt;</text:p>
          </table:table-cell>
          <table:table-cell office:value-type="float" office:value="64800" calcext:value-type="float">
            <text:p>64800</text:p>
          </table:table-cell>
          <table:table-cell table:number-columns-repeated="2"/>
          <table:table-cell office:value-type="string" calcext:value-type="string">
            <text:p>@exponentsDemo[[5, 4, 1, 1]] =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# =&gt;</text:p>
          </table:table-cell>
          <table:table-cell office:value-type="float" office:value="90720" calcext:value-type="float">
            <text:p>90720</text:p>
          </table:table-cell>
          <table:table-cell table:number-columns-repeated="3"/>
          <table:table-cell table:style-name="ce1" office:value-type="string" calcext:value-type="string">
            <text:p><text:s text:c="5"/>@exponentsDemo[[7, 5, 2, 0]] =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/># =&gt; <text:s/>777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5</text:span><text:span text:style-name="T5">  </text:span><text:span text:style-name="T6"># =&gt; 134.400</text:span></text:p>
          </table:table-cell>
          <table:table-cell table:number-columns-repeated="5"/>
          <table:table-cell office:value-type="string" calcext:value-type="string">
            <text:p>@exponentsDemo[[1, 3, 2, 2]] =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# =&gt;</text:p>
          </table:table-cell>
          <table:table-cell office:value-type="float" office:value="66150" calcext:value-type="float">
            <text:p>66150</text:p>
          </table:table-cell>
          <table:table-cell table:number-columns-repeated="2"/>
          <table:table-cell office:value-type="string" calcext:value-type="string">
            <text:p>@exponentsDemo[[0, 1, 4, 2]] =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# =&gt;</text:p>
          </table:table-cell>
          <table:table-cell office:value-type="float" office:value="91875" calcext:value-type="float">
            <text:p>91875</text:p>
          </table:table-cell>
          <table:table-cell table:number-columns-repeated="3"/>
          <table:table-cell table:style-name="ce1" office:value-type="string" calcext:value-type="string">
            <text:p><text:s text:c="5"/>@exponentsDemo[[7, 0, 3, 2]] =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/># =&gt; <text:s/>78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6</text:span><text:span text:style-name="T5">  </text:span><text:span text:style-name="T6"># =&gt; 136.080</text:span></text:p>
          </table:table-cell>
          <table:table-cell table:number-columns-repeated="5"/>
          <table:table-cell office:value-type="string" calcext:value-type="string">
            <text:p>@exponentsDemo[[7, 1, 2, 1]] =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# =&gt;</text:p>
          </table:table-cell>
          <table:table-cell office:value-type="float" office:value="67200" calcext:value-type="float">
            <text:p>67200</text:p>
          </table:table-cell>
          <table:table-cell table:number-columns-repeated="2"/>
          <table:table-cell office:value-type="string" calcext:value-type="string">
            <text:p>@exponentsDemo[[7, 1, 1, 2]] =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# =&gt;</text:p>
          </table:table-cell>
          <table:table-cell office:value-type="float" office:value="94080" calcext:value-type="float">
            <text:p>94080</text:p>
          </table:table-cell>
          <table:table-cell table:number-columns-repeated="3"/>
          <table:table-cell table:style-name="ce1" office:value-type="string" calcext:value-type="string">
            <text:p><text:s text:c="5"/>@exponentsDemo[[3, 4, 2, 2]] =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<text:s/># =&gt; <text:s/>7938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7</text:span><text:span text:style-name="T5">  </text:span><text:span text:style-name="T6"># =&gt; 141.120</text:span></text:p>
          </table:table-cell>
          <table:table-cell table:number-columns-repeated="5"/>
          <table:table-cell office:value-type="string" calcext:value-type="string">
            <text:p>@exponentsDemo[[2, 3, 4, 0]] =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# =&gt;</text:p>
          </table:table-cell>
          <table:table-cell office:value-type="float" office:value="67500" calcext:value-type="float">
            <text:p>67500</text:p>
          </table:table-cell>
          <table:table-cell table:number-columns-repeated="2"/>
          <table:table-cell office:value-type="string" calcext:value-type="string">
            <text:p>@exponentsDemo[[2, 3, 3, 1]] =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# =&gt;</text:p>
          </table:table-cell>
          <table:table-cell office:value-type="float" office:value="94500" calcext:value-type="float">
            <text:p>94500</text:p>
          </table:table-cell>
          <table:table-cell table:number-columns-repeated="3"/>
          <table:table-cell table:style-name="ce1" office:value-type="string" calcext:value-type="string">
            <text:p><text:s text:c="5"/>@exponentsDemo[[4, 4, 4, 0]] =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/># =&gt; <text:s/>81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8</text:span><text:span text:style-name="T5">  </text:span><text:span text:style-name="T6"># =&gt; 141.750</text:span></text:p>
          </table:table-cell>
          <table:table-cell table:number-columns-repeated="5"/>
          <table:table-cell office:value-type="string" calcext:value-type="string">
            <text:p>@exponentsDemo[[3, 5, 1, 1]] =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# =&gt;</text:p>
          </table:table-cell>
          <table:table-cell office:value-type="float" office:value="68040" calcext:value-type="float">
            <text:p>68040</text:p>
          </table:table-cell>
          <table:table-cell table:number-columns-repeated="2"/>
          <table:table-cell office:value-type="string" calcext:value-type="string">
            <text:p>@exponentsDemo[[3, 5, 0, 2]] =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# =&gt;</text:p>
          </table:table-cell>
          <table:table-cell office:value-type="float" office:value="95256" calcext:value-type="float">
            <text:p>95256</text:p>
          </table:table-cell>
          <table:table-cell table:number-columns-repeated="3"/>
          <table:table-cell table:style-name="ce1" office:value-type="string" calcext:value-type="string">
            <text:p><text:s text:c="5"/>@exponentsDemo[[0, 3, 4, 2]] =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# =&gt; <text:s/>82687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9</text:span><text:span text:style-name="T5">  </text:span><text:span text:style-name="T6"># =&gt; 144.060</text:span></text:p>
          </table:table-cell>
          <table:table-cell table:number-columns-repeated="5"/>
          <table:table-cell office:value-type="string" calcext:value-type="string">
            <text:p>@exponentsDemo[[4, 0, 4, 1]] =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# =&gt;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  <table:table-cell office:value-type="string" calcext:value-type="string">
            <text:p>@exponentsDemo[[4, 5, 2, 0]] =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# =&gt;</text:p>
          </table:table-cell>
          <table:table-cell office:value-type="float" office:value="97200" calcext:value-type="float">
            <text:p>97200</text:p>
          </table:table-cell>
          <table:table-cell table:number-columns-repeated="3"/>
          <table:table-cell table:style-name="ce1" office:value-type="string" calcext:value-type="string">
            <text:p><text:s text:c="5"/>@exponentsDemo[[6, 1, 4, 1]] =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# =&gt; <text:s/>8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0</text:span><text:span text:style-name="T5">  </text:span><text:span text:style-name="T6"># =&gt; 147.000</text:span></text:p>
          </table:table-cell>
          <table:table-cell table:number-columns-repeated="5"/>
          <table:table-cell office:value-type="string" calcext:value-type="string">
            <text:p>@exponentsDemo[[5, 2, 1, 2]] =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# =&gt;</text:p>
          </table:table-cell>
          <table:table-cell office:value-type="float" office:value="70560" calcext:value-type="float">
            <text:p>70560</text:p>
          </table:table-cell>
          <table:table-cell table:number-columns-repeated="2"/>
          <table:table-cell office:value-type="string" calcext:value-type="string">
            <text:p>@exponentsDemo[[4, 0, 3, 2]] =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# =&gt;</text:p>
          </table:table-cell>
          <table:table-cell office:value-type="float" office:value="98000" calcext:value-type="float">
            <text:p>98000</text:p>
          </table:table-cell>
          <table:table-cell table:number-columns-repeated="3"/>
          <table:table-cell table:style-name="ce1" office:value-type="string" calcext:value-type="string">
            <text:p><text:s text:c="5"/>@exponentsDemo[[7, 3, 1, 2]] =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# =&gt; <text:s/>84672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1</text:span><text:span text:style-name="T5">  </text:span><text:span text:style-name="T6"># =&gt; 151.200</text:span></text:p>
          </table:table-cell>
          <table:table-cell table:number-columns-repeated="5"/>
          <table:table-cell office:value-type="string" calcext:value-type="string">
            <text:p>@exponentsDemo[[0, 4, 3, 1]] =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# =&gt;</text:p>
          </table:table-cell>
          <table:table-cell office:value-type="float" office:value="70875" calcext:value-type="float">
            <text:p>70875</text:p>
          </table:table-cell>
          <table:table-cell table:number-columns-repeated="2"/>
          <table:table-cell office:value-type="string" calcext:value-type="string">
            <text:p>@exponentsDemo[[0, 4, 2, 2]] =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# =&gt;</text:p>
          </table:table-cell>
          <table:table-cell office:value-type="float" office:value="99225" calcext:value-type="float">
            <text:p>99225</text:p>
          </table:table-cell>
          <table:table-cell table:number-columns-repeated="3"/>
          <table:table-cell table:style-name="ce1" office:value-type="string" calcext:value-type="string">
            <text:p><text:s text:c="5"/>@exponentsDemo[[2, 5, 3, 1]] =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# =&gt; <text:s/>850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2</text:span><text:span text:style-name="T5">  </text:span><text:span text:style-name="T6"># =&gt; 153.090</text:span></text:p>
          </table:table-cell>
          <table:table-cell table:number-columns-repeated="5"/>
          <table:table-cell office:value-type="string" calcext:value-type="string">
            <text:p>@exponentsDemo[[6, 2, 3, 0]] =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# =&gt;</text:p>
          </table:table-cell>
          <table:table-cell office:value-type="float" office:value="72000" calcext:value-type="float">
            <text:p>72000</text:p>
          </table:table-cell>
          <table:table-cell table:number-columns-repeated="2"/>
          <table:table-cell office:value-type="string" calcext:value-type="string">
            <text:p>@exponentsDemo[[6, 2, 2, 1]] =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# =&gt;</text:p>
          </table:table-cell>
          <table:table-cell office:value-type="float" office:value="100800" calcext:value-type="float">
            <text:p>100800</text:p>
          </table:table-cell>
          <table:table-cell table:number-columns-repeated="3"/>
          <table:table-cell table:style-name="ce1" office:value-type="string" calcext:value-type="string">
            <text:p><text:s text:c="5"/>@exponentsDemo[[4, 2, 3, 2]] =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s/># =&gt; <text:s/>88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3</text:span><text:span text:style-name="T5">  </text:span><text:span text:style-name="T6"># =&gt; 154.350</text:span></text:p>
          </table:table-cell>
          <table:table-cell table:number-columns-repeated="5"/>
          <table:table-cell office:value-type="string" calcext:value-type="string">
            <text:p>@exponentsDemo[[7, 4, 0, 1]] =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# =&gt;</text:p>
          </table:table-cell>
          <table:table-cell office:value-type="float" office:value="72576" calcext:value-type="float">
            <text:p>72576</text:p>
          </table:table-cell>
          <table:table-cell table:number-columns-repeated="2"/>
          <table:table-cell office:value-type="string" calcext:value-type="string">
            <text:p>@exponentsDemo[[1, 4, 4, 0]] =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# =&gt;</text:p>
          </table:table-cell>
          <table:table-cell office:value-type="float" office:value="101250" calcext:value-type="float">
            <text:p>101250</text:p>
          </table:table-cell>
          <table:table-cell table:number-columns-repeated="3"/>
          <table:table-cell table:style-name="ce1" office:value-type="string" calcext:value-type="string">
            <text:p><text:s text:c="5"/>@exponentsDemo[[6, 4, 2, 1]] =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# =&gt; <text:s/>9072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4</text:span><text:span text:style-name="T5">  </text:span><text:span text:style-name="T6"># =&gt; 157.500</text:span></text:p>
          </table:table-cell>
          <table:table-cell table:number-columns-repeated="5"/>
          <table:table-cell office:value-type="string" calcext:value-type="string">
            <text:p>@exponentsDemo[[2, 1, 3, 2]] =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# =&gt;</text:p>
          </table:table-cell>
          <table:table-cell office:value-type="float" office:value="73500" calcext:value-type="float">
            <text:p>73500</text:p>
          </table:table-cell>
          <table:table-cell table:number-columns-repeated="2"/>
          <table:table-cell office:value-type="string" calcext:value-type="string">
            <text:p>@exponentsDemo[[3, 1, 4, 1]] =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# =&gt;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style-name="ce1" office:value-type="string" calcext:value-type="string">
            <text:p><text:s text:c="5"/>@exponentsDemo[[3, 3, 4, 1]] =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/># =&gt; <text:s/>94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5</text:span><text:span text:style-name="T5">  </text:span><text:span text:style-name="T6"># =&gt; 158.760</text:span></text:p>
          </table:table-cell>
          <table:table-cell table:number-columns-repeated="5"/>
          <table:table-cell office:value-type="string" calcext:value-type="string">
            <text:p>@exponentsDemo[[4, 3, 2, 1]] =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# =&gt;</text:p>
          </table:table-cell>
          <table:table-cell office:value-type="float" office:value="75600" calcext:value-type="float">
            <text:p>75600</text:p>
          </table:table-cell>
          <table:table-cell table:number-columns-repeated="2"/>
          <table:table-cell office:value-type="string" calcext:value-type="string">
            <text:p>@exponentsDemo[[4, 3, 1, 2]] =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# =&gt;</text:p>
          </table:table-cell>
          <table:table-cell office:value-type="float" office:value="105840" calcext:value-type="float">
            <text:p>105840</text:p>
          </table:table-cell>
          <table:table-cell table:number-columns-repeated="3"/>
          <table:table-cell table:style-name="ce1" office:value-type="string" calcext:value-type="string">
            <text:p><text:s text:c="5"/>@exponentsDemo[[4, 5, 1, 2]] =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# =&gt; <text:s/>95256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6</text:span><text:span text:style-name="T5">  </text:span><text:span text:style-name="T6"># =&gt; 161.280</text:span></text:p>
          </table:table-cell>
          <table:table-cell table:number-columns-repeated="5"/>
          <table:table-cell office:value-type="string" calcext:value-type="string">
            <text:p>@exponentsDemo[[6, 5, 1, 0]] =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# =&gt;</text:p>
          </table:table-cell>
          <table:table-cell office:value-type="float" office:value="77760" calcext:value-type="float">
            <text:p>77760</text:p>
          </table:table-cell>
          <table:table-cell table:number-columns-repeated="2"/>
          <table:table-cell office:value-type="string" calcext:value-type="string">
            <text:p>@exponentsDemo[[5, 3, 3, 0]] =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# =&gt;</text:p>
          </table:table-cell>
          <table:table-cell office:value-type="float" office:value="108000" calcext:value-type="float">
            <text:p>108000</text:p>
          </table:table-cell>
          <table:table-cell table:number-columns-repeated="3"/>
          <table:table-cell table:style-name="ce1" office:value-type="string" calcext:value-type="string">
            <text:p><text:s text:c="5"/>@exponentsDemo[[5, 5, 3, 0]] =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# =&gt; <text:s/>97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7</text:span><text:span text:style-name="T5">  </text:span><text:span text:style-name="T6"># =&gt; 164.640</text:span></text:p>
          </table:table-cell>
          <table:table-cell table:number-columns-repeated="5"/>
          <table:table-cell office:value-type="string" calcext:value-type="string">
            <text:p>@exponentsDemo[[6, 0, 2, 2]] =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# =&gt;</text:p>
          </table:table-cell>
          <table:table-cell office:value-type="float" office:value="78400" calcext:value-type="float">
            <text:p>78400</text:p>
          </table:table-cell>
          <table:table-cell table:number-columns-repeated="2"/>
          <table:table-cell office:value-type="string" calcext:value-type="string">
            <text:p>@exponentsDemo[[6, 5, 0, 1]] =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# =&gt;</text:p>
          </table:table-cell>
          <table:table-cell office:value-type="float" office:value="108864" calcext:value-type="float">
            <text:p>108864</text:p>
          </table:table-cell>
          <table:table-cell table:number-columns-repeated="3"/>
          <table:table-cell table:style-name="ce1" office:value-type="string" calcext:value-type="string">
            <text:p><text:s text:c="5"/>@exponentsDemo[[5, 0, 4, 2]] =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# =&gt; <text:s/>9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8</text:span><text:span text:style-name="T5">  </text:span><text:span text:style-name="T6"># =&gt; 168.000</text:span></text:p>
          </table:table-cell>
          <table:table-cell table:number-columns-repeated="5"/>
          <table:table-cell office:value-type="string" calcext:value-type="string">
            <text:p>@exponentsDemo[[1, 2, 4, 1]] =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# =&gt;</text:p>
          </table:table-cell>
          <table:table-cell office:value-type="float" office:value="78750" calcext:value-type="float">
            <text:p>78750</text:p>
          </table:table-cell>
          <table:table-cell table:number-columns-repeated="2"/>
          <table:table-cell office:value-type="string" calcext:value-type="string">
            <text:p>@exponentsDemo[[1, 2, 3, 2]] =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# =&gt;</text:p>
          </table:table-cell>
          <table:table-cell office:value-type="float" office:value="110250" calcext:value-type="float">
            <text:p>110250</text:p>
          </table:table-cell>
          <table:table-cell table:number-columns-repeated="3"/>
          <table:table-cell table:style-name="ce1" office:value-type="string" calcext:value-type="string">
            <text:p><text:s text:c="5"/>@exponentsDemo[[1, 4, 3, 2]] =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/># =&gt; <text:s/>9922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9</text:span><text:span text:style-name="T5">  </text:span><text:span text:style-name="T6"># =&gt; 170.100</text:span></text:p>
          </table:table-cell>
          <table:table-cell table:number-columns-repeated="5"/>
          <table:table-cell office:value-type="string" calcext:value-type="string">
            <text:p>@exponentsDemo[[2, 4, 1, 2]] =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# =&gt;</text:p>
          </table:table-cell>
          <table:table-cell office:value-type="float" office:value="79380" calcext:value-type="float">
            <text:p>79380</text:p>
          </table:table-cell>
          <table:table-cell table:number-columns-repeated="2"/>
          <table:table-cell office:value-type="string" calcext:value-type="string">
            <text:p>@exponentsDemo[[7, 0, 3, 1]] =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# =&gt;</text:p>
          </table:table-cell>
          <table:table-cell office:value-type="float" office:value="112000" calcext:value-type="float">
            <text:p>112000</text:p>
          </table:table-cell>
          <table:table-cell table:number-columns-repeated="3"/>
          <table:table-cell table:style-name="ce1" office:value-type="string" calcext:value-type="string">
            <text:p><text:s text:c="5"/>@exponentsDemo[[7, 2, 3, 1]] =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/># =&gt; <text:s/>100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0</text:span><text:span text:style-name="T5">  </text:span><text:span text:style-name="T6"># =&gt; 176.400</text:span></text:p>
          </table:table-cell>
          <table:table-cell table:number-columns-repeated="5"/>
          <table:table-cell office:value-type="string" calcext:value-type="string">
            <text:p>@exponentsDemo[[7, 0, 4, 0]] =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# =&gt;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string" calcext:value-type="string">
            <text:p>@exponentsDemo[[3, 4, 2, 1]] =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# =&gt;</text:p>
          </table:table-cell>
          <table:table-cell office:value-type="float" office:value="113400" calcext:value-type="float">
            <text:p>113400</text:p>
          </table:table-cell>
          <table:table-cell table:number-columns-repeated="3"/>
          <table:table-cell table:style-name="ce1" office:value-type="string" calcext:value-type="string">
            <text:p><text:s text:c="5"/>@exponentsDemo[[5, 3, 2, 2]] =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/># =&gt; <text:s/>1058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31</text:span><text:span text:style-name="T5">  </text:span><text:span text:style-name="T6"># =&gt; 181.440</text:span></text:p>
          </table:table-cell>
          <table:table-cell table:number-columns-repeated="5"/>
          <table:table-cell office:value-type="string" calcext:value-type="string">
            <text:p>@exponentsDemo[[8, 2, 1, 1]] =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# =&gt;</text:p>
          </table:table-cell>
          <table:table-cell office:value-type="float" office:value="80640" calcext:value-type="float">
            <text:p>80640</text:p>
          </table:table-cell>
          <table:table-cell table:number-columns-repeated="2"/>
          <table:table-cell office:value-type="string" calcext:value-type="string">
            <text:p>@exponentsDemo[[5, 1, 2, 2]] =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# =&gt;</text:p>
          </table:table-cell>
          <table:table-cell office:value-type="float" office:value="117600" calcext:value-type="float">
            <text:p>117600</text:p>
          </table:table-cell>
          <table:table-cell table:number-columns-repeated="3"/>
          <table:table-cell table:style-name="ce1" office:value-type="string" calcext:value-type="string">
            <text:p><text:s text:c="5"/>@exponentsDemo[[0, 5, 4, 1]] =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s/># =&gt; <text:s/>106312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2</text:span><text:span text:style-name="T5">  </text:span><text:span text:style-name="T6"># =&gt; 183.750</text:span></text:p>
          </table:table-cell>
          <table:table-cell table:number-columns-repeated="5"/>
          <table:table-cell office:value-type="string" calcext:value-type="string">
            <text:p>@exponentsDemo[[3, 4, 3, 0]] =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# =&gt;</text:p>
          </table:table-cell>
          <table:table-cell office:value-type="float" office:value="81000" calcext:value-type="float">
            <text:p>81000</text:p>
          </table:table-cell>
          <table:table-cell table:number-columns-repeated="2"/>
          <table:table-cell office:value-type="string" calcext:value-type="string">
            <text:p>@exponentsDemo[[0, 3, 4, 1]] =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# =&gt;</text:p>
          </table:table-cell>
          <table:table-cell office:value-type="float" office:value="118125" calcext:value-type="float">
            <text:p>118125</text:p>
          </table:table-cell>
          <table:table-cell table:number-columns-repeated="3"/>
          <table:table-cell table:style-name="ce1" office:value-type="string" calcext:value-type="string">
            <text:p><text:s text:c="5"/>@exponentsDemo[[6, 3, 4, 0]] =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# =&gt; <text:s/>10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3</text:span><text:span text:style-name="T5">  </text:span><text:span text:style-name="T6"># =&gt; 185.220</text:span></text:p>
          </table:table-cell>
          <table:table-cell table:number-columns-repeated="5"/>
          <table:table-cell office:value-type="string" calcext:value-type="string">
            <text:p>@exponentsDemo[[5, 1, 3, 1]] =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# =&gt;</text:p>
          </table:table-cell>
          <table:table-cell office:value-type="float" office:value="84000" calcext:value-type="float">
            <text:p>84000</text:p>
          </table:table-cell>
          <table:table-cell table:number-columns-repeated="2"/>
          <table:table-cell office:value-type="string" calcext:value-type="string">
            <text:p>@exponentsDemo[[1, 5, 1, 2]] =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# =&gt;</text:p>
          </table:table-cell>
          <table:table-cell office:value-type="float" office:value="119070" calcext:value-type="float">
            <text:p>119070</text:p>
          </table:table-cell>
          <table:table-cell table:number-columns-repeated="3"/>
          <table:table-cell table:style-name="ce1" office:value-type="string" calcext:value-type="string">
            <text:p><text:s text:c="5"/>@exponentsDemo[[7, 5, 1, 1]] =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s/># =&gt; <text:s/>108864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4</text:span><text:span text:style-name="T5">  </text:span><text:span text:style-name="T6"># =&gt; 188.160</text:span></text:p>
          </table:table-cell>
          <table:table-cell table:number-columns-repeated="5"/>
          <table:table-cell office:value-type="string" calcext:value-type="string">
            <text:p>@exponentsDemo[[6, 3, 0, 2]] =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# =&gt;</text:p>
          </table:table-cell>
          <table:table-cell office:value-type="float" office:value="84672" calcext:value-type="float">
            <text:p>84672</text:p>
          </table:table-cell>
          <table:table-cell table:number-columns-repeated="2"/>
          <table:table-cell office:value-type="string" calcext:value-type="string">
            <text:p>@exponentsDemo[[6, 1, 4, 0]] =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# =&gt;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style-name="ce1" office:value-type="string" calcext:value-type="string">
            <text:p><text:s text:c="5"/>@exponentsDemo[[2, 2, 4, 2]] =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/># =&gt; <text:s/>1102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35</text:span><text:span text:style-name="T5">  </text:span><text:span text:style-name="T6"># =&gt; 189.000</text:span></text:p>
          </table:table-cell>
          <table:table-cell table:number-columns-repeated="5"/>
          <table:table-cell office:value-type="string" calcext:value-type="string">
            <text:p>@exponentsDemo[[1, 5, 2, 1]] =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# =&gt;</text:p>
          </table:table-cell>
          <table:table-cell office:value-type="float" office:value="85050" calcext:value-type="float">
            <text:p>85050</text:p>
          </table:table-cell>
          <table:table-cell table:number-columns-repeated="2"/>
          <table:table-cell office:value-type="string" calcext:value-type="string">
            <text:p>@exponentsDemo[[7, 3, 1, 1]] =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# =&gt;</text:p>
          </table:table-cell>
          <table:table-cell office:value-type="float" office:value="120960" calcext:value-type="float">
            <text:p>120960</text:p>
          </table:table-cell>
          <table:table-cell table:number-columns-repeated="3"/>
          <table:table-cell table:style-name="ce1" office:value-type="string" calcext:value-type="string">
            <text:p><text:s text:c="5"/>@exponentsDemo[[4, 4, 3, 1]] =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# =&gt; <text:s/>113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6</text:span><text:span text:style-name="T5">  </text:span><text:span text:style-name="T6"># =&gt; 198.450</text:span></text:p>
          </table:table-cell>
          <table:table-cell table:number-columns-repeated="5"/>
          <table:table-cell office:value-type="string" calcext:value-type="string">
            <text:p>@exponentsDemo[[7, 3, 2, 0]] =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# =&gt;</text:p>
          </table:table-cell>
          <table:table-cell office:value-type="float" office:value="86400" calcext:value-type="float">
            <text:p>86400</text:p>
          </table:table-cell>
          <table:table-cell table:number-columns-repeated="2"/>
          <table:table-cell office:value-type="string" calcext:value-type="string">
            <text:p>@exponentsDemo[[2, 5, 3, 0]] =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# =&gt;</text:p>
          </table:table-cell>
          <table:table-cell office:value-type="float" office:value="121500" calcext:value-type="float">
            <text:p>121500</text:p>
          </table:table-cell>
          <table:table-cell table:number-columns-repeated="3"/>
          <table:table-cell table:style-name="ce1" office:value-type="string" calcext:value-type="string">
            <text:p><text:s text:c="5"/>@exponentsDemo[[6, 1, 3, 2]] =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# =&gt; <text:s/>117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37</text:span><text:span text:style-name="T5">  </text:span><text:span text:style-name="T6"># =&gt; 201.600</text:span></text:p>
          </table:table-cell>
          <table:table-cell table:number-columns-repeated="5"/>
          <table:table-cell office:value-type="string" calcext:value-type="string">
            <text:p>@exponentsDemo[[3, 2, 2, 2]] =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# =&gt;</text:p>
          </table:table-cell>
          <table:table-cell office:value-type="float" office:value="88200" calcext:value-type="float">
            <text:p>88200</text:p>
          </table:table-cell>
          <table:table-cell table:number-columns-repeated="2"/>
          <table:table-cell office:value-type="string" calcext:value-type="string">
            <text:p>@exponentsDemo[[2, 0, 4, 2]] =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# =&gt;</text:p>
          </table:table-cell>
          <table:table-cell office:value-type="float" office:value="122500" calcext:value-type="float">
            <text:p>122500</text:p>
          </table:table-cell>
          <table:table-cell table:number-columns-repeated="3"/>
          <table:table-cell table:style-name="ce1" office:value-type="string" calcext:value-type="string">
            <text:p><text:s text:c="5"/>@exponentsDemo[[2, 5, 2, 2]] =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<text:s/># =&gt; <text:s/>11907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38</text:span><text:span text:style-name="T5">  </text:span><text:span text:style-name="T6"># =&gt; 204.120</text:span></text:p>
          </table:table-cell>
          <table:table-cell table:number-columns-repeated="5"/>
          <table:table-cell office:value-type="string" calcext:value-type="string">
            <text:p>@exponentsDemo[[4, 2, 4, 0]] =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# =&gt;</text:p>
          </table:table-cell>
          <table:table-cell office:value-type="float" office:value="90000" calcext:value-type="float">
            <text:p>90000</text:p>
          </table:table-cell>
          <table:table-cell table:number-columns-repeated="2"/>
          <table:table-cell office:value-type="string" calcext:value-type="string">
            <text:p>@exponentsDemo[[4, 2, 3, 1]] =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# =&gt;</text:p>
          </table:table-cell>
          <table:table-cell office:value-type="float" office:value="126000" calcext:value-type="float">
            <text:p>126000</text:p>
          </table:table-cell>
          <table:table-cell table:number-columns-repeated="3"/>
          <table:table-cell table:style-name="ce1" office:value-type="string" calcext:value-type="string">
            <text:p><text:s text:c="5"/>@exponentsDemo[[3, 5, 4, 0]] =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s/># =&gt; <text:s/>121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9</text:span><text:span text:style-name="T5">  </text:span><text:span text:style-name="T6"># =&gt; 205.800</text:span></text:p>
          </table:table-cell>
          <table:table-cell table:number-columns-repeated="5"/>
          <table:table-cell office:value-type="string" calcext:value-type="string">
            <text:p>@exponentsDemo[[5, 4, 1, 1]] =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# =&gt;</text:p>
          </table:table-cell>
          <table:table-cell office:value-type="float" office:value="90720" calcext:value-type="float">
            <text:p>90720</text:p>
          </table:table-cell>
          <table:table-cell table:number-columns-repeated="2"/>
          <table:table-cell office:value-type="string" calcext:value-type="string">
            <text:p>@exponentsDemo[[5, 4, 0, 2]] =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# =&gt;</text:p>
          </table:table-cell>
          <table:table-cell office:value-type="float" office:value="127008" calcext:value-type="float">
            <text:p>127008</text:p>
          </table:table-cell>
          <table:table-cell table:number-columns-repeated="3"/>
          <table:table-cell table:style-name="ce1" office:value-type="string" calcext:value-type="string">
            <text:p><text:s text:c="5"/>@exponentsDemo[[5, 2, 4, 1]] =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# =&gt; <text:s/>12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40</text:span><text:span text:style-name="T5">  </text:span><text:span text:style-name="T6"># =&gt; 210.000</text:span></text:p>
          </table:table-cell>
          <table:table-cell table:number-columns-repeated="5"/>
          <table:table-cell office:value-type="string" calcext:value-type="string">
            <text:p>@exponentsDemo[[0, 1, 4, 2]] =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# =&gt;</text:p>
          </table:table-cell>
          <table:table-cell office:value-type="float" office:value="91875" calcext:value-type="float">
            <text:p>91875</text:p>
          </table:table-cell>
          <table:table-cell table:number-columns-repeated="2"/>
          <table:table-cell office:value-type="string" calcext:value-type="string">
            <text:p>@exponentsDemo[[6, 4, 2, 0]] =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# =&gt;</text:p>
          </table:table-cell>
          <table:table-cell office:value-type="float" office:value="129600" calcext:value-type="float">
            <text:p>129600</text:p>
          </table:table-cell>
          <table:table-cell table:number-columns-repeated="3"/>
          <table:table-cell table:style-name="ce1" office:value-type="string" calcext:value-type="string">
            <text:p><text:s text:c="5"/>@exponentsDemo[[6, 4, 1, 2]] =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/># =&gt; <text:s/>127008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41</text:span><text:span text:style-name="T5">  </text:span><text:span text:style-name="T6"># =&gt; 211.680</text:span></text:p>
          </table:table-cell>
          <table:table-cell table:number-columns-repeated="5"/>
          <table:table-cell office:value-type="string" calcext:value-type="string">
            <text:p>@exponentsDemo[[7, 1, 1, 2]] =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# =&gt;</text:p>
          </table:table-cell>
          <table:table-cell office:value-type="float" office:value="94080" calcext:value-type="float">
            <text:p>94080</text:p>
          </table:table-cell>
          <table:table-cell table:number-columns-repeated="2"/>
          <table:table-cell office:value-type="string" calcext:value-type="string">
            <text:p>@exponentsDemo[[2, 3, 2, 2]] =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# =&gt;</text:p>
          </table:table-cell>
          <table:table-cell office:value-type="float" office:value="132300" calcext:value-type="float">
            <text:p>132300</text:p>
          </table:table-cell>
          <table:table-cell table:number-columns-repeated="3"/>
          <table:table-cell table:style-name="ce1" office:value-type="string" calcext:value-type="string">
            <text:p><text:s text:c="5"/>@exponentsDemo[[7, 4, 3, 0]] =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# =&gt; <text:s/>129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2</text:span><text:span text:style-name="T5">  </text:span><text:span text:style-name="T6"># =&gt; 216.090</text:span></text:p>
          </table:table-cell>
          <table:table-cell table:number-columns-repeated="5"/>
          <table:table-cell office:value-type="string" calcext:value-type="string">
            <text:p>@exponentsDemo[[2, 3, 3, 1]] =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# =&gt;</text:p>
          </table:table-cell>
          <table:table-cell office:value-type="float" office:value="94500" calcext:value-type="float">
            <text:p>94500</text:p>
          </table:table-cell>
          <table:table-cell table:number-columns-repeated="2"/>
          <table:table-cell office:value-type="string" calcext:value-type="string">
            <text:p>@exponentsDemo[[3, 3, 4, 0]] =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# =&gt;</text:p>
          </table:table-cell>
          <table:table-cell office:value-type="float" office:value="135000" calcext:value-type="float">
            <text:p>135000</text:p>
          </table:table-cell>
          <table:table-cell table:number-columns-repeated="3"/>
          <table:table-cell table:style-name="ce1" office:value-type="string" calcext:value-type="string">
            <text:p><text:s text:c="5"/>@exponentsDemo[[3, 3, 3, 2]] =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/># =&gt; <text:s/>1323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43</text:span><text:span text:style-name="T5">  </text:span><text:span text:style-name="T6"># =&gt; 220.500</text:span></text:p>
          </table:table-cell>
          <table:table-cell table:number-columns-repeated="5"/>
          <table:table-cell office:value-type="string" calcext:value-type="string">
            <text:p>@exponentsDemo[[3, 5, 0, 2]] =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# =&gt;</text:p>
          </table:table-cell>
          <table:table-cell office:value-type="float" office:value="95256" calcext:value-type="float">
            <text:p>95256</text:p>
          </table:table-cell>
          <table:table-cell table:number-columns-repeated="2"/>
          <table:table-cell office:value-type="string" calcext:value-type="string">
            <text:p>@exponentsDemo[[4, 5, 1, 1]] =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# =&gt;</text:p>
          </table:table-cell>
          <table:table-cell office:value-type="float" office:value="136080" calcext:value-type="float">
            <text:p>136080</text:p>
          </table:table-cell>
          <table:table-cell table:number-columns-repeated="3"/>
          <table:table-cell table:style-name="ce1" office:value-type="string" calcext:value-type="string">
            <text:p><text:s text:c="5"/>@exponentsDemo[[5, 5, 2, 1]] =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# =&gt; <text:s/>13608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44</text:span><text:span text:style-name="T5">  </text:span><text:span text:style-name="T6"># =&gt; 226.800</text:span></text:p>
          </table:table-cell>
          <table:table-cell table:number-columns-repeated="5"/>
          <table:table-cell office:value-type="string" calcext:value-type="string">
            <text:p>@exponentsDemo[[8, 1, 3, 0]] =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# =&gt;</text:p>
          </table:table-cell>
          <table:table-cell office:value-type="float" office:value="96000" calcext:value-type="float">
            <text:p>96000</text:p>
          </table:table-cell>
          <table:table-cell table:number-columns-repeated="2"/>
          <table:table-cell office:value-type="string" calcext:value-type="string">
            <text:p>@exponentsDemo[[5, 0, 4, 1]] =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# =&gt;</text:p>
          </table:table-cell>
          <table:table-cell office:value-type="float" office:value="140000" calcext:value-type="float">
            <text:p>140000</text:p>
          </table:table-cell>
          <table:table-cell table:number-columns-repeated="3"/>
          <table:table-cell table:style-name="ce1" office:value-type="string" calcext:value-type="string">
            <text:p><text:s text:c="5"/>@exponentsDemo[[7, 2, 2, 2]] =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# =&gt; <text:s/>14112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45</text:span><text:span text:style-name="T5">  </text:span><text:span text:style-name="T6"># =&gt; 235.200</text:span></text:p>
          </table:table-cell>
          <table:table-cell table:number-columns-repeated="5"/>
          <table:table-cell office:value-type="string" calcext:value-type="string">
            <text:p>@exponentsDemo[[4, 5, 2, 0]] =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# =&gt;</text:p>
          </table:table-cell>
          <table:table-cell office:value-type="float" office:value="97200" calcext:value-type="float">
            <text:p>97200</text:p>
          </table:table-cell>
          <table:table-cell table:number-columns-repeated="2"/>
          <table:table-cell office:value-type="string" calcext:value-type="string">
            <text:p>@exponentsDemo[[6, 2, 1, 2]] =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# =&gt;</text:p>
          </table:table-cell>
          <table:table-cell office:value-type="float" office:value="141120" calcext:value-type="float">
            <text:p>141120</text:p>
          </table:table-cell>
          <table:table-cell table:number-columns-repeated="3"/>
          <table:table-cell table:style-name="ce1" office:value-type="string" calcext:value-type="string">
            <text:p><text:s text:c="5"/>@exponentsDemo[[2, 4, 4, 1]] =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# =&gt; <text:s/>1417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46</text:span><text:span text:style-name="T5">  </text:span><text:span text:style-name="T6"># =&gt; 236.250</text:span></text:p>
          </table:table-cell>
          <table:table-cell table:number-columns-repeated="5"/>
          <table:table-cell office:value-type="string" calcext:value-type="string">
            <text:p>@exponentsDemo[[4, 0, 3, 2]] =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# =&gt;</text:p>
          </table:table-cell>
          <table:table-cell office:value-type="float" office:value="98000" calcext:value-type="float">
            <text:p>98000</text:p>
          </table:table-cell>
          <table:table-cell table:number-columns-repeated="2"/>
          <table:table-cell office:value-type="string" calcext:value-type="string">
            <text:p>@exponentsDemo[[1, 4, 3, 1]] =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# =&gt;</text:p>
          </table:table-cell>
          <table:table-cell office:value-type="float" office:value="141750" calcext:value-type="float">
            <text:p>141750</text:p>
          </table:table-cell>
          <table:table-cell table:number-columns-repeated="3"/>
          <table:table-cell table:style-name="ce1" office:value-type="string" calcext:value-type="string">
            <text:p><text:s text:c="5"/>@exponentsDemo[[4, 1, 4, 2]] =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/># =&gt; <text:s/>147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47</text:span><text:span text:style-name="T5">  </text:span><text:span text:style-name="T6"># =&gt; 238.140</text:span></text:p>
          </table:table-cell>
          <table:table-cell table:number-columns-repeated="5"/>
          <table:table-cell office:value-type="string" calcext:value-type="string">
            <text:p>@exponentsDemo[[0, 4, 2, 2]] =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# =&gt;</text:p>
          </table:table-cell>
          <table:table-cell office:value-type="float" office:value="99225" calcext:value-type="float">
            <text:p>99225</text:p>
          </table:table-cell>
          <table:table-cell table:number-columns-repeated="2"/>
          <table:table-cell office:value-type="string" calcext:value-type="string">
            <text:p>@exponentsDemo[[7, 2, 3, 0]] =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# =&gt;</text:p>
          </table:table-cell>
          <table:table-cell office:value-type="float" office:value="144000" calcext:value-type="float">
            <text:p>144000</text:p>
          </table:table-cell>
          <table:table-cell table:number-columns-repeated="3"/>
          <table:table-cell table:style-name="ce1" office:value-type="string" calcext:value-type="string">
            <text:p><text:s text:c="5"/>@exponentsDemo[[0, 5, 3, 2]] =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/># =&gt; <text:s/>148837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48</text:span><text:span text:style-name="T5">  </text:span><text:span text:style-name="T6"># =&gt; 241.920</text:span></text:p>
          </table:table-cell>
          <table:table-cell table:number-columns-repeated="5"/>
          <table:table-cell office:value-type="string" calcext:value-type="string">
            <text:p>@exponentsDemo[[6, 2, 2, 1]] =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# =&gt;</text:p>
          </table:table-cell>
          <table:table-cell office:value-type="float" office:value="100800" calcext:value-type="float">
            <text:p>100800</text:p>
          </table:table-cell>
          <table:table-cell table:number-columns-repeated="2"/>
          <table:table-cell office:value-type="string" calcext:value-type="string">
            <text:p>@exponentsDemo[[3, 1, 3, 2]] =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# =&gt;</text:p>
          </table:table-cell>
          <table:table-cell office:value-type="float" office:value="147000" calcext:value-type="float">
            <text:p>147000</text:p>
          </table:table-cell>
          <table:table-cell table:number-columns-repeated="3"/>
          <table:table-cell table:style-name="ce1" office:value-type="string" calcext:value-type="string">
            <text:p><text:s text:c="5"/>@exponentsDemo[[6, 3, 3, 1]] =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# =&gt; <text:s/>151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9</text:span><text:span text:style-name="T5">  </text:span><text:span text:style-name="T6"># =&gt; 246.960</text:span></text:p>
          </table:table-cell>
          <table:table-cell table:number-columns-repeated="5"/>
          <table:table-cell office:value-type="string" calcext:value-type="string">
            <text:p>@exponentsDemo[[1, 4, 4, 0]] =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# =&gt;</text:p>
          </table:table-cell>
          <table:table-cell office:value-type="float" office:value="101250" calcext:value-type="float">
            <text:p>101250</text:p>
          </table:table-cell>
          <table:table-cell table:number-columns-repeated="2"/>
          <table:table-cell office:value-type="string" calcext:value-type="string">
            <text:p>@exponentsDemo[[5, 3, 2, 1]] =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# =&gt;</text:p>
          </table:table-cell>
          <table:table-cell office:value-type="float" office:value="151200" calcext:value-type="float">
            <text:p>151200</text:p>
          </table:table-cell>
          <table:table-cell table:number-columns-repeated="3"/>
          <table:table-cell table:style-name="ce1" office:value-type="string" calcext:value-type="string">
            <text:p><text:s text:c="5"/>@exponentsDemo[[7, 5, 0, 2]] =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# =&gt; <text:s/>1524096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50</text:span><text:span text:style-name="T5">  </text:span><text:span text:style-name="T6"># =&gt; 252.000</text:span></text:p>
          </table:table-cell>
          <table:table-cell table:number-columns-repeated="5"/>
          <table:table-cell office:value-type="string" calcext:value-type="string">
            <text:p>@exponentsDemo[[8, 4, 1, 0]] =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# =&gt;</text:p>
          </table:table-cell>
          <table:table-cell office:value-type="float" office:value="103680" calcext:value-type="float">
            <text:p>103680</text:p>
          </table:table-cell>
          <table:table-cell table:number-columns-repeated="2"/>
          <table:table-cell office:value-type="string" calcext:value-type="string">
            <text:p>@exponentsDemo[[0, 5, 4, 0]] =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# =&gt;</text:p>
          </table:table-cell>
          <table:table-cell office:value-type="float" office:value="151875" calcext:value-type="float">
            <text:p>151875</text:p>
          </table:table-cell>
          <table:table-cell table:number-columns-repeated="3"/>
          <table:table-cell table:style-name="ce1" office:value-type="string" calcext:value-type="string">
            <text:p><text:s text:c="5"/>@exponentsDemo[[4, 4, 2, 2]] =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/># =&gt; <text:s/>1587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51</text:span><text:span text:style-name="T5">  </text:span><text:span text:style-name="T6"># =&gt; 255.150</text:span></text:p>
          </table:table-cell>
          <table:table-cell table:number-columns-repeated="5"/>
          <table:table-cell office:value-type="string" calcext:value-type="string">
            <text:p>@exponentsDemo[[3, 1, 4, 1]] =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# =&gt;</text:p>
          </table:table-cell>
          <table:table-cell office:value-type="float" office:value="105000" calcext:value-type="float">
            <text:p>105000</text:p>
          </table:table-cell>
          <table:table-cell table:number-columns-repeated="2"/>
          <table:table-cell office:value-type="string" calcext:value-type="string">
            <text:p>@exponentsDemo[[7, 5, 1, 0]] =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# =&gt;</text:p>
          </table:table-cell>
          <table:table-cell office:value-type="float" office:value="155520" calcext:value-type="float">
            <text:p>155520</text:p>
          </table:table-cell>
          <table:table-cell table:number-columns-repeated="3"/>
          <table:table-cell table:style-name="ce1" office:value-type="string" calcext:value-type="string">
            <text:p><text:s text:c="5"/>@exponentsDemo[[5, 4, 4, 0]] =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/># =&gt; <text:s/>16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52</text:span><text:span text:style-name="T5">  </text:span><text:span text:style-name="T6"># =&gt; 257.250</text:span></text:p>
          </table:table-cell>
          <table:table-cell table:number-columns-repeated="5"/>
          <table:table-cell office:value-type="string" calcext:value-type="string">
            <text:p>@exponentsDemo[[4, 3, 1, 2]] =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# =&gt;</text:p>
          </table:table-cell>
          <table:table-cell office:value-type="float" office:value="105840" calcext:value-type="float">
            <text:p>105840</text:p>
          </table:table-cell>
          <table:table-cell table:number-columns-repeated="2"/>
          <table:table-cell office:value-type="string" calcext:value-type="string">
            <text:p>@exponentsDemo[[7, 0, 2, 2]] =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# =&gt;</text:p>
          </table:table-cell>
          <table:table-cell office:value-type="float" office:value="156800" calcext:value-type="float">
            <text:p>156800</text:p>
          </table:table-cell>
          <table:table-cell table:number-columns-repeated="3"/>
          <table:table-cell table:style-name="ce1" office:value-type="string" calcext:value-type="string">
            <text:p><text:s text:c="5"/>@exponentsDemo[[1, 3, 4, 2]] =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/># =&gt; <text:s/>16537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53</text:span><text:span text:style-name="T5">  </text:span><text:span text:style-name="T6"># =&gt; 262.500</text:span></text:p>
          </table:table-cell>
          <table:table-cell table:number-columns-repeated="5"/>
          <table:table-cell office:value-type="string" calcext:value-type="string">
            <text:p>@exponentsDemo[[5, 3, 3, 0]] =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# =&gt;</text:p>
          </table:table-cell>
          <table:table-cell office:value-type="float" office:value="108000" calcext:value-type="float">
            <text:p>108000</text:p>
          </table:table-cell>
          <table:table-cell table:number-columns-repeated="2"/>
          <table:table-cell office:value-type="string" calcext:value-type="string">
            <text:p>@exponentsDemo[[2, 2, 4, 1]] =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# =&gt;</text:p>
          </table:table-cell>
          <table:table-cell office:value-type="float" office:value="157500" calcext:value-type="float">
            <text:p>157500</text:p>
          </table:table-cell>
          <table:table-cell table:number-columns-repeated="3"/>
          <table:table-cell table:style-name="ce1" office:value-type="string" calcext:value-type="string">
            <text:p><text:s text:c="5"/>@exponentsDemo[[7, 1, 4, 1]] =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# =&gt; <text:s/>16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54</text:span><text:span text:style-name="T5">  </text:span><text:span text:style-name="T6"># =&gt; 264.600</text:span></text:p>
          </table:table-cell>
          <table:table-cell table:number-columns-repeated="5"/>
          <table:table-cell office:value-type="string" calcext:value-type="string">
            <text:p>@exponentsDemo[[6, 5, 0, 1]] =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# =&gt;</text:p>
          </table:table-cell>
          <table:table-cell office:value-type="float" office:value="108864" calcext:value-type="float">
            <text:p>108864</text:p>
          </table:table-cell>
          <table:table-cell table:number-columns-repeated="2"/>
          <table:table-cell office:value-type="string" calcext:value-type="string">
            <text:p>@exponentsDemo[[3, 4, 1, 2]] =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# =&gt;</text:p>
          </table:table-cell>
          <table:table-cell office:value-type="float" office:value="158760" calcext:value-type="float">
            <text:p>158760</text:p>
          </table:table-cell>
          <table:table-cell table:number-columns-repeated="3"/>
          <table:table-cell table:style-name="ce1" office:value-type="string" calcext:value-type="string">
            <text:p><text:s text:c="5"/>@exponentsDemo[[3, 5, 3, 1]] =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# =&gt; <text:s/>1701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55</text:span><text:span text:style-name="T5">  </text:span><text:span text:style-name="T6"># =&gt; 268.800</text:span></text:p>
          </table:table-cell>
          <table:table-cell table:number-columns-repeated="5"/>
          <table:table-cell office:value-type="string" calcext:value-type="string">
            <text:p>@exponentsDemo[[1, 2, 3, 2]] =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# =&gt;</text:p>
          </table:table-cell>
          <table:table-cell office:value-type="float" office:value="110250" calcext:value-type="float">
            <text:p>110250</text:p>
          </table:table-cell>
          <table:table-cell table:number-columns-repeated="2"/>
          <table:table-cell office:value-type="string" calcext:value-type="string">
            <text:p>@exponentsDemo[[4, 4, 3, 0]] =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# =&gt;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style-name="ce1" office:value-type="string" calcext:value-type="string">
            <text:p><text:s text:c="5"/>@exponentsDemo[[5, 2, 3, 2]] =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# =&gt; <text:s/>176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56</text:span><text:span text:style-name="T5">  </text:span><text:span text:style-name="T6"># =&gt; 272.160</text:span></text:p>
          </table:table-cell>
          <table:table-cell table:number-columns-repeated="5"/>
          <table:table-cell office:value-type="string" calcext:value-type="string">
            <text:p>@exponentsDemo[[7, 0, 3, 1]] =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# =&gt;</text:p>
          </table:table-cell>
          <table:table-cell office:value-type="float" office:value="112000" calcext:value-type="float">
            <text:p>112000</text:p>
          </table:table-cell>
          <table:table-cell table:number-columns-repeated="2"/>
          <table:table-cell office:value-type="string" calcext:value-type="string">
            <text:p>@exponentsDemo[[0, 3, 3, 2]] =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# =&gt;</text:p>
          </table:table-cell>
          <table:table-cell office:value-type="float" office:value="165375" calcext:value-type="float">
            <text:p>165375</text:p>
          </table:table-cell>
          <table:table-cell table:number-columns-repeated="3"/>
          <table:table-cell table:style-name="ce1" office:value-type="string" calcext:value-type="string">
            <text:p><text:s text:c="5"/>@exponentsDemo[[7, 4, 2, 1]] =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/># =&gt; <text:s/>1814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57</text:span><text:span text:style-name="T5">  </text:span><text:span text:style-name="T6"># =&gt; 277.830</text:span></text:p>
          </table:table-cell>
          <table:table-cell table:number-columns-repeated="5"/>
          <table:table-cell office:value-type="string" calcext:value-type="string">
            <text:p>@exponentsDemo[[8, 2, 0, 2]] =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# =&gt;</text:p>
          </table:table-cell>
          <table:table-cell office:value-type="float" office:value="112896" calcext:value-type="float">
            <text:p>112896</text:p>
          </table:table-cell>
          <table:table-cell table:number-columns-repeated="2"/>
          <table:table-cell office:value-type="string" calcext:value-type="string">
            <text:p>@exponentsDemo[[6, 1, 3, 1]] =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# =&gt;</text:p>
          </table:table-cell>
          <table:table-cell office:value-type="float" office:value="168000" calcext:value-type="float">
            <text:p>168000</text:p>
          </table:table-cell>
          <table:table-cell table:number-columns-repeated="3"/>
          <table:table-cell table:style-name="ce1" office:value-type="string" calcext:value-type="string">
            <text:p><text:s text:c="5"/>@exponentsDemo[[4, 3, 4, 1]] =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s/># =&gt; <text:s/>189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58</text:span><text:span text:style-name="T5">  </text:span><text:span text:style-name="T6"># =&gt; 282.240</text:span></text:p>
          </table:table-cell>
          <table:table-cell table:number-columns-repeated="5"/>
          <table:table-cell office:value-type="string" calcext:value-type="string">
            <text:p>@exponentsDemo[[3, 4, 2, 1]] =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# =&gt;</text:p>
          </table:table-cell>
          <table:table-cell office:value-type="float" office:value="113400" calcext:value-type="float">
            <text:p>113400</text:p>
          </table:table-cell>
          <table:table-cell table:number-columns-repeated="2"/>
          <table:table-cell office:value-type="string" calcext:value-type="string">
            <text:p>@exponentsDemo[[7, 3, 0, 2]] =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# =&gt;</text:p>
          </table:table-cell>
          <table:table-cell office:value-type="float" office:value="169344" calcext:value-type="float">
            <text:p>169344</text:p>
          </table:table-cell>
          <table:table-cell table:number-columns-repeated="3"/>
          <table:table-cell table:style-name="ce1" office:value-type="string" calcext:value-type="string">
            <text:p><text:s text:c="5"/>@exponentsDemo[[5, 5, 1, 2]] =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# =&gt; <text:s/>190512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59</text:span><text:span text:style-name="T5">  </text:span><text:span text:style-name="T6"># =&gt; 283.500</text:span></text:p>
          </table:table-cell>
          <table:table-cell table:number-columns-repeated="5"/>
          <table:table-cell office:value-type="string" calcext:value-type="string">
            <text:p>@exponentsDemo[[5, 1, 2, 2]] =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# =&gt;</text:p>
          </table:table-cell>
          <table:table-cell office:value-type="float" office:value="117600" calcext:value-type="float">
            <text:p>117600</text:p>
          </table:table-cell>
          <table:table-cell table:number-columns-repeated="2"/>
          <table:table-cell office:value-type="string" calcext:value-type="string">
            <text:p>@exponentsDemo[[2, 5, 2, 1]] =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# =&gt;</text:p>
          </table:table-cell>
          <table:table-cell office:value-type="float" office:value="170100" calcext:value-type="float">
            <text:p>170100</text:p>
          </table:table-cell>
          <table:table-cell table:number-columns-repeated="3"/>
          <table:table-cell table:style-name="ce1" office:value-type="string" calcext:value-type="string">
            <text:p><text:s text:c="5"/>@exponentsDemo[[6, 5, 3, 0]] =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/># =&gt; <text:s/>194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60</text:span><text:span text:style-name="T5">  </text:span><text:span text:style-name="T6"># =&gt; 288.120</text:span></text:p>
          </table:table-cell>
          <table:table-cell table:number-columns-repeated="5"/>
          <table:table-cell office:value-type="string" calcext:value-type="string">
            <text:p>@exponentsDemo[[0, 3, 4, 1]] =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# =&gt;</text:p>
          </table:table-cell>
          <table:table-cell office:value-type="float" office:value="118125" calcext:value-type="float">
            <text:p>118125</text:p>
          </table:table-cell>
          <table:table-cell table:number-columns-repeated="2"/>
          <table:table-cell office:value-type="string" calcext:value-type="string">
            <text:p>@exponentsDemo[[4, 2, 2, 2]] =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# =&gt;</text:p>
          </table:table-cell>
          <table:table-cell office:value-type="float" office:value="176400" calcext:value-type="float">
            <text:p>176400</text:p>
          </table:table-cell>
          <table:table-cell table:number-columns-repeated="3"/>
          <table:table-cell table:style-name="ce1" office:value-type="string" calcext:value-type="string">
            <text:p><text:s text:c="5"/>@exponentsDemo[[6, 0, 4, 2]] =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# =&gt; <text:s/>19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61</text:span><text:span text:style-name="T5">  </text:span><text:span text:style-name="T6"># =&gt; 294.000</text:span></text:p>
          </table:table-cell>
          <table:table-cell table:number-columns-repeated="5"/>
          <table:table-cell office:value-type="string" calcext:value-type="string">
            <text:p>@exponentsDemo[[1, 5, 1, 2]] =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# =&gt;</text:p>
          </table:table-cell>
          <table:table-cell office:value-type="float" office:value="119070" calcext:value-type="float">
            <text:p>119070</text:p>
          </table:table-cell>
          <table:table-cell table:number-columns-repeated="2"/>
          <table:table-cell office:value-type="string" calcext:value-type="string">
            <text:p>@exponentsDemo[[5, 2, 4, 0]] =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# =&gt;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style-name="ce1" office:value-type="string" calcext:value-type="string">
            <text:p><text:s text:c="5"/>@exponentsDemo[[2, 4, 3, 2]] =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/># =&gt; <text:s/>1984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62</text:span><text:span text:style-name="T5">  </text:span><text:span text:style-name="T6"># =&gt; 302.400</text:span></text:p>
          </table:table-cell>
          <table:table-cell table:number-columns-repeated="5"/>
          <table:table-cell office:value-type="string" calcext:value-type="string">
            <text:p>@exponentsDemo[[6, 1, 4, 0]] =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# =&gt;</text:p>
          </table:table-cell>
          <table:table-cell office:value-type="float" office:value="120000" calcext:value-type="float">
            <text:p>120000</text:p>
          </table:table-cell>
          <table:table-cell table:number-columns-repeated="2"/>
          <table:table-cell office:value-type="string" calcext:value-type="string">
            <text:p>@exponentsDemo[[6, 4, 1, 1]] =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# =&gt;</text:p>
          </table:table-cell>
          <table:table-cell office:value-type="float" office:value="181440" calcext:value-type="float">
            <text:p>181440</text:p>
          </table:table-cell>
          <table:table-cell table:number-columns-repeated="3"/>
          <table:table-cell table:style-name="ce1" office:value-type="string" calcext:value-type="string">
            <text:p><text:s text:c="5"/>@exponentsDemo[[6, 3, 2, 2]] =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# =&gt; <text:s/>21168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63</text:span><text:span text:style-name="T5">  </text:span><text:span text:style-name="T6"># =&gt; 306.180</text:span></text:p>
          </table:table-cell>
          <table:table-cell table:number-columns-repeated="5"/>
          <table:table-cell office:value-type="string" calcext:value-type="string">
            <text:p>@exponentsDemo[[7, 3, 1, 1]] =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# =&gt;</text:p>
          </table:table-cell>
          <table:table-cell office:value-type="float" office:value="120960" calcext:value-type="float">
            <text:p>120960</text:p>
          </table:table-cell>
          <table:table-cell table:number-columns-repeated="2"/>
          <table:table-cell office:value-type="string" calcext:value-type="string">
            <text:p>@exponentsDemo[[1, 1, 4, 2]] =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# =&gt;</text:p>
          </table:table-cell>
          <table:table-cell office:value-type="float" office:value="183750" calcext:value-type="float">
            <text:p>183750</text:p>
          </table:table-cell>
          <table:table-cell table:number-columns-repeated="3"/>
          <table:table-cell table:style-name="ce1" office:value-type="string" calcext:value-type="string">
            <text:p><text:s text:c="5"/>@exponentsDemo[[1, 5, 4, 1]] =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/># =&gt; <text:s/>21262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64</text:span><text:span text:style-name="T5">  </text:span><text:span text:style-name="T6"># =&gt; 308.700</text:span></text:p>
          </table:table-cell>
          <table:table-cell table:number-columns-repeated="5"/>
          <table:table-cell office:value-type="string" calcext:value-type="string">
            <text:p>@exponentsDemo[[2, 5, 3, 0]] =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# =&gt;</text:p>
          </table:table-cell>
          <table:table-cell office:value-type="float" office:value="121500" calcext:value-type="float">
            <text:p>121500</text:p>
          </table:table-cell>
          <table:table-cell table:number-columns-repeated="2"/>
          <table:table-cell office:value-type="string" calcext:value-type="string">
            <text:p>@exponentsDemo[[3, 3, 3, 1]] =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# =&gt;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TARTING MEDIUM</text:p>
          </table:table-cell>
          <table:table-cell table:number-columns-repeated="2"/>
          <table:table-cell table:style-name="ce1" office:value-type="string" calcext:value-type="string">
            <text:p><text:s text:c="5"/>@exponentsDemo[[7, 3, 4, 0]] =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# =&gt; <text:s/>21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65</text:span><text:span text:style-name="T5">  </text:span><text:span text:style-name="T6"># =&gt; 315.000</text:span></text:p>
          </table:table-cell>
          <table:table-cell table:number-columns-repeated="5"/>
          <table:table-cell office:value-type="string" calcext:value-type="string">
            <text:p>@exponentsDemo[[2, 0, 4, 2]] =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# =&gt;</text:p>
          </table:table-cell>
          <table:table-cell office:value-type="float" office:value="122500" calcext:value-type="float">
            <text:p>122500</text:p>
          </table:table-cell>
          <table:table-cell table:number-columns-repeated="2"/>
          <table:table-cell office:value-type="string" calcext:value-type="string">
            <text:p>@exponentsDemo[[4, 5, 0, 2]] =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# =&gt;</text:p>
          </table:table-cell>
          <table:table-cell office:value-type="float" office:value="190512" calcext:value-type="float">
            <text:p>190512</text:p>
          </table:table-cell>
          <table:table-cell table:number-columns-repeated="3"/>
          <table:table-cell table:style-name="ce1" office:value-type="string" calcext:value-type="string">
            <text:p><text:s text:c="5"/>@exponentsDemo[[3, 2, 4, 2]] =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/># =&gt; <text:s/>220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66</text:span><text:span text:style-name="T5">  </text:span><text:span text:style-name="T6"># =&gt; 317.520</text:span></text:p>
          </table:table-cell>
          <table:table-cell table:number-columns-repeated="5"/>
          <table:table-cell office:value-type="string" calcext:value-type="string">
            <text:p>@exponentsDemo[[4, 2, 3, 1]] =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# =&gt;</text:p>
          </table:table-cell>
          <table:table-cell office:value-type="float" office:value="126000" calcext:value-type="float">
            <text:p>126000</text:p>
          </table:table-cell>
          <table:table-cell table:number-columns-repeated="2"/>
          <table:table-cell office:value-type="string" calcext:value-type="string">
            <text:p>@exponentsDemo[[5, 5, 2, 0]] =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# =&gt;</text:p>
          </table:table-cell>
          <table:table-cell office:value-type="float" office:value="194400" calcext:value-type="float">
            <text:p>194400</text:p>
          </table:table-cell>
          <table:table-cell table:number-columns-repeated="3"/>
          <table:table-cell table:style-name="ce1" office:value-type="string" calcext:value-type="string">
            <text:p><text:s text:c="5"/>@exponentsDemo[[5, 4, 3, 1]] =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# =&gt; <text:s/>226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67</text:span><text:span text:style-name="T5">  </text:span><text:span text:style-name="T6"># =&gt; 329.280</text:span></text:p>
          </table:table-cell>
          <table:table-cell table:number-columns-repeated="5"/>
          <table:table-cell office:value-type="string" calcext:value-type="string">
            <text:p>@exponentsDemo[[5, 4, 0, 2]] =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# =&gt;</text:p>
          </table:table-cell>
          <table:table-cell office:value-type="float" office:value="127008" calcext:value-type="float">
            <text:p>127008</text:p>
          </table:table-cell>
          <table:table-cell table:number-columns-repeated="2"/>
          <table:table-cell office:value-type="string" calcext:value-type="string">
            <text:p>@exponentsDemo[[5, 0, 3, 2]] =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# =&gt;</text:p>
          </table:table-cell>
          <table:table-cell office:value-type="float" office:value="196000" calcext:value-type="float">
            <text:p>196000</text:p>
          </table:table-cell>
          <table:table-cell table:number-columns-repeated="3"/>
          <table:table-cell table:style-name="ce1" office:value-type="string" calcext:value-type="string">
            <text:p><text:s text:c="5"/>@exponentsDemo[[7, 1, 3, 2]] =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# =&gt; <text:s/>235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68</text:span><text:span text:style-name="T5">  </text:span><text:span text:style-name="T6"># =&gt; 330.750</text:span></text:p>
          </table:table-cell>
          <table:table-cell table:number-columns-repeated="5"/>
          <table:table-cell office:value-type="string" calcext:value-type="string">
            <text:p>@exponentsDemo[[6, 4, 2, 0]] =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# =&gt;</text:p>
          </table:table-cell>
          <table:table-cell office:value-type="float" office:value="129600" calcext:value-type="float">
            <text:p>129600</text:p>
          </table:table-cell>
          <table:table-cell table:number-columns-repeated="2"/>
          <table:table-cell office:value-type="string" calcext:value-type="string">
            <text:p>@exponentsDemo[[1, 4, 2, 2]] =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# =&gt;</text:p>
          </table:table-cell>
          <table:table-cell office:value-type="float" office:value="198450" calcext:value-type="float">
            <text:p>198450</text:p>
          </table:table-cell>
          <table:table-cell table:number-columns-repeated="3"/>
          <table:table-cell table:style-name="ce1" office:value-type="string" calcext:value-type="string">
            <text:p><text:s text:c="5"/>@exponentsDemo[[3, 5, 2, 2]] =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# =&gt; <text:s/>2381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69</text:span><text:span text:style-name="T5">  </text:span><text:span text:style-name="T6"># =&gt; 336.000</text:span></text:p>
          </table:table-cell>
          <table:table-cell table:number-columns-repeated="5"/>
          <table:table-cell office:value-type="string" calcext:value-type="string">
            <text:p>@exponentsDemo[[2, 3, 2, 2]] =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# =&gt;</text:p>
          </table:table-cell>
          <table:table-cell office:value-type="float" office:value="132300" calcext:value-type="float">
            <text:p>132300</text:p>
          </table:table-cell>
          <table:table-cell table:number-columns-repeated="2"/>
          <table:table-cell office:value-type="string" calcext:value-type="string">
            <text:p>@exponentsDemo[[7, 2, 2, 1]] =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# =&gt;</text:p>
          </table:table-cell>
          <table:table-cell office:value-type="float" office:value="201600" calcext:value-type="float">
            <text:p>201600</text:p>
          </table:table-cell>
          <table:table-cell table:number-columns-repeated="3"/>
          <table:table-cell table:style-name="ce1" office:value-type="string" calcext:value-type="string">
            <text:p><text:s text:c="5"/>@exponentsDemo[[4, 5, 4, 0]] =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# =&gt; <text:s/>243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70</text:span><text:span text:style-name="T5">  </text:span><text:span text:style-name="T6"># =&gt; 340.200</text:span></text:p>
          </table:table-cell>
          <table:table-cell table:number-columns-repeated="5"/>
          <table:table-cell office:value-type="string" calcext:value-type="string">
            <text:p>@exponentsDemo[[8, 1, 2, 1]] =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# =&gt;</text:p>
          </table:table-cell>
          <table:table-cell office:value-type="float" office:value="134400" calcext:value-type="float">
            <text:p>134400</text:p>
          </table:table-cell>
          <table:table-cell table:number-columns-repeated="2"/>
          <table:table-cell office:value-type="string" calcext:value-type="string">
            <text:p>@exponentsDemo[[2, 4, 4, 0]] =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# =&gt;</text:p>
          </table:table-cell>
          <table:table-cell office:value-type="float" office:value="202500" calcext:value-type="float">
            <text:p>202500</text:p>
          </table:table-cell>
          <table:table-cell table:number-columns-repeated="3"/>
          <table:table-cell table:style-name="ce1" office:value-type="string" calcext:value-type="string">
            <text:p><text:s text:c="5"/>@exponentsDemo[[0, 4, 4, 2]] =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# =&gt; <text:s/>248062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71</text:span><text:span text:style-name="T5">  </text:span><text:span text:style-name="T6"># =&gt; 352.800</text:span></text:p>
          </table:table-cell>
          <table:table-cell table:number-columns-repeated="5"/>
          <table:table-cell office:value-type="string" calcext:value-type="string">
            <text:p>@exponentsDemo[[3, 3, 4, 0]] =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# =&gt;</text:p>
          </table:table-cell>
          <table:table-cell office:value-type="float" office:value="135000" calcext:value-type="float">
            <text:p>135000</text:p>
          </table:table-cell>
          <table:table-cell table:number-columns-repeated="2"/>
          <table:table-cell office:value-type="string" calcext:value-type="string">
            <text:p>@exponentsDemo[[4, 1, 4, 1]] =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# =&gt;</text:p>
          </table:table-cell>
          <table:table-cell office:value-type="float" office:value="210000" calcext:value-type="float">
            <text:p>210000</text:p>
          </table:table-cell>
          <table:table-cell table:number-columns-repeated="3"/>
          <table:table-cell table:style-name="ce1" office:value-type="string" calcext:value-type="string">
            <text:p><text:s text:c="5"/>@exponentsDemo[[6, 2, 4, 1]] =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/># =&gt; <text:s/>25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72</text:span><text:span text:style-name="T5">  </text:span><text:span text:style-name="T6"># =&gt; 357.210</text:span></text:p>
          </table:table-cell>
          <table:table-cell table:number-columns-repeated="5"/>
          <table:table-cell office:value-type="string" calcext:value-type="string">
            <text:p>@exponentsDemo[[4, 5, 1, 1]] =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# =&gt;</text:p>
          </table:table-cell>
          <table:table-cell office:value-type="float" office:value="136080" calcext:value-type="float">
            <text:p>136080</text:p>
          </table:table-cell>
          <table:table-cell table:number-columns-repeated="2"/>
          <table:table-cell office:value-type="string" calcext:value-type="string">
            <text:p>@exponentsDemo[[5, 3, 1, 2]] =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# =&gt;</text:p>
          </table:table-cell>
          <table:table-cell office:value-type="float" office:value="211680" calcext:value-type="float">
            <text:p>211680</text:p>
          </table:table-cell>
          <table:table-cell table:number-columns-repeated="3"/>
          <table:table-cell table:style-name="ce1" office:value-type="string" calcext:value-type="string">
            <text:p><text:s text:c="5"/>@exponentsDemo[[7, 4, 1, 2]] =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# =&gt; <text:s/>254016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73</text:span><text:span text:style-name="T5">  </text:span><text:span text:style-name="T6"># =&gt; 360.150</text:span></text:p>
          </table:table-cell>
          <table:table-cell table:number-columns-repeated="5"/>
          <table:table-cell office:value-type="string" calcext:value-type="string">
            <text:p>@exponentsDemo[[5, 0, 4, 1]] =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# =&gt;</text:p>
          </table:table-cell>
          <table:table-cell office:value-type="float" office:value="140000" calcext:value-type="float">
            <text:p>140000</text:p>
          </table:table-cell>
          <table:table-cell table:number-columns-repeated="2"/>
          <table:table-cell office:value-type="string" calcext:value-type="string">
            <text:p>@exponentsDemo[[0, 5, 3, 1]] =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# =&gt;</text:p>
          </table:table-cell>
          <table:table-cell office:value-type="float" office:value="212625" calcext:value-type="float">
            <text:p>212625</text:p>
          </table:table-cell>
          <table:table-cell table:number-columns-repeated="3"/>
          <table:table-cell table:style-name="ce1" office:value-type="string" calcext:value-type="string">
            <text:p><text:s text:c="5"/>@exponentsDemo[[4, 3, 3, 2]] =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# =&gt; <text:s/>264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74</text:span><text:span text:style-name="T5">  </text:span><text:span text:style-name="T6"># =&gt; 362.880</text:span></text:p>
          </table:table-cell>
          <table:table-cell table:number-columns-repeated="5"/>
          <table:table-cell office:value-type="string" calcext:value-type="string">
            <text:p>@exponentsDemo[[6, 2, 1, 2]] =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# =&gt;</text:p>
          </table:table-cell>
          <table:table-cell office:value-type="float" office:value="141120" calcext:value-type="float">
            <text:p>141120</text:p>
          </table:table-cell>
          <table:table-cell table:number-columns-repeated="2"/>
          <table:table-cell office:value-type="string" calcext:value-type="string">
            <text:p>@exponentsDemo[[6, 3, 3, 0]] =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# =&gt;</text:p>
          </table:table-cell>
          <table:table-cell office:value-type="float" office:value="216000" calcext:value-type="float">
            <text:p>216000</text:p>
          </table:table-cell>
          <table:table-cell table:number-columns-repeated="3"/>
          <table:table-cell table:style-name="ce1" office:value-type="string" calcext:value-type="string">
            <text:p><text:s text:c="5"/>@exponentsDemo[[6, 5, 2, 1]] =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# =&gt; <text:s/>2721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75</text:span><text:span text:style-name="T5">  </text:span><text:span text:style-name="T6"># =&gt; 367.500</text:span></text:p>
          </table:table-cell>
          <table:table-cell table:number-columns-repeated="5"/>
          <table:table-cell office:value-type="string" calcext:value-type="string">
            <text:p>@exponentsDemo[[1, 4, 3, 1]] 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# =&gt;</text:p>
          </table:table-cell>
          <table:table-cell office:value-type="float" office:value="141750" calcext:value-type="float">
            <text:p>141750</text:p>
          </table:table-cell>
          <table:table-cell table:number-columns-repeated="2"/>
          <table:table-cell office:value-type="string" calcext:value-type="string">
            <text:p>@exponentsDemo[[7, 5, 0, 1]] 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# =&gt;</text:p>
          </table:table-cell>
          <table:table-cell office:value-type="float" office:value="217728" calcext:value-type="float">
            <text:p>217728</text:p>
          </table:table-cell>
          <table:table-cell table:number-columns-repeated="3"/>
          <table:table-cell table:style-name="ce1" office:value-type="string" calcext:value-type="string">
            <text:p><text:s text:c="5"/>@exponentsDemo[[3, 4, 4, 1]] 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# =&gt; <text:s/>283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76</text:span><text:span text:style-name="T5">  </text:span><text:span text:style-name="T6"># =&gt; 370.440</text:span></text:p>
          </table:table-cell>
          <table:table-cell table:number-columns-repeated="5"/>
          <table:table-cell office:value-type="string" calcext:value-type="string">
            <text:p>@exponentsDemo[[7, 2, 3, 0]] =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# =&gt;</text:p>
          </table:table-cell>
          <table:table-cell office:value-type="float" office:value="144000" calcext:value-type="float">
            <text:p>144000</text:p>
          </table:table-cell>
          <table:table-cell table:number-columns-repeated="2"/>
          <table:table-cell office:value-type="string" calcext:value-type="string">
            <text:p>@exponentsDemo[[2, 2, 3, 2]] =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# =&gt;</text:p>
          </table:table-cell>
          <table:table-cell office:value-type="float" office:value="220500" calcext:value-type="float">
            <text:p>220500</text:p>
          </table:table-cell>
          <table:table-cell table:number-columns-repeated="3"/>
          <table:table-cell table:style-name="ce1" office:value-type="string" calcext:value-type="string">
            <text:p><text:s text:c="5"/>@exponentsDemo[[5, 1, 4, 2]] =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# =&gt; <text:s/>29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77</text:span><text:span text:style-name="T5">  </text:span><text:span text:style-name="T6"># =&gt; 376.320</text:span></text:p>
          </table:table-cell>
          <table:table-cell table:number-columns-repeated="5"/>
          <table:table-cell office:value-type="string" calcext:value-type="string">
            <text:p>@exponentsDemo[[8, 4, 0, 1]] =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# =&gt;</text:p>
          </table:table-cell>
          <table:table-cell office:value-type="float" office:value="145152" calcext:value-type="float">
            <text:p>145152</text:p>
          </table:table-cell>
          <table:table-cell table:number-columns-repeated="2"/>
          <table:table-cell office:value-type="string" calcext:value-type="string">
            <text:p>@exponentsDemo[[4, 4, 2, 1]] =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# =&gt;</text:p>
          </table:table-cell>
          <table:table-cell office:value-type="float" office:value="226800" calcext:value-type="float">
            <text:p>226800</text:p>
          </table:table-cell>
          <table:table-cell table:number-columns-repeated="3"/>
          <table:table-cell table:style-name="ce1" office:value-type="string" calcext:value-type="string">
            <text:p><text:s text:c="5"/>@exponentsDemo[[1, 5, 3, 2]] =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# =&gt; <text:s/>29767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78</text:span><text:span text:style-name="T5">  </text:span><text:span text:style-name="T6"># =&gt; 378.000</text:span></text:p>
          </table:table-cell>
          <table:table-cell table:number-columns-repeated="5"/>
          <table:table-cell office:value-type="string" calcext:value-type="string">
            <text:p>@exponentsDemo[[3, 1, 3, 2]] =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# =&gt;</text:p>
          </table:table-cell>
          <table:table-cell office:value-type="float" office:value="147000" calcext:value-type="float">
            <text:p>147000</text:p>
          </table:table-cell>
          <table:table-cell table:number-columns-repeated="2"/>
          <table:table-cell office:value-type="string" calcext:value-type="string">
            <text:p>@exponentsDemo[[6, 1, 2, 2]] =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# =&gt;</text:p>
          </table:table-cell>
          <table:table-cell office:value-type="float" office:value="235200" calcext:value-type="float">
            <text:p>235200</text:p>
          </table:table-cell>
          <table:table-cell table:number-columns-repeated="3"/>
          <table:table-cell table:style-name="ce1" office:value-type="string" calcext:value-type="string">
            <text:p><text:s text:c="5"/>@exponentsDemo[[7, 3, 3, 1]] =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/># =&gt; <text:s/>302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79</text:span><text:span text:style-name="T5">  </text:span><text:span text:style-name="T6"># =&gt; 393.750</text:span></text:p>
          </table:table-cell>
          <table:table-cell table:number-columns-repeated="5"/>
          <table:table-cell office:value-type="string" calcext:value-type="string">
            <text:p>@exponentsDemo[[5, 3, 2, 1]] =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# =&gt;</text:p>
          </table:table-cell>
          <table:table-cell office:value-type="float" office:value="151200" calcext:value-type="float">
            <text:p>151200</text:p>
          </table:table-cell>
          <table:table-cell table:number-columns-repeated="2"/>
          <table:table-cell office:value-type="string" calcext:value-type="string">
            <text:p>@exponentsDemo[[1, 3, 4, 1]] =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# =&gt;</text:p>
          </table:table-cell>
          <table:table-cell office:value-type="float" office:value="236250" calcext:value-type="float">
            <text:p>236250</text:p>
          </table:table-cell>
          <table:table-cell table:number-columns-repeated="3"/>
          <table:table-cell table:style-name="ce1" office:value-type="string" calcext:value-type="string">
            <text:p><text:s text:c="5"/>@exponentsDemo[[5, 4, 2, 2]] =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/># =&gt; <text:s/>31752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80</text:span><text:span text:style-name="T5">  </text:span><text:span text:style-name="T6"># =&gt; 396.900</text:span></text:p>
          </table:table-cell>
          <table:table-cell table:number-columns-repeated="5"/>
          <table:table-cell office:value-type="string" calcext:value-type="string">
            <text:p>@exponentsDemo[[0, 5, 4, 0]] =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# =&gt;</text:p>
          </table:table-cell>
          <table:table-cell office:value-type="float" office:value="151875" calcext:value-type="float">
            <text:p>151875</text:p>
          </table:table-cell>
          <table:table-cell table:number-columns-repeated="2"/>
          <table:table-cell office:value-type="string" calcext:value-type="string">
            <text:p>@exponentsDemo[[2, 5, 1, 2]] =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# =&gt;</text:p>
          </table:table-cell>
          <table:table-cell office:value-type="float" office:value="238140" calcext:value-type="float">
            <text:p>238140</text:p>
          </table:table-cell>
          <table:table-cell table:number-columns-repeated="3"/>
          <table:table-cell table:style-name="ce1" office:value-type="string" calcext:value-type="string">
            <text:p><text:s text:c="5"/>@exponentsDemo[[6, 4, 4, 0]] =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# =&gt; <text:s/>32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81</text:span><text:span text:style-name="T5">  </text:span><text:span text:style-name="T6"># =&gt; 403.200</text:span></text:p>
          </table:table-cell>
          <table:table-cell table:number-columns-repeated="5"/>
          <table:table-cell office:value-type="string" calcext:value-type="string">
            <text:p>@exponentsDemo[[7, 5, 1, 0]] =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# =&gt;</text:p>
          </table:table-cell>
          <table:table-cell office:value-type="float" office:value="155520" calcext:value-type="float">
            <text:p>155520</text:p>
          </table:table-cell>
          <table:table-cell table:number-columns-repeated="2"/>
          <table:table-cell office:value-type="string" calcext:value-type="string">
            <text:p>@exponentsDemo[[7, 1, 4, 0]] =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# =&gt;</text:p>
          </table:table-cell>
          <table:table-cell office:value-type="float" office:value="240000" calcext:value-type="float">
            <text:p>240000</text:p>
          </table:table-cell>
          <table:table-cell table:number-columns-repeated="3"/>
          <table:table-cell table:style-name="ce1" office:value-type="string" calcext:value-type="string">
            <text:p><text:s text:c="5"/>@exponentsDemo[[2, 3, 4, 2]] =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s/># =&gt; <text:s/>3307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82</text:span><text:span text:style-name="T5">  </text:span><text:span text:style-name="T6"># =&gt; 408.240</text:span></text:p>
          </table:table-cell>
          <table:table-cell table:number-columns-repeated="5"/>
          <table:table-cell office:value-type="string" calcext:value-type="string">
            <text:p>@exponentsDemo[[7, 0, 2, 2]] =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# =&gt;</text:p>
          </table:table-cell>
          <table:table-cell office:value-type="float" office:value="156800" calcext:value-type="float">
            <text:p>156800</text:p>
          </table:table-cell>
          <table:table-cell table:number-columns-repeated="2"/>
          <table:table-cell office:value-type="string" calcext:value-type="string">
            <text:p>@exponentsDemo[[3, 5, 3, 0]] =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# =&gt;</text:p>
          </table:table-cell>
          <table:table-cell office:value-type="float" office:value="243000" calcext:value-type="float">
            <text:p>243000</text:p>
          </table:table-cell>
          <table:table-cell table:number-columns-repeated="3"/>
          <table:table-cell table:style-name="ce1" office:value-type="string" calcext:value-type="string">
            <text:p><text:s text:c="5"/>@exponentsDemo[[4, 5, 3, 1]] =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<text:s/># =&gt; <text:s/>340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83</text:span><text:span text:style-name="T5">  </text:span><text:span text:style-name="T6"># =&gt; 411.600</text:span></text:p>
          </table:table-cell>
          <table:table-cell table:number-columns-repeated="5"/>
          <table:table-cell office:value-type="string" calcext:value-type="string">
            <text:p>@exponentsDemo[[2, 2, 4, 1]] =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# =&gt;</text:p>
          </table:table-cell>
          <table:table-cell office:value-type="float" office:value="157500" calcext:value-type="float">
            <text:p>157500</text:p>
          </table:table-cell>
          <table:table-cell table:number-columns-repeated="2"/>
          <table:table-cell office:value-type="string" calcext:value-type="string">
            <text:p>@exponentsDemo[[3, 0, 4, 2]] =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# =&gt;</text:p>
          </table:table-cell>
          <table:table-cell office:value-type="float" office:value="245000" calcext:value-type="float">
            <text:p>245000</text:p>
          </table:table-cell>
          <table:table-cell table:number-columns-repeated="3"/>
          <table:table-cell table:style-name="ce1" office:value-type="string" calcext:value-type="string">
            <text:p><text:s text:c="5"/>@exponentsDemo[[6, 2, 3, 2]] =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<text:s/># =&gt; <text:s/>352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84</text:span><text:span text:style-name="T5">  </text:span><text:span text:style-name="T6"># =&gt; 420.000</text:span></text:p>
          </table:table-cell>
          <table:table-cell table:number-columns-repeated="5"/>
          <table:table-cell office:value-type="string" calcext:value-type="string">
            <text:p>@exponentsDemo[[3, 4, 1, 2]] =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# =&gt;</text:p>
          </table:table-cell>
          <table:table-cell office:value-type="float" office:value="158760" calcext:value-type="float">
            <text:p>158760</text:p>
          </table:table-cell>
          <table:table-cell table:number-columns-repeated="2"/>
          <table:table-cell office:value-type="string" calcext:value-type="string">
            <text:p>@exponentsDemo[[5, 2, 3, 1]] =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# =&gt;</text:p>
          </table:table-cell>
          <table:table-cell office:value-type="float" office:value="252000" calcext:value-type="float">
            <text:p>252000</text:p>
          </table:table-cell>
          <table:table-cell table:number-columns-repeated="3"/>
          <table:table-cell table:style-name="ce1" office:value-type="string" calcext:value-type="string">
            <text:p><text:s text:c="5"/>@exponentsDemo[[5, 3, 4, 1]] =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/># =&gt; <text:s/>37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85</text:span><text:span text:style-name="T5">  </text:span><text:span text:style-name="T6"># =&gt; 423.360</text:span></text:p>
          </table:table-cell>
          <table:table-cell table:number-columns-repeated="5"/>
          <table:table-cell office:value-type="string" calcext:value-type="string">
            <text:p>@exponentsDemo[[8, 0, 4, 0]] =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# =&gt;</text:p>
          </table:table-cell>
          <table:table-cell office:value-type="float" office:value="160000" calcext:value-type="float">
            <text:p>160000</text:p>
          </table:table-cell>
          <table:table-cell table:number-columns-repeated="2"/>
          <table:table-cell office:value-type="string" calcext:value-type="string">
            <text:p>@exponentsDemo[[6, 4, 0, 2]] =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# =&gt;</text:p>
          </table:table-cell>
          <table:table-cell office:value-type="float" office:value="254016" calcext:value-type="float">
            <text:p>254016</text:p>
          </table:table-cell>
          <table:table-cell table:number-columns-repeated="3"/>
          <table:table-cell table:style-name="ce1" office:value-type="string" calcext:value-type="string">
            <text:p><text:s text:c="5"/>@exponentsDemo[[6, 5, 1, 2]] =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/># =&gt; <text:s/>381024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86</text:span><text:span text:style-name="T5">  </text:span><text:span text:style-name="T6"># =&gt; 425.250</text:span></text:p>
          </table:table-cell>
          <table:table-cell table:number-columns-repeated="5"/>
          <table:table-cell office:value-type="string" calcext:value-type="string">
            <text:p>@exponentsDemo[[4, 4, 3, 0]] =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# =&gt;</text:p>
          </table:table-cell>
          <table:table-cell office:value-type="float" office:value="162000" calcext:value-type="float">
            <text:p>162000</text:p>
          </table:table-cell>
          <table:table-cell table:number-columns-repeated="2"/>
          <table:table-cell office:value-type="string" calcext:value-type="string">
            <text:p>@exponentsDemo[[7, 4, 2, 0]] =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# =&gt;</text:p>
          </table:table-cell>
          <table:table-cell office:value-type="float" office:value="259200" calcext:value-type="float">
            <text:p>259200</text:p>
          </table:table-cell>
          <table:table-cell table:number-columns-repeated="3"/>
          <table:table-cell table:style-name="ce1" office:value-type="string" calcext:value-type="string">
            <text:p><text:s text:c="5"/>@exponentsDemo[[7, 5, 3, 0]] =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# =&gt; <text:s/>388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87</text:span><text:span text:style-name="T5">  </text:span><text:span text:style-name="T6"># =&gt; 432.180</text:span></text:p>
          </table:table-cell>
          <table:table-cell table:number-columns-repeated="5"/>
          <table:table-cell office:value-type="string" calcext:value-type="string">
            <text:p>@exponentsDemo[[0, 3, 3, 2]] =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# =&gt;</text:p>
          </table:table-cell>
          <table:table-cell office:value-type="float" office:value="165375" calcext:value-type="float">
            <text:p>165375</text:p>
          </table:table-cell>
          <table:table-cell table:number-columns-repeated="2"/>
          <table:table-cell office:value-type="string" calcext:value-type="string">
            <text:p>@exponentsDemo[[3, 3, 2, 2]] =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# =&gt;</text:p>
          </table:table-cell>
          <table:table-cell office:value-type="float" office:value="264600" calcext:value-type="float">
            <text:p>264600</text:p>
          </table:table-cell>
          <table:table-cell table:number-columns-repeated="3"/>
          <table:table-cell table:style-name="ce1" office:value-type="string" calcext:value-type="string">
            <text:p><text:s text:c="5"/>@exponentsDemo[[7, 0, 4, 2]] =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# =&gt; <text:s/>39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88</text:span><text:span text:style-name="T5">  </text:span><text:span text:style-name="T6"># =&gt; 441.000</text:span></text:p>
          </table:table-cell>
          <table:table-cell table:number-columns-repeated="5"/>
          <table:table-cell office:value-type="string" calcext:value-type="string">
            <text:p>@exponentsDemo[[6, 1, 3, 1]] =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# =&gt;</text:p>
          </table:table-cell>
          <table:table-cell office:value-type="float" office:value="168000" calcext:value-type="float">
            <text:p>168000</text:p>
          </table:table-cell>
          <table:table-cell table:number-columns-repeated="2"/>
          <table:table-cell office:value-type="string" calcext:value-type="string">
            <text:p>@exponentsDemo[[4, 3, 4, 0]] =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# =&gt;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style-name="ce1" office:value-type="string" calcext:value-type="string">
            <text:p><text:s text:c="5"/>@exponentsDemo[[3, 4, 3, 2]] =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/># =&gt; <text:s/>3969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89</text:span><text:span text:style-name="T5">  </text:span><text:span text:style-name="T6"># =&gt; 453.600</text:span></text:p>
          </table:table-cell>
          <table:table-cell table:number-columns-repeated="5"/>
          <table:table-cell office:value-type="string" calcext:value-type="string">
            <text:p>@exponentsDemo[[7, 3, 0, 2]] =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# =&gt;</text:p>
          </table:table-cell>
          <table:table-cell office:value-type="float" office:value="169344" calcext:value-type="float">
            <text:p>169344</text:p>
          </table:table-cell>
          <table:table-cell table:number-columns-repeated="2"/>
          <table:table-cell office:value-type="string" calcext:value-type="string">
            <text:p>@exponentsDemo[[5, 5, 1, 1]] =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# =&gt;</text:p>
          </table:table-cell>
          <table:table-cell office:value-type="float" office:value="272160" calcext:value-type="float">
            <text:p>272160</text:p>
          </table:table-cell>
          <table:table-cell table:number-columns-repeated="3"/>
          <table:table-cell table:style-name="ce1" office:value-type="string" calcext:value-type="string">
            <text:p><text:s text:c="5"/>@exponentsDemo[[7, 3, 2, 2]] =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/># =&gt; <text:s/>4233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90</text:span><text:span text:style-name="T5">  </text:span><text:span text:style-name="T6"># =&gt; 459.270</text:span></text:p>
          </table:table-cell>
          <table:table-cell table:number-columns-repeated="5"/>
          <table:table-cell office:value-type="string" calcext:value-type="string">
            <text:p>@exponentsDemo[[2, 5, 2, 1]] =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# =&gt;</text:p>
          </table:table-cell>
          <table:table-cell office:value-type="float" office:value="170100" calcext:value-type="float">
            <text:p>170100</text:p>
          </table:table-cell>
          <table:table-cell table:number-columns-repeated="2"/>
          <table:table-cell office:value-type="string" calcext:value-type="string">
            <text:p>@exponentsDemo[[0, 2, 4, 2]] =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# =&gt;</text:p>
          </table:table-cell>
          <table:table-cell office:value-type="float" office:value="275625" calcext:value-type="float">
            <text:p>275625</text:p>
          </table:table-cell>
          <table:table-cell table:number-columns-repeated="3"/>
          <table:table-cell table:style-name="ce1" office:value-type="string" calcext:value-type="string">
            <text:p><text:s text:c="5"/>@exponentsDemo[[2, 5, 4, 1]] =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# =&gt; <text:s/>4252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91</text:span><text:span text:style-name="T5">  </text:span><text:span text:style-name="T6"># =&gt; 463.050</text:span></text:p>
          </table:table-cell>
          <table:table-cell table:number-columns-repeated="5"/>
          <table:table-cell office:value-type="string" calcext:value-type="string">
            <text:p>@exponentsDemo[[8, 3, 2, 0]] =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# =&gt;</text:p>
          </table:table-cell>
          <table:table-cell office:value-type="float" office:value="172800" calcext:value-type="float">
            <text:p>172800</text:p>
          </table:table-cell>
          <table:table-cell table:number-columns-repeated="2"/>
          <table:table-cell office:value-type="string" calcext:value-type="string">
            <text:p>@exponentsDemo[[6, 0, 4, 1]] =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# =&gt;</text:p>
          </table:table-cell>
          <table:table-cell office:value-type="float" office:value="280000" calcext:value-type="float">
            <text:p>280000</text:p>
          </table:table-cell>
          <table:table-cell table:number-columns-repeated="3"/>
          <table:table-cell table:style-name="ce1" office:value-type="string" calcext:value-type="string">
            <text:p><text:s text:c="5"/>@exponentsDemo[[4, 2, 4, 2]] =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# =&gt; <text:s/>441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92</text:span><text:span text:style-name="T5">  </text:span><text:span text:style-name="T6"># =&gt; 470.400</text:span></text:p>
          </table:table-cell>
          <table:table-cell table:number-columns-repeated="5"/>
          <table:table-cell office:value-type="string" calcext:value-type="string">
            <text:p>@exponentsDemo[[4, 2, 2, 2]] =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# =&gt;</text:p>
          </table:table-cell>
          <table:table-cell office:value-type="float" office:value="176400" calcext:value-type="float">
            <text:p>176400</text:p>
          </table:table-cell>
          <table:table-cell table:number-columns-repeated="2"/>
          <table:table-cell office:value-type="string" calcext:value-type="string">
            <text:p>@exponentsDemo[[7, 2, 1, 2]] =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# =&gt;</text:p>
          </table:table-cell>
          <table:table-cell office:value-type="float" office:value="282240" calcext:value-type="float">
            <text:p>282240</text:p>
          </table:table-cell>
          <table:table-cell table:number-columns-repeated="3"/>
          <table:table-cell table:style-name="ce1" office:value-type="string" calcext:value-type="string">
            <text:p><text:s text:c="5"/>@exponentsDemo[[6, 4, 3, 1]] =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/># =&gt; <text:s/>453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93</text:span><text:span text:style-name="T5">  </text:span><text:span text:style-name="T6"># =&gt; 472.500</text:span></text:p>
          </table:table-cell>
          <table:table-cell table:number-columns-repeated="5"/>
          <table:table-cell office:value-type="string" calcext:value-type="string">
            <text:p>@exponentsDemo[[5, 2, 4, 0]] =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# =&gt;</text:p>
          </table:table-cell>
          <table:table-cell office:value-type="float" office:value="180000" calcext:value-type="float">
            <text:p>180000</text:p>
          </table:table-cell>
          <table:table-cell table:number-columns-repeated="2"/>
          <table:table-cell office:value-type="string" calcext:value-type="string">
            <text:p>@exponentsDemo[[2, 4, 3, 1]] =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# =&gt;</text:p>
          </table:table-cell>
          <table:table-cell office:value-type="float" office:value="283500" calcext:value-type="float">
            <text:p>283500</text:p>
          </table:table-cell>
          <table:table-cell table:number-columns-repeated="3"/>
          <table:table-cell table:style-name="ce1" office:value-type="string" calcext:value-type="string">
            <text:p><text:s text:c="5"/>@exponentsDemo[[4, 5, 2, 2]] =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/># =&gt; <text:s/>47628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94</text:span><text:span text:style-name="T5">  </text:span><text:span text:style-name="T6"># =&gt; 476.280</text:span></text:p>
          </table:table-cell>
          <table:table-cell table:number-columns-repeated="5"/>
          <table:table-cell office:value-type="string" calcext:value-type="string">
            <text:p>@exponentsDemo[[6, 4, 1, 1]] =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# =&gt;</text:p>
          </table:table-cell>
          <table:table-cell office:value-type="float" office:value="181440" calcext:value-type="float">
            <text:p>181440</text:p>
          </table:table-cell>
          <table:table-cell table:number-columns-repeated="2"/>
          <table:table-cell office:value-type="string" calcext:value-type="string">
            <text:p>@exponentsDemo[[4, 1, 3, 2]] =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# =&gt;</text:p>
          </table:table-cell>
          <table:table-cell office:value-type="float" office:value="294000" calcext:value-type="float">
            <text:p>294000</text:p>
          </table:table-cell>
          <table:table-cell table:number-columns-repeated="3"/>
          <table:table-cell table:style-name="ce1" office:value-type="string" calcext:value-type="string">
            <text:p><text:s text:c="5"/>@exponentsDemo[[5, 5, 4, 0]] =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# =&gt; <text:s/>48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95</text:span><text:span text:style-name="T5">  </text:span><text:span text:style-name="T6"># =&gt; 483.840</text:span></text:p>
          </table:table-cell>
          <table:table-cell table:number-columns-repeated="5"/>
          <table:table-cell office:value-type="string" calcext:value-type="string">
            <text:p>@exponentsDemo[[1, 1, 4, 2]] =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# =&gt;</text:p>
          </table:table-cell>
          <table:table-cell office:value-type="float" office:value="183750" calcext:value-type="float">
            <text:p>183750</text:p>
          </table:table-cell>
          <table:table-cell table:number-columns-repeated="2"/>
          <table:table-cell office:value-type="string" calcext:value-type="string">
            <text:p>@exponentsDemo[[0, 5, 2, 2]] =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# =&gt;</text:p>
          </table:table-cell>
          <table:table-cell office:value-type="float" office:value="297675" calcext:value-type="float">
            <text:p>297675</text:p>
          </table:table-cell>
          <table:table-cell table:number-columns-repeated="3"/>
          <table:table-cell table:style-name="ce1" office:value-type="string" calcext:value-type="string">
            <text:p><text:s text:c="5"/>@exponentsDemo[[1, 4, 4, 2]] =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/># =&gt; <text:s/>49612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96</text:span><text:span text:style-name="T5">  </text:span><text:span text:style-name="T6"># =&gt; 493.920</text:span></text:p>
          </table:table-cell>
          <table:table-cell table:number-columns-repeated="5"/>
          <table:table-cell office:value-type="string" calcext:value-type="string">
            <text:p>@exponentsDemo[[8, 1, 1, 2]] =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# =&gt;</text:p>
          </table:table-cell>
          <table:table-cell office:value-type="float" office:value="188160" calcext:value-type="float">
            <text:p>188160</text:p>
          </table:table-cell>
          <table:table-cell table:number-columns-repeated="2"/>
          <table:table-cell office:value-type="string" calcext:value-type="string">
            <text:p>@exponentsDemo[[6, 3, 2, 1]] =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# =&gt;</text:p>
          </table:table-cell>
          <table:table-cell office:value-type="float" office:value="302400" calcext:value-type="float">
            <text:p>302400</text:p>
          </table:table-cell>
          <table:table-cell table:number-columns-repeated="3"/>
          <table:table-cell table:style-name="ce1" office:value-type="string" calcext:value-type="string">
            <text:p><text:s text:c="5"/>@exponentsDemo[[7, 2, 4, 1]] =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# =&gt; <text:s/>50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97</text:span><text:span text:style-name="T5">  </text:span><text:span text:style-name="T6"># =&gt; 504.000</text:span></text:p>
          </table:table-cell>
          <table:table-cell table:number-columns-repeated="5"/>
          <table:table-cell office:value-type="string" calcext:value-type="string">
            <text:p>@exponentsDemo[[3, 3, 3, 1]] =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# =&gt;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  <table:table-cell office:value-type="string" calcext:value-type="string">
            <text:p>@exponentsDemo[[1, 5, 4, 0]] =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# =&gt;</text:p>
          </table:table-cell>
          <table:table-cell office:value-type="float" office:value="303750" calcext:value-type="float">
            <text:p>303750</text:p>
          </table:table-cell>
          <table:table-cell table:number-columns-repeated="3"/>
          <table:table-cell table:style-name="ce1" office:value-type="string" calcext:value-type="string">
            <text:p><text:s text:c="5"/>@exponentsDemo[[5, 3, 3, 2]] =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# =&gt; <text:s/>529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98</text:span><text:span text:style-name="T5">  </text:span><text:span text:style-name="T6"># =&gt; 510.300</text:span></text:p>
          </table:table-cell>
          <table:table-cell table:number-columns-repeated="5"/>
          <table:table-cell office:value-type="string" calcext:value-type="string">
            <text:p>@exponentsDemo[[4, 5, 0, 2]] =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# =&gt;</text:p>
          </table:table-cell>
          <table:table-cell office:value-type="float" office:value="190512" calcext:value-type="float">
            <text:p>190512</text:p>
          </table:table-cell>
          <table:table-cell table:number-columns-repeated="2"/>
          <table:table-cell office:value-type="string" calcext:value-type="string">
            <text:p>@exponentsDemo[[3, 2, 4, 1]] =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# =&gt;</text:p>
          </table:table-cell>
          <table:table-cell office:value-type="float" office:value="315000" calcext:value-type="float">
            <text:p>315000</text:p>
          </table:table-cell>
          <table:table-cell table:number-columns-repeated="3"/>
          <table:table-cell table:style-name="ce1" office:value-type="string" calcext:value-type="string">
            <text:p><text:s text:c="5"/>@exponentsDemo[[7, 5, 2, 1]] =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/># =&gt; <text:s/>54432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99</text:span><text:span text:style-name="T5">  </text:span><text:span text:style-name="T6"># =&gt; 514.500</text:span></text:p>
          </table:table-cell>
          <table:table-cell table:number-columns-repeated="5"/>
          <table:table-cell office:value-type="string" calcext:value-type="string">
            <text:p>@exponentsDemo[[5, 5, 2, 0]] =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# =&gt;</text:p>
          </table:table-cell>
          <table:table-cell office:value-type="float" office:value="194400" calcext:value-type="float">
            <text:p>194400</text:p>
          </table:table-cell>
          <table:table-cell table:number-columns-repeated="2"/>
          <table:table-cell office:value-type="string" calcext:value-type="string">
            <text:p>@exponentsDemo[[4, 4, 1, 2]] =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# =&gt;</text:p>
          </table:table-cell>
          <table:table-cell office:value-type="float" office:value="317520" calcext:value-type="float">
            <text:p>317520</text:p>
          </table:table-cell>
          <table:table-cell table:number-columns-repeated="3"/>
          <table:table-cell table:style-name="ce1" office:value-type="string" calcext:value-type="string">
            <text:p><text:s text:c="5"/>@exponentsDemo[[4, 4, 4, 1]] =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<text:s/># =&gt; <text:s/>567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00</text:span><text:span text:style-name="T5">  </text:span><text:span text:style-name="T6"># =&gt; 525.000</text:span></text:p>
          </table:table-cell>
          <table:table-cell table:number-columns-repeated="5"/>
          <table:table-cell office:value-type="string" calcext:value-type="string">
            <text:p>@exponentsDemo[[5, 0, 3, 2]] =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# =&gt;</text:p>
          </table:table-cell>
          <table:table-cell office:value-type="float" office:value="196000" calcext:value-type="float">
            <text:p>196000</text:p>
          </table:table-cell>
          <table:table-cell table:number-columns-repeated="2"/>
          <table:table-cell office:value-type="string" calcext:value-type="string">
            <text:p>@exponentsDemo[[5, 4, 3, 0]] =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# =&gt;</text:p>
          </table:table-cell>
          <table:table-cell office:value-type="float" office:value="324000" calcext:value-type="float">
            <text:p>324000</text:p>
          </table:table-cell>
          <table:table-cell table:number-columns-repeated="3"/>
          <table:table-cell table:style-name="ce1" office:value-type="string" calcext:value-type="string">
            <text:p><text:s text:c="5"/>@exponentsDemo[[6, 1, 4, 2]] =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# =&gt; <text:s/>58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01</text:span><text:span text:style-name="T5">  </text:span><text:span text:style-name="T6"># =&gt; 529.200</text:span></text:p>
          </table:table-cell>
          <table:table-cell table:number-columns-repeated="5"/>
          <table:table-cell office:value-type="string" calcext:value-type="string">
            <text:p>@exponentsDemo[[1, 4, 2, 2]] =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# =&gt;</text:p>
          </table:table-cell>
          <table:table-cell office:value-type="float" office:value="198450" calcext:value-type="float">
            <text:p>198450</text:p>
          </table:table-cell>
          <table:table-cell table:number-columns-repeated="2"/>
          <table:table-cell office:value-type="string" calcext:value-type="string">
            <text:p>@exponentsDemo[[1, 3, 3, 2]] =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# =&gt;</text:p>
          </table:table-cell>
          <table:table-cell office:value-type="float" office:value="330750" calcext:value-type="float">
            <text:p>330750</text:p>
          </table:table-cell>
          <table:table-cell table:number-columns-repeated="3"/>
          <table:table-cell table:style-name="ce1" office:value-type="string" calcext:value-type="string">
            <text:p><text:s text:c="5"/>@exponentsDemo[[2, 5, 3, 2]] =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# =&gt; <text:s/>5953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02</text:span><text:span text:style-name="T5">  </text:span><text:span text:style-name="T6"># =&gt; 544.320</text:span></text:p>
          </table:table-cell>
          <table:table-cell table:number-columns-repeated="5"/>
          <table:table-cell office:value-type="string" calcext:value-type="string">
            <text:p>@exponentsDemo[[7, 2, 2, 1]] =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# =&gt;</text:p>
          </table:table-cell>
          <table:table-cell office:value-type="float" office:value="201600" calcext:value-type="float">
            <text:p>201600</text:p>
          </table:table-cell>
          <table:table-cell table:number-columns-repeated="2"/>
          <table:table-cell office:value-type="string" calcext:value-type="string">
            <text:p>@exponentsDemo[[7, 1, 3, 1]] =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# =&gt;</text:p>
          </table:table-cell>
          <table:table-cell office:value-type="float" office:value="336000" calcext:value-type="float">
            <text:p>336000</text:p>
          </table:table-cell>
          <table:table-cell table:number-columns-repeated="3"/>
          <table:table-cell table:style-name="ce1" office:value-type="string" calcext:value-type="string">
            <text:p><text:s text:c="5"/>@exponentsDemo[[6, 4, 2, 2]] =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<text:s/># =&gt; <text:s/>6350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03</text:span><text:span text:style-name="T5">  </text:span><text:span text:style-name="T6"># =&gt; 551.250</text:span></text:p>
          </table:table-cell>
          <table:table-cell table:number-columns-repeated="5"/>
          <table:table-cell office:value-type="string" calcext:value-type="string">
            <text:p>@exponentsDemo[[2, 4, 4, 0]] =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# =&gt;</text:p>
          </table:table-cell>
          <table:table-cell office:value-type="float" office:value="202500" calcext:value-type="float">
            <text:p>202500</text:p>
          </table:table-cell>
          <table:table-cell table:number-columns-repeated="2"/>
          <table:table-cell office:value-type="string" calcext:value-type="string">
            <text:p>@exponentsDemo[[3, 5, 2, 1]] =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# =&gt;</text:p>
          </table:table-cell>
          <table:table-cell office:value-type="float" office:value="340200" calcext:value-type="float">
            <text:p>340200</text:p>
          </table:table-cell>
          <table:table-cell table:number-columns-repeated="3"/>
          <table:table-cell table:style-name="ce1" office:value-type="string" calcext:value-type="string">
            <text:p><text:s text:c="5"/>@exponentsDemo[[7, 4, 4, 0]] =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# =&gt; <text:s/>64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04</text:span><text:span text:style-name="T5">  </text:span><text:span text:style-name="T6"># =&gt; 555.660</text:span></text:p>
          </table:table-cell>
          <table:table-cell table:number-columns-repeated="5"/>
          <table:table-cell office:value-type="string" calcext:value-type="string">
            <text:p>@exponentsDemo[[4, 1, 4, 1]] =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# =&gt;</text:p>
          </table:table-cell>
          <table:table-cell office:value-type="float" office:value="210000" calcext:value-type="float">
            <text:p>210000</text:p>
          </table:table-cell>
          <table:table-cell table:number-columns-repeated="2"/>
          <table:table-cell office:value-type="string" calcext:value-type="string">
            <text:p>@exponentsDemo[[5, 2, 2, 2]] =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# =&gt;</text:p>
          </table:table-cell>
          <table:table-cell office:value-type="float" office:value="352800" calcext:value-type="float">
            <text:p>352800</text:p>
          </table:table-cell>
          <table:table-cell office:value-type="string" calcext:value-type="string">
            <text:p>FINISH MEDIUM</text:p>
          </table:table-cell>
          <table:table-cell/>
          <table:table-cell table:formula="of:=[.N529]-[.N488]" office:value-type="float" office:value="41" calcext:value-type="float">
            <text:p>41</text:p>
          </table:table-cell>
          <table:table-cell table:style-name="ce1" office:value-type="string" calcext:value-type="string">
            <text:p><text:s text:c="5"/>@exponentsDemo[[3, 3, 4, 2]] =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# =&gt; <text:s/>661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05</text:span><text:span text:style-name="T5">  </text:span><text:span text:style-name="T6"># =&gt; 564.480</text:span></text:p>
          </table:table-cell>
          <table:table-cell table:number-columns-repeated="5"/>
          <table:table-cell office:value-type="string" calcext:value-type="string">
            <text:p>@exponentsDemo[[5, 3, 1, 2]] =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# =&gt;</text:p>
          </table:table-cell>
          <table:table-cell office:value-type="float" office:value="211680" calcext:value-type="float">
            <text:p>211680</text:p>
          </table:table-cell>
          <table:table-cell table:number-columns-repeated="2"/>
          <table:table-cell office:value-type="string" calcext:value-type="string">
            <text:p>@exponentsDemo[[0, 4, 4, 1]] =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# =&gt;</text:p>
          </table:table-cell>
          <table:table-cell office:value-type="float" office:value="354375" calcext:value-type="float">
            <text:p>354375</text:p>
          </table:table-cell>
          <table:table-cell table:number-columns-repeated="3"/>
          <table:table-cell table:style-name="ce1" office:value-type="string" calcext:value-type="string">
            <text:p><text:s text:c="5"/>@exponentsDemo[[5, 5, 3, 1]] =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# =&gt; <text:s/>680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06</text:span><text:span text:style-name="T5">  </text:span><text:span text:style-name="T6"># =&gt; 567.000</text:span></text:p>
          </table:table-cell>
          <table:table-cell table:number-columns-repeated="5"/>
          <table:table-cell office:value-type="string" calcext:value-type="string">
            <text:p>@exponentsDemo[[0, 5, 3, 1]] =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# =&gt;</text:p>
          </table:table-cell>
          <table:table-cell office:value-type="float" office:value="212625" calcext:value-type="float">
            <text:p>212625</text:p>
          </table:table-cell>
          <table:table-cell table:number-columns-repeated="2"/>
          <table:table-cell office:value-type="string" calcext:value-type="string">
            <text:p>@exponentsDemo[[6, 2, 4, 0]] =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# =&gt;</text:p>
          </table:table-cell>
          <table:table-cell office:value-type="float" office:value="360000" calcext:value-type="float">
            <text:p>360000</text:p>
          </table:table-cell>
          <table:table-cell table:number-columns-repeated="3"/>
          <table:table-cell table:style-name="ce1" office:value-type="string" calcext:value-type="string">
            <text:p><text:s text:c="5"/>@exponentsDemo[[7, 2, 3, 2]] =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<text:s/># =&gt; <text:s/>705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207</text:span><text:span text:style-name="T5">  </text:span><text:span text:style-name="T6"># =&gt; 576.240</text:span></text:p>
          </table:table-cell>
          <table:table-cell table:number-columns-repeated="5"/>
          <table:table-cell office:value-type="string" calcext:value-type="string">
            <text:p>@exponentsDemo[[6, 3, 3, 0]] =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# =&gt;</text:p>
          </table:table-cell>
          <table:table-cell office:value-type="float" office:value="216000" calcext:value-type="float">
            <text:p>216000</text:p>
          </table:table-cell>
          <table:table-cell table:number-columns-repeated="2"/>
          <table:table-cell office:value-type="string" calcext:value-type="string">
            <text:p>@exponentsDemo[[7, 4, 1, 1]] =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# =&gt;</text:p>
          </table:table-cell>
          <table:table-cell office:value-type="float" office:value="362880" calcext:value-type="float">
            <text:p>362880</text:p>
          </table:table-cell>
          <table:table-cell table:number-columns-repeated="3"/>
          <table:table-cell table:style-name="ce1" office:value-type="string" calcext:value-type="string">
            <text:p><text:s text:c="5"/>@exponentsDemo[[0, 5, 4, 2]] =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# =&gt; <text:s/>7441875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08</text:span><text:span text:style-name="T5">  </text:span><text:span text:style-name="T6"># =&gt; 588.000</text:span></text:p>
          </table:table-cell>
          <table:table-cell table:number-columns-repeated="5"/>
          <table:table-cell office:value-type="string" calcext:value-type="string">
            <text:p>@exponentsDemo[[7, 5, 0, 1]] =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# =&gt;</text:p>
          </table:table-cell>
          <table:table-cell office:value-type="float" office:value="217728" calcext:value-type="float">
            <text:p>217728</text:p>
          </table:table-cell>
          <table:table-cell table:number-columns-repeated="2"/>
          <table:table-cell office:value-type="string" calcext:value-type="string">
            <text:p>@exponentsDemo[[2, 1, 4, 2]] =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# =&gt;</text:p>
          </table:table-cell>
          <table:table-cell office:value-type="float" office:value="367500" calcext:value-type="float">
            <text:p>367500</text:p>
          </table:table-cell>
          <table:table-cell table:number-columns-repeated="3"/>
          <table:table-cell table:style-name="ce1" office:value-type="string" calcext:value-type="string">
            <text:p><text:s text:c="5"/>@exponentsDemo[[6, 3, 4, 1]] =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# =&gt; <text:s/>75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09</text:span><text:span text:style-name="T5">  </text:span><text:span text:style-name="T6"># =&gt; 595.350</text:span></text:p>
          </table:table-cell>
          <table:table-cell table:number-columns-repeated="5"/>
          <table:table-cell office:value-type="string" calcext:value-type="string">
            <text:p>@exponentsDemo[[2, 2, 3, 2]] =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# =&gt;</text:p>
          </table:table-cell>
          <table:table-cell office:value-type="float" office:value="220500" calcext:value-type="float">
            <text:p>220500</text:p>
          </table:table-cell>
          <table:table-cell table:number-columns-repeated="2"/>
          <table:table-cell office:value-type="string" calcext:value-type="string">
            <text:p>@exponentsDemo[[4, 3, 3, 1]] =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# =&gt;</text:p>
          </table:table-cell>
          <table:table-cell office:value-type="float" office:value="378000" calcext:value-type="float">
            <text:p>378000</text:p>
          </table:table-cell>
          <table:table-cell table:number-columns-repeated="3"/>
          <table:table-cell table:style-name="ce1" office:value-type="string" calcext:value-type="string">
            <text:p><text:s text:c="5"/>@exponentsDemo[[7, 5, 1, 2]] =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# =&gt; <text:s/>762048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10</text:span><text:span text:style-name="T5">  </text:span><text:span text:style-name="T6"># =&gt; 604.800</text:span></text:p>
          </table:table-cell>
          <table:table-cell table:number-columns-repeated="5"/>
          <table:table-cell office:value-type="string" calcext:value-type="string">
            <text:p>@exponentsDemo[[8, 0, 3, 1]] =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# =&gt;</text:p>
          </table:table-cell>
          <table:table-cell office:value-type="float" office:value="224000" calcext:value-type="float">
            <text:p>224000</text:p>
          </table:table-cell>
          <table:table-cell table:number-columns-repeated="2"/>
          <table:table-cell office:value-type="string" calcext:value-type="string">
            <text:p>@exponentsDemo[[5, 5, 0, 2]] =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# =&gt;</text:p>
          </table:table-cell>
          <table:table-cell office:value-type="float" office:value="381024" calcext:value-type="float">
            <text:p>381024</text:p>
          </table:table-cell>
          <table:table-cell table:number-columns-repeated="3"/>
          <table:table-cell table:style-name="ce1" office:value-type="string" calcext:value-type="string">
            <text:p><text:s text:c="5"/>@exponentsDemo[[4, 4, 3, 2]] =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/># =&gt; <text:s/>793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11</text:span><text:span text:style-name="T5">  </text:span><text:span text:style-name="T6"># =&gt; 612.360</text:span></text:p>
          </table:table-cell>
          <table:table-cell table:number-columns-repeated="5"/>
          <table:table-cell office:value-type="string" calcext:value-type="string">
            <text:p>@exponentsDemo[[4, 4, 2, 1]] =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# =&gt;</text:p>
          </table:table-cell>
          <table:table-cell office:value-type="float" office:value="226800" calcext:value-type="float">
            <text:p>226800</text:p>
          </table:table-cell>
          <table:table-cell table:number-columns-repeated="2"/>
          <table:table-cell office:value-type="string" calcext:value-type="string">
            <text:p>@exponentsDemo[[6, 5, 2, 0]] =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# =&gt;</text:p>
          </table:table-cell>
          <table:table-cell office:value-type="float" office:value="388800" calcext:value-type="float">
            <text:p>388800</text:p>
          </table:table-cell>
          <table:table-cell table:number-columns-repeated="3"/>
          <table:table-cell table:style-name="ce1" office:value-type="string" calcext:value-type="string">
            <text:p><text:s text:c="5"/>@exponentsDemo[[3, 5, 4, 1]] =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/># =&gt; <text:s/>850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12</text:span><text:span text:style-name="T5">  </text:span><text:span text:style-name="T6"># =&gt; 617.400</text:span></text:p>
          </table:table-cell>
          <table:table-cell table:number-columns-repeated="5"/>
          <table:table-cell office:value-type="string" calcext:value-type="string">
            <text:p>@exponentsDemo[[6, 1, 2, 2]] =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# =&gt;</text:p>
          </table:table-cell>
          <table:table-cell office:value-type="float" office:value="235200" calcext:value-type="float">
            <text:p>235200</text:p>
          </table:table-cell>
          <table:table-cell table:number-columns-repeated="2"/>
          <table:table-cell office:value-type="string" calcext:value-type="string">
            <text:p>@exponentsDemo[[6, 0, 3, 2]] =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# =&gt;</text:p>
          </table:table-cell>
          <table:table-cell office:value-type="float" office:value="392000" calcext:value-type="float">
            <text:p>392000</text:p>
          </table:table-cell>
          <table:table-cell table:number-columns-repeated="3"/>
          <table:table-cell table:style-name="ce1" office:value-type="string" calcext:value-type="string">
            <text:p><text:s text:c="5"/>@exponentsDemo[[5, 2, 4, 2]] =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/># =&gt; <text:s/>88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13</text:span><text:span text:style-name="T5">  </text:span><text:span text:style-name="T6"># =&gt; 630.000</text:span></text:p>
          </table:table-cell>
          <table:table-cell table:number-columns-repeated="5"/>
          <table:table-cell office:value-type="string" calcext:value-type="string">
            <text:p>@exponentsDemo[[1, 3, 4, 1]] =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# =&gt;</text:p>
          </table:table-cell>
          <table:table-cell office:value-type="float" office:value="236250" calcext:value-type="float">
            <text:p>236250</text:p>
          </table:table-cell>
          <table:table-cell table:number-columns-repeated="2"/>
          <table:table-cell office:value-type="string" calcext:value-type="string">
            <text:p>@exponentsDemo[[2, 4, 2, 2]] =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# =&gt;</text:p>
          </table:table-cell>
          <table:table-cell office:value-type="float" office:value="396900" calcext:value-type="float">
            <text:p>396900</text:p>
          </table:table-cell>
          <table:table-cell table:number-columns-repeated="3"/>
          <table:table-cell table:style-name="ce1" office:value-type="string" calcext:value-type="string">
            <text:p><text:s text:c="5"/>@exponentsDemo[[7, 4, 3, 1]] =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# =&gt; <text:s/>907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14</text:span><text:span text:style-name="T5">  </text:span><text:span text:style-name="T6"># =&gt; 635.040</text:span></text:p>
          </table:table-cell>
          <table:table-cell table:number-columns-repeated="5"/>
          <table:table-cell office:value-type="string" calcext:value-type="string">
            <text:p>@exponentsDemo[[2, 5, 1, 2]] =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# =&gt;</text:p>
          </table:table-cell>
          <table:table-cell office:value-type="float" office:value="238140" calcext:value-type="float">
            <text:p>238140</text:p>
          </table:table-cell>
          <table:table-cell table:number-columns-repeated="2"/>
          <table:table-cell office:value-type="string" calcext:value-type="string">
            <text:p>@exponentsDemo[[3, 4, 4, 0]] =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# =&gt;</text:p>
          </table:table-cell>
          <table:table-cell office:value-type="float" office:value="405000" calcext:value-type="float">
            <text:p>405000</text:p>
          </table:table-cell>
          <table:table-cell table:number-columns-repeated="3"/>
          <table:table-cell table:style-name="ce1" office:value-type="string" calcext:value-type="string">
            <text:p><text:s text:c="5"/>@exponentsDemo[[5, 5, 2, 2]] =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/># =&gt; <text:s/>95256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215</text:span><text:span text:style-name="T5">  </text:span><text:span text:style-name="T6"># =&gt; 648.270</text:span></text:p>
          </table:table-cell>
          <table:table-cell table:number-columns-repeated="5"/>
          <table:table-cell office:value-type="string" calcext:value-type="string">
            <text:p>@exponentsDemo[[7, 1, 4, 0]] =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# =&gt;</text:p>
          </table:table-cell>
          <table:table-cell office:value-type="float" office:value="240000" calcext:value-type="float">
            <text:p>240000</text:p>
          </table:table-cell>
          <table:table-cell table:number-columns-repeated="2"/>
          <table:table-cell office:value-type="string" calcext:value-type="string">
            <text:p>@exponentsDemo[[5, 1, 4, 1]] =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# =&gt;</text:p>
          </table:table-cell>
          <table:table-cell office:value-type="float" office:value="420000" calcext:value-type="float">
            <text:p>420000</text:p>
          </table:table-cell>
          <table:table-cell office:value-type="string" calcext:value-type="string">
            <text:p>STARTING LONG</text:p>
          </table:table-cell>
          <table:table-cell table:number-columns-repeated="2"/>
          <table:table-cell table:style-name="ce1" office:value-type="string" calcext:value-type="string">
            <text:p><text:s text:c="5"/>@exponentsDemo[[6, 5, 4, 0]] =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# =&gt; <text:s/>97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16</text:span><text:span text:style-name="T5">  </text:span><text:span text:style-name="T6"># =&gt; 658.560</text:span></text:p>
          </table:table-cell>
          <table:table-cell table:number-columns-repeated="5"/>
          <table:table-cell office:value-type="string" calcext:value-type="string">
            <text:p>@exponentsDemo[[8, 3, 1, 1]] =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# =&gt;</text:p>
          </table:table-cell>
          <table:table-cell office:value-type="float" office:value="241920" calcext:value-type="float">
            <text:p>241920</text:p>
          </table:table-cell>
          <table:table-cell table:number-columns-repeated="2"/>
          <table:table-cell office:value-type="string" calcext:value-type="string">
            <text:p>@exponentsDemo[[6, 3, 1, 2]] =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# =&gt;</text:p>
          </table:table-cell>
          <table:table-cell office:value-type="float" office:value="423360" calcext:value-type="float">
            <text:p>423360</text:p>
          </table:table-cell>
          <table:table-cell table:number-columns-repeated="3"/>
          <table:table-cell table:style-name="ce1" office:value-type="string" calcext:value-type="string">
            <text:p><text:s text:c="5"/>@exponentsDemo[[2, 4, 4, 2]] =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<text:s/># =&gt; <text:s/>9922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17</text:span><text:span text:style-name="T5">  </text:span><text:span text:style-name="T6"># =&gt; 661.500</text:span></text:p>
          </table:table-cell>
          <table:table-cell table:number-columns-repeated="5"/>
          <table:table-cell office:value-type="string" calcext:value-type="string">
            <text:p>@exponentsDemo[[3, 5, 3, 0]] =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# =&gt;</text:p>
          </table:table-cell>
          <table:table-cell office:value-type="float" office:value="243000" calcext:value-type="float">
            <text:p>243000</text:p>
          </table:table-cell>
          <table:table-cell table:number-columns-repeated="2"/>
          <table:table-cell office:value-type="string" calcext:value-type="string">
            <text:p>@exponentsDemo[[1, 5, 3, 1]] =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# =&gt;</text:p>
          </table:table-cell>
          <table:table-cell office:value-type="float" office:value="425250" calcext:value-type="float">
            <text:p>425250</text:p>
          </table:table-cell>
          <table:table-cell table:number-columns-repeated="3"/>
          <table:table-cell table:style-name="ce1" office:value-type="string" calcext:value-type="string">
            <text:p><text:s text:c="5"/>@exponentsDemo[[6, 3, 3, 2]] =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# =&gt; <text:s/>1058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18</text:span><text:span text:style-name="T5">  </text:span><text:span text:style-name="T6"># =&gt; 672.000</text:span></text:p>
          </table:table-cell>
          <table:table-cell table:number-columns-repeated="5"/>
          <table:table-cell office:value-type="string" calcext:value-type="string">
            <text:p>@exponentsDemo[[3, 0, 4, 2]] =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# =&gt;</text:p>
          </table:table-cell>
          <table:table-cell office:value-type="float" office:value="245000" calcext:value-type="float">
            <text:p>245000</text:p>
          </table:table-cell>
          <table:table-cell table:number-columns-repeated="2"/>
          <table:table-cell office:value-type="string" calcext:value-type="string">
            <text:p>@exponentsDemo[[7, 3, 3, 0]] =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# =&gt;</text:p>
          </table:table-cell>
          <table:table-cell office:value-type="float" office:value="432000" calcext:value-type="float">
            <text:p>432000</text:p>
          </table:table-cell>
          <table:table-cell table:number-columns-repeated="3"/>
          <table:table-cell table:style-name="ce1" office:value-type="string" calcext:value-type="string">
            <text:p><text:s text:c="5"/>@exponentsDemo[[5, 4, 4, 1]] =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# =&gt; <text:s/>113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19</text:span><text:span text:style-name="T5">  </text:span><text:span text:style-name="T6"># =&gt; 680.400</text:span></text:p>
          </table:table-cell>
          <table:table-cell table:number-columns-repeated="5"/>
          <table:table-cell office:value-type="string" calcext:value-type="string">
            <text:p>@exponentsDemo[[5, 2, 3, 1]] =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# =&gt;</text:p>
          </table:table-cell>
          <table:table-cell office:value-type="float" office:value="252000" calcext:value-type="float">
            <text:p>252000</text:p>
          </table:table-cell>
          <table:table-cell table:number-columns-repeated="2"/>
          <table:table-cell office:value-type="string" calcext:value-type="string">
            <text:p>@exponentsDemo[[3, 2, 3, 2]] =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# =&gt;</text:p>
          </table:table-cell>
          <table:table-cell office:value-type="float" office:value="441000" calcext:value-type="float">
            <text:p>441000</text:p>
          </table:table-cell>
          <table:table-cell table:number-columns-repeated="3"/>
          <table:table-cell table:style-name="ce1" office:value-type="string" calcext:value-type="string">
            <text:p><text:s text:c="5"/>@exponentsDemo[[7, 1, 4, 2]] =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# =&gt; <text:s/>117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20</text:span><text:span text:style-name="T5">  </text:span><text:span text:style-name="T6"># =&gt; 705.600</text:span></text:p>
          </table:table-cell>
          <table:table-cell table:number-columns-repeated="5"/>
          <table:table-cell office:value-type="string" calcext:value-type="string">
            <text:p>@exponentsDemo[[6, 4, 0, 2]] =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# =&gt;</text:p>
          </table:table-cell>
          <table:table-cell office:value-type="float" office:value="254016" calcext:value-type="float">
            <text:p>254016</text:p>
          </table:table-cell>
          <table:table-cell table:number-columns-repeated="2"/>
          <table:table-cell office:value-type="string" calcext:value-type="string">
            <text:p>@exponentsDemo[[5, 4, 2, 1]] =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# =&gt;</text:p>
          </table:table-cell>
          <table:table-cell office:value-type="float" office:value="453600" calcext:value-type="float">
            <text:p>453600</text:p>
          </table:table-cell>
          <table:table-cell table:number-columns-repeated="3"/>
          <table:table-cell table:style-name="ce1" office:value-type="string" calcext:value-type="string">
            <text:p><text:s text:c="5"/>@exponentsDemo[[3, 5, 3, 2]] =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# =&gt; <text:s/>11907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21</text:span><text:span text:style-name="T5">  </text:span><text:span text:style-name="T6"># =&gt; 708.750</text:span></text:p>
          </table:table-cell>
          <table:table-cell table:number-columns-repeated="5"/>
          <table:table-cell office:value-type="string" calcext:value-type="string">
            <text:p>@exponentsDemo[[7, 4, 2, 0]] =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# =&gt;</text:p>
          </table:table-cell>
          <table:table-cell office:value-type="float" office:value="259200" calcext:value-type="float">
            <text:p>259200</text:p>
          </table:table-cell>
          <table:table-cell table:number-columns-repeated="2"/>
          <table:table-cell office:value-type="string" calcext:value-type="string">
            <text:p>@exponentsDemo[[7, 1, 2, 2]] =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# =&gt;</text:p>
          </table:table-cell>
          <table:table-cell office:value-type="float" office:value="470400" calcext:value-type="float">
            <text:p>470400</text:p>
          </table:table-cell>
          <table:table-cell table:number-columns-repeated="3"/>
          <table:table-cell table:style-name="ce1" office:value-type="string" calcext:value-type="string">
            <text:p><text:s text:c="5"/>@exponentsDemo[[7, 4, 2, 2]] =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# =&gt; <text:s/>127008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22</text:span><text:span text:style-name="T5">  </text:span><text:span text:style-name="T6"># =&gt; 714.420</text:span></text:p>
          </table:table-cell>
          <table:table-cell table:number-columns-repeated="5"/>
          <table:table-cell office:value-type="string" calcext:value-type="string">
            <text:p>@exponentsDemo[[3, 3, 2, 2]] =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# =&gt;</text:p>
          </table:table-cell>
          <table:table-cell office:value-type="float" office:value="264600" calcext:value-type="float">
            <text:p>264600</text:p>
          </table:table-cell>
          <table:table-cell table:number-columns-repeated="2"/>
          <table:table-cell office:value-type="string" calcext:value-type="string">
            <text:p>@exponentsDemo[[2, 3, 4, 1]] =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# =&gt;</text:p>
          </table:table-cell>
          <table:table-cell office:value-type="float" office:value="472500" calcext:value-type="float">
            <text:p>472500</text:p>
          </table:table-cell>
          <table:table-cell table:number-columns-repeated="3"/>
          <table:table-cell table:style-name="ce1" office:value-type="string" calcext:value-type="string">
            <text:p><text:s text:c="5"/>@exponentsDemo[[4, 3, 4, 2]] =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/># =&gt; <text:s/>1323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223</text:span><text:span text:style-name="T5">  </text:span><text:span text:style-name="T6"># =&gt; 720.300</text:span></text:p>
          </table:table-cell>
          <table:table-cell table:number-columns-repeated="5"/>
          <table:table-cell office:value-type="string" calcext:value-type="string">
            <text:p>@exponentsDemo[[4, 3, 4, 0]] =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# =&gt;</text:p>
          </table:table-cell>
          <table:table-cell office:value-type="float" office:value="270000" calcext:value-type="float">
            <text:p>270000</text:p>
          </table:table-cell>
          <table:table-cell table:number-columns-repeated="2"/>
          <table:table-cell office:value-type="string" calcext:value-type="string">
            <text:p>@exponentsDemo[[3, 5, 1, 2]] =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# =&gt;</text:p>
          </table:table-cell>
          <table:table-cell office:value-type="float" office:value="476280" calcext:value-type="float">
            <text:p>476280</text:p>
          </table:table-cell>
          <table:table-cell table:number-columns-repeated="3"/>
          <table:table-cell table:style-name="ce1" office:value-type="string" calcext:value-type="string">
            <text:p><text:s text:c="5"/>@exponentsDemo[[6, 5, 3, 1]] =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/># =&gt; <text:s/>1360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24</text:span><text:span text:style-name="T5">  </text:span><text:span text:style-name="T6"># =&gt; 725.760</text:span></text:p>
          </table:table-cell>
          <table:table-cell table:number-columns-repeated="5"/>
          <table:table-cell office:value-type="string" calcext:value-type="string">
            <text:p>@exponentsDemo[[5, 5, 1, 1]] =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# =&gt;</text:p>
          </table:table-cell>
          <table:table-cell office:value-type="float" office:value="272160" calcext:value-type="float">
            <text:p>272160</text:p>
          </table:table-cell>
          <table:table-cell table:number-columns-repeated="2"/>
          <table:table-cell office:value-type="string" calcext:value-type="string">
            <text:p>@exponentsDemo[[4, 5, 3, 0]] =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# =&gt;</text:p>
          </table:table-cell>
          <table:table-cell office:value-type="float" office:value="486000" calcext:value-type="float">
            <text:p>486000</text:p>
          </table:table-cell>
          <table:table-cell table:number-columns-repeated="3"/>
          <table:table-cell table:style-name="ce1" office:value-type="string" calcext:value-type="string">
            <text:p><text:s text:c="5"/>@exponentsDemo[[1, 5, 4, 2]] =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# =&gt; <text:s/>1488375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25</text:span><text:span text:style-name="T5">  </text:span><text:span text:style-name="T6"># =&gt; 735.000</text:span></text:p>
          </table:table-cell>
          <table:table-cell table:number-columns-repeated="5"/>
          <table:table-cell office:value-type="string" calcext:value-type="string">
            <text:p>@exponentsDemo[[0, 2, 4, 2]] =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# =&gt;</text:p>
          </table:table-cell>
          <table:table-cell office:value-type="float" office:value="275625" calcext:value-type="float">
            <text:p>275625</text:p>
          </table:table-cell>
          <table:table-cell table:number-columns-repeated="2"/>
          <table:table-cell office:value-type="string" calcext:value-type="string">
            <text:p>@exponentsDemo[[4, 0, 4, 2]] =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# =&gt;</text:p>
          </table:table-cell>
          <table:table-cell office:value-type="float" office:value="490000" calcext:value-type="float">
            <text:p>490000</text:p>
          </table:table-cell>
          <table:table-cell table:number-columns-repeated="3"/>
          <table:table-cell table:style-name="ce1" office:value-type="string" calcext:value-type="string">
            <text:p><text:s text:c="5"/>@exponentsDemo[[7, 3, 4, 1]] =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# =&gt; <text:s/>151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26</text:span><text:span text:style-name="T5">  </text:span><text:span text:style-name="T6"># =&gt; 740.880</text:span></text:p>
          </table:table-cell>
          <table:table-cell table:number-columns-repeated="5"/>
          <table:table-cell office:value-type="string" calcext:value-type="string">
            <text:p>@exponentsDemo[[6, 0, 4, 1]] =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# =&gt;</text:p>
          </table:table-cell>
          <table:table-cell office:value-type="float" office:value="280000" calcext:value-type="float">
            <text:p>280000</text:p>
          </table:table-cell>
          <table:table-cell table:number-columns-repeated="2"/>
          <table:table-cell office:value-type="string" calcext:value-type="string">
            <text:p>@exponentsDemo[[0, 4, 3, 2]] =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# =&gt;</text:p>
          </table:table-cell>
          <table:table-cell office:value-type="float" office:value="496125" calcext:value-type="float">
            <text:p>496125</text:p>
          </table:table-cell>
          <table:table-cell table:number-columns-repeated="3"/>
          <table:table-cell table:style-name="ce1" office:value-type="string" calcext:value-type="string">
            <text:p><text:s text:c="5"/>@exponentsDemo[[5, 4, 3, 2]] =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# =&gt; <text:s/>1587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27</text:span><text:span text:style-name="T5">  </text:span><text:span text:style-name="T6"># =&gt; 756.000</text:span></text:p>
          </table:table-cell>
          <table:table-cell table:number-columns-repeated="5"/>
          <table:table-cell office:value-type="string" calcext:value-type="string">
            <text:p>@exponentsDemo[[7, 2, 1, 2]] =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# =&gt;</text:p>
          </table:table-cell>
          <table:table-cell office:value-type="float" office:value="282240" calcext:value-type="float">
            <text:p>282240</text:p>
          </table:table-cell>
          <table:table-cell table:number-columns-repeated="2"/>
          <table:table-cell office:value-type="string" calcext:value-type="string">
            <text:p>@exponentsDemo[[6, 2, 3, 1]] =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# =&gt;</text:p>
          </table:table-cell>
          <table:table-cell office:value-type="float" office:value="504000" calcext:value-type="float">
            <text:p>504000</text:p>
          </table:table-cell>
          <table:table-cell table:number-columns-repeated="3"/>
          <table:table-cell table:style-name="ce1" office:value-type="string" calcext:value-type="string">
            <text:p><text:s text:c="5"/>@exponentsDemo[[4, 5, 4, 1]] =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# =&gt; <text:s/>1701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28</text:span><text:span text:style-name="T5">  </text:span><text:span text:style-name="T6"># =&gt; 765.450</text:span></text:p>
          </table:table-cell>
          <table:table-cell table:number-columns-repeated="5"/>
          <table:table-cell office:value-type="string" calcext:value-type="string">
            <text:p>@exponentsDemo[[2, 4, 3, 1]] =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# =&gt;</text:p>
          </table:table-cell>
          <table:table-cell office:value-type="float" office:value="283500" calcext:value-type="float">
            <text:p>283500</text:p>
          </table:table-cell>
          <table:table-cell table:number-columns-repeated="2"/>
          <table:table-cell office:value-type="string" calcext:value-type="string">
            <text:p>@exponentsDemo[[7, 4, 0, 2]] =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# =&gt;</text:p>
          </table:table-cell>
          <table:table-cell office:value-type="float" office:value="508032" calcext:value-type="float">
            <text:p>508032</text:p>
          </table:table-cell>
          <table:table-cell table:number-columns-repeated="3"/>
          <table:table-cell table:style-name="ce1" office:value-type="string" calcext:value-type="string">
            <text:p><text:s text:c="5"/>@exponentsDemo[[6, 2, 4, 2]] =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/># =&gt; <text:s/>176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29</text:span><text:span text:style-name="T5">  </text:span><text:span text:style-name="T6"># =&gt; 771.750</text:span></text:p>
          </table:table-cell>
          <table:table-cell table:number-columns-repeated="5"/>
          <table:table-cell office:value-type="string" calcext:value-type="string">
            <text:p>@exponentsDemo[[8, 2, 3, 0]] =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# =&gt;</text:p>
          </table:table-cell>
          <table:table-cell office:value-type="float" office:value="288000" calcext:value-type="float">
            <text:p>288000</text:p>
          </table:table-cell>
          <table:table-cell table:number-columns-repeated="2"/>
          <table:table-cell office:value-type="string" calcext:value-type="string">
            <text:p>@exponentsDemo[[4, 3, 2, 2]] =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# =&gt;</text:p>
          </table:table-cell>
          <table:table-cell office:value-type="float" office:value="529200" calcext:value-type="float">
            <text:p>529200</text:p>
          </table:table-cell>
          <table:table-cell table:number-columns-repeated="3"/>
          <table:table-cell table:style-name="ce1" office:value-type="string" calcext:value-type="string">
            <text:p><text:s text:c="5"/>@exponentsDemo[[6, 5, 2, 2]] =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<text:s/># =&gt; <text:s/>190512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30</text:span><text:span text:style-name="T5">  </text:span><text:span text:style-name="T6"># =&gt; 787.500</text:span></text:p>
          </table:table-cell>
          <table:table-cell table:number-columns-repeated="5"/>
          <table:table-cell office:value-type="string" calcext:value-type="string">
            <text:p>@exponentsDemo[[4, 1, 3, 2]] =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# =&gt;</text:p>
          </table:table-cell>
          <table:table-cell office:value-type="float" office:value="294000" calcext:value-type="float">
            <text:p>294000</text:p>
          </table:table-cell>
          <table:table-cell table:number-columns-repeated="2"/>
          <table:table-cell office:value-type="string" calcext:value-type="string">
            <text:p>@exponentsDemo[[5, 3, 4, 0]] =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# =&gt;</text:p>
          </table:table-cell>
          <table:table-cell office:value-type="float" office:value="540000" calcext:value-type="float">
            <text:p>540000</text:p>
          </table:table-cell>
          <table:table-cell table:number-columns-repeated="3"/>
          <table:table-cell table:style-name="ce1" office:value-type="string" calcext:value-type="string">
            <text:p><text:s text:c="5"/>@exponentsDemo[[7, 5, 4, 0]] =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# =&gt; <text:s/>194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31</text:span><text:span text:style-name="T5">  </text:span><text:span text:style-name="T6"># =&gt; 793.800</text:span></text:p>
          </table:table-cell>
          <table:table-cell table:number-columns-repeated="5"/>
          <table:table-cell office:value-type="string" calcext:value-type="string">
            <text:p>@exponentsDemo[[0, 5, 2, 2]] =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# =&gt;</text:p>
          </table:table-cell>
          <table:table-cell office:value-type="float" office:value="297675" calcext:value-type="float">
            <text:p>297675</text:p>
          </table:table-cell>
          <table:table-cell table:number-columns-repeated="2"/>
          <table:table-cell office:value-type="string" calcext:value-type="string">
            <text:p>@exponentsDemo[[6, 5, 1, 1]] =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# =&gt;</text:p>
          </table:table-cell>
          <table:table-cell office:value-type="float" office:value="544320" calcext:value-type="float">
            <text:p>544320</text:p>
          </table:table-cell>
          <table:table-cell table:number-columns-repeated="3"/>
          <table:table-cell table:style-name="ce1" office:value-type="string" calcext:value-type="string">
            <text:p><text:s text:c="5"/>@exponentsDemo[[3, 4, 4, 2]] =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/># =&gt; <text:s/>1984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32</text:span><text:span text:style-name="T5">  </text:span><text:span text:style-name="T6"># =&gt; 806.400</text:span></text:p>
          </table:table-cell>
          <table:table-cell table:number-columns-repeated="5"/>
          <table:table-cell office:value-type="string" calcext:value-type="string">
            <text:p>@exponentsDemo[[6, 3, 2, 1]] =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# =&gt;</text:p>
          </table:table-cell>
          <table:table-cell office:value-type="float" office:value="302400" calcext:value-type="float">
            <text:p>302400</text:p>
          </table:table-cell>
          <table:table-cell table:number-columns-repeated="2"/>
          <table:table-cell office:value-type="string" calcext:value-type="string">
            <text:p>@exponentsDemo[[1, 2, 4, 2]] =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# =&gt;</text:p>
          </table:table-cell>
          <table:table-cell office:value-type="float" office:value="551250" calcext:value-type="float">
            <text:p>551250</text:p>
          </table:table-cell>
          <table:table-cell table:number-columns-repeated="3"/>
          <table:table-cell table:style-name="ce1" office:value-type="string" calcext:value-type="string">
            <text:p><text:s text:c="5"/>@exponentsDemo[[7, 3, 3, 2]] =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s/># =&gt; <text:s/>2116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33</text:span><text:span text:style-name="T5">  </text:span><text:span text:style-name="T6"># =&gt; 816.480</text:span></text:p>
          </table:table-cell>
          <table:table-cell table:number-columns-repeated="5"/>
          <table:table-cell office:value-type="string" calcext:value-type="string">
            <text:p>@exponentsDemo[[1, 5, 4, 0]] =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# =&gt;</text:p>
          </table:table-cell>
          <table:table-cell office:value-type="float" office:value="303750" calcext:value-type="float">
            <text:p>303750</text:p>
          </table:table-cell>
          <table:table-cell table:number-columns-repeated="2"/>
          <table:table-cell office:value-type="string" calcext:value-type="string">
            <text:p>@exponentsDemo[[7, 0, 4, 1]] =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# =&gt;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style-name="ce1" office:value-type="string" calcext:value-type="string">
            <text:p><text:s text:c="5"/>@exponentsDemo[[6, 4, 4, 1]] =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<text:s/># =&gt; <text:s/>226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34</text:span><text:span text:style-name="T5">  </text:span><text:span text:style-name="T6"># =&gt; 823.200</text:span></text:p>
          </table:table-cell>
          <table:table-cell table:number-columns-repeated="5"/>
          <table:table-cell office:value-type="string" calcext:value-type="string">
            <text:p>@exponentsDemo[[8, 5, 1, 0]] =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# =&gt;</text:p>
          </table:table-cell>
          <table:table-cell office:value-type="float" office:value="311040" calcext:value-type="float">
            <text:p>311040</text:p>
          </table:table-cell>
          <table:table-cell table:number-columns-repeated="2"/>
          <table:table-cell office:value-type="string" calcext:value-type="string">
            <text:p>@exponentsDemo[[3, 4, 3, 1]] =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# =&gt;</text:p>
          </table:table-cell>
          <table:table-cell office:value-type="float" office:value="567000" calcext:value-type="float">
            <text:p>567000</text:p>
          </table:table-cell>
          <table:table-cell table:number-columns-repeated="3"/>
          <table:table-cell table:style-name="ce1" office:value-type="string" calcext:value-type="string">
            <text:p><text:s text:c="5"/>@exponentsDemo[[4, 5, 3, 2]] =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s/># =&gt; <text:s/>2381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35</text:span><text:span text:style-name="T5">  </text:span><text:span text:style-name="T6"># =&gt; 833.490</text:span></text:p>
          </table:table-cell>
          <table:table-cell table:number-columns-repeated="5"/>
          <table:table-cell office:value-type="string" calcext:value-type="string">
            <text:p>@exponentsDemo[[8, 0, 2, 2]] =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# =&gt;</text:p>
          </table:table-cell>
          <table:table-cell office:value-type="float" office:value="313600" calcext:value-type="float">
            <text:p>313600</text:p>
          </table:table-cell>
          <table:table-cell table:number-columns-repeated="2"/>
          <table:table-cell office:value-type="string" calcext:value-type="string">
            <text:p>@exponentsDemo[[5, 1, 3, 2]] =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# =&gt;</text:p>
          </table:table-cell>
          <table:table-cell office:value-type="float" office:value="588000" calcext:value-type="float">
            <text:p>588000</text:p>
          </table:table-cell>
          <table:table-cell table:number-columns-repeated="3"/>
          <table:table-cell table:style-name="ce1" office:value-type="string" calcext:value-type="string">
            <text:p><text:s text:c="5"/>@exponentsDemo[[5, 3, 4, 2]] =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/># =&gt; <text:s/>264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36</text:span><text:span text:style-name="T5">  </text:span><text:span text:style-name="T6"># =&gt; 840.000</text:span></text:p>
          </table:table-cell>
          <table:table-cell table:number-columns-repeated="5"/>
          <table:table-cell office:value-type="string" calcext:value-type="string">
            <text:p>@exponentsDemo[[3, 2, 4, 1]] =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# =&gt;</text:p>
          </table:table-cell>
          <table:table-cell office:value-type="float" office:value="315000" calcext:value-type="float">
            <text:p>315000</text:p>
          </table:table-cell>
          <table:table-cell table:number-columns-repeated="2"/>
          <table:table-cell office:value-type="string" calcext:value-type="string">
            <text:p>@exponentsDemo[[1, 5, 2, 2]] =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# =&gt;</text:p>
          </table:table-cell>
          <table:table-cell office:value-type="float" office:value="595350" calcext:value-type="float">
            <text:p>595350</text:p>
          </table:table-cell>
          <table:table-cell table:number-columns-repeated="3"/>
          <table:table-cell table:style-name="ce1" office:value-type="string" calcext:value-type="string">
            <text:p><text:s text:c="5"/>@exponentsDemo[[7, 5, 3, 1]] =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<text:s/># =&gt; <text:s/>2721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37</text:span><text:span text:style-name="T5">  </text:span><text:span text:style-name="T6"># =&gt; 846.720</text:span></text:p>
          </table:table-cell>
          <table:table-cell table:number-columns-repeated="5"/>
          <table:table-cell office:value-type="string" calcext:value-type="string">
            <text:p>@exponentsDemo[[4, 4, 1, 2]] =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# =&gt;</text:p>
          </table:table-cell>
          <table:table-cell office:value-type="float" office:value="317520" calcext:value-type="float">
            <text:p>317520</text:p>
          </table:table-cell>
          <table:table-cell table:number-columns-repeated="2"/>
          <table:table-cell office:value-type="string" calcext:value-type="string">
            <text:p>@exponentsDemo[[7, 3, 2, 1]] =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# =&gt;</text:p>
          </table:table-cell>
          <table:table-cell office:value-type="float" office:value="604800" calcext:value-type="float">
            <text:p>604800</text:p>
          </table:table-cell>
          <table:table-cell table:number-columns-repeated="3"/>
          <table:table-cell table:style-name="ce1" office:value-type="string" calcext:value-type="string">
            <text:p><text:s text:c="5"/>@exponentsDemo[[2, 5, 4, 2]] =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/># =&gt; <text:s/>297675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38</text:span><text:span text:style-name="T5">  </text:span><text:span text:style-name="T6"># =&gt; 850.500</text:span></text:p>
          </table:table-cell>
          <table:table-cell table:number-columns-repeated="5"/>
          <table:table-cell office:value-type="string" calcext:value-type="string">
            <text:p>@exponentsDemo[[5, 4, 3, 0]] =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# =&gt;</text:p>
          </table:table-cell>
          <table:table-cell office:value-type="float" office:value="324000" calcext:value-type="float">
            <text:p>324000</text:p>
          </table:table-cell>
          <table:table-cell table:number-columns-repeated="2"/>
          <table:table-cell office:value-type="string" calcext:value-type="string">
            <text:p>@exponentsDemo[[2, 5, 4, 0]] =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# =&gt;</text:p>
          </table:table-cell>
          <table:table-cell office:value-type="float" office:value="607500" calcext:value-type="float">
            <text:p>607500</text:p>
          </table:table-cell>
          <table:table-cell table:number-columns-repeated="3"/>
          <table:table-cell table:style-name="ce1" office:value-type="string" calcext:value-type="string">
            <text:p><text:s text:c="5"/>@exponentsDemo[[6, 4, 3, 2]] =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# =&gt; <text:s/>3175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239</text:span><text:span text:style-name="T5">  </text:span><text:span text:style-name="T6"># =&gt; 864.360</text:span></text:p>
          </table:table-cell>
          <table:table-cell table:number-columns-repeated="5"/>
          <table:table-cell office:value-type="string" calcext:value-type="string">
            <text:p>@exponentsDemo[[1, 3, 3, 2]] =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# =&gt;</text:p>
          </table:table-cell>
          <table:table-cell office:value-type="float" office:value="330750" calcext:value-type="float">
            <text:p>330750</text:p>
          </table:table-cell>
          <table:table-cell table:number-columns-repeated="2"/>
          <table:table-cell office:value-type="string" calcext:value-type="string">
            <text:p>@exponentsDemo[[4, 2, 4, 1]] =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# =&gt;</text:p>
          </table:table-cell>
          <table:table-cell office:value-type="float" office:value="630000" calcext:value-type="float">
            <text:p>630000</text:p>
          </table:table-cell>
          <table:table-cell table:number-columns-repeated="3"/>
          <table:table-cell table:style-name="ce1" office:value-type="string" calcext:value-type="string">
            <text:p><text:s text:c="5"/>@exponentsDemo[[5, 5, 4, 1]] =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<text:s/># =&gt; <text:s/>340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40</text:span><text:span text:style-name="T5">  </text:span><text:span text:style-name="T6"># =&gt; 882.000</text:span></text:p>
          </table:table-cell>
          <table:table-cell table:number-columns-repeated="5"/>
          <table:table-cell office:value-type="string" calcext:value-type="string">
            <text:p>@exponentsDemo[[7, 1, 3, 1]] =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# =&gt;</text:p>
          </table:table-cell>
          <table:table-cell office:value-type="float" office:value="336000" calcext:value-type="float">
            <text:p>336000</text:p>
          </table:table-cell>
          <table:table-cell table:number-columns-repeated="2"/>
          <table:table-cell office:value-type="string" calcext:value-type="string">
            <text:p>@exponentsDemo[[5, 4, 1, 2]] =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# =&gt;</text:p>
          </table:table-cell>
          <table:table-cell office:value-type="float" office:value="635040" calcext:value-type="float">
            <text:p>635040</text:p>
          </table:table-cell>
          <table:table-cell table:number-columns-repeated="3"/>
          <table:table-cell table:style-name="ce1" office:value-type="string" calcext:value-type="string">
            <text:p><text:s text:c="5"/>@exponentsDemo[[7, 2, 4, 2]] =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# =&gt; <text:s/>352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41</text:span><text:span text:style-name="T5">  </text:span><text:span text:style-name="T6"># =&gt; 907.200</text:span></text:p>
          </table:table-cell>
          <table:table-cell table:number-columns-repeated="5"/>
          <table:table-cell office:value-type="string" calcext:value-type="string">
            <text:p>@exponentsDemo[[8, 3, 0, 2]] =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# =&gt;</text:p>
          </table:table-cell>
          <table:table-cell office:value-type="float" office:value="338688" calcext:value-type="float">
            <text:p>338688</text:p>
          </table:table-cell>
          <table:table-cell table:number-columns-repeated="2"/>
          <table:table-cell office:value-type="string" calcext:value-type="string">
            <text:p>@exponentsDemo[[6, 4, 3, 0]] =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# =&gt;</text:p>
          </table:table-cell>
          <table:table-cell office:value-type="float" office:value="648000" calcext:value-type="float">
            <text:p>648000</text:p>
          </table:table-cell>
          <table:table-cell table:number-columns-repeated="3"/>
          <table:table-cell table:style-name="ce1" office:value-type="string" calcext:value-type="string">
            <text:p><text:s text:c="5"/>@exponentsDemo[[7, 5, 2, 2]] =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# =&gt; <text:s/>381024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42</text:span><text:span text:style-name="T5">  </text:span><text:span text:style-name="T6"># =&gt; 918.540</text:span></text:p>
          </table:table-cell>
          <table:table-cell table:number-columns-repeated="5"/>
          <table:table-cell office:value-type="string" calcext:value-type="string">
            <text:p>@exponentsDemo[[3, 5, 2, 1]] =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# =&gt;</text:p>
          </table:table-cell>
          <table:table-cell office:value-type="float" office:value="340200" calcext:value-type="float">
            <text:p>340200</text:p>
          </table:table-cell>
          <table:table-cell table:number-columns-repeated="2"/>
          <table:table-cell office:value-type="string" calcext:value-type="string">
            <text:p>@exponentsDemo[[2, 3, 3, 2]] =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# =&gt;</text:p>
          </table:table-cell>
          <table:table-cell office:value-type="float" office:value="661500" calcext:value-type="float">
            <text:p>661500</text:p>
          </table:table-cell>
          <table:table-cell table:number-columns-repeated="3"/>
          <table:table-cell table:style-name="ce1" office:value-type="string" calcext:value-type="string">
            <text:p><text:s text:c="5"/>@exponentsDemo[[4, 4, 4, 2]] =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s/># =&gt; <text:s/>3969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43</text:span><text:span text:style-name="T5">  </text:span><text:span text:style-name="T6"># =&gt; 918.750</text:span></text:p>
          </table:table-cell>
          <table:table-cell table:number-columns-repeated="5"/>
          <table:table-cell office:value-type="string" calcext:value-type="string">
            <text:p>@exponentsDemo[[5, 2, 2, 2]] =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# =&gt;</text:p>
          </table:table-cell>
          <table:table-cell office:value-type="float" office:value="352800" calcext:value-type="float">
            <text:p>352800</text:p>
          </table:table-cell>
          <table:table-cell table:number-columns-repeated="2"/>
          <table:table-cell office:value-type="string" calcext:value-type="string">
            <text:p>@exponentsDemo[[4, 5, 2, 1]] =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# =&gt;</text:p>
          </table:table-cell>
          <table:table-cell office:value-type="float" office:value="680400" calcext:value-type="float">
            <text:p>680400</text:p>
          </table:table-cell>
          <table:table-cell office:value-type="string" calcext:value-type="string">
            <text:p>FINISH LONG</text:p>
          </table:table-cell>
          <table:table-cell table:formula="of:=[.N568]-[.N539]" office:value-type="float" office:value="29" calcext:value-type="float">
            <text:p>29</text:p>
          </table:table-cell>
          <table:table-cell/>
          <table:table-cell table:style-name="ce1" office:value-type="string" calcext:value-type="string">
            <text:p><text:s text:c="5"/>@exponentsDemo[[7, 4, 4, 1]] =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/># =&gt; <text:s/>453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44</text:span><text:span text:style-name="T5">  </text:span><text:span text:style-name="T6"># =&gt; 926.100</text:span></text:p>
          </table:table-cell>
          <table:table-cell table:number-columns-repeated="5"/>
          <table:table-cell office:value-type="string" calcext:value-type="string">
            <text:p>@exponentsDemo[[0, 4, 4, 1]] =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# =&gt;</text:p>
          </table:table-cell>
          <table:table-cell office:value-type="float" office:value="354375" calcext:value-type="float">
            <text:p>354375</text:p>
          </table:table-cell>
          <table:table-cell table:number-columns-repeated="2"/>
          <table:table-cell office:value-type="string" calcext:value-type="string">
            <text:p>@exponentsDemo[[6, 2, 2, 2]] =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# =&gt;</text:p>
          </table:table-cell>
          <table:table-cell office:value-type="float" office:value="705600" calcext:value-type="float">
            <text:p>705600</text:p>
          </table:table-cell>
          <table:table-cell table:number-columns-repeated="3"/>
          <table:table-cell table:style-name="ce1" office:value-type="string" calcext:value-type="string">
            <text:p><text:s text:c="5"/>@exponentsDemo[[5, 5, 3, 2]] =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# =&gt; <text:s/>47628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45</text:span><text:span text:style-name="T5">  </text:span><text:span text:style-name="T6"># =&gt; 940.800</text:span></text:p>
          </table:table-cell>
          <table:table-cell table:number-columns-repeated="5"/>
          <table:table-cell office:value-type="string" calcext:value-type="string">
            <text:p>@exponentsDemo[[6, 2, 4, 0]] =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# =&gt;</text:p>
          </table:table-cell>
          <table:table-cell office:value-type="float" office:value="360000" calcext:value-type="float">
            <text:p>360000</text:p>
          </table:table-cell>
          <table:table-cell table:number-columns-repeated="2"/>
          <table:table-cell office:value-type="string" calcext:value-type="string">
            <text:p>@exponentsDemo[[1, 4, 4, 1]] =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# =&gt;</text:p>
          </table:table-cell>
          <table:table-cell office:value-type="float" office:value="708750" calcext:value-type="float">
            <text:p>708750</text:p>
          </table:table-cell>
          <table:table-cell table:number-columns-repeated="3"/>
          <table:table-cell table:style-name="ce1" office:value-type="string" calcext:value-type="string">
            <text:p><text:s text:c="5"/>@exponentsDemo[[6, 3, 4, 2]] =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# =&gt; <text:s/>529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46</text:span><text:span text:style-name="T5">  </text:span><text:span text:style-name="T6"># =&gt; 945.000</text:span></text:p>
          </table:table-cell>
          <table:table-cell table:number-columns-repeated="5"/>
          <table:table-cell office:value-type="string" calcext:value-type="string">
            <text:p>@exponentsDemo[[7, 4, 1, 1]] =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# =&gt;</text:p>
          </table:table-cell>
          <table:table-cell office:value-type="float" office:value="362880" calcext:value-type="float">
            <text:p>362880</text:p>
          </table:table-cell>
          <table:table-cell table:number-columns-repeated="2"/>
          <table:table-cell office:value-type="string" calcext:value-type="string">
            <text:p>@exponentsDemo[[7, 2, 4, 0]] =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# =&gt;</text:p>
          </table:table-cell>
          <table:table-cell office:value-type="float" office:value="720000" calcext:value-type="float">
            <text:p>720000</text:p>
          </table:table-cell>
          <table:table-cell table:number-columns-repeated="3"/>
          <table:table-cell table:style-name="ce1" office:value-type="string" calcext:value-type="string">
            <text:p><text:s text:c="5"/>@exponentsDemo[[3, 5, 4, 2]] =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# =&gt; <text:s/>59535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47</text:span><text:span text:style-name="T5">  </text:span><text:span text:style-name="T6"># =&gt; 952.560</text:span></text:p>
          </table:table-cell>
          <table:table-cell table:number-columns-repeated="5"/>
          <table:table-cell office:value-type="string" calcext:value-type="string">
            <text:p>@exponentsDemo[[2, 1, 4, 2]] =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# =&gt;</text:p>
          </table:table-cell>
          <table:table-cell office:value-type="float" office:value="367500" calcext:value-type="float">
            <text:p>367500</text:p>
          </table:table-cell>
          <table:table-cell table:number-columns-repeated="2"/>
          <table:table-cell office:value-type="string" calcext:value-type="string">
            <text:p>@exponentsDemo[[3, 1, 4, 2]] =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# =&gt;</text:p>
          </table:table-cell>
          <table:table-cell office:value-type="float" office:value="735000" calcext:value-type="float">
            <text:p>735000</text:p>
          </table:table-cell>
          <table:table-cell table:number-columns-repeated="3"/>
          <table:table-cell table:style-name="ce1" office:value-type="string" calcext:value-type="string">
            <text:p><text:s text:c="5"/>@exponentsDemo[[7, 4, 3, 2]] =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/># =&gt; <text:s/>63504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48</text:span><text:span text:style-name="T5">  </text:span><text:span text:style-name="T6"># =&gt; 987.840</text:span></text:p>
          </table:table-cell>
          <table:table-cell table:number-columns-repeated="5"/>
          <table:table-cell office:value-type="string" calcext:value-type="string">
            <text:p>@exponentsDemo[[4, 3, 3, 1]] =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# =&gt;</text:p>
          </table:table-cell>
          <table:table-cell office:value-type="float" office:value="378000" calcext:value-type="float">
            <text:p>378000</text:p>
          </table:table-cell>
          <table:table-cell table:number-columns-repeated="2"/>
          <table:table-cell office:value-type="string" calcext:value-type="string">
            <text:p>@exponentsDemo[[5, 3, 3, 1]] =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# =&gt;</text:p>
          </table:table-cell>
          <table:table-cell office:value-type="float" office:value="756000" calcext:value-type="float">
            <text:p>756000</text:p>
          </table:table-cell>
          <table:table-cell table:number-columns-repeated="3"/>
          <table:table-cell table:style-name="ce1" office:value-type="string" calcext:value-type="string">
            <text:p><text:s text:c="5"/>@exponentsDemo[[6, 5, 4, 1]] =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/># =&gt; <text:s/>680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49</text:span><text:span text:style-name="T5">  </text:span><text:span text:style-name="T6"># =&gt; 992.250</text:span></text:p>
          </table:table-cell>
          <table:table-cell table:number-columns-repeated="5"/>
          <table:table-cell office:value-type="string" calcext:value-type="string">
            <text:p>@exponentsDemo[[5, 5, 0, 2]] =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# =&gt;</text:p>
          </table:table-cell>
          <table:table-cell office:value-type="float" office:value="381024" calcext:value-type="float">
            <text:p>381024</text:p>
          </table:table-cell>
          <table:table-cell table:number-columns-repeated="2"/>
          <table:table-cell office:value-type="string" calcext:value-type="string">
            <text:p>@exponentsDemo[[6, 5, 0, 2]] =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# =&gt;</text:p>
          </table:table-cell>
          <table:table-cell office:value-type="float" office:value="762048" calcext:value-type="float">
            <text:p>762048</text:p>
          </table:table-cell>
          <table:table-cell table:number-columns-repeated="3"/>
          <table:table-cell table:style-name="ce1" office:value-type="string" calcext:value-type="string">
            <text:p><text:s text:c="5"/>@exponentsDemo[[5, 4, 4, 2]] =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<text:s/># =&gt; <text:s/>793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50</text:span><text:span text:style-name="T5">  </text:span><text:span text:style-name="T6"># =&gt; 1.008.000</text:span></text:p>
          </table:table-cell>
          <table:table-cell table:number-columns-repeated="5"/>
          <table:table-cell office:value-type="string" calcext:value-type="string">
            <text:p>@exponentsDemo[[6, 5, 2, 0]] =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# =&gt;</text:p>
          </table:table-cell>
          <table:table-cell office:value-type="float" office:value="388800" calcext:value-type="float">
            <text:p>388800</text:p>
          </table:table-cell>
          <table:table-cell table:number-columns-repeated="2"/>
          <table:table-cell office:value-type="string" calcext:value-type="string">
            <text:p>@exponentsDemo[[7, 5, 2, 0]] =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# =&gt;</text:p>
          </table:table-cell>
          <table:table-cell office:value-type="float" office:value="777600" calcext:value-type="float">
            <text:p>777600</text:p>
          </table:table-cell>
          <table:table-cell table:number-columns-repeated="3"/>
          <table:table-cell table:style-name="ce1" office:value-type="string" calcext:value-type="string">
            <text:p><text:s text:c="5"/>@exponentsDemo[[6, 5, 3, 2]] =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<text:s/># =&gt; <text:s/>95256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51</text:span><text:span text:style-name="T5">  </text:span><text:span text:style-name="T6"># =&gt; 1.020.600</text:span></text:p>
          </table:table-cell>
          <table:table-cell table:number-columns-repeated="5"/>
          <table:table-cell office:value-type="string" calcext:value-type="string">
            <text:p>@exponentsDemo[[6, 0, 3, 2]] =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# =&gt;</text:p>
          </table:table-cell>
          <table:table-cell office:value-type="float" office:value="392000" calcext:value-type="float">
            <text:p>392000</text:p>
          </table:table-cell>
          <table:table-cell table:number-columns-repeated="2"/>
          <table:table-cell office:value-type="string" calcext:value-type="string">
            <text:p>@exponentsDemo[[7, 0, 3, 2]] =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# =&gt;</text:p>
          </table:table-cell>
          <table:table-cell office:value-type="float" office:value="784000" calcext:value-type="float">
            <text:p>784000</text:p>
          </table:table-cell>
          <table:table-cell table:number-columns-repeated="3"/>
          <table:table-cell table:style-name="ce1" office:value-type="string" calcext:value-type="string">
            <text:p><text:s text:c="5"/>@exponentsDemo[[7, 3, 4, 2]] =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/># =&gt; <text:s/>1058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52</text:span><text:span text:style-name="T5">  </text:span><text:span text:style-name="T6"># =&gt; 1.029.000</text:span></text:p>
          </table:table-cell>
          <table:table-cell table:number-columns-repeated="5"/>
          <table:table-cell office:value-type="string" calcext:value-type="string">
            <text:p>@exponentsDemo[[2, 4, 2, 2]] =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# =&gt;</text:p>
          </table:table-cell>
          <table:table-cell office:value-type="float" office:value="396900" calcext:value-type="float">
            <text:p>396900</text:p>
          </table:table-cell>
          <table:table-cell table:number-columns-repeated="2"/>
          <table:table-cell office:value-type="string" calcext:value-type="string">
            <text:p>@exponentsDemo[[3, 4, 2, 2]] =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# =&gt;</text:p>
          </table:table-cell>
          <table:table-cell office:value-type="float" office:value="793800" calcext:value-type="float">
            <text:p>793800</text:p>
          </table:table-cell>
          <table:table-cell table:number-columns-repeated="3"/>
          <table:table-cell table:style-name="ce1" office:value-type="string" calcext:value-type="string">
            <text:p><text:s text:c="5"/>@exponentsDemo[[4, 5, 4, 2]] =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# =&gt; <text:s/>11907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53</text:span><text:span text:style-name="T5">  </text:span><text:span text:style-name="T6"># =&gt; 1.050.000</text:span></text:p>
          </table:table-cell>
          <table:table-cell table:number-columns-repeated="5"/>
          <table:table-cell office:value-type="string" calcext:value-type="string">
            <text:p>@exponentsDemo[[8, 2, 2, 1]] =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# =&gt;</text:p>
          </table:table-cell>
          <table:table-cell office:value-type="float" office:value="403200" calcext:value-type="float">
            <text:p>403200</text:p>
          </table:table-cell>
          <table:table-cell table:number-columns-repeated="2"/>
          <table:table-cell office:value-type="string" calcext:value-type="string">
            <text:p>@exponentsDemo[[4, 4, 4, 0]] =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# =&gt;</text:p>
          </table:table-cell>
          <table:table-cell office:value-type="float" office:value="810000" calcext:value-type="float">
            <text:p>810000</text:p>
          </table:table-cell>
          <table:table-cell table:number-columns-repeated="3"/>
          <table:table-cell table:style-name="ce1" office:value-type="string" calcext:value-type="string">
            <text:p><text:s text:c="5"/>@exponentsDemo[[7, 5, 4, 1]] =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/># =&gt; <text:s/>1360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54</text:span><text:span text:style-name="T5">  </text:span><text:span text:style-name="T6"># =&gt; 1.058.400</text:span></text:p>
          </table:table-cell>
          <table:table-cell table:number-columns-repeated="5"/>
          <table:table-cell office:value-type="string" calcext:value-type="string">
            <text:p>@exponentsDemo[[3, 4, 4, 0]] =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# =&gt;</text:p>
          </table:table-cell>
          <table:table-cell office:value-type="float" office:value="405000" calcext:value-type="float">
            <text:p>405000</text:p>
          </table:table-cell>
          <table:table-cell table:number-columns-repeated="2"/>
          <table:table-cell office:value-type="string" calcext:value-type="string">
            <text:p>@exponentsDemo[[0, 3, 4, 2]] =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# =&gt;</text:p>
          </table:table-cell>
          <table:table-cell office:value-type="float" office:value="826875" calcext:value-type="float">
            <text:p>826875</text:p>
          </table:table-cell>
          <table:table-cell table:number-columns-repeated="3"/>
          <table:table-cell table:style-name="ce1" office:value-type="string" calcext:value-type="string">
            <text:p><text:s text:c="5"/>@exponentsDemo[[6, 4, 4, 2]] =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# =&gt; <text:s/>1587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55</text:span><text:span text:style-name="T5">  </text:span><text:span text:style-name="T6"># =&gt; 1.071.630</text:span></text:p>
          </table:table-cell>
          <table:table-cell table:number-columns-repeated="5"/>
          <table:table-cell office:value-type="string" calcext:value-type="string">
            <text:p>@exponentsDemo[[5, 1, 4, 1]] =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# =&gt;</text:p>
          </table:table-cell>
          <table:table-cell office:value-type="float" office:value="420000" calcext:value-type="float">
            <text:p>420000</text:p>
          </table:table-cell>
          <table:table-cell table:number-columns-repeated="2"/>
          <table:table-cell office:value-type="string" calcext:value-type="string">
            <text:p>@exponentsDemo[[6, 1, 4, 1]] =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# =&gt;</text:p>
          </table:table-cell>
          <table:table-cell office:value-type="float" office:value="840000" calcext:value-type="float">
            <text:p>840000</text:p>
          </table:table-cell>
          <table:table-cell table:number-columns-repeated="3"/>
          <table:table-cell table:style-name="ce1" office:value-type="string" calcext:value-type="string">
            <text:p><text:s text:c="5"/>@exponentsDemo[[7, 5, 3, 2]] =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<text:s/># =&gt; <text:s/>190512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256</text:span><text:span text:style-name="T5">  </text:span><text:span text:style-name="T6"># =&gt; 1.080.450</text:span></text:p>
          </table:table-cell>
          <table:table-cell table:number-columns-repeated="5"/>
          <table:table-cell office:value-type="string" calcext:value-type="string">
            <text:p>@exponentsDemo[[6, 3, 1, 2]] =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# =&gt;</text:p>
          </table:table-cell>
          <table:table-cell office:value-type="float" office:value="423360" calcext:value-type="float">
            <text:p>423360</text:p>
          </table:table-cell>
          <table:table-cell table:number-columns-repeated="2"/>
          <table:table-cell office:value-type="string" calcext:value-type="string">
            <text:p>@exponentsDemo[[7, 3, 1, 2]] =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# =&gt;</text:p>
          </table:table-cell>
          <table:table-cell office:value-type="float" office:value="846720" calcext:value-type="float">
            <text:p>846720</text:p>
          </table:table-cell>
          <table:table-cell table:number-columns-repeated="3"/>
          <table:table-cell table:style-name="ce1" office:value-type="string" calcext:value-type="string">
            <text:p><text:s text:c="5"/>@exponentsDemo[[5, 5, 4, 2]] =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<text:s/># =&gt; <text:s/>23814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57</text:span><text:span text:style-name="T5">  </text:span><text:span text:style-name="T6"># =&gt; 1.088.640</text:span></text:p>
          </table:table-cell>
          <table:table-cell table:number-columns-repeated="5"/>
          <table:table-cell office:value-type="string" calcext:value-type="string">
            <text:p>@exponentsDemo[[1, 5, 3, 1]] =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# =&gt;</text:p>
          </table:table-cell>
          <table:table-cell office:value-type="float" office:value="425250" calcext:value-type="float">
            <text:p>425250</text:p>
          </table:table-cell>
          <table:table-cell table:number-columns-repeated="2"/>
          <table:table-cell office:value-type="string" calcext:value-type="string">
            <text:p>@exponentsDemo[[2, 5, 3, 1]] =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# =&gt;</text:p>
          </table:table-cell>
          <table:table-cell office:value-type="float" office:value="850500" calcext:value-type="float">
            <text:p>850500</text:p>
          </table:table-cell>
          <table:table-cell table:number-columns-repeated="3"/>
          <table:table-cell table:style-name="ce1" office:value-type="string" calcext:value-type="string">
            <text:p><text:s text:c="5"/>@exponentsDemo[[7, 4, 4, 2]] =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# =&gt; <text:s/>31752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58</text:span><text:span text:style-name="T5">  </text:span><text:span text:style-name="T6"># =&gt; 1.102.500</text:span></text:p>
          </table:table-cell>
          <table:table-cell table:number-columns-repeated="5"/>
          <table:table-cell office:value-type="string" calcext:value-type="string">
            <text:p>@exponentsDemo[[7, 3, 3, 0]] =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# =&gt;</text:p>
          </table:table-cell>
          <table:table-cell office:value-type="float" office:value="432000" calcext:value-type="float">
            <text:p>432000</text:p>
          </table:table-cell>
          <table:table-cell table:number-columns-repeated="2"/>
          <table:table-cell office:value-type="string" calcext:value-type="string">
            <text:p>@exponentsDemo[[4, 2, 3, 2]] =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# =&gt;</text:p>
          </table:table-cell>
          <table:table-cell office:value-type="float" office:value="882000" calcext:value-type="float">
            <text:p>882000</text:p>
          </table:table-cell>
          <table:table-cell table:number-columns-repeated="3"/>
          <table:table-cell table:style-name="ce1" office:value-type="string" calcext:value-type="string">
            <text:p><text:s text:c="5"/>@exponentsDemo[[6, 5, 4, 2]] =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<text:s/># =&gt; <text:s/>47628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59</text:span><text:span text:style-name="T5">  </text:span><text:span text:style-name="T6"># =&gt; 1.111.320</text:span></text:p>
          </table:table-cell>
          <table:table-cell table:number-columns-repeated="5"/>
          <table:table-cell office:value-type="string" calcext:value-type="string">
            <text:p>@exponentsDemo[[8, 5, 0, 1]] =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# =&gt;</text:p>
          </table:table-cell>
          <table:table-cell office:value-type="float" office:value="435456" calcext:value-type="float">
            <text:p>435456</text:p>
          </table:table-cell>
          <table:table-cell table:number-columns-repeated="2"/>
          <table:table-cell office:value-type="string" calcext:value-type="string">
            <text:p>@exponentsDemo[[6, 4, 2, 1]] =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# =&gt;</text:p>
          </table:table-cell>
          <table:table-cell office:value-type="float" office:value="907200" calcext:value-type="float">
            <text:p>907200</text:p>
          </table:table-cell>
          <table:table-cell table:number-columns-repeated="3"/>
          <table:table-cell table:style-name="ce1" office:value-type="string" calcext:value-type="string">
            <text:p><text:s text:c="5"/>@exponentsDemo[[7, 5, 4, 2]] =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/># =&gt; <text:s/>952560000</text:p>
          </table:table-cell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60</text:span><text:span text:style-name="T5">  </text:span><text:span text:style-name="T6"># =&gt; 1.128.960</text:span></text:p>
          </table:table-cell>
          <table:table-cell table:number-columns-repeated="5"/>
          <table:table-cell office:value-type="string" calcext:value-type="string">
            <text:p>@exponentsDemo[[3, 2, 3, 2]] =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# =&gt;</text:p>
          </table:table-cell>
          <table:table-cell office:value-type="float" office:value="441000" calcext:value-type="float">
            <text:p>441000</text:p>
          </table:table-cell>
          <table:table-cell table:number-columns-repeated="2"/>
          <table:table-cell office:value-type="string" calcext:value-type="string">
            <text:p>@exponentsDemo[[3, 3, 4, 1]] =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# =&gt;</text:p>
          </table:table-cell>
          <table:table-cell office:value-type="float" office:value="945000" calcext:value-type="float">
            <text:p>945000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61</text:span><text:span text:style-name="T5">  </text:span><text:span text:style-name="T6"># =&gt; 1.134.000</text:span></text:p>
          </table:table-cell>
          <table:table-cell table:number-columns-repeated="5"/>
          <table:table-cell office:value-type="string" calcext:value-type="string">
            <text:p>@exponentsDemo[[5, 4, 2, 1]] =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# =&gt;</text:p>
          </table:table-cell>
          <table:table-cell office:value-type="float" office:value="453600" calcext:value-type="float">
            <text:p>453600</text:p>
          </table:table-cell>
          <table:table-cell table:number-columns-repeated="2"/>
          <table:table-cell office:value-type="string" calcext:value-type="string">
            <text:p>@exponentsDemo[[4, 5, 1, 2]] =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# =&gt;</text:p>
          </table:table-cell>
          <table:table-cell office:value-type="float" office:value="952560" calcext:value-type="float">
            <text:p>952560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262</text:span><text:span text:style-name="T5">  </text:span><text:span text:style-name="T6"># =&gt; 1.152.480</text:span></text:p>
          </table:table-cell>
          <table:table-cell table:number-columns-repeated="5"/>
          <table:table-cell office:value-type="string" calcext:value-type="string">
            <text:p>@exponentsDemo[[7, 1, 2, 2]] =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# =&gt;</text:p>
          </table:table-cell>
          <table:table-cell office:value-type="float" office:value="470400" calcext:value-type="float">
            <text:p>470400</text:p>
          </table:table-cell>
          <table:table-cell table:number-columns-repeated="2"/>
          <table:table-cell office:value-type="string" calcext:value-type="string">
            <text:p>@exponentsDemo[[5, 5, 3, 0]] =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# =&gt;</text:p>
          </table:table-cell>
          <table:table-cell office:value-type="float" office:value="972000" calcext:value-type="float">
            <text:p>972000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63</text:span><text:span text:style-name="T5">  </text:span><text:span text:style-name="T6"># =&gt; 1.176.000</text:span></text:p>
          </table:table-cell>
          <table:table-cell table:number-columns-repeated="5"/>
          <table:table-cell office:value-type="string" calcext:value-type="string">
            <text:p>@exponentsDemo[[2, 3, 4, 1]] 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# =&gt;</text:p>
          </table:table-cell>
          <table:table-cell office:value-type="float" office:value="472500" calcext:value-type="float">
            <text:p>472500</text:p>
          </table:table-cell>
          <table:table-cell table:number-columns-repeated="2"/>
          <table:table-cell office:value-type="string" calcext:value-type="string">
            <text:p>@exponentsDemo[[5, 0, 4, 2]] 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# =&gt;</text:p>
          </table:table-cell>
          <table:table-cell office:value-type="float" office:value="980000" calcext:value-type="float">
            <text:p>980000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64</text:span><text:span text:style-name="T5">  </text:span><text:span text:style-name="T6"># =&gt; 1.181.250</text:span></text:p>
          </table:table-cell>
          <table:table-cell table:number-columns-repeated="5"/>
          <table:table-cell office:value-type="string" calcext:value-type="string">
            <text:p>@exponentsDemo[[3, 5, 1, 2]] =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# =&gt;</text:p>
          </table:table-cell>
          <table:table-cell office:value-type="float" office:value="476280" calcext:value-type="float">
            <text:p>476280</text:p>
          </table:table-cell>
          <table:table-cell table:number-columns-repeated="2"/>
          <table:table-cell office:value-type="string" calcext:value-type="string">
            <text:p>@exponentsDemo[[1, 4, 3, 2]] =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# =&gt;</text:p>
          </table:table-cell>
          <table:table-cell office:value-type="float" office:value="992250" calcext:value-type="float">
            <text:p>992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65</text:span><text:span text:style-name="T5">  </text:span><text:span text:style-name="T6"># =&gt; 1.190.700</text:span></text:p>
          </table:table-cell>
          <table:table-cell table:number-columns-repeated="5"/>
          <table:table-cell office:value-type="string" calcext:value-type="string">
            <text:p>@exponentsDemo[[8, 1, 4, 0]] =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# =&gt;</text:p>
          </table:table-cell>
          <table:table-cell office:value-type="float" office:value="480000" calcext:value-type="float">
            <text:p>480000</text:p>
          </table:table-cell>
          <table:table-cell table:number-columns-repeated="2"/>
          <table:table-cell office:value-type="string" calcext:value-type="string">
            <text:p>@exponentsDemo[[7, 2, 3, 1]] =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# =&gt;</text:p>
          </table:table-cell>
          <table:table-cell office:value-type="float" office:value="1008000" calcext:value-type="float">
            <text:p>100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66</text:span><text:span text:style-name="T5">  </text:span><text:span text:style-name="T6"># =&gt; 1.209.600</text:span></text:p>
          </table:table-cell>
          <table:table-cell table:number-columns-repeated="5"/>
          <table:table-cell office:value-type="string" calcext:value-type="string">
            <text:p>@exponentsDemo[[4, 5, 3, 0]] =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# =&gt;</text:p>
          </table:table-cell>
          <table:table-cell office:value-type="float" office:value="486000" calcext:value-type="float">
            <text:p>486000</text:p>
          </table:table-cell>
          <table:table-cell table:number-columns-repeated="2"/>
          <table:table-cell office:value-type="string" calcext:value-type="string">
            <text:p>@exponentsDemo[[5, 3, 2, 2]] =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# =&gt;</text:p>
          </table:table-cell>
          <table:table-cell office:value-type="float" office:value="1058400" calcext:value-type="float">
            <text:p>1058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67</text:span><text:span text:style-name="T5">  </text:span><text:span text:style-name="T6"># =&gt; 1.224.720</text:span></text:p>
          </table:table-cell>
          <table:table-cell table:number-columns-repeated="5"/>
          <table:table-cell office:value-type="string" calcext:value-type="string">
            <text:p>@exponentsDemo[[4, 0, 4, 2]] =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# =&gt;</text:p>
          </table:table-cell>
          <table:table-cell office:value-type="float" office:value="490000" calcext:value-type="float">
            <text:p>490000</text:p>
          </table:table-cell>
          <table:table-cell table:number-columns-repeated="2"/>
          <table:table-cell office:value-type="string" calcext:value-type="string">
            <text:p>@exponentsDemo[[0, 5, 4, 1]] =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# =&gt;</text:p>
          </table:table-cell>
          <table:table-cell office:value-type="float" office:value="1063125" calcext:value-type="float">
            <text:p>1063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68</text:span><text:span text:style-name="T5">  </text:span><text:span text:style-name="T6"># =&gt; 1.234.800</text:span></text:p>
          </table:table-cell>
          <table:table-cell table:number-columns-repeated="5"/>
          <table:table-cell office:value-type="string" calcext:value-type="string">
            <text:p>@exponentsDemo[[0, 4, 3, 2]] =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# =&gt;</text:p>
          </table:table-cell>
          <table:table-cell office:value-type="float" office:value="496125" calcext:value-type="float">
            <text:p>496125</text:p>
          </table:table-cell>
          <table:table-cell table:number-columns-repeated="2"/>
          <table:table-cell office:value-type="string" calcext:value-type="string">
            <text:p>@exponentsDemo[[6, 3, 4, 0]] =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# =&gt;</text:p>
          </table:table-cell>
          <table:table-cell office:value-type="float" office:value="1080000" calcext:value-type="float">
            <text:p>10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69</text:span><text:span text:style-name="T5">  </text:span><text:span text:style-name="T6"># =&gt; 1.260.000</text:span></text:p>
          </table:table-cell>
          <table:table-cell table:number-columns-repeated="5"/>
          <table:table-cell office:value-type="string" calcext:value-type="string">
            <text:p>@exponentsDemo[[6, 2, 3, 1]] =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# =&gt;</text:p>
          </table:table-cell>
          <table:table-cell office:value-type="float" office:value="504000" calcext:value-type="float">
            <text:p>504000</text:p>
          </table:table-cell>
          <table:table-cell table:number-columns-repeated="2"/>
          <table:table-cell office:value-type="string" calcext:value-type="string">
            <text:p>@exponentsDemo[[7, 5, 1, 1]] =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# =&gt;</text:p>
          </table:table-cell>
          <table:table-cell office:value-type="float" office:value="1088640" calcext:value-type="float">
            <text:p>1088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70</text:span><text:span text:style-name="T5">  </text:span><text:span text:style-name="T6"># =&gt; 1.270.080</text:span></text:p>
          </table:table-cell>
          <table:table-cell table:number-columns-repeated="5"/>
          <table:table-cell office:value-type="string" calcext:value-type="string">
            <text:p>@exponentsDemo[[7, 4, 0, 2]] =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# =&gt;</text:p>
          </table:table-cell>
          <table:table-cell office:value-type="float" office:value="508032" calcext:value-type="float">
            <text:p>508032</text:p>
          </table:table-cell>
          <table:table-cell table:number-columns-repeated="2"/>
          <table:table-cell office:value-type="string" calcext:value-type="string">
            <text:p>@exponentsDemo[[2, 2, 4, 2]] =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# =&gt;</text:p>
          </table:table-cell>
          <table:table-cell office:value-type="float" office:value="1102500" calcext:value-type="float">
            <text:p>1102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71</text:span><text:span text:style-name="T5">  </text:span><text:span text:style-name="T6"># =&gt; 1.275.750</text:span></text:p>
          </table:table-cell>
          <table:table-cell table:number-columns-repeated="5"/>
          <table:table-cell office:value-type="string" calcext:value-type="string">
            <text:p>@exponentsDemo[[8, 4, 2, 0]] =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# =&gt;</text:p>
          </table:table-cell>
          <table:table-cell office:value-type="float" office:value="518400" calcext:value-type="float">
            <text:p>518400</text:p>
          </table:table-cell>
          <table:table-cell table:number-columns-repeated="2"/>
          <table:table-cell office:value-type="string" calcext:value-type="string">
            <text:p>@exponentsDemo[[4, 4, 3, 1]] =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# =&gt;</text:p>
          </table:table-cell>
          <table:table-cell office:value-type="float" office:value="1134000" calcext:value-type="float">
            <text:p>113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72</text:span><text:span text:style-name="T5">  </text:span><text:span text:style-name="T6"># =&gt; 1.286.250</text:span></text:p>
          </table:table-cell>
          <table:table-cell table:number-columns-repeated="5"/>
          <table:table-cell office:value-type="string" calcext:value-type="string">
            <text:p>@exponentsDemo[[4, 3, 2, 2]] =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# =&gt;</text:p>
          </table:table-cell>
          <table:table-cell office:value-type="float" office:value="529200" calcext:value-type="float">
            <text:p>529200</text:p>
          </table:table-cell>
          <table:table-cell table:number-columns-repeated="2"/>
          <table:table-cell office:value-type="string" calcext:value-type="string">
            <text:p>@exponentsDemo[[6, 1, 3, 2]] =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# =&gt;</text:p>
          </table:table-cell>
          <table:table-cell office:value-type="float" office:value="1176000" calcext:value-type="float">
            <text:p>117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273</text:span><text:span text:style-name="T5">  </text:span><text:span text:style-name="T6"># =&gt; 1.296.540</text:span></text:p>
          </table:table-cell>
          <table:table-cell table:number-columns-repeated="5"/>
          <table:table-cell office:value-type="string" calcext:value-type="string">
            <text:p>@exponentsDemo[[5, 3, 4, 0]] =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# =&gt;</text:p>
          </table:table-cell>
          <table:table-cell office:value-type="float" office:value="540000" calcext:value-type="float">
            <text:p>540000</text:p>
          </table:table-cell>
          <table:table-cell table:number-columns-repeated="2"/>
          <table:table-cell office:value-type="string" calcext:value-type="string">
            <text:p>@exponentsDemo[[2, 5, 2, 2]] =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# =&gt;</text:p>
          </table:table-cell>
          <table:table-cell office:value-type="float" office:value="1190700" calcext:value-type="float">
            <text:p>1190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74</text:span><text:span text:style-name="T5">  </text:span><text:span text:style-name="T6"># =&gt; 1.317.120</text:span></text:p>
          </table:table-cell>
          <table:table-cell table:number-columns-repeated="5"/>
          <table:table-cell office:value-type="string" calcext:value-type="string">
            <text:p>@exponentsDemo[[6, 5, 1, 1]] =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# =&gt;</text:p>
          </table:table-cell>
          <table:table-cell office:value-type="float" office:value="544320" calcext:value-type="float">
            <text:p>544320</text:p>
          </table:table-cell>
          <table:table-cell table:number-columns-repeated="2"/>
          <table:table-cell office:value-type="string" calcext:value-type="string">
            <text:p>@exponentsDemo[[3, 5, 4, 0]] =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# =&gt;</text:p>
          </table:table-cell>
          <table:table-cell office:value-type="float" office:value="1215000" calcext:value-type="float">
            <text:p>121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75</text:span><text:span text:style-name="T5">  </text:span><text:span text:style-name="T6"># =&gt; 1.323.000</text:span></text:p>
          </table:table-cell>
          <table:table-cell table:number-columns-repeated="5"/>
          <table:table-cell office:value-type="string" calcext:value-type="string">
            <text:p>@exponentsDemo[[1, 2, 4, 2]] =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# =&gt;</text:p>
          </table:table-cell>
          <table:table-cell office:value-type="float" office:value="551250" calcext:value-type="float">
            <text:p>551250</text:p>
          </table:table-cell>
          <table:table-cell table:number-columns-repeated="2"/>
          <table:table-cell office:value-type="string" calcext:value-type="string">
            <text:p>@exponentsDemo[[5, 2, 4, 1]] =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# =&gt;</text:p>
          </table:table-cell>
          <table:table-cell office:value-type="float" office:value="1260000" calcext:value-type="float">
            <text:p>12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76</text:span><text:span text:style-name="T5">  </text:span><text:span text:style-name="T6"># =&gt; 1.344.000</text:span></text:p>
          </table:table-cell>
          <table:table-cell table:number-columns-repeated="5"/>
          <table:table-cell office:value-type="string" calcext:value-type="string">
            <text:p>@exponentsDemo[[7, 0, 4, 1]] =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# =&gt;</text:p>
          </table:table-cell>
          <table:table-cell office:value-type="float" office:value="560000" calcext:value-type="float">
            <text:p>560000</text:p>
          </table:table-cell>
          <table:table-cell table:number-columns-repeated="2"/>
          <table:table-cell office:value-type="string" calcext:value-type="string">
            <text:p>@exponentsDemo[[6, 4, 1, 2]] =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# =&gt;</text:p>
          </table:table-cell>
          <table:table-cell office:value-type="float" office:value="1270080" calcext:value-type="float">
            <text:p>1270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77</text:span><text:span text:style-name="T5">  </text:span><text:span text:style-name="T6"># =&gt; 1.360.800</text:span></text:p>
          </table:table-cell>
          <table:table-cell table:number-columns-repeated="5"/>
          <table:table-cell office:value-type="string" calcext:value-type="string">
            <text:p>@exponentsDemo[[8, 2, 1, 2]] =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# =&gt;</text:p>
          </table:table-cell>
          <table:table-cell office:value-type="float" office:value="564480" calcext:value-type="float">
            <text:p>564480</text:p>
          </table:table-cell>
          <table:table-cell table:number-columns-repeated="2"/>
          <table:table-cell office:value-type="string" calcext:value-type="string">
            <text:p>@exponentsDemo[[7, 4, 3, 0]] =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# =&gt;</text:p>
          </table:table-cell>
          <table:table-cell office:value-type="float" office:value="1296000" calcext:value-type="float">
            <text:p>129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78</text:span><text:span text:style-name="T5">  </text:span><text:span text:style-name="T6"># =&gt; 1.389.150</text:span></text:p>
          </table:table-cell>
          <table:table-cell table:number-columns-repeated="5"/>
          <table:table-cell office:value-type="string" calcext:value-type="string">
            <text:p>@exponentsDemo[[3, 4, 3, 1]] =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# =&gt;</text:p>
          </table:table-cell>
          <table:table-cell office:value-type="float" office:value="567000" calcext:value-type="float">
            <text:p>567000</text:p>
          </table:table-cell>
          <table:table-cell table:number-columns-repeated="2"/>
          <table:table-cell office:value-type="string" calcext:value-type="string">
            <text:p>@exponentsDemo[[3, 3, 3, 2]] =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# =&gt;</text:p>
          </table:table-cell>
          <table:table-cell office:value-type="float" office:value="1323000" calcext:value-type="float">
            <text:p>132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79</text:span><text:span text:style-name="T5">  </text:span><text:span text:style-name="T6"># =&gt; 1.411.200</text:span></text:p>
          </table:table-cell>
          <table:table-cell table:number-columns-repeated="5"/>
          <table:table-cell office:value-type="string" calcext:value-type="string">
            <text:p>@exponentsDemo[[5, 1, 3, 2]] =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# =&gt;</text:p>
          </table:table-cell>
          <table:table-cell office:value-type="float" office:value="588000" calcext:value-type="float">
            <text:p>588000</text:p>
          </table:table-cell>
          <table:table-cell table:number-columns-repeated="2"/>
          <table:table-cell office:value-type="string" calcext:value-type="string">
            <text:p>@exponentsDemo[[5, 5, 2, 1]] =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# =&gt;</text:p>
          </table:table-cell>
          <table:table-cell office:value-type="float" office:value="1360800" calcext:value-type="float">
            <text:p>1360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80</text:span><text:span text:style-name="T5">  </text:span><text:span text:style-name="T6"># =&gt; 1.417.500</text:span></text:p>
          </table:table-cell>
          <table:table-cell table:number-columns-repeated="5"/>
          <table:table-cell office:value-type="string" calcext:value-type="string">
            <text:p>@exponentsDemo[[1, 5, 2, 2]] =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# =&gt;</text:p>
          </table:table-cell>
          <table:table-cell office:value-type="float" office:value="595350" calcext:value-type="float">
            <text:p>595350</text:p>
          </table:table-cell>
          <table:table-cell table:number-columns-repeated="2"/>
          <table:table-cell office:value-type="string" calcext:value-type="string">
            <text:p>@exponentsDemo[[7, 2, 2, 2]] =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# =&gt;</text:p>
          </table:table-cell>
          <table:table-cell office:value-type="float" office:value="1411200" calcext:value-type="float">
            <text:p>141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81</text:span><text:span text:style-name="T5">  </text:span><text:span text:style-name="T6"># =&gt; 1.428.840</text:span></text:p>
          </table:table-cell>
          <table:table-cell table:number-columns-repeated="5"/>
          <table:table-cell office:value-type="string" calcext:value-type="string">
            <text:p>@exponentsDemo[[7, 3, 2, 1]] =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# =&gt;</text:p>
          </table:table-cell>
          <table:table-cell office:value-type="float" office:value="604800" calcext:value-type="float">
            <text:p>604800</text:p>
          </table:table-cell>
          <table:table-cell table:number-columns-repeated="2"/>
          <table:table-cell office:value-type="string" calcext:value-type="string">
            <text:p>@exponentsDemo[[2, 4, 4, 1]] =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# =&gt;</text:p>
          </table:table-cell>
          <table:table-cell office:value-type="float" office:value="1417500" calcext:value-type="float">
            <text:p>1417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282</text:span><text:span text:style-name="T5">  </text:span><text:span text:style-name="T6"># =&gt; 1.440.600</text:span></text:p>
          </table:table-cell>
          <table:table-cell table:number-columns-repeated="5"/>
          <table:table-cell office:value-type="string" calcext:value-type="string">
            <text:p>@exponentsDemo[[2, 5, 4, 0]] =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# =&gt;</text:p>
          </table:table-cell>
          <table:table-cell office:value-type="float" office:value="607500" calcext:value-type="float">
            <text:p>607500</text:p>
          </table:table-cell>
          <table:table-cell table:number-columns-repeated="2"/>
          <table:table-cell office:value-type="string" calcext:value-type="string">
            <text:p>@exponentsDemo[[4, 1, 4, 2]] =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# =&gt;</text:p>
          </table:table-cell>
          <table:table-cell office:value-type="float" office:value="1470000" calcext:value-type="float">
            <text:p>147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83</text:span><text:span text:style-name="T5">  </text:span><text:span text:style-name="T6"># =&gt; 1.451.520</text:span></text:p>
          </table:table-cell>
          <table:table-cell table:number-columns-repeated="5"/>
          <table:table-cell office:value-type="string" calcext:value-type="string">
            <text:p>@exponentsDemo[[4, 2, 4, 1]] =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# =&gt;</text:p>
          </table:table-cell>
          <table:table-cell office:value-type="float" office:value="630000" calcext:value-type="float">
            <text:p>630000</text:p>
          </table:table-cell>
          <table:table-cell table:number-columns-repeated="2"/>
          <table:table-cell office:value-type="string" calcext:value-type="string">
            <text:p>@exponentsDemo[[0, 5, 3, 2]] =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# =&gt;</text:p>
          </table:table-cell>
          <table:table-cell office:value-type="float" office:value="1488375" calcext:value-type="float">
            <text:p>1488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84</text:span><text:span text:style-name="T5">  </text:span><text:span text:style-name="T6"># =&gt; 1.470.000</text:span></text:p>
          </table:table-cell>
          <table:table-cell table:number-columns-repeated="5"/>
          <table:table-cell office:value-type="string" calcext:value-type="string">
            <text:p>@exponentsDemo[[5, 4, 1, 2]] =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# =&gt;</text:p>
          </table:table-cell>
          <table:table-cell office:value-type="float" office:value="635040" calcext:value-type="float">
            <text:p>635040</text:p>
          </table:table-cell>
          <table:table-cell table:number-columns-repeated="2"/>
          <table:table-cell office:value-type="string" calcext:value-type="string">
            <text:p>@exponentsDemo[[6, 3, 3, 1]] =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# =&gt;</text:p>
          </table:table-cell>
          <table:table-cell office:value-type="float" office:value="1512000" calcext:value-type="float">
            <text:p>1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85</text:span><text:span text:style-name="T5">  </text:span><text:span text:style-name="T6"># =&gt; 1.481.760</text:span></text:p>
          </table:table-cell>
          <table:table-cell table:number-columns-repeated="5"/>
          <table:table-cell office:value-type="string" calcext:value-type="string">
            <text:p>@exponentsDemo[[6, 4, 3, 0]] =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# =&gt;</text:p>
          </table:table-cell>
          <table:table-cell office:value-type="float" office:value="648000" calcext:value-type="float">
            <text:p>648000</text:p>
          </table:table-cell>
          <table:table-cell table:number-columns-repeated="2"/>
          <table:table-cell office:value-type="string" calcext:value-type="string">
            <text:p>@exponentsDemo[[7, 5, 0, 2]] =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# =&gt;</text:p>
          </table:table-cell>
          <table:table-cell office:value-type="float" office:value="1524096" calcext:value-type="float">
            <text:p>1524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86</text:span><text:span text:style-name="T5">  </text:span><text:span text:style-name="T6"># =&gt; 1.512.000</text:span></text:p>
          </table:table-cell>
          <table:table-cell table:number-columns-repeated="5"/>
          <table:table-cell office:value-type="string" calcext:value-type="string">
            <text:p>@exponentsDemo[[2, 3, 3, 2]] =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# =&gt;</text:p>
          </table:table-cell>
          <table:table-cell office:value-type="float" office:value="661500" calcext:value-type="float">
            <text:p>661500</text:p>
          </table:table-cell>
          <table:table-cell table:number-columns-repeated="2"/>
          <table:table-cell office:value-type="string" calcext:value-type="string">
            <text:p>@exponentsDemo[[4, 4, 2, 2]] =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# =&gt;</text:p>
          </table:table-cell>
          <table:table-cell office:value-type="float" office:value="1587600" calcext:value-type="float">
            <text:p>1587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87</text:span><text:span text:style-name="T5">  </text:span><text:span text:style-name="T6"># =&gt; 1.530.900</text:span></text:p>
          </table:table-cell>
          <table:table-cell table:number-columns-repeated="5"/>
          <table:table-cell office:value-type="string" calcext:value-type="string">
            <text:p>@exponentsDemo[[8, 1, 3, 1]] =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# =&gt;</text:p>
          </table:table-cell>
          <table:table-cell office:value-type="float" office:value="672000" calcext:value-type="float">
            <text:p>672000</text:p>
          </table:table-cell>
          <table:table-cell table:number-columns-repeated="2"/>
          <table:table-cell office:value-type="string" calcext:value-type="string">
            <text:p>@exponentsDemo[[5, 4, 4, 0]] =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# =&gt;</text:p>
          </table:table-cell>
          <table:table-cell office:value-type="float" office:value="1620000" calcext:value-type="float">
            <text:p>16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88</text:span><text:span text:style-name="T5">  </text:span><text:span text:style-name="T6"># =&gt; 1.543.500</text:span></text:p>
          </table:table-cell>
          <table:table-cell table:number-columns-repeated="5"/>
          <table:table-cell office:value-type="string" calcext:value-type="string">
            <text:p>@exponentsDemo[[4, 5, 2, 1]] =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# =&gt;</text:p>
          </table:table-cell>
          <table:table-cell office:value-type="float" office:value="680400" calcext:value-type="float">
            <text:p>680400</text:p>
          </table:table-cell>
          <table:table-cell table:number-columns-repeated="2"/>
          <table:table-cell office:value-type="string" calcext:value-type="string">
            <text:p>@exponentsDemo[[1, 3, 4, 2]] =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# =&gt;</text:p>
          </table:table-cell>
          <table:table-cell office:value-type="float" office:value="1653750" calcext:value-type="float">
            <text:p>1653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89</text:span><text:span text:style-name="T5">  </text:span><text:span text:style-name="T6"># =&gt; 1.575.000</text:span></text:p>
          </table:table-cell>
          <table:table-cell table:number-columns-repeated="5"/>
          <table:table-cell office:value-type="string" calcext:value-type="string">
            <text:p>@exponentsDemo[[6, 2, 2, 2]] =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# =&gt;</text:p>
          </table:table-cell>
          <table:table-cell office:value-type="float" office:value="705600" calcext:value-type="float">
            <text:p>705600</text:p>
          </table:table-cell>
          <table:table-cell table:number-columns-repeated="2"/>
          <table:table-cell office:value-type="string" calcext:value-type="string">
            <text:p>@exponentsDemo[[7, 1, 4, 1]] =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# =&gt;</text:p>
          </table:table-cell>
          <table:table-cell office:value-type="float" office:value="1680000" calcext:value-type="float">
            <text:p>16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90</text:span><text:span text:style-name="T5">  </text:span><text:span text:style-name="T6"># =&gt; 1.587.600</text:span></text:p>
          </table:table-cell>
          <table:table-cell table:number-columns-repeated="5"/>
          <table:table-cell office:value-type="string" calcext:value-type="string">
            <text:p>@exponentsDemo[[1, 4, 4, 1]] =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# =&gt;</text:p>
          </table:table-cell>
          <table:table-cell office:value-type="float" office:value="708750" calcext:value-type="float">
            <text:p>708750</text:p>
          </table:table-cell>
          <table:table-cell table:number-columns-repeated="2"/>
          <table:table-cell office:value-type="string" calcext:value-type="string">
            <text:p>@exponentsDemo[[3, 5, 3, 1]] =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# =&gt;</text:p>
          </table:table-cell>
          <table:table-cell office:value-type="float" office:value="1701000" calcext:value-type="float">
            <text:p>170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91</text:span><text:span text:style-name="T5">  </text:span><text:span text:style-name="T6"># =&gt; 1.632.960</text:span></text:p>
          </table:table-cell>
          <table:table-cell table:number-columns-repeated="5"/>
          <table:table-cell office:value-type="string" calcext:value-type="string">
            <text:p>@exponentsDemo[[7, 2, 4, 0]] =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# =&gt;</text:p>
          </table:table-cell>
          <table:table-cell office:value-type="float" office:value="720000" calcext:value-type="float">
            <text:p>720000</text:p>
          </table:table-cell>
          <table:table-cell table:number-columns-repeated="2"/>
          <table:table-cell office:value-type="string" calcext:value-type="string">
            <text:p>@exponentsDemo[[5, 2, 3, 2]] =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# =&gt;</text:p>
          </table:table-cell>
          <table:table-cell office:value-type="float" office:value="1764000" calcext:value-type="float">
            <text:p>176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92</text:span><text:span text:style-name="T5">  </text:span><text:span text:style-name="T6"># =&gt; 1.646.400</text:span></text:p>
          </table:table-cell>
          <table:table-cell table:number-columns-repeated="5"/>
          <table:table-cell office:value-type="string" calcext:value-type="string">
            <text:p>@exponentsDemo[[8, 4, 1, 1]] =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# =&gt;</text:p>
          </table:table-cell>
          <table:table-cell office:value-type="float" office:value="725760" calcext:value-type="float">
            <text:p>725760</text:p>
          </table:table-cell>
          <table:table-cell table:number-columns-repeated="2"/>
          <table:table-cell office:value-type="string" calcext:value-type="string">
            <text:p>@exponentsDemo[[7, 4, 2, 1]] =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# =&gt;</text:p>
          </table:table-cell>
          <table:table-cell office:value-type="float" office:value="1814400" calcext:value-type="float">
            <text:p>1814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93</text:span><text:span text:style-name="T5">  </text:span><text:span text:style-name="T6"># =&gt; 1.653.750</text:span></text:p>
          </table:table-cell>
          <table:table-cell table:number-columns-repeated="5"/>
          <table:table-cell office:value-type="string" calcext:value-type="string">
            <text:p>@exponentsDemo[[3, 1, 4, 2]] =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# =&gt;</text:p>
          </table:table-cell>
          <table:table-cell office:value-type="float" office:value="735000" calcext:value-type="float">
            <text:p>735000</text:p>
          </table:table-cell>
          <table:table-cell table:number-columns-repeated="2"/>
          <table:table-cell office:value-type="string" calcext:value-type="string">
            <text:p>@exponentsDemo[[4, 3, 4, 1]] =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# =&gt;</text:p>
          </table:table-cell>
          <table:table-cell office:value-type="float" office:value="1890000" calcext:value-type="float">
            <text:p>189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294</text:span><text:span text:style-name="T5">  </text:span><text:span text:style-name="T6"># =&gt; 1.666.980</text:span></text:p>
          </table:table-cell>
          <table:table-cell table:number-columns-repeated="5"/>
          <table:table-cell office:value-type="string" calcext:value-type="string">
            <text:p>@exponentsDemo[[5, 3, 3, 1]] =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# =&gt;</text:p>
          </table:table-cell>
          <table:table-cell office:value-type="float" office:value="756000" calcext:value-type="float">
            <text:p>756000</text:p>
          </table:table-cell>
          <table:table-cell table:number-columns-repeated="2"/>
          <table:table-cell office:value-type="string" calcext:value-type="string">
            <text:p>@exponentsDemo[[5, 5, 1, 2]] =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# =&gt;</text:p>
          </table:table-cell>
          <table:table-cell office:value-type="float" office:value="1905120" calcext:value-type="float">
            <text:p>1905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95</text:span><text:span text:style-name="T5">  </text:span><text:span text:style-name="T6"># =&gt; 1.680.000</text:span></text:p>
          </table:table-cell>
          <table:table-cell table:number-columns-repeated="5"/>
          <table:table-cell office:value-type="string" calcext:value-type="string">
            <text:p>@exponentsDemo[[6, 5, 0, 2]] =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# =&gt;</text:p>
          </table:table-cell>
          <table:table-cell office:value-type="float" office:value="762048" calcext:value-type="float">
            <text:p>762048</text:p>
          </table:table-cell>
          <table:table-cell table:number-columns-repeated="2"/>
          <table:table-cell office:value-type="string" calcext:value-type="string">
            <text:p>@exponentsDemo[[6, 5, 3, 0]] =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# =&gt;</text:p>
          </table:table-cell>
          <table:table-cell office:value-type="float" office:value="1944000" calcext:value-type="float">
            <text:p>194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96</text:span><text:span text:style-name="T5">  </text:span><text:span text:style-name="T6"># =&gt; 1.693.440</text:span></text:p>
          </table:table-cell>
          <table:table-cell table:number-columns-repeated="5"/>
          <table:table-cell office:value-type="string" calcext:value-type="string">
            <text:p>@exponentsDemo[[7, 5, 2, 0]] =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# =&gt;</text:p>
          </table:table-cell>
          <table:table-cell office:value-type="float" office:value="777600" calcext:value-type="float">
            <text:p>777600</text:p>
          </table:table-cell>
          <table:table-cell table:number-columns-repeated="2"/>
          <table:table-cell office:value-type="string" calcext:value-type="string">
            <text:p>@exponentsDemo[[6, 0, 4, 2]] =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# =&gt;</text:p>
          </table:table-cell>
          <table:table-cell office:value-type="float" office:value="1960000" calcext:value-type="float">
            <text:p>19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297</text:span><text:span text:style-name="T5">  </text:span><text:span text:style-name="T6"># =&gt; 1.701.000</text:span></text:p>
          </table:table-cell>
          <table:table-cell table:number-columns-repeated="5"/>
          <table:table-cell office:value-type="string" calcext:value-type="string">
            <text:p>@exponentsDemo[[7, 0, 3, 2]] =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# =&gt;</text:p>
          </table:table-cell>
          <table:table-cell office:value-type="float" office:value="784000" calcext:value-type="float">
            <text:p>784000</text:p>
          </table:table-cell>
          <table:table-cell table:number-columns-repeated="2"/>
          <table:table-cell office:value-type="string" calcext:value-type="string">
            <text:p>@exponentsDemo[[2, 4, 3, 2]] =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# =&gt;</text:p>
          </table:table-cell>
          <table:table-cell office:value-type="float" office:value="1984500" calcext:value-type="float">
            <text:p>198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298</text:span><text:span text:style-name="T5">  </text:span><text:span text:style-name="T6"># =&gt; 1.728.720</text:span></text:p>
          </table:table-cell>
          <table:table-cell table:number-columns-repeated="5"/>
          <table:table-cell office:value-type="string" calcext:value-type="string">
            <text:p>@exponentsDemo[[3, 4, 2, 2]] =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# =&gt;</text:p>
          </table:table-cell>
          <table:table-cell office:value-type="float" office:value="793800" calcext:value-type="float">
            <text:p>793800</text:p>
          </table:table-cell>
          <table:table-cell table:number-columns-repeated="2"/>
          <table:table-cell office:value-type="string" calcext:value-type="string">
            <text:p>@exponentsDemo[[6, 3, 2, 2]] =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# =&gt;</text:p>
          </table:table-cell>
          <table:table-cell office:value-type="float" office:value="2116800" calcext:value-type="float">
            <text:p>2116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299</text:span><text:span text:style-name="T5">  </text:span><text:span text:style-name="T6"># =&gt; 1.764.000 # ==&gt; SHORT</text:span></text:p>
          </table:table-cell>
          <table:table-cell table:number-columns-repeated="5"/>
          <table:table-cell office:value-type="string" calcext:value-type="string">
            <text:p>@exponentsDemo[[4, 4, 4, 0]] =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# =&gt;</text:p>
          </table:table-cell>
          <table:table-cell office:value-type="float" office:value="810000" calcext:value-type="float">
            <text:p>810000</text:p>
          </table:table-cell>
          <table:table-cell table:number-columns-repeated="2"/>
          <table:table-cell office:value-type="string" calcext:value-type="string">
            <text:p>@exponentsDemo[[1, 5, 4, 1]] =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# =&gt;</text:p>
          </table:table-cell>
          <table:table-cell office:value-type="float" office:value="2126250" calcext:value-type="float">
            <text:p>2126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00</text:span><text:span text:style-name="T5">  </text:span><text:span text:style-name="T6"># =&gt; 1.786.050 # ==&gt; SHORT</text:span></text:p>
          </table:table-cell>
          <table:table-cell table:number-columns-repeated="5"/>
          <table:table-cell office:value-type="string" calcext:value-type="string">
            <text:p>@exponentsDemo[[0, 3, 4, 2]] =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# =&gt;</text:p>
          </table:table-cell>
          <table:table-cell office:value-type="float" office:value="826875" calcext:value-type="float">
            <text:p>826875</text:p>
          </table:table-cell>
          <table:table-cell table:number-columns-repeated="2"/>
          <table:table-cell office:value-type="string" calcext:value-type="string">
            <text:p>@exponentsDemo[[7, 3, 4, 0]] =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# =&gt;</text:p>
          </table:table-cell>
          <table:table-cell office:value-type="float" office:value="2160000" calcext:value-type="float">
            <text:p>21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01</text:span><text:span text:style-name="T5">  </text:span><text:span text:style-name="T6"># =&gt; 1.800.750 # ==&gt; SHORT</text:span></text:p>
          </table:table-cell>
          <table:table-cell table:number-columns-repeated="5"/>
          <table:table-cell office:value-type="string" calcext:value-type="string">
            <text:p>@exponentsDemo[[6, 1, 4, 1]] =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# =&gt;</text:p>
          </table:table-cell>
          <table:table-cell office:value-type="float" office:value="840000" calcext:value-type="float">
            <text:p>840000</text:p>
          </table:table-cell>
          <table:table-cell table:number-columns-repeated="2"/>
          <table:table-cell office:value-type="string" calcext:value-type="string">
            <text:p>@exponentsDemo[[3, 2, 4, 2]] =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# =&gt;</text:p>
          </table:table-cell>
          <table:table-cell office:value-type="float" office:value="2205000" calcext:value-type="float">
            <text:p>220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02</text:span><text:span text:style-name="T5">  </text:span><text:span text:style-name="T6"># =&gt; 1.814.400 # ==&gt; SHORT</text:span></text:p>
          </table:table-cell>
          <table:table-cell table:number-columns-repeated="5"/>
          <table:table-cell office:value-type="string" calcext:value-type="string">
            <text:p>@exponentsDemo[[7, 3, 1, 2]] =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# =&gt;</text:p>
          </table:table-cell>
          <table:table-cell office:value-type="float" office:value="846720" calcext:value-type="float">
            <text:p>846720</text:p>
          </table:table-cell>
          <table:table-cell table:number-columns-repeated="2"/>
          <table:table-cell office:value-type="string" calcext:value-type="string">
            <text:p>@exponentsDemo[[5, 4, 3, 1]] =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# =&gt;</text:p>
          </table:table-cell>
          <table:table-cell office:value-type="float" office:value="2268000" calcext:value-type="float">
            <text:p>226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03</text:span><text:span text:style-name="T5">  </text:span><text:span text:style-name="T6"># =&gt; 1.837.080 # ==&gt; SHORT</text:span></text:p>
          </table:table-cell>
          <table:table-cell table:number-columns-repeated="5"/>
          <table:table-cell office:value-type="string" calcext:value-type="string">
            <text:p>@exponentsDemo[[2, 5, 3, 1]] =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# =&gt;</text:p>
          </table:table-cell>
          <table:table-cell office:value-type="float" office:value="850500" calcext:value-type="float">
            <text:p>850500</text:p>
          </table:table-cell>
          <table:table-cell table:number-columns-repeated="2"/>
          <table:table-cell office:value-type="string" calcext:value-type="string">
            <text:p>@exponentsDemo[[7, 1, 3, 2]] =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# =&gt;</text:p>
          </table:table-cell>
          <table:table-cell office:value-type="float" office:value="2352000" calcext:value-type="float">
            <text:p>235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04</text:span><text:span text:style-name="T5">  </text:span><text:span text:style-name="T6"># =&gt; 1.837.500 # ==&gt; SHORT</text:span></text:p>
          </table:table-cell>
          <table:table-cell table:number-columns-repeated="5"/>
          <table:table-cell office:value-type="string" calcext:value-type="string">
            <text:p>@exponentsDemo[[8, 3, 3, 0]] =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# =&gt;</text:p>
          </table:table-cell>
          <table:table-cell office:value-type="float" office:value="864000" calcext:value-type="float">
            <text:p>864000</text:p>
          </table:table-cell>
          <table:table-cell table:number-columns-repeated="2"/>
          <table:table-cell office:value-type="string" calcext:value-type="string">
            <text:p>@exponentsDemo[[3, 5, 2, 2]] =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# =&gt;</text:p>
          </table:table-cell>
          <table:table-cell office:value-type="float" office:value="2381400" calcext:value-type="float">
            <text:p>2381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05</text:span><text:span text:style-name="T5">  </text:span><text:span text:style-name="T6"># =&gt; 1.852.200 # ==&gt; SHORT</text:span></text:p>
          </table:table-cell>
          <table:table-cell table:number-columns-repeated="5"/>
          <table:table-cell office:value-type="string" calcext:value-type="string">
            <text:p>@exponentsDemo[[4, 2, 3, 2]] =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# =&gt;</text:p>
          </table:table-cell>
          <table:table-cell office:value-type="float" office:value="882000" calcext:value-type="float">
            <text:p>882000</text:p>
          </table:table-cell>
          <table:table-cell table:number-columns-repeated="2"/>
          <table:table-cell office:value-type="string" calcext:value-type="string">
            <text:p>@exponentsDemo[[4, 5, 4, 0]] =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# =&gt;</text:p>
          </table:table-cell>
          <table:table-cell office:value-type="float" office:value="2430000" calcext:value-type="float">
            <text:p>243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06</text:span><text:span text:style-name="T5">  </text:span><text:span text:style-name="T6"># =&gt; 1.881.600 # ==&gt; SHORT</text:span></text:p>
          </table:table-cell>
          <table:table-cell table:number-columns-repeated="5"/>
          <table:table-cell office:value-type="string" calcext:value-type="string">
            <text:p>@exponentsDemo[[6, 4, 2, 1]] =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# =&gt;</text:p>
          </table:table-cell>
          <table:table-cell office:value-type="float" office:value="907200" calcext:value-type="float">
            <text:p>907200</text:p>
          </table:table-cell>
          <table:table-cell table:number-columns-repeated="2"/>
          <table:table-cell office:value-type="string" calcext:value-type="string">
            <text:p>@exponentsDemo[[0, 4, 4, 2]] =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# =&gt;</text:p>
          </table:table-cell>
          <table:table-cell office:value-type="float" office:value="2480625" calcext:value-type="float">
            <text:p>248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07</text:span><text:span text:style-name="T5">  </text:span><text:span text:style-name="T6"># =&gt; 1.890.000 # ==&gt; SHORT</text:span></text:p>
          </table:table-cell>
          <table:table-cell table:number-columns-repeated="5"/>
          <table:table-cell office:value-type="string" calcext:value-type="string">
            <text:p>@exponentsDemo[[8, 1, 2, 2]] =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# =&gt;</text:p>
          </table:table-cell>
          <table:table-cell office:value-type="float" office:value="940800" calcext:value-type="float">
            <text:p>940800</text:p>
          </table:table-cell>
          <table:table-cell table:number-columns-repeated="2"/>
          <table:table-cell office:value-type="string" calcext:value-type="string">
            <text:p>@exponentsDemo[[6, 2, 4, 1]] =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# =&gt;</text:p>
          </table:table-cell>
          <table:table-cell office:value-type="float" office:value="2520000" calcext:value-type="float">
            <text:p>25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08</text:span><text:span text:style-name="T5">  </text:span><text:span text:style-name="T6"># =&gt; 1.905.120 # ==&gt; SHORT</text:span></text:p>
          </table:table-cell>
          <table:table-cell table:number-columns-repeated="5"/>
          <table:table-cell office:value-type="string" calcext:value-type="string">
            <text:p>@exponentsDemo[[3, 3, 4, 1]] =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# =&gt;</text:p>
          </table:table-cell>
          <table:table-cell office:value-type="float" office:value="945000" calcext:value-type="float">
            <text:p>945000</text:p>
          </table:table-cell>
          <table:table-cell table:number-columns-repeated="2"/>
          <table:table-cell office:value-type="string" calcext:value-type="string">
            <text:p>@exponentsDemo[[7, 4, 1, 2]] =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# =&gt;</text:p>
          </table:table-cell>
          <table:table-cell office:value-type="float" office:value="2540160" calcext:value-type="float">
            <text:p>2540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09</text:span><text:span text:style-name="T5">  </text:span><text:span text:style-name="T6"># =&gt; 1.944.810 # ==&gt; SHORT</text:span></text:p>
          </table:table-cell>
          <table:table-cell table:number-columns-repeated="5"/>
          <table:table-cell office:value-type="string" calcext:value-type="string">
            <text:p>@exponentsDemo[[4, 5, 1, 2]] =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# =&gt;</text:p>
          </table:table-cell>
          <table:table-cell office:value-type="float" office:value="952560" calcext:value-type="float">
            <text:p>952560</text:p>
          </table:table-cell>
          <table:table-cell table:number-columns-repeated="2"/>
          <table:table-cell office:value-type="string" calcext:value-type="string">
            <text:p>@exponentsDemo[[4, 3, 3, 2]] =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# =&gt;</text:p>
          </table:table-cell>
          <table:table-cell office:value-type="float" office:value="2646000" calcext:value-type="float">
            <text:p>264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10</text:span><text:span text:style-name="T5">  </text:span><text:span text:style-name="T6"># =&gt; 1.975.680 # ==&gt; SHORT</text:span></text:p>
          </table:table-cell>
          <table:table-cell table:number-columns-repeated="5"/>
          <table:table-cell office:value-type="string" calcext:value-type="string">
            <text:p>@exponentsDemo[[5, 5, 3, 0]] =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# =&gt;</text:p>
          </table:table-cell>
          <table:table-cell office:value-type="float" office:value="972000" calcext:value-type="float">
            <text:p>972000</text:p>
          </table:table-cell>
          <table:table-cell table:number-columns-repeated="2"/>
          <table:table-cell office:value-type="string" calcext:value-type="string">
            <text:p>@exponentsDemo[[6, 5, 2, 1]] =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# =&gt;</text:p>
          </table:table-cell>
          <table:table-cell office:value-type="float" office:value="2721600" calcext:value-type="float">
            <text:p>2721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11</text:span><text:span text:style-name="T5">  </text:span><text:span text:style-name="T6"># =&gt; 1.984.500 # ==&gt; SHORT</text:span></text:p>
          </table:table-cell>
          <table:table-cell table:number-columns-repeated="5"/>
          <table:table-cell office:value-type="string" calcext:value-type="string">
            <text:p>@exponentsDemo[[5, 0, 4, 2]] =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# =&gt;</text:p>
          </table:table-cell>
          <table:table-cell office:value-type="float" office:value="980000" calcext:value-type="float">
            <text:p>980000</text:p>
          </table:table-cell>
          <table:table-cell table:number-columns-repeated="2"/>
          <table:table-cell office:value-type="string" calcext:value-type="string">
            <text:p>@exponentsDemo[[3, 4, 4, 1]] =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# =&gt;</text:p>
          </table:table-cell>
          <table:table-cell office:value-type="float" office:value="2835000" calcext:value-type="float">
            <text:p>283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12</text:span><text:span text:style-name="T5">  </text:span><text:span text:style-name="T6"># =&gt; 2.016.000 # ==&gt; SHORT</text:span></text:p>
          </table:table-cell>
          <table:table-cell table:number-columns-repeated="5"/>
          <table:table-cell office:value-type="string" calcext:value-type="string">
            <text:p>@exponentsDemo[[1, 4, 3, 2]] =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# =&gt;</text:p>
          </table:table-cell>
          <table:table-cell office:value-type="float" office:value="992250" calcext:value-type="float">
            <text:p>992250</text:p>
          </table:table-cell>
          <table:table-cell table:number-columns-repeated="2"/>
          <table:table-cell office:value-type="string" calcext:value-type="string">
            <text:p>@exponentsDemo[[5, 1, 4, 2]] =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# =&gt;</text:p>
          </table:table-cell>
          <table:table-cell office:value-type="float" office:value="2940000" calcext:value-type="float">
            <text:p>29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13</text:span><text:span text:style-name="T5">  </text:span><text:span text:style-name="T6"># =&gt; 2.041.200 # ==&gt; SHORT</text:span></text:p>
          </table:table-cell>
          <table:table-cell table:number-columns-repeated="5"/>
          <table:table-cell office:value-type="string" calcext:value-type="string">
            <text:p>@exponentsDemo[[7, 2, 3, 1]] =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# =&gt;</text:p>
          </table:table-cell>
          <table:table-cell office:value-type="float" office:value="1008000" calcext:value-type="float">
            <text:p>1008000</text:p>
          </table:table-cell>
          <table:table-cell table:number-columns-repeated="2"/>
          <table:table-cell office:value-type="string" calcext:value-type="string">
            <text:p>@exponentsDemo[[1, 5, 3, 2]] =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# =&gt;</text:p>
          </table:table-cell>
          <table:table-cell office:value-type="float" office:value="2976750" calcext:value-type="float">
            <text:p>2976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14</text:span><text:span text:style-name="T5">  </text:span><text:span text:style-name="T6"># =&gt; 2.058.000 # ==&gt; SHORT</text:span></text:p>
          </table:table-cell>
          <table:table-cell table:number-columns-repeated="5"/>
          <table:table-cell office:value-type="string" calcext:value-type="string">
            <text:p>@exponentsDemo[[8, 4, 0, 2]] =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# =&gt;</text:p>
          </table:table-cell>
          <table:table-cell office:value-type="float" office:value="1016064" calcext:value-type="float">
            <text:p>1016064</text:p>
          </table:table-cell>
          <table:table-cell table:number-columns-repeated="2"/>
          <table:table-cell office:value-type="string" calcext:value-type="string">
            <text:p>@exponentsDemo[[7, 3, 3, 1]] =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# =&gt;</text:p>
          </table:table-cell>
          <table:table-cell office:value-type="float" office:value="3024000" calcext:value-type="float">
            <text:p>30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15</text:span><text:span text:style-name="T5">  </text:span><text:span text:style-name="T6"># =&gt; 2.100.000 # ==&gt; SHORT</text:span></text:p>
          </table:table-cell>
          <table:table-cell table:number-columns-repeated="5"/>
          <table:table-cell office:value-type="string" calcext:value-type="string">
            <text:p>@exponentsDemo[[5, 3, 2, 2]] =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# =&gt;</text:p>
          </table:table-cell>
          <table:table-cell office:value-type="float" office:value="1058400" calcext:value-type="float">
            <text:p>1058400</text:p>
          </table:table-cell>
          <table:table-cell table:number-columns-repeated="2"/>
          <table:table-cell office:value-type="string" calcext:value-type="string">
            <text:p>@exponentsDemo[[5, 4, 2, 2]] =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# =&gt;</text:p>
          </table:table-cell>
          <table:table-cell office:value-type="float" office:value="3175200" calcext:value-type="float">
            <text:p>3175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16</text:span><text:span text:style-name="T5">  </text:span><text:span text:style-name="T6"># =&gt; 2.116.800 # ==&gt; SHORT</text:span></text:p>
          </table:table-cell>
          <table:table-cell table:number-columns-repeated="5"/>
          <table:table-cell office:value-type="string" calcext:value-type="string">
            <text:p>@exponentsDemo[[0, 5, 4, 1]] =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# =&gt;</text:p>
          </table:table-cell>
          <table:table-cell office:value-type="float" office:value="1063125" calcext:value-type="float">
            <text:p>1063125</text:p>
          </table:table-cell>
          <table:table-cell table:number-columns-repeated="2"/>
          <table:table-cell office:value-type="string" calcext:value-type="string">
            <text:p>@exponentsDemo[[6, 4, 4, 0]] =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# =&gt;</text:p>
          </table:table-cell>
          <table:table-cell office:value-type="float" office:value="3240000" calcext:value-type="float">
            <text:p>32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17</text:span><text:span text:style-name="T5">  </text:span><text:span text:style-name="T6"># =&gt; 2.126.250 # ==&gt; SHORT</text:span></text:p>
          </table:table-cell>
          <table:table-cell table:number-columns-repeated="5"/>
          <table:table-cell office:value-type="string" calcext:value-type="string">
            <text:p>@exponentsDemo[[6, 3, 4, 0]] =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# =&gt;</text:p>
          </table:table-cell>
          <table:table-cell office:value-type="float" office:value="1080000" calcext:value-type="float">
            <text:p>1080000</text:p>
          </table:table-cell>
          <table:table-cell table:number-columns-repeated="2"/>
          <table:table-cell office:value-type="string" calcext:value-type="string">
            <text:p>@exponentsDemo[[2, 3, 4, 2]] =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# =&gt;</text:p>
          </table:table-cell>
          <table:table-cell office:value-type="float" office:value="3307500" calcext:value-type="float">
            <text:p>3307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18</text:span><text:span text:style-name="T5">  </text:span><text:span text:style-name="T6"># =&gt; 2.143.260 # ==&gt; SHORT</text:span></text:p>
          </table:table-cell>
          <table:table-cell table:number-columns-repeated="5"/>
          <table:table-cell office:value-type="string" calcext:value-type="string">
            <text:p>@exponentsDemo[[7, 5, 1, 1]] =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# =&gt;</text:p>
          </table:table-cell>
          <table:table-cell office:value-type="float" office:value="1088640" calcext:value-type="float">
            <text:p>1088640</text:p>
          </table:table-cell>
          <table:table-cell table:number-columns-repeated="2"/>
          <table:table-cell office:value-type="string" calcext:value-type="string">
            <text:p>@exponentsDemo[[4, 5, 3, 1]] =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# =&gt;</text:p>
          </table:table-cell>
          <table:table-cell office:value-type="float" office:value="3402000" calcext:value-type="float">
            <text:p>340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19</text:span><text:span text:style-name="T5">  </text:span><text:span text:style-name="T6"># =&gt; 2.160.900 # ==&gt; SHORT</text:span></text:p>
          </table:table-cell>
          <table:table-cell table:number-columns-repeated="5"/>
          <table:table-cell office:value-type="string" calcext:value-type="string">
            <text:p>@exponentsDemo[[2, 2, 4, 2]] =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# =&gt;</text:p>
          </table:table-cell>
          <table:table-cell office:value-type="float" office:value="1102500" calcext:value-type="float">
            <text:p>1102500</text:p>
          </table:table-cell>
          <table:table-cell table:number-columns-repeated="2"/>
          <table:table-cell office:value-type="string" calcext:value-type="string">
            <text:p>@exponentsDemo[[6, 2, 3, 2]] =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# =&gt;</text:p>
          </table:table-cell>
          <table:table-cell office:value-type="float" office:value="3528000" calcext:value-type="float">
            <text:p>352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20</text:span><text:span text:style-name="T5">  </text:span><text:span text:style-name="T6"># =&gt; 2.177.280 # ==&gt; SHORT</text:span></text:p>
          </table:table-cell>
          <table:table-cell table:number-columns-repeated="5"/>
          <table:table-cell office:value-type="string" calcext:value-type="string">
            <text:p>@exponentsDemo[[8, 0, 4, 1]] =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# =&gt;</text:p>
          </table:table-cell>
          <table:table-cell office:value-type="float" office:value="1120000" calcext:value-type="float">
            <text:p>1120000</text:p>
          </table:table-cell>
          <table:table-cell table:number-columns-repeated="2"/>
          <table:table-cell office:value-type="string" calcext:value-type="string">
            <text:p>@exponentsDemo[[5, 3, 4, 1]] =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# =&gt;</text:p>
          </table:table-cell>
          <table:table-cell office:value-type="float" office:value="3780000" calcext:value-type="float">
            <text:p>37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21</text:span><text:span text:style-name="T5">  </text:span><text:span text:style-name="T6"># =&gt; 2.205.000 # ==&gt; SHORT</text:span></text:p>
          </table:table-cell>
          <table:table-cell table:number-columns-repeated="5"/>
          <table:table-cell office:value-type="string" calcext:value-type="string">
            <text:p>@exponentsDemo[[4, 4, 3, 1]] =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# =&gt;</text:p>
          </table:table-cell>
          <table:table-cell office:value-type="float" office:value="1134000" calcext:value-type="float">
            <text:p>1134000</text:p>
          </table:table-cell>
          <table:table-cell table:number-columns-repeated="2"/>
          <table:table-cell office:value-type="string" calcext:value-type="string">
            <text:p>@exponentsDemo[[6, 5, 1, 2]] =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# =&gt;</text:p>
          </table:table-cell>
          <table:table-cell office:value-type="float" office:value="3810240" calcext:value-type="float">
            <text:p>3810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22</text:span><text:span text:style-name="T5">  </text:span><text:span text:style-name="T6"># =&gt; 2.222.640 # ==&gt; SHORT</text:span></text:p>
          </table:table-cell>
          <table:table-cell table:number-columns-repeated="5"/>
          <table:table-cell office:value-type="string" calcext:value-type="string">
            <text:p>@exponentsDemo[[6, 1, 3, 2]] =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# =&gt;</text:p>
          </table:table-cell>
          <table:table-cell office:value-type="float" office:value="1176000" calcext:value-type="float">
            <text:p>1176000</text:p>
          </table:table-cell>
          <table:table-cell table:number-columns-repeated="2"/>
          <table:table-cell office:value-type="string" calcext:value-type="string">
            <text:p>@exponentsDemo[[7, 5, 3, 0]] =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# =&gt;</text:p>
          </table:table-cell>
          <table:table-cell office:value-type="float" office:value="3888000" calcext:value-type="float">
            <text:p>388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23</text:span><text:span text:style-name="T5">  </text:span><text:span text:style-name="T6"># =&gt; 2.268.000 # ==&gt; SHORT</text:span></text:p>
          </table:table-cell>
          <table:table-cell table:number-columns-repeated="5"/>
          <table:table-cell office:value-type="string" calcext:value-type="string">
            <text:p>@exponentsDemo[[2, 5, 2, 2]] =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# =&gt;</text:p>
          </table:table-cell>
          <table:table-cell office:value-type="float" office:value="1190700" calcext:value-type="float">
            <text:p>1190700</text:p>
          </table:table-cell>
          <table:table-cell table:number-columns-repeated="2"/>
          <table:table-cell office:value-type="string" calcext:value-type="string">
            <text:p>@exponentsDemo[[7, 0, 4, 2]] =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# =&gt;</text:p>
          </table:table-cell>
          <table:table-cell office:value-type="float" office:value="3920000" calcext:value-type="float">
            <text:p>39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24</text:span><text:span text:style-name="T5">  </text:span><text:span text:style-name="T6"># =&gt; 2.296.350 # ==&gt; SHORT</text:span></text:p>
          </table:table-cell>
          <table:table-cell table:number-columns-repeated="5"/>
          <table:table-cell office:value-type="string" calcext:value-type="string">
            <text:p>@exponentsDemo[[8, 3, 2, 1]] =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# =&gt;</text:p>
          </table:table-cell>
          <table:table-cell office:value-type="float" office:value="1209600" calcext:value-type="float">
            <text:p>1209600</text:p>
          </table:table-cell>
          <table:table-cell table:number-columns-repeated="2"/>
          <table:table-cell office:value-type="string" calcext:value-type="string">
            <text:p>@exponentsDemo[[3, 4, 3, 2]] =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# =&gt;</text:p>
          </table:table-cell>
          <table:table-cell office:value-type="float" office:value="3969000" calcext:value-type="float">
            <text:p>3969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25</text:span><text:span text:style-name="T5">  </text:span><text:span text:style-name="T6"># =&gt; 2.304.960 # ==&gt; SHORT</text:span></text:p>
          </table:table-cell>
          <table:table-cell table:number-columns-repeated="5"/>
          <table:table-cell office:value-type="string" calcext:value-type="string">
            <text:p>@exponentsDemo[[3, 5, 4, 0]] =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# =&gt;</text:p>
          </table:table-cell>
          <table:table-cell office:value-type="float" office:value="1215000" calcext:value-type="float">
            <text:p>1215000</text:p>
          </table:table-cell>
          <table:table-cell table:number-columns-repeated="2"/>
          <table:table-cell office:value-type="string" calcext:value-type="string">
            <text:p>@exponentsDemo[[7, 3, 2, 2]] =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# =&gt;</text:p>
          </table:table-cell>
          <table:table-cell office:value-type="float" office:value="4233600" calcext:value-type="float">
            <text:p>4233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26</text:span><text:span text:style-name="T5">  </text:span><text:span text:style-name="T6"># =&gt; 2.315.250 # ==&gt; SHORT</text:span></text:p>
          </table:table-cell>
          <table:table-cell table:number-columns-repeated="5"/>
          <table:table-cell office:value-type="string" calcext:value-type="string">
            <text:p>@exponentsDemo[[5, 2, 4, 1]] =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# =&gt;</text:p>
          </table:table-cell>
          <table:table-cell office:value-type="float" office:value="1260000" calcext:value-type="float">
            <text:p>1260000</text:p>
          </table:table-cell>
          <table:table-cell table:number-columns-repeated="2"/>
          <table:table-cell office:value-type="string" calcext:value-type="string">
            <text:p>@exponentsDemo[[2, 5, 4, 1]] =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# =&gt;</text:p>
          </table:table-cell>
          <table:table-cell office:value-type="float" office:value="4252500" calcext:value-type="float">
            <text:p>4252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27</text:span><text:span text:style-name="T5">  </text:span><text:span text:style-name="T6"># =&gt; 2.352.000 # ==&gt; SHORT</text:span></text:p>
          </table:table-cell>
          <table:table-cell table:number-columns-repeated="5"/>
          <table:table-cell office:value-type="string" calcext:value-type="string">
            <text:p>@exponentsDemo[[6, 4, 1, 2]] =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# =&gt;</text:p>
          </table:table-cell>
          <table:table-cell office:value-type="float" office:value="1270080" calcext:value-type="float">
            <text:p>1270080</text:p>
          </table:table-cell>
          <table:table-cell table:number-columns-repeated="2"/>
          <table:table-cell office:value-type="string" calcext:value-type="string">
            <text:p>@exponentsDemo[[4, 2, 4, 2]] =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# =&gt;</text:p>
          </table:table-cell>
          <table:table-cell office:value-type="float" office:value="4410000" calcext:value-type="float">
            <text:p>44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28</text:span><text:span text:style-name="T5">  </text:span><text:span text:style-name="T6"># =&gt; 2.362.500 # ==&gt; SHORT</text:span></text:p>
          </table:table-cell>
          <table:table-cell table:number-columns-repeated="5"/>
          <table:table-cell office:value-type="string" calcext:value-type="string">
            <text:p>@exponentsDemo[[7, 4, 3, 0]] =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# =&gt;</text:p>
          </table:table-cell>
          <table:table-cell office:value-type="float" office:value="1296000" calcext:value-type="float">
            <text:p>1296000</text:p>
          </table:table-cell>
          <table:table-cell table:number-columns-repeated="2"/>
          <table:table-cell office:value-type="string" calcext:value-type="string">
            <text:p>@exponentsDemo[[6, 4, 3, 1]] =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# =&gt;</text:p>
          </table:table-cell>
          <table:table-cell office:value-type="float" office:value="4536000" calcext:value-type="float">
            <text:p>453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29</text:span><text:span text:style-name="T5">  </text:span><text:span text:style-name="T6"># =&gt; 2.381.400 # ==&gt; SHORT</text:span></text:p>
          </table:table-cell>
          <table:table-cell table:number-columns-repeated="5"/>
          <table:table-cell office:value-type="string" calcext:value-type="string">
            <text:p>@exponentsDemo[[3, 3, 3, 2]] =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# =&gt;</text:p>
          </table:table-cell>
          <table:table-cell office:value-type="float" office:value="1323000" calcext:value-type="float">
            <text:p>1323000</text:p>
          </table:table-cell>
          <table:table-cell table:number-columns-repeated="2"/>
          <table:table-cell office:value-type="string" calcext:value-type="string">
            <text:p>@exponentsDemo[[4, 5, 2, 2]] =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# =&gt;</text:p>
          </table:table-cell>
          <table:table-cell office:value-type="float" office:value="4762800" calcext:value-type="float">
            <text:p>4762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30</text:span><text:span text:style-name="T5">  </text:span><text:span text:style-name="T6"># =&gt; 2.419.200 # ==&gt; SHORT</text:span></text:p>
          </table:table-cell>
          <table:table-cell table:number-columns-repeated="5"/>
          <table:table-cell office:value-type="string" calcext:value-type="string">
            <text:p>@exponentsDemo[[5, 5, 2, 1]] =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# =&gt;</text:p>
          </table:table-cell>
          <table:table-cell office:value-type="float" office:value="1360800" calcext:value-type="float">
            <text:p>1360800</text:p>
          </table:table-cell>
          <table:table-cell table:number-columns-repeated="2"/>
          <table:table-cell office:value-type="string" calcext:value-type="string">
            <text:p>@exponentsDemo[[5, 5, 4, 0]] =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# =&gt;</text:p>
          </table:table-cell>
          <table:table-cell office:value-type="float" office:value="4860000" calcext:value-type="float">
            <text:p>48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31</text:span><text:span text:style-name="T5">  </text:span><text:span text:style-name="T6"># =&gt; 2.449.440 # ==&gt; SHORT</text:span></text:p>
          </table:table-cell>
          <table:table-cell table:number-columns-repeated="5"/>
          <table:table-cell office:value-type="string" calcext:value-type="string">
            <text:p>@exponentsDemo[[7, 2, 2, 2]] =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# =&gt;</text:p>
          </table:table-cell>
          <table:table-cell office:value-type="float" office:value="1411200" calcext:value-type="float">
            <text:p>1411200</text:p>
          </table:table-cell>
          <table:table-cell table:number-columns-repeated="2"/>
          <table:table-cell office:value-type="string" calcext:value-type="string">
            <text:p>@exponentsDemo[[1, 4, 4, 2]] =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# =&gt;</text:p>
          </table:table-cell>
          <table:table-cell office:value-type="float" office:value="4961250" calcext:value-type="float">
            <text:p>4961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32</text:span><text:span text:style-name="T5">  </text:span><text:span text:style-name="T6"># =&gt; 2.469.600 # ==&gt; SHORT</text:span></text:p>
          </table:table-cell>
          <table:table-cell table:number-columns-repeated="5"/>
          <table:table-cell office:value-type="string" calcext:value-type="string">
            <text:p>@exponentsDemo[[2, 4, 4, 1]] =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# =&gt;</text:p>
          </table:table-cell>
          <table:table-cell office:value-type="float" office:value="1417500" calcext:value-type="float">
            <text:p>1417500</text:p>
          </table:table-cell>
          <table:table-cell table:number-columns-repeated="2"/>
          <table:table-cell office:value-type="string" calcext:value-type="string">
            <text:p>@exponentsDemo[[7, 2, 4, 1]] =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# =&gt;</text:p>
          </table:table-cell>
          <table:table-cell office:value-type="float" office:value="5040000" calcext:value-type="float">
            <text:p>50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33</text:span><text:span text:style-name="T5">  </text:span><text:span text:style-name="T6"># =&gt; 2.500.470 # ==&gt; SHORT</text:span></text:p>
          </table:table-cell>
          <table:table-cell table:number-columns-repeated="5"/>
          <table:table-cell office:value-type="string" calcext:value-type="string">
            <text:p>@exponentsDemo[[8, 2, 4, 0]] =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# =&gt;</text:p>
          </table:table-cell>
          <table:table-cell office:value-type="float" office:value="1440000" calcext:value-type="float">
            <text:p>1440000</text:p>
          </table:table-cell>
          <table:table-cell table:number-columns-repeated="2"/>
          <table:table-cell office:value-type="string" calcext:value-type="string">
            <text:p>@exponentsDemo[[5, 3, 3, 2]] =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# =&gt;</text:p>
          </table:table-cell>
          <table:table-cell office:value-type="float" office:value="5292000" calcext:value-type="float">
            <text:p>529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34</text:span><text:span text:style-name="T5">  </text:span><text:span text:style-name="T6"># =&gt; 2.520.000 # ==&gt; SHORT</text:span></text:p>
          </table:table-cell>
          <table:table-cell table:number-columns-repeated="5"/>
          <table:table-cell office:value-type="string" calcext:value-type="string">
            <text:p>@exponentsDemo[[4, 1, 4, 2]] =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# =&gt;</text:p>
          </table:table-cell>
          <table:table-cell office:value-type="float" office:value="1470000" calcext:value-type="float">
            <text:p>1470000</text:p>
          </table:table-cell>
          <table:table-cell table:number-columns-repeated="2"/>
          <table:table-cell office:value-type="string" calcext:value-type="string">
            <text:p>@exponentsDemo[[7, 5, 2, 1]] =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# =&gt;</text:p>
          </table:table-cell>
          <table:table-cell office:value-type="float" office:value="5443200" calcext:value-type="float">
            <text:p>544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35</text:span><text:span text:style-name="T5">  </text:span><text:span text:style-name="T6"># =&gt; 2.540.160 # ==&gt; SHORT</text:span></text:p>
          </table:table-cell>
          <table:table-cell table:number-columns-repeated="5"/>
          <table:table-cell office:value-type="string" calcext:value-type="string">
            <text:p>@exponentsDemo[[0, 5, 3, 2]] =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# =&gt;</text:p>
          </table:table-cell>
          <table:table-cell office:value-type="float" office:value="1488375" calcext:value-type="float">
            <text:p>1488375</text:p>
          </table:table-cell>
          <table:table-cell table:number-columns-repeated="2"/>
          <table:table-cell office:value-type="string" calcext:value-type="string">
            <text:p>@exponentsDemo[[4, 4, 4, 1]] =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# =&gt;</text:p>
          </table:table-cell>
          <table:table-cell office:value-type="float" office:value="5670000" calcext:value-type="float">
            <text:p>567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36</text:span><text:span text:style-name="T5">  </text:span><text:span text:style-name="T6"># =&gt; 2.551.500 # ==&gt; SHORT</text:span></text:p>
          </table:table-cell>
          <table:table-cell table:number-columns-repeated="5"/>
          <table:table-cell office:value-type="string" calcext:value-type="string">
            <text:p>@exponentsDemo[[6, 3, 3, 1]] =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# =&gt;</text:p>
          </table:table-cell>
          <table:table-cell office:value-type="float" office:value="1512000" calcext:value-type="float">
            <text:p>1512000</text:p>
          </table:table-cell>
          <table:table-cell table:number-columns-repeated="2"/>
          <table:table-cell office:value-type="string" calcext:value-type="string">
            <text:p>@exponentsDemo[[6, 1, 4, 2]] =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# =&gt;</text:p>
          </table:table-cell>
          <table:table-cell office:value-type="float" office:value="5880000" calcext:value-type="float">
            <text:p>58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37</text:span><text:span text:style-name="T5">  </text:span><text:span text:style-name="T6"># =&gt; 2.572.500 # ==&gt; SHORT</text:span></text:p>
          </table:table-cell>
          <table:table-cell table:number-columns-repeated="5"/>
          <table:table-cell office:value-type="string" calcext:value-type="string">
            <text:p>@exponentsDemo[[7, 5, 0, 2]] =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# =&gt;</text:p>
          </table:table-cell>
          <table:table-cell office:value-type="float" office:value="1524096" calcext:value-type="float">
            <text:p>1524096</text:p>
          </table:table-cell>
          <table:table-cell table:number-columns-repeated="2"/>
          <table:table-cell office:value-type="string" calcext:value-type="string">
            <text:p>@exponentsDemo[[2, 5, 3, 2]] =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# =&gt;</text:p>
          </table:table-cell>
          <table:table-cell office:value-type="float" office:value="5953500" calcext:value-type="float">
            <text:p>5953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38</text:span><text:span text:style-name="T5">  </text:span><text:span text:style-name="T6"># =&gt; 2.593.080 # ==&gt; SHORT</text:span></text:p>
          </table:table-cell>
          <table:table-cell table:number-columns-repeated="5"/>
          <table:table-cell office:value-type="string" calcext:value-type="string">
            <text:p>@exponentsDemo[[8, 5, 2, 0]] =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# =&gt;</text:p>
          </table:table-cell>
          <table:table-cell office:value-type="float" office:value="1555200" calcext:value-type="float">
            <text:p>1555200</text:p>
          </table:table-cell>
          <table:table-cell table:number-columns-repeated="2"/>
          <table:table-cell office:value-type="string" calcext:value-type="string">
            <text:p>@exponentsDemo[[6, 4, 2, 2]] =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# =&gt;</text:p>
          </table:table-cell>
          <table:table-cell office:value-type="float" office:value="6350400" calcext:value-type="float">
            <text:p>6350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39</text:span><text:span text:style-name="T5">  </text:span><text:span text:style-name="T6"># =&gt; 2.634.240 # ==&gt; SHORT</text:span></text:p>
          </table:table-cell>
          <table:table-cell table:number-columns-repeated="5"/>
          <table:table-cell office:value-type="string" calcext:value-type="string">
            <text:p>@exponentsDemo[[8, 0, 3, 2]] =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# =&gt;</text:p>
          </table:table-cell>
          <table:table-cell office:value-type="float" office:value="1568000" calcext:value-type="float">
            <text:p>1568000</text:p>
          </table:table-cell>
          <table:table-cell table:number-columns-repeated="2"/>
          <table:table-cell office:value-type="string" calcext:value-type="string">
            <text:p>@exponentsDemo[[7, 4, 4, 0]] =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# =&gt;</text:p>
          </table:table-cell>
          <table:table-cell office:value-type="float" office:value="6480000" calcext:value-type="float">
            <text:p>64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40</text:span><text:span text:style-name="T5">  </text:span><text:span text:style-name="T6"># =&gt; 2.646.000 # ==&gt; SHORT</text:span></text:p>
          </table:table-cell>
          <table:table-cell table:number-columns-repeated="5"/>
          <table:table-cell office:value-type="string" calcext:value-type="string">
            <text:p>@exponentsDemo[[4, 4, 2, 2]] =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# =&gt;</text:p>
          </table:table-cell>
          <table:table-cell office:value-type="float" office:value="1587600" calcext:value-type="float">
            <text:p>1587600</text:p>
          </table:table-cell>
          <table:table-cell table:number-columns-repeated="2"/>
          <table:table-cell office:value-type="string" calcext:value-type="string">
            <text:p>@exponentsDemo[[3, 3, 4, 2]] =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# =&gt;</text:p>
          </table:table-cell>
          <table:table-cell office:value-type="float" office:value="6615000" calcext:value-type="float">
            <text:p>661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41</text:span><text:span text:style-name="T5">  </text:span><text:span text:style-name="T6"># =&gt; 2.721.600 # ==&gt; SHORT</text:span></text:p>
          </table:table-cell>
          <table:table-cell table:number-columns-repeated="5"/>
          <table:table-cell office:value-type="string" calcext:value-type="string">
            <text:p>@exponentsDemo[[5, 4, 4, 0]] =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# =&gt;</text:p>
          </table:table-cell>
          <table:table-cell office:value-type="float" office:value="1620000" calcext:value-type="float">
            <text:p>1620000</text:p>
          </table:table-cell>
          <table:table-cell table:number-columns-repeated="2"/>
          <table:table-cell office:value-type="string" calcext:value-type="string">
            <text:p>@exponentsDemo[[5, 5, 3, 1]] =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# =&gt;</text:p>
          </table:table-cell>
          <table:table-cell office:value-type="float" office:value="6804000" calcext:value-type="float">
            <text:p>680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42</text:span><text:span text:style-name="T5">  </text:span><text:span text:style-name="T6"># =&gt; 2.756.250 # ==&gt; SHORT</text:span></text:p>
          </table:table-cell>
          <table:table-cell table:number-columns-repeated="5"/>
          <table:table-cell office:value-type="string" calcext:value-type="string">
            <text:p>@exponentsDemo[[1, 3, 4, 2]] =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# =&gt;</text:p>
          </table:table-cell>
          <table:table-cell office:value-type="float" office:value="1653750" calcext:value-type="float">
            <text:p>1653750</text:p>
          </table:table-cell>
          <table:table-cell table:number-columns-repeated="2"/>
          <table:table-cell office:value-type="string" calcext:value-type="string">
            <text:p>@exponentsDemo[[7, 2, 3, 2]] =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# =&gt;</text:p>
          </table:table-cell>
          <table:table-cell office:value-type="float" office:value="7056000" calcext:value-type="float">
            <text:p>705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43</text:span><text:span text:style-name="T5">  </text:span><text:span text:style-name="T6"># =&gt; 2.778.300 # ==&gt; SHORT</text:span></text:p>
          </table:table-cell>
          <table:table-cell table:number-columns-repeated="5"/>
          <table:table-cell office:value-type="string" calcext:value-type="string">
            <text:p>@exponentsDemo[[7, 1, 4, 1]] =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# =&gt;</text:p>
          </table:table-cell>
          <table:table-cell office:value-type="float" office:value="1680000" calcext:value-type="float">
            <text:p>1680000</text:p>
          </table:table-cell>
          <table:table-cell table:number-columns-repeated="2"/>
          <table:table-cell office:value-type="string" calcext:value-type="string">
            <text:p>@exponentsDemo[[0, 5, 4, 2]] =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# =&gt;</text:p>
          </table:table-cell>
          <table:table-cell office:value-type="float" office:value="7441875" calcext:value-type="float">
            <text:p>744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44</text:span><text:span text:style-name="T5">  </text:span><text:span text:style-name="T6"># =&gt; 2.822.400 # ==&gt; SHORT</text:span></text:p>
          </table:table-cell>
          <table:table-cell table:number-columns-repeated="5"/>
          <table:table-cell office:value-type="string" calcext:value-type="string">
            <text:p>@exponentsDemo[[8, 3, 1, 2]] =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# =&gt;</text:p>
          </table:table-cell>
          <table:table-cell office:value-type="float" office:value="1693440" calcext:value-type="float">
            <text:p>1693440</text:p>
          </table:table-cell>
          <table:table-cell table:number-columns-repeated="2"/>
          <table:table-cell office:value-type="string" calcext:value-type="string">
            <text:p>@exponentsDemo[[6, 3, 4, 1]] =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# =&gt;</text:p>
          </table:table-cell>
          <table:table-cell office:value-type="float" office:value="7560000" calcext:value-type="float">
            <text:p>75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45</text:span><text:span text:style-name="T5">  </text:span><text:span text:style-name="T6"># =&gt; 2.835.000 # ==&gt; SHORT</text:span></text:p>
          </table:table-cell>
          <table:table-cell table:number-columns-repeated="5"/>
          <table:table-cell office:value-type="string" calcext:value-type="string">
            <text:p>@exponentsDemo[[3, 5, 3, 1]] =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# =&gt;</text:p>
          </table:table-cell>
          <table:table-cell office:value-type="float" office:value="1701000" calcext:value-type="float">
            <text:p>1701000</text:p>
          </table:table-cell>
          <table:table-cell table:number-columns-repeated="2"/>
          <table:table-cell office:value-type="string" calcext:value-type="string">
            <text:p>@exponentsDemo[[7, 5, 1, 2]] =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# =&gt;</text:p>
          </table:table-cell>
          <table:table-cell office:value-type="float" office:value="7620480" calcext:value-type="float">
            <text:p>7620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46</text:span><text:span text:style-name="T5">  </text:span><text:span text:style-name="T6"># =&gt; 2.857.680 # ==&gt; SHORT</text:span></text:p>
          </table:table-cell>
          <table:table-cell table:number-columns-repeated="5"/>
          <table:table-cell office:value-type="string" calcext:value-type="string">
            <text:p>@exponentsDemo[[5, 2, 3, 2]] =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# =&gt;</text:p>
          </table:table-cell>
          <table:table-cell office:value-type="float" office:value="1764000" calcext:value-type="float">
            <text:p>1764000</text:p>
          </table:table-cell>
          <table:table-cell table:number-columns-repeated="2"/>
          <table:table-cell office:value-type="string" calcext:value-type="string">
            <text:p>@exponentsDemo[[4, 4, 3, 2]] =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# =&gt;</text:p>
          </table:table-cell>
          <table:table-cell office:value-type="float" office:value="7938000" calcext:value-type="float">
            <text:p>793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47</text:span><text:span text:style-name="T5">  </text:span><text:span text:style-name="T6"># =&gt; 2.881.200 # ==&gt; SHORT</text:span></text:p>
          </table:table-cell>
          <table:table-cell table:number-columns-repeated="5"/>
          <table:table-cell office:value-type="string" calcext:value-type="string">
            <text:p>@exponentsDemo[[7, 4, 2, 1]] =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# =&gt;</text:p>
          </table:table-cell>
          <table:table-cell office:value-type="float" office:value="1814400" calcext:value-type="float">
            <text:p>1814400</text:p>
          </table:table-cell>
          <table:table-cell table:number-columns-repeated="2"/>
          <table:table-cell office:value-type="string" calcext:value-type="string">
            <text:p>@exponentsDemo[[3, 5, 4, 1]] =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# =&gt;</text:p>
          </table:table-cell>
          <table:table-cell office:value-type="float" office:value="8505000" calcext:value-type="float">
            <text:p>850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48</text:span><text:span text:style-name="T5">  </text:span><text:span text:style-name="T6"># =&gt; 2.940.000 # ==&gt; SHORT</text:span></text:p>
          </table:table-cell>
          <table:table-cell table:number-columns-repeated="5"/>
          <table:table-cell office:value-type="string" calcext:value-type="string">
            <text:p>@exponentsDemo[[4, 3, 4, 1]] =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# =&gt;</text:p>
          </table:table-cell>
          <table:table-cell office:value-type="float" office:value="1890000" calcext:value-type="float">
            <text:p>1890000</text:p>
          </table:table-cell>
          <table:table-cell table:number-columns-repeated="2"/>
          <table:table-cell office:value-type="string" calcext:value-type="string">
            <text:p>@exponentsDemo[[5, 2, 4, 2]] =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# =&gt;</text:p>
          </table:table-cell>
          <table:table-cell office:value-type="float" office:value="8820000" calcext:value-type="float">
            <text:p>88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49</text:span><text:span text:style-name="T5">  </text:span><text:span text:style-name="T6"># =&gt; 2.963.520 # ==&gt; SHORT</text:span></text:p>
          </table:table-cell>
          <table:table-cell table:number-columns-repeated="5"/>
          <table:table-cell office:value-type="string" calcext:value-type="string">
            <text:p>@exponentsDemo[[5, 5, 1, 2]] =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# =&gt;</text:p>
          </table:table-cell>
          <table:table-cell office:value-type="float" office:value="1905120" calcext:value-type="float">
            <text:p>1905120</text:p>
          </table:table-cell>
          <table:table-cell table:number-columns-repeated="2"/>
          <table:table-cell office:value-type="string" calcext:value-type="string">
            <text:p>@exponentsDemo[[7, 4, 3, 1]] =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# =&gt;</text:p>
          </table:table-cell>
          <table:table-cell office:value-type="float" office:value="9072000" calcext:value-type="float">
            <text:p>907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50</text:span><text:span text:style-name="T5">  </text:span><text:span text:style-name="T6"># =&gt; 2.976.750 # ==&gt; SHORT</text:span></text:p>
          </table:table-cell>
          <table:table-cell table:number-columns-repeated="5"/>
          <table:table-cell office:value-type="string" calcext:value-type="string">
            <text:p>@exponentsDemo[[6, 5, 3, 0]] =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# =&gt;</text:p>
          </table:table-cell>
          <table:table-cell office:value-type="float" office:value="1944000" calcext:value-type="float">
            <text:p>1944000</text:p>
          </table:table-cell>
          <table:table-cell table:number-columns-repeated="2"/>
          <table:table-cell office:value-type="string" calcext:value-type="string">
            <text:p>@exponentsDemo[[5, 5, 2, 2]] =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# =&gt;</text:p>
          </table:table-cell>
          <table:table-cell office:value-type="float" office:value="9525600" calcext:value-type="float">
            <text:p>9525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51</text:span><text:span text:style-name="T5">  </text:span><text:span text:style-name="T6"># =&gt; 3.024.000 # ==&gt; SHORT</text:span></text:p>
          </table:table-cell>
          <table:table-cell table:number-columns-repeated="5"/>
          <table:table-cell office:value-type="string" calcext:value-type="string">
            <text:p>@exponentsDemo[[6, 0, 4, 2]] =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# =&gt;</text:p>
          </table:table-cell>
          <table:table-cell office:value-type="float" office:value="1960000" calcext:value-type="float">
            <text:p>1960000</text:p>
          </table:table-cell>
          <table:table-cell table:number-columns-repeated="2"/>
          <table:table-cell office:value-type="string" calcext:value-type="string">
            <text:p>@exponentsDemo[[6, 5, 4, 0]] =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# =&gt;</text:p>
          </table:table-cell>
          <table:table-cell office:value-type="float" office:value="9720000" calcext:value-type="float">
            <text:p>97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52</text:span><text:span text:style-name="T5">  </text:span><text:span text:style-name="T6"># =&gt; 3.061.800 # ==&gt; SHORT</text:span></text:p>
          </table:table-cell>
          <table:table-cell table:number-columns-repeated="5"/>
          <table:table-cell office:value-type="string" calcext:value-type="string">
            <text:p>@exponentsDemo[[2, 4, 3, 2]] =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# =&gt;</text:p>
          </table:table-cell>
          <table:table-cell office:value-type="float" office:value="1984500" calcext:value-type="float">
            <text:p>1984500</text:p>
          </table:table-cell>
          <table:table-cell table:number-columns-repeated="2"/>
          <table:table-cell office:value-type="string" calcext:value-type="string">
            <text:p>@exponentsDemo[[2, 4, 4, 2]] =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# =&gt;</text:p>
          </table:table-cell>
          <table:table-cell office:value-type="float" office:value="9922500" calcext:value-type="float">
            <text:p>9922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53</text:span><text:span text:style-name="T5">  </text:span><text:span text:style-name="T6"># =&gt; 3.087.000 # ==&gt; SHORT</text:span></text:p>
          </table:table-cell>
          <table:table-cell table:number-columns-repeated="5"/>
          <table:table-cell office:value-type="string" calcext:value-type="string">
            <text:p>@exponentsDemo[[8, 2, 3, 1]] =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# =&gt;</text:p>
          </table:table-cell>
          <table:table-cell office:value-type="float" office:value="2016000" calcext:value-type="float">
            <text:p>2016000</text:p>
          </table:table-cell>
          <table:table-cell table:number-columns-repeated="2"/>
          <table:table-cell office:value-type="string" calcext:value-type="string">
            <text:p>@exponentsDemo[[6, 3, 3, 2]] =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# =&gt;</text:p>
          </table:table-cell>
          <table:table-cell office:value-type="float" office:value="10584000" calcext:value-type="float">
            <text:p>1058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54</text:span><text:span text:style-name="T5">  </text:span><text:span text:style-name="T6"># =&gt; 3.150.000 # ==&gt; SHORT</text:span></text:p>
          </table:table-cell>
          <table:table-cell table:number-columns-repeated="5"/>
          <table:table-cell office:value-type="string" calcext:value-type="string">
            <text:p>@exponentsDemo[[6, 3, 2, 2]] =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# =&gt;</text:p>
          </table:table-cell>
          <table:table-cell office:value-type="float" office:value="2116800" calcext:value-type="float">
            <text:p>2116800</text:p>
          </table:table-cell>
          <table:table-cell table:number-columns-repeated="2"/>
          <table:table-cell office:value-type="string" calcext:value-type="string">
            <text:p>@exponentsDemo[[5, 4, 4, 1]] =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# =&gt;</text:p>
          </table:table-cell>
          <table:table-cell office:value-type="float" office:value="11340000" calcext:value-type="float">
            <text:p>113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55</text:span><text:span text:style-name="T5">  </text:span><text:span text:style-name="T6"># =&gt; 3.175.200 # ==&gt; SHORT</text:span></text:p>
          </table:table-cell>
          <table:table-cell table:number-columns-repeated="5"/>
          <table:table-cell office:value-type="string" calcext:value-type="string">
            <text:p>@exponentsDemo[[1, 5, 4, 1]] =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# =&gt;</text:p>
          </table:table-cell>
          <table:table-cell office:value-type="float" office:value="2126250" calcext:value-type="float">
            <text:p>2126250</text:p>
          </table:table-cell>
          <table:table-cell table:number-columns-repeated="2"/>
          <table:table-cell office:value-type="string" calcext:value-type="string">
            <text:p>@exponentsDemo[[7, 1, 4, 2]] =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# =&gt;</text:p>
          </table:table-cell>
          <table:table-cell office:value-type="float" office:value="11760000" calcext:value-type="float">
            <text:p>117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56</text:span><text:span text:style-name="T5">  </text:span><text:span text:style-name="T6"># =&gt; 3.214.890 # ==&gt; SHORT</text:span></text:p>
          </table:table-cell>
          <table:table-cell table:number-columns-repeated="5"/>
          <table:table-cell office:value-type="string" calcext:value-type="string">
            <text:p>@exponentsDemo[[7, 3, 4, 0]] =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# =&gt;</text:p>
          </table:table-cell>
          <table:table-cell office:value-type="float" office:value="2160000" calcext:value-type="float">
            <text:p>2160000</text:p>
          </table:table-cell>
          <table:table-cell table:number-columns-repeated="2"/>
          <table:table-cell office:value-type="string" calcext:value-type="string">
            <text:p>@exponentsDemo[[3, 5, 3, 2]] =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# =&gt;</text:p>
          </table:table-cell>
          <table:table-cell office:value-type="float" office:value="11907000" calcext:value-type="float">
            <text:p>11907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57</text:span><text:span text:style-name="T5">  </text:span><text:span text:style-name="T6"># =&gt; 3.241.350 # ==&gt; SHORT</text:span></text:p>
          </table:table-cell>
          <table:table-cell table:number-columns-repeated="5"/>
          <table:table-cell office:value-type="string" calcext:value-type="string">
            <text:p>@exponentsDemo[[8, 5, 1, 1]] =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# =&gt;</text:p>
          </table:table-cell>
          <table:table-cell office:value-type="float" office:value="2177280" calcext:value-type="float">
            <text:p>2177280</text:p>
          </table:table-cell>
          <table:table-cell table:number-columns-repeated="2"/>
          <table:table-cell office:value-type="string" calcext:value-type="string">
            <text:p>@exponentsDemo[[7, 4, 2, 2]] =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# =&gt;</text:p>
          </table:table-cell>
          <table:table-cell office:value-type="float" office:value="12700800" calcext:value-type="float">
            <text:p>12700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58</text:span><text:span text:style-name="T5">  </text:span><text:span text:style-name="T6"># =&gt; 3.265.920 # ==&gt; SHORT</text:span></text:p>
          </table:table-cell>
          <table:table-cell table:number-columns-repeated="5"/>
          <table:table-cell office:value-type="string" calcext:value-type="string">
            <text:p>@exponentsDemo[[3, 2, 4, 2]] =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# =&gt;</text:p>
          </table:table-cell>
          <table:table-cell office:value-type="float" office:value="2205000" calcext:value-type="float">
            <text:p>2205000</text:p>
          </table:table-cell>
          <table:table-cell table:number-columns-repeated="2"/>
          <table:table-cell office:value-type="string" calcext:value-type="string">
            <text:p>@exponentsDemo[[4, 3, 4, 2]] =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# =&gt;</text:p>
          </table:table-cell>
          <table:table-cell office:value-type="float" office:value="13230000" calcext:value-type="float">
            <text:p>1323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59</text:span><text:span text:style-name="T5">  </text:span><text:span text:style-name="T6"># =&gt; 3.292.800 # ==&gt; SHORT</text:span></text:p>
          </table:table-cell>
          <table:table-cell table:number-columns-repeated="5"/>
          <table:table-cell office:value-type="string" calcext:value-type="string">
            <text:p>@exponentsDemo[[5, 4, 3, 1]] =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# =&gt;</text:p>
          </table:table-cell>
          <table:table-cell office:value-type="float" office:value="2268000" calcext:value-type="float">
            <text:p>2268000</text:p>
          </table:table-cell>
          <table:table-cell table:number-columns-repeated="2"/>
          <table:table-cell office:value-type="string" calcext:value-type="string">
            <text:p>@exponentsDemo[[6, 5, 3, 1]] =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# =&gt;</text:p>
          </table:table-cell>
          <table:table-cell office:value-type="float" office:value="13608000" calcext:value-type="float">
            <text:p>1360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60</text:span><text:span text:style-name="T5">  </text:span><text:span text:style-name="T6"># =&gt; 3.307.500 # ==&gt; SHORT</text:span></text:p>
          </table:table-cell>
          <table:table-cell table:number-columns-repeated="5"/>
          <table:table-cell office:value-type="string" calcext:value-type="string">
            <text:p>@exponentsDemo[[7, 1, 3, 2]] =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# =&gt;</text:p>
          </table:table-cell>
          <table:table-cell office:value-type="float" office:value="2352000" calcext:value-type="float">
            <text:p>2352000</text:p>
          </table:table-cell>
          <table:table-cell table:number-columns-repeated="2"/>
          <table:table-cell office:value-type="string" calcext:value-type="string">
            <text:p>@exponentsDemo[[1, 5, 4, 2]] =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# =&gt;</text:p>
          </table:table-cell>
          <table:table-cell office:value-type="float" office:value="14883750" calcext:value-type="float">
            <text:p>14883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61</text:span><text:span text:style-name="T5">  </text:span><text:span text:style-name="T6"># =&gt; 3.333.960 # ==&gt; SHORT</text:span></text:p>
          </table:table-cell>
          <table:table-cell table:number-columns-repeated="5"/>
          <table:table-cell office:value-type="string" calcext:value-type="string">
            <text:p>@exponentsDemo[[3, 5, 2, 2]] =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# =&gt;</text:p>
          </table:table-cell>
          <table:table-cell office:value-type="float" office:value="2381400" calcext:value-type="float">
            <text:p>2381400</text:p>
          </table:table-cell>
          <table:table-cell table:number-columns-repeated="2"/>
          <table:table-cell office:value-type="string" calcext:value-type="string">
            <text:p>@exponentsDemo[[7, 3, 4, 1]] =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# =&gt;</text:p>
          </table:table-cell>
          <table:table-cell office:value-type="float" office:value="15120000" calcext:value-type="float">
            <text:p>151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62</text:span><text:span text:style-name="T5">  </text:span><text:span text:style-name="T6"># =&gt; 3.360.000 # ==&gt; SHORT</text:span></text:p>
          </table:table-cell>
          <table:table-cell table:number-columns-repeated="5"/>
          <table:table-cell office:value-type="string" calcext:value-type="string">
            <text:p>@exponentsDemo[[4, 5, 4, 0]] =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# =&gt;</text:p>
          </table:table-cell>
          <table:table-cell office:value-type="float" office:value="2430000" calcext:value-type="float">
            <text:p>2430000</text:p>
          </table:table-cell>
          <table:table-cell table:number-columns-repeated="2"/>
          <table:table-cell office:value-type="string" calcext:value-type="string">
            <text:p>@exponentsDemo[[5, 4, 3, 2]] =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# =&gt;</text:p>
          </table:table-cell>
          <table:table-cell office:value-type="float" office:value="15876000" calcext:value-type="float">
            <text:p>1587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63</text:span><text:span text:style-name="T5">  </text:span><text:span text:style-name="T6"># =&gt; 3.386.880 # ==&gt; SHORT</text:span></text:p>
          </table:table-cell>
          <table:table-cell table:number-columns-repeated="5"/>
          <table:table-cell office:value-type="string" calcext:value-type="string">
            <text:p>@exponentsDemo[[0, 4, 4, 2]] =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# =&gt;</text:p>
          </table:table-cell>
          <table:table-cell office:value-type="float" office:value="2480625" calcext:value-type="float">
            <text:p>2480625</text:p>
          </table:table-cell>
          <table:table-cell table:number-columns-repeated="2"/>
          <table:table-cell office:value-type="string" calcext:value-type="string">
            <text:p>@exponentsDemo[[4, 5, 4, 1]] =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# =&gt;</text:p>
          </table:table-cell>
          <table:table-cell office:value-type="float" office:value="17010000" calcext:value-type="float">
            <text:p>170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64</text:span><text:span text:style-name="T5">  </text:span><text:span text:style-name="T6"># =&gt; 3.402.000 # ==&gt; SHORT</text:span></text:p>
          </table:table-cell>
          <table:table-cell table:number-columns-repeated="5"/>
          <table:table-cell office:value-type="string" calcext:value-type="string">
            <text:p>@exponentsDemo[[6, 2, 4, 1]] =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# =&gt;</text:p>
          </table:table-cell>
          <table:table-cell office:value-type="float" office:value="2520000" calcext:value-type="float">
            <text:p>2520000</text:p>
          </table:table-cell>
          <table:table-cell table:number-columns-repeated="2"/>
          <table:table-cell office:value-type="string" calcext:value-type="string">
            <text:p>@exponentsDemo[[6, 2, 4, 2]] =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# =&gt;</text:p>
          </table:table-cell>
          <table:table-cell office:value-type="float" office:value="17640000" calcext:value-type="float">
            <text:p>176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65</text:span><text:span text:style-name="T5">  </text:span><text:span text:style-name="T6"># =&gt; 3.457.440 # ==&gt; SHORT</text:span></text:p>
          </table:table-cell>
          <table:table-cell table:number-columns-repeated="5"/>
          <table:table-cell office:value-type="string" calcext:value-type="string">
            <text:p>@exponentsDemo[[7, 4, 1, 2]] =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# =&gt;</text:p>
          </table:table-cell>
          <table:table-cell office:value-type="float" office:value="2540160" calcext:value-type="float">
            <text:p>2540160</text:p>
          </table:table-cell>
          <table:table-cell table:number-columns-repeated="2"/>
          <table:table-cell office:value-type="string" calcext:value-type="string">
            <text:p>@exponentsDemo[[6, 5, 2, 2]] =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# =&gt;</text:p>
          </table:table-cell>
          <table:table-cell office:value-type="float" office:value="19051200" calcext:value-type="float">
            <text:p>1905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66</text:span><text:span text:style-name="T5">  </text:span><text:span text:style-name="T6"># =&gt; 3.528.000 # ==&gt; SHORT</text:span></text:p>
          </table:table-cell>
          <table:table-cell table:number-columns-repeated="5"/>
          <table:table-cell office:value-type="string" calcext:value-type="string">
            <text:p>@exponentsDemo[[8, 4, 3, 0]] =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# =&gt;</text:p>
          </table:table-cell>
          <table:table-cell office:value-type="float" office:value="2592000" calcext:value-type="float">
            <text:p>2592000</text:p>
          </table:table-cell>
          <table:table-cell table:number-columns-repeated="2"/>
          <table:table-cell office:value-type="string" calcext:value-type="string">
            <text:p>@exponentsDemo[[7, 5, 4, 0]] =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# =&gt;</text:p>
          </table:table-cell>
          <table:table-cell office:value-type="float" office:value="19440000" calcext:value-type="float">
            <text:p>194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67</text:span><text:span text:style-name="T5">  </text:span><text:span text:style-name="T6"># =&gt; 3.543.750 # ==&gt; SHORT</text:span></text:p>
          </table:table-cell>
          <table:table-cell table:number-columns-repeated="5"/>
          <table:table-cell office:value-type="string" calcext:value-type="string">
            <text:p>@exponentsDemo[[4, 3, 3, 2]] =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# =&gt;</text:p>
          </table:table-cell>
          <table:table-cell office:value-type="float" office:value="2646000" calcext:value-type="float">
            <text:p>2646000</text:p>
          </table:table-cell>
          <table:table-cell table:number-columns-repeated="2"/>
          <table:table-cell office:value-type="string" calcext:value-type="string">
            <text:p>@exponentsDemo[[3, 4, 4, 2]] =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# =&gt;</text:p>
          </table:table-cell>
          <table:table-cell office:value-type="float" office:value="19845000" calcext:value-type="float">
            <text:p>1984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68</text:span><text:span text:style-name="T5">  </text:span><text:span text:style-name="T6"># =&gt; 3.572.100 # ==&gt; SHORT</text:span></text:p>
          </table:table-cell>
          <table:table-cell table:number-columns-repeated="5"/>
          <table:table-cell office:value-type="string" calcext:value-type="string">
            <text:p>@exponentsDemo[[6, 5, 2, 1]] =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# =&gt;</text:p>
          </table:table-cell>
          <table:table-cell office:value-type="float" office:value="2721600" calcext:value-type="float">
            <text:p>2721600</text:p>
          </table:table-cell>
          <table:table-cell table:number-columns-repeated="2"/>
          <table:table-cell office:value-type="string" calcext:value-type="string">
            <text:p>@exponentsDemo[[7, 3, 3, 2]] =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# =&gt;</text:p>
          </table:table-cell>
          <table:table-cell office:value-type="float" office:value="21168000" calcext:value-type="float">
            <text:p>2116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69</text:span><text:span text:style-name="T5">  </text:span><text:span text:style-name="T6"># =&gt; 3.601.500 # ==&gt; SHORT</text:span></text:p>
          </table:table-cell>
          <table:table-cell table:number-columns-repeated="5"/>
          <table:table-cell office:value-type="string" calcext:value-type="string">
            <text:p>@exponentsDemo[[8, 2, 2, 2]] =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# =&gt;</text:p>
          </table:table-cell>
          <table:table-cell office:value-type="float" office:value="2822400" calcext:value-type="float">
            <text:p>2822400</text:p>
          </table:table-cell>
          <table:table-cell table:number-columns-repeated="2"/>
          <table:table-cell office:value-type="string" calcext:value-type="string">
            <text:p>@exponentsDemo[[6, 4, 4, 1]] =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# =&gt;</text:p>
          </table:table-cell>
          <table:table-cell office:value-type="float" office:value="22680000" calcext:value-type="float">
            <text:p>226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70</text:span><text:span text:style-name="T5">  </text:span><text:span text:style-name="T6"># =&gt; 3.628.800 # ==&gt; SHORT</text:span></text:p>
          </table:table-cell>
          <table:table-cell table:number-columns-repeated="5"/>
          <table:table-cell office:value-type="string" calcext:value-type="string">
            <text:p>@exponentsDemo[[3, 4, 4, 1]] =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# =&gt;</text:p>
          </table:table-cell>
          <table:table-cell office:value-type="float" office:value="2835000" calcext:value-type="float">
            <text:p>2835000</text:p>
          </table:table-cell>
          <table:table-cell table:number-columns-repeated="2"/>
          <table:table-cell office:value-type="string" calcext:value-type="string">
            <text:p>@exponentsDemo[[4, 5, 3, 2]] =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# =&gt;</text:p>
          </table:table-cell>
          <table:table-cell office:value-type="float" office:value="23814000" calcext:value-type="float">
            <text:p>2381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71</text:span><text:span text:style-name="T5">  </text:span><text:span text:style-name="T6"># =&gt; 3.674.160 # ==&gt; SHORT</text:span></text:p>
          </table:table-cell>
          <table:table-cell table:number-columns-repeated="5"/>
          <table:table-cell office:value-type="string" calcext:value-type="string">
            <text:p>@exponentsDemo[[5, 1, 4, 2]] =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# =&gt;</text:p>
          </table:table-cell>
          <table:table-cell office:value-type="float" office:value="2940000" calcext:value-type="float">
            <text:p>2940000</text:p>
          </table:table-cell>
          <table:table-cell table:number-columns-repeated="2"/>
          <table:table-cell office:value-type="string" calcext:value-type="string">
            <text:p>@exponentsDemo[[5, 3, 4, 2]] =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# =&gt;</text:p>
          </table:table-cell>
          <table:table-cell office:value-type="float" office:value="26460000" calcext:value-type="float">
            <text:p>264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72</text:span><text:span text:style-name="T5">  </text:span><text:span text:style-name="T6"># =&gt; 3.675.000 # ==&gt; SHORT</text:span></text:p>
          </table:table-cell>
          <table:table-cell table:number-columns-repeated="5"/>
          <table:table-cell office:value-type="string" calcext:value-type="string">
            <text:p>@exponentsDemo[[1, 5, 3, 2]] =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# =&gt;</text:p>
          </table:table-cell>
          <table:table-cell office:value-type="float" office:value="2976750" calcext:value-type="float">
            <text:p>2976750</text:p>
          </table:table-cell>
          <table:table-cell table:number-columns-repeated="2"/>
          <table:table-cell office:value-type="string" calcext:value-type="string">
            <text:p>@exponentsDemo[[7, 5, 3, 1]] =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# =&gt;</text:p>
          </table:table-cell>
          <table:table-cell office:value-type="float" office:value="27216000" calcext:value-type="float">
            <text:p>2721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73</text:span><text:span text:style-name="T5">  </text:span><text:span text:style-name="T6"># =&gt; 3.704.400 # ==&gt; SHORT</text:span></text:p>
          </table:table-cell>
          <table:table-cell table:number-columns-repeated="5"/>
          <table:table-cell office:value-type="string" calcext:value-type="string">
            <text:p>@exponentsDemo[[7, 3, 3, 1]] =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# =&gt;</text:p>
          </table:table-cell>
          <table:table-cell office:value-type="float" office:value="3024000" calcext:value-type="float">
            <text:p>3024000</text:p>
          </table:table-cell>
          <table:table-cell table:number-columns-repeated="2"/>
          <table:table-cell office:value-type="string" calcext:value-type="string">
            <text:p>@exponentsDemo[[2, 5, 4, 2]] =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# =&gt;</text:p>
          </table:table-cell>
          <table:table-cell office:value-type="float" office:value="29767500" calcext:value-type="float">
            <text:p>29767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74</text:span><text:span text:style-name="T5">  </text:span><text:span text:style-name="T6"># =&gt; 3.780.000 # ==&gt; SHORT</text:span></text:p>
          </table:table-cell>
          <table:table-cell table:number-columns-repeated="5"/>
          <table:table-cell office:value-type="string" calcext:value-type="string">
            <text:p>@exponentsDemo[[8, 5, 0, 2]] =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# =&gt;</text:p>
          </table:table-cell>
          <table:table-cell office:value-type="float" office:value="3048192" calcext:value-type="float">
            <text:p>3048192</text:p>
          </table:table-cell>
          <table:table-cell table:number-columns-repeated="2"/>
          <table:table-cell office:value-type="string" calcext:value-type="string">
            <text:p>@exponentsDemo[[6, 4, 3, 2]] =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# =&gt;</text:p>
          </table:table-cell>
          <table:table-cell office:value-type="float" office:value="31752000" calcext:value-type="float">
            <text:p>3175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75</text:span><text:span text:style-name="T5">  </text:span><text:span text:style-name="T6"># =&gt; 3.810.240 # ==&gt; SHORT</text:span></text:p>
          </table:table-cell>
          <table:table-cell table:number-columns-repeated="5"/>
          <table:table-cell office:value-type="string" calcext:value-type="string">
            <text:p>@exponentsDemo[[5, 4, 2, 2]] =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# =&gt;</text:p>
          </table:table-cell>
          <table:table-cell office:value-type="float" office:value="3175200" calcext:value-type="float">
            <text:p>3175200</text:p>
          </table:table-cell>
          <table:table-cell table:number-columns-repeated="2"/>
          <table:table-cell office:value-type="string" calcext:value-type="string">
            <text:p>@exponentsDemo[[5, 5, 4, 1]] =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# =&gt;</text:p>
          </table:table-cell>
          <table:table-cell office:value-type="float" office:value="34020000" calcext:value-type="float">
            <text:p>340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76</text:span><text:span text:style-name="T5">  </text:span><text:span text:style-name="T6"># =&gt; 3.827.250 # ==&gt; SHORT</text:span></text:p>
          </table:table-cell>
          <table:table-cell table:number-columns-repeated="5"/>
          <table:table-cell office:value-type="string" calcext:value-type="string">
            <text:p>@exponentsDemo[[6, 4, 4, 0]] =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# =&gt;</text:p>
          </table:table-cell>
          <table:table-cell office:value-type="float" office:value="3240000" calcext:value-type="float">
            <text:p>3240000</text:p>
          </table:table-cell>
          <table:table-cell table:number-columns-repeated="2"/>
          <table:table-cell office:value-type="string" calcext:value-type="string">
            <text:p>@exponentsDemo[[7, 2, 4, 2]] =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# =&gt;</text:p>
          </table:table-cell>
          <table:table-cell office:value-type="float" office:value="35280000" calcext:value-type="float">
            <text:p>352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77</text:span><text:span text:style-name="T5">  </text:span><text:span text:style-name="T6"># =&gt; 3.858.750 # ==&gt; SHORT</text:span></text:p>
          </table:table-cell>
          <table:table-cell table:number-columns-repeated="5"/>
          <table:table-cell office:value-type="string" calcext:value-type="string">
            <text:p>@exponentsDemo[[2, 3, 4, 2]] =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# =&gt;</text:p>
          </table:table-cell>
          <table:table-cell office:value-type="float" office:value="3307500" calcext:value-type="float">
            <text:p>3307500</text:p>
          </table:table-cell>
          <table:table-cell table:number-columns-repeated="2"/>
          <table:table-cell office:value-type="string" calcext:value-type="string">
            <text:p>@exponentsDemo[[7, 5, 2, 2]] =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# =&gt;</text:p>
          </table:table-cell>
          <table:table-cell office:value-type="float" office:value="38102400" calcext:value-type="float">
            <text:p>3810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78</text:span><text:span text:style-name="T5">  </text:span><text:span text:style-name="T6"># =&gt; 3.889.620 # ==&gt; SHORT</text:span></text:p>
          </table:table-cell>
          <table:table-cell table:number-columns-repeated="5"/>
          <table:table-cell office:value-type="string" calcext:value-type="string">
            <text:p>@exponentsDemo[[8, 1, 4, 1]] =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# =&gt;</text:p>
          </table:table-cell>
          <table:table-cell office:value-type="float" office:value="3360000" calcext:value-type="float">
            <text:p>3360000</text:p>
          </table:table-cell>
          <table:table-cell table:number-columns-repeated="2"/>
          <table:table-cell office:value-type="string" calcext:value-type="string">
            <text:p>@exponentsDemo[[4, 4, 4, 2]] =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# =&gt;</text:p>
          </table:table-cell>
          <table:table-cell office:value-type="float" office:value="39690000" calcext:value-type="float">
            <text:p>3969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79</text:span><text:span text:style-name="T5">  </text:span><text:span text:style-name="T6"># =&gt; 3.951.360 # ==&gt; SHORT</text:span></text:p>
          </table:table-cell>
          <table:table-cell table:number-columns-repeated="5"/>
          <table:table-cell office:value-type="string" calcext:value-type="string">
            <text:p>@exponentsDemo[[4, 5, 3, 1]] =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# =&gt;</text:p>
          </table:table-cell>
          <table:table-cell office:value-type="float" office:value="3402000" calcext:value-type="float">
            <text:p>3402000</text:p>
          </table:table-cell>
          <table:table-cell table:number-columns-repeated="2"/>
          <table:table-cell office:value-type="string" calcext:value-type="string">
            <text:p>@exponentsDemo[[7, 4, 4, 1]] =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# =&gt;</text:p>
          </table:table-cell>
          <table:table-cell office:value-type="float" office:value="45360000" calcext:value-type="float">
            <text:p>453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80</text:span><text:span text:style-name="T5">  </text:span><text:span text:style-name="T6"># =&gt; 3.969.000 # ==&gt; SHORT</text:span></text:p>
          </table:table-cell>
          <table:table-cell table:number-columns-repeated="5"/>
          <table:table-cell office:value-type="string" calcext:value-type="string">
            <text:p>@exponentsDemo[[6, 2, 3, 2]] =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# =&gt;</text:p>
          </table:table-cell>
          <table:table-cell office:value-type="float" office:value="3528000" calcext:value-type="float">
            <text:p>3528000</text:p>
          </table:table-cell>
          <table:table-cell table:number-columns-repeated="2"/>
          <table:table-cell office:value-type="string" calcext:value-type="string">
            <text:p>@exponentsDemo[[5, 5, 3, 2]] =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# =&gt;</text:p>
          </table:table-cell>
          <table:table-cell office:value-type="float" office:value="47628000" calcext:value-type="float">
            <text:p>4762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81</text:span><text:span text:style-name="T5">  </text:span><text:span text:style-name="T6"># =&gt; 4.032.000 # ==&gt; SHORT</text:span></text:p>
          </table:table-cell>
          <table:table-cell table:number-columns-repeated="5"/>
          <table:table-cell office:value-type="string" calcext:value-type="string">
            <text:p>@exponentsDemo[[8, 4, 2, 1]] =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# =&gt;</text:p>
          </table:table-cell>
          <table:table-cell office:value-type="float" office:value="3628800" calcext:value-type="float">
            <text:p>3628800</text:p>
          </table:table-cell>
          <table:table-cell table:number-columns-repeated="2"/>
          <table:table-cell office:value-type="string" calcext:value-type="string">
            <text:p>@exponentsDemo[[6, 3, 4, 2]] =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# =&gt;</text:p>
          </table:table-cell>
          <table:table-cell office:value-type="float" office:value="52920000" calcext:value-type="float">
            <text:p>529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82</text:span><text:span text:style-name="T5">  </text:span><text:span text:style-name="T6"># =&gt; 4.082.400 # ==&gt; SHORT</text:span></text:p>
          </table:table-cell>
          <table:table-cell table:number-columns-repeated="5"/>
          <table:table-cell office:value-type="string" calcext:value-type="string">
            <text:p>@exponentsDemo[[5, 3, 4, 1]] =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# =&gt;</text:p>
          </table:table-cell>
          <table:table-cell office:value-type="float" office:value="3780000" calcext:value-type="float">
            <text:p>3780000</text:p>
          </table:table-cell>
          <table:table-cell table:number-columns-repeated="2"/>
          <table:table-cell office:value-type="string" calcext:value-type="string">
            <text:p>@exponentsDemo[[3, 5, 4, 2]] =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# =&gt;</text:p>
          </table:table-cell>
          <table:table-cell office:value-type="float" office:value="59535000" calcext:value-type="float">
            <text:p>5953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83</text:span><text:span text:style-name="T5">  </text:span><text:span text:style-name="T6"># =&gt; 4.116.000 # ==&gt; SHORT</text:span></text:p>
          </table:table-cell>
          <table:table-cell table:number-columns-repeated="5"/>
          <table:table-cell office:value-type="string" calcext:value-type="string">
            <text:p>@exponentsDemo[[6, 5, 1, 2]] =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# =&gt;</text:p>
          </table:table-cell>
          <table:table-cell office:value-type="float" office:value="3810240" calcext:value-type="float">
            <text:p>3810240</text:p>
          </table:table-cell>
          <table:table-cell table:number-columns-repeated="2"/>
          <table:table-cell office:value-type="string" calcext:value-type="string">
            <text:p>@exponentsDemo[[7, 4, 3, 2]] =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# =&gt;</text:p>
          </table:table-cell>
          <table:table-cell office:value-type="float" office:value="63504000" calcext:value-type="float">
            <text:p>6350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84</text:span><text:span text:style-name="T5">  </text:span><text:span text:style-name="T6"># =&gt; 4.167.450 # ==&gt; SHORT</text:span></text:p>
          </table:table-cell>
          <table:table-cell table:number-columns-repeated="5"/>
          <table:table-cell office:value-type="string" calcext:value-type="string">
            <text:p>@exponentsDemo[[7, 5, 3, 0]] =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# =&gt;</text:p>
          </table:table-cell>
          <table:table-cell office:value-type="float" office:value="3888000" calcext:value-type="float">
            <text:p>3888000</text:p>
          </table:table-cell>
          <table:table-cell table:number-columns-repeated="2"/>
          <table:table-cell office:value-type="string" calcext:value-type="string">
            <text:p>@exponentsDemo[[6, 5, 4, 1]] =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# =&gt;</text:p>
          </table:table-cell>
          <table:table-cell office:value-type="float" office:value="68040000" calcext:value-type="float">
            <text:p>680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85</text:span><text:span text:style-name="T5">  </text:span><text:span text:style-name="T6"># =&gt; 4.200.000 # ==&gt; SHORT</text:span></text:p>
          </table:table-cell>
          <table:table-cell table:number-columns-repeated="5"/>
          <table:table-cell office:value-type="string" calcext:value-type="string">
            <text:p>@exponentsDemo[[7, 0, 4, 2]] =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# =&gt;</text:p>
          </table:table-cell>
          <table:table-cell office:value-type="float" office:value="3920000" calcext:value-type="float">
            <text:p>3920000</text:p>
          </table:table-cell>
          <table:table-cell table:number-columns-repeated="2"/>
          <table:table-cell office:value-type="string" calcext:value-type="string">
            <text:p>@exponentsDemo[[5, 4, 4, 2]] =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# =&gt;</text:p>
          </table:table-cell>
          <table:table-cell office:value-type="float" office:value="79380000" calcext:value-type="float">
            <text:p>793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86</text:span><text:span text:style-name="T5">  </text:span><text:span text:style-name="T6"># =&gt; 4.233.600 # ==&gt; SHORT</text:span></text:p>
          </table:table-cell>
          <table:table-cell table:number-columns-repeated="5"/>
          <table:table-cell office:value-type="string" calcext:value-type="string">
            <text:p>@exponentsDemo[[3, 4, 3, 2]] =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# =&gt;</text:p>
          </table:table-cell>
          <table:table-cell office:value-type="float" office:value="3969000" calcext:value-type="float">
            <text:p>3969000</text:p>
          </table:table-cell>
          <table:table-cell table:number-columns-repeated="2"/>
          <table:table-cell office:value-type="string" calcext:value-type="string">
            <text:p>@exponentsDemo[[6, 5, 3, 2]] =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# =&gt;</text:p>
          </table:table-cell>
          <table:table-cell office:value-type="float" office:value="95256000" calcext:value-type="float">
            <text:p>9525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87</text:span><text:span text:style-name="T5">  </text:span><text:span text:style-name="T6"># =&gt; 4.252.500 # ==&gt; SHORT</text:span></text:p>
          </table:table-cell>
          <table:table-cell table:number-columns-repeated="5"/>
          <table:table-cell office:value-type="string" calcext:value-type="string">
            <text:p>@exponentsDemo[[7, 3, 2, 2]] =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# =&gt;</text:p>
          </table:table-cell>
          <table:table-cell office:value-type="float" office:value="4233600" calcext:value-type="float">
            <text:p>4233600</text:p>
          </table:table-cell>
          <table:table-cell table:number-columns-repeated="2"/>
          <table:table-cell office:value-type="string" calcext:value-type="string">
            <text:p>@exponentsDemo[[7, 3, 4, 2]] =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# =&gt;</text:p>
          </table:table-cell>
          <table:table-cell office:value-type="float" office:value="105840000" calcext:value-type="float">
            <text:p>1058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88</text:span><text:span text:style-name="T5">  </text:span><text:span text:style-name="T6"># =&gt; 4.286.520 # ==&gt; SHORT</text:span></text:p>
          </table:table-cell>
          <table:table-cell table:number-columns-repeated="5"/>
          <table:table-cell office:value-type="string" calcext:value-type="string">
            <text:p>@exponentsDemo[[2, 5, 4, 1]] =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# =&gt;</text:p>
          </table:table-cell>
          <table:table-cell office:value-type="float" office:value="4252500" calcext:value-type="float">
            <text:p>4252500</text:p>
          </table:table-cell>
          <table:table-cell table:number-columns-repeated="2"/>
          <table:table-cell office:value-type="string" calcext:value-type="string">
            <text:p>@exponentsDemo[[4, 5, 4, 2]] =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# =&gt;</text:p>
          </table:table-cell>
          <table:table-cell office:value-type="float" office:value="119070000" calcext:value-type="float">
            <text:p>11907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89</text:span><text:span text:style-name="T5">  </text:span><text:span text:style-name="T6"># =&gt; 4.321.800 # ==&gt; SHORT</text:span></text:p>
          </table:table-cell>
          <table:table-cell table:number-columns-repeated="5"/>
          <table:table-cell office:value-type="string" calcext:value-type="string">
            <text:p>@exponentsDemo[[8, 3, 4, 0]] =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# =&gt;</text:p>
          </table:table-cell>
          <table:table-cell office:value-type="float" office:value="4320000" calcext:value-type="float">
            <text:p>4320000</text:p>
          </table:table-cell>
          <table:table-cell table:number-columns-repeated="2"/>
          <table:table-cell office:value-type="string" calcext:value-type="string">
            <text:p>@exponentsDemo[[7, 5, 4, 1]] =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# =&gt;</text:p>
          </table:table-cell>
          <table:table-cell office:value-type="float" office:value="136080000" calcext:value-type="float">
            <text:p>1360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90</text:span><text:span text:style-name="T5">  </text:span><text:span text:style-name="T6"># =&gt; 4.354.560 # ==&gt; SHORT</text:span></text:p>
          </table:table-cell>
          <table:table-cell table:number-columns-repeated="5"/>
          <table:table-cell office:value-type="string" calcext:value-type="string">
            <text:p>@exponentsDemo[[4, 2, 4, 2]] =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# =&gt;</text:p>
          </table:table-cell>
          <table:table-cell office:value-type="float" office:value="4410000" calcext:value-type="float">
            <text:p>4410000</text:p>
          </table:table-cell>
          <table:table-cell table:number-columns-repeated="2"/>
          <table:table-cell office:value-type="string" calcext:value-type="string">
            <text:p>@exponentsDemo[[6, 4, 4, 2]] =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# =&gt;</text:p>
          </table:table-cell>
          <table:table-cell office:value-type="float" office:value="158760000" calcext:value-type="float">
            <text:p>1587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91</text:span><text:span text:style-name="T5">  </text:span><text:span text:style-name="T6"># =&gt; 4.410.000 # ==&gt; SHORT</text:span></text:p>
          </table:table-cell>
          <table:table-cell table:number-columns-repeated="5"/>
          <table:table-cell office:value-type="string" calcext:value-type="string">
            <text:p>@exponentsDemo[[6, 4, 3, 1]] =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# =&gt;</text:p>
          </table:table-cell>
          <table:table-cell office:value-type="float" office:value="4536000" calcext:value-type="float">
            <text:p>4536000</text:p>
          </table:table-cell>
          <table:table-cell table:number-columns-repeated="2"/>
          <table:table-cell office:value-type="string" calcext:value-type="string">
            <text:p>@exponentsDemo[[7, 5, 3, 2]] =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# =&gt;</text:p>
          </table:table-cell>
          <table:table-cell office:value-type="float" office:value="190512000" calcext:value-type="float">
            <text:p>190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92</text:span><text:span text:style-name="T5">  </text:span><text:span text:style-name="T6"># =&gt; 4.445.280 # ==&gt; SHORT</text:span></text:p>
          </table:table-cell>
          <table:table-cell table:number-columns-repeated="5"/>
          <table:table-cell office:value-type="string" calcext:value-type="string">
            <text:p>@exponentsDemo[[8, 1, 3, 2]] =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# =&gt;</text:p>
          </table:table-cell>
          <table:table-cell office:value-type="float" office:value="4704000" calcext:value-type="float">
            <text:p>4704000</text:p>
          </table:table-cell>
          <table:table-cell table:number-columns-repeated="2"/>
          <table:table-cell office:value-type="string" calcext:value-type="string">
            <text:p>@exponentsDemo[[5, 5, 4, 2]] =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# =&gt;</text:p>
          </table:table-cell>
          <table:table-cell office:value-type="float" office:value="238140000" calcext:value-type="float">
            <text:p>2381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93</text:span><text:span text:style-name="T5">  </text:span><text:span text:style-name="T6"># =&gt; 4.536.000 # ==&gt; SHORT</text:span></text:p>
          </table:table-cell>
          <table:table-cell table:number-columns-repeated="5"/>
          <table:table-cell office:value-type="string" calcext:value-type="string">
            <text:p>@exponentsDemo[[4, 5, 2, 2]] =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# =&gt;</text:p>
          </table:table-cell>
          <table:table-cell office:value-type="float" office:value="4762800" calcext:value-type="float">
            <text:p>4762800</text:p>
          </table:table-cell>
          <table:table-cell table:number-columns-repeated="2"/>
          <table:table-cell office:value-type="string" calcext:value-type="string">
            <text:p>@exponentsDemo[[7, 4, 4, 2]] =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# =&gt;</text:p>
          </table:table-cell>
          <table:table-cell office:value-type="float" office:value="317520000" calcext:value-type="float">
            <text:p>3175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94</text:span><text:span text:style-name="T5">  </text:span><text:span text:style-name="T6"># =&gt; 4.592.700 # ==&gt; SHORT</text:span></text:p>
          </table:table-cell>
          <table:table-cell table:number-columns-repeated="5"/>
          <table:table-cell office:value-type="string" calcext:value-type="string">
            <text:p>@exponentsDemo[[5, 5, 4, 0]] =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# =&gt;</text:p>
          </table:table-cell>
          <table:table-cell office:value-type="float" office:value="4860000" calcext:value-type="float">
            <text:p>4860000</text:p>
          </table:table-cell>
          <table:table-cell table:number-columns-repeated="2"/>
          <table:table-cell office:value-type="string" calcext:value-type="string">
            <text:p>@exponentsDemo[[6, 5, 4, 2]] =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# =&gt;</text:p>
          </table:table-cell>
          <table:table-cell office:value-type="float" office:value="476280000" calcext:value-type="float">
            <text:p>47628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395</text:span><text:span text:style-name="T5">  </text:span><text:span text:style-name="T6"># =&gt; 4.609.920 # ==&gt; SHORT</text:span></text:p>
          </table:table-cell>
          <table:table-cell table:number-columns-repeated="5"/>
          <table:table-cell office:value-type="string" calcext:value-type="string">
            <text:p>@exponentsDemo[[1, 4, 4, 2]] =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# =&gt;</text:p>
          </table:table-cell>
          <table:table-cell office:value-type="float" office:value="4961250" calcext:value-type="float">
            <text:p>4961250</text:p>
          </table:table-cell>
          <table:table-cell table:number-columns-repeated="2"/>
          <table:table-cell office:value-type="string" calcext:value-type="string">
            <text:p>@exponentsDemo[[7, 5, 4, 2]] =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# =&gt;</text:p>
          </table:table-cell>
          <table:table-cell office:value-type="float" office:value="952560000" calcext:value-type="float">
            <text:p>9525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396</text:span><text:span text:style-name="T5">  </text:span><text:span text:style-name="T6"># =&gt; 4.630.500 # ==&gt; SHORT</text:span></text:p>
          </table:table-cell>
          <table:table-cell table:number-columns-repeated="5"/>
          <table:table-cell office:value-type="string" calcext:value-type="string">
            <text:p>@exponentsDemo[[7, 2, 4, 1]] =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# =&gt;</text:p>
          </table:table-cell>
          <table:table-cell office:value-type="float" office:value="5040000" calcext:value-type="float">
            <text:p>50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97</text:span><text:span text:style-name="T5">  </text:span><text:span text:style-name="T6"># =&gt; 4.704.000 # ==&gt; SHORT</text:span></text:p>
          </table:table-cell>
          <table:table-cell table:number-columns-repeated="5"/>
          <table:table-cell office:value-type="string" calcext:value-type="string">
            <text:p>@exponentsDemo[[8, 4, 1, 2]] =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# =&gt;</text:p>
          </table:table-cell>
          <table:table-cell office:value-type="float" office:value="5080320" calcext:value-type="float">
            <text:p>50803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398</text:span><text:span text:style-name="T5">  </text:span><text:span text:style-name="T6"># =&gt; 4.725.000 # ==&gt; SHORT</text:span></text:p>
          </table:table-cell>
          <table:table-cell table:number-columns-repeated="5"/>
          <table:table-cell office:value-type="string" calcext:value-type="string">
            <text:p>@exponentsDemo[[5, 3, 3, 2]] =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# =&gt;</text:p>
          </table:table-cell>
          <table:table-cell office:value-type="float" office:value="5292000" calcext:value-type="float">
            <text:p>529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399</text:span><text:span text:style-name="T5">  </text:span><text:span text:style-name="T6"># =&gt; 4.762.800 # ==&gt; SHORT</text:span></text:p>
          </table:table-cell>
          <table:table-cell table:number-columns-repeated="5"/>
          <table:table-cell office:value-type="string" calcext:value-type="string">
            <text:p>@exponentsDemo[[7, 5, 2, 1]] =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# =&gt;</text:p>
          </table:table-cell>
          <table:table-cell office:value-type="float" office:value="5443200" calcext:value-type="float">
            <text:p>5443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00</text:span><text:span text:style-name="T5">  </text:span><text:span text:style-name="T6"># =&gt; 4.898.880 # ==&gt; SHORT</text:span></text:p>
          </table:table-cell>
          <table:table-cell table:number-columns-repeated="5"/>
          <table:table-cell office:value-type="string" calcext:value-type="string">
            <text:p>@exponentsDemo[[4, 4, 4, 1]] =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# =&gt;</text:p>
          </table:table-cell>
          <table:table-cell office:value-type="float" office:value="5670000" calcext:value-type="float">
            <text:p>567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01</text:span><text:span text:style-name="T5">  </text:span><text:span text:style-name="T6"># =&gt; 4.939.200 # ==&gt; SHORT</text:span></text:p>
          </table:table-cell>
          <table:table-cell table:number-columns-repeated="5"/>
          <table:table-cell office:value-type="string" calcext:value-type="string">
            <text:p>@exponentsDemo[[6, 1, 4, 2]] =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# =&gt;</text:p>
          </table:table-cell>
          <table:table-cell office:value-type="float" office:value="5880000" calcext:value-type="float">
            <text:p>58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02</text:span><text:span text:style-name="T5">  </text:span><text:span text:style-name="T6"># =&gt; 4.961.250 # ==&gt; SHORT</text:span></text:p>
          </table:table-cell>
          <table:table-cell table:number-columns-repeated="5"/>
          <table:table-cell office:value-type="string" calcext:value-type="string">
            <text:p>@exponentsDemo[[2, 5, 3, 2]] =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# =&gt;</text:p>
          </table:table-cell>
          <table:table-cell office:value-type="float" office:value="5953500" calcext:value-type="float">
            <text:p>5953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03</text:span><text:span text:style-name="T5">  </text:span><text:span text:style-name="T6"># =&gt; 5.000.940 # ==&gt; SHORT</text:span></text:p>
          </table:table-cell>
          <table:table-cell table:number-columns-repeated="5"/>
          <table:table-cell office:value-type="string" calcext:value-type="string">
            <text:p>@exponentsDemo[[8, 3, 3, 1]] =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# =&gt;</text:p>
          </table:table-cell>
          <table:table-cell office:value-type="float" office:value="6048000" calcext:value-type="float">
            <text:p>6048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04</text:span><text:span text:style-name="T5">  </text:span><text:span text:style-name="T6"># =&gt; 5.040.000 # ==&gt; SHORT</text:span></text:p>
          </table:table-cell>
          <table:table-cell table:number-columns-repeated="5"/>
          <table:table-cell office:value-type="string" calcext:value-type="string">
            <text:p>@exponentsDemo[[6, 4, 2, 2]] =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# =&gt;</text:p>
          </table:table-cell>
          <table:table-cell office:value-type="float" office:value="6350400" calcext:value-type="float">
            <text:p>6350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05</text:span><text:span text:style-name="T5">  </text:span><text:span text:style-name="T6"># =&gt; 5.080.320 # ==&gt; SHORT</text:span></text:p>
          </table:table-cell>
          <table:table-cell table:number-columns-repeated="5"/>
          <table:table-cell office:value-type="string" calcext:value-type="string">
            <text:p>@exponentsDemo[[7, 4, 4, 0]] =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# =&gt;</text:p>
          </table:table-cell>
          <table:table-cell office:value-type="float" office:value="6480000" calcext:value-type="float">
            <text:p>64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06</text:span><text:span text:style-name="T5">  </text:span><text:span text:style-name="T6"># =&gt; 5.103.000 # ==&gt; SHORT</text:span></text:p>
          </table:table-cell>
          <table:table-cell table:number-columns-repeated="5"/>
          <table:table-cell office:value-type="string" calcext:value-type="string">
            <text:p>@exponentsDemo[[3, 3, 4, 2]] =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# =&gt;</text:p>
          </table:table-cell>
          <table:table-cell office:value-type="float" office:value="6615000" calcext:value-type="float">
            <text:p>661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07</text:span><text:span text:style-name="T5">  </text:span><text:span text:style-name="T6"># =&gt; 5.145.000 # ==&gt; SHORT</text:span></text:p>
          </table:table-cell>
          <table:table-cell table:number-columns-repeated="5"/>
          <table:table-cell office:value-type="string" calcext:value-type="string">
            <text:p>@exponentsDemo[[5, 5, 3, 1]] =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# =&gt;</text:p>
          </table:table-cell>
          <table:table-cell office:value-type="float" office:value="6804000" calcext:value-type="float">
            <text:p>6804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08</text:span><text:span text:style-name="T5">  </text:span><text:span text:style-name="T6"># =&gt; 5.186.160 # ==&gt; SHORT</text:span></text:p>
          </table:table-cell>
          <table:table-cell table:number-columns-repeated="5"/>
          <table:table-cell office:value-type="string" calcext:value-type="string">
            <text:p>@exponentsDemo[[7, 2, 3, 2]] =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# =&gt;</text:p>
          </table:table-cell>
          <table:table-cell office:value-type="float" office:value="7056000" calcext:value-type="float">
            <text:p>705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09</text:span><text:span text:style-name="T5">  </text:span><text:span text:style-name="T6"># =&gt; 5.292.000 # ==&gt; SHORT</text:span></text:p>
          </table:table-cell>
          <table:table-cell table:number-columns-repeated="5"/>
          <table:table-cell office:value-type="string" calcext:value-type="string">
            <text:p>@exponentsDemo[[0, 5, 4, 2]] =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# =&gt;</text:p>
          </table:table-cell>
          <table:table-cell office:value-type="float" office:value="7441875" calcext:value-type="float">
            <text:p>7441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10</text:span><text:span text:style-name="T5">  </text:span><text:span text:style-name="T6"># =&gt; 5.358.150 # ==&gt; SHORT</text:span></text:p>
          </table:table-cell>
          <table:table-cell table:number-columns-repeated="5"/>
          <table:table-cell office:value-type="string" calcext:value-type="string">
            <text:p>@exponentsDemo[[6, 3, 4, 1]] =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# =&gt;</text:p>
          </table:table-cell>
          <table:table-cell office:value-type="float" office:value="7560000" calcext:value-type="float">
            <text:p>756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11</text:span><text:span text:style-name="T5">  </text:span><text:span text:style-name="T6"># =&gt; 5.402.250 # ==&gt; SHORT</text:span></text:p>
          </table:table-cell>
          <table:table-cell table:number-columns-repeated="5"/>
          <table:table-cell office:value-type="string" calcext:value-type="string">
            <text:p>@exponentsDemo[[7, 5, 1, 2]] =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# =&gt;</text:p>
          </table:table-cell>
          <table:table-cell office:value-type="float" office:value="7620480" calcext:value-type="float">
            <text:p>76204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12</text:span><text:span text:style-name="T5">  </text:span><text:span text:style-name="T6"># =&gt; 5.443.200 # ==&gt; SHORT</text:span></text:p>
          </table:table-cell>
          <table:table-cell table:number-columns-repeated="5"/>
          <table:table-cell office:value-type="string" calcext:value-type="string">
            <text:p>@exponentsDemo[[8, 5, 3, 0]] =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# =&gt;</text:p>
          </table:table-cell>
          <table:table-cell office:value-type="float" office:value="7776000" calcext:value-type="float">
            <text:p>777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13</text:span><text:span text:style-name="T5">  </text:span><text:span text:style-name="T6"># =&gt; 5.512.500 # ==&gt; SHORT</text:span></text:p>
          </table:table-cell>
          <table:table-cell table:number-columns-repeated="5"/>
          <table:table-cell office:value-type="string" calcext:value-type="string">
            <text:p>@exponentsDemo[[8, 0, 4, 2]] =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# =&gt;</text:p>
          </table:table-cell>
          <table:table-cell office:value-type="float" office:value="7840000" calcext:value-type="float">
            <text:p>78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14</text:span><text:span text:style-name="T5">  </text:span><text:span text:style-name="T6"># =&gt; 5.556.600 # ==&gt; SHORT</text:span></text:p>
          </table:table-cell>
          <table:table-cell table:number-columns-repeated="5"/>
          <table:table-cell office:value-type="string" calcext:value-type="string">
            <text:p>@exponentsDemo[[4, 4, 3, 2]] =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# =&gt;</text:p>
          </table:table-cell>
          <table:table-cell office:value-type="float" office:value="7938000" calcext:value-type="float">
            <text:p>7938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15</text:span><text:span text:style-name="T5">  </text:span><text:span text:style-name="T6"># =&gt; 5.644.800 # ==&gt; SHORT</text:span></text:p>
          </table:table-cell>
          <table:table-cell table:number-columns-repeated="5"/>
          <table:table-cell office:value-type="string" calcext:value-type="string">
            <text:p>@exponentsDemo[[8, 3, 2, 2]] =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# =&gt;</text:p>
          </table:table-cell>
          <table:table-cell office:value-type="float" office:value="8467200" calcext:value-type="float">
            <text:p>8467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16</text:span><text:span text:style-name="T5">  </text:span><text:span text:style-name="T6"># =&gt; 5.670.000 # ==&gt; SHORT</text:span></text:p>
          </table:table-cell>
          <table:table-cell table:number-columns-repeated="5"/>
          <table:table-cell office:value-type="string" calcext:value-type="string">
            <text:p>@exponentsDemo[[3, 5, 4, 1]] =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# =&gt;</text:p>
          </table:table-cell>
          <table:table-cell office:value-type="float" office:value="8505000" calcext:value-type="float">
            <text:p>850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17</text:span><text:span text:style-name="T5">  </text:span><text:span text:style-name="T6"># =&gt; 5.715.360 # ==&gt; SHORT</text:span></text:p>
          </table:table-cell>
          <table:table-cell table:number-columns-repeated="5"/>
          <table:table-cell office:value-type="string" calcext:value-type="string">
            <text:p>@exponentsDemo[[5, 2, 4, 2]] =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# =&gt;</text:p>
          </table:table-cell>
          <table:table-cell office:value-type="float" office:value="8820000" calcext:value-type="float">
            <text:p>88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18</text:span><text:span text:style-name="T5">  </text:span><text:span text:style-name="T6"># =&gt; 5.762.400 # ==&gt; SHORT</text:span></text:p>
          </table:table-cell>
          <table:table-cell table:number-columns-repeated="5"/>
          <table:table-cell office:value-type="string" calcext:value-type="string">
            <text:p>@exponentsDemo[[7, 4, 3, 1]] =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# =&gt;</text:p>
          </table:table-cell>
          <table:table-cell office:value-type="float" office:value="9072000" calcext:value-type="float">
            <text:p>907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19</text:span><text:span text:style-name="T5">  </text:span><text:span text:style-name="T6"># =&gt; 5.834.430 # ==&gt; SHORT</text:span></text:p>
          </table:table-cell>
          <table:table-cell table:number-columns-repeated="5"/>
          <table:table-cell office:value-type="string" calcext:value-type="string">
            <text:p>@exponentsDemo[[5, 5, 2, 2]] =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# =&gt;</text:p>
          </table:table-cell>
          <table:table-cell office:value-type="float" office:value="9525600" calcext:value-type="float">
            <text:p>9525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20</text:span><text:span text:style-name="T5">  </text:span><text:span text:style-name="T6"># =&gt; 5.880.000 # ==&gt; SHORT</text:span></text:p>
          </table:table-cell>
          <table:table-cell table:number-columns-repeated="5"/>
          <table:table-cell office:value-type="string" calcext:value-type="string">
            <text:p>@exponentsDemo[[6, 5, 4, 0]] =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# =&gt;</text:p>
          </table:table-cell>
          <table:table-cell office:value-type="float" office:value="9720000" calcext:value-type="float">
            <text:p>97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21</text:span><text:span text:style-name="T5">  </text:span><text:span text:style-name="T6"># =&gt; 5.927.040 # ==&gt; SHORT</text:span></text:p>
          </table:table-cell>
          <table:table-cell table:number-columns-repeated="5"/>
          <table:table-cell office:value-type="string" calcext:value-type="string">
            <text:p>@exponentsDemo[[2, 4, 4, 2]] =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# =&gt;</text:p>
          </table:table-cell>
          <table:table-cell office:value-type="float" office:value="9922500" calcext:value-type="float">
            <text:p>9922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22</text:span><text:span text:style-name="T5">  </text:span><text:span text:style-name="T6"># =&gt; 5.953.500 # ==&gt; SHORT</text:span></text:p>
          </table:table-cell>
          <table:table-cell table:number-columns-repeated="5"/>
          <table:table-cell office:value-type="string" calcext:value-type="string">
            <text:p>@exponentsDemo[[8, 2, 4, 1]] =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# =&gt;</text:p>
          </table:table-cell>
          <table:table-cell office:value-type="float" office:value="10080000" calcext:value-type="float">
            <text:p>100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23</text:span><text:span text:style-name="T5">  </text:span><text:span text:style-name="T6"># =&gt; 6.048.000 # ==&gt; SHORT</text:span></text:p>
          </table:table-cell>
          <table:table-cell table:number-columns-repeated="5"/>
          <table:table-cell office:value-type="string" calcext:value-type="string">
            <text:p>@exponentsDemo[[6, 3, 3, 2]] =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# =&gt;</text:p>
          </table:table-cell>
          <table:table-cell office:value-type="float" office:value="10584000" calcext:value-type="float">
            <text:p>10584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24</text:span><text:span text:style-name="T5">  </text:span><text:span text:style-name="T6"># =&gt; 6.123.600 # ==&gt; SHORT</text:span></text:p>
          </table:table-cell>
          <table:table-cell table:number-columns-repeated="5"/>
          <table:table-cell office:value-type="string" calcext:value-type="string">
            <text:p>@exponentsDemo[[8, 5, 2, 1]] =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# =&gt;</text:p>
          </table:table-cell>
          <table:table-cell office:value-type="float" office:value="10886400" calcext:value-type="float">
            <text:p>10886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25</text:span><text:span text:style-name="T5">  </text:span><text:span text:style-name="T6"># =&gt; 6.174.000 # ==&gt; SHORT</text:span></text:p>
          </table:table-cell>
          <table:table-cell table:number-columns-repeated="5"/>
          <table:table-cell office:value-type="string" calcext:value-type="string">
            <text:p>@exponentsDemo[[5, 4, 4, 1]] =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# =&gt;</text:p>
          </table:table-cell>
          <table:table-cell office:value-type="float" office:value="11340000" calcext:value-type="float">
            <text:p>113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26</text:span><text:span text:style-name="T5">  </text:span><text:span text:style-name="T6"># =&gt; 6.300.000 # ==&gt; SHORT</text:span></text:p>
          </table:table-cell>
          <table:table-cell table:number-columns-repeated="5"/>
          <table:table-cell office:value-type="string" calcext:value-type="string">
            <text:p>@exponentsDemo[[7, 1, 4, 2]] =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# =&gt;</text:p>
          </table:table-cell>
          <table:table-cell office:value-type="float" office:value="11760000" calcext:value-type="float">
            <text:p>1176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27</text:span><text:span text:style-name="T5">  </text:span><text:span text:style-name="T6"># =&gt; 6.350.400 # ==&gt; SHORT</text:span></text:p>
          </table:table-cell>
          <table:table-cell table:number-columns-repeated="5"/>
          <table:table-cell office:value-type="string" calcext:value-type="string">
            <text:p>@exponentsDemo[[3, 5, 3, 2]] =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# =&gt;</text:p>
          </table:table-cell>
          <table:table-cell office:value-type="float" office:value="11907000" calcext:value-type="float">
            <text:p>11907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28</text:span><text:span text:style-name="T5">  </text:span><text:span text:style-name="T6"># =&gt; 6.378.750 # ==&gt; SHORT</text:span></text:p>
          </table:table-cell>
          <table:table-cell table:number-columns-repeated="5"/>
          <table:table-cell office:value-type="string" calcext:value-type="string">
            <text:p>@exponentsDemo[[7, 4, 2, 2]] =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# =&gt;</text:p>
          </table:table-cell>
          <table:table-cell office:value-type="float" office:value="12700800" calcext:value-type="float">
            <text:p>127008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29</text:span><text:span text:style-name="T5">  </text:span><text:span text:style-name="T6"># =&gt; 6.429.780 # ==&gt; SHORT</text:span></text:p>
          </table:table-cell>
          <table:table-cell table:number-columns-repeated="5"/>
          <table:table-cell office:value-type="string" calcext:value-type="string">
            <text:p>@exponentsDemo[[8, 4, 4, 0]] =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# =&gt;</text:p>
          </table:table-cell>
          <table:table-cell office:value-type="float" office:value="12960000" calcext:value-type="float">
            <text:p>1296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30</text:span><text:span text:style-name="T5">  </text:span><text:span text:style-name="T6"># =&gt; 6.431.250 # ==&gt; SHORT</text:span></text:p>
          </table:table-cell>
          <table:table-cell table:number-columns-repeated="5"/>
          <table:table-cell office:value-type="string" calcext:value-type="string">
            <text:p>@exponentsDemo[[4, 3, 4, 2]] =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# =&gt;</text:p>
          </table:table-cell>
          <table:table-cell office:value-type="float" office:value="13230000" calcext:value-type="float">
            <text:p>1323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31</text:span><text:span text:style-name="T5">  </text:span><text:span text:style-name="T6"># =&gt; 6.482.700 # ==&gt; SHORT</text:span></text:p>
          </table:table-cell>
          <table:table-cell table:number-columns-repeated="5"/>
          <table:table-cell office:value-type="string" calcext:value-type="string">
            <text:p>@exponentsDemo[[6, 5, 3, 1]] =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# =&gt;</text:p>
          </table:table-cell>
          <table:table-cell office:value-type="float" office:value="13608000" calcext:value-type="float">
            <text:p>13608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32</text:span><text:span text:style-name="T5">  </text:span><text:span text:style-name="T6"># =&gt; 6.531.840 # ==&gt; SHORT</text:span></text:p>
          </table:table-cell>
          <table:table-cell table:number-columns-repeated="5"/>
          <table:table-cell office:value-type="string" calcext:value-type="string">
            <text:p>@exponentsDemo[[8, 2, 3, 2]] =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# =&gt;</text:p>
          </table:table-cell>
          <table:table-cell office:value-type="float" office:value="14112000" calcext:value-type="float">
            <text:p>1411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33</text:span><text:span text:style-name="T5">  </text:span><text:span text:style-name="T6"># =&gt; 6.585.600 # ==&gt; SHORT</text:span></text:p>
          </table:table-cell>
          <table:table-cell table:number-columns-repeated="5"/>
          <table:table-cell office:value-type="string" calcext:value-type="string">
            <text:p>@exponentsDemo[[1, 5, 4, 2]] =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# =&gt;</text:p>
          </table:table-cell>
          <table:table-cell office:value-type="float" office:value="14883750" calcext:value-type="float">
            <text:p>148837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34</text:span><text:span text:style-name="T5">  </text:span><text:span text:style-name="T6"># =&gt; 6.615.000 # ==&gt; SHORT</text:span></text:p>
          </table:table-cell>
          <table:table-cell table:number-columns-repeated="5"/>
          <table:table-cell office:value-type="string" calcext:value-type="string">
            <text:p>@exponentsDemo[[7, 3, 4, 1]] =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# =&gt;</text:p>
          </table:table-cell>
          <table:table-cell office:value-type="float" office:value="15120000" calcext:value-type="float">
            <text:p>151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35</text:span><text:span text:style-name="T5">  </text:span><text:span text:style-name="T6"># =&gt; 6.667.920 # ==&gt; SHORT</text:span></text:p>
          </table:table-cell>
          <table:table-cell table:number-columns-repeated="5"/>
          <table:table-cell office:value-type="string" calcext:value-type="string">
            <text:p>@exponentsDemo[[8, 5, 1, 2]] =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# =&gt;</text:p>
          </table:table-cell>
          <table:table-cell office:value-type="float" office:value="15240960" calcext:value-type="float">
            <text:p>152409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36</text:span><text:span text:style-name="T5">  </text:span><text:span text:style-name="T6"># =&gt; 6.720.000 # ==&gt; SHORT</text:span></text:p>
          </table:table-cell>
          <table:table-cell table:number-columns-repeated="5"/>
          <table:table-cell office:value-type="string" calcext:value-type="string">
            <text:p>@exponentsDemo[[5, 4, 3, 2]] =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# =&gt;</text:p>
          </table:table-cell>
          <table:table-cell office:value-type="float" office:value="15876000" calcext:value-type="float">
            <text:p>1587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37</text:span><text:span text:style-name="T5">  </text:span><text:span text:style-name="T6"># =&gt; 6.804.000 # ==&gt; SHORT</text:span></text:p>
          </table:table-cell>
          <table:table-cell table:number-columns-repeated="5"/>
          <table:table-cell office:value-type="string" calcext:value-type="string">
            <text:p>@exponentsDemo[[4, 5, 4, 1]] =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# =&gt;</text:p>
          </table:table-cell>
          <table:table-cell office:value-type="float" office:value="17010000" calcext:value-type="float">
            <text:p>1701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38</text:span><text:span text:style-name="T5">  </text:span><text:span text:style-name="T6"># =&gt; 6.914.880 # ==&gt; SHORT</text:span></text:p>
          </table:table-cell>
          <table:table-cell table:number-columns-repeated="5"/>
          <table:table-cell office:value-type="string" calcext:value-type="string">
            <text:p>@exponentsDemo[[6, 2, 4, 2]] =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# =&gt;</text:p>
          </table:table-cell>
          <table:table-cell office:value-type="float" office:value="17640000" calcext:value-type="float">
            <text:p>176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39</text:span><text:span text:style-name="T5">  </text:span><text:span text:style-name="T6"># =&gt; 6.945.750 # ==&gt; SHORT</text:span></text:p>
          </table:table-cell>
          <table:table-cell table:number-columns-repeated="5"/>
          <table:table-cell office:value-type="string" calcext:value-type="string">
            <text:p>@exponentsDemo[[8, 4, 3, 1]] =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# =&gt;</text:p>
          </table:table-cell>
          <table:table-cell office:value-type="float" office:value="18144000" calcext:value-type="float">
            <text:p>18144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40</text:span><text:span text:style-name="T5">  </text:span><text:span text:style-name="T6"># =&gt; 7.056.000 # ==&gt; SHORT</text:span></text:p>
          </table:table-cell>
          <table:table-cell table:number-columns-repeated="5"/>
          <table:table-cell office:value-type="string" calcext:value-type="string">
            <text:p>@exponentsDemo[[6, 5, 2, 2]] =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# =&gt;</text:p>
          </table:table-cell>
          <table:table-cell office:value-type="float" office:value="19051200" calcext:value-type="float">
            <text:p>19051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41</text:span><text:span text:style-name="T5">  </text:span><text:span text:style-name="T6"># =&gt; 7.087.500 # ==&gt; SHORT</text:span></text:p>
          </table:table-cell>
          <table:table-cell table:number-columns-repeated="5"/>
          <table:table-cell office:value-type="string" calcext:value-type="string">
            <text:p>@exponentsDemo[[7, 5, 4, 0]] =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# =&gt;</text:p>
          </table:table-cell>
          <table:table-cell office:value-type="float" office:value="19440000" calcext:value-type="float">
            <text:p>194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42</text:span><text:span text:style-name="T5">  </text:span><text:span text:style-name="T6"># =&gt; 7.144.200 # ==&gt; SHORT</text:span></text:p>
          </table:table-cell>
          <table:table-cell table:number-columns-repeated="5"/>
          <table:table-cell office:value-type="string" calcext:value-type="string">
            <text:p>@exponentsDemo[[3, 4, 4, 2]] =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# =&gt;</text:p>
          </table:table-cell>
          <table:table-cell office:value-type="float" office:value="19845000" calcext:value-type="float">
            <text:p>1984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43</text:span><text:span text:style-name="T5">  </text:span><text:span text:style-name="T6"># =&gt; 7.203.000 # ==&gt; SHORT</text:span></text:p>
          </table:table-cell>
          <table:table-cell table:number-columns-repeated="5"/>
          <table:table-cell office:value-type="string" calcext:value-type="string">
            <text:p>@exponentsDemo[[7, 3, 3, 2]] =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# =&gt;</text:p>
          </table:table-cell>
          <table:table-cell office:value-type="float" office:value="21168000" calcext:value-type="float">
            <text:p>21168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44</text:span><text:span text:style-name="T5">  </text:span><text:span text:style-name="T6"># =&gt; 7.257.600 # ==&gt; SHORT</text:span></text:p>
          </table:table-cell>
          <table:table-cell table:number-columns-repeated="5"/>
          <table:table-cell office:value-type="string" calcext:value-type="string">
            <text:p>@exponentsDemo[[6, 4, 4, 1]] =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# =&gt;</text:p>
          </table:table-cell>
          <table:table-cell office:value-type="float" office:value="22680000" calcext:value-type="float">
            <text:p>226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45</text:span><text:span text:style-name="T5">  </text:span><text:span text:style-name="T6"># =&gt; 7.348.320 # ==&gt; SHORT</text:span></text:p>
          </table:table-cell>
          <table:table-cell table:number-columns-repeated="5"/>
          <table:table-cell office:value-type="string" calcext:value-type="string">
            <text:p>@exponentsDemo[[8, 1, 4, 2]] =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# =&gt;</text:p>
          </table:table-cell>
          <table:table-cell office:value-type="float" office:value="23520000" calcext:value-type="float">
            <text:p>235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46</text:span><text:span text:style-name="T5">  </text:span><text:span text:style-name="T6"># =&gt; 7.350.000 # ==&gt; SHORT</text:span></text:p>
          </table:table-cell>
          <table:table-cell table:number-columns-repeated="5"/>
          <table:table-cell office:value-type="string" calcext:value-type="string">
            <text:p>@exponentsDemo[[4, 5, 3, 2]] =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# =&gt;</text:p>
          </table:table-cell>
          <table:table-cell office:value-type="float" office:value="23814000" calcext:value-type="float">
            <text:p>23814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47</text:span><text:span text:style-name="T5">  </text:span><text:span text:style-name="T6"># =&gt; 7.408.800 # ==&gt; SHORT</text:span></text:p>
          </table:table-cell>
          <table:table-cell table:number-columns-repeated="5"/>
          <table:table-cell office:value-type="string" calcext:value-type="string">
            <text:p>@exponentsDemo[[8, 4, 2, 2]] =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# =&gt;</text:p>
          </table:table-cell>
          <table:table-cell office:value-type="float" office:value="25401600" calcext:value-type="float">
            <text:p>25401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48</text:span><text:span text:style-name="T5">  </text:span><text:span text:style-name="T6"># =&gt; 7.501.410 # ==&gt; SHORT</text:span></text:p>
          </table:table-cell>
          <table:table-cell table:number-columns-repeated="5"/>
          <table:table-cell office:value-type="string" calcext:value-type="string">
            <text:p>@exponentsDemo[[5, 3, 4, 2]] =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# =&gt;</text:p>
          </table:table-cell>
          <table:table-cell office:value-type="float" office:value="26460000" calcext:value-type="float">
            <text:p>2646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49</text:span><text:span text:style-name="T5">  </text:span><text:span text:style-name="T6"># =&gt; 7.560.000 # ==&gt; SHORT</text:span></text:p>
          </table:table-cell>
          <table:table-cell table:number-columns-repeated="5"/>
          <table:table-cell office:value-type="string" calcext:value-type="string">
            <text:p>@exponentsDemo[[7, 5, 3, 1]] =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# =&gt;</text:p>
          </table:table-cell>
          <table:table-cell office:value-type="float" office:value="27216000" calcext:value-type="float">
            <text:p>2721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50</text:span><text:span text:style-name="T5">  </text:span><text:span text:style-name="T6"># =&gt; 7.620.480 # ==&gt; SHORT</text:span></text:p>
          </table:table-cell>
          <table:table-cell table:number-columns-repeated="5"/>
          <table:table-cell office:value-type="string" calcext:value-type="string">
            <text:p>@exponentsDemo[[2, 5, 4, 2]] =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# =&gt;</text:p>
          </table:table-cell>
          <table:table-cell office:value-type="float" office:value="29767500" calcext:value-type="float">
            <text:p>29767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51</text:span><text:span text:style-name="T5">  </text:span><text:span text:style-name="T6"># =&gt; 7.654.500</text:span></text:p>
          </table:table-cell>
          <table:table-cell table:number-columns-repeated="5"/>
          <table:table-cell office:value-type="string" calcext:value-type="string">
            <text:p>@exponentsDemo[[8, 3, 4, 1]] =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# =&gt;</text:p>
          </table:table-cell>
          <table:table-cell office:value-type="float" office:value="30240000" calcext:value-type="float">
            <text:p>302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52</text:span><text:span text:style-name="T5">  </text:span><text:span text:style-name="T6"># =&gt; 7.717.500</text:span></text:p>
          </table:table-cell>
          <table:table-cell table:number-columns-repeated="5"/>
          <table:table-cell office:value-type="string" calcext:value-type="string">
            <text:p>@exponentsDemo[[6, 4, 3, 2]] =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# =&gt;</text:p>
          </table:table-cell>
          <table:table-cell office:value-type="float" office:value="31752000" calcext:value-type="float">
            <text:p>3175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53</text:span><text:span text:style-name="T5">  </text:span><text:span text:style-name="T6"># =&gt; 7.779.240</text:span></text:p>
          </table:table-cell>
          <table:table-cell table:number-columns-repeated="5"/>
          <table:table-cell office:value-type="string" calcext:value-type="string">
            <text:p>@exponentsDemo[[5, 5, 4, 1]] =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# =&gt;</text:p>
          </table:table-cell>
          <table:table-cell office:value-type="float" office:value="34020000" calcext:value-type="float">
            <text:p>340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54</text:span><text:span text:style-name="T5">  </text:span><text:span text:style-name="T6"># =&gt; 7.902.720</text:span></text:p>
          </table:table-cell>
          <table:table-cell table:number-columns-repeated="5"/>
          <table:table-cell office:value-type="string" calcext:value-type="string">
            <text:p>@exponentsDemo[[7, 2, 4, 2]] =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# =&gt;</text:p>
          </table:table-cell>
          <table:table-cell office:value-type="float" office:value="35280000" calcext:value-type="float">
            <text:p>352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55</text:span><text:span text:style-name="T5">  </text:span><text:span text:style-name="T6"># =&gt; 7.938.000</text:span></text:p>
          </table:table-cell>
          <table:table-cell table:number-columns-repeated="5"/>
          <table:table-cell office:value-type="string" calcext:value-type="string">
            <text:p>@exponentsDemo[[7, 5, 2, 2]] =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# =&gt;</text:p>
          </table:table-cell>
          <table:table-cell office:value-type="float" office:value="38102400" calcext:value-type="float">
            <text:p>38102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56</text:span><text:span text:style-name="T5">  </text:span><text:span text:style-name="T6"># =&gt; 8.164.800</text:span></text:p>
          </table:table-cell>
          <table:table-cell table:number-columns-repeated="5"/>
          <table:table-cell office:value-type="string" calcext:value-type="string">
            <text:p>@exponentsDemo[[8, 5, 4, 0]] =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# =&gt;</text:p>
          </table:table-cell>
          <table:table-cell office:value-type="float" office:value="38880000" calcext:value-type="float">
            <text:p>388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57</text:span><text:span text:style-name="T5">  </text:span><text:span text:style-name="T6"># =&gt; 8.232.000</text:span></text:p>
          </table:table-cell>
          <table:table-cell table:number-columns-repeated="5"/>
          <table:table-cell office:value-type="string" calcext:value-type="string">
            <text:p>@exponentsDemo[[4, 4, 4, 2]] =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# =&gt;</text:p>
          </table:table-cell>
          <table:table-cell office:value-type="float" office:value="39690000" calcext:value-type="float">
            <text:p>3969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58</text:span><text:span text:style-name="T5">  </text:span><text:span text:style-name="T6"># =&gt; 8.268.750</text:span></text:p>
          </table:table-cell>
          <table:table-cell table:number-columns-repeated="5"/>
          <table:table-cell office:value-type="string" calcext:value-type="string">
            <text:p>@exponentsDemo[[8, 3, 3, 2]] =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# =&gt;</text:p>
          </table:table-cell>
          <table:table-cell office:value-type="float" office:value="42336000" calcext:value-type="float">
            <text:p>4233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59</text:span><text:span text:style-name="T5">  </text:span><text:span text:style-name="T6"># =&gt; 8.334.900</text:span></text:p>
          </table:table-cell>
          <table:table-cell table:number-columns-repeated="5"/>
          <table:table-cell office:value-type="string" calcext:value-type="string">
            <text:p>@exponentsDemo[[7, 4, 4, 1]] =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# =&gt;</text:p>
          </table:table-cell>
          <table:table-cell office:value-type="float" office:value="45360000" calcext:value-type="float">
            <text:p>4536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60</text:span><text:span text:style-name="T5">  </text:span><text:span text:style-name="T6"># =&gt; 8.400.000</text:span></text:p>
          </table:table-cell>
          <table:table-cell table:number-columns-repeated="5"/>
          <table:table-cell office:value-type="string" calcext:value-type="string">
            <text:p>@exponentsDemo[[5, 5, 3, 2]] =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# =&gt;</text:p>
          </table:table-cell>
          <table:table-cell office:value-type="float" office:value="47628000" calcext:value-type="float">
            <text:p>47628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61</text:span><text:span text:style-name="T5">  </text:span><text:span text:style-name="T6"># =&gt; 8.467.200</text:span></text:p>
          </table:table-cell>
          <table:table-cell table:number-columns-repeated="5"/>
          <table:table-cell office:value-type="string" calcext:value-type="string">
            <text:p>@exponentsDemo[[6, 3, 4, 2]] =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# =&gt;</text:p>
          </table:table-cell>
          <table:table-cell office:value-type="float" office:value="52920000" calcext:value-type="float">
            <text:p>529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62</text:span><text:span text:style-name="T5">  </text:span><text:span text:style-name="T6"># =&gt; 8.505.000</text:span></text:p>
          </table:table-cell>
          <table:table-cell table:number-columns-repeated="5"/>
          <table:table-cell office:value-type="string" calcext:value-type="string">
            <text:p>@exponentsDemo[[8, 5, 3, 1]] =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# =&gt;</text:p>
          </table:table-cell>
          <table:table-cell office:value-type="float" office:value="54432000" calcext:value-type="float">
            <text:p>5443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63</text:span><text:span text:style-name="T5">  </text:span><text:span text:style-name="T6"># =&gt; 8.573.040</text:span></text:p>
          </table:table-cell>
          <table:table-cell table:number-columns-repeated="5"/>
          <table:table-cell office:value-type="string" calcext:value-type="string">
            <text:p>@exponentsDemo[[3, 5, 4, 2]] =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# =&gt;</text:p>
          </table:table-cell>
          <table:table-cell office:value-type="float" office:value="59535000" calcext:value-type="float">
            <text:p>5953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64</text:span><text:span text:style-name="T5">  </text:span><text:span text:style-name="T6"># =&gt; 8.643.600</text:span></text:p>
          </table:table-cell>
          <table:table-cell table:number-columns-repeated="5"/>
          <table:table-cell office:value-type="string" calcext:value-type="string">
            <text:p>@exponentsDemo[[7, 4, 3, 2]] =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# =&gt;</text:p>
          </table:table-cell>
          <table:table-cell office:value-type="float" office:value="63504000" calcext:value-type="float">
            <text:p>63504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65</text:span><text:span text:style-name="T5">  </text:span><text:span text:style-name="T6"># =&gt; 8.820.000</text:span></text:p>
          </table:table-cell>
          <table:table-cell table:number-columns-repeated="5"/>
          <table:table-cell office:value-type="string" calcext:value-type="string">
            <text:p>@exponentsDemo[[6, 5, 4, 1]] =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# =&gt;</text:p>
          </table:table-cell>
          <table:table-cell office:value-type="float" office:value="68040000" calcext:value-type="float">
            <text:p>680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66</text:span><text:span text:style-name="T5">  </text:span><text:span text:style-name="T6"># =&gt; 8.890.560</text:span></text:p>
          </table:table-cell>
          <table:table-cell table:number-columns-repeated="5"/>
          <table:table-cell office:value-type="string" calcext:value-type="string">
            <text:p>@exponentsDemo[[8, 2, 4, 2]] =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# =&gt;</text:p>
          </table:table-cell>
          <table:table-cell office:value-type="float" office:value="70560000" calcext:value-type="float">
            <text:p>7056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67</text:span><text:span text:style-name="T5">  </text:span><text:span text:style-name="T6"># =&gt; 8.930.250</text:span></text:p>
          </table:table-cell>
          <table:table-cell table:number-columns-repeated="5"/>
          <table:table-cell office:value-type="string" calcext:value-type="string">
            <text:p>@exponentsDemo[[8, 5, 2, 2]] =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# =&gt;</text:p>
          </table:table-cell>
          <table:table-cell office:value-type="float" office:value="76204800" calcext:value-type="float">
            <text:p>762048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68</text:span><text:span text:style-name="T5">  </text:span><text:span text:style-name="T6"># =&gt; 9.003.750</text:span></text:p>
          </table:table-cell>
          <table:table-cell table:number-columns-repeated="5"/>
          <table:table-cell office:value-type="string" calcext:value-type="string">
            <text:p>@exponentsDemo[[5, 4, 4, 2]] =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# =&gt;</text:p>
          </table:table-cell>
          <table:table-cell office:value-type="float" office:value="79380000" calcext:value-type="float">
            <text:p>793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69</text:span><text:span text:style-name="T5">  </text:span><text:span text:style-name="T6"># =&gt; 9.072.000</text:span></text:p>
          </table:table-cell>
          <table:table-cell table:number-columns-repeated="5"/>
          <table:table-cell office:value-type="string" calcext:value-type="string">
            <text:p>@exponentsDemo[[8, 4, 4, 1]] =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# =&gt;</text:p>
          </table:table-cell>
          <table:table-cell office:value-type="float" office:value="90720000" calcext:value-type="float">
            <text:p>907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70</text:span><text:span text:style-name="T5">  </text:span><text:span text:style-name="T6"># =&gt; 9.185.400</text:span></text:p>
          </table:table-cell>
          <table:table-cell table:number-columns-repeated="5"/>
          <table:table-cell office:value-type="string" calcext:value-type="string">
            <text:p>@exponentsDemo[[6, 5, 3, 2]] =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# =&gt;</text:p>
          </table:table-cell>
          <table:table-cell office:value-type="float" office:value="95256000" calcext:value-type="float">
            <text:p>9525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71</text:span><text:span text:style-name="T5">  </text:span><text:span text:style-name="T6"># =&gt; 9.219.840</text:span></text:p>
          </table:table-cell>
          <table:table-cell table:number-columns-repeated="5"/>
          <table:table-cell office:value-type="string" calcext:value-type="string">
            <text:p>@exponentsDemo[[7, 3, 4, 2]] =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# =&gt;</text:p>
          </table:table-cell>
          <table:table-cell office:value-type="float" office:value="105840000" calcext:value-type="float">
            <text:p>1058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72</text:span><text:span text:style-name="T5">  </text:span><text:span text:style-name="T6"># =&gt; 9.261.000</text:span></text:p>
          </table:table-cell>
          <table:table-cell table:number-columns-repeated="5"/>
          <table:table-cell office:value-type="string" calcext:value-type="string">
            <text:p>@exponentsDemo[[4, 5, 4, 2]] =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# =&gt;</text:p>
          </table:table-cell>
          <table:table-cell office:value-type="float" office:value="119070000" calcext:value-type="float">
            <text:p>11907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73</text:span><text:span text:style-name="T5">  </text:span><text:span text:style-name="T6"># =&gt; 9.408.000</text:span></text:p>
          </table:table-cell>
          <table:table-cell table:number-columns-repeated="5"/>
          <table:table-cell office:value-type="string" calcext:value-type="string">
            <text:p>@exponentsDemo[[8, 4, 3, 2]] =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# =&gt;</text:p>
          </table:table-cell>
          <table:table-cell office:value-type="float" office:value="127008000" calcext:value-type="float">
            <text:p>127008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74</text:span><text:span text:style-name="T5">  </text:span><text:span text:style-name="T6"># =&gt; 9.450.000</text:span></text:p>
          </table:table-cell>
          <table:table-cell table:number-columns-repeated="5"/>
          <table:table-cell office:value-type="string" calcext:value-type="string">
            <text:p>@exponentsDemo[[7, 5, 4, 1]] =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# =&gt;</text:p>
          </table:table-cell>
          <table:table-cell office:value-type="float" office:value="136080000" calcext:value-type="float">
            <text:p>1360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75</text:span><text:span text:style-name="T5">  </text:span><text:span text:style-name="T6"># =&gt; 9.525.600</text:span></text:p>
          </table:table-cell>
          <table:table-cell table:number-columns-repeated="5"/>
          <table:table-cell office:value-type="string" calcext:value-type="string">
            <text:p>@exponentsDemo[[6, 4, 4, 2]] 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# =&gt;</text:p>
          </table:table-cell>
          <table:table-cell office:value-type="float" office:value="158760000" calcext:value-type="float">
            <text:p>15876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76</text:span><text:span text:style-name="T5">  </text:span><text:span text:style-name="T6"># =&gt; 9.724.050</text:span></text:p>
          </table:table-cell>
          <table:table-cell table:number-columns-repeated="5"/>
          <table:table-cell office:value-type="string" calcext:value-type="string">
            <text:p>@exponentsDemo[[7, 5, 3, 2]] =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# =&gt;</text:p>
          </table:table-cell>
          <table:table-cell office:value-type="float" office:value="190512000" calcext:value-type="float">
            <text:p>19051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77</text:span><text:span text:style-name="T5">  </text:span><text:span text:style-name="T6"># =&gt; 9.797.760</text:span></text:p>
          </table:table-cell>
          <table:table-cell table:number-columns-repeated="5"/>
          <table:table-cell office:value-type="string" calcext:value-type="string">
            <text:p>@exponentsDemo[[8, 3, 4, 2]] =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# =&gt;</text:p>
          </table:table-cell>
          <table:table-cell office:value-type="float" office:value="211680000" calcext:value-type="float">
            <text:p>2116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78</text:span><text:span text:style-name="T5">  </text:span><text:span text:style-name="T6"># =&gt; 9.878.400</text:span></text:p>
          </table:table-cell>
          <table:table-cell table:number-columns-repeated="5"/>
          <table:table-cell office:value-type="string" calcext:value-type="string">
            <text:p>@exponentsDemo[[5, 5, 4, 2]] =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# =&gt;</text:p>
          </table:table-cell>
          <table:table-cell office:value-type="float" office:value="238140000" calcext:value-type="float">
            <text:p>2381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79</text:span><text:span text:style-name="T5">  </text:span><text:span text:style-name="T6"># =&gt; 9.922.500</text:span></text:p>
          </table:table-cell>
          <table:table-cell table:number-columns-repeated="5"/>
          <table:table-cell office:value-type="string" calcext:value-type="string">
            <text:p>@exponentsDemo[[8, 5, 4, 1]] =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# =&gt;</text:p>
          </table:table-cell>
          <table:table-cell office:value-type="float" office:value="272160000" calcext:value-type="float">
            <text:p>27216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80</text:span><text:span text:style-name="T5">  </text:span><text:span text:style-name="T6"># =&gt; 10.001.880</text:span></text:p>
          </table:table-cell>
          <table:table-cell table:number-columns-repeated="5"/>
          <table:table-cell office:value-type="string" calcext:value-type="string">
            <text:p>@exponentsDemo[[7, 4, 4, 2]] =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# =&gt;</text:p>
          </table:table-cell>
          <table:table-cell office:value-type="float" office:value="317520000" calcext:value-type="float">
            <text:p>3175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81</text:span><text:span text:style-name="T5">  </text:span><text:span text:style-name="T6"># =&gt; 10.080.000</text:span></text:p>
          </table:table-cell>
          <table:table-cell table:number-columns-repeated="5"/>
          <table:table-cell office:value-type="string" calcext:value-type="string">
            <text:p>@exponentsDemo[[8, 5, 3, 2]] =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# =&gt;</text:p>
          </table:table-cell>
          <table:table-cell office:value-type="float" office:value="381024000" calcext:value-type="float">
            <text:p>381024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82</text:span><text:span text:style-name="T5">  </text:span><text:span text:style-name="T6"># =&gt; 10.160.640</text:span></text:p>
          </table:table-cell>
          <table:table-cell table:number-columns-repeated="5"/>
          <table:table-cell office:value-type="string" calcext:value-type="string">
            <text:p>@exponentsDemo[[6, 5, 4, 2]] =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# =&gt;</text:p>
          </table:table-cell>
          <table:table-cell office:value-type="float" office:value="476280000" calcext:value-type="float">
            <text:p>47628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83</text:span><text:span text:style-name="T5">  </text:span><text:span text:style-name="T6"># =&gt; 10.206.000</text:span></text:p>
          </table:table-cell>
          <table:table-cell table:number-columns-repeated="5"/>
          <table:table-cell office:value-type="string" calcext:value-type="string">
            <text:p>@exponentsDemo[[8, 4, 4, 2]] =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# =&gt;</text:p>
          </table:table-cell>
          <table:table-cell office:value-type="float" office:value="635040000" calcext:value-type="float">
            <text:p>63504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84</text:span><text:span text:style-name="T5">  </text:span><text:span text:style-name="T6"># =&gt; 10.290.000</text:span></text:p>
          </table:table-cell>
          <table:table-cell table:number-columns-repeated="5"/>
          <table:table-cell office:value-type="string" calcext:value-type="string">
            <text:p>@exponentsDemo[[7, 5, 4, 2]] =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# =&gt;</text:p>
          </table:table-cell>
          <table:table-cell office:value-type="float" office:value="952560000" calcext:value-type="float">
            <text:p>95256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85</text:span><text:span text:style-name="T5">  </text:span><text:span text:style-name="T6"># =&gt; 10.372.320</text:span></text:p>
          </table:table-cell>
          <table:table-cell table:number-columns-repeated="5"/>
          <table:table-cell office:value-type="string" calcext:value-type="string">
            <text:p>@exponentsDemo[[8, 5, 4, 2]] =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# =&gt;</text:p>
          </table:table-cell>
          <table:table-cell office:value-type="float" office:value="1905120000" calcext:value-type="float">
            <text:p>190512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86</text:span><text:span text:style-name="T5">  </text:span><text:span text:style-name="T6"># =&gt; 10.58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87</text:span><text:span text:style-name="T5">  </text:span><text:span text:style-name="T6"># =&gt; 10.631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88</text:span><text:span text:style-name="T5">  </text:span><text:span text:style-name="T6"># =&gt; 10.716.3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89</text:span><text:span text:style-name="T5">  </text:span><text:span text:style-name="T6"># =&gt; 10.804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90</text:span><text:span text:style-name="T5">  </text:span><text:span text:style-name="T6"># =&gt; 10.886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91</text:span><text:span text:style-name="T5">  </text:span><text:span text:style-name="T6"># =&gt; 11.02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92</text:span><text:span text:style-name="T5">  </text:span><text:span text:style-name="T6"># =&gt; 11.113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93</text:span><text:span text:style-name="T5">  </text:span><text:span text:style-name="T6"># =&gt; 11.3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94</text:span><text:span text:style-name="T5">  </text:span><text:span text:style-name="T6"># =&gt; 11.430.7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495</text:span><text:span text:style-name="T5">  </text:span><text:span text:style-name="T6"># =&gt; 11.481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96</text:span><text:span text:style-name="T5">  </text:span><text:span text:style-name="T6"># =&gt; 11.524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497</text:span><text:span text:style-name="T5">  </text:span><text:span text:style-name="T6"># =&gt; 11.57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498</text:span><text:span text:style-name="T5">  </text:span><text:span text:style-name="T6"># =&gt; 11.668.8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499</text:span><text:span text:style-name="T5">  </text:span><text:span text:style-name="T6"># =&gt; 11.7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00</text:span><text:span text:style-name="T5">  </text:span><text:span text:style-name="T6"># =&gt; 11.854.0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01</text:span><text:span text:style-name="T5">  </text:span><text:span text:style-name="T6"># =&gt; 11.907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02</text:span><text:span text:style-name="T5">  </text:span><text:span text:style-name="T6"># =&gt; 12.09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03</text:span><text:span text:style-name="T5">  </text:span><text:span text:style-name="T6"># =&gt; 12.247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04</text:span><text:span text:style-name="T5">  </text:span><text:span text:style-name="T6"># =&gt; 12.34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05</text:span><text:span text:style-name="T5">  </text:span><text:span text:style-name="T6"># =&gt; 12.502.3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06</text:span><text:span text:style-name="T5">  </text:span><text:span text:style-name="T6"># =&gt; 12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07</text:span><text:span text:style-name="T5">  </text:span><text:span text:style-name="T6"># =&gt; 12.700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08</text:span><text:span text:style-name="T5">  </text:span><text:span text:style-name="T6"># =&gt; 12.75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09</text:span><text:span text:style-name="T5">  </text:span><text:span text:style-name="T6"># =&gt; 12.859.5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10</text:span><text:span text:style-name="T5">  </text:span><text:span text:style-name="T6"># =&gt; 12.86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11</text:span><text:span text:style-name="T5">  </text:span><text:span text:style-name="T6"># =&gt; 12.965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12</text:span><text:span text:style-name="T5">  </text:span><text:span text:style-name="T6"># =&gt; 13.063.6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13</text:span><text:span text:style-name="T5">  </text:span><text:span text:style-name="T6"># =&gt; 13.171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14</text:span><text:span text:style-name="T5">  </text:span><text:span text:style-name="T6"># =&gt; 13.23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15</text:span><text:span text:style-name="T5">  </text:span><text:span text:style-name="T6"># =&gt; 13.335.8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16</text:span><text:span text:style-name="T5">  </text:span><text:span text:style-name="T6"># =&gt; 13.60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17</text:span><text:span text:style-name="T5">  </text:span><text:span text:style-name="T6"># =&gt; 13.829.7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18</text:span><text:span text:style-name="T5">  </text:span><text:span text:style-name="T6"># =&gt; 13.891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19</text:span><text:span text:style-name="T5">  </text:span><text:span text:style-name="T6"># =&gt; 14.11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20</text:span><text:span text:style-name="T5">  </text:span><text:span text:style-name="T6"># =&gt; 14.1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21</text:span><text:span text:style-name="T5">  </text:span><text:span text:style-name="T6"># =&gt; 14.288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22</text:span><text:span text:style-name="T5">  </text:span><text:span text:style-name="T6"># =&gt; 14.40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23</text:span><text:span text:style-name="T5">  </text:span><text:span text:style-name="T6"># =&gt; 14.696.6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24</text:span><text:span text:style-name="T5">  </text:span><text:span text:style-name="T6"># =&gt; 14.7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25</text:span><text:span text:style-name="T5">  </text:span><text:span text:style-name="T6"># =&gt; 14.817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26</text:span><text:span text:style-name="T5">  </text:span><text:span text:style-name="T6"># =&gt; 14.883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27</text:span><text:span text:style-name="T5">  </text:span><text:span text:style-name="T6"># =&gt; 15.002.8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28</text:span><text:span text:style-name="T5">  </text:span><text:span text:style-name="T6"># =&gt; 15.1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29</text:span><text:span text:style-name="T5">  </text:span><text:span text:style-name="T6"># =&gt; 15.240.9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30</text:span><text:span text:style-name="T5">  </text:span><text:span text:style-name="T6"># =&gt; 15.309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31</text:span><text:span text:style-name="T5">  </text:span><text:span text:style-name="T6"># =&gt; 15.43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32</text:span><text:span text:style-name="T5">  </text:span><text:span text:style-name="T6"># =&gt; 15.558.4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33</text:span><text:span text:style-name="T5">  </text:span><text:span text:style-name="T6"># =&gt; 15.87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34</text:span><text:span text:style-name="T5">  </text:span><text:span text:style-name="T6"># =&gt; 16.074.4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35</text:span><text:span text:style-name="T5">  </text:span><text:span text:style-name="T6"># =&gt; 16.206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36</text:span><text:span text:style-name="T5">  </text:span><text:span text:style-name="T6"># =&gt; 16.329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37</text:span><text:span text:style-name="T5">  </text:span><text:span text:style-name="T6"># =&gt; 16.46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38</text:span><text:span text:style-name="T5">  </text:span><text:span text:style-name="T6"># =&gt; 16.53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39</text:span><text:span text:style-name="T5">  </text:span><text:span text:style-name="T6"># =&gt; 16.669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40</text:span><text:span text:style-name="T5">  </text:span><text:span text:style-name="T6"># =&gt; 16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41</text:span><text:span text:style-name="T5">  </text:span><text:span text:style-name="T6"># =&gt; 16.934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42</text:span><text:span text:style-name="T5">  </text:span><text:span text:style-name="T6"># =&gt; 17.01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43</text:span><text:span text:style-name="T5">  </text:span><text:span text:style-name="T6"># =&gt; 17.146.0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44</text:span><text:span text:style-name="T5">  </text:span><text:span text:style-name="T6"># =&gt; 17.287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45</text:span><text:span text:style-name="T5">  </text:span><text:span text:style-name="T6"># =&gt; 17.503.29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46</text:span><text:span text:style-name="T5">  </text:span><text:span text:style-name="T6"># =&gt; 17.6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47</text:span><text:span text:style-name="T5">  </text:span><text:span text:style-name="T6"># =&gt; 17.781.1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48</text:span><text:span text:style-name="T5">  </text:span><text:span text:style-name="T6"># =&gt; 17.860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49</text:span><text:span text:style-name="T5">  </text:span><text:span text:style-name="T6"># =&gt; 18.00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50</text:span><text:span text:style-name="T5">  </text:span><text:span text:style-name="T6"># =&gt; 18.14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51</text:span><text:span text:style-name="T5">  </text:span><text:span text:style-name="T6"># =&gt; 18.370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52</text:span><text:span text:style-name="T5">  </text:span><text:span text:style-name="T6"># =&gt; 18.439.6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53</text:span><text:span text:style-name="T5">  </text:span><text:span text:style-name="T6"># =&gt; 18.52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54</text:span><text:span text:style-name="T5">  </text:span><text:span text:style-name="T6"># =&gt; 18.9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55</text:span><text:span text:style-name="T5">  </text:span><text:span text:style-name="T6"># =&gt; 19.051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56</text:span><text:span text:style-name="T5">  </text:span><text:span text:style-name="T6"># =&gt; 19.13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57</text:span><text:span text:style-name="T5">  </text:span><text:span text:style-name="T6"># =&gt; 19.293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58</text:span><text:span text:style-name="T5">  </text:span><text:span text:style-name="T6"># =&gt; 19.448.1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59</text:span><text:span text:style-name="T5">  </text:span><text:span text:style-name="T6"># =&gt; 19.595.5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60</text:span><text:span text:style-name="T5">  </text:span><text:span text:style-name="T6"># =&gt; 19.756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61</text:span><text:span text:style-name="T5">  </text:span><text:span text:style-name="T6"># =&gt; 19.84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62</text:span><text:span text:style-name="T5">  </text:span><text:span text:style-name="T6"># =&gt; 20.003.7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63</text:span><text:span text:style-name="T5">  </text:span><text:span text:style-name="T6"># =&gt; 20.1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64</text:span><text:span text:style-name="T5">  </text:span><text:span text:style-name="T6"># =&gt; 20.41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65</text:span><text:span text:style-name="T5">  </text:span><text:span text:style-name="T6"># =&gt; 20.5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66</text:span><text:span text:style-name="T5">  </text:span><text:span text:style-name="T6"># =&gt; 20.744.6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67</text:span><text:span text:style-name="T5">  </text:span><text:span text:style-name="T6"># =&gt; 20.837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68</text:span><text:span text:style-name="T5">  </text:span><text:span text:style-name="T6"># =&gt; 21.16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69</text:span><text:span text:style-name="T5">  </text:span><text:span text:style-name="T6"># =&gt; 21.26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70</text:span><text:span text:style-name="T5">  </text:span><text:span text:style-name="T6"># =&gt; 21.432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71</text:span><text:span text:style-name="T5">  </text:span><text:span text:style-name="T6"># =&gt; 21.609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72</text:span><text:span text:style-name="T5">  </text:span><text:span text:style-name="T6"># =&gt; 21.772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73</text:span><text:span text:style-name="T5">  </text:span><text:span text:style-name="T6"># =&gt; 22.0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74</text:span><text:span text:style-name="T5">  </text:span><text:span text:style-name="T6"># =&gt; 22.226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75</text:span><text:span text:style-name="T5">  </text:span><text:span text:style-name="T6"># =&gt; 22.504.23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76</text:span><text:span text:style-name="T5">  </text:span><text:span text:style-name="T6"># =&gt; 22.6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77</text:span><text:span text:style-name="T5">  </text:span><text:span text:style-name="T6"># =&gt; 22.861.4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78</text:span><text:span text:style-name="T5">  </text:span><text:span text:style-name="T6"># =&gt; 22.963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79</text:span><text:span text:style-name="T5">  </text:span><text:span text:style-name="T6"># =&gt; 23.049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80</text:span><text:span text:style-name="T5">  </text:span><text:span text:style-name="T6"># =&gt; 23.15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81</text:span><text:span text:style-name="T5">  </text:span><text:span text:style-name="T6"># =&gt; 23.337.7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82</text:span><text:span text:style-name="T5">  </text:span><text:span text:style-name="T6"># =&gt; 23.5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83</text:span><text:span text:style-name="T5">  </text:span><text:span text:style-name="T6"># =&gt; 23.708.1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84</text:span><text:span text:style-name="T5">  </text:span><text:span text:style-name="T6"># =&gt; 23.81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85</text:span><text:span text:style-name="T5">  </text:span><text:span text:style-name="T6"># =&gt; 24.494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86</text:span><text:span text:style-name="T5">  </text:span><text:span text:style-name="T6"># =&gt; 24.69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87</text:span><text:span text:style-name="T5">  </text:span><text:span text:style-name="T6"># =&gt; 24.80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88</text:span><text:span text:style-name="T5">  </text:span><text:span text:style-name="T6"># =&gt; 25.004.7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89</text:span><text:span text:style-name="T5">  </text:span><text:span text:style-name="T6"># =&gt; 25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90</text:span><text:span text:style-name="T5">  </text:span><text:span text:style-name="T6"># =&gt; 25.401.6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91</text:span><text:span text:style-name="T5">  </text:span><text:span text:style-name="T6"># =&gt; 25.515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92</text:span><text:span text:style-name="T5">  </text:span><text:span text:style-name="T6"># =&gt; 25.719.12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93</text:span><text:span text:style-name="T5">  </text:span><text:span text:style-name="T6"># =&gt; 25.725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94</text:span><text:span text:style-name="T5">  </text:span><text:span text:style-name="T6"># =&gt; 25.930.8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95</text:span><text:span text:style-name="T5">  </text:span><text:span text:style-name="T6"># =&gt; 26.46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596</text:span><text:span text:style-name="T5">  </text:span><text:span text:style-name="T6"># =&gt; 26.671.68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597</text:span><text:span text:style-name="T5">  </text:span><text:span text:style-name="T6"># =&gt; 26.790.7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598</text:span><text:span text:style-name="T5">  </text:span><text:span text:style-name="T6"># =&gt; 27.011.2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599</text:span><text:span text:style-name="T5">  </text:span><text:span text:style-name="T6"># =&gt; 27.216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00</text:span><text:span text:style-name="T5">  </text:span><text:span text:style-name="T6"># =&gt; 27.659.52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01</text:span><text:span text:style-name="T5">  </text:span><text:span text:style-name="T6"># =&gt; 27.783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02</text:span><text:span text:style-name="T5">  </text:span><text:span text:style-name="T6"># =&gt; 28.224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03</text:span><text:span text:style-name="T5">  </text:span><text:span text:style-name="T6"># =&gt; 28.35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04</text:span><text:span text:style-name="T5">  </text:span><text:span text:style-name="T6"># =&gt; 28.576.8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05</text:span><text:span text:style-name="T5">  </text:span><text:span text:style-name="T6"># =&gt; 28.812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06</text:span><text:span text:style-name="T5">  </text:span><text:span text:style-name="T6"># =&gt; 29.172.1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07</text:span><text:span text:style-name="T5">  </text:span><text:span text:style-name="T6"># =&gt; 29.393.28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08</text:span><text:span text:style-name="T5">  </text:span><text:span text:style-name="T6"># =&gt; 29.40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09</text:span><text:span text:style-name="T5">  </text:span><text:span text:style-name="T6"># =&gt; 29.635.2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10</text:span><text:span text:style-name="T5">  </text:span><text:span text:style-name="T6"># =&gt; 29.767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11</text:span><text:span text:style-name="T5">  </text:span><text:span text:style-name="T6"># =&gt; 30.005.64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12</text:span><text:span text:style-name="T5">  </text:span><text:span text:style-name="T6"># =&gt; 30.24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13</text:span><text:span text:style-name="T5">  </text:span><text:span text:style-name="T6"># =&gt; 30.481.92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14</text:span><text:span text:style-name="T5">  </text:span><text:span text:style-name="T6"># =&gt; 30.618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15</text:span><text:span text:style-name="T5">  </text:span><text:span text:style-name="T6"># =&gt; 30.87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16</text:span><text:span text:style-name="T5">  </text:span><text:span text:style-name="T6"># =&gt; 31.116.96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17</text:span><text:span text:style-name="T5">  </text:span><text:span text:style-name="T6"># =&gt; 31.752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18</text:span><text:span text:style-name="T5">  </text:span><text:span text:style-name="T6"># =&gt; 31.893.7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19</text:span><text:span text:style-name="T5">  </text:span><text:span text:style-name="T6"># =&gt; 32.148.9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20</text:span><text:span text:style-name="T5">  </text:span><text:span text:style-name="T6"># =&gt; 32.413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21</text:span><text:span text:style-name="T5">  </text:span><text:span text:style-name="T6"># =&gt; 32.659.2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22</text:span><text:span text:style-name="T5">  </text:span><text:span text:style-name="T6"># =&gt; 32.928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23</text:span><text:span text:style-name="T5">  </text:span><text:span text:style-name="T6"># =&gt; 33.075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24</text:span><text:span text:style-name="T5">  </text:span><text:span text:style-name="T6"># =&gt; 33.339.6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25</text:span><text:span text:style-name="T5">  </text:span><text:span text:style-name="T6"># =&gt; 33.60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26</text:span><text:span text:style-name="T5">  </text:span><text:span text:style-name="T6"># =&gt; 34.02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27</text:span><text:span text:style-name="T5">  </text:span><text:span text:style-name="T6"># =&gt; 34.292.16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28</text:span><text:span text:style-name="T5">  </text:span><text:span text:style-name="T6"># =&gt; 34.574.4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29</text:span><text:span text:style-name="T5">  </text:span><text:span text:style-name="T6"># =&gt; 34.728.7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30</text:span><text:span text:style-name="T5">  </text:span><text:span text:style-name="T6"># =&gt; 35.006.58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31</text:span><text:span text:style-name="T5">  </text:span><text:span text:style-name="T6"># =&gt; 35.28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32</text:span><text:span text:style-name="T5">  </text:span><text:span text:style-name="T6"># =&gt; 35.562.24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33</text:span><text:span text:style-name="T5">  </text:span><text:span text:style-name="T6"># =&gt; 35.721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34</text:span><text:span text:style-name="T5">  </text:span><text:span text:style-name="T6"># =&gt; 36.015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35</text:span><text:span text:style-name="T5">  </text:span><text:span text:style-name="T6"># =&gt; 36.288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36</text:span><text:span text:style-name="T5">  </text:span><text:span text:style-name="T6"># =&gt; 36.741.6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37</text:span><text:span text:style-name="T5">  </text:span><text:span text:style-name="T6"># =&gt; 37.044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38</text:span><text:span text:style-name="T5">  </text:span><text:span text:style-name="T6"># =&gt; 37.507.0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39</text:span><text:span text:style-name="T5">  </text:span><text:span text:style-name="T6"># =&gt; 37.80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40</text:span><text:span text:style-name="T5">  </text:span><text:span text:style-name="T6"># =&gt; 38.102.4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41</text:span><text:span text:style-name="T5">  </text:span><text:span text:style-name="T6"># =&gt; 38.272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42</text:span><text:span text:style-name="T5">  </text:span><text:span text:style-name="T6"># =&gt; 38.587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43</text:span><text:span text:style-name="T5">  </text:span><text:span text:style-name="T6"># =&gt; 38.896.2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44</text:span><text:span text:style-name="T5">  </text:span><text:span text:style-name="T6"># =&gt; 39.191.04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45</text:span><text:span text:style-name="T5">  </text:span><text:span text:style-name="T6"># =&gt; 39.513.6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46</text:span><text:span text:style-name="T5">  </text:span><text:span text:style-name="T6"># =&gt; 39.69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47</text:span><text:span text:style-name="T5">  </text:span><text:span text:style-name="T6"># =&gt; 40.007.52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48</text:span><text:span text:style-name="T5">  </text:span><text:span text:style-name="T6"># =&gt; 40.824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49</text:span><text:span text:style-name="T5">  </text:span><text:span text:style-name="T6"># =&gt; 41.16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50</text:span><text:span text:style-name="T5">  </text:span><text:span text:style-name="T6"># =&gt; 41.489.28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51</text:span><text:span text:style-name="T5">  </text:span><text:span text:style-name="T6"># =&gt; 41.674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52</text:span><text:span text:style-name="T5">  </text:span><text:span text:style-name="T6"># =&gt; 42.336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53</text:span><text:span text:style-name="T5">  </text:span><text:span text:style-name="T6"># =&gt; 42.525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54</text:span><text:span text:style-name="T5">  </text:span><text:span text:style-name="T6"># =&gt; 42.865.2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55</text:span><text:span text:style-name="T5">  </text:span><text:span text:style-name="T6"># =&gt; 43.218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56</text:span><text:span text:style-name="T5">  </text:span><text:span text:style-name="T6"># =&gt; 44.10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57</text:span><text:span text:style-name="T5">  </text:span><text:span text:style-name="T6"># =&gt; 44.452.8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58</text:span><text:span text:style-name="T5">  </text:span><text:span text:style-name="T6"># =&gt; 44.651.2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59</text:span><text:span text:style-name="T5">  </text:span><text:span text:style-name="T6"># =&gt; 45.008.46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60</text:span><text:span text:style-name="T5">  </text:span><text:span text:style-name="T6"># =&gt; 45.018.7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61</text:span><text:span text:style-name="T5">  </text:span><text:span text:style-name="T6"># =&gt; 45.36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62</text:span><text:span text:style-name="T5">  </text:span><text:span text:style-name="T6"># =&gt; 45.722.88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63</text:span><text:span text:style-name="T5">  </text:span><text:span text:style-name="T6"># =&gt; 45.927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64</text:span><text:span text:style-name="T5">  </text:span><text:span text:style-name="T6"># =&gt; 46.099.2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65</text:span><text:span text:style-name="T5">  </text:span><text:span text:style-name="T6"># =&gt; 46.305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66</text:span><text:span text:style-name="T5">  </text:span><text:span text:style-name="T6"># =&gt; 46.675.44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67</text:span><text:span text:style-name="T5">  </text:span><text:span text:style-name="T6"># =&gt; 47.04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68</text:span><text:span text:style-name="T5">  </text:span><text:span text:style-name="T6"># =&gt; 47.628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69</text:span><text:span text:style-name="T5">  </text:span><text:span text:style-name="T6"># =&gt; 48.620.2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70</text:span><text:span text:style-name="T5">  </text:span><text:span text:style-name="T6"># =&gt; 48.988.8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71</text:span><text:span text:style-name="T5">  </text:span><text:span text:style-name="T6"># =&gt; 49.392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72</text:span><text:span text:style-name="T5">  </text:span><text:span text:style-name="T6"># =&gt; 49.612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73</text:span><text:span text:style-name="T5">  </text:span><text:span text:style-name="T6"># =&gt; 50.009.4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74</text:span><text:span text:style-name="T5">  </text:span><text:span text:style-name="T6"># =&gt; 50.40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75</text:span><text:span text:style-name="T5">  </text:span><text:span text:style-name="T6"># =&gt; 50.803.2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76</text:span><text:span text:style-name="T5">  </text:span><text:span text:style-name="T6"># =&gt; 51.03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77</text:span><text:span text:style-name="T5">  </text:span><text:span text:style-name="T6"># =&gt; 51.438.24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78</text:span><text:span text:style-name="T5">  </text:span><text:span text:style-name="T6"># =&gt; 51.45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79</text:span><text:span text:style-name="T5">  </text:span><text:span text:style-name="T6"># =&gt; 51.861.6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80</text:span><text:span text:style-name="T5">  </text:span><text:span text:style-name="T6"># =&gt; 52.509.87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81</text:span><text:span text:style-name="T5">  </text:span><text:span text:style-name="T6"># =&gt; 52.92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82</text:span><text:span text:style-name="T5">  </text:span><text:span text:style-name="T6"># =&gt; 53.343.36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83</text:span><text:span text:style-name="T5">  </text:span><text:span text:style-name="T6"># =&gt; 53.581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84</text:span><text:span text:style-name="T5">  </text:span><text:span text:style-name="T6"># =&gt; 54.022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85</text:span><text:span text:style-name="T5">  </text:span><text:span text:style-name="T6"># =&gt; 54.432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86</text:span><text:span text:style-name="T5">  </text:span><text:span text:style-name="T6"># =&gt; 55.319.04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87</text:span><text:span text:style-name="T5">  </text:span><text:span text:style-name="T6"># =&gt; 55.566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88</text:span><text:span text:style-name="T5">  </text:span><text:span text:style-name="T6"># =&gt; 56.70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89</text:span><text:span text:style-name="T5">  </text:span><text:span text:style-name="T6"># =&gt; 57.153.6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90</text:span><text:span text:style-name="T5">  </text:span><text:span text:style-name="T6"># =&gt; 57.408.7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91</text:span><text:span text:style-name="T5">  </text:span><text:span text:style-name="T6"># =&gt; 57.624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92</text:span><text:span text:style-name="T5">  </text:span><text:span text:style-name="T6"># =&gt; 57.881.2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693</text:span><text:span text:style-name="T5">  </text:span><text:span text:style-name="T6"># =&gt; 58.344.3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94</text:span><text:span text:style-name="T5">  </text:span><text:span text:style-name="T6"># =&gt; 58.786.56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95</text:span><text:span text:style-name="T5">  </text:span><text:span text:style-name="T6"># =&gt; 58.80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96</text:span><text:span text:style-name="T5">  </text:span><text:span text:style-name="T6"># =&gt; 59.270.4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697</text:span><text:span text:style-name="T5">  </text:span><text:span text:style-name="T6"># =&gt; 59.535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698</text:span><text:span text:style-name="T5">  </text:span><text:span text:style-name="T6"># =&gt; 60.011.28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699</text:span><text:span text:style-name="T5">  </text:span><text:span text:style-name="T6"># =&gt; 60.48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00</text:span><text:span text:style-name="T5">  </text:span><text:span text:style-name="T6"># =&gt; 61.236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01</text:span><text:span text:style-name="T5">  </text:span><text:span text:style-name="T6"># =&gt; 61.74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02</text:span><text:span text:style-name="T5">  </text:span><text:span text:style-name="T6"># =&gt; 62.233.92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03</text:span><text:span text:style-name="T5">  </text:span><text:span text:style-name="T6"># =&gt; 62.511.7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04</text:span><text:span text:style-name="T5">  </text:span><text:span text:style-name="T6"># =&gt; 63.504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05</text:span><text:span text:style-name="T5">  </text:span><text:span text:style-name="T6"># =&gt; 63.787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06</text:span><text:span text:style-name="T5">  </text:span><text:span text:style-name="T6"># =&gt; 64.297.8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07</text:span><text:span text:style-name="T5">  </text:span><text:span text:style-name="T6"># =&gt; 64.827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08</text:span><text:span text:style-name="T5">  </text:span><text:span text:style-name="T6"># =&gt; 65.318.4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09</text:span><text:span text:style-name="T5">  </text:span><text:span text:style-name="T6"># =&gt; 65.856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10</text:span><text:span text:style-name="T5">  </text:span><text:span text:style-name="T6"># =&gt; 66.15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11</text:span><text:span text:style-name="T5">  </text:span><text:span text:style-name="T6"># =&gt; 66.679.2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12</text:span><text:span text:style-name="T5">  </text:span><text:span text:style-name="T6"># =&gt; 68.04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13</text:span><text:span text:style-name="T5">  </text:span><text:span text:style-name="T6"># =&gt; 68.584.32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14</text:span><text:span text:style-name="T5">  </text:span><text:span text:style-name="T6"># =&gt; 69.148.8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15</text:span><text:span text:style-name="T5">  </text:span><text:span text:style-name="T6"># =&gt; 69.457.5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16</text:span><text:span text:style-name="T5">  </text:span><text:span text:style-name="T6"># =&gt; 70.013.16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17</text:span><text:span text:style-name="T5">  </text:span><text:span text:style-name="T6"># =&gt; 70.56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18</text:span><text:span text:style-name="T5">  </text:span><text:span text:style-name="T6"># =&gt; 71.124.48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19</text:span><text:span text:style-name="T5">  </text:span><text:span text:style-name="T6"># =&gt; 71.442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20</text:span><text:span text:style-name="T5">  </text:span><text:span text:style-name="T6"># =&gt; 72.03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21</text:span><text:span text:style-name="T5">  </text:span><text:span text:style-name="T6"># =&gt; 73.483.2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22</text:span><text:span text:style-name="T5">  </text:span><text:span text:style-name="T6"># =&gt; 74.088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23</text:span><text:span text:style-name="T5">  </text:span><text:span text:style-name="T6"># =&gt; 74.418.75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24</text:span><text:span text:style-name="T5">  </text:span><text:span text:style-name="T6"># =&gt; 75.014.1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25</text:span><text:span text:style-name="T5">  </text:span><text:span text:style-name="T6"># =&gt; 75.60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26</text:span><text:span text:style-name="T5">  </text:span><text:span text:style-name="T6"># =&gt; 76.204.8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27</text:span><text:span text:style-name="T5">  </text:span><text:span text:style-name="T6"># =&gt; 76.545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28</text:span><text:span text:style-name="T5">  </text:span><text:span text:style-name="T6"># =&gt; 77.175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29</text:span><text:span text:style-name="T5">  </text:span><text:span text:style-name="T6"># =&gt; 77.792.4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30</text:span><text:span text:style-name="T5">  </text:span><text:span text:style-name="T6"># =&gt; 79.380.000 # ==&gt; MID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31</text:span><text:span text:style-name="T5">  </text:span><text:span text:style-name="T6"># =&gt; 80.015.0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32</text:span><text:span text:style-name="T5">  </text:span><text:span text:style-name="T6"># =&gt; 80.372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33</text:span><text:span text:style-name="T5">  </text:span><text:span text:style-name="T6"># =&gt; 81.033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34</text:span><text:span text:style-name="T5">  </text:span><text:span text:style-name="T6"># =&gt; 81.64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35</text:span><text:span text:style-name="T5">  </text:span><text:span text:style-name="T6"># =&gt; 82.3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36</text:span><text:span text:style-name="T5">  </text:span><text:span text:style-name="T6"># =&gt; 82.978.5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37</text:span><text:span text:style-name="T5">  </text:span><text:span text:style-name="T6"># =&gt; 83.349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38</text:span><text:span text:style-name="T5">  </text:span><text:span text:style-name="T6"># =&gt; 84.67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39</text:span><text:span text:style-name="T5">  </text:span><text:span text:style-name="T6"># =&gt; 85.0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40</text:span><text:span text:style-name="T5">  </text:span><text:span text:style-name="T6"># =&gt; 85.730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41</text:span><text:span text:style-name="T5">  </text:span><text:span text:style-name="T6"># =&gt; 86.43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42</text:span><text:span text:style-name="T5">  </text:span><text:span text:style-name="T6"># =&gt; 87.516.4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43</text:span><text:span text:style-name="T5">  </text:span><text:span text:style-name="T6"># =&gt; 88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44</text:span><text:span text:style-name="T5">  </text:span><text:span text:style-name="T6"># =&gt; 88.905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45</text:span><text:span text:style-name="T5">  </text:span><text:span text:style-name="T6"># =&gt; 89.30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46</text:span><text:span text:style-name="T5">  </text:span><text:span text:style-name="T6"># =&gt; 90.016.9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47</text:span><text:span text:style-name="T5">  </text:span><text:span text:style-name="T6"># =&gt; 90.03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48</text:span><text:span text:style-name="T5">  </text:span><text:span text:style-name="T6"># =&gt; 90.7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49</text:span><text:span text:style-name="T5">  </text:span><text:span text:style-name="T6"># =&gt; 91.445.7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50</text:span><text:span text:style-name="T5">  </text:span><text:span text:style-name="T6"># =&gt; 91.85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51</text:span><text:span text:style-name="T5">  </text:span><text:span text:style-name="T6"># =&gt; 92.198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52</text:span><text:span text:style-name="T5">  </text:span><text:span text:style-name="T6"># =&gt; 92.61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53</text:span><text:span text:style-name="T5">  </text:span><text:span text:style-name="T6"># =&gt; 93.350.8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54</text:span><text:span text:style-name="T5">  </text:span><text:span text:style-name="T6"># =&gt; 95.25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55</text:span><text:span text:style-name="T5">  </text:span><text:span text:style-name="T6"># =&gt; 95.681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56</text:span><text:span text:style-name="T5">  </text:span><text:span text:style-name="T6"># =&gt; 97.240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57</text:span><text:span text:style-name="T5">  </text:span><text:span text:style-name="T6"># =&gt; 97.977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58</text:span><text:span text:style-name="T5">  </text:span><text:span text:style-name="T6"># =&gt; 98.78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59</text:span><text:span text:style-name="T5">  </text:span><text:span text:style-name="T6"># =&gt; 99.22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60</text:span><text:span text:style-name="T5">  </text:span><text:span text:style-name="T6"># =&gt; 100.018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61</text:span><text:span text:style-name="T5">  </text:span><text:span text:style-name="T6"># =&gt; 100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62</text:span><text:span text:style-name="T5">  </text:span><text:span text:style-name="T6"># =&gt; 102.0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63</text:span><text:span text:style-name="T5">  </text:span><text:span text:style-name="T6"># =&gt; 102.876.4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64</text:span><text:span text:style-name="T5">  </text:span><text:span text:style-name="T6"># =&gt; 102.9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65</text:span><text:span text:style-name="T5">  </text:span><text:span text:style-name="T6"># =&gt; 103.723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66</text:span><text:span text:style-name="T5">  </text:span><text:span text:style-name="T6"># =&gt; 104.18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67</text:span><text:span text:style-name="T5">  </text:span><text:span text:style-name="T6"># =&gt; 105.019.7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68</text:span><text:span text:style-name="T5">  </text:span><text:span text:style-name="T6"># =&gt; 105.8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69</text:span><text:span text:style-name="T5">  </text:span><text:span text:style-name="T6"># =&gt; 106.686.7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70</text:span><text:span text:style-name="T5">  </text:span><text:span text:style-name="T6"># =&gt; 107.163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71</text:span><text:span text:style-name="T5">  </text:span><text:span text:style-name="T6"># =&gt; 108.04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72</text:span><text:span text:style-name="T5">  </text:span><text:span text:style-name="T6"># =&gt; 108.86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73</text:span><text:span text:style-name="T5">  </text:span><text:span text:style-name="T6"># =&gt; 111.13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74</text:span><text:span text:style-name="T5">  </text:span><text:span text:style-name="T6"># =&gt; 112.521.1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75</text:span><text:span text:style-name="T5">  </text:span><text:span text:style-name="T6"># =&gt; 113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76</text:span><text:span text:style-name="T5">  </text:span><text:span text:style-name="T6"># =&gt; 114.307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77</text:span><text:span text:style-name="T5">  </text:span><text:span text:style-name="T6"># =&gt; 114.81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78</text:span><text:span text:style-name="T5">  </text:span><text:span text:style-name="T6"># =&gt; 115.24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79</text:span><text:span text:style-name="T5">  </text:span><text:span text:style-name="T6"># =&gt; 115.76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80</text:span><text:span text:style-name="T5">  </text:span><text:span text:style-name="T6"># =&gt; 116.688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81</text:span><text:span text:style-name="T5">  </text:span><text:span text:style-name="T6"># =&gt; 117.573.1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82</text:span><text:span text:style-name="T5">  </text:span><text:span text:style-name="T6"># =&gt; 117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83</text:span><text:span text:style-name="T5">  </text:span><text:span text:style-name="T6"># =&gt; 118.540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84</text:span><text:span text:style-name="T5">  </text:span><text:span text:style-name="T6"># =&gt; 119.07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85</text:span><text:span text:style-name="T5">  </text:span><text:span text:style-name="T6"># =&gt; 120.022.5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86</text:span><text:span text:style-name="T5">  </text:span><text:span text:style-name="T6"># =&gt; 122.47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87</text:span><text:span text:style-name="T5">  </text:span><text:span text:style-name="T6"># =&gt; 123.4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88</text:span><text:span text:style-name="T5">  </text:span><text:span text:style-name="T6"># =&gt; 124.467.8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89</text:span><text:span text:style-name="T5">  </text:span><text:span text:style-name="T6"># =&gt; 125.023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90</text:span><text:span text:style-name="T5">  </text:span><text:span text:style-name="T6"># =&gt; 127.00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91</text:span><text:span text:style-name="T5">  </text:span><text:span text:style-name="T6"># =&gt; 127.5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92</text:span><text:span text:style-name="T5">  </text:span><text:span text:style-name="T6"># =&gt; 128.595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93</text:span><text:span text:style-name="T5">  </text:span><text:span text:style-name="T6"># =&gt; 129.65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94</text:span><text:span text:style-name="T5">  </text:span><text:span text:style-name="T6"># =&gt; 132.3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795</text:span><text:span text:style-name="T5">  </text:span><text:span text:style-name="T6"># =&gt; 133.358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96</text:span><text:span text:style-name="T5">  </text:span><text:span text:style-name="T6"># =&gt; 133.953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797</text:span><text:span text:style-name="T5">  </text:span><text:span text:style-name="T6"># =&gt; 135.05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798</text:span><text:span text:style-name="T5">  </text:span><text:span text:style-name="T6"># =&gt; 136.0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799</text:span><text:span text:style-name="T5">  </text:span><text:span text:style-name="T6"># =&gt; 137.168.6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00</text:span><text:span text:style-name="T5">  </text:span><text:span text:style-name="T6"># =&gt; 138.297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01</text:span><text:span text:style-name="T5">  </text:span><text:span text:style-name="T6"># =&gt; 138.91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02</text:span><text:span text:style-name="T5">  </text:span><text:span text:style-name="T6"># =&gt; 140.026.3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03</text:span><text:span text:style-name="T5">  </text:span><text:span text:style-name="T6"># =&gt; 141.1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04</text:span><text:span text:style-name="T5">  </text:span><text:span text:style-name="T6"># =&gt; 142.88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05</text:span><text:span text:style-name="T5">  </text:span><text:span text:style-name="T6"># =&gt; 144.0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06</text:span><text:span text:style-name="T5">  </text:span><text:span text:style-name="T6"># =&gt; 145.860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07</text:span><text:span text:style-name="T5">  </text:span><text:span text:style-name="T6"># =&gt; 146.966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08</text:span><text:span text:style-name="T5">  </text:span><text:span text:style-name="T6"># =&gt; 148.17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09</text:span><text:span text:style-name="T5">  </text:span><text:span text:style-name="T6"># =&gt; 148.83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10</text:span><text:span text:style-name="T5">  </text:span><text:span text:style-name="T6"># =&gt; 150.028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11</text:span><text:span text:style-name="T5">  </text:span><text:span text:style-name="T6"># =&gt; 151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12</text:span><text:span text:style-name="T5">  </text:span><text:span text:style-name="T6"># =&gt; 152.409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13</text:span><text:span text:style-name="T5">  </text:span><text:span text:style-name="T6"># =&gt; 153.09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14</text:span><text:span text:style-name="T5">  </text:span><text:span text:style-name="T6"># =&gt; 154.3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15</text:span><text:span text:style-name="T5">  </text:span><text:span text:style-name="T6"># =&gt; 155.584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16</text:span><text:span text:style-name="T5">  </text:span><text:span text:style-name="T6"># =&gt; 157.529.61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17</text:span><text:span text:style-name="T5">  </text:span><text:span text:style-name="T6"># =&gt; 158.7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18</text:span><text:span text:style-name="T5">  </text:span><text:span text:style-name="T6"># =&gt; 160.030.0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19</text:span><text:span text:style-name="T5">  </text:span><text:span text:style-name="T6"># =&gt; 160.744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20</text:span><text:span text:style-name="T5">  </text:span><text:span text:style-name="T6"># =&gt; 162.06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21</text:span><text:span text:style-name="T5">  </text:span><text:span text:style-name="T6"># =&gt; 163.29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22</text:span><text:span text:style-name="T5">  </text:span><text:span text:style-name="T6"># =&gt; 164.6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23</text:span><text:span text:style-name="T5">  </text:span><text:span text:style-name="T6"># =&gt; 165.957.1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24</text:span><text:span text:style-name="T5">  </text:span><text:span text:style-name="T6"># =&gt; 166.69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25</text:span><text:span text:style-name="T5">  </text:span><text:span text:style-name="T6"># =&gt; 170.1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26</text:span><text:span text:style-name="T5">  </text:span><text:span text:style-name="T6"># =&gt; 171.460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27</text:span><text:span text:style-name="T5">  </text:span><text:span text:style-name="T6"># =&gt; 172.87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28</text:span><text:span text:style-name="T5">  </text:span><text:span text:style-name="T6"># =&gt; 173.643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29</text:span><text:span text:style-name="T5">  </text:span><text:span text:style-name="T6"># =&gt; 175.032.9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30</text:span><text:span text:style-name="T5">  </text:span><text:span text:style-name="T6"># =&gt; 176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31</text:span><text:span text:style-name="T5">  </text:span><text:span text:style-name="T6"># =&gt; 177.811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32</text:span><text:span text:style-name="T5">  </text:span><text:span text:style-name="T6"># =&gt; 178.60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33</text:span><text:span text:style-name="T5">  </text:span><text:span text:style-name="T6"># =&gt; 180.033.8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34</text:span><text:span text:style-name="T5">  </text:span><text:span text:style-name="T6"># =&gt; 180.0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35</text:span><text:span text:style-name="T5">  </text:span><text:span text:style-name="T6"># =&gt; 181.4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36</text:span><text:span text:style-name="T5">  </text:span><text:span text:style-name="T6"># =&gt; 183.70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37</text:span><text:span text:style-name="T5">  </text:span><text:span text:style-name="T6"># =&gt; 185.2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38</text:span><text:span text:style-name="T5">  </text:span><text:span text:style-name="T6"># =&gt; 186.701.7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39</text:span><text:span text:style-name="T5">  </text:span><text:span text:style-name="T6"># =&gt; 187.535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40</text:span><text:span text:style-name="T5">  </text:span><text:span text:style-name="T6"># =&gt; 190.51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41</text:span><text:span text:style-name="T5">  </text:span><text:span text:style-name="T6"># =&gt; 191.36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42</text:span><text:span text:style-name="T5">  </text:span><text:span text:style-name="T6"># =&gt; 194.481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43</text:span><text:span text:style-name="T5">  </text:span><text:span text:style-name="T6"># =&gt; 195.955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44</text:span><text:span text:style-name="T5">  </text:span><text:span text:style-name="T6"># =&gt; 197.56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45</text:span><text:span text:style-name="T5">  </text:span><text:span text:style-name="T6"># =&gt; 198.4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46</text:span><text:span text:style-name="T5">  </text:span><text:span text:style-name="T6"># =&gt; 200.037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47</text:span><text:span text:style-name="T5">  </text:span><text:span text:style-name="T6"># =&gt; 204.1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48</text:span><text:span text:style-name="T5">  </text:span><text:span text:style-name="T6"># =&gt; 205.752.9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49</text:span><text:span text:style-name="T5">  </text:span><text:span text:style-name="T6"># =&gt; 205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50</text:span><text:span text:style-name="T5">  </text:span><text:span text:style-name="T6"># =&gt; 207.446.4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51</text:span><text:span text:style-name="T5">  </text:span><text:span text:style-name="T6"># =&gt; 208.372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52</text:span><text:span text:style-name="T5">  </text:span><text:span text:style-name="T6"># =&gt; 210.039.48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53</text:span><text:span text:style-name="T5">  </text:span><text:span text:style-name="T6"># =&gt; 211.68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54</text:span><text:span text:style-name="T5">  </text:span><text:span text:style-name="T6"># =&gt; 213.373.44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55</text:span><text:span text:style-name="T5">  </text:span><text:span text:style-name="T6"># =&gt; 214.326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56</text:span><text:span text:style-name="T5">  </text:span><text:span text:style-name="T6"># =&gt; 216.09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57</text:span><text:span text:style-name="T5">  </text:span><text:span text:style-name="T6"># =&gt; 222.264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58</text:span><text:span text:style-name="T5">  </text:span><text:span text:style-name="T6"># =&gt; 223.256.2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59</text:span><text:span text:style-name="T5">  </text:span><text:span text:style-name="T6"># =&gt; 225.042.3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60</text:span><text:span text:style-name="T5">  </text:span><text:span text:style-name="T6"># =&gt; 226.8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61</text:span><text:span text:style-name="T5">  </text:span><text:span text:style-name="T6"># =&gt; 228.614.4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62</text:span><text:span text:style-name="T5">  </text:span><text:span text:style-name="T6"># =&gt; 229.635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63</text:span><text:span text:style-name="T5">  </text:span><text:span text:style-name="T6"># =&gt; 230.496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64</text:span><text:span text:style-name="T5">  </text:span><text:span text:style-name="T6"># =&gt; 231.525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65</text:span><text:span text:style-name="T5">  </text:span><text:span text:style-name="T6"># =&gt; 233.377.2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66</text:span><text:span text:style-name="T5">  </text:span><text:span text:style-name="T6"># =&gt; 235.2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67</text:span><text:span text:style-name="T5">  </text:span><text:span text:style-name="T6"># =&gt; 238.14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68</text:span><text:span text:style-name="T5">  </text:span><text:span text:style-name="T6"># =&gt; 240.045.12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69</text:span><text:span text:style-name="T5">  </text:span><text:span text:style-name="T6"># =&gt; 243.101.2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70</text:span><text:span text:style-name="T5">  </text:span><text:span text:style-name="T6"># =&gt; 244.944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71</text:span><text:span text:style-name="T5">  </text:span><text:span text:style-name="T6"># =&gt; 246.96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72</text:span><text:span text:style-name="T5">  </text:span><text:span text:style-name="T6"># =&gt; 248.935.68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73</text:span><text:span text:style-name="T5">  </text:span><text:span text:style-name="T6"># =&gt; 250.047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74</text:span><text:span text:style-name="T5">  </text:span><text:span text:style-name="T6"># =&gt; 254.016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75</text:span><text:span text:style-name="T5">  </text:span><text:span text:style-name="T6"># =&gt; 255.15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76</text:span><text:span text:style-name="T5">  </text:span><text:span text:style-name="T6"># =&gt; 257.191.2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77</text:span><text:span text:style-name="T5">  </text:span><text:span text:style-name="T6"># =&gt; 259.308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78</text:span><text:span text:style-name="T5">  </text:span><text:span text:style-name="T6"># =&gt; 262.549.3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79</text:span><text:span text:style-name="T5">  </text:span><text:span text:style-name="T6"># =&gt; 264.6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80</text:span><text:span text:style-name="T5">  </text:span><text:span text:style-name="T6"># =&gt; 266.716.8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81</text:span><text:span text:style-name="T5">  </text:span><text:span text:style-name="T6"># =&gt; 267.907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82</text:span><text:span text:style-name="T5">  </text:span><text:span text:style-name="T6"># =&gt; 270.112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83</text:span><text:span text:style-name="T5">  </text:span><text:span text:style-name="T6"># =&gt; 272.16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84</text:span><text:span text:style-name="T5">  </text:span><text:span text:style-name="T6"># =&gt; 274.337.28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85</text:span><text:span text:style-name="T5">  </text:span><text:span text:style-name="T6"># =&gt; 276.595.2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86</text:span><text:span text:style-name="T5">  </text:span><text:span text:style-name="T6"># =&gt; 277.83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87</text:span><text:span text:style-name="T5">  </text:span><text:span text:style-name="T6"># =&gt; 280.052.64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88</text:span><text:span text:style-name="T5">  </text:span><text:span text:style-name="T6"># =&gt; 285.768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89</text:span><text:span text:style-name="T5">  </text:span><text:span text:style-name="T6"># =&gt; 287.043.7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90</text:span><text:span text:style-name="T5">  </text:span><text:span text:style-name="T6"># =&gt; 288.12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91</text:span><text:span text:style-name="T5">  </text:span><text:span text:style-name="T6"># =&gt; 291.721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92</text:span><text:span text:style-name="T5">  </text:span><text:span text:style-name="T6"># =&gt; 293.932.8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93</text:span><text:span text:style-name="T5">  </text:span><text:span text:style-name="T6"># =&gt; 296.352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894</text:span><text:span text:style-name="T5">  </text:span><text:span text:style-name="T6"># =&gt; 297.675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95</text:span><text:span text:style-name="T5">  </text:span><text:span text:style-name="T6"># =&gt; 300.056.4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96</text:span><text:span text:style-name="T5">  </text:span><text:span text:style-name="T6"># =&gt; 302.4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897</text:span><text:span text:style-name="T5">  </text:span><text:span text:style-name="T6"># =&gt; 306.18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898</text:span><text:span text:style-name="T5">  </text:span><text:span text:style-name="T6"># =&gt; 308.7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899</text:span><text:span text:style-name="T5">  </text:span><text:span text:style-name="T6"># =&gt; 311.169.6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00</text:span><text:span text:style-name="T5">  </text:span><text:span text:style-name="T6"># =&gt; 312.558.7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01</text:span><text:span text:style-name="T5">  </text:span><text:span text:style-name="T6"># =&gt; 315.059.22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02</text:span><text:span text:style-name="T5">  </text:span><text:span text:style-name="T6"># =&gt; 317.52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03</text:span><text:span text:style-name="T5">  </text:span><text:span text:style-name="T6"># =&gt; 320.060.16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04</text:span><text:span text:style-name="T5">  </text:span><text:span text:style-name="T6"># =&gt; 321.489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05</text:span><text:span text:style-name="T5">  </text:span><text:span text:style-name="T6"># =&gt; 324.135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06</text:span><text:span text:style-name="T5">  </text:span><text:span text:style-name="T6"># =&gt; 326.592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07</text:span><text:span text:style-name="T5">  </text:span><text:span text:style-name="T6"># =&gt; 329.28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08</text:span><text:span text:style-name="T5">  </text:span><text:span text:style-name="T6"># =&gt; 333.396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09</text:span><text:span text:style-name="T5">  </text:span><text:span text:style-name="T6"># =&gt; 340.2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10</text:span><text:span text:style-name="T5">  </text:span><text:span text:style-name="T6"># =&gt; 342.921.6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11</text:span><text:span text:style-name="T5">  </text:span><text:span text:style-name="T6"># =&gt; 345.744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12</text:span><text:span text:style-name="T5">  </text:span><text:span text:style-name="T6"># =&gt; 347.287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13</text:span><text:span text:style-name="T5">  </text:span><text:span text:style-name="T6"># =&gt; 350.065.8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14</text:span><text:span text:style-name="T5">  </text:span><text:span text:style-name="T6"># =&gt; 352.8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15</text:span><text:span text:style-name="T5">  </text:span><text:span text:style-name="T6"># =&gt; 355.622.4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16</text:span><text:span text:style-name="T5">  </text:span><text:span text:style-name="T6"># =&gt; 357.21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17</text:span><text:span text:style-name="T5">  </text:span><text:span text:style-name="T6"># =&gt; 360.067.68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18</text:span><text:span text:style-name="T5">  </text:span><text:span text:style-name="T6"># =&gt; 360.15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19</text:span><text:span text:style-name="T5">  </text:span><text:span text:style-name="T6"># =&gt; 367.416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20</text:span><text:span text:style-name="T5">  </text:span><text:span text:style-name="T6"># =&gt; 370.44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21</text:span><text:span text:style-name="T5">  </text:span><text:span text:style-name="T6"># =&gt; 373.403.52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22</text:span><text:span text:style-name="T5">  </text:span><text:span text:style-name="T6"># =&gt; 375.070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23</text:span><text:span text:style-name="T5">  </text:span><text:span text:style-name="T6"># =&gt; 381.024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24</text:span><text:span text:style-name="T5">  </text:span><text:span text:style-name="T6"># =&gt; 382.725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25</text:span><text:span text:style-name="T5">  </text:span><text:span text:style-name="T6"># =&gt; 388.962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26</text:span><text:span text:style-name="T5">  </text:span><text:span text:style-name="T6"># =&gt; 396.9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27</text:span><text:span text:style-name="T5">  </text:span><text:span text:style-name="T6"># =&gt; 400.075.2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28</text:span><text:span text:style-name="T5">  </text:span><text:span text:style-name="T6"># =&gt; 401.861.2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29</text:span><text:span text:style-name="T5">  </text:span><text:span text:style-name="T6"># =&gt; 405.168.7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30</text:span><text:span text:style-name="T5">  </text:span><text:span text:style-name="T6"># =&gt; 408.24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31</text:span><text:span text:style-name="T5">  </text:span><text:span text:style-name="T6"># =&gt; 411.505.92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32</text:span><text:span text:style-name="T5">  </text:span><text:span text:style-name="T6"># =&gt; 411.6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33</text:span><text:span text:style-name="T5">  </text:span><text:span text:style-name="T6"># =&gt; 414.892.8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34</text:span><text:span text:style-name="T5">  </text:span><text:span text:style-name="T6"># =&gt; 416.745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35</text:span><text:span text:style-name="T5">  </text:span><text:span text:style-name="T6"># =&gt; 420.078.96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36</text:span><text:span text:style-name="T5">  </text:span><text:span text:style-name="T6"># =&gt; 423.36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37</text:span><text:span text:style-name="T5">  </text:span><text:span text:style-name="T6"># =&gt; 428.652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38</text:span><text:span text:style-name="T5">  </text:span><text:span text:style-name="T6"># =&gt; 432.18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39</text:span><text:span text:style-name="T5">  </text:span><text:span text:style-name="T6"># =&gt; 437.582.2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40</text:span><text:span text:style-name="T5">  </text:span><text:span text:style-name="T6"># =&gt; 444.528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41</text:span><text:span text:style-name="T5">  </text:span><text:span text:style-name="T6"># =&gt; 446.512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42</text:span><text:span text:style-name="T5">  </text:span><text:span text:style-name="T6"># =&gt; 450.084.6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43</text:span><text:span text:style-name="T5">  </text:span><text:span text:style-name="T6"># =&gt; 453.6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44</text:span><text:span text:style-name="T5">  </text:span><text:span text:style-name="T6"># =&gt; 457.228.8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45</text:span><text:span text:style-name="T5">  </text:span><text:span text:style-name="T6"># =&gt; 459.27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46</text:span><text:span text:style-name="T5">  </text:span><text:span text:style-name="T6"># =&gt; 460.992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47</text:span><text:span text:style-name="T5">  </text:span><text:span text:style-name="T6"># =&gt; 463.05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48</text:span><text:span text:style-name="T5">  </text:span><text:span text:style-name="T6"># =&gt; 466.754.4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49</text:span><text:span text:style-name="T5">  </text:span><text:span text:style-name="T6"># =&gt; 476.28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50</text:span><text:span text:style-name="T5">  </text:span><text:span text:style-name="T6"># =&gt; 480.090.24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51</text:span><text:span text:style-name="T5">  </text:span><text:span text:style-name="T6"># =&gt; 486.202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52</text:span><text:span text:style-name="T5">  </text:span><text:span text:style-name="T6"># =&gt; 489.888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53</text:span><text:span text:style-name="T5">  </text:span><text:span text:style-name="T6"># =&gt; 493.92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54</text:span><text:span text:style-name="T5">  </text:span><text:span text:style-name="T6"># =&gt; 497.871.36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55</text:span><text:span text:style-name="T5">  </text:span><text:span text:style-name="T6"># =&gt; 500.094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56</text:span><text:span text:style-name="T5">  </text:span><text:span text:style-name="T6"># =&gt; 510.3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57</text:span><text:span text:style-name="T5">  </text:span><text:span text:style-name="T6"># =&gt; 514.382.4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58</text:span><text:span text:style-name="T5">  </text:span><text:span text:style-name="T6"># =&gt; 518.616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59</text:span><text:span text:style-name="T5">  </text:span><text:span text:style-name="T6"># =&gt; 520.931.2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60</text:span><text:span text:style-name="T5">  </text:span><text:span text:style-name="T6"># =&gt; 525.098.7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61</text:span><text:span text:style-name="T5">  </text:span><text:span text:style-name="T6"># =&gt; 529.2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62</text:span><text:span text:style-name="T5">  </text:span><text:span text:style-name="T6"># =&gt; 533.433.6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63</text:span><text:span text:style-name="T5">  </text:span><text:span text:style-name="T6"># =&gt; 535.815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64</text:span><text:span text:style-name="T5">  </text:span><text:span text:style-name="T6"># =&gt; 540.225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65</text:span><text:span text:style-name="T5">  </text:span><text:span text:style-name="T6"># =&gt; 544.32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66</text:span><text:span text:style-name="T5">  </text:span><text:span text:style-name="T6"># =&gt; 555.66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67</text:span><text:span text:style-name="T5">  </text:span><text:span text:style-name="T6"># =&gt; 560.105.28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68</text:span><text:span text:style-name="T5">  </text:span><text:span text:style-name="T6"># =&gt; 562.605.7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69</text:span><text:span text:style-name="T5">  </text:span><text:span text:style-name="T6"># =&gt; 571.536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70</text:span><text:span text:style-name="T5">  </text:span><text:span text:style-name="T6"># =&gt; 574.087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71</text:span><text:span text:style-name="T5">  </text:span><text:span text:style-name="T6"># =&gt; 576.24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72</text:span><text:span text:style-name="T5">  </text:span><text:span text:style-name="T6"># =&gt; 583.443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73</text:span><text:span text:style-name="T5">  </text:span><text:span text:style-name="T6"># =&gt; 587.865.6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74</text:span><text:span text:style-name="T5">  </text:span><text:span text:style-name="T6"># =&gt; 592.704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75</text:span><text:span text:style-name="T5">  </text:span><text:span text:style-name="T6"># =&gt; 595.35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76</text:span><text:span text:style-name="T5">  </text:span><text:span text:style-name="T6"># =&gt; 600.112.8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77</text:span><text:span text:style-name="T5">  </text:span><text:span text:style-name="T6"># =&gt; 612.36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78</text:span><text:span text:style-name="T5">  </text:span><text:span text:style-name="T6"># =&gt; 617.4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79</text:span><text:span text:style-name="T5">  </text:span><text:span text:style-name="T6"># =&gt; 622.339.2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80</text:span><text:span text:style-name="T5">  </text:span><text:span text:style-name="T6"># =&gt; 625.117.5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81</text:span><text:span text:style-name="T5">  </text:span><text:span text:style-name="T6"># =&gt; 630.118.44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82</text:span><text:span text:style-name="T5">  </text:span><text:span text:style-name="T6"># =&gt; 635.04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83</text:span><text:span text:style-name="T5">  </text:span><text:span text:style-name="T6"># =&gt; 640.120.32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84</text:span><text:span text:style-name="T5">  </text:span><text:span text:style-name="T6"># =&gt; 642.978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85</text:span><text:span text:style-name="T5">  </text:span><text:span text:style-name="T6"># =&gt; 648.27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86</text:span><text:span text:style-name="T5">  </text:span><text:span text:style-name="T6"># =&gt; 666.792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87</text:span><text:span text:style-name="T5">  </text:span><text:span text:style-name="T6"># =&gt; 669.768.7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88</text:span><text:span text:style-name="T5">  </text:span><text:span text:style-name="T6"># =&gt; 680.4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89</text:span><text:span text:style-name="T5">  </text:span><text:span text:style-name="T6"># =&gt; 685.843.2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90</text:span><text:span text:style-name="T5">  </text:span><text:span text:style-name="T6"># =&gt; 691.488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91</text:span><text:span text:style-name="T5">  </text:span><text:span text:style-name="T6"># =&gt; 694.575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92</text:span><text:span text:style-name="T5">  </text:span><text:span text:style-name="T6"># =&gt; 700.131.6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93</text:span><text:span text:style-name="T5">  </text:span><text:span text:style-name="T6"># =&gt; 705.6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994</text:span><text:span text:style-name="T5">  </text:span><text:span text:style-name="T6"># =&gt; 714.42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95</text:span><text:span text:style-name="T5">  </text:span><text:span text:style-name="T6"># =&gt; 720.135.36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96</text:span><text:span text:style-name="T5">  </text:span><text:span text:style-name="T6"># =&gt; 720.30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997</text:span><text:span text:style-name="T5">  </text:span><text:span text:style-name="T6"># =&gt; 729.303.75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998</text:span><text:span text:style-name="T5">  </text:span><text:span text:style-name="T6"># =&gt; 734.832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999</text:span><text:span text:style-name="T5">  </text:span><text:span text:style-name="T6"># =&gt; 740.880.000 # ==&gt; LONG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00</text:span><text:span text:style-name="T5">  </text:span><text:span text:style-name="T6"># =&gt; 746.807.0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01</text:span><text:span text:style-name="T5">  </text:span><text:span text:style-name="T6"># =&gt; 750.141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02</text:span><text:span text:style-name="T5">  </text:span><text:span text:style-name="T6"># =&gt; 762.04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03</text:span><text:span text:style-name="T5">  </text:span><text:span text:style-name="T6"># =&gt; 765.4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04</text:span><text:span text:style-name="T5">  </text:span><text:span text:style-name="T6"># =&gt; 777.92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05</text:span><text:span text:style-name="T5">  </text:span><text:span text:style-name="T6"># =&gt; 787.648.0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06</text:span><text:span text:style-name="T5">  </text:span><text:span text:style-name="T6"># =&gt; 793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07</text:span><text:span text:style-name="T5">  </text:span><text:span text:style-name="T6"># =&gt; 800.150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08</text:span><text:span text:style-name="T5">  </text:span><text:span text:style-name="T6"># =&gt; 803.72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09</text:span><text:span text:style-name="T5">  </text:span><text:span text:style-name="T6"># =&gt; 810.33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10</text:span><text:span text:style-name="T5">  </text:span><text:span text:style-name="T6"># =&gt; 816.4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11</text:span><text:span text:style-name="T5">  </text:span><text:span text:style-name="T6"># =&gt; 823.011.8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12</text:span><text:span text:style-name="T5">  </text:span><text:span text:style-name="T6"># =&gt; 823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13</text:span><text:span text:style-name="T5">  </text:span><text:span text:style-name="T6"># =&gt; 829.785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14</text:span><text:span text:style-name="T5">  </text:span><text:span text:style-name="T6"># =&gt; 833.49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15</text:span><text:span text:style-name="T5">  </text:span><text:span text:style-name="T6"># =&gt; 840.157.9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16</text:span><text:span text:style-name="T5">  </text:span><text:span text:style-name="T6"># =&gt; 857.30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17</text:span><text:span text:style-name="T5">  </text:span><text:span text:style-name="T6"># =&gt; 864.3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18</text:span><text:span text:style-name="T5">  </text:span><text:span text:style-name="T6"># =&gt; 875.164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19</text:span><text:span text:style-name="T5">  </text:span><text:span text:style-name="T6"># =&gt; 889.05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20</text:span><text:span text:style-name="T5">  </text:span><text:span text:style-name="T6"># =&gt; 893.02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21</text:span><text:span text:style-name="T5">  </text:span><text:span text:style-name="T6"># =&gt; 900.169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22</text:span><text:span text:style-name="T5">  </text:span><text:span text:style-name="T6"># =&gt; 907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23</text:span><text:span text:style-name="T5">  </text:span><text:span text:style-name="T6"># =&gt; 918.5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24</text:span><text:span text:style-name="T5">  </text:span><text:span text:style-name="T6"># =&gt; 926.1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25</text:span><text:span text:style-name="T5">  </text:span><text:span text:style-name="T6"># =&gt; 933.508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26</text:span><text:span text:style-name="T5">  </text:span><text:span text:style-name="T6"># =&gt; 937.67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27</text:span><text:span text:style-name="T5">  </text:span><text:span text:style-name="T6"># =&gt; 952.5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28</text:span><text:span text:style-name="T5">  </text:span><text:span text:style-name="T6"># =&gt; 960.180.4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29</text:span><text:span text:style-name="T5">  </text:span><text:span text:style-name="T6"># =&gt; 972.40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30</text:span><text:span text:style-name="T5">  </text:span><text:span text:style-name="T6"># =&gt; 979.77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31</text:span><text:span text:style-name="T5">  </text:span><text:span text:style-name="T6"># =&gt; 987.8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32</text:span><text:span text:style-name="T5">  </text:span><text:span text:style-name="T6"># =&gt; 1.000.18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33</text:span><text:span text:style-name="T5">  </text:span><text:span text:style-name="T6"># =&gt; 1.020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34</text:span><text:span text:style-name="T5">  </text:span><text:span text:style-name="T6"># =&gt; 1.028.764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35</text:span><text:span text:style-name="T5">  </text:span><text:span text:style-name="T6"># =&gt; 1.037.23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36</text:span><text:span text:style-name="T5">  </text:span><text:span text:style-name="T6"># =&gt; 1.041.86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37</text:span><text:span text:style-name="T5">  </text:span><text:span text:style-name="T6"># =&gt; 1.050.197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38</text:span><text:span text:style-name="T5">  </text:span><text:span text:style-name="T6"># =&gt; 1.058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39</text:span><text:span text:style-name="T5">  </text:span><text:span text:style-name="T6"># =&gt; 1.066.867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40</text:span><text:span text:style-name="T5">  </text:span><text:span text:style-name="T6"># =&gt; 1.071.63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41</text:span><text:span text:style-name="T5">  </text:span><text:span text:style-name="T6"># =&gt; 1.080.4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42</text:span><text:span text:style-name="T5">  </text:span><text:span text:style-name="T6"># =&gt; 1.111.3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43</text:span><text:span text:style-name="T5">  </text:span><text:span text:style-name="T6"># =&gt; 1.120.210.5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44</text:span><text:span text:style-name="T5">  </text:span><text:span text:style-name="T6"># =&gt; 1.125.211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45</text:span><text:span text:style-name="T5">  </text:span><text:span text:style-name="T6"># =&gt; 1.143.07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46</text:span><text:span text:style-name="T5">  </text:span><text:span text:style-name="T6"># =&gt; 1.148.1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47</text:span><text:span text:style-name="T5">  </text:span><text:span text:style-name="T6"># =&gt; 1.152.4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48</text:span><text:span text:style-name="T5">  </text:span><text:span text:style-name="T6"># =&gt; 1.166.88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49</text:span><text:span text:style-name="T5">  </text:span><text:span text:style-name="T6"># =&gt; 1.190.7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50</text:span><text:span text:style-name="T5">  </text:span><text:span text:style-name="T6"># =&gt; 1.200.225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51</text:span><text:span text:style-name="T5">  </text:span><text:span text:style-name="T6"># =&gt; 1.215.50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52</text:span><text:span text:style-name="T5">  </text:span><text:span text:style-name="T6"># =&gt; 1.224.7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53</text:span><text:span text:style-name="T5">  </text:span><text:span text:style-name="T6"># =&gt; 1.234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54</text:span><text:span text:style-name="T5">  </text:span><text:span text:style-name="T6"># =&gt; 1.244.678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55</text:span><text:span text:style-name="T5">  </text:span><text:span text:style-name="T6"># =&gt; 1.250.23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56</text:span><text:span text:style-name="T5">  </text:span><text:span text:style-name="T6"># =&gt; 1.260.236.8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57</text:span><text:span text:style-name="T5">  </text:span><text:span text:style-name="T6"># =&gt; 1.270.0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58</text:span><text:span text:style-name="T5">  </text:span><text:span text:style-name="T6"># =&gt; 1.285.95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59</text:span><text:span text:style-name="T5">  </text:span><text:span text:style-name="T6"># =&gt; 1.296.5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60</text:span><text:span text:style-name="T5">  </text:span><text:span text:style-name="T6"># =&gt; 1.312.746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61</text:span><text:span text:style-name="T5">  </text:span><text:span text:style-name="T6"># =&gt; 1.333.58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62</text:span><text:span text:style-name="T5">  </text:span><text:span text:style-name="T6"># =&gt; 1.339.53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63</text:span><text:span text:style-name="T5">  </text:span><text:span text:style-name="T6"># =&gt; 1.360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64</text:span><text:span text:style-name="T5">  </text:span><text:span text:style-name="T6"># =&gt; 1.371.686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65</text:span><text:span text:style-name="T5">  </text:span><text:span text:style-name="T6"># =&gt; 1.382.97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66</text:span><text:span text:style-name="T5">  </text:span><text:span text:style-name="T6"># =&gt; 1.389.1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67</text:span><text:span text:style-name="T5">  </text:span><text:span text:style-name="T6"># =&gt; 1.400.263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68</text:span><text:span text:style-name="T5">  </text:span><text:span text:style-name="T6"># =&gt; 1.428.8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69</text:span><text:span text:style-name="T5">  </text:span><text:span text:style-name="T6"># =&gt; 1.440.270.7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70</text:span><text:span text:style-name="T5">  </text:span><text:span text:style-name="T6"># =&gt; 1.440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71</text:span><text:span text:style-name="T5">  </text:span><text:span text:style-name="T6"># =&gt; 1.458.60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72</text:span><text:span text:style-name="T5">  </text:span><text:span text:style-name="T6"># =&gt; 1.469.66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73</text:span><text:span text:style-name="T5">  </text:span><text:span text:style-name="T6"># =&gt; 1.481.7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74</text:span><text:span text:style-name="T5">  </text:span><text:span text:style-name="T6"># =&gt; 1.493.614.0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75</text:span><text:span text:style-name="T5">  </text:span><text:span text:style-name="T6"># =&gt; 1.500.28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76</text:span><text:span text:style-name="T5">  </text:span><text:span text:style-name="T6"># =&gt; 1.530.9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77</text:span><text:span text:style-name="T5">  </text:span><text:span text:style-name="T6"># =&gt; 1.555.84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78</text:span><text:span text:style-name="T5">  </text:span><text:span text:style-name="T6"># =&gt; 1.562.793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79</text:span><text:span text:style-name="T5">  </text:span><text:span text:style-name="T6"># =&gt; 1.575.296.1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80</text:span><text:span text:style-name="T5">  </text:span><text:span text:style-name="T6"># =&gt; 1.587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81</text:span><text:span text:style-name="T5">  </text:span><text:span text:style-name="T6"># =&gt; 1.600.300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82</text:span><text:span text:style-name="T5">  </text:span><text:span text:style-name="T6"># =&gt; 1.607.44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83</text:span><text:span text:style-name="T5">  </text:span><text:span text:style-name="T6"># =&gt; 1.620.6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84</text:span><text:span text:style-name="T5">  </text:span><text:span text:style-name="T6"># =&gt; 1.632.9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85</text:span><text:span text:style-name="T5">  </text:span><text:span text:style-name="T6"># =&gt; 1.646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86</text:span><text:span text:style-name="T5">  </text:span><text:span text:style-name="T6"># =&gt; 1.666.9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87</text:span><text:span text:style-name="T5">  </text:span><text:span text:style-name="T6"># =&gt; 1.680.315.8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88</text:span><text:span text:style-name="T5">  </text:span><text:span text:style-name="T6"># =&gt; 1.714.60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89</text:span><text:span text:style-name="T5">  </text:span><text:span text:style-name="T6"># =&gt; 1.728.7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90</text:span><text:span text:style-name="T5">  </text:span><text:span text:style-name="T6"># =&gt; 1.750.329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91</text:span><text:span text:style-name="T5">  </text:span><text:span text:style-name="T6"># =&gt; 1.778.11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92</text:span><text:span text:style-name="T5">  </text:span><text:span text:style-name="T6"># =&gt; 1.786.0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93</text:span><text:span text:style-name="T5">  </text:span><text:span text:style-name="T6"># =&gt; 1.800.338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094</text:span><text:span text:style-name="T5">  </text:span><text:span text:style-name="T6"># =&gt; 1.837.0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95</text:span><text:span text:style-name="T5">  </text:span><text:span text:style-name="T6"># =&gt; 1.852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096</text:span><text:span text:style-name="T5">  </text:span><text:span text:style-name="T6"># =&gt; 1.867.017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97</text:span><text:span text:style-name="T5">  </text:span><text:span text:style-name="T6"># =&gt; 1.875.35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098</text:span><text:span text:style-name="T5">  </text:span><text:span text:style-name="T6"># =&gt; 1.905.1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099</text:span><text:span text:style-name="T5">  </text:span><text:span text:style-name="T6"># =&gt; 1.920.360.9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00</text:span><text:span text:style-name="T5">  </text:span><text:span text:style-name="T6"># =&gt; 1.944.81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01</text:span><text:span text:style-name="T5">  </text:span><text:span text:style-name="T6"># =&gt; 2.000.37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02</text:span><text:span text:style-name="T5">  </text:span><text:span text:style-name="T6"># =&gt; 2.009.30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03</text:span><text:span text:style-name="T5">  </text:span><text:span text:style-name="T6"># =&gt; 2.041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04</text:span><text:span text:style-name="T5">  </text:span><text:span text:style-name="T6"># =&gt; 2.057.529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05</text:span><text:span text:style-name="T5">  </text:span><text:span text:style-name="T6"># =&gt; 2.074.46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06</text:span><text:span text:style-name="T5">  </text:span><text:span text:style-name="T6"># =&gt; 2.083.72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07</text:span><text:span text:style-name="T5">  </text:span><text:span text:style-name="T6"># =&gt; 2.100.394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08</text:span><text:span text:style-name="T5">  </text:span><text:span text:style-name="T6"># =&gt; 2.116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09</text:span><text:span text:style-name="T5">  </text:span><text:span text:style-name="T6"># =&gt; 2.143.2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10</text:span><text:span text:style-name="T5">  </text:span><text:span text:style-name="T6"># =&gt; 2.160.9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11</text:span><text:span text:style-name="T5">  </text:span><text:span text:style-name="T6"># =&gt; 2.187.911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12</text:span><text:span text:style-name="T5">  </text:span><text:span text:style-name="T6"># =&gt; 2.222.6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13</text:span><text:span text:style-name="T5">  </text:span><text:span text:style-name="T6"># =&gt; 2.240.421.1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14</text:span><text:span text:style-name="T5">  </text:span><text:span text:style-name="T6"># =&gt; 2.250.423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15</text:span><text:span text:style-name="T5">  </text:span><text:span text:style-name="T6"># =&gt; 2.286.14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16</text:span><text:span text:style-name="T5">  </text:span><text:span text:style-name="T6"># =&gt; 2.296.3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17</text:span><text:span text:style-name="T5">  </text:span><text:span text:style-name="T6"># =&gt; 2.304.9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18</text:span><text:span text:style-name="T5">  </text:span><text:span text:style-name="T6"># =&gt; 2.333.77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19</text:span><text:span text:style-name="T5">  </text:span><text:span text:style-name="T6"># =&gt; 2.381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20</text:span><text:span text:style-name="T5">  </text:span><text:span text:style-name="T6"># =&gt; 2.400.451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21</text:span><text:span text:style-name="T5">  </text:span><text:span text:style-name="T6"># =&gt; 2.431.01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22</text:span><text:span text:style-name="T5">  </text:span><text:span text:style-name="T6"># =&gt; 2.449.4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23</text:span><text:span text:style-name="T5">  </text:span><text:span text:style-name="T6"># =&gt; 2.469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24</text:span><text:span text:style-name="T5">  </text:span><text:span text:style-name="T6"># =&gt; 2.489.356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25</text:span><text:span text:style-name="T5">  </text:span><text:span text:style-name="T6"># =&gt; 2.500.47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26</text:span><text:span text:style-name="T5">  </text:span><text:span text:style-name="T6"># =&gt; 2.520.473.7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27</text:span><text:span text:style-name="T5">  </text:span><text:span text:style-name="T6"># =&gt; 2.571.91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28</text:span><text:span text:style-name="T5">  </text:span><text:span text:style-name="T6"># =&gt; 2.593.0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29</text:span><text:span text:style-name="T5">  </text:span><text:span text:style-name="T6"># =&gt; 2.625.493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30</text:span><text:span text:style-name="T5">  </text:span><text:span text:style-name="T6"># =&gt; 2.667.16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31</text:span><text:span text:style-name="T5">  </text:span><text:span text:style-name="T6"># =&gt; 2.679.0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32</text:span><text:span text:style-name="T5">  </text:span><text:span text:style-name="T6"># =&gt; 2.721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33</text:span><text:span text:style-name="T5">  </text:span><text:span text:style-name="T6"># =&gt; 2.778.3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34</text:span><text:span text:style-name="T5">  </text:span><text:span text:style-name="T6"># =&gt; 2.800.526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35</text:span><text:span text:style-name="T5">  </text:span><text:span text:style-name="T6"># =&gt; 2.813.028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36</text:span><text:span text:style-name="T5">  </text:span><text:span text:style-name="T6"># =&gt; 2.857.6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37</text:span><text:span text:style-name="T5">  </text:span><text:span text:style-name="T6"># =&gt; 2.880.541.4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38</text:span><text:span text:style-name="T5">  </text:span><text:span text:style-name="T6"># =&gt; 2.881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39</text:span><text:span text:style-name="T5">  </text:span><text:span text:style-name="T6"># =&gt; 2.917.21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40</text:span><text:span text:style-name="T5">  </text:span><text:span text:style-name="T6"># =&gt; 2.939.32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41</text:span><text:span text:style-name="T5">  </text:span><text:span text:style-name="T6"># =&gt; 2.963.5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42</text:span><text:span text:style-name="T5">  </text:span><text:span text:style-name="T6"># =&gt; 3.000.56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43</text:span><text:span text:style-name="T5">  </text:span><text:span text:style-name="T6"># =&gt; 3.061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44</text:span><text:span text:style-name="T5">  </text:span><text:span text:style-name="T6"># =&gt; 3.111.69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45</text:span><text:span text:style-name="T5">  </text:span><text:span text:style-name="T6"># =&gt; 3.125.58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46</text:span><text:span text:style-name="T5">  </text:span><text:span text:style-name="T6"># =&gt; 3.150.592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47</text:span><text:span text:style-name="T5">  </text:span><text:span text:style-name="T6"># =&gt; 3.175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48</text:span><text:span text:style-name="T5">  </text:span><text:span text:style-name="T6"># =&gt; 3.200.601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49</text:span><text:span text:style-name="T5">  </text:span><text:span text:style-name="T6"># =&gt; 3.214.89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50</text:span><text:span text:style-name="T5">  </text:span><text:span text:style-name="T6"># =&gt; 3.241.3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51</text:span><text:span text:style-name="T5">  </text:span><text:span text:style-name="T6"># =&gt; 3.333.9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52</text:span><text:span text:style-name="T5">  </text:span><text:span text:style-name="T6"># =&gt; 3.360.631.6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53</text:span><text:span text:style-name="T5">  </text:span><text:span text:style-name="T6"># =&gt; 3.429.21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54</text:span><text:span text:style-name="T5">  </text:span><text:span text:style-name="T6"># =&gt; 3.457.4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55</text:span><text:span text:style-name="T5">  </text:span><text:span text:style-name="T6"># =&gt; 3.500.65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56</text:span><text:span text:style-name="T5">  </text:span><text:span text:style-name="T6"># =&gt; 3.572.1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57</text:span><text:span text:style-name="T5">  </text:span><text:span text:style-name="T6"># =&gt; 3.600.676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58</text:span><text:span text:style-name="T5">  </text:span><text:span text:style-name="T6"># =&gt; 3.646.518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59</text:span><text:span text:style-name="T5">  </text:span><text:span text:style-name="T6"># =&gt; 3.674.1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60</text:span><text:span text:style-name="T5">  </text:span><text:span text:style-name="T6"># =&gt; 3.704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61</text:span><text:span text:style-name="T5">  </text:span><text:span text:style-name="T6"># =&gt; 3.734.035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62</text:span><text:span text:style-name="T5">  </text:span><text:span text:style-name="T6"># =&gt; 3.750.70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63</text:span><text:span text:style-name="T5">  </text:span><text:span text:style-name="T6"># =&gt; 3.810.2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64</text:span><text:span text:style-name="T5">  </text:span><text:span text:style-name="T6"># =&gt; 3.889.6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65</text:span><text:span text:style-name="T5">  </text:span><text:span text:style-name="T6"># =&gt; 3.938.240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66</text:span><text:span text:style-name="T5">  </text:span><text:span text:style-name="T6"># =&gt; 4.000.75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67</text:span><text:span text:style-name="T5">  </text:span><text:span text:style-name="T6"># =&gt; 4.018.61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68</text:span><text:span text:style-name="T5">  </text:span><text:span text:style-name="T6"># =&gt; 4.082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69</text:span><text:span text:style-name="T5">  </text:span><text:span text:style-name="T6"># =&gt; 4.115.059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70</text:span><text:span text:style-name="T5">  </text:span><text:span text:style-name="T6"># =&gt; 4.148.92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71</text:span><text:span text:style-name="T5">  </text:span><text:span text:style-name="T6"># =&gt; 4.167.4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72</text:span><text:span text:style-name="T5">  </text:span><text:span text:style-name="T6"># =&gt; 4.200.789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73</text:span><text:span text:style-name="T5">  </text:span><text:span text:style-name="T6"># =&gt; 4.286.5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74</text:span><text:span text:style-name="T5">  </text:span><text:span text:style-name="T6"># =&gt; 4.321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75</text:span><text:span text:style-name="T5">  </text:span><text:span text:style-name="T6"># =&gt; 4.375.82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76</text:span><text:span text:style-name="T5">  </text:span><text:span text:style-name="T6"># =&gt; 4.445.2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77</text:span><text:span text:style-name="T5">  </text:span><text:span text:style-name="T6"># =&gt; 4.480.842.2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78</text:span><text:span text:style-name="T5">  </text:span><text:span text:style-name="T6"># =&gt; 4.500.84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79</text:span><text:span text:style-name="T5">  </text:span><text:span text:style-name="T6"># =&gt; 4.592.7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80</text:span><text:span text:style-name="T5">  </text:span><text:span text:style-name="T6"># =&gt; 4.667.54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81</text:span><text:span text:style-name="T5">  </text:span><text:span text:style-name="T6"># =&gt; 4.688.381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82</text:span><text:span text:style-name="T5">  </text:span><text:span text:style-name="T6"># =&gt; 4.762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83</text:span><text:span text:style-name="T5">  </text:span><text:span text:style-name="T6"># =&gt; 4.800.902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84</text:span><text:span text:style-name="T5">  </text:span><text:span text:style-name="T6"># =&gt; 4.862.02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185</text:span><text:span text:style-name="T5">  </text:span><text:span text:style-name="T6"># =&gt; 4.898.8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86</text:span><text:span text:style-name="T5">  </text:span><text:span text:style-name="T6"># =&gt; 4.939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87</text:span><text:span text:style-name="T5">  </text:span><text:span text:style-name="T6"># =&gt; 5.000.9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88</text:span><text:span text:style-name="T5">  </text:span><text:span text:style-name="T6"># =&gt; 5.040.947.5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89</text:span><text:span text:style-name="T5">  </text:span><text:span text:style-name="T6"># =&gt; 5.143.82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90</text:span><text:span text:style-name="T5">  </text:span><text:span text:style-name="T6"># =&gt; 5.186.1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91</text:span><text:span text:style-name="T5">  </text:span><text:span text:style-name="T6"># =&gt; 5.250.987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92</text:span><text:span text:style-name="T5">  </text:span><text:span text:style-name="T6"># =&gt; 5.334.33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93</text:span><text:span text:style-name="T5">  </text:span><text:span text:style-name="T6"># =&gt; 5.358.1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94</text:span><text:span text:style-name="T5">  </text:span><text:span text:style-name="T6"># =&gt; 5.556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95</text:span><text:span text:style-name="T5">  </text:span><text:span text:style-name="T6"># =&gt; 5.601.052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96</text:span><text:span text:style-name="T5">  </text:span><text:span text:style-name="T6"># =&gt; 5.626.05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197</text:span><text:span text:style-name="T5">  </text:span><text:span text:style-name="T6"># =&gt; 5.715.3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198</text:span><text:span text:style-name="T5">  </text:span><text:span text:style-name="T6"># =&gt; 5.761.082.8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199</text:span><text:span text:style-name="T5">  </text:span><text:span text:style-name="T6"># =&gt; 5.762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00</text:span><text:span text:style-name="T5">  </text:span><text:span text:style-name="T6"># =&gt; 5.834.43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01</text:span><text:span text:style-name="T5">  </text:span><text:span text:style-name="T6"># =&gt; 6.001.12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02</text:span><text:span text:style-name="T5">  </text:span><text:span text:style-name="T6"># =&gt; 6.123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03</text:span><text:span text:style-name="T5">  </text:span><text:span text:style-name="T6"># =&gt; 6.223.39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04</text:span><text:span text:style-name="T5">  </text:span><text:span text:style-name="T6"># =&gt; 6.251.1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05</text:span><text:span text:style-name="T5">  </text:span><text:span text:style-name="T6"># =&gt; 6.301.184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06</text:span><text:span text:style-name="T5">  </text:span><text:span text:style-name="T6"># =&gt; 6.350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07</text:span><text:span text:style-name="T5">  </text:span><text:span text:style-name="T6"># =&gt; 6.429.7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08</text:span><text:span text:style-name="T5">  </text:span><text:span text:style-name="T6"># =&gt; 6.482.7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09</text:span><text:span text:style-name="T5">  </text:span><text:span text:style-name="T6"># =&gt; 6.563.733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10</text:span><text:span text:style-name="T5">  </text:span><text:span text:style-name="T6"># =&gt; 6.667.9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11</text:span><text:span text:style-name="T5">  </text:span><text:span text:style-name="T6"># =&gt; 6.721.263.3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12</text:span><text:span text:style-name="T5">  </text:span><text:span text:style-name="T6"># =&gt; 6.858.43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13</text:span><text:span text:style-name="T5">  </text:span><text:span text:style-name="T6"># =&gt; 6.914.8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14</text:span><text:span text:style-name="T5">  </text:span><text:span text:style-name="T6"># =&gt; 7.001.31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15</text:span><text:span text:style-name="T5">  </text:span><text:span text:style-name="T6"># =&gt; 7.144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16</text:span><text:span text:style-name="T5">  </text:span><text:span text:style-name="T6"># =&gt; 7.201.353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17</text:span><text:span text:style-name="T5">  </text:span><text:span text:style-name="T6"># =&gt; 7.293.03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18</text:span><text:span text:style-name="T5">  </text:span><text:span text:style-name="T6"># =&gt; 7.348.3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19</text:span><text:span text:style-name="T5">  </text:span><text:span text:style-name="T6"># =&gt; 7.408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20</text:span><text:span text:style-name="T5">  </text:span><text:span text:style-name="T6"># =&gt; 7.468.070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21</text:span><text:span text:style-name="T5">  </text:span><text:span text:style-name="T6"># =&gt; 7.501.41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22</text:span><text:span text:style-name="T5">  </text:span><text:span text:style-name="T6"># =&gt; 7.779.2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23</text:span><text:span text:style-name="T5">  </text:span><text:span text:style-name="T6"># =&gt; 7.876.480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24</text:span><text:span text:style-name="T5">  </text:span><text:span text:style-name="T6"># =&gt; 8.001.50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25</text:span><text:span text:style-name="T5">  </text:span><text:span text:style-name="T6"># =&gt; 8.037.22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26</text:span><text:span text:style-name="T5">  </text:span><text:span text:style-name="T6"># =&gt; 8.164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27</text:span><text:span text:style-name="T5">  </text:span><text:span text:style-name="T6"># =&gt; 8.334.9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28</text:span><text:span text:style-name="T5">  </text:span><text:span text:style-name="T6"># =&gt; 8.401.579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29</text:span><text:span text:style-name="T5">  </text:span><text:span text:style-name="T6"># =&gt; 8.573.0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30</text:span><text:span text:style-name="T5">  </text:span><text:span text:style-name="T6"># =&gt; 8.643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31</text:span><text:span text:style-name="T5">  </text:span><text:span text:style-name="T6"># =&gt; 8.751.64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32</text:span><text:span text:style-name="T5">  </text:span><text:span text:style-name="T6"># =&gt; 8.890.5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33</text:span><text:span text:style-name="T5">  </text:span><text:span text:style-name="T6"># =&gt; 9.001.69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34</text:span><text:span text:style-name="T5">  </text:span><text:span text:style-name="T6"># =&gt; 9.185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35</text:span><text:span text:style-name="T5">  </text:span><text:span text:style-name="T6"># =&gt; 9.335.08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36</text:span><text:span text:style-name="T5">  </text:span><text:span text:style-name="T6"># =&gt; 9.376.76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37</text:span><text:span text:style-name="T5">  </text:span><text:span text:style-name="T6"># =&gt; 9.525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38</text:span><text:span text:style-name="T5">  </text:span><text:span text:style-name="T6"># =&gt; 9.601.804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39</text:span><text:span text:style-name="T5">  </text:span><text:span text:style-name="T6"># =&gt; 9.724.0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40</text:span><text:span text:style-name="T5">  </text:span><text:span text:style-name="T6"># =&gt; 10.001.8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41</text:span><text:span text:style-name="T5">  </text:span><text:span text:style-name="T6"># =&gt; 10.081.895.04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42</text:span><text:span text:style-name="T5">  </text:span><text:span text:style-name="T6"># =&gt; 10.287.64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43</text:span><text:span text:style-name="T5">  </text:span><text:span text:style-name="T6"># =&gt; 10.372.3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44</text:span><text:span text:style-name="T5">  </text:span><text:span text:style-name="T6"># =&gt; 10.501.97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45</text:span><text:span text:style-name="T5">  </text:span><text:span text:style-name="T6"># =&gt; 10.716.3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46</text:span><text:span text:style-name="T5">  </text:span><text:span text:style-name="T6"># =&gt; 10.939.55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47</text:span><text:span text:style-name="T5">  </text:span><text:span text:style-name="T6"># =&gt; 11.113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48</text:span><text:span text:style-name="T5">  </text:span><text:span text:style-name="T6"># =&gt; 11.202.105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49</text:span><text:span text:style-name="T5">  </text:span><text:span text:style-name="T6"># =&gt; 11.252.11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50</text:span><text:span text:style-name="T5">  </text:span><text:span text:style-name="T6"># =&gt; 11.430.7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51</text:span><text:span text:style-name="T5">  </text:span><text:span text:style-name="T6"># =&gt; 11.524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52</text:span><text:span text:style-name="T5">  </text:span><text:span text:style-name="T6"># =&gt; 11.668.8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53</text:span><text:span text:style-name="T5">  </text:span><text:span text:style-name="T6"># =&gt; 12.002.25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54</text:span><text:span text:style-name="T5">  </text:span><text:span text:style-name="T6"># =&gt; 12.247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55</text:span><text:span text:style-name="T5">  </text:span><text:span text:style-name="T6"># =&gt; 12.446.78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56</text:span><text:span text:style-name="T5">  </text:span><text:span text:style-name="T6"># =&gt; 12.502.3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57</text:span><text:span text:style-name="T5">  </text:span><text:span text:style-name="T6"># =&gt; 12.602.368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58</text:span><text:span text:style-name="T5">  </text:span><text:span text:style-name="T6"># =&gt; 12.859.5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59</text:span><text:span text:style-name="T5">  </text:span><text:span text:style-name="T6"># =&gt; 12.965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60</text:span><text:span text:style-name="T5">  </text:span><text:span text:style-name="T6"># =&gt; 13.127.46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61</text:span><text:span text:style-name="T5">  </text:span><text:span text:style-name="T6"># =&gt; 13.335.8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62</text:span><text:span text:style-name="T5">  </text:span><text:span text:style-name="T6"># =&gt; 13.442.526.72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63</text:span><text:span text:style-name="T5">  </text:span><text:span text:style-name="T6"># =&gt; 14.002.63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64</text:span><text:span text:style-name="T5">  </text:span><text:span text:style-name="T6"># =&gt; 14.065.143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65</text:span><text:span text:style-name="T5">  </text:span><text:span text:style-name="T6"># =&gt; 14.288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66</text:span><text:span text:style-name="T5">  </text:span><text:span text:style-name="T6"># =&gt; 14.402.707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67</text:span><text:span text:style-name="T5">  </text:span><text:span text:style-name="T6"># =&gt; 14.586.0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68</text:span><text:span text:style-name="T5">  </text:span><text:span text:style-name="T6"># =&gt; 14.696.6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69</text:span><text:span text:style-name="T5">  </text:span><text:span text:style-name="T6"># =&gt; 14.817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70</text:span><text:span text:style-name="T5">  </text:span><text:span text:style-name="T6"># =&gt; 15.002.8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71</text:span><text:span text:style-name="T5">  </text:span><text:span text:style-name="T6"># =&gt; 15.558.4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72</text:span><text:span text:style-name="T5">  </text:span><text:span text:style-name="T6"># =&gt; 15.752.961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73</text:span><text:span text:style-name="T5">  </text:span><text:span text:style-name="T6"># =&gt; 16.003.00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74</text:span><text:span text:style-name="T5">  </text:span><text:span text:style-name="T6"># =&gt; 16.074.4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75</text:span><text:span text:style-name="T5">  </text:span><text:span text:style-name="T6"># =&gt; 16.669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76</text:span><text:span text:style-name="T5">  </text:span><text:span text:style-name="T6"># =&gt; 16.803.158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77</text:span><text:span text:style-name="T5">  </text:span><text:span text:style-name="T6"># =&gt; 17.146.0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78</text:span><text:span text:style-name="T5">  </text:span><text:span text:style-name="T6"># =&gt; 17.287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79</text:span><text:span text:style-name="T5">  </text:span><text:span text:style-name="T6"># =&gt; 17.503.29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80</text:span><text:span text:style-name="T5">  </text:span><text:span text:style-name="T6"># =&gt; 18.003.38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81</text:span><text:span text:style-name="T5">  </text:span><text:span text:style-name="T6"># =&gt; 18.370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82</text:span><text:span text:style-name="T5">  </text:span><text:span text:style-name="T6"># =&gt; 18.670.17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83</text:span><text:span text:style-name="T5">  </text:span><text:span text:style-name="T6"># =&gt; 18.753.52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84</text:span><text:span text:style-name="T5">  </text:span><text:span text:style-name="T6"># =&gt; 19.051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85</text:span><text:span text:style-name="T5">  </text:span><text:span text:style-name="T6"># =&gt; 19.448.1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86</text:span><text:span text:style-name="T5">  </text:span><text:span text:style-name="T6"># =&gt; 19.691.201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87</text:span><text:span text:style-name="T5">  </text:span><text:span text:style-name="T6"># =&gt; 20.003.7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88</text:span><text:span text:style-name="T5">  </text:span><text:span text:style-name="T6"># =&gt; 20.163.790.08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89</text:span><text:span text:style-name="T5">  </text:span><text:span text:style-name="T6"># =&gt; 20.575.29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90</text:span><text:span text:style-name="T5">  </text:span><text:span text:style-name="T6"># =&gt; 20.744.6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91</text:span><text:span text:style-name="T5">  </text:span><text:span text:style-name="T6"># =&gt; 21.003.94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292</text:span><text:span text:style-name="T5">  </text:span><text:span text:style-name="T6"># =&gt; 21.432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93</text:span><text:span text:style-name="T5">  </text:span><text:span text:style-name="T6"># =&gt; 21.879.11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94</text:span><text:span text:style-name="T5">  </text:span><text:span text:style-name="T6"># =&gt; 22.226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95</text:span><text:span text:style-name="T5">  </text:span><text:span text:style-name="T6"># =&gt; 22.404.211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96</text:span><text:span text:style-name="T5">  </text:span><text:span text:style-name="T6"># =&gt; 22.504.23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297</text:span><text:span text:style-name="T5">  </text:span><text:span text:style-name="T6"># =&gt; 23.337.7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298</text:span><text:span text:style-name="T5">  </text:span><text:span text:style-name="T6"># =&gt; 24.004.51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299</text:span><text:span text:style-name="T5">  </text:span><text:span text:style-name="T6"># =&gt; 24.494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00</text:span><text:span text:style-name="T5">  </text:span><text:span text:style-name="T6"># =&gt; 25.004.7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01</text:span><text:span text:style-name="T5">  </text:span><text:span text:style-name="T6"># =&gt; 25.204.737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02</text:span><text:span text:style-name="T5">  </text:span><text:span text:style-name="T6"># =&gt; 25.719.1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03</text:span><text:span text:style-name="T5">  </text:span><text:span text:style-name="T6"># =&gt; 25.930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04</text:span><text:span text:style-name="T5">  </text:span><text:span text:style-name="T6"># =&gt; 26.254.93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05</text:span><text:span text:style-name="T5">  </text:span><text:span text:style-name="T6"># =&gt; 26.671.6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06</text:span><text:span text:style-name="T5">  </text:span><text:span text:style-name="T6"># =&gt; 28.005.26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07</text:span><text:span text:style-name="T5">  </text:span><text:span text:style-name="T6"># =&gt; 28.130.28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08</text:span><text:span text:style-name="T5">  </text:span><text:span text:style-name="T6"># =&gt; 28.576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09</text:span><text:span text:style-name="T5">  </text:span><text:span text:style-name="T6"># =&gt; 28.805.414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10</text:span><text:span text:style-name="T5">  </text:span><text:span text:style-name="T6"># =&gt; 29.172.1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11</text:span><text:span text:style-name="T5">  </text:span><text:span text:style-name="T6"># =&gt; 30.005.6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12</text:span><text:span text:style-name="T5">  </text:span><text:span text:style-name="T6"># =&gt; 31.116.9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13</text:span><text:span text:style-name="T5">  </text:span><text:span text:style-name="T6"># =&gt; 31.505.92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14</text:span><text:span text:style-name="T5">  </text:span><text:span text:style-name="T6"># =&gt; 32.148.9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15</text:span><text:span text:style-name="T5">  </text:span><text:span text:style-name="T6"># =&gt; 32.818.668.7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16</text:span><text:span text:style-name="T5">  </text:span><text:span text:style-name="T6"># =&gt; 33.339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17</text:span><text:span text:style-name="T5">  </text:span><text:span text:style-name="T6"># =&gt; 33.606.316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18</text:span><text:span text:style-name="T5">  </text:span><text:span text:style-name="T6"># =&gt; 34.292.1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19</text:span><text:span text:style-name="T5">  </text:span><text:span text:style-name="T6"># =&gt; 34.574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20</text:span><text:span text:style-name="T5">  </text:span><text:span text:style-name="T6"># =&gt; 35.006.5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21</text:span><text:span text:style-name="T5">  </text:span><text:span text:style-name="T6"># =&gt; 36.006.76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322</text:span><text:span text:style-name="T5">  </text:span><text:span text:style-name="T6"># =&gt; 36.741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23</text:span><text:span text:style-name="T5">  </text:span><text:span text:style-name="T6"># =&gt; 37.340.35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24</text:span><text:span text:style-name="T5">  </text:span><text:span text:style-name="T6"># =&gt; 37.507.0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25</text:span><text:span text:style-name="T5">  </text:span><text:span text:style-name="T6"># =&gt; 38.896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26</text:span><text:span text:style-name="T5">  </text:span><text:span text:style-name="T6"># =&gt; 39.382.40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27</text:span><text:span text:style-name="T5">  </text:span><text:span text:style-name="T6"># =&gt; 40.007.5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28</text:span><text:span text:style-name="T5">  </text:span><text:span text:style-name="T6"># =&gt; 40.327.580.16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29</text:span><text:span text:style-name="T5">  </text:span><text:span text:style-name="T6"># =&gt; 42.007.89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30</text:span><text:span text:style-name="T5">  </text:span><text:span text:style-name="T6"># =&gt; 42.865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31</text:span><text:span text:style-name="T5">  </text:span><text:span text:style-name="T6"># =&gt; 43.758.22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32</text:span><text:span text:style-name="T5">  </text:span><text:span text:style-name="T6"># =&gt; 44.452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33</text:span><text:span text:style-name="T5">  </text:span><text:span text:style-name="T6"># =&gt; 45.008.4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34</text:span><text:span text:style-name="T5">  </text:span><text:span text:style-name="T6"># =&gt; 46.675.4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35</text:span><text:span text:style-name="T5">  </text:span><text:span text:style-name="T6"># =&gt; 48.009.02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36</text:span><text:span text:style-name="T5">  </text:span><text:span text:style-name="T6"># =&gt; 50.009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37</text:span><text:span text:style-name="T5">  </text:span><text:span text:style-name="T6"># =&gt; 50.409.475.2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38</text:span><text:span text:style-name="T5">  </text:span><text:span text:style-name="T6"># =&gt; 51.438.2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39</text:span><text:span text:style-name="T5">  </text:span><text:span text:style-name="T6"># =&gt; 51.861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40</text:span><text:span text:style-name="T5">  </text:span><text:span text:style-name="T6"># =&gt; 52.509.87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41</text:span><text:span text:style-name="T5">  </text:span><text:span text:style-name="T6"># =&gt; 56.010.52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42</text:span><text:span text:style-name="T5">  </text:span><text:span text:style-name="T6"># =&gt; 56.260.5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43</text:span><text:span text:style-name="T5">  </text:span><text:span text:style-name="T6"># =&gt; 57.153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44</text:span><text:span text:style-name="T5">  </text:span><text:span text:style-name="T6"># =&gt; 58.344.3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45</text:span><text:span text:style-name="T5">  </text:span><text:span text:style-name="T6"># =&gt; 60.011.2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46</text:span><text:span text:style-name="T5">  </text:span><text:span text:style-name="T6"># =&gt; 62.233.9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47</text:span><text:span text:style-name="T5">  </text:span><text:span text:style-name="T6"># =&gt; 63.011.84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48</text:span><text:span text:style-name="T5">  </text:span><text:span text:style-name="T6"># =&gt; 64.297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49</text:span><text:span text:style-name="T5">  </text:span><text:span text:style-name="T6"># =&gt; 65.637.337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50</text:span><text:span text:style-name="T5">  </text:span><text:span text:style-name="T6"># =&gt; 66.679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51</text:span><text:span text:style-name="T5">  </text:span><text:span text:style-name="T6"># =&gt; 67.212.633.6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52</text:span><text:span text:style-name="T5">  </text:span><text:span text:style-name="T6"># =&gt; 70.013.1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53</text:span><text:span text:style-name="T5">  </text:span><text:span text:style-name="T6"># =&gt; 72.013.53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]]</text:span><text:span text:style-name="T5"> </text:span><text:span text:style-name="T3">=</text:span><text:span text:style-name="T5"> </text:span><text:span text:style-name="T4">1354</text:span><text:span text:style-name="T5">  </text:span><text:span text:style-name="T6"># =&gt; 73.483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55</text:span><text:span text:style-name="T5">  </text:span><text:span text:style-name="T6"># =&gt; 75.014.1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56</text:span><text:span text:style-name="T5">  </text:span><text:span text:style-name="T6"># =&gt; 77.792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57</text:span><text:span text:style-name="T5">  </text:span><text:span text:style-name="T6"># =&gt; 78.764.80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58</text:span><text:span text:style-name="T5">  </text:span><text:span text:style-name="T6"># =&gt; 80.015.0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59</text:span><text:span text:style-name="T5">  </text:span><text:span text:style-name="T6"># =&gt; 84.015.79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60</text:span><text:span text:style-name="T5">  </text:span><text:span text:style-name="T6"># =&gt; 85.730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61</text:span><text:span text:style-name="T5">  </text:span><text:span text:style-name="T6"># =&gt; 87.516.4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62</text:span><text:span text:style-name="T5">  </text:span><text:span text:style-name="T6"># =&gt; 90.016.9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63</text:span><text:span text:style-name="T5">  </text:span><text:span text:style-name="T6"># =&gt; 93.350.8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1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64</text:span><text:span text:style-name="T5">  </text:span><text:span text:style-name="T6"># =&gt; 98.456.006.25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65</text:span><text:span text:style-name="T5">  </text:span><text:span text:style-name="T6"># =&gt; 100.018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66</text:span><text:span text:style-name="T5">  </text:span><text:span text:style-name="T6"># =&gt; 100.818.950.4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67</text:span><text:span text:style-name="T5">  </text:span><text:span text:style-name="T6"># =&gt; 102.876.4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68</text:span><text:span text:style-name="T5">  </text:span><text:span text:style-name="T6"># =&gt; 103.723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69</text:span><text:span text:style-name="T5">  </text:span><text:span text:style-name="T6"># =&gt; 105.019.7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70</text:span><text:span text:style-name="T5">  </text:span><text:span text:style-name="T6"># =&gt; 112.021.05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71</text:span><text:span text:style-name="T5">  </text:span><text:span text:style-name="T6"># =&gt; 112.521.1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72</text:span><text:span text:style-name="T5">  </text:span><text:span text:style-name="T6"># =&gt; 116.688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73</text:span><text:span text:style-name="T5">  </text:span><text:span text:style-name="T6"># =&gt; 120.022.5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74</text:span><text:span text:style-name="T5">  </text:span><text:span text:style-name="T6"># =&gt; 126.023.68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75</text:span><text:span text:style-name="T5">  </text:span><text:span text:style-name="T6"># =&gt; 128.595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76</text:span><text:span text:style-name="T5">  </text:span><text:span text:style-name="T6"># =&gt; 131.274.67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77</text:span><text:span text:style-name="T5">  </text:span><text:span text:style-name="T6"># =&gt; 133.358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78</text:span><text:span text:style-name="T5">  </text:span><text:span text:style-name="T6"># =&gt; 140.026.3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79</text:span><text:span text:style-name="T5">  </text:span><text:span text:style-name="T6"># =&gt; 144.027.07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80</text:span><text:span text:style-name="T5">  </text:span><text:span text:style-name="T6"># =&gt; 150.028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81</text:span><text:span text:style-name="T5">  </text:span><text:span text:style-name="T6"># =&gt; 155.584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82</text:span><text:span text:style-name="T5">  </text:span><text:span text:style-name="T6"># =&gt; 157.529.61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83</text:span><text:span text:style-name="T5">  </text:span><text:span text:style-name="T6"># =&gt; 168.031.58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84</text:span><text:span text:style-name="T5">  </text:span><text:span text:style-name="T6"># =&gt; 171.460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85</text:span><text:span text:style-name="T5">  </text:span><text:span text:style-name="T6"># =&gt; 175.032.9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86</text:span><text:span text:style-name="T5">  </text:span><text:span text:style-name="T6"># =&gt; 180.033.8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87</text:span><text:span text:style-name="T5">  </text:span><text:span text:style-name="T6"># =&gt; 186.701.7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2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88</text:span><text:span text:style-name="T5">  </text:span><text:span text:style-name="T6"># =&gt; 196.912.012.5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89</text:span><text:span text:style-name="T5">  </text:span><text:span text:style-name="T6"># =&gt; 200.037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90</text:span><text:span text:style-name="T5">  </text:span><text:span text:style-name="T6"># =&gt; 201.637.900.8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91</text:span><text:span text:style-name="T5">  </text:span><text:span text:style-name="T6"># =&gt; 210.039.4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92</text:span><text:span text:style-name="T5">  </text:span><text:span text:style-name="T6"># =&gt; 225.042.3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93</text:span><text:span text:style-name="T5">  </text:span><text:span text:style-name="T6"># =&gt; 233.377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94</text:span><text:span text:style-name="T5">  </text:span><text:span text:style-name="T6"># =&gt; 240.045.1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95</text:span><text:span text:style-name="T5">  </text:span><text:span text:style-name="T6"># =&gt; 252.047.376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396</text:span><text:span text:style-name="T5">  </text:span><text:span text:style-name="T6"># =&gt; 257.191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97</text:span><text:span text:style-name="T5">  </text:span><text:span text:style-name="T6"># =&gt; 262.549.3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398</text:span><text:span text:style-name="T5">  </text:span><text:span text:style-name="T6"># =&gt; 280.052.6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399</text:span><text:span text:style-name="T5">  </text:span><text:span text:style-name="T6"># =&gt; 300.056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00</text:span><text:span text:style-name="T5">  </text:span><text:span text:style-name="T6"># =&gt; 311.169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01</text:span><text:span text:style-name="T5">  </text:span><text:span text:style-name="T6"># =&gt; 315.059.2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02</text:span><text:span text:style-name="T5">  </text:span><text:span text:style-name="T6"># =&gt; 336.063.168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03</text:span><text:span text:style-name="T5">  </text:span><text:span text:style-name="T6"># =&gt; 350.065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04</text:span><text:span text:style-name="T5">  </text:span><text:span text:style-name="T6"># =&gt; 360.067.6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3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05</text:span><text:span text:style-name="T5">  </text:span><text:span text:style-name="T6"># =&gt; 393.824.025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06</text:span><text:span text:style-name="T5">  </text:span><text:span text:style-name="T6"># =&gt; 400.075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07</text:span><text:span text:style-name="T5">  </text:span><text:span text:style-name="T6"># =&gt; 420.078.9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08</text:span><text:span text:style-name="T5">  </text:span><text:span text:style-name="T6"># =&gt; 450.084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09</text:span><text:span text:style-name="T5">  </text:span><text:span text:style-name="T6"># =&gt; 466.754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10</text:span><text:span text:style-name="T5">  </text:span><text:span text:style-name="T6"># =&gt; 504.094.752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2</text:span><text:span text:style-name="T3">]]</text:span><text:span text:style-name="T5"> </text:span><text:span text:style-name="T3">=</text:span><text:span text:style-name="T5"> </text:span><text:span text:style-name="T4">1411</text:span><text:span text:style-name="T5">  </text:span><text:span text:style-name="T6"># =&gt; 514.382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12</text:span><text:span text:style-name="T5">  </text:span><text:span text:style-name="T6"># =&gt; 525.098.7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13</text:span><text:span text:style-name="T5">  </text:span><text:span text:style-name="T6"># =&gt; 560.105.2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14</text:span><text:span text:style-name="T5">  </text:span><text:span text:style-name="T6"># =&gt; 600.112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15</text:span><text:span text:style-name="T5">  </text:span><text:span text:style-name="T6"># =&gt; 630.118.4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16</text:span><text:span text:style-name="T5">  </text:span><text:span text:style-name="T6"># =&gt; 700.131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17</text:span><text:span text:style-name="T5">  </text:span><text:span text:style-name="T6"># =&gt; 720.135.3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4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18</text:span><text:span text:style-name="T5">  </text:span><text:span text:style-name="T6"># =&gt; 787.648.05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19</text:span><text:span text:style-name="T5">  </text:span><text:span text:style-name="T6"># =&gt; 840.157.9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20</text:span><text:span text:style-name="T5">  </text:span><text:span text:style-name="T6"># =&gt; 900.169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5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21</text:span><text:span text:style-name="T5">  </text:span><text:span text:style-name="T6"># =&gt; 933.508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3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22</text:span><text:span text:style-name="T5">  </text:span><text:span text:style-name="T6"># =&gt; 1.008.189.504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23</text:span><text:span text:style-name="T5">  </text:span><text:span text:style-name="T6"># =&gt; 1.050.197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24</text:span><text:span text:style-name="T5">  </text:span><text:span text:style-name="T6"># =&gt; 1.200.225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25</text:span><text:span text:style-name="T5">  </text:span><text:span text:style-name="T6"># =&gt; 1.260.236.88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26</text:span><text:span text:style-name="T5">  </text:span><text:span text:style-name="T6"># =&gt; 1.400.263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5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27</text:span><text:span text:style-name="T5">  </text:span><text:span text:style-name="T6"># =&gt; 1.575.296.1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28</text:span><text:span text:style-name="T5">  </text:span><text:span text:style-name="T6"># =&gt; 1.680.315.84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29</text:span><text:span text:style-name="T5">  </text:span><text:span text:style-name="T6"># =&gt; 1.800.338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30</text:span><text:span text:style-name="T5">  </text:span><text:span text:style-name="T6"># =&gt; 2.100.394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31</text:span><text:span text:style-name="T5">  </text:span><text:span text:style-name="T6"># =&gt; 2.520.473.76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6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32</text:span><text:span text:style-name="T5">  </text:span><text:span text:style-name="T6"># =&gt; 2.800.526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6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33</text:span><text:span text:style-name="T5">  </text:span><text:span text:style-name="T6"># =&gt; 3.150.592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3</text:span><text:span text:style-name="T3">]]</text:span><text:span text:style-name="T5"> </text:span><text:span text:style-name="T3">=</text:span><text:span text:style-name="T5"> </text:span><text:span text:style-name="T4">1434</text:span><text:span text:style-name="T5">  </text:span><text:span text:style-name="T6"># =&gt; 3.600.676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35</text:span><text:span text:style-name="T5">  </text:span><text:span text:style-name="T6"># =&gt; 4.200.789.6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36</text:span><text:span text:style-name="T5">  </text:span><text:span text:style-name="T6"># =&gt; 5.040.947.52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7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37</text:span><text:span text:style-name="T5">  </text:span><text:span text:style-name="T6"># =&gt; 6.301.184.4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7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38</text:span><text:span text:style-name="T5">  </text:span><text:span text:style-name="T6"># =&gt; 8.401.579.2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8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39</text:span><text:span text:style-name="T5">  </text:span><text:span text:style-name="T6"># =&gt; 12.602.368.800.000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pan text:style-name="T1">      </text:span><text:span text:style-name="T2">@exponentsDemo</text:span><text:span text:style-name="T3">[[</text:span><text:span text:style-name="T4">9</text:span><text:span text:style-name="T3">,</text:span><text:span text:style-name="T5"> </text:span><text:span text:style-name="T4">8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]]</text:span><text:span text:style-name="T5"> </text:span><text:span text:style-name="T3">=</text:span><text:span text:style-name="T5"> </text:span><text:span text:style-name="T4">1440</text:span><text:span text:style-name="T5">  </text:span><text:span text:style-name="T6"># =&gt; 25.204.737.600.000</text:span></text:p>
          </table:table-cell>
          <table:table-cell table:number-columns-repeated="21"/>
        </table:table-row>
      </table:table>
      <table:named-expressions/>
      <table:database-ranges>
        <table:database-range table:name="__Anonymous_Sheet_DB__0" table:target-range-address="Foglio1.S535:Foglio1.S53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6:59:15.49005887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5:22:49.957819284</meta:creation-date>
    <dc:date>2019-05-14T17:12:57.380061214</dc:date>
    <meta:editing-duration>PT3H23M29S</meta:editing-duration>
    <meta:editing-cycles>6</meta:editing-cycles>
    <meta:generator>LibreOffice/6.0.7.3$Linux_X86_64 LibreOffice_project/00m0$Build-3</meta:generator>
    <meta:document-statistic meta:table-count="1" meta:cell-count="10601" meta:object-count="0"/>
  </office:meta>
</office:document-meta>
</file>